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60.13mm"/>
    </style:style>
    <style:style style:name="co9" style:family="table-column">
      <style:table-column-properties fo:break-before="auto" style:column-width="10.35mm"/>
    </style:style>
    <style:style style:name="co10" style:family="table-column">
      <style:table-column-properties fo:break-before="auto" style:column-width="28.24mm"/>
    </style:style>
    <style:style style:name="co11" style:family="table-column">
      <style:table-column-properties fo:break-before="auto" style:column-width="13.99mm"/>
    </style:style>
    <style:style style:name="co12" style:family="table-column">
      <style:table-column-properties fo:break-before="auto" style:column-width="38.59mm"/>
    </style:style>
    <style:style style:name="co13" style:family="table-column">
      <style:table-column-properties fo:break-before="auto" style:column-width="22.65mm"/>
    </style:style>
    <style:style style:name="co14" style:family="table-column">
      <style:table-column-properties fo:break-before="auto" style:column-width="22.6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3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1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</style:style>
    <style:style style:name="ce4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99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4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6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3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55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5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56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ackground-color="#e6e6e6"/>
    </style:style>
    <style:style style:name="ce44" style:family="table-cell" style:parent-style-name="Default">
      <style:table-cell-properties fo:background-color="#e6e6e6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12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13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git/finmath-spreadsheets/spreadsheets/Day Count Fractions/lib" calcext:value-type="string">
            <text:p>/Users/fries/git/finmath-spreadsheets/spreadsheets/Day Count Fraction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/>
          <table:table-cell table:style-name="ce7" office:value-type="string" calcext:value-type="string">
            <text:p>Obba Version</text:p>
          </table:table-cell>
          <table:table-cell table:style-name="ce7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8" office:value-type="string" calcext:value-type="string">
            <text:p>Result:</text:p>
          </table:table-cell>
          <table:table-cell table:style-name="ce8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5.0.2" calcext:value-type="string">
            <text:p>5.0.2</text:p>
          </table:table-cell>
          <table:table-cell/>
          <table:table-cell office:value-type="string" calcext:value-type="string">
            <text:p>Path:</text:p>
          </table:table-cell>
          <table:table-cell table:style-name="ce12"/>
          <table:table-cell table:number-columns-repeated="250"/>
        </table:table-row>
        <table:table-row table:style-name="ro3">
          <table:table-cell/>
          <table:table-cell office:value-type="string" calcext:value-type="string">
            <text:p>Build:</text:p>
          </table:table-cell>
          <table:table-cell table:style-name="ce10" table:formula="of:=INFO.OBBA.OBBA.OBGETPROPERTY(&quot;build&quot;)" office:value-type="string" office:string-value="50002" calcext:value-type="string">
            <text:p>50002</text:p>
          </table:table-cell>
          <table:table-cell/>
          <table:table-cell office:value-type="string" calcext:value-type="string">
            <text:p>isRelative:</text:p>
          </table:table-cell>
          <table:table-cell table:style-name="ce13" table:formula="of:=TRUE()" office:value-type="boolean" office:boolean-value="true" calcext:value-type="boolean">
            <text:p>WAHR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3">
          <table:table-cell/>
          <table:table-cell table:style-name="ce7" office:value-type="string" calcext:value-type="string">
            <text:p>finmath lib Version</text:p>
          </table:table-cell>
          <table:table-cell table:style-name="ce7"/>
          <table:table-cell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git/finmath-spreadsheets/spreadsheets/Day Count Fractions" calcext:value-type="string">
            <text:p>/Users/fries/git/finmath-spreadsheets/spreadsheets/Day Count Fractions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8" office:value-type="string" calcext:value-type="string">
            <text:p>Result:</text:p>
          </table:table-cell>
          <table:table-cell table:style-name="ce8"/>
          <table:table-cell table:number-columns-repeated="253"/>
        </table:table-row>
        <table:table-row table:style-name="ro3">
          <table:table-cell/>
          <table:table-cell office:value-type="string" calcext:value-type="string">
            <text:p>Version:</text:p>
          </table:table-cell>
          <table:table-cell table:style-name="ce11" table:formula="of:=INFO.OBBA.OBBA.OBGET(INFO.OBBA.OBBA.OBCALL(&quot;&quot;;obLibs&amp;&quot;net.finmath.information.Library&quot;;&quot;getVersionString&quot;))" office:value-type="string" office:string-value="3.2.10" calcext:value-type="string">
            <text:p>3.2.10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4" table:default-cell-style-name="ce23"/>
        <table:table-column table:style-name="co11" table:default-cell-style-name="ce15"/>
        <table:table-column table:style-name="co10" table:number-columns-repeated="2" table:default-cell-style-name="ce33"/>
        <table:table-column table:style-name="co12" table:default-cell-style-name="ce39"/>
        <table:table-column table:style-name="co7" table:number-columns-repeated="238" table:default-cell-style-name="ce15"/>
        <table:table-column table:style-name="co13" table:number-columns-repeated="4" table:default-cell-style-name="ce44"/>
        <table:table-column table:style-name="co14" table:number-columns-repeated="770" table:default-cell-style-name="Default"/>
        <table:table-row table:style-name="ro4">
          <table:table-cell table:number-columns-repeated="250"/>
          <table:table-cell table:style-name="ce43" table:number-columns-repeated="4"/>
          <table:table-cell table:number-columns-repeated="770"/>
        </table:table-row>
        <table:table-row table:style-name="ro5">
          <table:table-cell table:style-name="ce16"/>
          <table:table-cell table:style-name="ce16" table:formula="of:=&quot;Daycounting using Different Convention&quot;" office:value-type="string" office:string-value="Daycounting using Different Convention" calcext:value-type="string">
            <text:p>Daycounting using Different Convention</text:p>
          </table:table-cell>
          <table:table-cell table:style-name="ce16" table:number-columns-repeated="2"/>
          <table:table-cell table:style-name="ce15" office:value-type="string" calcext:value-type="string">
            <text:p>Note: For ACT/ACT: LibreOffice and OpenOffice use(d) an implementation of ACT/ACT which differed from that in Excel (ACT_ACT_YEARFAC, finmath lib also provice ACT_ACT which is the ISDA version.</text:p>
          </table:table-cell>
          <table:table-cell table:style-name="ce30" table:number-columns-repeated="3"/>
          <table:table-cell table:style-name="ce16"/>
          <table:table-cell table:style-name="ce34" table:number-columns-repeated="2"/>
          <table:table-cell table:style-name="ce40"/>
          <table:table-cell table:style-name="ce16" table:number-columns-repeated="1010"/>
          <table:table-cell table:number-columns-repeated="2"/>
        </table:table-row>
        <table:table-row table:style-name="ro4">
          <table:table-cell table:style-name="ce17"/>
          <table:table-cell table:style-name="ce18" office:value-type="string" calcext:value-type="string">
            <text:p>Note: This sheet requires Obba 5.0 ( <text:span text:style-name="T4">http://www.obba.info/</text:span><text:span text:style-name="T3"> )</text:span></text:p>
          </table:table-cell>
          <table:table-cell table:style-name="ce17" table:number-columns-repeated="2"/>
          <table:table-cell table:style-name="ce28"/>
          <table:table-cell table:style-name="ce31"/>
          <table:table-cell table:style-name="ce28" table:number-columns-repeated="2"/>
          <table:table-cell table:style-name="ce17"/>
          <table:table-cell table:style-name="ce35" table:number-columns-repeated="2"/>
          <table:table-cell table:style-name="ce41"/>
          <table:table-cell table:style-name="ce17" table:number-columns-repeated="1010"/>
          <table:table-cell table:number-columns-repeated="2"/>
        </table:table-row>
        <table:table-row table:style-name="ro4">
          <table:table-cell table:style-name="ce17"/>
          <table:table-cell table:number-columns-repeated="8"/>
          <table:table-cell office:value-type="string" calcext:value-type="string">
            <text:p>Java Lib</text:p>
          </table:table-cell>
          <table:table-cell office:value-type="string" calcext:value-type="string">
            <text:p>Build-in</text:p>
          </table:table-cell>
          <table:table-cell table:number-columns-repeated="3"/>
          <table:table-cell table:style-name="ce17"/>
          <table:table-cell table:number-columns-repeated="235"/>
          <table:table-cell table:style-name="ce15" table:number-columns-repeated="4"/>
          <table:table-cell table:number-columns-repeated="770"/>
        </table:table-row>
        <table:table-row table:style-name="ro4">
          <table:table-cell table:number-columns-repeated="4"/>
          <table:table-cell table:style-name="ce29" office:value-type="string" calcext:value-type="string">
            <text:p>start date</text:p>
          </table:table-cell>
          <table:table-cell table:style-name="ce29" office:value-type="string" calcext:value-type="string">
            <text:p>end date</text:p>
          </table:table-cell>
          <table:table-cell table:style-name="ce29" office:value-type="string" calcext:value-type="string">
            <text:p>start date object</text:p>
          </table:table-cell>
          <table:table-cell table:style-name="ce29" office:value-type="string" calcext:value-type="string">
            <text:p>end date object</text:p>
          </table:table-cell>
          <table:table-cell table:style-name="ce32"/>
          <table:table-cell table:style-name="ce36" office:value-type="string" calcext:value-type="string">
            <text:p>Lib daycountFraction</text:p>
          </table:table-cell>
          <table:table-cell table:style-name="ce36" office:value-type="string" calcext:value-type="string">
            <text:p>Sheet YEARFRAC</text:p>
          </table:table-cell>
          <table:table-cell table:style-name="ce42" office:value-type="string" calcext:value-type="string">
            <text:p>Difference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19" office:value-type="string" calcext:value-type="string">
            <text:p>Daycount Convention</text:p>
          </table:table-cell>
          <table:table-cell table:style-name="ce19"/>
          <table:table-cell/>
          <table:table-cell table:style-name="ce26" table:formula="of:=[.$C$11]+INT(RAND()*([.$C$12]-[.$C$11]))" office:value-type="date" office:date-value="1982-04-22" calcext:value-type="date">
            <text:p>22.04.1982</text:p>
          </table:table-cell>
          <table:table-cell table:style-name="ce26" table:formula="of:=[.$C$11]+INT(RAND()*([.$C$12]-[.$C$11]))" office:value-type="date" office:date-value="2021-09-27" calcext:value-type="date">
            <text:p>27.09.2021</text:p>
          </table:table-cell>
          <table:table-cell table:style-name="ce25" table:formula="of:=INFO.OBBA.OBBA.OBMAKE(&quot;date-&quot;&amp;COLUMN()&amp;&quot;-&quot;&amp;ROW();&quot;LocalDate&quot;;[.E6])" office:value-type="string" office:string-value="date-7-6 &#10;[23931]" calcext:value-type="string">
            <text:p>date-7-6 </text:p>
            <text:p>[23931]</text:p>
          </table:table-cell>
          <table:table-cell table:style-name="ce25" table:formula="of:=INFO.OBBA.OBBA.OBMAKE(&quot;date-&quot;&amp;COLUMN()&amp;&quot;-&quot;&amp;ROW();&quot;LocalDate&quot;;[.F6])" office:value-type="string" office:string-value="date-8-6 &#10;[23932]" calcext:value-type="string">
            <text:p>date-8-6 </text:p>
            <text:p>[23932]</text:p>
          </table:table-cell>
          <table:table-cell/>
          <table:table-cell table:formula="of:=INFO.OBBA.OBBA.OBGET(INFO.OBBA.OBBA.OBCALL(&quot;&quot;;[.$B$15];&quot;getDaycountFraction&quot;;[.G6];[.H6]))" office:value-type="float" office:value="40.0083333333333" calcext:value-type="float">
            <text:p>40,008</text:p>
          </table:table-cell>
          <table:table-cell table:style-name="ce37" table:formula="of:=(YEARFRAC([.E6];[.F6];[.$C$9]))" office:value-type="float" office:value="40.0083333333333" calcext:value-type="float">
            <text:p>40,008</text:p>
          </table:table-cell>
          <table:table-cell table:formula="of:=ABS([.J6])-[.K6]" office:value-type="float" office:value="0" calcext:value-type="float">
            <text:p>0,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1-01" calcext:value-type="date">
            <text:p>01.01.2007</text:p>
          </table:table-cell>
          <table:table-cell table:style-name="ce26" table:formula="of:=[.$C$11]+INT(RAND()*([.$C$12]-[.$C$11]))" office:value-type="date" office:date-value="1980-10-30" calcext:value-type="date">
            <text:p>30.10.1980</text:p>
          </table:table-cell>
          <table:table-cell table:style-name="ce25" table:formula="of:=INFO.OBBA.OBBA.OBMAKE(&quot;date-&quot;&amp;COLUMN()&amp;&quot;-&quot;&amp;ROW();&quot;LocalDate&quot;;[.E7])" office:value-type="string" office:string-value="date-7-7 &#10;[23933]" calcext:value-type="string">
            <text:p>date-7-7 </text:p>
            <text:p>[23933]</text:p>
          </table:table-cell>
          <table:table-cell table:style-name="ce25" table:formula="of:=INFO.OBBA.OBBA.OBMAKE(&quot;date-&quot;&amp;COLUMN()&amp;&quot;-&quot;&amp;ROW();&quot;LocalDate&quot;;[.F7])" office:value-type="string" office:string-value="date-8-7 &#10;[24432]" calcext:value-type="string">
            <text:p>date-8-7 </text:p>
            <text:p>[24432]</text:p>
          </table:table-cell>
          <table:table-cell/>
          <table:table-cell table:formula="of:=INFO.OBBA.OBBA.OBGET(INFO.OBBA.OBBA.OBCALL(&quot;&quot;;[.$B$15];&quot;getDaycountFraction&quot;;[.G7];[.H7]))" office:value-type="float" office:value="-26.5527777777778" calcext:value-type="float">
            <text:p>-26,553</text:p>
          </table:table-cell>
          <table:table-cell table:style-name="ce37" table:formula="of:=(YEARFRAC([.E7];[.F7];[.$C$9]))" office:value-type="float" office:value="26.5527777777778" calcext:value-type="float">
            <text:p>26,553</text:p>
          </table:table-cell>
          <table:table-cell table:formula="of:=ABS([.J7])-[.K7]" office:value-type="float" office:value="0" calcext:value-type="float">
            <text:p>0,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0" office:value-type="string" calcext:value-type="string">
            <text:p>Parameters:</text:p>
          </table:table-cell>
          <table:table-cell table:style-name="ce20"/>
          <table:table-cell/>
          <table:table-cell table:style-name="ce26" table:formula="of:=[.$C$11]+INT(RAND()*([.$C$12]-[.$C$11]))" office:value-type="date" office:date-value="2009-06-05" calcext:value-type="date">
            <text:p>05.06.2009</text:p>
          </table:table-cell>
          <table:table-cell table:style-name="ce26" table:formula="of:=[.$C$11]+INT(RAND()*([.$C$12]-[.$C$11]))" office:value-type="date" office:date-value="2029-08-06" calcext:value-type="date">
            <text:p>06.08.2029</text:p>
          </table:table-cell>
          <table:table-cell table:style-name="ce25" table:formula="of:=INFO.OBBA.OBBA.OBMAKE(&quot;date-&quot;&amp;COLUMN()&amp;&quot;-&quot;&amp;ROW();&quot;LocalDate&quot;;[.E8])" office:value-type="string" office:string-value="date-7-8 &#10;[23934]" calcext:value-type="string">
            <text:p>date-7-8 </text:p>
            <text:p>[23934]</text:p>
          </table:table-cell>
          <table:table-cell table:style-name="ce25" table:formula="of:=INFO.OBBA.OBBA.OBMAKE(&quot;date-&quot;&amp;COLUMN()&amp;&quot;-&quot;&amp;ROW();&quot;LocalDate&quot;;[.F8])" office:value-type="string" office:string-value="date-8-8 &#10;[24433]" calcext:value-type="string">
            <text:p>date-8-8 </text:p>
            <text:p>[24433]</text:p>
          </table:table-cell>
          <table:table-cell/>
          <table:table-cell table:formula="of:=INFO.OBBA.OBBA.OBGET(INFO.OBBA.OBBA.OBCALL(&quot;&quot;;[.$B$15];&quot;getDaycountFraction&quot;;[.G8];[.H8]))" office:value-type="float" office:value="20.4638888888889" calcext:value-type="float">
            <text:p>20,464</text:p>
          </table:table-cell>
          <table:table-cell table:style-name="ce37" table:formula="of:=(YEARFRAC([.E8];[.F8];[.$C$9]))" office:value-type="float" office:value="20.4638888888889" calcext:value-type="float">
            <text:p>20,464</text:p>
          </table:table-cell>
          <table:table-cell table:formula="of:=ABS([.J8])-[.K8]" office:value-type="float" office:value="0" calcext:value-type="float">
            <text:p>0,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YearFrac Basis: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26" table:formula="of:=[.$C$11]+INT(RAND()*([.$C$12]-[.$C$11]))" office:value-type="date" office:date-value="1981-02-03" calcext:value-type="date">
            <text:p>03.02.1981</text:p>
          </table:table-cell>
          <table:table-cell table:style-name="ce26" table:formula="of:=[.$C$11]+INT(RAND()*([.$C$12]-[.$C$11]))" office:value-type="date" office:date-value="1982-04-08" calcext:value-type="date">
            <text:p>08.04.1982</text:p>
          </table:table-cell>
          <table:table-cell table:style-name="ce25" table:formula="of:=INFO.OBBA.OBBA.OBMAKE(&quot;date-&quot;&amp;COLUMN()&amp;&quot;-&quot;&amp;ROW();&quot;LocalDate&quot;;[.E9])" office:value-type="string" office:string-value="date-7-9 &#10;[23935]" calcext:value-type="string">
            <text:p>date-7-9 </text:p>
            <text:p>[23935]</text:p>
          </table:table-cell>
          <table:table-cell table:style-name="ce25" table:formula="of:=INFO.OBBA.OBBA.OBMAKE(&quot;date-&quot;&amp;COLUMN()&amp;&quot;-&quot;&amp;ROW();&quot;LocalDate&quot;;[.F9])" office:value-type="string" office:string-value="date-8-9 &#10;[24434]" calcext:value-type="string">
            <text:p>date-8-9 </text:p>
            <text:p>[24434]</text:p>
          </table:table-cell>
          <table:table-cell/>
          <table:table-cell table:formula="of:=INFO.OBBA.OBBA.OBGET(INFO.OBBA.OBBA.OBCALL(&quot;&quot;;[.$B$15];&quot;getDaycountFraction&quot;;[.G9];[.H9]))" office:value-type="float" office:value="1.19166666666667" calcext:value-type="float">
            <text:p>1,192</text:p>
          </table:table-cell>
          <table:table-cell table:style-name="ce38" table:formula="of:=(YEARFRAC([.E9];[.F9];[.$C$9]))" office:value-type="float" office:value="1.19166666666667" calcext:value-type="float">
            <text:p>1,19167</text:p>
          </table:table-cell>
          <table:table-cell table:formula="of:=ABS([.J9])-[.K9]" office:value-type="float" office:value="0" calcext:value-type="float">
            <text:p>0,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Lib Convention:</text:p>
          </table:table-cell>
          <table:table-cell table:style-name="ce25" table:formula="of:=VLOOKUP([.$C$9];[.B27:.C36];2)" office:value-type="string" office:string-value="DayCountConvention_ACT_360" calcext:value-type="string">
            <text:p>DayCountConvention_ACT_360</text:p>
          </table:table-cell>
          <table:table-cell/>
          <table:table-cell table:style-name="ce26" table:formula="of:=[.$C$11]+INT(RAND()*([.$C$12]-[.$C$11]))" office:value-type="date" office:date-value="2001-03-04" calcext:value-type="date">
            <text:p>04.03.2001</text:p>
          </table:table-cell>
          <table:table-cell table:style-name="ce26" table:formula="of:=[.$C$11]+INT(RAND()*([.$C$12]-[.$C$11]))" office:value-type="date" office:date-value="2013-01-28" calcext:value-type="date">
            <text:p>28.01.2013</text:p>
          </table:table-cell>
          <table:table-cell table:style-name="ce25" table:formula="of:=INFO.OBBA.OBBA.OBMAKE(&quot;date-&quot;&amp;COLUMN()&amp;&quot;-&quot;&amp;ROW();&quot;LocalDate&quot;;[.E10])" office:value-type="string" office:string-value="date-7-10 &#10;[23936]" calcext:value-type="string">
            <text:p>date-7-10 </text:p>
            <text:p>[23936]</text:p>
          </table:table-cell>
          <table:table-cell table:style-name="ce25" table:formula="of:=INFO.OBBA.OBBA.OBMAKE(&quot;date-&quot;&amp;COLUMN()&amp;&quot;-&quot;&amp;ROW();&quot;LocalDate&quot;;[.F10])" office:value-type="string" office:string-value="date-8-10 &#10;[24435]" calcext:value-type="string">
            <text:p>date-8-10 </text:p>
            <text:p>[24435]</text:p>
          </table:table-cell>
          <table:table-cell/>
          <table:table-cell table:formula="of:=INFO.OBBA.OBBA.OBGET(INFO.OBBA.OBBA.OBCALL(&quot;&quot;;[.$B$15];&quot;getDaycountFraction&quot;;[.G10];[.H10]))" office:value-type="float" office:value="12.0777777777778" calcext:value-type="float">
            <text:p>12,078</text:p>
          </table:table-cell>
          <table:table-cell table:style-name="ce37" table:formula="of:=(YEARFRAC([.E10];[.F10];[.$C$9]))" office:value-type="float" office:value="12.0777777777778" calcext:value-type="float">
            <text:p>12,078</text:p>
          </table:table-cell>
          <table:table-cell table:formula="of:=ABS([.J10])-[.K10]" office:value-type="float" office:value="0" calcext:value-type="float">
            <text:p>0,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Test date range start:</text:p>
          </table:table-cell>
          <table:table-cell table:style-name="ce26" office:value-type="date" office:date-value="1980-01-01" calcext:value-type="date">
            <text:p>01.01.1980</text:p>
          </table:table-cell>
          <table:table-cell/>
          <table:table-cell table:style-name="ce26" table:formula="of:=[.$C$11]+INT(RAND()*([.$C$12]-[.$C$11]))" office:value-type="date" office:date-value="1995-04-08" calcext:value-type="date">
            <text:p>08.04.1995</text:p>
          </table:table-cell>
          <table:table-cell table:style-name="ce26" table:formula="of:=[.$C$11]+INT(RAND()*([.$C$12]-[.$C$11]))" office:value-type="date" office:date-value="2015-01-12" calcext:value-type="date">
            <text:p>12.01.2015</text:p>
          </table:table-cell>
          <table:table-cell table:style-name="ce25" table:formula="of:=INFO.OBBA.OBBA.OBMAKE(&quot;date-&quot;&amp;COLUMN()&amp;&quot;-&quot;&amp;ROW();&quot;LocalDate&quot;;[.E11])" office:value-type="string" office:string-value="date-7-11 &#10;[23937]" calcext:value-type="string">
            <text:p>date-7-11 </text:p>
            <text:p>[23937]</text:p>
          </table:table-cell>
          <table:table-cell table:style-name="ce25" table:formula="of:=INFO.OBBA.OBBA.OBMAKE(&quot;date-&quot;&amp;COLUMN()&amp;&quot;-&quot;&amp;ROW();&quot;LocalDate&quot;;[.F11])" office:value-type="string" office:string-value="date-8-11 &#10;[24436]" calcext:value-type="string">
            <text:p>date-8-11 </text:p>
            <text:p>[24436]</text:p>
          </table:table-cell>
          <table:table-cell/>
          <table:table-cell table:formula="of:=INFO.OBBA.OBBA.OBGET(INFO.OBBA.OBBA.OBCALL(&quot;&quot;;[.$B$15];&quot;getDaycountFraction&quot;;[.G11];[.H11]))" office:value-type="float" office:value="20.0527777777778" calcext:value-type="float">
            <text:p>20,053</text:p>
          </table:table-cell>
          <table:table-cell table:style-name="ce37" table:formula="of:=(YEARFRAC([.E11];[.F11];[.$C$9]))" office:value-type="float" office:value="20.0527777777778" calcext:value-type="float">
            <text:p>20,053</text:p>
          </table:table-cell>
          <table:table-cell table:formula="of:=ABS([.J11])-[.K11]" office:value-type="float" office:value="0" calcext:value-type="float">
            <text:p>0,00000E+00</text:p>
          </table:table-cell>
          <table:table-cell table:number-columns-repeated="2"/>
          <table:table-cell table:style-name="ce17"/>
          <table:table-cell table:number-columns-repeated="1009"/>
        </table:table-row>
        <table:table-row table:style-name="ro4">
          <table:table-cell/>
          <table:table-cell table:style-name="ce21" office:value-type="string" calcext:value-type="string">
            <text:p>Test date range end:</text:p>
          </table:table-cell>
          <table:table-cell table:style-name="ce26" office:value-type="date" office:date-value="2030-01-01" calcext:value-type="date">
            <text:p>01.01.2030</text:p>
          </table:table-cell>
          <table:table-cell/>
          <table:table-cell table:style-name="ce26" table:formula="of:=[.$C$11]+INT(RAND()*([.$C$12]-[.$C$11]))" office:value-type="date" office:date-value="1983-11-15" calcext:value-type="date">
            <text:p>15.11.1983</text:p>
          </table:table-cell>
          <table:table-cell table:style-name="ce26" table:formula="of:=[.$C$11]+INT(RAND()*([.$C$12]-[.$C$11]))" office:value-type="date" office:date-value="2018-12-08" calcext:value-type="date">
            <text:p>08.12.2018</text:p>
          </table:table-cell>
          <table:table-cell table:style-name="ce25" table:formula="of:=INFO.OBBA.OBBA.OBMAKE(&quot;date-&quot;&amp;COLUMN()&amp;&quot;-&quot;&amp;ROW();&quot;LocalDate&quot;;[.E12])" office:value-type="string" office:string-value="date-7-12 &#10;[23938]" calcext:value-type="string">
            <text:p>date-7-12 </text:p>
            <text:p>[23938]</text:p>
          </table:table-cell>
          <table:table-cell table:style-name="ce25" table:formula="of:=INFO.OBBA.OBBA.OBMAKE(&quot;date-&quot;&amp;COLUMN()&amp;&quot;-&quot;&amp;ROW();&quot;LocalDate&quot;;[.F12])" office:value-type="string" office:string-value="date-8-12 &#10;[24437]" calcext:value-type="string">
            <text:p>date-8-12 </text:p>
            <text:p>[24437]</text:p>
          </table:table-cell>
          <table:table-cell/>
          <table:table-cell table:formula="of:=INFO.OBBA.OBBA.OBGET(INFO.OBBA.OBBA.OBCALL(&quot;&quot;;[.$B$15];&quot;getDaycountFraction&quot;;[.G12];[.H12]))" office:value-type="float" office:value="35.575" calcext:value-type="float">
            <text:p>35,575</text:p>
          </table:table-cell>
          <table:table-cell table:style-name="ce37" table:formula="of:=(YEARFRAC([.E12];[.F12];[.$C$9]))" office:value-type="float" office:value="35.575" calcext:value-type="float">
            <text:p>35,575</text:p>
          </table:table-cell>
          <table:table-cell table:formula="of:=ABS([.J12])-[.K1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6-11" calcext:value-type="date">
            <text:p>11.06.2009</text:p>
          </table:table-cell>
          <table:table-cell table:style-name="ce26" table:formula="of:=[.$C$11]+INT(RAND()*([.$C$12]-[.$C$11]))" office:value-type="date" office:date-value="1987-08-31" calcext:value-type="date">
            <text:p>31.08.1987</text:p>
          </table:table-cell>
          <table:table-cell table:style-name="ce25" table:formula="of:=INFO.OBBA.OBBA.OBMAKE(&quot;date-&quot;&amp;COLUMN()&amp;&quot;-&quot;&amp;ROW();&quot;LocalDate&quot;;[.E13])" office:value-type="string" office:string-value="date-7-13 &#10;[23939]" calcext:value-type="string">
            <text:p>date-7-13 </text:p>
            <text:p>[23939]</text:p>
          </table:table-cell>
          <table:table-cell table:style-name="ce25" table:formula="of:=INFO.OBBA.OBBA.OBMAKE(&quot;date-&quot;&amp;COLUMN()&amp;&quot;-&quot;&amp;ROW();&quot;LocalDate&quot;;[.F13])" office:value-type="string" office:string-value="date-8-13 &#10;[24438]" calcext:value-type="string">
            <text:p>date-8-13 </text:p>
            <text:p>[24438]</text:p>
          </table:table-cell>
          <table:table-cell/>
          <table:table-cell table:formula="of:=INFO.OBBA.OBBA.OBGET(INFO.OBBA.OBBA.OBCALL(&quot;&quot;;[.$B$15];&quot;getDaycountFraction&quot;;[.G13];[.H13]))" office:value-type="float" office:value="-22.0972222222222" calcext:value-type="float">
            <text:p>-22,097</text:p>
          </table:table-cell>
          <table:table-cell table:style-name="ce37" table:formula="of:=(YEARFRAC([.E13];[.F13];[.$C$9]))" office:value-type="float" office:value="22.0972222222222" calcext:value-type="float">
            <text:p>22,097</text:p>
          </table:table-cell>
          <table:table-cell table:formula="of:=ABS([.J13])-[.K1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>
            <text:p>Object:</text:p>
          </table:table-cell>
          <table:table-cell table:style-name="ce20"/>
          <table:table-cell/>
          <table:table-cell table:style-name="ce26" table:formula="of:=[.$C$11]+INT(RAND()*([.$C$12]-[.$C$11]))" office:value-type="date" office:date-value="1986-02-07" calcext:value-type="date">
            <text:p>07.02.1986</text:p>
          </table:table-cell>
          <table:table-cell table:style-name="ce26" table:formula="of:=[.$C$11]+INT(RAND()*([.$C$12]-[.$C$11]))" office:value-type="date" office:date-value="2015-04-01" calcext:value-type="date">
            <text:p>01.04.2015</text:p>
          </table:table-cell>
          <table:table-cell table:style-name="ce25" table:formula="of:=INFO.OBBA.OBBA.OBMAKE(&quot;date-&quot;&amp;COLUMN()&amp;&quot;-&quot;&amp;ROW();&quot;LocalDate&quot;;[.E14])" office:value-type="string" office:string-value="date-7-14 &#10;[23940]" calcext:value-type="string">
            <text:p>date-7-14 </text:p>
            <text:p>[23940]</text:p>
          </table:table-cell>
          <table:table-cell table:style-name="ce25" table:formula="of:=INFO.OBBA.OBBA.OBMAKE(&quot;date-&quot;&amp;COLUMN()&amp;&quot;-&quot;&amp;ROW();&quot;LocalDate&quot;;[.F14])" office:value-type="string" office:string-value="date-8-14 &#10;[24439]" calcext:value-type="string">
            <text:p>date-8-14 </text:p>
            <text:p>[24439]</text:p>
          </table:table-cell>
          <table:table-cell/>
          <table:table-cell table:formula="of:=INFO.OBBA.OBBA.OBGET(INFO.OBBA.OBBA.OBCALL(&quot;&quot;;[.$B$15];&quot;getDaycountFraction&quot;;[.G14];[.H14]))" office:value-type="float" office:value="29.5694444444444" calcext:value-type="float">
            <text:p>29,569</text:p>
          </table:table-cell>
          <table:table-cell table:style-name="ce37" table:formula="of:=(YEARFRAC([.E14];[.F14];[.$C$9]))" office:value-type="float" office:value="29.5694444444444" calcext:value-type="float">
            <text:p>29,569</text:p>
          </table:table-cell>
          <table:table-cell table:formula="of:=ABS([.J14])-[.K1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1" table:formula="of:=INFO.OBBA.OBBA.OBMAKE(&quot;daycountConvention1&quot;;obLibs&amp;&quot;net.finmath.time.daycount.&quot;&amp;[.C10])" office:value-type="string" office:string-value="daycountConvention1 &#10;[22432]" calcext:value-type="string">
            <text:p>daycountConvention1 </text:p>
            <text:p>[22432]</text:p>
          </table:table-cell>
          <table:table-cell table:number-columns-repeated="2"/>
          <table:table-cell table:style-name="ce26" table:formula="of:=[.$C$11]+INT(RAND()*([.$C$12]-[.$C$11]))" office:value-type="date" office:date-value="1987-09-23" calcext:value-type="date">
            <text:p>23.09.1987</text:p>
          </table:table-cell>
          <table:table-cell table:style-name="ce26" table:formula="of:=[.$C$11]+INT(RAND()*([.$C$12]-[.$C$11]))" office:value-type="date" office:date-value="1983-04-01" calcext:value-type="date">
            <text:p>01.04.1983</text:p>
          </table:table-cell>
          <table:table-cell table:style-name="ce25" table:formula="of:=INFO.OBBA.OBBA.OBMAKE(&quot;date-&quot;&amp;COLUMN()&amp;&quot;-&quot;&amp;ROW();&quot;LocalDate&quot;;[.E15])" office:value-type="string" office:string-value="date-7-15 &#10;[23941]" calcext:value-type="string">
            <text:p>date-7-15 </text:p>
            <text:p>[23941]</text:p>
          </table:table-cell>
          <table:table-cell table:style-name="ce25" table:formula="of:=INFO.OBBA.OBBA.OBMAKE(&quot;date-&quot;&amp;COLUMN()&amp;&quot;-&quot;&amp;ROW();&quot;LocalDate&quot;;[.F15])" office:value-type="string" office:string-value="date-8-15 &#10;[24440]" calcext:value-type="string">
            <text:p>date-8-15 </text:p>
            <text:p>[24440]</text:p>
          </table:table-cell>
          <table:table-cell/>
          <table:table-cell table:formula="of:=INFO.OBBA.OBBA.OBGET(INFO.OBBA.OBBA.OBCALL(&quot;&quot;;[.$B$15];&quot;getDaycountFraction&quot;;[.G15];[.H15]))" office:value-type="float" office:value="-4.54444444444444" calcext:value-type="float">
            <text:p>-4,544</text:p>
          </table:table-cell>
          <table:table-cell table:style-name="ce37" table:formula="of:=(YEARFRAC([.E15];[.F15];[.$C$9]))" office:value-type="float" office:value="4.54444444444444" calcext:value-type="float">
            <text:p>4,544</text:p>
          </table:table-cell>
          <table:table-cell table:formula="of:=ABS([.J15])-[.K1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1-10" calcext:value-type="date">
            <text:p>10.01.2004</text:p>
          </table:table-cell>
          <table:table-cell table:style-name="ce26" table:formula="of:=[.$C$11]+INT(RAND()*([.$C$12]-[.$C$11]))" office:value-type="date" office:date-value="2014-08-10" calcext:value-type="date">
            <text:p>10.08.2014</text:p>
          </table:table-cell>
          <table:table-cell table:style-name="ce25" table:formula="of:=INFO.OBBA.OBBA.OBMAKE(&quot;date-&quot;&amp;COLUMN()&amp;&quot;-&quot;&amp;ROW();&quot;LocalDate&quot;;[.E16])" office:value-type="string" office:string-value="date-7-16 &#10;[23942]" calcext:value-type="string">
            <text:p>date-7-16 </text:p>
            <text:p>[23942]</text:p>
          </table:table-cell>
          <table:table-cell table:style-name="ce25" table:formula="of:=INFO.OBBA.OBBA.OBMAKE(&quot;date-&quot;&amp;COLUMN()&amp;&quot;-&quot;&amp;ROW();&quot;LocalDate&quot;;[.F16])" office:value-type="string" office:string-value="date-8-16 &#10;[24441]" calcext:value-type="string">
            <text:p>date-8-16 </text:p>
            <text:p>[24441]</text:p>
          </table:table-cell>
          <table:table-cell/>
          <table:table-cell table:formula="of:=INFO.OBBA.OBBA.OBGET(INFO.OBBA.OBBA.OBCALL(&quot;&quot;;[.$B$15];&quot;getDaycountFraction&quot;;[.G16];[.H16]))" office:value-type="float" office:value="10.7361111111111" calcext:value-type="float">
            <text:p>10,736</text:p>
          </table:table-cell>
          <table:table-cell table:style-name="ce37" table:formula="of:=(YEARFRAC([.E16];[.F16];[.$C$9]))" office:value-type="float" office:value="10.7361111111111" calcext:value-type="float">
            <text:p>10,736</text:p>
          </table:table-cell>
          <table:table-cell table:formula="of:=ABS([.J16])-[.K1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9-08" calcext:value-type="date">
            <text:p>08.09.2011</text:p>
          </table:table-cell>
          <table:table-cell table:style-name="ce26" table:formula="of:=[.$C$11]+INT(RAND()*([.$C$12]-[.$C$11]))" office:value-type="date" office:date-value="1989-03-28" calcext:value-type="date">
            <text:p>28.03.1989</text:p>
          </table:table-cell>
          <table:table-cell table:style-name="ce25" table:formula="of:=INFO.OBBA.OBBA.OBMAKE(&quot;date-&quot;&amp;COLUMN()&amp;&quot;-&quot;&amp;ROW();&quot;LocalDate&quot;;[.E17])" office:value-type="string" office:string-value="date-7-17 &#10;[23943]" calcext:value-type="string">
            <text:p>date-7-17 </text:p>
            <text:p>[23943]</text:p>
          </table:table-cell>
          <table:table-cell table:style-name="ce25" table:formula="of:=INFO.OBBA.OBBA.OBMAKE(&quot;date-&quot;&amp;COLUMN()&amp;&quot;-&quot;&amp;ROW();&quot;LocalDate&quot;;[.F17])" office:value-type="string" office:string-value="date-8-17 &#10;[24442]" calcext:value-type="string">
            <text:p>date-8-17 </text:p>
            <text:p>[24442]</text:p>
          </table:table-cell>
          <table:table-cell/>
          <table:table-cell table:formula="of:=INFO.OBBA.OBBA.OBGET(INFO.OBBA.OBBA.OBCALL(&quot;&quot;;[.$B$15];&quot;getDaycountFraction&quot;;[.G17];[.H17]))" office:value-type="float" office:value="-22.775" calcext:value-type="float">
            <text:p>-22,775</text:p>
          </table:table-cell>
          <table:table-cell table:style-name="ce37" table:formula="of:=(YEARFRAC([.E17];[.F17];[.$C$9]))" office:value-type="float" office:value="22.775" calcext:value-type="float">
            <text:p>22,775</text:p>
          </table:table-cell>
          <table:table-cell table:formula="of:=ABS([.J17])-[.K1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>
            <text:p>Note: Excel not always agrees with standards</text:p>
          </table:table-cell>
          <table:table-cell table:style-name="ce20"/>
          <table:table-cell/>
          <table:table-cell table:style-name="ce26" table:formula="of:=[.$C$11]+INT(RAND()*([.$C$12]-[.$C$11]))" office:value-type="date" office:date-value="1984-11-30" calcext:value-type="date">
            <text:p>30.11.1984</text:p>
          </table:table-cell>
          <table:table-cell table:style-name="ce26" table:formula="of:=[.$C$11]+INT(RAND()*([.$C$12]-[.$C$11]))" office:value-type="date" office:date-value="2009-07-10" calcext:value-type="date">
            <text:p>10.07.2009</text:p>
          </table:table-cell>
          <table:table-cell table:style-name="ce25" table:formula="of:=INFO.OBBA.OBBA.OBMAKE(&quot;date-&quot;&amp;COLUMN()&amp;&quot;-&quot;&amp;ROW();&quot;LocalDate&quot;;[.E18])" office:value-type="string" office:string-value="date-7-18 &#10;[23944]" calcext:value-type="string">
            <text:p>date-7-18 </text:p>
            <text:p>[23944]</text:p>
          </table:table-cell>
          <table:table-cell table:style-name="ce25" table:formula="of:=INFO.OBBA.OBBA.OBMAKE(&quot;date-&quot;&amp;COLUMN()&amp;&quot;-&quot;&amp;ROW();&quot;LocalDate&quot;;[.F18])" office:value-type="string" office:string-value="date-8-18 &#10;[24443]" calcext:value-type="string">
            <text:p>date-8-18 </text:p>
            <text:p>[24443]</text:p>
          </table:table-cell>
          <table:table-cell/>
          <table:table-cell table:formula="of:=INFO.OBBA.OBBA.OBGET(INFO.OBBA.OBBA.OBCALL(&quot;&quot;;[.$B$15];&quot;getDaycountFraction&quot;;[.G18];[.H18]))" office:value-type="float" office:value="24.9666666666667" calcext:value-type="float">
            <text:p>24,967</text:p>
          </table:table-cell>
          <table:table-cell table:style-name="ce37" table:formula="of:=(YEARFRAC([.E18];[.F18];[.$C$9]))" office:value-type="float" office:value="24.9666666666667" calcext:value-type="float">
            <text:p>24,967</text:p>
          </table:table-cell>
          <table:table-cell table:formula="of:=ABS([.J18])-[.K1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Test:</text:p>
          </table:table-cell>
          <table:table-cell table:style-name="ce27" table:formula="of:=IF(MAX([.L6:.L505])-MIN([.L6:.L505])=0;&quot;OK&quot;;&quot;Conventions do not match&quot;)" office:value-type="string" office:string-value="OK" calcext:value-type="string">
            <text:p>OK</text:p>
          </table:table-cell>
          <table:table-cell/>
          <table:table-cell table:style-name="ce26" table:formula="of:=[.$C$11]+INT(RAND()*([.$C$12]-[.$C$11]))" office:value-type="date" office:date-value="2019-09-07" calcext:value-type="date">
            <text:p>07.09.2019</text:p>
          </table:table-cell>
          <table:table-cell table:style-name="ce26" table:formula="of:=[.$C$11]+INT(RAND()*([.$C$12]-[.$C$11]))" office:value-type="date" office:date-value="2027-07-21" calcext:value-type="date">
            <text:p>21.07.2027</text:p>
          </table:table-cell>
          <table:table-cell table:style-name="ce25" table:formula="of:=INFO.OBBA.OBBA.OBMAKE(&quot;date-&quot;&amp;COLUMN()&amp;&quot;-&quot;&amp;ROW();&quot;LocalDate&quot;;[.E19])" office:value-type="string" office:string-value="date-7-19 &#10;[23945]" calcext:value-type="string">
            <text:p>date-7-19 </text:p>
            <text:p>[23945]</text:p>
          </table:table-cell>
          <table:table-cell table:style-name="ce25" table:formula="of:=INFO.OBBA.OBBA.OBMAKE(&quot;date-&quot;&amp;COLUMN()&amp;&quot;-&quot;&amp;ROW();&quot;LocalDate&quot;;[.F19])" office:value-type="string" office:string-value="date-8-19 &#10;[24444]" calcext:value-type="string">
            <text:p>date-8-19 </text:p>
            <text:p>[24444]</text:p>
          </table:table-cell>
          <table:table-cell/>
          <table:table-cell table:formula="of:=INFO.OBBA.OBBA.OBGET(INFO.OBBA.OBBA.OBCALL(&quot;&quot;;[.$B$15];&quot;getDaycountFraction&quot;;[.G19];[.H19]))" office:value-type="float" office:value="7.98333333333333" calcext:value-type="float">
            <text:p>7,983</text:p>
          </table:table-cell>
          <table:table-cell table:style-name="ce37" table:formula="of:=(YEARFRAC([.E19];[.F19];[.$C$9]))" office:value-type="float" office:value="7.98333333333333" calcext:value-type="float">
            <text:p>7,983</text:p>
          </table:table-cell>
          <table:table-cell table:formula="of:=ABS([.J19])-[.K1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1-04" calcext:value-type="date">
            <text:p>04.01.1980</text:p>
          </table:table-cell>
          <table:table-cell table:style-name="ce26" table:formula="of:=[.$C$11]+INT(RAND()*([.$C$12]-[.$C$11]))" office:value-type="date" office:date-value="2025-06-15" calcext:value-type="date">
            <text:p>15.06.2025</text:p>
          </table:table-cell>
          <table:table-cell table:style-name="ce25" table:formula="of:=INFO.OBBA.OBBA.OBMAKE(&quot;date-&quot;&amp;COLUMN()&amp;&quot;-&quot;&amp;ROW();&quot;LocalDate&quot;;[.E20])" office:value-type="string" office:string-value="date-7-20 &#10;[23946]" calcext:value-type="string">
            <text:p>date-7-20 </text:p>
            <text:p>[23946]</text:p>
          </table:table-cell>
          <table:table-cell table:style-name="ce25" table:formula="of:=INFO.OBBA.OBBA.OBMAKE(&quot;date-&quot;&amp;COLUMN()&amp;&quot;-&quot;&amp;ROW();&quot;LocalDate&quot;;[.F20])" office:value-type="string" office:string-value="date-8-20 &#10;[24445]" calcext:value-type="string">
            <text:p>date-8-20 </text:p>
            <text:p>[24445]</text:p>
          </table:table-cell>
          <table:table-cell/>
          <table:table-cell table:formula="of:=INFO.OBBA.OBBA.OBGET(INFO.OBBA.OBBA.OBCALL(&quot;&quot;;[.$B$15];&quot;getDaycountFraction&quot;;[.G20];[.H20]))" office:value-type="float" office:value="46.1083333333333" calcext:value-type="float">
            <text:p>46,108</text:p>
          </table:table-cell>
          <table:table-cell table:style-name="ce37" table:formula="of:=(YEARFRAC([.E20];[.F20];[.$C$9]))" office:value-type="float" office:value="46.1083333333333" calcext:value-type="float">
            <text:p>46,108</text:p>
          </table:table-cell>
          <table:table-cell table:formula="of:=ABS([.J20])-[.K2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12-13" calcext:value-type="date">
            <text:p>13.12.1994</text:p>
          </table:table-cell>
          <table:table-cell table:style-name="ce26" table:formula="of:=[.$C$11]+INT(RAND()*([.$C$12]-[.$C$11]))" office:value-type="date" office:date-value="2003-01-31" calcext:value-type="date">
            <text:p>31.01.2003</text:p>
          </table:table-cell>
          <table:table-cell table:style-name="ce25" table:formula="of:=INFO.OBBA.OBBA.OBMAKE(&quot;date-&quot;&amp;COLUMN()&amp;&quot;-&quot;&amp;ROW();&quot;LocalDate&quot;;[.E21])" office:value-type="string" office:string-value="date-7-21 &#10;[23947]" calcext:value-type="string">
            <text:p>date-7-21 </text:p>
            <text:p>[23947]</text:p>
          </table:table-cell>
          <table:table-cell table:style-name="ce25" table:formula="of:=INFO.OBBA.OBBA.OBMAKE(&quot;date-&quot;&amp;COLUMN()&amp;&quot;-&quot;&amp;ROW();&quot;LocalDate&quot;;[.F21])" office:value-type="string" office:string-value="date-8-21 &#10;[24446]" calcext:value-type="string">
            <text:p>date-8-21 </text:p>
            <text:p>[24446]</text:p>
          </table:table-cell>
          <table:table-cell/>
          <table:table-cell table:formula="of:=INFO.OBBA.OBBA.OBGET(INFO.OBBA.OBBA.OBCALL(&quot;&quot;;[.$B$15];&quot;getDaycountFraction&quot;;[.G21];[.H21]))" office:value-type="float" office:value="8.25277777777778" calcext:value-type="float">
            <text:p>8,253</text:p>
          </table:table-cell>
          <table:table-cell table:style-name="ce37" table:formula="of:=(YEARFRAC([.E21];[.F21];[.$C$9]))" office:value-type="float" office:value="8.25277777777778" calcext:value-type="float">
            <text:p>8,253</text:p>
          </table:table-cell>
          <table:table-cell table:formula="of:=ABS([.J21])-[.K2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8-08" calcext:value-type="date">
            <text:p>08.08.2010</text:p>
          </table:table-cell>
          <table:table-cell table:style-name="ce26" table:formula="of:=[.$C$11]+INT(RAND()*([.$C$12]-[.$C$11]))" office:value-type="date" office:date-value="2018-02-23" calcext:value-type="date">
            <text:p>23.02.2018</text:p>
          </table:table-cell>
          <table:table-cell table:style-name="ce25" table:formula="of:=INFO.OBBA.OBBA.OBMAKE(&quot;date-&quot;&amp;COLUMN()&amp;&quot;-&quot;&amp;ROW();&quot;LocalDate&quot;;[.E22])" office:value-type="string" office:string-value="date-7-22 &#10;[23948]" calcext:value-type="string">
            <text:p>date-7-22 </text:p>
            <text:p>[23948]</text:p>
          </table:table-cell>
          <table:table-cell table:style-name="ce25" table:formula="of:=INFO.OBBA.OBBA.OBMAKE(&quot;date-&quot;&amp;COLUMN()&amp;&quot;-&quot;&amp;ROW();&quot;LocalDate&quot;;[.F22])" office:value-type="string" office:string-value="date-8-22 &#10;[24447]" calcext:value-type="string">
            <text:p>date-8-22 </text:p>
            <text:p>[24447]</text:p>
          </table:table-cell>
          <table:table-cell/>
          <table:table-cell table:formula="of:=INFO.OBBA.OBBA.OBGET(INFO.OBBA.OBBA.OBCALL(&quot;&quot;;[.$B$15];&quot;getDaycountFraction&quot;;[.G22];[.H22]))" office:value-type="float" office:value="7.65555555555556" calcext:value-type="float">
            <text:p>7,656</text:p>
          </table:table-cell>
          <table:table-cell table:style-name="ce37" table:formula="of:=(YEARFRAC([.E22];[.F22];[.$C$9]))" office:value-type="float" office:value="7.65555555555556" calcext:value-type="float">
            <text:p>7,656</text:p>
          </table:table-cell>
          <table:table-cell table:formula="of:=ABS([.J22])-[.K2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1-22" calcext:value-type="date">
            <text:p>22.01.1989</text:p>
          </table:table-cell>
          <table:table-cell table:style-name="ce26" table:formula="of:=[.$C$11]+INT(RAND()*([.$C$12]-[.$C$11]))" office:value-type="date" office:date-value="2003-03-15" calcext:value-type="date">
            <text:p>15.03.2003</text:p>
          </table:table-cell>
          <table:table-cell table:style-name="ce25" table:formula="of:=INFO.OBBA.OBBA.OBMAKE(&quot;date-&quot;&amp;COLUMN()&amp;&quot;-&quot;&amp;ROW();&quot;LocalDate&quot;;[.E23])" office:value-type="string" office:string-value="date-7-23 &#10;[23949]" calcext:value-type="string">
            <text:p>date-7-23 </text:p>
            <text:p>[23949]</text:p>
          </table:table-cell>
          <table:table-cell table:style-name="ce25" table:formula="of:=INFO.OBBA.OBBA.OBMAKE(&quot;date-&quot;&amp;COLUMN()&amp;&quot;-&quot;&amp;ROW();&quot;LocalDate&quot;;[.F23])" office:value-type="string" office:string-value="date-8-23 &#10;[24448]" calcext:value-type="string">
            <text:p>date-8-23 </text:p>
            <text:p>[24448]</text:p>
          </table:table-cell>
          <table:table-cell/>
          <table:table-cell table:formula="of:=INFO.OBBA.OBBA.OBGET(INFO.OBBA.OBBA.OBCALL(&quot;&quot;;[.$B$15];&quot;getDaycountFraction&quot;;[.G23];[.H23]))" office:value-type="float" office:value="14.3472222222222" calcext:value-type="float">
            <text:p>14,347</text:p>
          </table:table-cell>
          <table:table-cell table:style-name="ce37" table:formula="of:=(YEARFRAC([.E23];[.F23];[.$C$9]))" office:value-type="float" office:value="14.3472222222222" calcext:value-type="float">
            <text:p>14,347</text:p>
          </table:table-cell>
          <table:table-cell table:formula="of:=ABS([.J23])-[.K2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5-12" calcext:value-type="date">
            <text:p>12.05.1994</text:p>
          </table:table-cell>
          <table:table-cell table:style-name="ce26" table:formula="of:=[.$C$11]+INT(RAND()*([.$C$12]-[.$C$11]))" office:value-type="date" office:date-value="2015-11-29" calcext:value-type="date">
            <text:p>29.11.2015</text:p>
          </table:table-cell>
          <table:table-cell table:style-name="ce25" table:formula="of:=INFO.OBBA.OBBA.OBMAKE(&quot;date-&quot;&amp;COLUMN()&amp;&quot;-&quot;&amp;ROW();&quot;LocalDate&quot;;[.E24])" office:value-type="string" office:string-value="date-7-24 &#10;[23950]" calcext:value-type="string">
            <text:p>date-7-24 </text:p>
            <text:p>[23950]</text:p>
          </table:table-cell>
          <table:table-cell table:style-name="ce25" table:formula="of:=INFO.OBBA.OBBA.OBMAKE(&quot;date-&quot;&amp;COLUMN()&amp;&quot;-&quot;&amp;ROW();&quot;LocalDate&quot;;[.F24])" office:value-type="string" office:string-value="date-8-24 &#10;[24449]" calcext:value-type="string">
            <text:p>date-8-24 </text:p>
            <text:p>[24449]</text:p>
          </table:table-cell>
          <table:table-cell/>
          <table:table-cell table:formula="of:=INFO.OBBA.OBBA.OBGET(INFO.OBBA.OBBA.OBCALL(&quot;&quot;;[.$B$15];&quot;getDaycountFraction&quot;;[.G24];[.H24]))" office:value-type="float" office:value="21.8638888888889" calcext:value-type="float">
            <text:p>21,864</text:p>
          </table:table-cell>
          <table:table-cell table:style-name="ce37" table:formula="of:=(YEARFRAC([.E24];[.F24];[.$C$9]))" office:value-type="float" office:value="21.8638888888889" calcext:value-type="float">
            <text:p>21,864</text:p>
          </table:table-cell>
          <table:table-cell table:formula="of:=ABS([.J24])-[.K2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12-16" calcext:value-type="date">
            <text:p>16.12.2012</text:p>
          </table:table-cell>
          <table:table-cell table:style-name="ce26" table:formula="of:=[.$C$11]+INT(RAND()*([.$C$12]-[.$C$11]))" office:value-type="date" office:date-value="2012-10-09" calcext:value-type="date">
            <text:p>09.10.2012</text:p>
          </table:table-cell>
          <table:table-cell table:style-name="ce25" table:formula="of:=INFO.OBBA.OBBA.OBMAKE(&quot;date-&quot;&amp;COLUMN()&amp;&quot;-&quot;&amp;ROW();&quot;LocalDate&quot;;[.E25])" office:value-type="string" office:string-value="date-7-25 &#10;[23951]" calcext:value-type="string">
            <text:p>date-7-25 </text:p>
            <text:p>[23951]</text:p>
          </table:table-cell>
          <table:table-cell table:style-name="ce25" table:formula="of:=INFO.OBBA.OBBA.OBMAKE(&quot;date-&quot;&amp;COLUMN()&amp;&quot;-&quot;&amp;ROW();&quot;LocalDate&quot;;[.F25])" office:value-type="string" office:string-value="date-8-25 &#10;[24450]" calcext:value-type="string">
            <text:p>date-8-25 </text:p>
            <text:p>[24450]</text:p>
          </table:table-cell>
          <table:table-cell/>
          <table:table-cell table:formula="of:=INFO.OBBA.OBBA.OBGET(INFO.OBBA.OBBA.OBCALL(&quot;&quot;;[.$B$15];&quot;getDaycountFraction&quot;;[.G25];[.H25]))" office:value-type="float" office:value="-0.188888888888889" calcext:value-type="float">
            <text:p>-0,189</text:p>
          </table:table-cell>
          <table:table-cell table:style-name="ce37" table:formula="of:=(YEARFRAC([.E25];[.F25];[.$C$9]))" office:value-type="float" office:value="0.188888888888889" calcext:value-type="float">
            <text:p>0,189</text:p>
          </table:table-cell>
          <table:table-cell table:formula="of:=ABS([.J25])-[.K2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2" office:value-type="string" calcext:value-type="string">
            <text:p>YearFrac Basis:</text:p>
          </table:table-cell>
          <table:table-cell table:style-name="ce22" office:value-type="string" calcext:value-type="string">
            <text:p>finmath lib Convention:</text:p>
          </table:table-cell>
          <table:table-cell/>
          <table:table-cell table:style-name="ce26" table:formula="of:=[.$C$11]+INT(RAND()*([.$C$12]-[.$C$11]))" office:value-type="date" office:date-value="2027-09-18" calcext:value-type="date">
            <text:p>18.09.2027</text:p>
          </table:table-cell>
          <table:table-cell table:style-name="ce26" table:formula="of:=[.$C$11]+INT(RAND()*([.$C$12]-[.$C$11]))" office:value-type="date" office:date-value="1985-01-18" calcext:value-type="date">
            <text:p>18.01.1985</text:p>
          </table:table-cell>
          <table:table-cell table:style-name="ce25" table:formula="of:=INFO.OBBA.OBBA.OBMAKE(&quot;date-&quot;&amp;COLUMN()&amp;&quot;-&quot;&amp;ROW();&quot;LocalDate&quot;;[.E26])" office:value-type="string" office:string-value="date-7-26 &#10;[23952]" calcext:value-type="string">
            <text:p>date-7-26 </text:p>
            <text:p>[23952]</text:p>
          </table:table-cell>
          <table:table-cell table:style-name="ce25" table:formula="of:=INFO.OBBA.OBBA.OBMAKE(&quot;date-&quot;&amp;COLUMN()&amp;&quot;-&quot;&amp;ROW();&quot;LocalDate&quot;;[.F26])" office:value-type="string" office:string-value="date-8-26 &#10;[24451]" calcext:value-type="string">
            <text:p>date-8-26 </text:p>
            <text:p>[24451]</text:p>
          </table:table-cell>
          <table:table-cell/>
          <table:table-cell table:formula="of:=INFO.OBBA.OBBA.OBGET(INFO.OBBA.OBBA.OBCALL(&quot;&quot;;[.$B$15];&quot;getDaycountFraction&quot;;[.G26];[.H26]))" office:value-type="float" office:value="-43.2861111111111" calcext:value-type="float">
            <text:p>-43,286</text:p>
          </table:table-cell>
          <table:table-cell table:style-name="ce37" table:formula="of:=(YEARFRAC([.E26];[.F26];[.$C$9]))" office:value-type="float" office:value="43.2861111111111" calcext:value-type="float">
            <text:p>43,286</text:p>
          </table:table-cell>
          <table:table-cell table:formula="of:=ABS([.J26])-[.K2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0" calcext:value-type="float">
            <text:p>0</text:p>
          </table:table-cell>
          <table:table-cell table:style-name="ce21" office:value-type="string" calcext:value-type="string">
            <text:p>DayCountConvention_30U_360</text:p>
          </table:table-cell>
          <table:table-cell/>
          <table:table-cell table:style-name="ce26" table:formula="of:=[.$C$11]+INT(RAND()*([.$C$12]-[.$C$11]))" office:value-type="date" office:date-value="1991-03-21" calcext:value-type="date">
            <text:p>21.03.1991</text:p>
          </table:table-cell>
          <table:table-cell table:style-name="ce26" table:formula="of:=[.$C$11]+INT(RAND()*([.$C$12]-[.$C$11]))" office:value-type="date" office:date-value="1982-06-26" calcext:value-type="date">
            <text:p>26.06.1982</text:p>
          </table:table-cell>
          <table:table-cell table:style-name="ce25" table:formula="of:=INFO.OBBA.OBBA.OBMAKE(&quot;date-&quot;&amp;COLUMN()&amp;&quot;-&quot;&amp;ROW();&quot;LocalDate&quot;;[.E27])" office:value-type="string" office:string-value="date-7-27 &#10;[23953]" calcext:value-type="string">
            <text:p>date-7-27 </text:p>
            <text:p>[23953]</text:p>
          </table:table-cell>
          <table:table-cell table:style-name="ce25" table:formula="of:=INFO.OBBA.OBBA.OBMAKE(&quot;date-&quot;&amp;COLUMN()&amp;&quot;-&quot;&amp;ROW();&quot;LocalDate&quot;;[.F27])" office:value-type="string" office:string-value="date-8-27 &#10;[24452]" calcext:value-type="string">
            <text:p>date-8-27 </text:p>
            <text:p>[24452]</text:p>
          </table:table-cell>
          <table:table-cell/>
          <table:table-cell table:formula="of:=INFO.OBBA.OBBA.OBGET(INFO.OBBA.OBBA.OBCALL(&quot;&quot;;[.$B$15];&quot;getDaycountFraction&quot;;[.G27];[.H27]))" office:value-type="float" office:value="-8.86111111111111" calcext:value-type="float">
            <text:p>-8,861</text:p>
          </table:table-cell>
          <table:table-cell table:style-name="ce37" table:formula="of:=(YEARFRAC([.E27];[.F27];[.$C$9]))" office:value-type="float" office:value="8.86111111111111" calcext:value-type="float">
            <text:p>8,861</text:p>
          </table:table-cell>
          <table:table-cell table:formula="of:=ABS([.J27])-[.K2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DayCountConvention_ACT_ACT_YEARFRAC</text:p>
          </table:table-cell>
          <table:table-cell/>
          <table:table-cell table:style-name="ce26" table:formula="of:=[.$C$11]+INT(RAND()*([.$C$12]-[.$C$11]))" office:value-type="date" office:date-value="1991-07-15" calcext:value-type="date">
            <text:p>15.07.1991</text:p>
          </table:table-cell>
          <table:table-cell table:style-name="ce26" table:formula="of:=[.$C$11]+INT(RAND()*([.$C$12]-[.$C$11]))" office:value-type="date" office:date-value="2000-09-19" calcext:value-type="date">
            <text:p>19.09.2000</text:p>
          </table:table-cell>
          <table:table-cell table:style-name="ce25" table:formula="of:=INFO.OBBA.OBBA.OBMAKE(&quot;date-&quot;&amp;COLUMN()&amp;&quot;-&quot;&amp;ROW();&quot;LocalDate&quot;;[.E28])" office:value-type="string" office:string-value="date-7-28 &#10;[23954]" calcext:value-type="string">
            <text:p>date-7-28 </text:p>
            <text:p>[23954]</text:p>
          </table:table-cell>
          <table:table-cell table:style-name="ce25" table:formula="of:=INFO.OBBA.OBBA.OBMAKE(&quot;date-&quot;&amp;COLUMN()&amp;&quot;-&quot;&amp;ROW();&quot;LocalDate&quot;;[.F28])" office:value-type="string" office:string-value="date-8-28 &#10;[24453]" calcext:value-type="string">
            <text:p>date-8-28 </text:p>
            <text:p>[24453]</text:p>
          </table:table-cell>
          <table:table-cell/>
          <table:table-cell table:formula="of:=INFO.OBBA.OBBA.OBGET(INFO.OBBA.OBBA.OBCALL(&quot;&quot;;[.$B$15];&quot;getDaycountFraction&quot;;[.G28];[.H28]))" office:value-type="float" office:value="9.31666666666667" calcext:value-type="float">
            <text:p>9,317</text:p>
          </table:table-cell>
          <table:table-cell table:style-name="ce37" table:formula="of:=(YEARFRAC([.E28];[.F28];[.$C$9]))" office:value-type="float" office:value="9.31666666666667" calcext:value-type="float">
            <text:p>9,317</text:p>
          </table:table-cell>
          <table:table-cell table:formula="of:=ABS([.J28])-[.K2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2" calcext:value-type="float">
            <text:p>2</text:p>
          </table:table-cell>
          <table:table-cell table:style-name="ce21" office:value-type="string" calcext:value-type="string">
            <text:p>DayCountConvention_ACT_360</text:p>
          </table:table-cell>
          <table:table-cell/>
          <table:table-cell table:style-name="ce26" table:formula="of:=[.$C$11]+INT(RAND()*([.$C$12]-[.$C$11]))" office:value-type="date" office:date-value="2004-01-23" calcext:value-type="date">
            <text:p>23.01.2004</text:p>
          </table:table-cell>
          <table:table-cell table:style-name="ce26" table:formula="of:=[.$C$11]+INT(RAND()*([.$C$12]-[.$C$11]))" office:value-type="date" office:date-value="1993-02-21" calcext:value-type="date">
            <text:p>21.02.1993</text:p>
          </table:table-cell>
          <table:table-cell table:style-name="ce25" table:formula="of:=INFO.OBBA.OBBA.OBMAKE(&quot;date-&quot;&amp;COLUMN()&amp;&quot;-&quot;&amp;ROW();&quot;LocalDate&quot;;[.E29])" office:value-type="string" office:string-value="date-7-29 &#10;[23955]" calcext:value-type="string">
            <text:p>date-7-29 </text:p>
            <text:p>[23955]</text:p>
          </table:table-cell>
          <table:table-cell table:style-name="ce25" table:formula="of:=INFO.OBBA.OBBA.OBMAKE(&quot;date-&quot;&amp;COLUMN()&amp;&quot;-&quot;&amp;ROW();&quot;LocalDate&quot;;[.F29])" office:value-type="string" office:string-value="date-8-29 &#10;[24454]" calcext:value-type="string">
            <text:p>date-8-29 </text:p>
            <text:p>[24454]</text:p>
          </table:table-cell>
          <table:table-cell/>
          <table:table-cell table:formula="of:=INFO.OBBA.OBBA.OBGET(INFO.OBBA.OBBA.OBCALL(&quot;&quot;;[.$B$15];&quot;getDaycountFraction&quot;;[.G29];[.H29]))" office:value-type="float" office:value="-11.0777777777778" calcext:value-type="float">
            <text:p>-11,078</text:p>
          </table:table-cell>
          <table:table-cell table:style-name="ce37" table:formula="of:=(YEARFRAC([.E29];[.F29];[.$C$9]))" office:value-type="float" office:value="11.0777777777778" calcext:value-type="float">
            <text:p>11,078</text:p>
          </table:table-cell>
          <table:table-cell table:formula="of:=ABS([.J29])-[.K2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3" calcext:value-type="float">
            <text:p>3</text:p>
          </table:table-cell>
          <table:table-cell table:style-name="ce21" office:value-type="string" calcext:value-type="string">
            <text:p>DayCountConvention_ACT_365</text:p>
          </table:table-cell>
          <table:table-cell/>
          <table:table-cell table:style-name="ce26" table:formula="of:=[.$C$11]+INT(RAND()*([.$C$12]-[.$C$11]))" office:value-type="date" office:date-value="2010-07-13" calcext:value-type="date">
            <text:p>13.07.2010</text:p>
          </table:table-cell>
          <table:table-cell table:style-name="ce26" table:formula="of:=[.$C$11]+INT(RAND()*([.$C$12]-[.$C$11]))" office:value-type="date" office:date-value="2016-05-02" calcext:value-type="date">
            <text:p>02.05.2016</text:p>
          </table:table-cell>
          <table:table-cell table:style-name="ce25" table:formula="of:=INFO.OBBA.OBBA.OBMAKE(&quot;date-&quot;&amp;COLUMN()&amp;&quot;-&quot;&amp;ROW();&quot;LocalDate&quot;;[.E30])" office:value-type="string" office:string-value="date-7-30 &#10;[23956]" calcext:value-type="string">
            <text:p>date-7-30 </text:p>
            <text:p>[23956]</text:p>
          </table:table-cell>
          <table:table-cell table:style-name="ce25" table:formula="of:=INFO.OBBA.OBBA.OBMAKE(&quot;date-&quot;&amp;COLUMN()&amp;&quot;-&quot;&amp;ROW();&quot;LocalDate&quot;;[.F30])" office:value-type="string" office:string-value="date-8-30 &#10;[24455]" calcext:value-type="string">
            <text:p>date-8-30 </text:p>
            <text:p>[24455]</text:p>
          </table:table-cell>
          <table:table-cell/>
          <table:table-cell table:formula="of:=INFO.OBBA.OBBA.OBGET(INFO.OBBA.OBBA.OBCALL(&quot;&quot;;[.$B$15];&quot;getDaycountFraction&quot;;[.G30];[.H30]))" office:value-type="float" office:value="5.88888888888889" calcext:value-type="float">
            <text:p>5,889</text:p>
          </table:table-cell>
          <table:table-cell table:style-name="ce37" table:formula="of:=(YEARFRAC([.E30];[.F30];[.$C$9]))" office:value-type="float" office:value="5.88888888888889" calcext:value-type="float">
            <text:p>5,889</text:p>
          </table:table-cell>
          <table:table-cell table:formula="of:=ABS([.J30])-[.K3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/>
          <table:table-cell table:style-name="ce23" office:value-type="float" office:value="4" calcext:value-type="float">
            <text:p>4</text:p>
          </table:table-cell>
          <table:table-cell table:style-name="ce21" office:value-type="string" calcext:value-type="string">
            <text:p>DayCountConvention_30E_360</text:p>
          </table:table-cell>
          <table:table-cell/>
          <table:table-cell table:style-name="ce26" table:formula="of:=[.$C$11]+INT(RAND()*([.$C$12]-[.$C$11]))" office:value-type="date" office:date-value="1984-08-31" calcext:value-type="date">
            <text:p>31.08.1984</text:p>
          </table:table-cell>
          <table:table-cell table:style-name="ce26" table:formula="of:=[.$C$11]+INT(RAND()*([.$C$12]-[.$C$11]))" office:value-type="date" office:date-value="2006-02-14" calcext:value-type="date">
            <text:p>14.02.2006</text:p>
          </table:table-cell>
          <table:table-cell table:style-name="ce25" table:formula="of:=INFO.OBBA.OBBA.OBMAKE(&quot;date-&quot;&amp;COLUMN()&amp;&quot;-&quot;&amp;ROW();&quot;LocalDate&quot;;[.E31])" office:value-type="string" office:string-value="date-7-31 &#10;[23957]" calcext:value-type="string">
            <text:p>date-7-31 </text:p>
            <text:p>[23957]</text:p>
          </table:table-cell>
          <table:table-cell table:style-name="ce25" table:formula="of:=INFO.OBBA.OBBA.OBMAKE(&quot;date-&quot;&amp;COLUMN()&amp;&quot;-&quot;&amp;ROW();&quot;LocalDate&quot;;[.F31])" office:value-type="string" office:string-value="date-8-31 &#10;[24456]" calcext:value-type="string">
            <text:p>date-8-31 </text:p>
            <text:p>[24456]</text:p>
          </table:table-cell>
          <table:table-cell/>
          <table:table-cell table:formula="of:=INFO.OBBA.OBBA.OBGET(INFO.OBBA.OBBA.OBCALL(&quot;&quot;;[.$B$15];&quot;getDaycountFraction&quot;;[.G31];[.H31]))" office:value-type="float" office:value="21.7694444444444" calcext:value-type="float">
            <text:p>21,769</text:p>
          </table:table-cell>
          <table:table-cell table:style-name="ce37" table:formula="of:=(YEARFRAC([.E31];[.F31];[.$C$9]))" office:value-type="float" office:value="21.7694444444444" calcext:value-type="float">
            <text:p>21,769</text:p>
          </table:table-cell>
          <table:table-cell table:formula="of:=ABS([.J31])-[.K3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9-23" calcext:value-type="date">
            <text:p>23.09.1992</text:p>
          </table:table-cell>
          <table:table-cell table:style-name="ce26" table:formula="of:=[.$C$11]+INT(RAND()*([.$C$12]-[.$C$11]))" office:value-type="date" office:date-value="1997-08-16" calcext:value-type="date">
            <text:p>16.08.1997</text:p>
          </table:table-cell>
          <table:table-cell table:style-name="ce25" table:formula="of:=INFO.OBBA.OBBA.OBMAKE(&quot;date-&quot;&amp;COLUMN()&amp;&quot;-&quot;&amp;ROW();&quot;LocalDate&quot;;[.E32])" office:value-type="string" office:string-value="date-7-32 &#10;[23958]" calcext:value-type="string">
            <text:p>date-7-32 </text:p>
            <text:p>[23958]</text:p>
          </table:table-cell>
          <table:table-cell table:style-name="ce25" table:formula="of:=INFO.OBBA.OBBA.OBMAKE(&quot;date-&quot;&amp;COLUMN()&amp;&quot;-&quot;&amp;ROW();&quot;LocalDate&quot;;[.F32])" office:value-type="string" office:string-value="date-8-32 &#10;[24457]" calcext:value-type="string">
            <text:p>date-8-32 </text:p>
            <text:p>[24457]</text:p>
          </table:table-cell>
          <table:table-cell/>
          <table:table-cell table:formula="of:=INFO.OBBA.OBBA.OBGET(INFO.OBBA.OBBA.OBCALL(&quot;&quot;;[.$B$15];&quot;getDaycountFraction&quot;;[.G32];[.H32]))" office:value-type="float" office:value="4.96666666666667" calcext:value-type="float">
            <text:p>4,967</text:p>
          </table:table-cell>
          <table:table-cell table:style-name="ce37" table:formula="of:=(YEARFRAC([.E32];[.F32];[.$C$9]))" office:value-type="float" office:value="4.96666666666667" calcext:value-type="float">
            <text:p>4,967</text:p>
          </table:table-cell>
          <table:table-cell table:formula="of:=ABS([.J32])-[.K3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2-03" calcext:value-type="date">
            <text:p>03.02.2005</text:p>
          </table:table-cell>
          <table:table-cell table:style-name="ce26" table:formula="of:=[.$C$11]+INT(RAND()*([.$C$12]-[.$C$11]))" office:value-type="date" office:date-value="1982-06-21" calcext:value-type="date">
            <text:p>21.06.1982</text:p>
          </table:table-cell>
          <table:table-cell table:style-name="ce25" table:formula="of:=INFO.OBBA.OBBA.OBMAKE(&quot;date-&quot;&amp;COLUMN()&amp;&quot;-&quot;&amp;ROW();&quot;LocalDate&quot;;[.E33])" office:value-type="string" office:string-value="date-7-33 &#10;[23959]" calcext:value-type="string">
            <text:p>date-7-33 </text:p>
            <text:p>[23959]</text:p>
          </table:table-cell>
          <table:table-cell table:style-name="ce25" table:formula="of:=INFO.OBBA.OBBA.OBMAKE(&quot;date-&quot;&amp;COLUMN()&amp;&quot;-&quot;&amp;ROW();&quot;LocalDate&quot;;[.F33])" office:value-type="string" office:string-value="date-8-33 &#10;[24458]" calcext:value-type="string">
            <text:p>date-8-33 </text:p>
            <text:p>[24458]</text:p>
          </table:table-cell>
          <table:table-cell/>
          <table:table-cell table:formula="of:=INFO.OBBA.OBBA.OBGET(INFO.OBBA.OBBA.OBCALL(&quot;&quot;;[.$B$15];&quot;getDaycountFraction&quot;;[.G33];[.H33]))" office:value-type="float" office:value="-22.9527777777778" calcext:value-type="float">
            <text:p>-22,953</text:p>
          </table:table-cell>
          <table:table-cell table:style-name="ce37" table:formula="of:=(YEARFRAC([.E33];[.F33];[.$C$9]))" office:value-type="float" office:value="22.9527777777778" calcext:value-type="float">
            <text:p>22,953</text:p>
          </table:table-cell>
          <table:table-cell table:formula="of:=ABS([.J33])-[.K3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3-10" calcext:value-type="date">
            <text:p>10.03.1988</text:p>
          </table:table-cell>
          <table:table-cell table:style-name="ce26" table:formula="of:=[.$C$11]+INT(RAND()*([.$C$12]-[.$C$11]))" office:value-type="date" office:date-value="1989-06-14" calcext:value-type="date">
            <text:p>14.06.1989</text:p>
          </table:table-cell>
          <table:table-cell table:style-name="ce25" table:formula="of:=INFO.OBBA.OBBA.OBMAKE(&quot;date-&quot;&amp;COLUMN()&amp;&quot;-&quot;&amp;ROW();&quot;LocalDate&quot;;[.E34])" office:value-type="string" office:string-value="date-7-34 &#10;[23960]" calcext:value-type="string">
            <text:p>date-7-34 </text:p>
            <text:p>[23960]</text:p>
          </table:table-cell>
          <table:table-cell table:style-name="ce25" table:formula="of:=INFO.OBBA.OBBA.OBMAKE(&quot;date-&quot;&amp;COLUMN()&amp;&quot;-&quot;&amp;ROW();&quot;LocalDate&quot;;[.F34])" office:value-type="string" office:string-value="date-8-34 &#10;[24459]" calcext:value-type="string">
            <text:p>date-8-34 </text:p>
            <text:p>[24459]</text:p>
          </table:table-cell>
          <table:table-cell/>
          <table:table-cell table:formula="of:=INFO.OBBA.OBBA.OBGET(INFO.OBBA.OBBA.OBCALL(&quot;&quot;;[.$B$15];&quot;getDaycountFraction&quot;;[.G34];[.H34]))" office:value-type="float" office:value="1.28055555555556" calcext:value-type="float">
            <text:p>1,281</text:p>
          </table:table-cell>
          <table:table-cell table:style-name="ce37" table:formula="of:=(YEARFRAC([.E34];[.F34];[.$C$9]))" office:value-type="float" office:value="1.28055555555556" calcext:value-type="float">
            <text:p>1,281</text:p>
          </table:table-cell>
          <table:table-cell table:formula="of:=ABS([.J34])-[.K3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6-14" calcext:value-type="date">
            <text:p>14.06.1997</text:p>
          </table:table-cell>
          <table:table-cell table:style-name="ce26" table:formula="of:=[.$C$11]+INT(RAND()*([.$C$12]-[.$C$11]))" office:value-type="date" office:date-value="1984-11-30" calcext:value-type="date">
            <text:p>30.11.1984</text:p>
          </table:table-cell>
          <table:table-cell table:style-name="ce25" table:formula="of:=INFO.OBBA.OBBA.OBMAKE(&quot;date-&quot;&amp;COLUMN()&amp;&quot;-&quot;&amp;ROW();&quot;LocalDate&quot;;[.E35])" office:value-type="string" office:string-value="date-7-35 &#10;[23961]" calcext:value-type="string">
            <text:p>date-7-35 </text:p>
            <text:p>[23961]</text:p>
          </table:table-cell>
          <table:table-cell table:style-name="ce25" table:formula="of:=INFO.OBBA.OBBA.OBMAKE(&quot;date-&quot;&amp;COLUMN()&amp;&quot;-&quot;&amp;ROW();&quot;LocalDate&quot;;[.F35])" office:value-type="string" office:string-value="date-8-35 &#10;[24460]" calcext:value-type="string">
            <text:p>date-8-35 </text:p>
            <text:p>[24460]</text:p>
          </table:table-cell>
          <table:table-cell/>
          <table:table-cell table:formula="of:=INFO.OBBA.OBBA.OBGET(INFO.OBBA.OBBA.OBCALL(&quot;&quot;;[.$B$15];&quot;getDaycountFraction&quot;;[.G35];[.H35]))" office:value-type="float" office:value="-12.7194444444444" calcext:value-type="float">
            <text:p>-12,719</text:p>
          </table:table-cell>
          <table:table-cell table:style-name="ce37" table:formula="of:=(YEARFRAC([.E35];[.F35];[.$C$9]))" office:value-type="float" office:value="12.7194444444444" calcext:value-type="float">
            <text:p>12,719</text:p>
          </table:table-cell>
          <table:table-cell table:formula="of:=ABS([.J35])-[.K3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9-03" calcext:value-type="date">
            <text:p>03.09.1989</text:p>
          </table:table-cell>
          <table:table-cell table:style-name="ce26" table:formula="of:=[.$C$11]+INT(RAND()*([.$C$12]-[.$C$11]))" office:value-type="date" office:date-value="2025-06-26" calcext:value-type="date">
            <text:p>26.06.2025</text:p>
          </table:table-cell>
          <table:table-cell table:style-name="ce25" table:formula="of:=INFO.OBBA.OBBA.OBMAKE(&quot;date-&quot;&amp;COLUMN()&amp;&quot;-&quot;&amp;ROW();&quot;LocalDate&quot;;[.E36])" office:value-type="string" office:string-value="date-7-36 &#10;[23962]" calcext:value-type="string">
            <text:p>date-7-36 </text:p>
            <text:p>[23962]</text:p>
          </table:table-cell>
          <table:table-cell table:style-name="ce25" table:formula="of:=INFO.OBBA.OBBA.OBMAKE(&quot;date-&quot;&amp;COLUMN()&amp;&quot;-&quot;&amp;ROW();&quot;LocalDate&quot;;[.F36])" office:value-type="string" office:string-value="date-8-36 &#10;[24461]" calcext:value-type="string">
            <text:p>date-8-36 </text:p>
            <text:p>[24461]</text:p>
          </table:table-cell>
          <table:table-cell/>
          <table:table-cell table:formula="of:=INFO.OBBA.OBBA.OBGET(INFO.OBBA.OBBA.OBCALL(&quot;&quot;;[.$B$15];&quot;getDaycountFraction&quot;;[.G36];[.H36]))" office:value-type="float" office:value="36.3333333333333" calcext:value-type="float">
            <text:p>36,333</text:p>
          </table:table-cell>
          <table:table-cell table:style-name="ce37" table:formula="of:=(YEARFRAC([.E36];[.F36];[.$C$9]))" office:value-type="float" office:value="36.3333333333333" calcext:value-type="float">
            <text:p>36,333</text:p>
          </table:table-cell>
          <table:table-cell table:formula="of:=ABS([.J36])-[.K3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2-09" calcext:value-type="date">
            <text:p>09.02.1986</text:p>
          </table:table-cell>
          <table:table-cell table:style-name="ce26" table:formula="of:=[.$C$11]+INT(RAND()*([.$C$12]-[.$C$11]))" office:value-type="date" office:date-value="1992-04-02" calcext:value-type="date">
            <text:p>02.04.1992</text:p>
          </table:table-cell>
          <table:table-cell table:style-name="ce25" table:formula="of:=INFO.OBBA.OBBA.OBMAKE(&quot;date-&quot;&amp;COLUMN()&amp;&quot;-&quot;&amp;ROW();&quot;LocalDate&quot;;[.E37])" office:value-type="string" office:string-value="date-7-37 &#10;[23963]" calcext:value-type="string">
            <text:p>date-7-37 </text:p>
            <text:p>[23963]</text:p>
          </table:table-cell>
          <table:table-cell table:style-name="ce25" table:formula="of:=INFO.OBBA.OBBA.OBMAKE(&quot;date-&quot;&amp;COLUMN()&amp;&quot;-&quot;&amp;ROW();&quot;LocalDate&quot;;[.F37])" office:value-type="string" office:string-value="date-8-37 &#10;[24462]" calcext:value-type="string">
            <text:p>date-8-37 </text:p>
            <text:p>[24462]</text:p>
          </table:table-cell>
          <table:table-cell/>
          <table:table-cell table:formula="of:=INFO.OBBA.OBBA.OBGET(INFO.OBBA.OBBA.OBCALL(&quot;&quot;;[.$B$15];&quot;getDaycountFraction&quot;;[.G37];[.H37]))" office:value-type="float" office:value="6.23333333333333" calcext:value-type="float">
            <text:p>6,233</text:p>
          </table:table-cell>
          <table:table-cell table:style-name="ce37" table:formula="of:=(YEARFRAC([.E37];[.F37];[.$C$9]))" office:value-type="float" office:value="6.23333333333333" calcext:value-type="float">
            <text:p>6,233</text:p>
          </table:table-cell>
          <table:table-cell table:formula="of:=ABS([.J37])-[.K3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7-25" calcext:value-type="date">
            <text:p>25.07.2000</text:p>
          </table:table-cell>
          <table:table-cell table:style-name="ce26" table:formula="of:=[.$C$11]+INT(RAND()*([.$C$12]-[.$C$11]))" office:value-type="date" office:date-value="2015-02-24" calcext:value-type="date">
            <text:p>24.02.2015</text:p>
          </table:table-cell>
          <table:table-cell table:style-name="ce25" table:formula="of:=INFO.OBBA.OBBA.OBMAKE(&quot;date-&quot;&amp;COLUMN()&amp;&quot;-&quot;&amp;ROW();&quot;LocalDate&quot;;[.E38])" office:value-type="string" office:string-value="date-7-38 &#10;[23964]" calcext:value-type="string">
            <text:p>date-7-38 </text:p>
            <text:p>[23964]</text:p>
          </table:table-cell>
          <table:table-cell table:style-name="ce25" table:formula="of:=INFO.OBBA.OBBA.OBMAKE(&quot;date-&quot;&amp;COLUMN()&amp;&quot;-&quot;&amp;ROW();&quot;LocalDate&quot;;[.F38])" office:value-type="string" office:string-value="date-8-38 &#10;[24463]" calcext:value-type="string">
            <text:p>date-8-38 </text:p>
            <text:p>[24463]</text:p>
          </table:table-cell>
          <table:table-cell/>
          <table:table-cell table:formula="of:=INFO.OBBA.OBBA.OBGET(INFO.OBBA.OBBA.OBCALL(&quot;&quot;;[.$B$15];&quot;getDaycountFraction&quot;;[.G38];[.H38]))" office:value-type="float" office:value="14.7972222222222" calcext:value-type="float">
            <text:p>14,797</text:p>
          </table:table-cell>
          <table:table-cell table:style-name="ce37" table:formula="of:=(YEARFRAC([.E38];[.F38];[.$C$9]))" office:value-type="float" office:value="14.7972222222222" calcext:value-type="float">
            <text:p>14,797</text:p>
          </table:table-cell>
          <table:table-cell table:formula="of:=ABS([.J38])-[.K3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4-18" calcext:value-type="date">
            <text:p>18.04.2029</text:p>
          </table:table-cell>
          <table:table-cell table:style-name="ce26" table:formula="of:=[.$C$11]+INT(RAND()*([.$C$12]-[.$C$11]))" office:value-type="date" office:date-value="1989-12-24" calcext:value-type="date">
            <text:p>24.12.1989</text:p>
          </table:table-cell>
          <table:table-cell table:style-name="ce25" table:formula="of:=INFO.OBBA.OBBA.OBMAKE(&quot;date-&quot;&amp;COLUMN()&amp;&quot;-&quot;&amp;ROW();&quot;LocalDate&quot;;[.E39])" office:value-type="string" office:string-value="date-7-39 &#10;[23965]" calcext:value-type="string">
            <text:p>date-7-39 </text:p>
            <text:p>[23965]</text:p>
          </table:table-cell>
          <table:table-cell table:style-name="ce25" table:formula="of:=INFO.OBBA.OBBA.OBMAKE(&quot;date-&quot;&amp;COLUMN()&amp;&quot;-&quot;&amp;ROW();&quot;LocalDate&quot;;[.F39])" office:value-type="string" office:string-value="date-8-39 &#10;[24464]" calcext:value-type="string">
            <text:p>date-8-39 </text:p>
            <text:p>[24464]</text:p>
          </table:table-cell>
          <table:table-cell/>
          <table:table-cell table:formula="of:=INFO.OBBA.OBBA.OBGET(INFO.OBBA.OBBA.OBCALL(&quot;&quot;;[.$B$15];&quot;getDaycountFraction&quot;;[.G39];[.H39]))" office:value-type="float" office:value="-39.8888888888889" calcext:value-type="float">
            <text:p>-39,889</text:p>
          </table:table-cell>
          <table:table-cell table:style-name="ce37" table:formula="of:=(YEARFRAC([.E39];[.F39];[.$C$9]))" office:value-type="float" office:value="39.8888888888889" calcext:value-type="float">
            <text:p>39,889</text:p>
          </table:table-cell>
          <table:table-cell table:formula="of:=ABS([.J39])-[.K3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10-06" calcext:value-type="date">
            <text:p>06.10.2011</text:p>
          </table:table-cell>
          <table:table-cell table:style-name="ce26" table:formula="of:=[.$C$11]+INT(RAND()*([.$C$12]-[.$C$11]))" office:value-type="date" office:date-value="1980-11-03" calcext:value-type="date">
            <text:p>03.11.1980</text:p>
          </table:table-cell>
          <table:table-cell table:style-name="ce25" table:formula="of:=INFO.OBBA.OBBA.OBMAKE(&quot;date-&quot;&amp;COLUMN()&amp;&quot;-&quot;&amp;ROW();&quot;LocalDate&quot;;[.E40])" office:value-type="string" office:string-value="date-7-40 &#10;[23966]" calcext:value-type="string">
            <text:p>date-7-40 </text:p>
            <text:p>[23966]</text:p>
          </table:table-cell>
          <table:table-cell table:style-name="ce25" table:formula="of:=INFO.OBBA.OBBA.OBMAKE(&quot;date-&quot;&amp;COLUMN()&amp;&quot;-&quot;&amp;ROW();&quot;LocalDate&quot;;[.F40])" office:value-type="string" office:string-value="date-8-40 &#10;[24465]" calcext:value-type="string">
            <text:p>date-8-40 </text:p>
            <text:p>[24465]</text:p>
          </table:table-cell>
          <table:table-cell/>
          <table:table-cell table:formula="of:=INFO.OBBA.OBBA.OBGET(INFO.OBBA.OBBA.OBCALL(&quot;&quot;;[.$B$15];&quot;getDaycountFraction&quot;;[.G40];[.H40]))" office:value-type="float" office:value="-31.3722222222222" calcext:value-type="float">
            <text:p>-31,372</text:p>
          </table:table-cell>
          <table:table-cell table:style-name="ce37" table:formula="of:=(YEARFRAC([.E40];[.F40];[.$C$9]))" office:value-type="float" office:value="31.3722222222222" calcext:value-type="float">
            <text:p>31,372</text:p>
          </table:table-cell>
          <table:table-cell table:formula="of:=ABS([.J40])-[.K4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3-06" calcext:value-type="date">
            <text:p>06.03.2023</text:p>
          </table:table-cell>
          <table:table-cell table:style-name="ce26" table:formula="of:=[.$C$11]+INT(RAND()*([.$C$12]-[.$C$11]))" office:value-type="date" office:date-value="1989-12-15" calcext:value-type="date">
            <text:p>15.12.1989</text:p>
          </table:table-cell>
          <table:table-cell table:style-name="ce25" table:formula="of:=INFO.OBBA.OBBA.OBMAKE(&quot;date-&quot;&amp;COLUMN()&amp;&quot;-&quot;&amp;ROW();&quot;LocalDate&quot;;[.E41])" office:value-type="string" office:string-value="date-7-41 &#10;[23967]" calcext:value-type="string">
            <text:p>date-7-41 </text:p>
            <text:p>[23967]</text:p>
          </table:table-cell>
          <table:table-cell table:style-name="ce25" table:formula="of:=INFO.OBBA.OBBA.OBMAKE(&quot;date-&quot;&amp;COLUMN()&amp;&quot;-&quot;&amp;ROW();&quot;LocalDate&quot;;[.F41])" office:value-type="string" office:string-value="date-8-41 &#10;[24466]" calcext:value-type="string">
            <text:p>date-8-41 </text:p>
            <text:p>[24466]</text:p>
          </table:table-cell>
          <table:table-cell/>
          <table:table-cell table:formula="of:=INFO.OBBA.OBBA.OBGET(INFO.OBBA.OBBA.OBCALL(&quot;&quot;;[.$B$15];&quot;getDaycountFraction&quot;;[.G41];[.H41]))" office:value-type="float" office:value="-33.7055555555556" calcext:value-type="float">
            <text:p>-33,706</text:p>
          </table:table-cell>
          <table:table-cell table:style-name="ce37" table:formula="of:=(YEARFRAC([.E41];[.F41];[.$C$9]))" office:value-type="float" office:value="33.7055555555556" calcext:value-type="float">
            <text:p>33,706</text:p>
          </table:table-cell>
          <table:table-cell table:formula="of:=ABS([.J41])-[.K4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2-14" calcext:value-type="date">
            <text:p>14.02.2008</text:p>
          </table:table-cell>
          <table:table-cell table:style-name="ce26" table:formula="of:=[.$C$11]+INT(RAND()*([.$C$12]-[.$C$11]))" office:value-type="date" office:date-value="1987-06-10" calcext:value-type="date">
            <text:p>10.06.1987</text:p>
          </table:table-cell>
          <table:table-cell table:style-name="ce25" table:formula="of:=INFO.OBBA.OBBA.OBMAKE(&quot;date-&quot;&amp;COLUMN()&amp;&quot;-&quot;&amp;ROW();&quot;LocalDate&quot;;[.E42])" office:value-type="string" office:string-value="date-7-42 &#10;[23968]" calcext:value-type="string">
            <text:p>date-7-42 </text:p>
            <text:p>[23968]</text:p>
          </table:table-cell>
          <table:table-cell table:style-name="ce25" table:formula="of:=INFO.OBBA.OBBA.OBMAKE(&quot;date-&quot;&amp;COLUMN()&amp;&quot;-&quot;&amp;ROW();&quot;LocalDate&quot;;[.F42])" office:value-type="string" office:string-value="date-8-42 &#10;[24467]" calcext:value-type="string">
            <text:p>date-8-42 </text:p>
            <text:p>[24467]</text:p>
          </table:table-cell>
          <table:table-cell/>
          <table:table-cell table:formula="of:=INFO.OBBA.OBBA.OBGET(INFO.OBBA.OBBA.OBCALL(&quot;&quot;;[.$B$15];&quot;getDaycountFraction&quot;;[.G42];[.H42]))" office:value-type="float" office:value="-20.9833333333333" calcext:value-type="float">
            <text:p>-20,983</text:p>
          </table:table-cell>
          <table:table-cell table:style-name="ce37" table:formula="of:=(YEARFRAC([.E42];[.F42];[.$C$9]))" office:value-type="float" office:value="20.9833333333333" calcext:value-type="float">
            <text:p>20,983</text:p>
          </table:table-cell>
          <table:table-cell table:formula="of:=ABS([.J42])-[.K4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9-03" calcext:value-type="date">
            <text:p>03.09.2005</text:p>
          </table:table-cell>
          <table:table-cell table:style-name="ce26" table:formula="of:=[.$C$11]+INT(RAND()*([.$C$12]-[.$C$11]))" office:value-type="date" office:date-value="2001-02-03" calcext:value-type="date">
            <text:p>03.02.2001</text:p>
          </table:table-cell>
          <table:table-cell table:style-name="ce25" table:formula="of:=INFO.OBBA.OBBA.OBMAKE(&quot;date-&quot;&amp;COLUMN()&amp;&quot;-&quot;&amp;ROW();&quot;LocalDate&quot;;[.E43])" office:value-type="string" office:string-value="date-7-43 &#10;[23969]" calcext:value-type="string">
            <text:p>date-7-43 </text:p>
            <text:p>[23969]</text:p>
          </table:table-cell>
          <table:table-cell table:style-name="ce25" table:formula="of:=INFO.OBBA.OBBA.OBMAKE(&quot;date-&quot;&amp;COLUMN()&amp;&quot;-&quot;&amp;ROW();&quot;LocalDate&quot;;[.F43])" office:value-type="string" office:string-value="date-8-43 &#10;[24468]" calcext:value-type="string">
            <text:p>date-8-43 </text:p>
            <text:p>[24468]</text:p>
          </table:table-cell>
          <table:table-cell/>
          <table:table-cell table:formula="of:=INFO.OBBA.OBBA.OBGET(INFO.OBBA.OBBA.OBCALL(&quot;&quot;;[.$B$15];&quot;getDaycountFraction&quot;;[.G43];[.H43]))" office:value-type="float" office:value="-4.64722222222222" calcext:value-type="float">
            <text:p>-4,647</text:p>
          </table:table-cell>
          <table:table-cell table:style-name="ce37" table:formula="of:=(YEARFRAC([.E43];[.F43];[.$C$9]))" office:value-type="float" office:value="4.64722222222222" calcext:value-type="float">
            <text:p>4,647</text:p>
          </table:table-cell>
          <table:table-cell table:formula="of:=ABS([.J43])-[.K4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1-01" calcext:value-type="date">
            <text:p>01.11.2015</text:p>
          </table:table-cell>
          <table:table-cell table:style-name="ce26" table:formula="of:=[.$C$11]+INT(RAND()*([.$C$12]-[.$C$11]))" office:value-type="date" office:date-value="2024-12-30" calcext:value-type="date">
            <text:p>30.12.2024</text:p>
          </table:table-cell>
          <table:table-cell table:style-name="ce25" table:formula="of:=INFO.OBBA.OBBA.OBMAKE(&quot;date-&quot;&amp;COLUMN()&amp;&quot;-&quot;&amp;ROW();&quot;LocalDate&quot;;[.E44])" office:value-type="string" office:string-value="date-7-44 &#10;[23970]" calcext:value-type="string">
            <text:p>date-7-44 </text:p>
            <text:p>[23970]</text:p>
          </table:table-cell>
          <table:table-cell table:style-name="ce25" table:formula="of:=INFO.OBBA.OBBA.OBMAKE(&quot;date-&quot;&amp;COLUMN()&amp;&quot;-&quot;&amp;ROW();&quot;LocalDate&quot;;[.F44])" office:value-type="string" office:string-value="date-8-44 &#10;[24469]" calcext:value-type="string">
            <text:p>date-8-44 </text:p>
            <text:p>[24469]</text:p>
          </table:table-cell>
          <table:table-cell/>
          <table:table-cell table:formula="of:=INFO.OBBA.OBBA.OBGET(INFO.OBBA.OBBA.OBCALL(&quot;&quot;;[.$B$15];&quot;getDaycountFraction&quot;;[.G44];[.H44]))" office:value-type="float" office:value="9.29722222222222" calcext:value-type="float">
            <text:p>9,297</text:p>
          </table:table-cell>
          <table:table-cell table:style-name="ce37" table:formula="of:=(YEARFRAC([.E44];[.F44];[.$C$9]))" office:value-type="float" office:value="9.29722222222222" calcext:value-type="float">
            <text:p>9,297</text:p>
          </table:table-cell>
          <table:table-cell table:formula="of:=ABS([.J44])-[.K4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11-19" calcext:value-type="date">
            <text:p>19.11.2009</text:p>
          </table:table-cell>
          <table:table-cell table:style-name="ce26" table:formula="of:=[.$C$11]+INT(RAND()*([.$C$12]-[.$C$11]))" office:value-type="date" office:date-value="1990-11-04" calcext:value-type="date">
            <text:p>04.11.1990</text:p>
          </table:table-cell>
          <table:table-cell table:style-name="ce25" table:formula="of:=INFO.OBBA.OBBA.OBMAKE(&quot;date-&quot;&amp;COLUMN()&amp;&quot;-&quot;&amp;ROW();&quot;LocalDate&quot;;[.E45])" office:value-type="string" office:string-value="date-7-45 &#10;[23971]" calcext:value-type="string">
            <text:p>date-7-45 </text:p>
            <text:p>[23971]</text:p>
          </table:table-cell>
          <table:table-cell table:style-name="ce25" table:formula="of:=INFO.OBBA.OBBA.OBMAKE(&quot;date-&quot;&amp;COLUMN()&amp;&quot;-&quot;&amp;ROW();&quot;LocalDate&quot;;[.F45])" office:value-type="string" office:string-value="date-8-45 &#10;[24470]" calcext:value-type="string">
            <text:p>date-8-45 </text:p>
            <text:p>[24470]</text:p>
          </table:table-cell>
          <table:table-cell/>
          <table:table-cell table:formula="of:=INFO.OBBA.OBBA.OBGET(INFO.OBBA.OBBA.OBCALL(&quot;&quot;;[.$B$15];&quot;getDaycountFraction&quot;;[.G45];[.H45]))" office:value-type="float" office:value="-19.3194444444444" calcext:value-type="float">
            <text:p>-19,319</text:p>
          </table:table-cell>
          <table:table-cell table:style-name="ce37" table:formula="of:=(YEARFRAC([.E45];[.F45];[.$C$9]))" office:value-type="float" office:value="19.3194444444444" calcext:value-type="float">
            <text:p>19,319</text:p>
          </table:table-cell>
          <table:table-cell table:formula="of:=ABS([.J45])-[.K4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3-28" calcext:value-type="date">
            <text:p>28.03.2013</text:p>
          </table:table-cell>
          <table:table-cell table:style-name="ce26" table:formula="of:=[.$C$11]+INT(RAND()*([.$C$12]-[.$C$11]))" office:value-type="date" office:date-value="1981-10-10" calcext:value-type="date">
            <text:p>10.10.1981</text:p>
          </table:table-cell>
          <table:table-cell table:style-name="ce25" table:formula="of:=INFO.OBBA.OBBA.OBMAKE(&quot;date-&quot;&amp;COLUMN()&amp;&quot;-&quot;&amp;ROW();&quot;LocalDate&quot;;[.E46])" office:value-type="string" office:string-value="date-7-46 &#10;[23972]" calcext:value-type="string">
            <text:p>date-7-46 </text:p>
            <text:p>[23972]</text:p>
          </table:table-cell>
          <table:table-cell table:style-name="ce25" table:formula="of:=INFO.OBBA.OBBA.OBMAKE(&quot;date-&quot;&amp;COLUMN()&amp;&quot;-&quot;&amp;ROW();&quot;LocalDate&quot;;[.F46])" office:value-type="string" office:string-value="date-8-46 &#10;[24471]" calcext:value-type="string">
            <text:p>date-8-46 </text:p>
            <text:p>[24471]</text:p>
          </table:table-cell>
          <table:table-cell/>
          <table:table-cell table:formula="of:=INFO.OBBA.OBBA.OBGET(INFO.OBBA.OBBA.OBCALL(&quot;&quot;;[.$B$15];&quot;getDaycountFraction&quot;;[.G46];[.H46]))" office:value-type="float" office:value="-31.9222222222222" calcext:value-type="float">
            <text:p>-31,922</text:p>
          </table:table-cell>
          <table:table-cell table:style-name="ce37" table:formula="of:=(YEARFRAC([.E46];[.F46];[.$C$9]))" office:value-type="float" office:value="31.9222222222222" calcext:value-type="float">
            <text:p>31,922</text:p>
          </table:table-cell>
          <table:table-cell table:formula="of:=ABS([.J46])-[.K4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12-12" calcext:value-type="date">
            <text:p>12.12.1997</text:p>
          </table:table-cell>
          <table:table-cell table:style-name="ce26" table:formula="of:=[.$C$11]+INT(RAND()*([.$C$12]-[.$C$11]))" office:value-type="date" office:date-value="1989-07-23" calcext:value-type="date">
            <text:p>23.07.1989</text:p>
          </table:table-cell>
          <table:table-cell table:style-name="ce25" table:formula="of:=INFO.OBBA.OBBA.OBMAKE(&quot;date-&quot;&amp;COLUMN()&amp;&quot;-&quot;&amp;ROW();&quot;LocalDate&quot;;[.E47])" office:value-type="string" office:string-value="date-7-47 &#10;[23973]" calcext:value-type="string">
            <text:p>date-7-47 </text:p>
            <text:p>[23973]</text:p>
          </table:table-cell>
          <table:table-cell table:style-name="ce25" table:formula="of:=INFO.OBBA.OBBA.OBMAKE(&quot;date-&quot;&amp;COLUMN()&amp;&quot;-&quot;&amp;ROW();&quot;LocalDate&quot;;[.F47])" office:value-type="string" office:string-value="date-8-47 &#10;[24472]" calcext:value-type="string">
            <text:p>date-8-47 </text:p>
            <text:p>[24472]</text:p>
          </table:table-cell>
          <table:table-cell/>
          <table:table-cell table:formula="of:=INFO.OBBA.OBBA.OBGET(INFO.OBBA.OBBA.OBCALL(&quot;&quot;;[.$B$15];&quot;getDaycountFraction&quot;;[.G47];[.H47]))" office:value-type="float" office:value="-8.51111111111111" calcext:value-type="float">
            <text:p>-8,511</text:p>
          </table:table-cell>
          <table:table-cell table:style-name="ce37" table:formula="of:=(YEARFRAC([.E47];[.F47];[.$C$9]))" office:value-type="float" office:value="8.51111111111111" calcext:value-type="float">
            <text:p>8,511</text:p>
          </table:table-cell>
          <table:table-cell table:formula="of:=ABS([.J47])-[.K4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1-28" calcext:value-type="date">
            <text:p>28.01.1983</text:p>
          </table:table-cell>
          <table:table-cell table:style-name="ce26" table:formula="of:=[.$C$11]+INT(RAND()*([.$C$12]-[.$C$11]))" office:value-type="date" office:date-value="1992-02-24" calcext:value-type="date">
            <text:p>24.02.1992</text:p>
          </table:table-cell>
          <table:table-cell table:style-name="ce25" table:formula="of:=INFO.OBBA.OBBA.OBMAKE(&quot;date-&quot;&amp;COLUMN()&amp;&quot;-&quot;&amp;ROW();&quot;LocalDate&quot;;[.E48])" office:value-type="string" office:string-value="date-7-48 &#10;[23974]" calcext:value-type="string">
            <text:p>date-7-48 </text:p>
            <text:p>[23974]</text:p>
          </table:table-cell>
          <table:table-cell table:style-name="ce25" table:formula="of:=INFO.OBBA.OBBA.OBMAKE(&quot;date-&quot;&amp;COLUMN()&amp;&quot;-&quot;&amp;ROW();&quot;LocalDate&quot;;[.F48])" office:value-type="string" office:string-value="date-8-48 &#10;[24473]" calcext:value-type="string">
            <text:p>date-8-48 </text:p>
            <text:p>[24473]</text:p>
          </table:table-cell>
          <table:table-cell/>
          <table:table-cell table:formula="of:=INFO.OBBA.OBBA.OBGET(INFO.OBBA.OBBA.OBCALL(&quot;&quot;;[.$B$15];&quot;getDaycountFraction&quot;;[.G48];[.H48]))" office:value-type="float" office:value="9.20555555555556" calcext:value-type="float">
            <text:p>9,206</text:p>
          </table:table-cell>
          <table:table-cell table:style-name="ce37" table:formula="of:=(YEARFRAC([.E48];[.F48];[.$C$9]))" office:value-type="float" office:value="9.20555555555556" calcext:value-type="float">
            <text:p>9,206</text:p>
          </table:table-cell>
          <table:table-cell table:formula="of:=ABS([.J48])-[.K4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2-03" calcext:value-type="date">
            <text:p>03.02.2003</text:p>
          </table:table-cell>
          <table:table-cell table:style-name="ce26" table:formula="of:=[.$C$11]+INT(RAND()*([.$C$12]-[.$C$11]))" office:value-type="date" office:date-value="1990-09-16" calcext:value-type="date">
            <text:p>16.09.1990</text:p>
          </table:table-cell>
          <table:table-cell table:style-name="ce25" table:formula="of:=INFO.OBBA.OBBA.OBMAKE(&quot;date-&quot;&amp;COLUMN()&amp;&quot;-&quot;&amp;ROW();&quot;LocalDate&quot;;[.E49])" office:value-type="string" office:string-value="date-7-49 &#10;[23975]" calcext:value-type="string">
            <text:p>date-7-49 </text:p>
            <text:p>[23975]</text:p>
          </table:table-cell>
          <table:table-cell table:style-name="ce25" table:formula="of:=INFO.OBBA.OBBA.OBMAKE(&quot;date-&quot;&amp;COLUMN()&amp;&quot;-&quot;&amp;ROW();&quot;LocalDate&quot;;[.F49])" office:value-type="string" office:string-value="date-8-49 &#10;[24474]" calcext:value-type="string">
            <text:p>date-8-49 </text:p>
            <text:p>[24474]</text:p>
          </table:table-cell>
          <table:table-cell/>
          <table:table-cell table:formula="of:=INFO.OBBA.OBBA.OBGET(INFO.OBBA.OBBA.OBCALL(&quot;&quot;;[.$B$15];&quot;getDaycountFraction&quot;;[.G49];[.H49]))" office:value-type="float" office:value="-12.5638888888889" calcext:value-type="float">
            <text:p>-12,564</text:p>
          </table:table-cell>
          <table:table-cell table:style-name="ce37" table:formula="of:=(YEARFRAC([.E49];[.F49];[.$C$9]))" office:value-type="float" office:value="12.5638888888889" calcext:value-type="float">
            <text:p>12,564</text:p>
          </table:table-cell>
          <table:table-cell table:formula="of:=ABS([.J49])-[.K4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6-22" calcext:value-type="date">
            <text:p>22.06.1988</text:p>
          </table:table-cell>
          <table:table-cell table:style-name="ce26" table:formula="of:=[.$C$11]+INT(RAND()*([.$C$12]-[.$C$11]))" office:value-type="date" office:date-value="2019-11-02" calcext:value-type="date">
            <text:p>02.11.2019</text:p>
          </table:table-cell>
          <table:table-cell table:style-name="ce25" table:formula="of:=INFO.OBBA.OBBA.OBMAKE(&quot;date-&quot;&amp;COLUMN()&amp;&quot;-&quot;&amp;ROW();&quot;LocalDate&quot;;[.E50])" office:value-type="string" office:string-value="date-7-50 &#10;[23976]" calcext:value-type="string">
            <text:p>date-7-50 </text:p>
            <text:p>[23976]</text:p>
          </table:table-cell>
          <table:table-cell table:style-name="ce25" table:formula="of:=INFO.OBBA.OBBA.OBMAKE(&quot;date-&quot;&amp;COLUMN()&amp;&quot;-&quot;&amp;ROW();&quot;LocalDate&quot;;[.F50])" office:value-type="string" office:string-value="date-8-50 &#10;[24475]" calcext:value-type="string">
            <text:p>date-8-50 </text:p>
            <text:p>[24475]</text:p>
          </table:table-cell>
          <table:table-cell/>
          <table:table-cell table:formula="of:=INFO.OBBA.OBBA.OBGET(INFO.OBBA.OBBA.OBCALL(&quot;&quot;;[.$B$15];&quot;getDaycountFraction&quot;;[.G50];[.H50]))" office:value-type="float" office:value="31.8194444444444" calcext:value-type="float">
            <text:p>31,819</text:p>
          </table:table-cell>
          <table:table-cell table:style-name="ce37" table:formula="of:=(YEARFRAC([.E50];[.F50];[.$C$9]))" office:value-type="float" office:value="31.8194444444444" calcext:value-type="float">
            <text:p>31,819</text:p>
          </table:table-cell>
          <table:table-cell table:formula="of:=ABS([.J50])-[.K5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2-05" calcext:value-type="date">
            <text:p>05.02.1992</text:p>
          </table:table-cell>
          <table:table-cell table:style-name="ce26" table:formula="of:=[.$C$11]+INT(RAND()*([.$C$12]-[.$C$11]))" office:value-type="date" office:date-value="2000-10-19" calcext:value-type="date">
            <text:p>19.10.2000</text:p>
          </table:table-cell>
          <table:table-cell table:style-name="ce25" table:formula="of:=INFO.OBBA.OBBA.OBMAKE(&quot;date-&quot;&amp;COLUMN()&amp;&quot;-&quot;&amp;ROW();&quot;LocalDate&quot;;[.E51])" office:value-type="string" office:string-value="date-7-51 &#10;[23977]" calcext:value-type="string">
            <text:p>date-7-51 </text:p>
            <text:p>[23977]</text:p>
          </table:table-cell>
          <table:table-cell table:style-name="ce25" table:formula="of:=INFO.OBBA.OBBA.OBMAKE(&quot;date-&quot;&amp;COLUMN()&amp;&quot;-&quot;&amp;ROW();&quot;LocalDate&quot;;[.F51])" office:value-type="string" office:string-value="date-8-51 &#10;[24476]" calcext:value-type="string">
            <text:p>date-8-51 </text:p>
            <text:p>[24476]</text:p>
          </table:table-cell>
          <table:table-cell/>
          <table:table-cell table:formula="of:=INFO.OBBA.OBBA.OBGET(INFO.OBBA.OBBA.OBCALL(&quot;&quot;;[.$B$15];&quot;getDaycountFraction&quot;;[.G51];[.H51]))" office:value-type="float" office:value="8.83055555555556" calcext:value-type="float">
            <text:p>8,831</text:p>
          </table:table-cell>
          <table:table-cell table:style-name="ce37" table:formula="of:=(YEARFRAC([.E51];[.F51];[.$C$9]))" office:value-type="float" office:value="8.83055555555556" calcext:value-type="float">
            <text:p>8,831</text:p>
          </table:table-cell>
          <table:table-cell table:formula="of:=ABS([.J51])-[.K5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04-03" calcext:value-type="date">
            <text:p>03.04.1996</text:p>
          </table:table-cell>
          <table:table-cell table:style-name="ce26" table:formula="of:=[.$C$11]+INT(RAND()*([.$C$12]-[.$C$11]))" office:value-type="date" office:date-value="2012-01-27" calcext:value-type="date">
            <text:p>27.01.2012</text:p>
          </table:table-cell>
          <table:table-cell table:style-name="ce25" table:formula="of:=INFO.OBBA.OBBA.OBMAKE(&quot;date-&quot;&amp;COLUMN()&amp;&quot;-&quot;&amp;ROW();&quot;LocalDate&quot;;[.E52])" office:value-type="string" office:string-value="date-7-52 &#10;[23978]" calcext:value-type="string">
            <text:p>date-7-52 </text:p>
            <text:p>[23978]</text:p>
          </table:table-cell>
          <table:table-cell table:style-name="ce25" table:formula="of:=INFO.OBBA.OBBA.OBMAKE(&quot;date-&quot;&amp;COLUMN()&amp;&quot;-&quot;&amp;ROW();&quot;LocalDate&quot;;[.F52])" office:value-type="string" office:string-value="date-8-52 &#10;[24477]" calcext:value-type="string">
            <text:p>date-8-52 </text:p>
            <text:p>[24477]</text:p>
          </table:table-cell>
          <table:table-cell/>
          <table:table-cell table:formula="of:=INFO.OBBA.OBBA.OBGET(INFO.OBBA.OBBA.OBCALL(&quot;&quot;;[.$B$15];&quot;getDaycountFraction&quot;;[.G52];[.H52]))" office:value-type="float" office:value="16.0472222222222" calcext:value-type="float">
            <text:p>16,047</text:p>
          </table:table-cell>
          <table:table-cell table:style-name="ce37" table:formula="of:=(YEARFRAC([.E52];[.F52];[.$C$9]))" office:value-type="float" office:value="16.0472222222222" calcext:value-type="float">
            <text:p>16,047</text:p>
          </table:table-cell>
          <table:table-cell table:formula="of:=ABS([.J52])-[.K5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6-25" calcext:value-type="date">
            <text:p>25.06.2025</text:p>
          </table:table-cell>
          <table:table-cell table:style-name="ce26" table:formula="of:=[.$C$11]+INT(RAND()*([.$C$12]-[.$C$11]))" office:value-type="date" office:date-value="1988-06-20" calcext:value-type="date">
            <text:p>20.06.1988</text:p>
          </table:table-cell>
          <table:table-cell table:style-name="ce25" table:formula="of:=INFO.OBBA.OBBA.OBMAKE(&quot;date-&quot;&amp;COLUMN()&amp;&quot;-&quot;&amp;ROW();&quot;LocalDate&quot;;[.E53])" office:value-type="string" office:string-value="date-7-53 &#10;[23979]" calcext:value-type="string">
            <text:p>date-7-53 </text:p>
            <text:p>[23979]</text:p>
          </table:table-cell>
          <table:table-cell table:style-name="ce25" table:formula="of:=INFO.OBBA.OBBA.OBMAKE(&quot;date-&quot;&amp;COLUMN()&amp;&quot;-&quot;&amp;ROW();&quot;LocalDate&quot;;[.F53])" office:value-type="string" office:string-value="date-8-53 &#10;[24478]" calcext:value-type="string">
            <text:p>date-8-53 </text:p>
            <text:p>[24478]</text:p>
          </table:table-cell>
          <table:table-cell/>
          <table:table-cell table:formula="of:=INFO.OBBA.OBBA.OBGET(INFO.OBBA.OBBA.OBCALL(&quot;&quot;;[.$B$15];&quot;getDaycountFraction&quot;;[.G53];[.H53]))" office:value-type="float" office:value="-37.5527777777778" calcext:value-type="float">
            <text:p>-37,553</text:p>
          </table:table-cell>
          <table:table-cell table:style-name="ce37" table:formula="of:=(YEARFRAC([.E53];[.F53];[.$C$9]))" office:value-type="float" office:value="37.5527777777778" calcext:value-type="float">
            <text:p>37,553</text:p>
          </table:table-cell>
          <table:table-cell table:formula="of:=ABS([.J53])-[.K5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9-08" calcext:value-type="date">
            <text:p>08.09.1993</text:p>
          </table:table-cell>
          <table:table-cell table:style-name="ce26" table:formula="of:=[.$C$11]+INT(RAND()*([.$C$12]-[.$C$11]))" office:value-type="date" office:date-value="2013-04-12" calcext:value-type="date">
            <text:p>12.04.2013</text:p>
          </table:table-cell>
          <table:table-cell table:style-name="ce25" table:formula="of:=INFO.OBBA.OBBA.OBMAKE(&quot;date-&quot;&amp;COLUMN()&amp;&quot;-&quot;&amp;ROW();&quot;LocalDate&quot;;[.E54])" office:value-type="string" office:string-value="date-7-54 &#10;[23980]" calcext:value-type="string">
            <text:p>date-7-54 </text:p>
            <text:p>[23980]</text:p>
          </table:table-cell>
          <table:table-cell table:style-name="ce25" table:formula="of:=INFO.OBBA.OBBA.OBMAKE(&quot;date-&quot;&amp;COLUMN()&amp;&quot;-&quot;&amp;ROW();&quot;LocalDate&quot;;[.F54])" office:value-type="string" office:string-value="date-8-54 &#10;[24479]" calcext:value-type="string">
            <text:p>date-8-54 </text:p>
            <text:p>[24479]</text:p>
          </table:table-cell>
          <table:table-cell/>
          <table:table-cell table:formula="of:=INFO.OBBA.OBBA.OBGET(INFO.OBBA.OBBA.OBCALL(&quot;&quot;;[.$B$15];&quot;getDaycountFraction&quot;;[.G54];[.H54]))" office:value-type="float" office:value="19.8777777777778" calcext:value-type="float">
            <text:p>19,878</text:p>
          </table:table-cell>
          <table:table-cell table:style-name="ce37" table:formula="of:=(YEARFRAC([.E54];[.F54];[.$C$9]))" office:value-type="float" office:value="19.8777777777778" calcext:value-type="float">
            <text:p>19,878</text:p>
          </table:table-cell>
          <table:table-cell table:formula="of:=ABS([.J54])-[.K5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11-07" calcext:value-type="date">
            <text:p>07.11.2017</text:p>
          </table:table-cell>
          <table:table-cell table:style-name="ce26" table:formula="of:=[.$C$11]+INT(RAND()*([.$C$12]-[.$C$11]))" office:value-type="date" office:date-value="2010-02-12" calcext:value-type="date">
            <text:p>12.02.2010</text:p>
          </table:table-cell>
          <table:table-cell table:style-name="ce25" table:formula="of:=INFO.OBBA.OBBA.OBMAKE(&quot;date-&quot;&amp;COLUMN()&amp;&quot;-&quot;&amp;ROW();&quot;LocalDate&quot;;[.E55])" office:value-type="string" office:string-value="date-7-55 &#10;[23981]" calcext:value-type="string">
            <text:p>date-7-55 </text:p>
            <text:p>[23981]</text:p>
          </table:table-cell>
          <table:table-cell table:style-name="ce25" table:formula="of:=INFO.OBBA.OBBA.OBMAKE(&quot;date-&quot;&amp;COLUMN()&amp;&quot;-&quot;&amp;ROW();&quot;LocalDate&quot;;[.F55])" office:value-type="string" office:string-value="date-8-55 &#10;[24480]" calcext:value-type="string">
            <text:p>date-8-55 </text:p>
            <text:p>[24480]</text:p>
          </table:table-cell>
          <table:table-cell/>
          <table:table-cell table:formula="of:=INFO.OBBA.OBBA.OBGET(INFO.OBBA.OBBA.OBCALL(&quot;&quot;;[.$B$15];&quot;getDaycountFraction&quot;;[.G55];[.H55]))" office:value-type="float" office:value="-7.84722222222222" calcext:value-type="float">
            <text:p>-7,847</text:p>
          </table:table-cell>
          <table:table-cell table:style-name="ce37" table:formula="of:=(YEARFRAC([.E55];[.F55];[.$C$9]))" office:value-type="float" office:value="7.84722222222222" calcext:value-type="float">
            <text:p>7,847</text:p>
          </table:table-cell>
          <table:table-cell table:formula="of:=ABS([.J55])-[.K5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4-29" calcext:value-type="date">
            <text:p>29.04.2009</text:p>
          </table:table-cell>
          <table:table-cell table:style-name="ce26" table:formula="of:=[.$C$11]+INT(RAND()*([.$C$12]-[.$C$11]))" office:value-type="date" office:date-value="2000-07-20" calcext:value-type="date">
            <text:p>20.07.2000</text:p>
          </table:table-cell>
          <table:table-cell table:style-name="ce25" table:formula="of:=INFO.OBBA.OBBA.OBMAKE(&quot;date-&quot;&amp;COLUMN()&amp;&quot;-&quot;&amp;ROW();&quot;LocalDate&quot;;[.E56])" office:value-type="string" office:string-value="date-7-56 &#10;[23982]" calcext:value-type="string">
            <text:p>date-7-56 </text:p>
            <text:p>[23982]</text:p>
          </table:table-cell>
          <table:table-cell table:style-name="ce25" table:formula="of:=INFO.OBBA.OBBA.OBMAKE(&quot;date-&quot;&amp;COLUMN()&amp;&quot;-&quot;&amp;ROW();&quot;LocalDate&quot;;[.F56])" office:value-type="string" office:string-value="date-8-56 &#10;[24481]" calcext:value-type="string">
            <text:p>date-8-56 </text:p>
            <text:p>[24481]</text:p>
          </table:table-cell>
          <table:table-cell/>
          <table:table-cell table:formula="of:=INFO.OBBA.OBBA.OBGET(INFO.OBBA.OBBA.OBCALL(&quot;&quot;;[.$B$15];&quot;getDaycountFraction&quot;;[.G56];[.H56]))" office:value-type="float" office:value="-8.90277777777778" calcext:value-type="float">
            <text:p>-8,903</text:p>
          </table:table-cell>
          <table:table-cell table:style-name="ce37" table:formula="of:=(YEARFRAC([.E56];[.F56];[.$C$9]))" office:value-type="float" office:value="8.90277777777778" calcext:value-type="float">
            <text:p>8,903</text:p>
          </table:table-cell>
          <table:table-cell table:formula="of:=ABS([.J56])-[.K5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9-02" calcext:value-type="date">
            <text:p>02.09.1980</text:p>
          </table:table-cell>
          <table:table-cell table:style-name="ce26" table:formula="of:=[.$C$11]+INT(RAND()*([.$C$12]-[.$C$11]))" office:value-type="date" office:date-value="2029-12-27" calcext:value-type="date">
            <text:p>27.12.2029</text:p>
          </table:table-cell>
          <table:table-cell table:style-name="ce25" table:formula="of:=INFO.OBBA.OBBA.OBMAKE(&quot;date-&quot;&amp;COLUMN()&amp;&quot;-&quot;&amp;ROW();&quot;LocalDate&quot;;[.E57])" office:value-type="string" office:string-value="date-7-57 &#10;[23983]" calcext:value-type="string">
            <text:p>date-7-57 </text:p>
            <text:p>[23983]</text:p>
          </table:table-cell>
          <table:table-cell table:style-name="ce25" table:formula="of:=INFO.OBBA.OBBA.OBMAKE(&quot;date-&quot;&amp;COLUMN()&amp;&quot;-&quot;&amp;ROW();&quot;LocalDate&quot;;[.F57])" office:value-type="string" office:string-value="date-8-57 &#10;[24482]" calcext:value-type="string">
            <text:p>date-8-57 </text:p>
            <text:p>[24482]</text:p>
          </table:table-cell>
          <table:table-cell/>
          <table:table-cell table:formula="of:=INFO.OBBA.OBBA.OBGET(INFO.OBBA.OBBA.OBCALL(&quot;&quot;;[.$B$15];&quot;getDaycountFraction&quot;;[.G57];[.H57]))" office:value-type="float" office:value="50.0361111111111" calcext:value-type="float">
            <text:p>50,036</text:p>
          </table:table-cell>
          <table:table-cell table:style-name="ce37" table:formula="of:=(YEARFRAC([.E57];[.F57];[.$C$9]))" office:value-type="float" office:value="50.0361111111111" calcext:value-type="float">
            <text:p>50,036</text:p>
          </table:table-cell>
          <table:table-cell table:formula="of:=ABS([.J57])-[.K5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8-27" calcext:value-type="date">
            <text:p>27.08.1989</text:p>
          </table:table-cell>
          <table:table-cell table:style-name="ce26" table:formula="of:=[.$C$11]+INT(RAND()*([.$C$12]-[.$C$11]))" office:value-type="date" office:date-value="1991-06-27" calcext:value-type="date">
            <text:p>27.06.1991</text:p>
          </table:table-cell>
          <table:table-cell table:style-name="ce25" table:formula="of:=INFO.OBBA.OBBA.OBMAKE(&quot;date-&quot;&amp;COLUMN()&amp;&quot;-&quot;&amp;ROW();&quot;LocalDate&quot;;[.E58])" office:value-type="string" office:string-value="date-7-58 &#10;[23984]" calcext:value-type="string">
            <text:p>date-7-58 </text:p>
            <text:p>[23984]</text:p>
          </table:table-cell>
          <table:table-cell table:style-name="ce25" table:formula="of:=INFO.OBBA.OBBA.OBMAKE(&quot;date-&quot;&amp;COLUMN()&amp;&quot;-&quot;&amp;ROW();&quot;LocalDate&quot;;[.F58])" office:value-type="string" office:string-value="date-8-58 &#10;[24483]" calcext:value-type="string">
            <text:p>date-8-58 </text:p>
            <text:p>[24483]</text:p>
          </table:table-cell>
          <table:table-cell/>
          <table:table-cell table:formula="of:=INFO.OBBA.OBBA.OBGET(INFO.OBBA.OBBA.OBCALL(&quot;&quot;;[.$B$15];&quot;getDaycountFraction&quot;;[.G58];[.H58]))" office:value-type="float" office:value="1.85833333333333" calcext:value-type="float">
            <text:p>1,858</text:p>
          </table:table-cell>
          <table:table-cell table:style-name="ce37" table:formula="of:=(YEARFRAC([.E58];[.F58];[.$C$9]))" office:value-type="float" office:value="1.85833333333333" calcext:value-type="float">
            <text:p>1,858</text:p>
          </table:table-cell>
          <table:table-cell table:formula="of:=ABS([.J58])-[.K5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11-21" calcext:value-type="date">
            <text:p>21.11.1993</text:p>
          </table:table-cell>
          <table:table-cell table:style-name="ce26" table:formula="of:=[.$C$11]+INT(RAND()*([.$C$12]-[.$C$11]))" office:value-type="date" office:date-value="2005-12-10" calcext:value-type="date">
            <text:p>10.12.2005</text:p>
          </table:table-cell>
          <table:table-cell table:style-name="ce25" table:formula="of:=INFO.OBBA.OBBA.OBMAKE(&quot;date-&quot;&amp;COLUMN()&amp;&quot;-&quot;&amp;ROW();&quot;LocalDate&quot;;[.E59])" office:value-type="string" office:string-value="date-7-59 &#10;[23985]" calcext:value-type="string">
            <text:p>date-7-59 </text:p>
            <text:p>[23985]</text:p>
          </table:table-cell>
          <table:table-cell table:style-name="ce25" table:formula="of:=INFO.OBBA.OBBA.OBMAKE(&quot;date-&quot;&amp;COLUMN()&amp;&quot;-&quot;&amp;ROW();&quot;LocalDate&quot;;[.F59])" office:value-type="string" office:string-value="date-8-59 &#10;[24484]" calcext:value-type="string">
            <text:p>date-8-59 </text:p>
            <text:p>[24484]</text:p>
          </table:table-cell>
          <table:table-cell/>
          <table:table-cell table:formula="of:=INFO.OBBA.OBBA.OBGET(INFO.OBBA.OBBA.OBCALL(&quot;&quot;;[.$B$15];&quot;getDaycountFraction&quot;;[.G59];[.H59]))" office:value-type="float" office:value="12.2277777777778" calcext:value-type="float">
            <text:p>12,228</text:p>
          </table:table-cell>
          <table:table-cell table:style-name="ce37" table:formula="of:=(YEARFRAC([.E59];[.F59];[.$C$9]))" office:value-type="float" office:value="12.2277777777778" calcext:value-type="float">
            <text:p>12,228</text:p>
          </table:table-cell>
          <table:table-cell table:formula="of:=ABS([.J59])-[.K5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11-27" calcext:value-type="date">
            <text:p>27.11.1997</text:p>
          </table:table-cell>
          <table:table-cell table:style-name="ce26" table:formula="of:=[.$C$11]+INT(RAND()*([.$C$12]-[.$C$11]))" office:value-type="date" office:date-value="1998-11-19" calcext:value-type="date">
            <text:p>19.11.1998</text:p>
          </table:table-cell>
          <table:table-cell table:style-name="ce25" table:formula="of:=INFO.OBBA.OBBA.OBMAKE(&quot;date-&quot;&amp;COLUMN()&amp;&quot;-&quot;&amp;ROW();&quot;LocalDate&quot;;[.E60])" office:value-type="string" office:string-value="date-7-60 &#10;[23986]" calcext:value-type="string">
            <text:p>date-7-60 </text:p>
            <text:p>[23986]</text:p>
          </table:table-cell>
          <table:table-cell table:style-name="ce25" table:formula="of:=INFO.OBBA.OBBA.OBMAKE(&quot;date-&quot;&amp;COLUMN()&amp;&quot;-&quot;&amp;ROW();&quot;LocalDate&quot;;[.F60])" office:value-type="string" office:string-value="date-8-60 &#10;[24485]" calcext:value-type="string">
            <text:p>date-8-60 </text:p>
            <text:p>[24485]</text:p>
          </table:table-cell>
          <table:table-cell/>
          <table:table-cell table:formula="of:=INFO.OBBA.OBBA.OBGET(INFO.OBBA.OBBA.OBCALL(&quot;&quot;;[.$B$15];&quot;getDaycountFraction&quot;;[.G60];[.H60]))" office:value-type="float" office:value="0.991666666666667" calcext:value-type="float">
            <text:p>0,992</text:p>
          </table:table-cell>
          <table:table-cell table:style-name="ce37" table:formula="of:=(YEARFRAC([.E60];[.F60];[.$C$9]))" office:value-type="float" office:value="0.991666666666667" calcext:value-type="float">
            <text:p>0,992</text:p>
          </table:table-cell>
          <table:table-cell table:formula="of:=ABS([.J60])-[.K6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5-26" calcext:value-type="date">
            <text:p>26.05.2022</text:p>
          </table:table-cell>
          <table:table-cell table:style-name="ce26" table:formula="of:=[.$C$11]+INT(RAND()*([.$C$12]-[.$C$11]))" office:value-type="date" office:date-value="1984-12-16" calcext:value-type="date">
            <text:p>16.12.1984</text:p>
          </table:table-cell>
          <table:table-cell table:style-name="ce25" table:formula="of:=INFO.OBBA.OBBA.OBMAKE(&quot;date-&quot;&amp;COLUMN()&amp;&quot;-&quot;&amp;ROW();&quot;LocalDate&quot;;[.E61])" office:value-type="string" office:string-value="date-7-61 &#10;[23987]" calcext:value-type="string">
            <text:p>date-7-61 </text:p>
            <text:p>[23987]</text:p>
          </table:table-cell>
          <table:table-cell table:style-name="ce25" table:formula="of:=INFO.OBBA.OBBA.OBMAKE(&quot;date-&quot;&amp;COLUMN()&amp;&quot;-&quot;&amp;ROW();&quot;LocalDate&quot;;[.F61])" office:value-type="string" office:string-value="date-8-61 &#10;[24486]" calcext:value-type="string">
            <text:p>date-8-61 </text:p>
            <text:p>[24486]</text:p>
          </table:table-cell>
          <table:table-cell/>
          <table:table-cell table:formula="of:=INFO.OBBA.OBBA.OBGET(INFO.OBBA.OBBA.OBCALL(&quot;&quot;;[.$B$15];&quot;getDaycountFraction&quot;;[.G61];[.H61]))" office:value-type="float" office:value="-37.9861111111111" calcext:value-type="float">
            <text:p>-37,986</text:p>
          </table:table-cell>
          <table:table-cell table:style-name="ce37" table:formula="of:=(YEARFRAC([.E61];[.F61];[.$C$9]))" office:value-type="float" office:value="37.9861111111111" calcext:value-type="float">
            <text:p>37,986</text:p>
          </table:table-cell>
          <table:table-cell table:formula="of:=ABS([.J61])-[.K6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0-20" calcext:value-type="date">
            <text:p>20.10.2016</text:p>
          </table:table-cell>
          <table:table-cell table:style-name="ce26" table:formula="of:=[.$C$11]+INT(RAND()*([.$C$12]-[.$C$11]))" office:value-type="date" office:date-value="2026-10-17" calcext:value-type="date">
            <text:p>17.10.2026</text:p>
          </table:table-cell>
          <table:table-cell table:style-name="ce25" table:formula="of:=INFO.OBBA.OBBA.OBMAKE(&quot;date-&quot;&amp;COLUMN()&amp;&quot;-&quot;&amp;ROW();&quot;LocalDate&quot;;[.E62])" office:value-type="string" office:string-value="date-7-62 &#10;[23988]" calcext:value-type="string">
            <text:p>date-7-62 </text:p>
            <text:p>[23988]</text:p>
          </table:table-cell>
          <table:table-cell table:style-name="ce25" table:formula="of:=INFO.OBBA.OBBA.OBMAKE(&quot;date-&quot;&amp;COLUMN()&amp;&quot;-&quot;&amp;ROW();&quot;LocalDate&quot;;[.F62])" office:value-type="string" office:string-value="date-8-62 &#10;[24487]" calcext:value-type="string">
            <text:p>date-8-62 </text:p>
            <text:p>[24487]</text:p>
          </table:table-cell>
          <table:table-cell/>
          <table:table-cell table:formula="of:=INFO.OBBA.OBBA.OBGET(INFO.OBBA.OBBA.OBCALL(&quot;&quot;;[.$B$15];&quot;getDaycountFraction&quot;;[.G62];[.H62]))" office:value-type="float" office:value="10.1361111111111" calcext:value-type="float">
            <text:p>10,136</text:p>
          </table:table-cell>
          <table:table-cell table:style-name="ce37" table:formula="of:=(YEARFRAC([.E62];[.F62];[.$C$9]))" office:value-type="float" office:value="10.1361111111111" calcext:value-type="float">
            <text:p>10,136</text:p>
          </table:table-cell>
          <table:table-cell table:formula="of:=ABS([.J62])-[.K6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1-25" calcext:value-type="date">
            <text:p>25.01.2000</text:p>
          </table:table-cell>
          <table:table-cell table:style-name="ce26" table:formula="of:=[.$C$11]+INT(RAND()*([.$C$12]-[.$C$11]))" office:value-type="date" office:date-value="1991-05-11" calcext:value-type="date">
            <text:p>11.05.1991</text:p>
          </table:table-cell>
          <table:table-cell table:style-name="ce25" table:formula="of:=INFO.OBBA.OBBA.OBMAKE(&quot;date-&quot;&amp;COLUMN()&amp;&quot;-&quot;&amp;ROW();&quot;LocalDate&quot;;[.E63])" office:value-type="string" office:string-value="date-7-63 &#10;[23989]" calcext:value-type="string">
            <text:p>date-7-63 </text:p>
            <text:p>[23989]</text:p>
          </table:table-cell>
          <table:table-cell table:style-name="ce25" table:formula="of:=INFO.OBBA.OBBA.OBMAKE(&quot;date-&quot;&amp;COLUMN()&amp;&quot;-&quot;&amp;ROW();&quot;LocalDate&quot;;[.F63])" office:value-type="string" office:string-value="date-8-63 &#10;[24488]" calcext:value-type="string">
            <text:p>date-8-63 </text:p>
            <text:p>[24488]</text:p>
          </table:table-cell>
          <table:table-cell/>
          <table:table-cell table:formula="of:=INFO.OBBA.OBBA.OBGET(INFO.OBBA.OBBA.OBCALL(&quot;&quot;;[.$B$15];&quot;getDaycountFraction&quot;;[.G63];[.H63]))" office:value-type="float" office:value="-8.83611111111111" calcext:value-type="float">
            <text:p>-8,836</text:p>
          </table:table-cell>
          <table:table-cell table:style-name="ce37" table:formula="of:=(YEARFRAC([.E63];[.F63];[.$C$9]))" office:value-type="float" office:value="8.83611111111111" calcext:value-type="float">
            <text:p>8,836</text:p>
          </table:table-cell>
          <table:table-cell table:formula="of:=ABS([.J63])-[.K6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12-18" calcext:value-type="date">
            <text:p>18.12.2007</text:p>
          </table:table-cell>
          <table:table-cell table:style-name="ce26" table:formula="of:=[.$C$11]+INT(RAND()*([.$C$12]-[.$C$11]))" office:value-type="date" office:date-value="2014-11-17" calcext:value-type="date">
            <text:p>17.11.2014</text:p>
          </table:table-cell>
          <table:table-cell table:style-name="ce25" table:formula="of:=INFO.OBBA.OBBA.OBMAKE(&quot;date-&quot;&amp;COLUMN()&amp;&quot;-&quot;&amp;ROW();&quot;LocalDate&quot;;[.E64])" office:value-type="string" office:string-value="date-7-64 &#10;[23990]" calcext:value-type="string">
            <text:p>date-7-64 </text:p>
            <text:p>[23990]</text:p>
          </table:table-cell>
          <table:table-cell table:style-name="ce25" table:formula="of:=INFO.OBBA.OBBA.OBMAKE(&quot;date-&quot;&amp;COLUMN()&amp;&quot;-&quot;&amp;ROW();&quot;LocalDate&quot;;[.F64])" office:value-type="string" office:string-value="date-8-64 &#10;[24489]" calcext:value-type="string">
            <text:p>date-8-64 </text:p>
            <text:p>[24489]</text:p>
          </table:table-cell>
          <table:table-cell/>
          <table:table-cell table:formula="of:=INFO.OBBA.OBBA.OBGET(INFO.OBBA.OBBA.OBCALL(&quot;&quot;;[.$B$15];&quot;getDaycountFraction&quot;;[.G64];[.H64]))" office:value-type="float" office:value="7.01666666666667" calcext:value-type="float">
            <text:p>7,017</text:p>
          </table:table-cell>
          <table:table-cell table:style-name="ce37" table:formula="of:=(YEARFRAC([.E64];[.F64];[.$C$9]))" office:value-type="float" office:value="7.01666666666667" calcext:value-type="float">
            <text:p>7,017</text:p>
          </table:table-cell>
          <table:table-cell table:formula="of:=ABS([.J64])-[.K6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5-12" calcext:value-type="date">
            <text:p>12.05.2021</text:p>
          </table:table-cell>
          <table:table-cell table:style-name="ce26" table:formula="of:=[.$C$11]+INT(RAND()*([.$C$12]-[.$C$11]))" office:value-type="date" office:date-value="2001-11-08" calcext:value-type="date">
            <text:p>08.11.2001</text:p>
          </table:table-cell>
          <table:table-cell table:style-name="ce25" table:formula="of:=INFO.OBBA.OBBA.OBMAKE(&quot;date-&quot;&amp;COLUMN()&amp;&quot;-&quot;&amp;ROW();&quot;LocalDate&quot;;[.E65])" office:value-type="string" office:string-value="date-7-65 &#10;[23991]" calcext:value-type="string">
            <text:p>date-7-65 </text:p>
            <text:p>[23991]</text:p>
          </table:table-cell>
          <table:table-cell table:style-name="ce25" table:formula="of:=INFO.OBBA.OBBA.OBMAKE(&quot;date-&quot;&amp;COLUMN()&amp;&quot;-&quot;&amp;ROW();&quot;LocalDate&quot;;[.F65])" office:value-type="string" office:string-value="date-8-65 &#10;[24490]" calcext:value-type="string">
            <text:p>date-8-65 </text:p>
            <text:p>[24490]</text:p>
          </table:table-cell>
          <table:table-cell/>
          <table:table-cell table:formula="of:=INFO.OBBA.OBBA.OBGET(INFO.OBBA.OBBA.OBCALL(&quot;&quot;;[.$B$15];&quot;getDaycountFraction&quot;;[.G65];[.H65]))" office:value-type="float" office:value="-19.7916666666667" calcext:value-type="float">
            <text:p>-19,792</text:p>
          </table:table-cell>
          <table:table-cell table:style-name="ce37" table:formula="of:=(YEARFRAC([.E65];[.F65];[.$C$9]))" office:value-type="float" office:value="19.7916666666667" calcext:value-type="float">
            <text:p>19,792</text:p>
          </table:table-cell>
          <table:table-cell table:formula="of:=ABS([.J65])-[.K6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1-22" calcext:value-type="date">
            <text:p>22.01.2002</text:p>
          </table:table-cell>
          <table:table-cell table:style-name="ce26" table:formula="of:=[.$C$11]+INT(RAND()*([.$C$12]-[.$C$11]))" office:value-type="date" office:date-value="2021-01-16" calcext:value-type="date">
            <text:p>16.01.2021</text:p>
          </table:table-cell>
          <table:table-cell table:style-name="ce25" table:formula="of:=INFO.OBBA.OBBA.OBMAKE(&quot;date-&quot;&amp;COLUMN()&amp;&quot;-&quot;&amp;ROW();&quot;LocalDate&quot;;[.E66])" office:value-type="string" office:string-value="date-7-66 &#10;[23992]" calcext:value-type="string">
            <text:p>date-7-66 </text:p>
            <text:p>[23992]</text:p>
          </table:table-cell>
          <table:table-cell table:style-name="ce25" table:formula="of:=INFO.OBBA.OBBA.OBMAKE(&quot;date-&quot;&amp;COLUMN()&amp;&quot;-&quot;&amp;ROW();&quot;LocalDate&quot;;[.F66])" office:value-type="string" office:string-value="date-8-66 &#10;[24491]" calcext:value-type="string">
            <text:p>date-8-66 </text:p>
            <text:p>[24491]</text:p>
          </table:table-cell>
          <table:table-cell/>
          <table:table-cell table:formula="of:=INFO.OBBA.OBBA.OBGET(INFO.OBBA.OBBA.OBCALL(&quot;&quot;;[.$B$15];&quot;getDaycountFraction&quot;;[.G66];[.H66]))" office:value-type="float" office:value="19.2611111111111" calcext:value-type="float">
            <text:p>19,261</text:p>
          </table:table-cell>
          <table:table-cell table:style-name="ce37" table:formula="of:=(YEARFRAC([.E66];[.F66];[.$C$9]))" office:value-type="float" office:value="19.2611111111111" calcext:value-type="float">
            <text:p>19,261</text:p>
          </table:table-cell>
          <table:table-cell table:formula="of:=ABS([.J66])-[.K6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11-30" calcext:value-type="date">
            <text:p>30.11.2008</text:p>
          </table:table-cell>
          <table:table-cell table:style-name="ce26" table:formula="of:=[.$C$11]+INT(RAND()*([.$C$12]-[.$C$11]))" office:value-type="date" office:date-value="2016-12-12" calcext:value-type="date">
            <text:p>12.12.2016</text:p>
          </table:table-cell>
          <table:table-cell table:style-name="ce25" table:formula="of:=INFO.OBBA.OBBA.OBMAKE(&quot;date-&quot;&amp;COLUMN()&amp;&quot;-&quot;&amp;ROW();&quot;LocalDate&quot;;[.E67])" office:value-type="string" office:string-value="date-7-67 &#10;[23993]" calcext:value-type="string">
            <text:p>date-7-67 </text:p>
            <text:p>[23993]</text:p>
          </table:table-cell>
          <table:table-cell table:style-name="ce25" table:formula="of:=INFO.OBBA.OBBA.OBMAKE(&quot;date-&quot;&amp;COLUMN()&amp;&quot;-&quot;&amp;ROW();&quot;LocalDate&quot;;[.F67])" office:value-type="string" office:string-value="date-8-67 &#10;[24492]" calcext:value-type="string">
            <text:p>date-8-67 </text:p>
            <text:p>[24492]</text:p>
          </table:table-cell>
          <table:table-cell/>
          <table:table-cell table:formula="of:=INFO.OBBA.OBBA.OBGET(INFO.OBBA.OBBA.OBCALL(&quot;&quot;;[.$B$15];&quot;getDaycountFraction&quot;;[.G67];[.H67]))" office:value-type="float" office:value="8.15" calcext:value-type="float">
            <text:p>8,150</text:p>
          </table:table-cell>
          <table:table-cell table:style-name="ce37" table:formula="of:=(YEARFRAC([.E67];[.F67];[.$C$9]))" office:value-type="float" office:value="8.15" calcext:value-type="float">
            <text:p>8,150</text:p>
          </table:table-cell>
          <table:table-cell table:formula="of:=ABS([.J67])-[.K6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10-26" calcext:value-type="date">
            <text:p>26.10.1997</text:p>
          </table:table-cell>
          <table:table-cell table:style-name="ce26" table:formula="of:=[.$C$11]+INT(RAND()*([.$C$12]-[.$C$11]))" office:value-type="date" office:date-value="1983-09-11" calcext:value-type="date">
            <text:p>11.09.1983</text:p>
          </table:table-cell>
          <table:table-cell table:style-name="ce25" table:formula="of:=INFO.OBBA.OBBA.OBMAKE(&quot;date-&quot;&amp;COLUMN()&amp;&quot;-&quot;&amp;ROW();&quot;LocalDate&quot;;[.E68])" office:value-type="string" office:string-value="date-7-68 &#10;[23994]" calcext:value-type="string">
            <text:p>date-7-68 </text:p>
            <text:p>[23994]</text:p>
          </table:table-cell>
          <table:table-cell table:style-name="ce25" table:formula="of:=INFO.OBBA.OBBA.OBMAKE(&quot;date-&quot;&amp;COLUMN()&amp;&quot;-&quot;&amp;ROW();&quot;LocalDate&quot;;[.F68])" office:value-type="string" office:string-value="date-8-68 &#10;[24493]" calcext:value-type="string">
            <text:p>date-8-68 </text:p>
            <text:p>[24493]</text:p>
          </table:table-cell>
          <table:table-cell/>
          <table:table-cell table:formula="of:=INFO.OBBA.OBBA.OBGET(INFO.OBBA.OBBA.OBCALL(&quot;&quot;;[.$B$15];&quot;getDaycountFraction&quot;;[.G68];[.H68]))" office:value-type="float" office:value="-14.3305555555556" calcext:value-type="float">
            <text:p>-14,331</text:p>
          </table:table-cell>
          <table:table-cell table:style-name="ce37" table:formula="of:=(YEARFRAC([.E68];[.F68];[.$C$9]))" office:value-type="float" office:value="14.3305555555556" calcext:value-type="float">
            <text:p>14,331</text:p>
          </table:table-cell>
          <table:table-cell table:formula="of:=ABS([.J68])-[.K6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5-25" calcext:value-type="date">
            <text:p>25.05.2018</text:p>
          </table:table-cell>
          <table:table-cell table:style-name="ce26" table:formula="of:=[.$C$11]+INT(RAND()*([.$C$12]-[.$C$11]))" office:value-type="date" office:date-value="2019-08-27" calcext:value-type="date">
            <text:p>27.08.2019</text:p>
          </table:table-cell>
          <table:table-cell table:style-name="ce25" table:formula="of:=INFO.OBBA.OBBA.OBMAKE(&quot;date-&quot;&amp;COLUMN()&amp;&quot;-&quot;&amp;ROW();&quot;LocalDate&quot;;[.E69])" office:value-type="string" office:string-value="date-7-69 &#10;[23995]" calcext:value-type="string">
            <text:p>date-7-69 </text:p>
            <text:p>[23995]</text:p>
          </table:table-cell>
          <table:table-cell table:style-name="ce25" table:formula="of:=INFO.OBBA.OBBA.OBMAKE(&quot;date-&quot;&amp;COLUMN()&amp;&quot;-&quot;&amp;ROW();&quot;LocalDate&quot;;[.F69])" office:value-type="string" office:string-value="date-8-69 &#10;[24494]" calcext:value-type="string">
            <text:p>date-8-69 </text:p>
            <text:p>[24494]</text:p>
          </table:table-cell>
          <table:table-cell/>
          <table:table-cell table:formula="of:=INFO.OBBA.OBBA.OBGET(INFO.OBBA.OBBA.OBCALL(&quot;&quot;;[.$B$15];&quot;getDaycountFraction&quot;;[.G69];[.H69]))" office:value-type="float" office:value="1.275" calcext:value-type="float">
            <text:p>1,275</text:p>
          </table:table-cell>
          <table:table-cell table:style-name="ce37" table:formula="of:=(YEARFRAC([.E69];[.F69];[.$C$9]))" office:value-type="float" office:value="1.275" calcext:value-type="float">
            <text:p>1,275</text:p>
          </table:table-cell>
          <table:table-cell table:formula="of:=ABS([.J69])-[.K6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4-13" calcext:value-type="date">
            <text:p>13.04.2013</text:p>
          </table:table-cell>
          <table:table-cell table:style-name="ce26" table:formula="of:=[.$C$11]+INT(RAND()*([.$C$12]-[.$C$11]))" office:value-type="date" office:date-value="2001-11-26" calcext:value-type="date">
            <text:p>26.11.2001</text:p>
          </table:table-cell>
          <table:table-cell table:style-name="ce25" table:formula="of:=INFO.OBBA.OBBA.OBMAKE(&quot;date-&quot;&amp;COLUMN()&amp;&quot;-&quot;&amp;ROW();&quot;LocalDate&quot;;[.E70])" office:value-type="string" office:string-value="date-7-70 &#10;[23996]" calcext:value-type="string">
            <text:p>date-7-70 </text:p>
            <text:p>[23996]</text:p>
          </table:table-cell>
          <table:table-cell table:style-name="ce25" table:formula="of:=INFO.OBBA.OBBA.OBMAKE(&quot;date-&quot;&amp;COLUMN()&amp;&quot;-&quot;&amp;ROW();&quot;LocalDate&quot;;[.F70])" office:value-type="string" office:string-value="date-8-70 &#10;[24495]" calcext:value-type="string">
            <text:p>date-8-70 </text:p>
            <text:p>[24495]</text:p>
          </table:table-cell>
          <table:table-cell/>
          <table:table-cell table:formula="of:=INFO.OBBA.OBBA.OBGET(INFO.OBBA.OBBA.OBCALL(&quot;&quot;;[.$B$15];&quot;getDaycountFraction&quot;;[.G70];[.H70]))" office:value-type="float" office:value="-11.5444444444444" calcext:value-type="float">
            <text:p>-11,544</text:p>
          </table:table-cell>
          <table:table-cell table:style-name="ce37" table:formula="of:=(YEARFRAC([.E70];[.F70];[.$C$9]))" office:value-type="float" office:value="11.5444444444444" calcext:value-type="float">
            <text:p>11,544</text:p>
          </table:table-cell>
          <table:table-cell table:formula="of:=ABS([.J70])-[.K7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5-12" calcext:value-type="date">
            <text:p>12.05.2011</text:p>
          </table:table-cell>
          <table:table-cell table:style-name="ce26" table:formula="of:=[.$C$11]+INT(RAND()*([.$C$12]-[.$C$11]))" office:value-type="date" office:date-value="1980-04-19" calcext:value-type="date">
            <text:p>19.04.1980</text:p>
          </table:table-cell>
          <table:table-cell table:style-name="ce25" table:formula="of:=INFO.OBBA.OBBA.OBMAKE(&quot;date-&quot;&amp;COLUMN()&amp;&quot;-&quot;&amp;ROW();&quot;LocalDate&quot;;[.E71])" office:value-type="string" office:string-value="date-7-71 &#10;[23997]" calcext:value-type="string">
            <text:p>date-7-71 </text:p>
            <text:p>[23997]</text:p>
          </table:table-cell>
          <table:table-cell table:style-name="ce25" table:formula="of:=INFO.OBBA.OBBA.OBMAKE(&quot;date-&quot;&amp;COLUMN()&amp;&quot;-&quot;&amp;ROW();&quot;LocalDate&quot;;[.F71])" office:value-type="string" office:string-value="date-8-71 &#10;[24496]" calcext:value-type="string">
            <text:p>date-8-71 </text:p>
            <text:p>[24496]</text:p>
          </table:table-cell>
          <table:table-cell/>
          <table:table-cell table:formula="of:=INFO.OBBA.OBBA.OBGET(INFO.OBBA.OBBA.OBCALL(&quot;&quot;;[.$B$15];&quot;getDaycountFraction&quot;;[.G71];[.H71]))" office:value-type="float" office:value="-31.5138888888889" calcext:value-type="float">
            <text:p>-31,514</text:p>
          </table:table-cell>
          <table:table-cell table:style-name="ce37" table:formula="of:=(YEARFRAC([.E71];[.F71];[.$C$9]))" office:value-type="float" office:value="31.5138888888889" calcext:value-type="float">
            <text:p>31,514</text:p>
          </table:table-cell>
          <table:table-cell table:formula="of:=ABS([.J71])-[.K7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4-19" calcext:value-type="date">
            <text:p>19.04.2000</text:p>
          </table:table-cell>
          <table:table-cell table:style-name="ce26" table:formula="of:=[.$C$11]+INT(RAND()*([.$C$12]-[.$C$11]))" office:value-type="date" office:date-value="2015-01-30" calcext:value-type="date">
            <text:p>30.01.2015</text:p>
          </table:table-cell>
          <table:table-cell table:style-name="ce25" table:formula="of:=INFO.OBBA.OBBA.OBMAKE(&quot;date-&quot;&amp;COLUMN()&amp;&quot;-&quot;&amp;ROW();&quot;LocalDate&quot;;[.E72])" office:value-type="string" office:string-value="date-7-72 &#10;[23998]" calcext:value-type="string">
            <text:p>date-7-72 </text:p>
            <text:p>[23998]</text:p>
          </table:table-cell>
          <table:table-cell table:style-name="ce25" table:formula="of:=INFO.OBBA.OBBA.OBMAKE(&quot;date-&quot;&amp;COLUMN()&amp;&quot;-&quot;&amp;ROW();&quot;LocalDate&quot;;[.F72])" office:value-type="string" office:string-value="date-8-72 &#10;[24497]" calcext:value-type="string">
            <text:p>date-8-72 </text:p>
            <text:p>[24497]</text:p>
          </table:table-cell>
          <table:table-cell/>
          <table:table-cell table:formula="of:=INFO.OBBA.OBBA.OBGET(INFO.OBBA.OBBA.OBCALL(&quot;&quot;;[.$B$15];&quot;getDaycountFraction&quot;;[.G72];[.H72]))" office:value-type="float" office:value="14.9972222222222" calcext:value-type="float">
            <text:p>14,997</text:p>
          </table:table-cell>
          <table:table-cell table:style-name="ce37" table:formula="of:=(YEARFRAC([.E72];[.F72];[.$C$9]))" office:value-type="float" office:value="14.9972222222222" calcext:value-type="float">
            <text:p>14,997</text:p>
          </table:table-cell>
          <table:table-cell table:formula="of:=ABS([.J72])-[.K7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12-01" calcext:value-type="date">
            <text:p>01.12.2019</text:p>
          </table:table-cell>
          <table:table-cell table:style-name="ce26" table:formula="of:=[.$C$11]+INT(RAND()*([.$C$12]-[.$C$11]))" office:value-type="date" office:date-value="1989-08-02" calcext:value-type="date">
            <text:p>02.08.1989</text:p>
          </table:table-cell>
          <table:table-cell table:style-name="ce25" table:formula="of:=INFO.OBBA.OBBA.OBMAKE(&quot;date-&quot;&amp;COLUMN()&amp;&quot;-&quot;&amp;ROW();&quot;LocalDate&quot;;[.E73])" office:value-type="string" office:string-value="date-7-73 &#10;[23999]" calcext:value-type="string">
            <text:p>date-7-73 </text:p>
            <text:p>[23999]</text:p>
          </table:table-cell>
          <table:table-cell table:style-name="ce25" table:formula="of:=INFO.OBBA.OBBA.OBMAKE(&quot;date-&quot;&amp;COLUMN()&amp;&quot;-&quot;&amp;ROW();&quot;LocalDate&quot;;[.F73])" office:value-type="string" office:string-value="date-8-73 &#10;[24498]" calcext:value-type="string">
            <text:p>date-8-73 </text:p>
            <text:p>[24498]</text:p>
          </table:table-cell>
          <table:table-cell/>
          <table:table-cell table:formula="of:=INFO.OBBA.OBBA.OBGET(INFO.OBBA.OBBA.OBCALL(&quot;&quot;;[.$B$15];&quot;getDaycountFraction&quot;;[.G73];[.H73]))" office:value-type="float" office:value="-30.7722222222222" calcext:value-type="float">
            <text:p>-30,772</text:p>
          </table:table-cell>
          <table:table-cell table:style-name="ce37" table:formula="of:=(YEARFRAC([.E73];[.F73];[.$C$9]))" office:value-type="float" office:value="30.7722222222222" calcext:value-type="float">
            <text:p>30,772</text:p>
          </table:table-cell>
          <table:table-cell table:formula="of:=ABS([.J73])-[.K7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9-30" calcext:value-type="date">
            <text:p>30.09.2010</text:p>
          </table:table-cell>
          <table:table-cell table:style-name="ce26" table:formula="of:=[.$C$11]+INT(RAND()*([.$C$12]-[.$C$11]))" office:value-type="date" office:date-value="2025-07-04" calcext:value-type="date">
            <text:p>04.07.2025</text:p>
          </table:table-cell>
          <table:table-cell table:style-name="ce25" table:formula="of:=INFO.OBBA.OBBA.OBMAKE(&quot;date-&quot;&amp;COLUMN()&amp;&quot;-&quot;&amp;ROW();&quot;LocalDate&quot;;[.E74])" office:value-type="string" office:string-value="date-7-74 &#10;[24000]" calcext:value-type="string">
            <text:p>date-7-74 </text:p>
            <text:p>[24000]</text:p>
          </table:table-cell>
          <table:table-cell table:style-name="ce25" table:formula="of:=INFO.OBBA.OBBA.OBMAKE(&quot;date-&quot;&amp;COLUMN()&amp;&quot;-&quot;&amp;ROW();&quot;LocalDate&quot;;[.F74])" office:value-type="string" office:string-value="date-8-74 &#10;[24499]" calcext:value-type="string">
            <text:p>date-8-74 </text:p>
            <text:p>[24499]</text:p>
          </table:table-cell>
          <table:table-cell/>
          <table:table-cell table:formula="of:=INFO.OBBA.OBBA.OBGET(INFO.OBBA.OBBA.OBCALL(&quot;&quot;;[.$B$15];&quot;getDaycountFraction&quot;;[.G74];[.H74]))" office:value-type="float" office:value="14.975" calcext:value-type="float">
            <text:p>14,975</text:p>
          </table:table-cell>
          <table:table-cell table:style-name="ce37" table:formula="of:=(YEARFRAC([.E74];[.F74];[.$C$9]))" office:value-type="float" office:value="14.975" calcext:value-type="float">
            <text:p>14,975</text:p>
          </table:table-cell>
          <table:table-cell table:formula="of:=ABS([.J74])-[.K7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2-24" calcext:value-type="date">
            <text:p>24.12.2016</text:p>
          </table:table-cell>
          <table:table-cell table:style-name="ce26" table:formula="of:=[.$C$11]+INT(RAND()*([.$C$12]-[.$C$11]))" office:value-type="date" office:date-value="1993-07-18" calcext:value-type="date">
            <text:p>18.07.1993</text:p>
          </table:table-cell>
          <table:table-cell table:style-name="ce25" table:formula="of:=INFO.OBBA.OBBA.OBMAKE(&quot;date-&quot;&amp;COLUMN()&amp;&quot;-&quot;&amp;ROW();&quot;LocalDate&quot;;[.E75])" office:value-type="string" office:string-value="date-7-75 &#10;[24001]" calcext:value-type="string">
            <text:p>date-7-75 </text:p>
            <text:p>[24001]</text:p>
          </table:table-cell>
          <table:table-cell table:style-name="ce25" table:formula="of:=INFO.OBBA.OBBA.OBMAKE(&quot;date-&quot;&amp;COLUMN()&amp;&quot;-&quot;&amp;ROW();&quot;LocalDate&quot;;[.F75])" office:value-type="string" office:string-value="date-8-75 &#10;[24500]" calcext:value-type="string">
            <text:p>date-8-75 </text:p>
            <text:p>[24500]</text:p>
          </table:table-cell>
          <table:table-cell/>
          <table:table-cell table:formula="of:=INFO.OBBA.OBBA.OBGET(INFO.OBBA.OBBA.OBCALL(&quot;&quot;;[.$B$15];&quot;getDaycountFraction&quot;;[.G75];[.H75]))" office:value-type="float" office:value="-23.7777777777778" calcext:value-type="float">
            <text:p>-23,778</text:p>
          </table:table-cell>
          <table:table-cell table:style-name="ce37" table:formula="of:=(YEARFRAC([.E75];[.F75];[.$C$9]))" office:value-type="float" office:value="23.7777777777778" calcext:value-type="float">
            <text:p>23,778</text:p>
          </table:table-cell>
          <table:table-cell table:formula="of:=ABS([.J75])-[.K7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9-10" calcext:value-type="date">
            <text:p>10.09.2024</text:p>
          </table:table-cell>
          <table:table-cell table:style-name="ce26" table:formula="of:=[.$C$11]+INT(RAND()*([.$C$12]-[.$C$11]))" office:value-type="date" office:date-value="1980-01-12" calcext:value-type="date">
            <text:p>12.01.1980</text:p>
          </table:table-cell>
          <table:table-cell table:style-name="ce25" table:formula="of:=INFO.OBBA.OBBA.OBMAKE(&quot;date-&quot;&amp;COLUMN()&amp;&quot;-&quot;&amp;ROW();&quot;LocalDate&quot;;[.E76])" office:value-type="string" office:string-value="date-7-76 &#10;[24002]" calcext:value-type="string">
            <text:p>date-7-76 </text:p>
            <text:p>[24002]</text:p>
          </table:table-cell>
          <table:table-cell table:style-name="ce25" table:formula="of:=INFO.OBBA.OBBA.OBMAKE(&quot;date-&quot;&amp;COLUMN()&amp;&quot;-&quot;&amp;ROW();&quot;LocalDate&quot;;[.F76])" office:value-type="string" office:string-value="date-8-76 &#10;[24501]" calcext:value-type="string">
            <text:p>date-8-76 </text:p>
            <text:p>[24501]</text:p>
          </table:table-cell>
          <table:table-cell/>
          <table:table-cell table:formula="of:=INFO.OBBA.OBBA.OBGET(INFO.OBBA.OBBA.OBCALL(&quot;&quot;;[.$B$15];&quot;getDaycountFraction&quot;;[.G76];[.H76]))" office:value-type="float" office:value="-45.3138888888889" calcext:value-type="float">
            <text:p>-45,314</text:p>
          </table:table-cell>
          <table:table-cell table:style-name="ce37" table:formula="of:=(YEARFRAC([.E76];[.F76];[.$C$9]))" office:value-type="float" office:value="45.3138888888889" calcext:value-type="float">
            <text:p>45,314</text:p>
          </table:table-cell>
          <table:table-cell table:formula="of:=ABS([.J76])-[.K7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3-10" calcext:value-type="date">
            <text:p>10.03.2021</text:p>
          </table:table-cell>
          <table:table-cell table:style-name="ce26" table:formula="of:=[.$C$11]+INT(RAND()*([.$C$12]-[.$C$11]))" office:value-type="date" office:date-value="2007-08-03" calcext:value-type="date">
            <text:p>03.08.2007</text:p>
          </table:table-cell>
          <table:table-cell table:style-name="ce25" table:formula="of:=INFO.OBBA.OBBA.OBMAKE(&quot;date-&quot;&amp;COLUMN()&amp;&quot;-&quot;&amp;ROW();&quot;LocalDate&quot;;[.E77])" office:value-type="string" office:string-value="date-7-77 &#10;[24003]" calcext:value-type="string">
            <text:p>date-7-77 </text:p>
            <text:p>[24003]</text:p>
          </table:table-cell>
          <table:table-cell table:style-name="ce25" table:formula="of:=INFO.OBBA.OBBA.OBMAKE(&quot;date-&quot;&amp;COLUMN()&amp;&quot;-&quot;&amp;ROW();&quot;LocalDate&quot;;[.F77])" office:value-type="string" office:string-value="date-8-77 &#10;[24502]" calcext:value-type="string">
            <text:p>date-8-77 </text:p>
            <text:p>[24502]</text:p>
          </table:table-cell>
          <table:table-cell/>
          <table:table-cell table:formula="of:=INFO.OBBA.OBBA.OBGET(INFO.OBBA.OBBA.OBCALL(&quot;&quot;;[.$B$15];&quot;getDaycountFraction&quot;;[.G77];[.H77]))" office:value-type="float" office:value="-13.8" calcext:value-type="float">
            <text:p>-13,800</text:p>
          </table:table-cell>
          <table:table-cell table:style-name="ce37" table:formula="of:=(YEARFRAC([.E77];[.F77];[.$C$9]))" office:value-type="float" office:value="13.8" calcext:value-type="float">
            <text:p>13,800</text:p>
          </table:table-cell>
          <table:table-cell table:formula="of:=ABS([.J77])-[.K7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9-20" calcext:value-type="date">
            <text:p>20.09.2026</text:p>
          </table:table-cell>
          <table:table-cell table:style-name="ce26" table:formula="of:=[.$C$11]+INT(RAND()*([.$C$12]-[.$C$11]))" office:value-type="date" office:date-value="1992-03-06" calcext:value-type="date">
            <text:p>06.03.1992</text:p>
          </table:table-cell>
          <table:table-cell table:style-name="ce25" table:formula="of:=INFO.OBBA.OBBA.OBMAKE(&quot;date-&quot;&amp;COLUMN()&amp;&quot;-&quot;&amp;ROW();&quot;LocalDate&quot;;[.E78])" office:value-type="string" office:string-value="date-7-78 &#10;[24004]" calcext:value-type="string">
            <text:p>date-7-78 </text:p>
            <text:p>[24004]</text:p>
          </table:table-cell>
          <table:table-cell table:style-name="ce25" table:formula="of:=INFO.OBBA.OBBA.OBMAKE(&quot;date-&quot;&amp;COLUMN()&amp;&quot;-&quot;&amp;ROW();&quot;LocalDate&quot;;[.F78])" office:value-type="string" office:string-value="date-8-78 &#10;[24503]" calcext:value-type="string">
            <text:p>date-8-78 </text:p>
            <text:p>[24503]</text:p>
          </table:table-cell>
          <table:table-cell/>
          <table:table-cell table:formula="of:=INFO.OBBA.OBBA.OBGET(INFO.OBBA.OBBA.OBCALL(&quot;&quot;;[.$B$15];&quot;getDaycountFraction&quot;;[.G78];[.H78]))" office:value-type="float" office:value="-35.0444444444444" calcext:value-type="float">
            <text:p>-35,044</text:p>
          </table:table-cell>
          <table:table-cell table:style-name="ce37" table:formula="of:=(YEARFRAC([.E78];[.F78];[.$C$9]))" office:value-type="float" office:value="35.0444444444444" calcext:value-type="float">
            <text:p>35,044</text:p>
          </table:table-cell>
          <table:table-cell table:formula="of:=ABS([.J78])-[.K7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2-09" calcext:value-type="date">
            <text:p>09.12.2005</text:p>
          </table:table-cell>
          <table:table-cell table:style-name="ce26" table:formula="of:=[.$C$11]+INT(RAND()*([.$C$12]-[.$C$11]))" office:value-type="date" office:date-value="1986-08-03" calcext:value-type="date">
            <text:p>03.08.1986</text:p>
          </table:table-cell>
          <table:table-cell table:style-name="ce25" table:formula="of:=INFO.OBBA.OBBA.OBMAKE(&quot;date-&quot;&amp;COLUMN()&amp;&quot;-&quot;&amp;ROW();&quot;LocalDate&quot;;[.E79])" office:value-type="string" office:string-value="date-7-79 &#10;[24005]" calcext:value-type="string">
            <text:p>date-7-79 </text:p>
            <text:p>[24005]</text:p>
          </table:table-cell>
          <table:table-cell table:style-name="ce25" table:formula="of:=INFO.OBBA.OBBA.OBMAKE(&quot;date-&quot;&amp;COLUMN()&amp;&quot;-&quot;&amp;ROW();&quot;LocalDate&quot;;[.F79])" office:value-type="string" office:string-value="date-8-79 &#10;[24504]" calcext:value-type="string">
            <text:p>date-8-79 </text:p>
            <text:p>[24504]</text:p>
          </table:table-cell>
          <table:table-cell/>
          <table:table-cell table:formula="of:=INFO.OBBA.OBBA.OBGET(INFO.OBBA.OBBA.OBCALL(&quot;&quot;;[.$B$15];&quot;getDaycountFraction&quot;;[.G79];[.H79]))" office:value-type="float" office:value="-19.6333333333333" calcext:value-type="float">
            <text:p>-19,633</text:p>
          </table:table-cell>
          <table:table-cell table:style-name="ce37" table:formula="of:=(YEARFRAC([.E79];[.F79];[.$C$9]))" office:value-type="float" office:value="19.6333333333333" calcext:value-type="float">
            <text:p>19,633</text:p>
          </table:table-cell>
          <table:table-cell table:formula="of:=ABS([.J79])-[.K7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7-17" calcext:value-type="date">
            <text:p>17.07.2017</text:p>
          </table:table-cell>
          <table:table-cell table:style-name="ce26" table:formula="of:=[.$C$11]+INT(RAND()*([.$C$12]-[.$C$11]))" office:value-type="date" office:date-value="2025-09-28" calcext:value-type="date">
            <text:p>28.09.2025</text:p>
          </table:table-cell>
          <table:table-cell table:style-name="ce25" table:formula="of:=INFO.OBBA.OBBA.OBMAKE(&quot;date-&quot;&amp;COLUMN()&amp;&quot;-&quot;&amp;ROW();&quot;LocalDate&quot;;[.E80])" office:value-type="string" office:string-value="date-7-80 &#10;[24006]" calcext:value-type="string">
            <text:p>date-7-80 </text:p>
            <text:p>[24006]</text:p>
          </table:table-cell>
          <table:table-cell table:style-name="ce25" table:formula="of:=INFO.OBBA.OBBA.OBMAKE(&quot;date-&quot;&amp;COLUMN()&amp;&quot;-&quot;&amp;ROW();&quot;LocalDate&quot;;[.F80])" office:value-type="string" office:string-value="date-8-80 &#10;[24505]" calcext:value-type="string">
            <text:p>date-8-80 </text:p>
            <text:p>[24505]</text:p>
          </table:table-cell>
          <table:table-cell/>
          <table:table-cell table:formula="of:=INFO.OBBA.OBBA.OBGET(INFO.OBBA.OBBA.OBCALL(&quot;&quot;;[.$B$15];&quot;getDaycountFraction&quot;;[.G80];[.H80]))" office:value-type="float" office:value="8.31944444444444" calcext:value-type="float">
            <text:p>8,319</text:p>
          </table:table-cell>
          <table:table-cell table:style-name="ce37" table:formula="of:=(YEARFRAC([.E80];[.F80];[.$C$9]))" office:value-type="float" office:value="8.31944444444444" calcext:value-type="float">
            <text:p>8,319</text:p>
          </table:table-cell>
          <table:table-cell table:formula="of:=ABS([.J80])-[.K8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5-31" calcext:value-type="date">
            <text:p>31.05.2009</text:p>
          </table:table-cell>
          <table:table-cell table:style-name="ce26" table:formula="of:=[.$C$11]+INT(RAND()*([.$C$12]-[.$C$11]))" office:value-type="date" office:date-value="2026-09-06" calcext:value-type="date">
            <text:p>06.09.2026</text:p>
          </table:table-cell>
          <table:table-cell table:style-name="ce25" table:formula="of:=INFO.OBBA.OBBA.OBMAKE(&quot;date-&quot;&amp;COLUMN()&amp;&quot;-&quot;&amp;ROW();&quot;LocalDate&quot;;[.E81])" office:value-type="string" office:string-value="date-7-81 &#10;[24007]" calcext:value-type="string">
            <text:p>date-7-81 </text:p>
            <text:p>[24007]</text:p>
          </table:table-cell>
          <table:table-cell table:style-name="ce25" table:formula="of:=INFO.OBBA.OBBA.OBMAKE(&quot;date-&quot;&amp;COLUMN()&amp;&quot;-&quot;&amp;ROW();&quot;LocalDate&quot;;[.F81])" office:value-type="string" office:string-value="date-8-81 &#10;[24506]" calcext:value-type="string">
            <text:p>date-8-81 </text:p>
            <text:p>[24506]</text:p>
          </table:table-cell>
          <table:table-cell/>
          <table:table-cell table:formula="of:=INFO.OBBA.OBBA.OBGET(INFO.OBBA.OBBA.OBCALL(&quot;&quot;;[.$B$15];&quot;getDaycountFraction&quot;;[.G81];[.H81]))" office:value-type="float" office:value="17.5194444444444" calcext:value-type="float">
            <text:p>17,519</text:p>
          </table:table-cell>
          <table:table-cell table:style-name="ce37" table:formula="of:=(YEARFRAC([.E81];[.F81];[.$C$9]))" office:value-type="float" office:value="17.5194444444444" calcext:value-type="float">
            <text:p>17,519</text:p>
          </table:table-cell>
          <table:table-cell table:formula="of:=ABS([.J81])-[.K8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4-19" calcext:value-type="date">
            <text:p>19.04.1995</text:p>
          </table:table-cell>
          <table:table-cell table:style-name="ce26" table:formula="of:=[.$C$11]+INT(RAND()*([.$C$12]-[.$C$11]))" office:value-type="date" office:date-value="2001-08-27" calcext:value-type="date">
            <text:p>27.08.2001</text:p>
          </table:table-cell>
          <table:table-cell table:style-name="ce25" table:formula="of:=INFO.OBBA.OBBA.OBMAKE(&quot;date-&quot;&amp;COLUMN()&amp;&quot;-&quot;&amp;ROW();&quot;LocalDate&quot;;[.E82])" office:value-type="string" office:string-value="date-7-82 &#10;[24008]" calcext:value-type="string">
            <text:p>date-7-82 </text:p>
            <text:p>[24008]</text:p>
          </table:table-cell>
          <table:table-cell table:style-name="ce25" table:formula="of:=INFO.OBBA.OBBA.OBMAKE(&quot;date-&quot;&amp;COLUMN()&amp;&quot;-&quot;&amp;ROW();&quot;LocalDate&quot;;[.F82])" office:value-type="string" office:string-value="date-8-82 &#10;[24507]" calcext:value-type="string">
            <text:p>date-8-82 </text:p>
            <text:p>[24507]</text:p>
          </table:table-cell>
          <table:table-cell/>
          <table:table-cell table:formula="of:=INFO.OBBA.OBBA.OBGET(INFO.OBBA.OBBA.OBCALL(&quot;&quot;;[.$B$15];&quot;getDaycountFraction&quot;;[.G82];[.H82]))" office:value-type="float" office:value="6.45" calcext:value-type="float">
            <text:p>6,450</text:p>
          </table:table-cell>
          <table:table-cell table:style-name="ce37" table:formula="of:=(YEARFRAC([.E82];[.F82];[.$C$9]))" office:value-type="float" office:value="6.45" calcext:value-type="float">
            <text:p>6,450</text:p>
          </table:table-cell>
          <table:table-cell table:formula="of:=ABS([.J82])-[.K8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1-02" calcext:value-type="date">
            <text:p>02.01.2002</text:p>
          </table:table-cell>
          <table:table-cell table:style-name="ce26" table:formula="of:=[.$C$11]+INT(RAND()*([.$C$12]-[.$C$11]))" office:value-type="date" office:date-value="2007-07-06" calcext:value-type="date">
            <text:p>06.07.2007</text:p>
          </table:table-cell>
          <table:table-cell table:style-name="ce25" table:formula="of:=INFO.OBBA.OBBA.OBMAKE(&quot;date-&quot;&amp;COLUMN()&amp;&quot;-&quot;&amp;ROW();&quot;LocalDate&quot;;[.E83])" office:value-type="string" office:string-value="date-7-83 &#10;[24009]" calcext:value-type="string">
            <text:p>date-7-83 </text:p>
            <text:p>[24009]</text:p>
          </table:table-cell>
          <table:table-cell table:style-name="ce25" table:formula="of:=INFO.OBBA.OBBA.OBMAKE(&quot;date-&quot;&amp;COLUMN()&amp;&quot;-&quot;&amp;ROW();&quot;LocalDate&quot;;[.F83])" office:value-type="string" office:string-value="date-8-83 &#10;[24508]" calcext:value-type="string">
            <text:p>date-8-83 </text:p>
            <text:p>[24508]</text:p>
          </table:table-cell>
          <table:table-cell/>
          <table:table-cell table:formula="of:=INFO.OBBA.OBBA.OBGET(INFO.OBBA.OBBA.OBCALL(&quot;&quot;;[.$B$15];&quot;getDaycountFraction&quot;;[.G83];[.H83]))" office:value-type="float" office:value="5.58611111111111" calcext:value-type="float">
            <text:p>5,586</text:p>
          </table:table-cell>
          <table:table-cell table:style-name="ce37" table:formula="of:=(YEARFRAC([.E83];[.F83];[.$C$9]))" office:value-type="float" office:value="5.58611111111111" calcext:value-type="float">
            <text:p>5,586</text:p>
          </table:table-cell>
          <table:table-cell table:formula="of:=ABS([.J83])-[.K8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6-06" calcext:value-type="date">
            <text:p>06.06.1998</text:p>
          </table:table-cell>
          <table:table-cell table:style-name="ce26" table:formula="of:=[.$C$11]+INT(RAND()*([.$C$12]-[.$C$11]))" office:value-type="date" office:date-value="2028-07-19" calcext:value-type="date">
            <text:p>19.07.2028</text:p>
          </table:table-cell>
          <table:table-cell table:style-name="ce25" table:formula="of:=INFO.OBBA.OBBA.OBMAKE(&quot;date-&quot;&amp;COLUMN()&amp;&quot;-&quot;&amp;ROW();&quot;LocalDate&quot;;[.E84])" office:value-type="string" office:string-value="date-7-84 &#10;[24010]" calcext:value-type="string">
            <text:p>date-7-84 </text:p>
            <text:p>[24010]</text:p>
          </table:table-cell>
          <table:table-cell table:style-name="ce25" table:formula="of:=INFO.OBBA.OBBA.OBMAKE(&quot;date-&quot;&amp;COLUMN()&amp;&quot;-&quot;&amp;ROW();&quot;LocalDate&quot;;[.F84])" office:value-type="string" office:string-value="date-8-84 &#10;[24509]" calcext:value-type="string">
            <text:p>date-8-84 </text:p>
            <text:p>[24509]</text:p>
          </table:table-cell>
          <table:table-cell/>
          <table:table-cell table:formula="of:=INFO.OBBA.OBBA.OBGET(INFO.OBBA.OBBA.OBCALL(&quot;&quot;;[.$B$15];&quot;getDaycountFraction&quot;;[.G84];[.H84]))" office:value-type="float" office:value="30.5583333333333" calcext:value-type="float">
            <text:p>30,558</text:p>
          </table:table-cell>
          <table:table-cell table:style-name="ce37" table:formula="of:=(YEARFRAC([.E84];[.F84];[.$C$9]))" office:value-type="float" office:value="30.5583333333333" calcext:value-type="float">
            <text:p>30,558</text:p>
          </table:table-cell>
          <table:table-cell table:formula="of:=ABS([.J84])-[.K8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8-18" calcext:value-type="date">
            <text:p>18.08.2028</text:p>
          </table:table-cell>
          <table:table-cell table:style-name="ce26" table:formula="of:=[.$C$11]+INT(RAND()*([.$C$12]-[.$C$11]))" office:value-type="date" office:date-value="2024-02-07" calcext:value-type="date">
            <text:p>07.02.2024</text:p>
          </table:table-cell>
          <table:table-cell table:style-name="ce25" table:formula="of:=INFO.OBBA.OBBA.OBMAKE(&quot;date-&quot;&amp;COLUMN()&amp;&quot;-&quot;&amp;ROW();&quot;LocalDate&quot;;[.E85])" office:value-type="string" office:string-value="date-7-85 &#10;[24011]" calcext:value-type="string">
            <text:p>date-7-85 </text:p>
            <text:p>[24011]</text:p>
          </table:table-cell>
          <table:table-cell table:style-name="ce25" table:formula="of:=INFO.OBBA.OBBA.OBMAKE(&quot;date-&quot;&amp;COLUMN()&amp;&quot;-&quot;&amp;ROW();&quot;LocalDate&quot;;[.F85])" office:value-type="string" office:string-value="date-8-85 &#10;[24510]" calcext:value-type="string">
            <text:p>date-8-85 </text:p>
            <text:p>[24510]</text:p>
          </table:table-cell>
          <table:table-cell/>
          <table:table-cell table:formula="of:=INFO.OBBA.OBBA.OBGET(INFO.OBBA.OBBA.OBCALL(&quot;&quot;;[.$B$15];&quot;getDaycountFraction&quot;;[.G85];[.H85]))" office:value-type="float" office:value="-4.59444444444444" calcext:value-type="float">
            <text:p>-4,594</text:p>
          </table:table-cell>
          <table:table-cell table:style-name="ce37" table:formula="of:=(YEARFRAC([.E85];[.F85];[.$C$9]))" office:value-type="float" office:value="4.59444444444444" calcext:value-type="float">
            <text:p>4,594</text:p>
          </table:table-cell>
          <table:table-cell table:formula="of:=ABS([.J85])-[.K8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1-29" calcext:value-type="date">
            <text:p>29.01.2018</text:p>
          </table:table-cell>
          <table:table-cell table:style-name="ce26" table:formula="of:=[.$C$11]+INT(RAND()*([.$C$12]-[.$C$11]))" office:value-type="date" office:date-value="2009-09-18" calcext:value-type="date">
            <text:p>18.09.2009</text:p>
          </table:table-cell>
          <table:table-cell table:style-name="ce25" table:formula="of:=INFO.OBBA.OBBA.OBMAKE(&quot;date-&quot;&amp;COLUMN()&amp;&quot;-&quot;&amp;ROW();&quot;LocalDate&quot;;[.E86])" office:value-type="string" office:string-value="date-7-86 &#10;[24012]" calcext:value-type="string">
            <text:p>date-7-86 </text:p>
            <text:p>[24012]</text:p>
          </table:table-cell>
          <table:table-cell table:style-name="ce25" table:formula="of:=INFO.OBBA.OBBA.OBMAKE(&quot;date-&quot;&amp;COLUMN()&amp;&quot;-&quot;&amp;ROW();&quot;LocalDate&quot;;[.F86])" office:value-type="string" office:string-value="date-8-86 &#10;[24511]" calcext:value-type="string">
            <text:p>date-8-86 </text:p>
            <text:p>[24511]</text:p>
          </table:table-cell>
          <table:table-cell/>
          <table:table-cell table:formula="of:=INFO.OBBA.OBBA.OBGET(INFO.OBBA.OBBA.OBCALL(&quot;&quot;;[.$B$15];&quot;getDaycountFraction&quot;;[.G86];[.H86]))" office:value-type="float" office:value="-8.48611111111111" calcext:value-type="float">
            <text:p>-8,486</text:p>
          </table:table-cell>
          <table:table-cell table:style-name="ce37" table:formula="of:=(YEARFRAC([.E86];[.F86];[.$C$9]))" office:value-type="float" office:value="8.48611111111111" calcext:value-type="float">
            <text:p>8,486</text:p>
          </table:table-cell>
          <table:table-cell table:formula="of:=ABS([.J86])-[.K8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5-13" calcext:value-type="date">
            <text:p>13.05.1986</text:p>
          </table:table-cell>
          <table:table-cell table:style-name="ce26" table:formula="of:=[.$C$11]+INT(RAND()*([.$C$12]-[.$C$11]))" office:value-type="date" office:date-value="1988-07-02" calcext:value-type="date">
            <text:p>02.07.1988</text:p>
          </table:table-cell>
          <table:table-cell table:style-name="ce25" table:formula="of:=INFO.OBBA.OBBA.OBMAKE(&quot;date-&quot;&amp;COLUMN()&amp;&quot;-&quot;&amp;ROW();&quot;LocalDate&quot;;[.E87])" office:value-type="string" office:string-value="date-7-87 &#10;[24013]" calcext:value-type="string">
            <text:p>date-7-87 </text:p>
            <text:p>[24013]</text:p>
          </table:table-cell>
          <table:table-cell table:style-name="ce25" table:formula="of:=INFO.OBBA.OBBA.OBMAKE(&quot;date-&quot;&amp;COLUMN()&amp;&quot;-&quot;&amp;ROW();&quot;LocalDate&quot;;[.F87])" office:value-type="string" office:string-value="date-8-87 &#10;[24512]" calcext:value-type="string">
            <text:p>date-8-87 </text:p>
            <text:p>[24512]</text:p>
          </table:table-cell>
          <table:table-cell/>
          <table:table-cell table:formula="of:=INFO.OBBA.OBBA.OBGET(INFO.OBBA.OBBA.OBCALL(&quot;&quot;;[.$B$15];&quot;getDaycountFraction&quot;;[.G87];[.H87]))" office:value-type="float" office:value="2.16944444444444" calcext:value-type="float">
            <text:p>2,169</text:p>
          </table:table-cell>
          <table:table-cell table:style-name="ce37" table:formula="of:=(YEARFRAC([.E87];[.F87];[.$C$9]))" office:value-type="float" office:value="2.16944444444444" calcext:value-type="float">
            <text:p>2,169</text:p>
          </table:table-cell>
          <table:table-cell table:formula="of:=ABS([.J87])-[.K8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12-28" calcext:value-type="date">
            <text:p>28.12.1990</text:p>
          </table:table-cell>
          <table:table-cell table:style-name="ce26" table:formula="of:=[.$C$11]+INT(RAND()*([.$C$12]-[.$C$11]))" office:value-type="date" office:date-value="1988-03-12" calcext:value-type="date">
            <text:p>12.03.1988</text:p>
          </table:table-cell>
          <table:table-cell table:style-name="ce25" table:formula="of:=INFO.OBBA.OBBA.OBMAKE(&quot;date-&quot;&amp;COLUMN()&amp;&quot;-&quot;&amp;ROW();&quot;LocalDate&quot;;[.E88])" office:value-type="string" office:string-value="date-7-88 &#10;[24014]" calcext:value-type="string">
            <text:p>date-7-88 </text:p>
            <text:p>[24014]</text:p>
          </table:table-cell>
          <table:table-cell table:style-name="ce25" table:formula="of:=INFO.OBBA.OBBA.OBMAKE(&quot;date-&quot;&amp;COLUMN()&amp;&quot;-&quot;&amp;ROW();&quot;LocalDate&quot;;[.F88])" office:value-type="string" office:string-value="date-8-88 &#10;[24513]" calcext:value-type="string">
            <text:p>date-8-88 </text:p>
            <text:p>[24513]</text:p>
          </table:table-cell>
          <table:table-cell/>
          <table:table-cell table:formula="of:=INFO.OBBA.OBBA.OBGET(INFO.OBBA.OBBA.OBCALL(&quot;&quot;;[.$B$15];&quot;getDaycountFraction&quot;;[.G88];[.H88]))" office:value-type="float" office:value="-2.83611111111111" calcext:value-type="float">
            <text:p>-2,836</text:p>
          </table:table-cell>
          <table:table-cell table:style-name="ce37" table:formula="of:=(YEARFRAC([.E88];[.F88];[.$C$9]))" office:value-type="float" office:value="2.83611111111111" calcext:value-type="float">
            <text:p>2,836</text:p>
          </table:table-cell>
          <table:table-cell table:formula="of:=ABS([.J88])-[.K8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5-04" calcext:value-type="date">
            <text:p>04.05.2014</text:p>
          </table:table-cell>
          <table:table-cell table:style-name="ce26" table:formula="of:=[.$C$11]+INT(RAND()*([.$C$12]-[.$C$11]))" office:value-type="date" office:date-value="1991-09-28" calcext:value-type="date">
            <text:p>28.09.1991</text:p>
          </table:table-cell>
          <table:table-cell table:style-name="ce25" table:formula="of:=INFO.OBBA.OBBA.OBMAKE(&quot;date-&quot;&amp;COLUMN()&amp;&quot;-&quot;&amp;ROW();&quot;LocalDate&quot;;[.E89])" office:value-type="string" office:string-value="date-7-89 &#10;[24015]" calcext:value-type="string">
            <text:p>date-7-89 </text:p>
            <text:p>[24015]</text:p>
          </table:table-cell>
          <table:table-cell table:style-name="ce25" table:formula="of:=INFO.OBBA.OBBA.OBMAKE(&quot;date-&quot;&amp;COLUMN()&amp;&quot;-&quot;&amp;ROW();&quot;LocalDate&quot;;[.F89])" office:value-type="string" office:string-value="date-8-89 &#10;[24514]" calcext:value-type="string">
            <text:p>date-8-89 </text:p>
            <text:p>[24514]</text:p>
          </table:table-cell>
          <table:table-cell/>
          <table:table-cell table:formula="of:=INFO.OBBA.OBBA.OBGET(INFO.OBBA.OBBA.OBCALL(&quot;&quot;;[.$B$15];&quot;getDaycountFraction&quot;;[.G89];[.H89]))" office:value-type="float" office:value="-22.9277777777778" calcext:value-type="float">
            <text:p>-22,928</text:p>
          </table:table-cell>
          <table:table-cell table:style-name="ce37" table:formula="of:=(YEARFRAC([.E89];[.F89];[.$C$9]))" office:value-type="float" office:value="22.9277777777778" calcext:value-type="float">
            <text:p>22,928</text:p>
          </table:table-cell>
          <table:table-cell table:formula="of:=ABS([.J89])-[.K8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6-03" calcext:value-type="date">
            <text:p>03.06.2027</text:p>
          </table:table-cell>
          <table:table-cell table:style-name="ce26" table:formula="of:=[.$C$11]+INT(RAND()*([.$C$12]-[.$C$11]))" office:value-type="date" office:date-value="2013-01-11" calcext:value-type="date">
            <text:p>11.01.2013</text:p>
          </table:table-cell>
          <table:table-cell table:style-name="ce25" table:formula="of:=INFO.OBBA.OBBA.OBMAKE(&quot;date-&quot;&amp;COLUMN()&amp;&quot;-&quot;&amp;ROW();&quot;LocalDate&quot;;[.E90])" office:value-type="string" office:string-value="date-7-90 &#10;[24016]" calcext:value-type="string">
            <text:p>date-7-90 </text:p>
            <text:p>[24016]</text:p>
          </table:table-cell>
          <table:table-cell table:style-name="ce25" table:formula="of:=INFO.OBBA.OBBA.OBMAKE(&quot;date-&quot;&amp;COLUMN()&amp;&quot;-&quot;&amp;ROW();&quot;LocalDate&quot;;[.F90])" office:value-type="string" office:string-value="date-8-90 &#10;[24515]" calcext:value-type="string">
            <text:p>date-8-90 </text:p>
            <text:p>[24515]</text:p>
          </table:table-cell>
          <table:table-cell/>
          <table:table-cell table:formula="of:=INFO.OBBA.OBBA.OBGET(INFO.OBBA.OBBA.OBCALL(&quot;&quot;;[.$B$15];&quot;getDaycountFraction&quot;;[.G90];[.H90]))" office:value-type="float" office:value="-14.6" calcext:value-type="float">
            <text:p>-14,600</text:p>
          </table:table-cell>
          <table:table-cell table:style-name="ce37" table:formula="of:=(YEARFRAC([.E90];[.F90];[.$C$9]))" office:value-type="float" office:value="14.6" calcext:value-type="float">
            <text:p>14,600</text:p>
          </table:table-cell>
          <table:table-cell table:formula="of:=ABS([.J90])-[.K9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9-11" calcext:value-type="date">
            <text:p>11.09.2022</text:p>
          </table:table-cell>
          <table:table-cell table:style-name="ce26" table:formula="of:=[.$C$11]+INT(RAND()*([.$C$12]-[.$C$11]))" office:value-type="date" office:date-value="2002-12-22" calcext:value-type="date">
            <text:p>22.12.2002</text:p>
          </table:table-cell>
          <table:table-cell table:style-name="ce25" table:formula="of:=INFO.OBBA.OBBA.OBMAKE(&quot;date-&quot;&amp;COLUMN()&amp;&quot;-&quot;&amp;ROW();&quot;LocalDate&quot;;[.E91])" office:value-type="string" office:string-value="date-7-91 &#10;[24017]" calcext:value-type="string">
            <text:p>date-7-91 </text:p>
            <text:p>[24017]</text:p>
          </table:table-cell>
          <table:table-cell table:style-name="ce25" table:formula="of:=INFO.OBBA.OBBA.OBMAKE(&quot;date-&quot;&amp;COLUMN()&amp;&quot;-&quot;&amp;ROW();&quot;LocalDate&quot;;[.F91])" office:value-type="string" office:string-value="date-8-91 &#10;[24516]" calcext:value-type="string">
            <text:p>date-8-91 </text:p>
            <text:p>[24516]</text:p>
          </table:table-cell>
          <table:table-cell/>
          <table:table-cell table:formula="of:=INFO.OBBA.OBBA.OBGET(INFO.OBBA.OBBA.OBCALL(&quot;&quot;;[.$B$15];&quot;getDaycountFraction&quot;;[.G91];[.H91]))" office:value-type="float" office:value="-20.0083333333333" calcext:value-type="float">
            <text:p>-20,008</text:p>
          </table:table-cell>
          <table:table-cell table:style-name="ce37" table:formula="of:=(YEARFRAC([.E91];[.F91];[.$C$9]))" office:value-type="float" office:value="20.0083333333333" calcext:value-type="float">
            <text:p>20,008</text:p>
          </table:table-cell>
          <table:table-cell table:formula="of:=ABS([.J91])-[.K9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4-18" calcext:value-type="date">
            <text:p>18.04.2017</text:p>
          </table:table-cell>
          <table:table-cell table:style-name="ce26" table:formula="of:=[.$C$11]+INT(RAND()*([.$C$12]-[.$C$11]))" office:value-type="date" office:date-value="2016-04-16" calcext:value-type="date">
            <text:p>16.04.2016</text:p>
          </table:table-cell>
          <table:table-cell table:style-name="ce25" table:formula="of:=INFO.OBBA.OBBA.OBMAKE(&quot;date-&quot;&amp;COLUMN()&amp;&quot;-&quot;&amp;ROW();&quot;LocalDate&quot;;[.E92])" office:value-type="string" office:string-value="date-7-92 &#10;[24018]" calcext:value-type="string">
            <text:p>date-7-92 </text:p>
            <text:p>[24018]</text:p>
          </table:table-cell>
          <table:table-cell table:style-name="ce25" table:formula="of:=INFO.OBBA.OBBA.OBMAKE(&quot;date-&quot;&amp;COLUMN()&amp;&quot;-&quot;&amp;ROW();&quot;LocalDate&quot;;[.F92])" office:value-type="string" office:string-value="date-8-92 &#10;[24517]" calcext:value-type="string">
            <text:p>date-8-92 </text:p>
            <text:p>[24517]</text:p>
          </table:table-cell>
          <table:table-cell/>
          <table:table-cell table:formula="of:=INFO.OBBA.OBBA.OBGET(INFO.OBBA.OBBA.OBCALL(&quot;&quot;;[.$B$15];&quot;getDaycountFraction&quot;;[.G92];[.H92]))" office:value-type="float" office:value="-1.01944444444444" calcext:value-type="float">
            <text:p>-1,019</text:p>
          </table:table-cell>
          <table:table-cell table:style-name="ce37" table:formula="of:=(YEARFRAC([.E92];[.F92];[.$C$9]))" office:value-type="float" office:value="1.01944444444444" calcext:value-type="float">
            <text:p>1,019</text:p>
          </table:table-cell>
          <table:table-cell table:formula="of:=ABS([.J92])-[.K9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5-16" calcext:value-type="date">
            <text:p>16.05.1988</text:p>
          </table:table-cell>
          <table:table-cell table:style-name="ce26" table:formula="of:=[.$C$11]+INT(RAND()*([.$C$12]-[.$C$11]))" office:value-type="date" office:date-value="1994-03-17" calcext:value-type="date">
            <text:p>17.03.1994</text:p>
          </table:table-cell>
          <table:table-cell table:style-name="ce25" table:formula="of:=INFO.OBBA.OBBA.OBMAKE(&quot;date-&quot;&amp;COLUMN()&amp;&quot;-&quot;&amp;ROW();&quot;LocalDate&quot;;[.E93])" office:value-type="string" office:string-value="date-7-93 &#10;[24019]" calcext:value-type="string">
            <text:p>date-7-93 </text:p>
            <text:p>[24019]</text:p>
          </table:table-cell>
          <table:table-cell table:style-name="ce25" table:formula="of:=INFO.OBBA.OBBA.OBMAKE(&quot;date-&quot;&amp;COLUMN()&amp;&quot;-&quot;&amp;ROW();&quot;LocalDate&quot;;[.F93])" office:value-type="string" office:string-value="date-8-93 &#10;[24518]" calcext:value-type="string">
            <text:p>date-8-93 </text:p>
            <text:p>[24518]</text:p>
          </table:table-cell>
          <table:table-cell/>
          <table:table-cell table:formula="of:=INFO.OBBA.OBBA.OBGET(INFO.OBBA.OBBA.OBCALL(&quot;&quot;;[.$B$15];&quot;getDaycountFraction&quot;;[.G93];[.H93]))" office:value-type="float" office:value="5.91944444444444" calcext:value-type="float">
            <text:p>5,919</text:p>
          </table:table-cell>
          <table:table-cell table:style-name="ce37" table:formula="of:=(YEARFRAC([.E93];[.F93];[.$C$9]))" office:value-type="float" office:value="5.91944444444444" calcext:value-type="float">
            <text:p>5,919</text:p>
          </table:table-cell>
          <table:table-cell table:formula="of:=ABS([.J93])-[.K9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2-23" calcext:value-type="date">
            <text:p>23.02.2007</text:p>
          </table:table-cell>
          <table:table-cell table:style-name="ce26" table:formula="of:=[.$C$11]+INT(RAND()*([.$C$12]-[.$C$11]))" office:value-type="date" office:date-value="1991-06-21" calcext:value-type="date">
            <text:p>21.06.1991</text:p>
          </table:table-cell>
          <table:table-cell table:style-name="ce25" table:formula="of:=INFO.OBBA.OBBA.OBMAKE(&quot;date-&quot;&amp;COLUMN()&amp;&quot;-&quot;&amp;ROW();&quot;LocalDate&quot;;[.E94])" office:value-type="string" office:string-value="date-7-94 &#10;[24020]" calcext:value-type="string">
            <text:p>date-7-94 </text:p>
            <text:p>[24020]</text:p>
          </table:table-cell>
          <table:table-cell table:style-name="ce25" table:formula="of:=INFO.OBBA.OBBA.OBMAKE(&quot;date-&quot;&amp;COLUMN()&amp;&quot;-&quot;&amp;ROW();&quot;LocalDate&quot;;[.F94])" office:value-type="string" office:string-value="date-8-94 &#10;[24519]" calcext:value-type="string">
            <text:p>date-8-94 </text:p>
            <text:p>[24519]</text:p>
          </table:table-cell>
          <table:table-cell/>
          <table:table-cell table:formula="of:=INFO.OBBA.OBBA.OBGET(INFO.OBBA.OBBA.OBCALL(&quot;&quot;;[.$B$15];&quot;getDaycountFraction&quot;;[.G94];[.H94]))" office:value-type="float" office:value="-15.9055555555556" calcext:value-type="float">
            <text:p>-15,906</text:p>
          </table:table-cell>
          <table:table-cell table:style-name="ce37" table:formula="of:=(YEARFRAC([.E94];[.F94];[.$C$9]))" office:value-type="float" office:value="15.9055555555556" calcext:value-type="float">
            <text:p>15,906</text:p>
          </table:table-cell>
          <table:table-cell table:formula="of:=ABS([.J94])-[.K9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11-30" calcext:value-type="date">
            <text:p>30.11.2023</text:p>
          </table:table-cell>
          <table:table-cell table:style-name="ce26" table:formula="of:=[.$C$11]+INT(RAND()*([.$C$12]-[.$C$11]))" office:value-type="date" office:date-value="1997-03-07" calcext:value-type="date">
            <text:p>07.03.1997</text:p>
          </table:table-cell>
          <table:table-cell table:style-name="ce25" table:formula="of:=INFO.OBBA.OBBA.OBMAKE(&quot;date-&quot;&amp;COLUMN()&amp;&quot;-&quot;&amp;ROW();&quot;LocalDate&quot;;[.E95])" office:value-type="string" office:string-value="date-7-95 &#10;[24021]" calcext:value-type="string">
            <text:p>date-7-95 </text:p>
            <text:p>[24021]</text:p>
          </table:table-cell>
          <table:table-cell table:style-name="ce25" table:formula="of:=INFO.OBBA.OBBA.OBMAKE(&quot;date-&quot;&amp;COLUMN()&amp;&quot;-&quot;&amp;ROW();&quot;LocalDate&quot;;[.F95])" office:value-type="string" office:string-value="date-8-95 &#10;[24520]" calcext:value-type="string">
            <text:p>date-8-95 </text:p>
            <text:p>[24520]</text:p>
          </table:table-cell>
          <table:table-cell/>
          <table:table-cell table:formula="of:=INFO.OBBA.OBBA.OBGET(INFO.OBBA.OBBA.OBCALL(&quot;&quot;;[.$B$15];&quot;getDaycountFraction&quot;;[.G95];[.H95]))" office:value-type="float" office:value="-27.1222222222222" calcext:value-type="float">
            <text:p>-27,122</text:p>
          </table:table-cell>
          <table:table-cell table:style-name="ce37" table:formula="of:=(YEARFRAC([.E95];[.F95];[.$C$9]))" office:value-type="float" office:value="27.1222222222222" calcext:value-type="float">
            <text:p>27,122</text:p>
          </table:table-cell>
          <table:table-cell table:formula="of:=ABS([.J95])-[.K9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7-14" calcext:value-type="date">
            <text:p>14.07.1999</text:p>
          </table:table-cell>
          <table:table-cell table:style-name="ce26" table:formula="of:=[.$C$11]+INT(RAND()*([.$C$12]-[.$C$11]))" office:value-type="date" office:date-value="2027-11-10" calcext:value-type="date">
            <text:p>10.11.2027</text:p>
          </table:table-cell>
          <table:table-cell table:style-name="ce25" table:formula="of:=INFO.OBBA.OBBA.OBMAKE(&quot;date-&quot;&amp;COLUMN()&amp;&quot;-&quot;&amp;ROW();&quot;LocalDate&quot;;[.E96])" office:value-type="string" office:string-value="date-7-96 &#10;[24022]" calcext:value-type="string">
            <text:p>date-7-96 </text:p>
            <text:p>[24022]</text:p>
          </table:table-cell>
          <table:table-cell table:style-name="ce25" table:formula="of:=INFO.OBBA.OBBA.OBMAKE(&quot;date-&quot;&amp;COLUMN()&amp;&quot;-&quot;&amp;ROW();&quot;LocalDate&quot;;[.F96])" office:value-type="string" office:string-value="date-8-96 &#10;[24521]" calcext:value-type="string">
            <text:p>date-8-96 </text:p>
            <text:p>[24521]</text:p>
          </table:table-cell>
          <table:table-cell/>
          <table:table-cell table:formula="of:=INFO.OBBA.OBBA.OBGET(INFO.OBBA.OBBA.OBCALL(&quot;&quot;;[.$B$15];&quot;getDaycountFraction&quot;;[.G96];[.H96]))" office:value-type="float" office:value="28.7388888888889" calcext:value-type="float">
            <text:p>28,739</text:p>
          </table:table-cell>
          <table:table-cell table:style-name="ce37" table:formula="of:=(YEARFRAC([.E96];[.F96];[.$C$9]))" office:value-type="float" office:value="28.7388888888889" calcext:value-type="float">
            <text:p>28,739</text:p>
          </table:table-cell>
          <table:table-cell table:formula="of:=ABS([.J96])-[.K9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1-03" calcext:value-type="date">
            <text:p>03.01.2008</text:p>
          </table:table-cell>
          <table:table-cell table:style-name="ce26" table:formula="of:=[.$C$11]+INT(RAND()*([.$C$12]-[.$C$11]))" office:value-type="date" office:date-value="2001-05-27" calcext:value-type="date">
            <text:p>27.05.2001</text:p>
          </table:table-cell>
          <table:table-cell table:style-name="ce25" table:formula="of:=INFO.OBBA.OBBA.OBMAKE(&quot;date-&quot;&amp;COLUMN()&amp;&quot;-&quot;&amp;ROW();&quot;LocalDate&quot;;[.E97])" office:value-type="string" office:string-value="date-7-97 &#10;[24023]" calcext:value-type="string">
            <text:p>date-7-97 </text:p>
            <text:p>[24023]</text:p>
          </table:table-cell>
          <table:table-cell table:style-name="ce25" table:formula="of:=INFO.OBBA.OBBA.OBMAKE(&quot;date-&quot;&amp;COLUMN()&amp;&quot;-&quot;&amp;ROW();&quot;LocalDate&quot;;[.F97])" office:value-type="string" office:string-value="date-8-97 &#10;[24522]" calcext:value-type="string">
            <text:p>date-8-97 </text:p>
            <text:p>[24522]</text:p>
          </table:table-cell>
          <table:table-cell/>
          <table:table-cell table:formula="of:=INFO.OBBA.OBBA.OBGET(INFO.OBBA.OBBA.OBCALL(&quot;&quot;;[.$B$15];&quot;getDaycountFraction&quot;;[.G97];[.H97]))" office:value-type="float" office:value="-6.7" calcext:value-type="float">
            <text:p>-6,700</text:p>
          </table:table-cell>
          <table:table-cell table:style-name="ce37" table:formula="of:=(YEARFRAC([.E97];[.F97];[.$C$9]))" office:value-type="float" office:value="6.7" calcext:value-type="float">
            <text:p>6,700</text:p>
          </table:table-cell>
          <table:table-cell table:formula="of:=ABS([.J97])-[.K9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11-04" calcext:value-type="date">
            <text:p>04.11.2019</text:p>
          </table:table-cell>
          <table:table-cell table:style-name="ce26" table:formula="of:=[.$C$11]+INT(RAND()*([.$C$12]-[.$C$11]))" office:value-type="date" office:date-value="1997-04-14" calcext:value-type="date">
            <text:p>14.04.1997</text:p>
          </table:table-cell>
          <table:table-cell table:style-name="ce25" table:formula="of:=INFO.OBBA.OBBA.OBMAKE(&quot;date-&quot;&amp;COLUMN()&amp;&quot;-&quot;&amp;ROW();&quot;LocalDate&quot;;[.E98])" office:value-type="string" office:string-value="date-7-98 &#10;[24024]" calcext:value-type="string">
            <text:p>date-7-98 </text:p>
            <text:p>[24024]</text:p>
          </table:table-cell>
          <table:table-cell table:style-name="ce25" table:formula="of:=INFO.OBBA.OBBA.OBMAKE(&quot;date-&quot;&amp;COLUMN()&amp;&quot;-&quot;&amp;ROW();&quot;LocalDate&quot;;[.F98])" office:value-type="string" office:string-value="date-8-98 &#10;[24523]" calcext:value-type="string">
            <text:p>date-8-98 </text:p>
            <text:p>[24523]</text:p>
          </table:table-cell>
          <table:table-cell/>
          <table:table-cell table:formula="of:=INFO.OBBA.OBBA.OBGET(INFO.OBBA.OBBA.OBCALL(&quot;&quot;;[.$B$15];&quot;getDaycountFraction&quot;;[.G98];[.H98]))" office:value-type="float" office:value="-22.8861111111111" calcext:value-type="float">
            <text:p>-22,886</text:p>
          </table:table-cell>
          <table:table-cell table:style-name="ce37" table:formula="of:=(YEARFRAC([.E98];[.F98];[.$C$9]))" office:value-type="float" office:value="22.8861111111111" calcext:value-type="float">
            <text:p>22,886</text:p>
          </table:table-cell>
          <table:table-cell table:formula="of:=ABS([.J98])-[.K9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5-21" calcext:value-type="date">
            <text:p>21.05.2012</text:p>
          </table:table-cell>
          <table:table-cell table:style-name="ce26" table:formula="of:=[.$C$11]+INT(RAND()*([.$C$12]-[.$C$11]))" office:value-type="date" office:date-value="1997-12-22" calcext:value-type="date">
            <text:p>22.12.1997</text:p>
          </table:table-cell>
          <table:table-cell table:style-name="ce25" table:formula="of:=INFO.OBBA.OBBA.OBMAKE(&quot;date-&quot;&amp;COLUMN()&amp;&quot;-&quot;&amp;ROW();&quot;LocalDate&quot;;[.E99])" office:value-type="string" office:string-value="date-7-99 &#10;[24025]" calcext:value-type="string">
            <text:p>date-7-99 </text:p>
            <text:p>[24025]</text:p>
          </table:table-cell>
          <table:table-cell table:style-name="ce25" table:formula="of:=INFO.OBBA.OBBA.OBMAKE(&quot;date-&quot;&amp;COLUMN()&amp;&quot;-&quot;&amp;ROW();&quot;LocalDate&quot;;[.F99])" office:value-type="string" office:string-value="date-8-99 &#10;[24524]" calcext:value-type="string">
            <text:p>date-8-99 </text:p>
            <text:p>[24524]</text:p>
          </table:table-cell>
          <table:table-cell/>
          <table:table-cell table:formula="of:=INFO.OBBA.OBBA.OBGET(INFO.OBBA.OBBA.OBCALL(&quot;&quot;;[.$B$15];&quot;getDaycountFraction&quot;;[.G99];[.H99]))" office:value-type="float" office:value="-14.6222222222222" calcext:value-type="float">
            <text:p>-14,622</text:p>
          </table:table-cell>
          <table:table-cell table:style-name="ce37" table:formula="of:=(YEARFRAC([.E99];[.F99];[.$C$9]))" office:value-type="float" office:value="14.6222222222222" calcext:value-type="float">
            <text:p>14,622</text:p>
          </table:table-cell>
          <table:table-cell table:formula="of:=ABS([.J99])-[.K9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7-10" calcext:value-type="date">
            <text:p>10.07.2028</text:p>
          </table:table-cell>
          <table:table-cell table:style-name="ce26" table:formula="of:=[.$C$11]+INT(RAND()*([.$C$12]-[.$C$11]))" office:value-type="date" office:date-value="1994-02-27" calcext:value-type="date">
            <text:p>27.02.1994</text:p>
          </table:table-cell>
          <table:table-cell table:style-name="ce25" table:formula="of:=INFO.OBBA.OBBA.OBMAKE(&quot;date-&quot;&amp;COLUMN()&amp;&quot;-&quot;&amp;ROW();&quot;LocalDate&quot;;[.E100])" office:value-type="string" office:string-value="date-7-100 &#10;[24026]" calcext:value-type="string">
            <text:p>date-7-100 </text:p>
            <text:p>[24026]</text:p>
          </table:table-cell>
          <table:table-cell table:style-name="ce25" table:formula="of:=INFO.OBBA.OBBA.OBMAKE(&quot;date-&quot;&amp;COLUMN()&amp;&quot;-&quot;&amp;ROW();&quot;LocalDate&quot;;[.F100])" office:value-type="string" office:string-value="date-8-100 &#10;[24525]" calcext:value-type="string">
            <text:p>date-8-100 </text:p>
            <text:p>[24525]</text:p>
          </table:table-cell>
          <table:table-cell/>
          <table:table-cell table:formula="of:=INFO.OBBA.OBBA.OBGET(INFO.OBBA.OBBA.OBCALL(&quot;&quot;;[.$B$15];&quot;getDaycountFraction&quot;;[.G100];[.H100]))" office:value-type="float" office:value="-34.8666666666667" calcext:value-type="float">
            <text:p>-34,867</text:p>
          </table:table-cell>
          <table:table-cell table:style-name="ce37" table:formula="of:=(YEARFRAC([.E100];[.F100];[.$C$9]))" office:value-type="float" office:value="34.8666666666667" calcext:value-type="float">
            <text:p>34,867</text:p>
          </table:table-cell>
          <table:table-cell table:formula="of:=ABS([.J100])-[.K10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10-15" calcext:value-type="date">
            <text:p>15.10.1999</text:p>
          </table:table-cell>
          <table:table-cell table:style-name="ce26" table:formula="of:=[.$C$11]+INT(RAND()*([.$C$12]-[.$C$11]))" office:value-type="date" office:date-value="1983-02-26" calcext:value-type="date">
            <text:p>26.02.1983</text:p>
          </table:table-cell>
          <table:table-cell table:style-name="ce25" table:formula="of:=INFO.OBBA.OBBA.OBMAKE(&quot;date-&quot;&amp;COLUMN()&amp;&quot;-&quot;&amp;ROW();&quot;LocalDate&quot;;[.E101])" office:value-type="string" office:string-value="date-7-101 &#10;[24027]" calcext:value-type="string">
            <text:p>date-7-101 </text:p>
            <text:p>[24027]</text:p>
          </table:table-cell>
          <table:table-cell table:style-name="ce25" table:formula="of:=INFO.OBBA.OBBA.OBMAKE(&quot;date-&quot;&amp;COLUMN()&amp;&quot;-&quot;&amp;ROW();&quot;LocalDate&quot;;[.F101])" office:value-type="string" office:string-value="date-8-101 &#10;[24526]" calcext:value-type="string">
            <text:p>date-8-101 </text:p>
            <text:p>[24526]</text:p>
          </table:table-cell>
          <table:table-cell/>
          <table:table-cell table:formula="of:=INFO.OBBA.OBBA.OBGET(INFO.OBBA.OBBA.OBCALL(&quot;&quot;;[.$B$15];&quot;getDaycountFraction&quot;;[.G101];[.H101]))" office:value-type="float" office:value="-16.875" calcext:value-type="float">
            <text:p>-16,875</text:p>
          </table:table-cell>
          <table:table-cell table:style-name="ce37" table:formula="of:=(YEARFRAC([.E101];[.F101];[.$C$9]))" office:value-type="float" office:value="16.875" calcext:value-type="float">
            <text:p>16,875</text:p>
          </table:table-cell>
          <table:table-cell table:formula="of:=ABS([.J101])-[.K10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3-01" calcext:value-type="date">
            <text:p>01.03.2012</text:p>
          </table:table-cell>
          <table:table-cell table:style-name="ce26" table:formula="of:=[.$C$11]+INT(RAND()*([.$C$12]-[.$C$11]))" office:value-type="date" office:date-value="1985-02-05" calcext:value-type="date">
            <text:p>05.02.1985</text:p>
          </table:table-cell>
          <table:table-cell table:style-name="ce25" table:formula="of:=INFO.OBBA.OBBA.OBMAKE(&quot;date-&quot;&amp;COLUMN()&amp;&quot;-&quot;&amp;ROW();&quot;LocalDate&quot;;[.E102])" office:value-type="string" office:string-value="date-7-102 &#10;[24028]" calcext:value-type="string">
            <text:p>date-7-102 </text:p>
            <text:p>[24028]</text:p>
          </table:table-cell>
          <table:table-cell table:style-name="ce25" table:formula="of:=INFO.OBBA.OBBA.OBMAKE(&quot;date-&quot;&amp;COLUMN()&amp;&quot;-&quot;&amp;ROW();&quot;LocalDate&quot;;[.F102])" office:value-type="string" office:string-value="date-8-102 &#10;[24527]" calcext:value-type="string">
            <text:p>date-8-102 </text:p>
            <text:p>[24527]</text:p>
          </table:table-cell>
          <table:table-cell/>
          <table:table-cell table:formula="of:=INFO.OBBA.OBBA.OBGET(INFO.OBBA.OBBA.OBCALL(&quot;&quot;;[.$B$15];&quot;getDaycountFraction&quot;;[.G102];[.H102]))" office:value-type="float" office:value="-27.4611111111111" calcext:value-type="float">
            <text:p>-27,461</text:p>
          </table:table-cell>
          <table:table-cell table:style-name="ce37" table:formula="of:=(YEARFRAC([.E102];[.F102];[.$C$9]))" office:value-type="float" office:value="27.4611111111111" calcext:value-type="float">
            <text:p>27,461</text:p>
          </table:table-cell>
          <table:table-cell table:formula="of:=ABS([.J102])-[.K10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10-04" calcext:value-type="date">
            <text:p>04.10.2028</text:p>
          </table:table-cell>
          <table:table-cell table:style-name="ce26" table:formula="of:=[.$C$11]+INT(RAND()*([.$C$12]-[.$C$11]))" office:value-type="date" office:date-value="2027-03-25" calcext:value-type="date">
            <text:p>25.03.2027</text:p>
          </table:table-cell>
          <table:table-cell table:style-name="ce25" table:formula="of:=INFO.OBBA.OBBA.OBMAKE(&quot;date-&quot;&amp;COLUMN()&amp;&quot;-&quot;&amp;ROW();&quot;LocalDate&quot;;[.E103])" office:value-type="string" office:string-value="date-7-103 &#10;[24029]" calcext:value-type="string">
            <text:p>date-7-103 </text:p>
            <text:p>[24029]</text:p>
          </table:table-cell>
          <table:table-cell table:style-name="ce25" table:formula="of:=INFO.OBBA.OBBA.OBMAKE(&quot;date-&quot;&amp;COLUMN()&amp;&quot;-&quot;&amp;ROW();&quot;LocalDate&quot;;[.F103])" office:value-type="string" office:string-value="date-8-103 &#10;[24528]" calcext:value-type="string">
            <text:p>date-8-103 </text:p>
            <text:p>[24528]</text:p>
          </table:table-cell>
          <table:table-cell/>
          <table:table-cell table:formula="of:=INFO.OBBA.OBBA.OBGET(INFO.OBBA.OBBA.OBCALL(&quot;&quot;;[.$B$15];&quot;getDaycountFraction&quot;;[.G103];[.H103]))" office:value-type="float" office:value="-1.55277777777778" calcext:value-type="float">
            <text:p>-1,553</text:p>
          </table:table-cell>
          <table:table-cell table:style-name="ce37" table:formula="of:=(YEARFRAC([.E103];[.F103];[.$C$9]))" office:value-type="float" office:value="1.55277777777778" calcext:value-type="float">
            <text:p>1,553</text:p>
          </table:table-cell>
          <table:table-cell table:formula="of:=ABS([.J103])-[.K10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6-25" calcext:value-type="date">
            <text:p>25.06.1980</text:p>
          </table:table-cell>
          <table:table-cell table:style-name="ce26" table:formula="of:=[.$C$11]+INT(RAND()*([.$C$12]-[.$C$11]))" office:value-type="date" office:date-value="2028-01-22" calcext:value-type="date">
            <text:p>22.01.2028</text:p>
          </table:table-cell>
          <table:table-cell table:style-name="ce25" table:formula="of:=INFO.OBBA.OBBA.OBMAKE(&quot;date-&quot;&amp;COLUMN()&amp;&quot;-&quot;&amp;ROW();&quot;LocalDate&quot;;[.E104])" office:value-type="string" office:string-value="date-7-104 &#10;[24030]" calcext:value-type="string">
            <text:p>date-7-104 </text:p>
            <text:p>[24030]</text:p>
          </table:table-cell>
          <table:table-cell table:style-name="ce25" table:formula="of:=INFO.OBBA.OBBA.OBMAKE(&quot;date-&quot;&amp;COLUMN()&amp;&quot;-&quot;&amp;ROW();&quot;LocalDate&quot;;[.F104])" office:value-type="string" office:string-value="date-8-104 &#10;[24529]" calcext:value-type="string">
            <text:p>date-8-104 </text:p>
            <text:p>[24529]</text:p>
          </table:table-cell>
          <table:table-cell/>
          <table:table-cell table:formula="of:=INFO.OBBA.OBBA.OBGET(INFO.OBBA.OBBA.OBCALL(&quot;&quot;;[.$B$15];&quot;getDaycountFraction&quot;;[.G104];[.H104]))" office:value-type="float" office:value="48.2694444444445" calcext:value-type="float">
            <text:p>48,269</text:p>
          </table:table-cell>
          <table:table-cell table:style-name="ce37" table:formula="of:=(YEARFRAC([.E104];[.F104];[.$C$9]))" office:value-type="float" office:value="48.2694444444445" calcext:value-type="float">
            <text:p>48,269</text:p>
          </table:table-cell>
          <table:table-cell table:formula="of:=ABS([.J104])-[.K10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10-06" calcext:value-type="date">
            <text:p>06.10.1984</text:p>
          </table:table-cell>
          <table:table-cell table:style-name="ce26" table:formula="of:=[.$C$11]+INT(RAND()*([.$C$12]-[.$C$11]))" office:value-type="date" office:date-value="2018-01-21" calcext:value-type="date">
            <text:p>21.01.2018</text:p>
          </table:table-cell>
          <table:table-cell table:style-name="ce25" table:formula="of:=INFO.OBBA.OBBA.OBMAKE(&quot;date-&quot;&amp;COLUMN()&amp;&quot;-&quot;&amp;ROW();&quot;LocalDate&quot;;[.E105])" office:value-type="string" office:string-value="date-7-105 &#10;[24031]" calcext:value-type="string">
            <text:p>date-7-105 </text:p>
            <text:p>[24031]</text:p>
          </table:table-cell>
          <table:table-cell table:style-name="ce25" table:formula="of:=INFO.OBBA.OBBA.OBMAKE(&quot;date-&quot;&amp;COLUMN()&amp;&quot;-&quot;&amp;ROW();&quot;LocalDate&quot;;[.F105])" office:value-type="string" office:string-value="date-8-105 &#10;[24530]" calcext:value-type="string">
            <text:p>date-8-105 </text:p>
            <text:p>[24530]</text:p>
          </table:table-cell>
          <table:table-cell/>
          <table:table-cell table:formula="of:=INFO.OBBA.OBBA.OBGET(INFO.OBBA.OBBA.OBCALL(&quot;&quot;;[.$B$15];&quot;getDaycountFraction&quot;;[.G105];[.H105]))" office:value-type="float" office:value="33.7777777777778" calcext:value-type="float">
            <text:p>33,778</text:p>
          </table:table-cell>
          <table:table-cell table:style-name="ce37" table:formula="of:=(YEARFRAC([.E105];[.F105];[.$C$9]))" office:value-type="float" office:value="33.7777777777778" calcext:value-type="float">
            <text:p>33,778</text:p>
          </table:table-cell>
          <table:table-cell table:formula="of:=ABS([.J105])-[.K10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6-04" calcext:value-type="date">
            <text:p>04.06.1980</text:p>
          </table:table-cell>
          <table:table-cell table:style-name="ce26" table:formula="of:=[.$C$11]+INT(RAND()*([.$C$12]-[.$C$11]))" office:value-type="date" office:date-value="2022-06-20" calcext:value-type="date">
            <text:p>20.06.2022</text:p>
          </table:table-cell>
          <table:table-cell table:style-name="ce25" table:formula="of:=INFO.OBBA.OBBA.OBMAKE(&quot;date-&quot;&amp;COLUMN()&amp;&quot;-&quot;&amp;ROW();&quot;LocalDate&quot;;[.E106])" office:value-type="string" office:string-value="date-7-106 &#10;[24032]" calcext:value-type="string">
            <text:p>date-7-106 </text:p>
            <text:p>[24032]</text:p>
          </table:table-cell>
          <table:table-cell table:style-name="ce25" table:formula="of:=INFO.OBBA.OBBA.OBMAKE(&quot;date-&quot;&amp;COLUMN()&amp;&quot;-&quot;&amp;ROW();&quot;LocalDate&quot;;[.F106])" office:value-type="string" office:string-value="date-8-106 &#10;[24531]" calcext:value-type="string">
            <text:p>date-8-106 </text:p>
            <text:p>[24531]</text:p>
          </table:table-cell>
          <table:table-cell/>
          <table:table-cell table:formula="of:=INFO.OBBA.OBBA.OBGET(INFO.OBBA.OBBA.OBCALL(&quot;&quot;;[.$B$15];&quot;getDaycountFraction&quot;;[.G106];[.H106]))" office:value-type="float" office:value="42.6555555555556" calcext:value-type="float">
            <text:p>42,656</text:p>
          </table:table-cell>
          <table:table-cell table:style-name="ce37" table:formula="of:=(YEARFRAC([.E106];[.F106];[.$C$9]))" office:value-type="float" office:value="42.6555555555556" calcext:value-type="float">
            <text:p>42,656</text:p>
          </table:table-cell>
          <table:table-cell table:formula="of:=ABS([.J106])-[.K10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3-31" calcext:value-type="date">
            <text:p>31.03.1990</text:p>
          </table:table-cell>
          <table:table-cell table:style-name="ce26" table:formula="of:=[.$C$11]+INT(RAND()*([.$C$12]-[.$C$11]))" office:value-type="date" office:date-value="2013-11-08" calcext:value-type="date">
            <text:p>08.11.2013</text:p>
          </table:table-cell>
          <table:table-cell table:style-name="ce25" table:formula="of:=INFO.OBBA.OBBA.OBMAKE(&quot;date-&quot;&amp;COLUMN()&amp;&quot;-&quot;&amp;ROW();&quot;LocalDate&quot;;[.E107])" office:value-type="string" office:string-value="date-7-107 &#10;[24033]" calcext:value-type="string">
            <text:p>date-7-107 </text:p>
            <text:p>[24033]</text:p>
          </table:table-cell>
          <table:table-cell table:style-name="ce25" table:formula="of:=INFO.OBBA.OBBA.OBMAKE(&quot;date-&quot;&amp;COLUMN()&amp;&quot;-&quot;&amp;ROW();&quot;LocalDate&quot;;[.F107])" office:value-type="string" office:string-value="date-8-107 &#10;[24532]" calcext:value-type="string">
            <text:p>date-8-107 </text:p>
            <text:p>[24532]</text:p>
          </table:table-cell>
          <table:table-cell/>
          <table:table-cell table:formula="of:=INFO.OBBA.OBBA.OBGET(INFO.OBBA.OBBA.OBCALL(&quot;&quot;;[.$B$15];&quot;getDaycountFraction&quot;;[.G107];[.H107]))" office:value-type="float" office:value="23.9527777777778" calcext:value-type="float">
            <text:p>23,953</text:p>
          </table:table-cell>
          <table:table-cell table:style-name="ce37" table:formula="of:=(YEARFRAC([.E107];[.F107];[.$C$9]))" office:value-type="float" office:value="23.9527777777778" calcext:value-type="float">
            <text:p>23,953</text:p>
          </table:table-cell>
          <table:table-cell table:formula="of:=ABS([.J107])-[.K10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11-28" calcext:value-type="date">
            <text:p>28.11.2001</text:p>
          </table:table-cell>
          <table:table-cell table:style-name="ce26" table:formula="of:=[.$C$11]+INT(RAND()*([.$C$12]-[.$C$11]))" office:value-type="date" office:date-value="2007-07-26" calcext:value-type="date">
            <text:p>26.07.2007</text:p>
          </table:table-cell>
          <table:table-cell table:style-name="ce25" table:formula="of:=INFO.OBBA.OBBA.OBMAKE(&quot;date-&quot;&amp;COLUMN()&amp;&quot;-&quot;&amp;ROW();&quot;LocalDate&quot;;[.E108])" office:value-type="string" office:string-value="date-7-108 &#10;[24034]" calcext:value-type="string">
            <text:p>date-7-108 </text:p>
            <text:p>[24034]</text:p>
          </table:table-cell>
          <table:table-cell table:style-name="ce25" table:formula="of:=INFO.OBBA.OBBA.OBMAKE(&quot;date-&quot;&amp;COLUMN()&amp;&quot;-&quot;&amp;ROW();&quot;LocalDate&quot;;[.F108])" office:value-type="string" office:string-value="date-8-108 &#10;[24533]" calcext:value-type="string">
            <text:p>date-8-108 </text:p>
            <text:p>[24533]</text:p>
          </table:table-cell>
          <table:table-cell/>
          <table:table-cell table:formula="of:=INFO.OBBA.OBBA.OBGET(INFO.OBBA.OBBA.OBCALL(&quot;&quot;;[.$B$15];&quot;getDaycountFraction&quot;;[.G108];[.H108]))" office:value-type="float" office:value="5.73888888888889" calcext:value-type="float">
            <text:p>5,739</text:p>
          </table:table-cell>
          <table:table-cell table:style-name="ce37" table:formula="of:=(YEARFRAC([.E108];[.F108];[.$C$9]))" office:value-type="float" office:value="5.73888888888889" calcext:value-type="float">
            <text:p>5,739</text:p>
          </table:table-cell>
          <table:table-cell table:formula="of:=ABS([.J108])-[.K10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2-02" calcext:value-type="date">
            <text:p>02.02.2019</text:p>
          </table:table-cell>
          <table:table-cell table:style-name="ce26" table:formula="of:=[.$C$11]+INT(RAND()*([.$C$12]-[.$C$11]))" office:value-type="date" office:date-value="1994-03-03" calcext:value-type="date">
            <text:p>03.03.1994</text:p>
          </table:table-cell>
          <table:table-cell table:style-name="ce25" table:formula="of:=INFO.OBBA.OBBA.OBMAKE(&quot;date-&quot;&amp;COLUMN()&amp;&quot;-&quot;&amp;ROW();&quot;LocalDate&quot;;[.E109])" office:value-type="string" office:string-value="date-7-109 &#10;[24035]" calcext:value-type="string">
            <text:p>date-7-109 </text:p>
            <text:p>[24035]</text:p>
          </table:table-cell>
          <table:table-cell table:style-name="ce25" table:formula="of:=INFO.OBBA.OBBA.OBMAKE(&quot;date-&quot;&amp;COLUMN()&amp;&quot;-&quot;&amp;ROW();&quot;LocalDate&quot;;[.F109])" office:value-type="string" office:string-value="date-8-109 &#10;[24534]" calcext:value-type="string">
            <text:p>date-8-109 </text:p>
            <text:p>[24534]</text:p>
          </table:table-cell>
          <table:table-cell/>
          <table:table-cell table:formula="of:=INFO.OBBA.OBBA.OBGET(INFO.OBBA.OBBA.OBCALL(&quot;&quot;;[.$B$15];&quot;getDaycountFraction&quot;;[.G109];[.H109]))" office:value-type="float" office:value="-25.2833333333333" calcext:value-type="float">
            <text:p>-25,283</text:p>
          </table:table-cell>
          <table:table-cell table:style-name="ce37" table:formula="of:=(YEARFRAC([.E109];[.F109];[.$C$9]))" office:value-type="float" office:value="25.2833333333333" calcext:value-type="float">
            <text:p>25,283</text:p>
          </table:table-cell>
          <table:table-cell table:formula="of:=ABS([.J109])-[.K10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6-20" calcext:value-type="date">
            <text:p>20.06.2006</text:p>
          </table:table-cell>
          <table:table-cell table:style-name="ce26" table:formula="of:=[.$C$11]+INT(RAND()*([.$C$12]-[.$C$11]))" office:value-type="date" office:date-value="2009-09-29" calcext:value-type="date">
            <text:p>29.09.2009</text:p>
          </table:table-cell>
          <table:table-cell table:style-name="ce25" table:formula="of:=INFO.OBBA.OBBA.OBMAKE(&quot;date-&quot;&amp;COLUMN()&amp;&quot;-&quot;&amp;ROW();&quot;LocalDate&quot;;[.E110])" office:value-type="string" office:string-value="date-7-110 &#10;[24036]" calcext:value-type="string">
            <text:p>date-7-110 </text:p>
            <text:p>[24036]</text:p>
          </table:table-cell>
          <table:table-cell table:style-name="ce25" table:formula="of:=INFO.OBBA.OBBA.OBMAKE(&quot;date-&quot;&amp;COLUMN()&amp;&quot;-&quot;&amp;ROW();&quot;LocalDate&quot;;[.F110])" office:value-type="string" office:string-value="date-8-110 &#10;[24535]" calcext:value-type="string">
            <text:p>date-8-110 </text:p>
            <text:p>[24535]</text:p>
          </table:table-cell>
          <table:table-cell/>
          <table:table-cell table:formula="of:=INFO.OBBA.OBBA.OBGET(INFO.OBBA.OBBA.OBCALL(&quot;&quot;;[.$B$15];&quot;getDaycountFraction&quot;;[.G110];[.H110]))" office:value-type="float" office:value="3.325" calcext:value-type="float">
            <text:p>3,325</text:p>
          </table:table-cell>
          <table:table-cell table:style-name="ce37" table:formula="of:=(YEARFRAC([.E110];[.F110];[.$C$9]))" office:value-type="float" office:value="3.325" calcext:value-type="float">
            <text:p>3,325</text:p>
          </table:table-cell>
          <table:table-cell table:formula="of:=ABS([.J110])-[.K11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6-18" calcext:value-type="date">
            <text:p>18.06.2000</text:p>
          </table:table-cell>
          <table:table-cell table:style-name="ce26" table:formula="of:=[.$C$11]+INT(RAND()*([.$C$12]-[.$C$11]))" office:value-type="date" office:date-value="2005-10-22" calcext:value-type="date">
            <text:p>22.10.2005</text:p>
          </table:table-cell>
          <table:table-cell table:style-name="ce25" table:formula="of:=INFO.OBBA.OBBA.OBMAKE(&quot;date-&quot;&amp;COLUMN()&amp;&quot;-&quot;&amp;ROW();&quot;LocalDate&quot;;[.E111])" office:value-type="string" office:string-value="date-7-111 &#10;[24037]" calcext:value-type="string">
            <text:p>date-7-111 </text:p>
            <text:p>[24037]</text:p>
          </table:table-cell>
          <table:table-cell table:style-name="ce25" table:formula="of:=INFO.OBBA.OBBA.OBMAKE(&quot;date-&quot;&amp;COLUMN()&amp;&quot;-&quot;&amp;ROW();&quot;LocalDate&quot;;[.F111])" office:value-type="string" office:string-value="date-8-111 &#10;[24536]" calcext:value-type="string">
            <text:p>date-8-111 </text:p>
            <text:p>[24536]</text:p>
          </table:table-cell>
          <table:table-cell/>
          <table:table-cell table:formula="of:=INFO.OBBA.OBBA.OBGET(INFO.OBBA.OBBA.OBCALL(&quot;&quot;;[.$B$15];&quot;getDaycountFraction&quot;;[.G111];[.H111]))" office:value-type="float" office:value="5.42222222222222" calcext:value-type="float">
            <text:p>5,422</text:p>
          </table:table-cell>
          <table:table-cell table:style-name="ce37" table:formula="of:=(YEARFRAC([.E111];[.F111];[.$C$9]))" office:value-type="float" office:value="5.42222222222222" calcext:value-type="float">
            <text:p>5,422</text:p>
          </table:table-cell>
          <table:table-cell table:formula="of:=ABS([.J111])-[.K11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3-24" calcext:value-type="date">
            <text:p>24.03.1981</text:p>
          </table:table-cell>
          <table:table-cell table:style-name="ce26" table:formula="of:=[.$C$11]+INT(RAND()*([.$C$12]-[.$C$11]))" office:value-type="date" office:date-value="1982-11-04" calcext:value-type="date">
            <text:p>04.11.1982</text:p>
          </table:table-cell>
          <table:table-cell table:style-name="ce25" table:formula="of:=INFO.OBBA.OBBA.OBMAKE(&quot;date-&quot;&amp;COLUMN()&amp;&quot;-&quot;&amp;ROW();&quot;LocalDate&quot;;[.E112])" office:value-type="string" office:string-value="date-7-112 &#10;[24038]" calcext:value-type="string">
            <text:p>date-7-112 </text:p>
            <text:p>[24038]</text:p>
          </table:table-cell>
          <table:table-cell table:style-name="ce25" table:formula="of:=INFO.OBBA.OBBA.OBMAKE(&quot;date-&quot;&amp;COLUMN()&amp;&quot;-&quot;&amp;ROW();&quot;LocalDate&quot;;[.F112])" office:value-type="string" office:string-value="date-8-112 &#10;[24537]" calcext:value-type="string">
            <text:p>date-8-112 </text:p>
            <text:p>[24537]</text:p>
          </table:table-cell>
          <table:table-cell/>
          <table:table-cell table:formula="of:=INFO.OBBA.OBBA.OBGET(INFO.OBBA.OBBA.OBCALL(&quot;&quot;;[.$B$15];&quot;getDaycountFraction&quot;;[.G112];[.H112]))" office:value-type="float" office:value="1.63888888888889" calcext:value-type="float">
            <text:p>1,639</text:p>
          </table:table-cell>
          <table:table-cell table:style-name="ce37" table:formula="of:=(YEARFRAC([.E112];[.F112];[.$C$9]))" office:value-type="float" office:value="1.63888888888889" calcext:value-type="float">
            <text:p>1,639</text:p>
          </table:table-cell>
          <table:table-cell table:formula="of:=ABS([.J112])-[.K11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2-24" calcext:value-type="date">
            <text:p>24.02.2004</text:p>
          </table:table-cell>
          <table:table-cell table:style-name="ce26" table:formula="of:=[.$C$11]+INT(RAND()*([.$C$12]-[.$C$11]))" office:value-type="date" office:date-value="1996-05-18" calcext:value-type="date">
            <text:p>18.05.1996</text:p>
          </table:table-cell>
          <table:table-cell table:style-name="ce25" table:formula="of:=INFO.OBBA.OBBA.OBMAKE(&quot;date-&quot;&amp;COLUMN()&amp;&quot;-&quot;&amp;ROW();&quot;LocalDate&quot;;[.E113])" office:value-type="string" office:string-value="date-7-113 &#10;[24039]" calcext:value-type="string">
            <text:p>date-7-113 </text:p>
            <text:p>[24039]</text:p>
          </table:table-cell>
          <table:table-cell table:style-name="ce25" table:formula="of:=INFO.OBBA.OBBA.OBMAKE(&quot;date-&quot;&amp;COLUMN()&amp;&quot;-&quot;&amp;ROW();&quot;LocalDate&quot;;[.F113])" office:value-type="string" office:string-value="date-8-113 &#10;[24538]" calcext:value-type="string">
            <text:p>date-8-113 </text:p>
            <text:p>[24538]</text:p>
          </table:table-cell>
          <table:table-cell/>
          <table:table-cell table:formula="of:=INFO.OBBA.OBBA.OBGET(INFO.OBBA.OBBA.OBCALL(&quot;&quot;;[.$B$15];&quot;getDaycountFraction&quot;;[.G113];[.H113]))" office:value-type="float" office:value="-7.88333333333333" calcext:value-type="float">
            <text:p>-7,883</text:p>
          </table:table-cell>
          <table:table-cell table:style-name="ce37" table:formula="of:=(YEARFRAC([.E113];[.F113];[.$C$9]))" office:value-type="float" office:value="7.88333333333333" calcext:value-type="float">
            <text:p>7,883</text:p>
          </table:table-cell>
          <table:table-cell table:formula="of:=ABS([.J113])-[.K11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12-06" calcext:value-type="date">
            <text:p>06.12.2012</text:p>
          </table:table-cell>
          <table:table-cell table:style-name="ce26" table:formula="of:=[.$C$11]+INT(RAND()*([.$C$12]-[.$C$11]))" office:value-type="date" office:date-value="2026-07-26" calcext:value-type="date">
            <text:p>26.07.2026</text:p>
          </table:table-cell>
          <table:table-cell table:style-name="ce25" table:formula="of:=INFO.OBBA.OBBA.OBMAKE(&quot;date-&quot;&amp;COLUMN()&amp;&quot;-&quot;&amp;ROW();&quot;LocalDate&quot;;[.E114])" office:value-type="string" office:string-value="date-7-114 &#10;[24040]" calcext:value-type="string">
            <text:p>date-7-114 </text:p>
            <text:p>[24040]</text:p>
          </table:table-cell>
          <table:table-cell table:style-name="ce25" table:formula="of:=INFO.OBBA.OBBA.OBMAKE(&quot;date-&quot;&amp;COLUMN()&amp;&quot;-&quot;&amp;ROW();&quot;LocalDate&quot;;[.F114])" office:value-type="string" office:string-value="date-8-114 &#10;[24539]" calcext:value-type="string">
            <text:p>date-8-114 </text:p>
            <text:p>[24539]</text:p>
          </table:table-cell>
          <table:table-cell/>
          <table:table-cell table:formula="of:=INFO.OBBA.OBBA.OBGET(INFO.OBBA.OBBA.OBCALL(&quot;&quot;;[.$B$15];&quot;getDaycountFraction&quot;;[.G114];[.H114]))" office:value-type="float" office:value="13.8333333333333" calcext:value-type="float">
            <text:p>13,833</text:p>
          </table:table-cell>
          <table:table-cell table:style-name="ce37" table:formula="of:=(YEARFRAC([.E114];[.F114];[.$C$9]))" office:value-type="float" office:value="13.8333333333333" calcext:value-type="float">
            <text:p>13,833</text:p>
          </table:table-cell>
          <table:table-cell table:formula="of:=ABS([.J114])-[.K11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1-18" calcext:value-type="date">
            <text:p>18.01.2023</text:p>
          </table:table-cell>
          <table:table-cell table:style-name="ce26" table:formula="of:=[.$C$11]+INT(RAND()*([.$C$12]-[.$C$11]))" office:value-type="date" office:date-value="1990-07-28" calcext:value-type="date">
            <text:p>28.07.1990</text:p>
          </table:table-cell>
          <table:table-cell table:style-name="ce25" table:formula="of:=INFO.OBBA.OBBA.OBMAKE(&quot;date-&quot;&amp;COLUMN()&amp;&quot;-&quot;&amp;ROW();&quot;LocalDate&quot;;[.E115])" office:value-type="string" office:string-value="date-7-115 &#10;[24041]" calcext:value-type="string">
            <text:p>date-7-115 </text:p>
            <text:p>[24041]</text:p>
          </table:table-cell>
          <table:table-cell table:style-name="ce25" table:formula="of:=INFO.OBBA.OBBA.OBMAKE(&quot;date-&quot;&amp;COLUMN()&amp;&quot;-&quot;&amp;ROW();&quot;LocalDate&quot;;[.F115])" office:value-type="string" office:string-value="date-8-115 &#10;[24540]" calcext:value-type="string">
            <text:p>date-8-115 </text:p>
            <text:p>[24540]</text:p>
          </table:table-cell>
          <table:table-cell/>
          <table:table-cell table:formula="of:=INFO.OBBA.OBBA.OBGET(INFO.OBBA.OBBA.OBCALL(&quot;&quot;;[.$B$15];&quot;getDaycountFraction&quot;;[.G115];[.H115]))" office:value-type="float" office:value="-32.95" calcext:value-type="float">
            <text:p>-32,950</text:p>
          </table:table-cell>
          <table:table-cell table:style-name="ce37" table:formula="of:=(YEARFRAC([.E115];[.F115];[.$C$9]))" office:value-type="float" office:value="32.95" calcext:value-type="float">
            <text:p>32,950</text:p>
          </table:table-cell>
          <table:table-cell table:formula="of:=ABS([.J115])-[.K11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11-17" calcext:value-type="date">
            <text:p>17.11.2008</text:p>
          </table:table-cell>
          <table:table-cell table:style-name="ce26" table:formula="of:=[.$C$11]+INT(RAND()*([.$C$12]-[.$C$11]))" office:value-type="date" office:date-value="2006-06-04" calcext:value-type="date">
            <text:p>04.06.2006</text:p>
          </table:table-cell>
          <table:table-cell table:style-name="ce25" table:formula="of:=INFO.OBBA.OBBA.OBMAKE(&quot;date-&quot;&amp;COLUMN()&amp;&quot;-&quot;&amp;ROW();&quot;LocalDate&quot;;[.E116])" office:value-type="string" office:string-value="date-7-116 &#10;[24042]" calcext:value-type="string">
            <text:p>date-7-116 </text:p>
            <text:p>[24042]</text:p>
          </table:table-cell>
          <table:table-cell table:style-name="ce25" table:formula="of:=INFO.OBBA.OBBA.OBMAKE(&quot;date-&quot;&amp;COLUMN()&amp;&quot;-&quot;&amp;ROW();&quot;LocalDate&quot;;[.F116])" office:value-type="string" office:string-value="date-8-116 &#10;[24541]" calcext:value-type="string">
            <text:p>date-8-116 </text:p>
            <text:p>[24541]</text:p>
          </table:table-cell>
          <table:table-cell/>
          <table:table-cell table:formula="of:=INFO.OBBA.OBBA.OBGET(INFO.OBBA.OBBA.OBCALL(&quot;&quot;;[.$B$15];&quot;getDaycountFraction&quot;;[.G116];[.H116]))" office:value-type="float" office:value="-2.49166666666667" calcext:value-type="float">
            <text:p>-2,492</text:p>
          </table:table-cell>
          <table:table-cell table:style-name="ce37" table:formula="of:=(YEARFRAC([.E116];[.F116];[.$C$9]))" office:value-type="float" office:value="2.49166666666667" calcext:value-type="float">
            <text:p>2,492</text:p>
          </table:table-cell>
          <table:table-cell table:formula="of:=ABS([.J116])-[.K11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6-04" calcext:value-type="date">
            <text:p>04.06.2008</text:p>
          </table:table-cell>
          <table:table-cell table:style-name="ce26" table:formula="of:=[.$C$11]+INT(RAND()*([.$C$12]-[.$C$11]))" office:value-type="date" office:date-value="2020-07-12" calcext:value-type="date">
            <text:p>12.07.2020</text:p>
          </table:table-cell>
          <table:table-cell table:style-name="ce25" table:formula="of:=INFO.OBBA.OBBA.OBMAKE(&quot;date-&quot;&amp;COLUMN()&amp;&quot;-&quot;&amp;ROW();&quot;LocalDate&quot;;[.E117])" office:value-type="string" office:string-value="date-7-117 &#10;[24043]" calcext:value-type="string">
            <text:p>date-7-117 </text:p>
            <text:p>[24043]</text:p>
          </table:table-cell>
          <table:table-cell table:style-name="ce25" table:formula="of:=INFO.OBBA.OBBA.OBMAKE(&quot;date-&quot;&amp;COLUMN()&amp;&quot;-&quot;&amp;ROW();&quot;LocalDate&quot;;[.F117])" office:value-type="string" office:string-value="date-8-117 &#10;[24542]" calcext:value-type="string">
            <text:p>date-8-117 </text:p>
            <text:p>[24542]</text:p>
          </table:table-cell>
          <table:table-cell/>
          <table:table-cell table:formula="of:=INFO.OBBA.OBBA.OBGET(INFO.OBBA.OBBA.OBCALL(&quot;&quot;;[.$B$15];&quot;getDaycountFraction&quot;;[.G117];[.H117]))" office:value-type="float" office:value="12.2805555555556" calcext:value-type="float">
            <text:p>12,281</text:p>
          </table:table-cell>
          <table:table-cell table:style-name="ce37" table:formula="of:=(YEARFRAC([.E117];[.F117];[.$C$9]))" office:value-type="float" office:value="12.2805555555556" calcext:value-type="float">
            <text:p>12,281</text:p>
          </table:table-cell>
          <table:table-cell table:formula="of:=ABS([.J117])-[.K11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8-15" calcext:value-type="date">
            <text:p>15.08.2025</text:p>
          </table:table-cell>
          <table:table-cell table:style-name="ce26" table:formula="of:=[.$C$11]+INT(RAND()*([.$C$12]-[.$C$11]))" office:value-type="date" office:date-value="1985-03-09" calcext:value-type="date">
            <text:p>09.03.1985</text:p>
          </table:table-cell>
          <table:table-cell table:style-name="ce25" table:formula="of:=INFO.OBBA.OBBA.OBMAKE(&quot;date-&quot;&amp;COLUMN()&amp;&quot;-&quot;&amp;ROW();&quot;LocalDate&quot;;[.E118])" office:value-type="string" office:string-value="date-7-118 &#10;[24044]" calcext:value-type="string">
            <text:p>date-7-118 </text:p>
            <text:p>[24044]</text:p>
          </table:table-cell>
          <table:table-cell table:style-name="ce25" table:formula="of:=INFO.OBBA.OBBA.OBMAKE(&quot;date-&quot;&amp;COLUMN()&amp;&quot;-&quot;&amp;ROW();&quot;LocalDate&quot;;[.F118])" office:value-type="string" office:string-value="date-8-118 &#10;[24543]" calcext:value-type="string">
            <text:p>date-8-118 </text:p>
            <text:p>[24543]</text:p>
          </table:table-cell>
          <table:table-cell/>
          <table:table-cell table:formula="of:=INFO.OBBA.OBBA.OBGET(INFO.OBBA.OBBA.OBCALL(&quot;&quot;;[.$B$15];&quot;getDaycountFraction&quot;;[.G118];[.H118]))" office:value-type="float" office:value="-41.025" calcext:value-type="float">
            <text:p>-41,025</text:p>
          </table:table-cell>
          <table:table-cell table:style-name="ce37" table:formula="of:=(YEARFRAC([.E118];[.F118];[.$C$9]))" office:value-type="float" office:value="41.025" calcext:value-type="float">
            <text:p>41,025</text:p>
          </table:table-cell>
          <table:table-cell table:formula="of:=ABS([.J118])-[.K11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4-30" calcext:value-type="date">
            <text:p>30.04.2029</text:p>
          </table:table-cell>
          <table:table-cell table:style-name="ce26" table:formula="of:=[.$C$11]+INT(RAND()*([.$C$12]-[.$C$11]))" office:value-type="date" office:date-value="2013-09-24" calcext:value-type="date">
            <text:p>24.09.2013</text:p>
          </table:table-cell>
          <table:table-cell table:style-name="ce25" table:formula="of:=INFO.OBBA.OBBA.OBMAKE(&quot;date-&quot;&amp;COLUMN()&amp;&quot;-&quot;&amp;ROW();&quot;LocalDate&quot;;[.E119])" office:value-type="string" office:string-value="date-7-119 &#10;[24045]" calcext:value-type="string">
            <text:p>date-7-119 </text:p>
            <text:p>[24045]</text:p>
          </table:table-cell>
          <table:table-cell table:style-name="ce25" table:formula="of:=INFO.OBBA.OBBA.OBMAKE(&quot;date-&quot;&amp;COLUMN()&amp;&quot;-&quot;&amp;ROW();&quot;LocalDate&quot;;[.F119])" office:value-type="string" office:string-value="date-8-119 &#10;[24544]" calcext:value-type="string">
            <text:p>date-8-119 </text:p>
            <text:p>[24544]</text:p>
          </table:table-cell>
          <table:table-cell/>
          <table:table-cell table:formula="of:=INFO.OBBA.OBBA.OBGET(INFO.OBBA.OBBA.OBCALL(&quot;&quot;;[.$B$15];&quot;getDaycountFraction&quot;;[.G119];[.H119]))" office:value-type="float" office:value="-15.825" calcext:value-type="float">
            <text:p>-15,825</text:p>
          </table:table-cell>
          <table:table-cell table:style-name="ce37" table:formula="of:=(YEARFRAC([.E119];[.F119];[.$C$9]))" office:value-type="float" office:value="15.825" calcext:value-type="float">
            <text:p>15,825</text:p>
          </table:table-cell>
          <table:table-cell table:formula="of:=ABS([.J119])-[.K11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4-04" calcext:value-type="date">
            <text:p>04.04.2002</text:p>
          </table:table-cell>
          <table:table-cell table:style-name="ce26" table:formula="of:=[.$C$11]+INT(RAND()*([.$C$12]-[.$C$11]))" office:value-type="date" office:date-value="1983-09-02" calcext:value-type="date">
            <text:p>02.09.1983</text:p>
          </table:table-cell>
          <table:table-cell table:style-name="ce25" table:formula="of:=INFO.OBBA.OBBA.OBMAKE(&quot;date-&quot;&amp;COLUMN()&amp;&quot;-&quot;&amp;ROW();&quot;LocalDate&quot;;[.E120])" office:value-type="string" office:string-value="date-7-120 &#10;[24046]" calcext:value-type="string">
            <text:p>date-7-120 </text:p>
            <text:p>[24046]</text:p>
          </table:table-cell>
          <table:table-cell table:style-name="ce25" table:formula="of:=INFO.OBBA.OBBA.OBMAKE(&quot;date-&quot;&amp;COLUMN()&amp;&quot;-&quot;&amp;ROW();&quot;LocalDate&quot;;[.F120])" office:value-type="string" office:string-value="date-8-120 &#10;[24545]" calcext:value-type="string">
            <text:p>date-8-120 </text:p>
            <text:p>[24545]</text:p>
          </table:table-cell>
          <table:table-cell/>
          <table:table-cell table:formula="of:=INFO.OBBA.OBBA.OBGET(INFO.OBBA.OBBA.OBCALL(&quot;&quot;;[.$B$15];&quot;getDaycountFraction&quot;;[.G120];[.H120]))" office:value-type="float" office:value="-18.8583333333333" calcext:value-type="float">
            <text:p>-18,858</text:p>
          </table:table-cell>
          <table:table-cell table:style-name="ce37" table:formula="of:=(YEARFRAC([.E120];[.F120];[.$C$9]))" office:value-type="float" office:value="18.8583333333333" calcext:value-type="float">
            <text:p>18,858</text:p>
          </table:table-cell>
          <table:table-cell table:formula="of:=ABS([.J120])-[.K12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1-30" calcext:value-type="date">
            <text:p>30.11.2005</text:p>
          </table:table-cell>
          <table:table-cell table:style-name="ce26" table:formula="of:=[.$C$11]+INT(RAND()*([.$C$12]-[.$C$11]))" office:value-type="date" office:date-value="2007-04-11" calcext:value-type="date">
            <text:p>11.04.2007</text:p>
          </table:table-cell>
          <table:table-cell table:style-name="ce25" table:formula="of:=INFO.OBBA.OBBA.OBMAKE(&quot;date-&quot;&amp;COLUMN()&amp;&quot;-&quot;&amp;ROW();&quot;LocalDate&quot;;[.E121])" office:value-type="string" office:string-value="date-7-121 &#10;[24047]" calcext:value-type="string">
            <text:p>date-7-121 </text:p>
            <text:p>[24047]</text:p>
          </table:table-cell>
          <table:table-cell table:style-name="ce25" table:formula="of:=INFO.OBBA.OBBA.OBMAKE(&quot;date-&quot;&amp;COLUMN()&amp;&quot;-&quot;&amp;ROW();&quot;LocalDate&quot;;[.F121])" office:value-type="string" office:string-value="date-8-121 &#10;[24546]" calcext:value-type="string">
            <text:p>date-8-121 </text:p>
            <text:p>[24546]</text:p>
          </table:table-cell>
          <table:table-cell/>
          <table:table-cell table:formula="of:=INFO.OBBA.OBBA.OBGET(INFO.OBBA.OBBA.OBCALL(&quot;&quot;;[.$B$15];&quot;getDaycountFraction&quot;;[.G121];[.H121]))" office:value-type="float" office:value="1.38055555555556" calcext:value-type="float">
            <text:p>1,381</text:p>
          </table:table-cell>
          <table:table-cell table:style-name="ce37" table:formula="of:=(YEARFRAC([.E121];[.F121];[.$C$9]))" office:value-type="float" office:value="1.38055555555556" calcext:value-type="float">
            <text:p>1,381</text:p>
          </table:table-cell>
          <table:table-cell table:formula="of:=ABS([.J121])-[.K12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1-20" calcext:value-type="date">
            <text:p>20.01.2009</text:p>
          </table:table-cell>
          <table:table-cell table:style-name="ce26" table:formula="of:=[.$C$11]+INT(RAND()*([.$C$12]-[.$C$11]))" office:value-type="date" office:date-value="2018-08-04" calcext:value-type="date">
            <text:p>04.08.2018</text:p>
          </table:table-cell>
          <table:table-cell table:style-name="ce25" table:formula="of:=INFO.OBBA.OBBA.OBMAKE(&quot;date-&quot;&amp;COLUMN()&amp;&quot;-&quot;&amp;ROW();&quot;LocalDate&quot;;[.E122])" office:value-type="string" office:string-value="date-7-122 &#10;[24048]" calcext:value-type="string">
            <text:p>date-7-122 </text:p>
            <text:p>[24048]</text:p>
          </table:table-cell>
          <table:table-cell table:style-name="ce25" table:formula="of:=INFO.OBBA.OBBA.OBMAKE(&quot;date-&quot;&amp;COLUMN()&amp;&quot;-&quot;&amp;ROW();&quot;LocalDate&quot;;[.F122])" office:value-type="string" office:string-value="date-8-122 &#10;[24547]" calcext:value-type="string">
            <text:p>date-8-122 </text:p>
            <text:p>[24547]</text:p>
          </table:table-cell>
          <table:table-cell/>
          <table:table-cell table:formula="of:=INFO.OBBA.OBBA.OBGET(INFO.OBBA.OBBA.OBCALL(&quot;&quot;;[.$B$15];&quot;getDaycountFraction&quot;;[.G122];[.H122]))" office:value-type="float" office:value="9.675" calcext:value-type="float">
            <text:p>9,675</text:p>
          </table:table-cell>
          <table:table-cell table:style-name="ce37" table:formula="of:=(YEARFRAC([.E122];[.F122];[.$C$9]))" office:value-type="float" office:value="9.675" calcext:value-type="float">
            <text:p>9,675</text:p>
          </table:table-cell>
          <table:table-cell table:formula="of:=ABS([.J122])-[.K12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6-19" calcext:value-type="date">
            <text:p>19.06.1997</text:p>
          </table:table-cell>
          <table:table-cell table:style-name="ce26" table:formula="of:=[.$C$11]+INT(RAND()*([.$C$12]-[.$C$11]))" office:value-type="date" office:date-value="2029-02-11" calcext:value-type="date">
            <text:p>11.02.2029</text:p>
          </table:table-cell>
          <table:table-cell table:style-name="ce25" table:formula="of:=INFO.OBBA.OBBA.OBMAKE(&quot;date-&quot;&amp;COLUMN()&amp;&quot;-&quot;&amp;ROW();&quot;LocalDate&quot;;[.E123])" office:value-type="string" office:string-value="date-7-123 &#10;[24049]" calcext:value-type="string">
            <text:p>date-7-123 </text:p>
            <text:p>[24049]</text:p>
          </table:table-cell>
          <table:table-cell table:style-name="ce25" table:formula="of:=INFO.OBBA.OBBA.OBMAKE(&quot;date-&quot;&amp;COLUMN()&amp;&quot;-&quot;&amp;ROW();&quot;LocalDate&quot;;[.F123])" office:value-type="string" office:string-value="date-8-123 &#10;[24548]" calcext:value-type="string">
            <text:p>date-8-123 </text:p>
            <text:p>[24548]</text:p>
          </table:table-cell>
          <table:table-cell/>
          <table:table-cell table:formula="of:=INFO.OBBA.OBBA.OBGET(INFO.OBBA.OBBA.OBCALL(&quot;&quot;;[.$B$15];&quot;getDaycountFraction&quot;;[.G123];[.H123]))" office:value-type="float" office:value="32.1111111111111" calcext:value-type="float">
            <text:p>32,111</text:p>
          </table:table-cell>
          <table:table-cell table:style-name="ce37" table:formula="of:=(YEARFRAC([.E123];[.F123];[.$C$9]))" office:value-type="float" office:value="32.1111111111111" calcext:value-type="float">
            <text:p>32,111</text:p>
          </table:table-cell>
          <table:table-cell table:formula="of:=ABS([.J123])-[.K12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5-25" calcext:value-type="date">
            <text:p>25.05.1987</text:p>
          </table:table-cell>
          <table:table-cell table:style-name="ce26" table:formula="of:=[.$C$11]+INT(RAND()*([.$C$12]-[.$C$11]))" office:value-type="date" office:date-value="2002-03-20" calcext:value-type="date">
            <text:p>20.03.2002</text:p>
          </table:table-cell>
          <table:table-cell table:style-name="ce25" table:formula="of:=INFO.OBBA.OBBA.OBMAKE(&quot;date-&quot;&amp;COLUMN()&amp;&quot;-&quot;&amp;ROW();&quot;LocalDate&quot;;[.E124])" office:value-type="string" office:string-value="date-7-124 &#10;[24050]" calcext:value-type="string">
            <text:p>date-7-124 </text:p>
            <text:p>[24050]</text:p>
          </table:table-cell>
          <table:table-cell table:style-name="ce25" table:formula="of:=INFO.OBBA.OBBA.OBMAKE(&quot;date-&quot;&amp;COLUMN()&amp;&quot;-&quot;&amp;ROW();&quot;LocalDate&quot;;[.F124])" office:value-type="string" office:string-value="date-8-124 &#10;[24549]" calcext:value-type="string">
            <text:p>date-8-124 </text:p>
            <text:p>[24549]</text:p>
          </table:table-cell>
          <table:table-cell/>
          <table:table-cell table:formula="of:=INFO.OBBA.OBBA.OBGET(INFO.OBBA.OBBA.OBCALL(&quot;&quot;;[.$B$15];&quot;getDaycountFraction&quot;;[.G124];[.H124]))" office:value-type="float" office:value="15.0361111111111" calcext:value-type="float">
            <text:p>15,036</text:p>
          </table:table-cell>
          <table:table-cell table:style-name="ce37" table:formula="of:=(YEARFRAC([.E124];[.F124];[.$C$9]))" office:value-type="float" office:value="15.0361111111111" calcext:value-type="float">
            <text:p>15,036</text:p>
          </table:table-cell>
          <table:table-cell table:formula="of:=ABS([.J124])-[.K12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11-03" calcext:value-type="date">
            <text:p>03.11.2025</text:p>
          </table:table-cell>
          <table:table-cell table:style-name="ce26" table:formula="of:=[.$C$11]+INT(RAND()*([.$C$12]-[.$C$11]))" office:value-type="date" office:date-value="2002-01-29" calcext:value-type="date">
            <text:p>29.01.2002</text:p>
          </table:table-cell>
          <table:table-cell table:style-name="ce25" table:formula="of:=INFO.OBBA.OBBA.OBMAKE(&quot;date-&quot;&amp;COLUMN()&amp;&quot;-&quot;&amp;ROW();&quot;LocalDate&quot;;[.E125])" office:value-type="string" office:string-value="date-7-125 &#10;[24051]" calcext:value-type="string">
            <text:p>date-7-125 </text:p>
            <text:p>[24051]</text:p>
          </table:table-cell>
          <table:table-cell table:style-name="ce25" table:formula="of:=INFO.OBBA.OBBA.OBMAKE(&quot;date-&quot;&amp;COLUMN()&amp;&quot;-&quot;&amp;ROW();&quot;LocalDate&quot;;[.F125])" office:value-type="string" office:string-value="date-8-125 &#10;[24550]" calcext:value-type="string">
            <text:p>date-8-125 </text:p>
            <text:p>[24550]</text:p>
          </table:table-cell>
          <table:table-cell/>
          <table:table-cell table:formula="of:=INFO.OBBA.OBBA.OBGET(INFO.OBBA.OBBA.OBCALL(&quot;&quot;;[.$B$15];&quot;getDaycountFraction&quot;;[.G125];[.H125]))" office:value-type="float" office:value="-24.1083333333333" calcext:value-type="float">
            <text:p>-24,108</text:p>
          </table:table-cell>
          <table:table-cell table:style-name="ce37" table:formula="of:=(YEARFRAC([.E125];[.F125];[.$C$9]))" office:value-type="float" office:value="24.1083333333333" calcext:value-type="float">
            <text:p>24,108</text:p>
          </table:table-cell>
          <table:table-cell table:formula="of:=ABS([.J125])-[.K12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3-29" calcext:value-type="date">
            <text:p>29.03.2009</text:p>
          </table:table-cell>
          <table:table-cell table:style-name="ce26" table:formula="of:=[.$C$11]+INT(RAND()*([.$C$12]-[.$C$11]))" office:value-type="date" office:date-value="2025-04-07" calcext:value-type="date">
            <text:p>07.04.2025</text:p>
          </table:table-cell>
          <table:table-cell table:style-name="ce25" table:formula="of:=INFO.OBBA.OBBA.OBMAKE(&quot;date-&quot;&amp;COLUMN()&amp;&quot;-&quot;&amp;ROW();&quot;LocalDate&quot;;[.E126])" office:value-type="string" office:string-value="date-7-126 &#10;[24052]" calcext:value-type="string">
            <text:p>date-7-126 </text:p>
            <text:p>[24052]</text:p>
          </table:table-cell>
          <table:table-cell table:style-name="ce25" table:formula="of:=INFO.OBBA.OBBA.OBMAKE(&quot;date-&quot;&amp;COLUMN()&amp;&quot;-&quot;&amp;ROW();&quot;LocalDate&quot;;[.F126])" office:value-type="string" office:string-value="date-8-126 &#10;[24551]" calcext:value-type="string">
            <text:p>date-8-126 </text:p>
            <text:p>[24551]</text:p>
          </table:table-cell>
          <table:table-cell/>
          <table:table-cell table:formula="of:=INFO.OBBA.OBBA.OBGET(INFO.OBBA.OBBA.OBCALL(&quot;&quot;;[.$B$15];&quot;getDaycountFraction&quot;;[.G126];[.H126]))" office:value-type="float" office:value="16.2583333333333" calcext:value-type="float">
            <text:p>16,258</text:p>
          </table:table-cell>
          <table:table-cell table:style-name="ce37" table:formula="of:=(YEARFRAC([.E126];[.F126];[.$C$9]))" office:value-type="float" office:value="16.2583333333333" calcext:value-type="float">
            <text:p>16,258</text:p>
          </table:table-cell>
          <table:table-cell table:formula="of:=ABS([.J126])-[.K12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8-02" calcext:value-type="date">
            <text:p>02.08.2008</text:p>
          </table:table-cell>
          <table:table-cell table:style-name="ce26" table:formula="of:=[.$C$11]+INT(RAND()*([.$C$12]-[.$C$11]))" office:value-type="date" office:date-value="2029-06-10" calcext:value-type="date">
            <text:p>10.06.2029</text:p>
          </table:table-cell>
          <table:table-cell table:style-name="ce25" table:formula="of:=INFO.OBBA.OBBA.OBMAKE(&quot;date-&quot;&amp;COLUMN()&amp;&quot;-&quot;&amp;ROW();&quot;LocalDate&quot;;[.E127])" office:value-type="string" office:string-value="date-7-127 &#10;[24053]" calcext:value-type="string">
            <text:p>date-7-127 </text:p>
            <text:p>[24053]</text:p>
          </table:table-cell>
          <table:table-cell table:style-name="ce25" table:formula="of:=INFO.OBBA.OBBA.OBMAKE(&quot;date-&quot;&amp;COLUMN()&amp;&quot;-&quot;&amp;ROW();&quot;LocalDate&quot;;[.F127])" office:value-type="string" office:string-value="date-8-127 &#10;[24552]" calcext:value-type="string">
            <text:p>date-8-127 </text:p>
            <text:p>[24552]</text:p>
          </table:table-cell>
          <table:table-cell/>
          <table:table-cell table:formula="of:=INFO.OBBA.OBBA.OBGET(INFO.OBBA.OBBA.OBCALL(&quot;&quot;;[.$B$15];&quot;getDaycountFraction&quot;;[.G127];[.H127]))" office:value-type="float" office:value="21.1583333333333" calcext:value-type="float">
            <text:p>21,158</text:p>
          </table:table-cell>
          <table:table-cell table:style-name="ce37" table:formula="of:=(YEARFRAC([.E127];[.F127];[.$C$9]))" office:value-type="float" office:value="21.1583333333333" calcext:value-type="float">
            <text:p>21,158</text:p>
          </table:table-cell>
          <table:table-cell table:formula="of:=ABS([.J127])-[.K12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9-05" calcext:value-type="date">
            <text:p>05.09.1991</text:p>
          </table:table-cell>
          <table:table-cell table:style-name="ce26" table:formula="of:=[.$C$11]+INT(RAND()*([.$C$12]-[.$C$11]))" office:value-type="date" office:date-value="2019-07-13" calcext:value-type="date">
            <text:p>13.07.2019</text:p>
          </table:table-cell>
          <table:table-cell table:style-name="ce25" table:formula="of:=INFO.OBBA.OBBA.OBMAKE(&quot;date-&quot;&amp;COLUMN()&amp;&quot;-&quot;&amp;ROW();&quot;LocalDate&quot;;[.E128])" office:value-type="string" office:string-value="date-7-128 &#10;[24054]" calcext:value-type="string">
            <text:p>date-7-128 </text:p>
            <text:p>[24054]</text:p>
          </table:table-cell>
          <table:table-cell table:style-name="ce25" table:formula="of:=INFO.OBBA.OBBA.OBMAKE(&quot;date-&quot;&amp;COLUMN()&amp;&quot;-&quot;&amp;ROW();&quot;LocalDate&quot;;[.F128])" office:value-type="string" office:string-value="date-8-128 &#10;[24553]" calcext:value-type="string">
            <text:p>date-8-128 </text:p>
            <text:p>[24553]</text:p>
          </table:table-cell>
          <table:table-cell/>
          <table:table-cell table:formula="of:=INFO.OBBA.OBBA.OBGET(INFO.OBBA.OBBA.OBCALL(&quot;&quot;;[.$B$15];&quot;getDaycountFraction&quot;;[.G128];[.H128]))" office:value-type="float" office:value="28.2583333333333" calcext:value-type="float">
            <text:p>28,258</text:p>
          </table:table-cell>
          <table:table-cell table:style-name="ce37" table:formula="of:=(YEARFRAC([.E128];[.F128];[.$C$9]))" office:value-type="float" office:value="28.2583333333333" calcext:value-type="float">
            <text:p>28,258</text:p>
          </table:table-cell>
          <table:table-cell table:formula="of:=ABS([.J128])-[.K12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0-10" calcext:value-type="date">
            <text:p>10.10.2006</text:p>
          </table:table-cell>
          <table:table-cell table:style-name="ce26" table:formula="of:=[.$C$11]+INT(RAND()*([.$C$12]-[.$C$11]))" office:value-type="date" office:date-value="2026-10-11" calcext:value-type="date">
            <text:p>11.10.2026</text:p>
          </table:table-cell>
          <table:table-cell table:style-name="ce25" table:formula="of:=INFO.OBBA.OBBA.OBMAKE(&quot;date-&quot;&amp;COLUMN()&amp;&quot;-&quot;&amp;ROW();&quot;LocalDate&quot;;[.E129])" office:value-type="string" office:string-value="date-7-129 &#10;[24055]" calcext:value-type="string">
            <text:p>date-7-129 </text:p>
            <text:p>[24055]</text:p>
          </table:table-cell>
          <table:table-cell table:style-name="ce25" table:formula="of:=INFO.OBBA.OBBA.OBMAKE(&quot;date-&quot;&amp;COLUMN()&amp;&quot;-&quot;&amp;ROW();&quot;LocalDate&quot;;[.F129])" office:value-type="string" office:string-value="date-8-129 &#10;[24554]" calcext:value-type="string">
            <text:p>date-8-129 </text:p>
            <text:p>[24554]</text:p>
          </table:table-cell>
          <table:table-cell/>
          <table:table-cell table:formula="of:=INFO.OBBA.OBBA.OBGET(INFO.OBBA.OBBA.OBCALL(&quot;&quot;;[.$B$15];&quot;getDaycountFraction&quot;;[.G129];[.H129]))" office:value-type="float" office:value="20.2944444444444" calcext:value-type="float">
            <text:p>20,294</text:p>
          </table:table-cell>
          <table:table-cell table:style-name="ce37" table:formula="of:=(YEARFRAC([.E129];[.F129];[.$C$9]))" office:value-type="float" office:value="20.2944444444444" calcext:value-type="float">
            <text:p>20,294</text:p>
          </table:table-cell>
          <table:table-cell table:formula="of:=ABS([.J129])-[.K12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1-12" calcext:value-type="date">
            <text:p>12.01.2012</text:p>
          </table:table-cell>
          <table:table-cell table:style-name="ce26" table:formula="of:=[.$C$11]+INT(RAND()*([.$C$12]-[.$C$11]))" office:value-type="date" office:date-value="2028-10-13" calcext:value-type="date">
            <text:p>13.10.2028</text:p>
          </table:table-cell>
          <table:table-cell table:style-name="ce25" table:formula="of:=INFO.OBBA.OBBA.OBMAKE(&quot;date-&quot;&amp;COLUMN()&amp;&quot;-&quot;&amp;ROW();&quot;LocalDate&quot;;[.E130])" office:value-type="string" office:string-value="date-7-130 &#10;[24056]" calcext:value-type="string">
            <text:p>date-7-130 </text:p>
            <text:p>[24056]</text:p>
          </table:table-cell>
          <table:table-cell table:style-name="ce25" table:formula="of:=INFO.OBBA.OBBA.OBMAKE(&quot;date-&quot;&amp;COLUMN()&amp;&quot;-&quot;&amp;ROW();&quot;LocalDate&quot;;[.F130])" office:value-type="string" office:string-value="date-8-130 &#10;[24555]" calcext:value-type="string">
            <text:p>date-8-130 </text:p>
            <text:p>[24555]</text:p>
          </table:table-cell>
          <table:table-cell/>
          <table:table-cell table:formula="of:=INFO.OBBA.OBBA.OBGET(INFO.OBBA.OBBA.OBCALL(&quot;&quot;;[.$B$15];&quot;getDaycountFraction&quot;;[.G130];[.H130]))" office:value-type="float" office:value="16.9972222222222" calcext:value-type="float">
            <text:p>16,997</text:p>
          </table:table-cell>
          <table:table-cell table:style-name="ce37" table:formula="of:=(YEARFRAC([.E130];[.F130];[.$C$9]))" office:value-type="float" office:value="16.9972222222222" calcext:value-type="float">
            <text:p>16,997</text:p>
          </table:table-cell>
          <table:table-cell table:formula="of:=ABS([.J130])-[.K13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3-05" calcext:value-type="date">
            <text:p>05.03.2021</text:p>
          </table:table-cell>
          <table:table-cell table:style-name="ce26" table:formula="of:=[.$C$11]+INT(RAND()*([.$C$12]-[.$C$11]))" office:value-type="date" office:date-value="2008-07-15" calcext:value-type="date">
            <text:p>15.07.2008</text:p>
          </table:table-cell>
          <table:table-cell table:style-name="ce25" table:formula="of:=INFO.OBBA.OBBA.OBMAKE(&quot;date-&quot;&amp;COLUMN()&amp;&quot;-&quot;&amp;ROW();&quot;LocalDate&quot;;[.E131])" office:value-type="string" office:string-value="date-7-131 &#10;[24057]" calcext:value-type="string">
            <text:p>date-7-131 </text:p>
            <text:p>[24057]</text:p>
          </table:table-cell>
          <table:table-cell table:style-name="ce25" table:formula="of:=INFO.OBBA.OBBA.OBMAKE(&quot;date-&quot;&amp;COLUMN()&amp;&quot;-&quot;&amp;ROW();&quot;LocalDate&quot;;[.F131])" office:value-type="string" office:string-value="date-8-131 &#10;[24556]" calcext:value-type="string">
            <text:p>date-8-131 </text:p>
            <text:p>[24556]</text:p>
          </table:table-cell>
          <table:table-cell/>
          <table:table-cell table:formula="of:=INFO.OBBA.OBBA.OBGET(INFO.OBBA.OBBA.OBCALL(&quot;&quot;;[.$B$15];&quot;getDaycountFraction&quot;;[.G131];[.H131]))" office:value-type="float" office:value="-12.8222222222222" calcext:value-type="float">
            <text:p>-12,822</text:p>
          </table:table-cell>
          <table:table-cell table:style-name="ce37" table:formula="of:=(YEARFRAC([.E131];[.F131];[.$C$9]))" office:value-type="float" office:value="12.8222222222222" calcext:value-type="float">
            <text:p>12,822</text:p>
          </table:table-cell>
          <table:table-cell table:formula="of:=ABS([.J131])-[.K13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5-12" calcext:value-type="date">
            <text:p>12.05.2010</text:p>
          </table:table-cell>
          <table:table-cell table:style-name="ce26" table:formula="of:=[.$C$11]+INT(RAND()*([.$C$12]-[.$C$11]))" office:value-type="date" office:date-value="1995-04-10" calcext:value-type="date">
            <text:p>10.04.1995</text:p>
          </table:table-cell>
          <table:table-cell table:style-name="ce25" table:formula="of:=INFO.OBBA.OBBA.OBMAKE(&quot;date-&quot;&amp;COLUMN()&amp;&quot;-&quot;&amp;ROW();&quot;LocalDate&quot;;[.E132])" office:value-type="string" office:string-value="date-7-132 &#10;[24058]" calcext:value-type="string">
            <text:p>date-7-132 </text:p>
            <text:p>[24058]</text:p>
          </table:table-cell>
          <table:table-cell table:style-name="ce25" table:formula="of:=INFO.OBBA.OBBA.OBMAKE(&quot;date-&quot;&amp;COLUMN()&amp;&quot;-&quot;&amp;ROW();&quot;LocalDate&quot;;[.F132])" office:value-type="string" office:string-value="date-8-132 &#10;[24557]" calcext:value-type="string">
            <text:p>date-8-132 </text:p>
            <text:p>[24557]</text:p>
          </table:table-cell>
          <table:table-cell/>
          <table:table-cell table:formula="of:=INFO.OBBA.OBBA.OBGET(INFO.OBBA.OBBA.OBCALL(&quot;&quot;;[.$B$15];&quot;getDaycountFraction&quot;;[.G132];[.H132]))" office:value-type="float" office:value="-15.3083333333333" calcext:value-type="float">
            <text:p>-15,308</text:p>
          </table:table-cell>
          <table:table-cell table:style-name="ce37" table:formula="of:=(YEARFRAC([.E132];[.F132];[.$C$9]))" office:value-type="float" office:value="15.3083333333333" calcext:value-type="float">
            <text:p>15,308</text:p>
          </table:table-cell>
          <table:table-cell table:formula="of:=ABS([.J132])-[.K13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5-15" calcext:value-type="date">
            <text:p>15.05.2027</text:p>
          </table:table-cell>
          <table:table-cell table:style-name="ce26" table:formula="of:=[.$C$11]+INT(RAND()*([.$C$12]-[.$C$11]))" office:value-type="date" office:date-value="2021-12-31" calcext:value-type="date">
            <text:p>31.12.2021</text:p>
          </table:table-cell>
          <table:table-cell table:style-name="ce25" table:formula="of:=INFO.OBBA.OBBA.OBMAKE(&quot;date-&quot;&amp;COLUMN()&amp;&quot;-&quot;&amp;ROW();&quot;LocalDate&quot;;[.E133])" office:value-type="string" office:string-value="date-7-133 &#10;[24059]" calcext:value-type="string">
            <text:p>date-7-133 </text:p>
            <text:p>[24059]</text:p>
          </table:table-cell>
          <table:table-cell table:style-name="ce25" table:formula="of:=INFO.OBBA.OBBA.OBMAKE(&quot;date-&quot;&amp;COLUMN()&amp;&quot;-&quot;&amp;ROW();&quot;LocalDate&quot;;[.F133])" office:value-type="string" office:string-value="date-8-133 &#10;[24558]" calcext:value-type="string">
            <text:p>date-8-133 </text:p>
            <text:p>[24558]</text:p>
          </table:table-cell>
          <table:table-cell/>
          <table:table-cell table:formula="of:=INFO.OBBA.OBBA.OBGET(INFO.OBBA.OBBA.OBCALL(&quot;&quot;;[.$B$15];&quot;getDaycountFraction&quot;;[.G133];[.H133]))" office:value-type="float" office:value="-5.44722222222222" calcext:value-type="float">
            <text:p>-5,447</text:p>
          </table:table-cell>
          <table:table-cell table:style-name="ce37" table:formula="of:=(YEARFRAC([.E133];[.F133];[.$C$9]))" office:value-type="float" office:value="5.44722222222222" calcext:value-type="float">
            <text:p>5,447</text:p>
          </table:table-cell>
          <table:table-cell table:formula="of:=ABS([.J133])-[.K13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7-21" calcext:value-type="date">
            <text:p>21.07.1998</text:p>
          </table:table-cell>
          <table:table-cell table:style-name="ce26" table:formula="of:=[.$C$11]+INT(RAND()*([.$C$12]-[.$C$11]))" office:value-type="date" office:date-value="1990-05-20" calcext:value-type="date">
            <text:p>20.05.1990</text:p>
          </table:table-cell>
          <table:table-cell table:style-name="ce25" table:formula="of:=INFO.OBBA.OBBA.OBMAKE(&quot;date-&quot;&amp;COLUMN()&amp;&quot;-&quot;&amp;ROW();&quot;LocalDate&quot;;[.E134])" office:value-type="string" office:string-value="date-7-134 &#10;[24060]" calcext:value-type="string">
            <text:p>date-7-134 </text:p>
            <text:p>[24060]</text:p>
          </table:table-cell>
          <table:table-cell table:style-name="ce25" table:formula="of:=INFO.OBBA.OBBA.OBMAKE(&quot;date-&quot;&amp;COLUMN()&amp;&quot;-&quot;&amp;ROW();&quot;LocalDate&quot;;[.F134])" office:value-type="string" office:string-value="date-8-134 &#10;[24559]" calcext:value-type="string">
            <text:p>date-8-134 </text:p>
            <text:p>[24559]</text:p>
          </table:table-cell>
          <table:table-cell/>
          <table:table-cell table:formula="of:=INFO.OBBA.OBBA.OBGET(INFO.OBBA.OBBA.OBCALL(&quot;&quot;;[.$B$15];&quot;getDaycountFraction&quot;;[.G134];[.H134]))" office:value-type="float" office:value="-8.28888888888889" calcext:value-type="float">
            <text:p>-8,289</text:p>
          </table:table-cell>
          <table:table-cell table:style-name="ce37" table:formula="of:=(YEARFRAC([.E134];[.F134];[.$C$9]))" office:value-type="float" office:value="8.28888888888889" calcext:value-type="float">
            <text:p>8,289</text:p>
          </table:table-cell>
          <table:table-cell table:formula="of:=ABS([.J134])-[.K13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3-03" calcext:value-type="date">
            <text:p>03.03.1993</text:p>
          </table:table-cell>
          <table:table-cell table:style-name="ce26" table:formula="of:=[.$C$11]+INT(RAND()*([.$C$12]-[.$C$11]))" office:value-type="date" office:date-value="2009-09-07" calcext:value-type="date">
            <text:p>07.09.2009</text:p>
          </table:table-cell>
          <table:table-cell table:style-name="ce25" table:formula="of:=INFO.OBBA.OBBA.OBMAKE(&quot;date-&quot;&amp;COLUMN()&amp;&quot;-&quot;&amp;ROW();&quot;LocalDate&quot;;[.E135])" office:value-type="string" office:string-value="date-7-135 &#10;[24061]" calcext:value-type="string">
            <text:p>date-7-135 </text:p>
            <text:p>[24061]</text:p>
          </table:table-cell>
          <table:table-cell table:style-name="ce25" table:formula="of:=INFO.OBBA.OBBA.OBMAKE(&quot;date-&quot;&amp;COLUMN()&amp;&quot;-&quot;&amp;ROW();&quot;LocalDate&quot;;[.F135])" office:value-type="string" office:string-value="date-8-135 &#10;[24560]" calcext:value-type="string">
            <text:p>date-8-135 </text:p>
            <text:p>[24560]</text:p>
          </table:table-cell>
          <table:table-cell/>
          <table:table-cell table:formula="of:=INFO.OBBA.OBBA.OBGET(INFO.OBBA.OBBA.OBCALL(&quot;&quot;;[.$B$15];&quot;getDaycountFraction&quot;;[.G135];[.H135]))" office:value-type="float" office:value="16.7555555555556" calcext:value-type="float">
            <text:p>16,756</text:p>
          </table:table-cell>
          <table:table-cell table:style-name="ce37" table:formula="of:=(YEARFRAC([.E135];[.F135];[.$C$9]))" office:value-type="float" office:value="16.7555555555556" calcext:value-type="float">
            <text:p>16,756</text:p>
          </table:table-cell>
          <table:table-cell table:formula="of:=ABS([.J135])-[.K13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12-22" calcext:value-type="date">
            <text:p>22.12.2021</text:p>
          </table:table-cell>
          <table:table-cell table:style-name="ce26" table:formula="of:=[.$C$11]+INT(RAND()*([.$C$12]-[.$C$11]))" office:value-type="date" office:date-value="2025-08-18" calcext:value-type="date">
            <text:p>18.08.2025</text:p>
          </table:table-cell>
          <table:table-cell table:style-name="ce25" table:formula="of:=INFO.OBBA.OBBA.OBMAKE(&quot;date-&quot;&amp;COLUMN()&amp;&quot;-&quot;&amp;ROW();&quot;LocalDate&quot;;[.E136])" office:value-type="string" office:string-value="date-7-136 &#10;[24062]" calcext:value-type="string">
            <text:p>date-7-136 </text:p>
            <text:p>[24062]</text:p>
          </table:table-cell>
          <table:table-cell table:style-name="ce25" table:formula="of:=INFO.OBBA.OBBA.OBMAKE(&quot;date-&quot;&amp;COLUMN()&amp;&quot;-&quot;&amp;ROW();&quot;LocalDate&quot;;[.F136])" office:value-type="string" office:string-value="date-8-136 &#10;[24561]" calcext:value-type="string">
            <text:p>date-8-136 </text:p>
            <text:p>[24561]</text:p>
          </table:table-cell>
          <table:table-cell/>
          <table:table-cell table:formula="of:=INFO.OBBA.OBBA.OBGET(INFO.OBBA.OBBA.OBCALL(&quot;&quot;;[.$B$15];&quot;getDaycountFraction&quot;;[.G136];[.H136]))" office:value-type="float" office:value="3.70833333333333" calcext:value-type="float">
            <text:p>3,708</text:p>
          </table:table-cell>
          <table:table-cell table:style-name="ce37" table:formula="of:=(YEARFRAC([.E136];[.F136];[.$C$9]))" office:value-type="float" office:value="3.70833333333333" calcext:value-type="float">
            <text:p>3,708</text:p>
          </table:table-cell>
          <table:table-cell table:formula="of:=ABS([.J136])-[.K13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5-05" calcext:value-type="date">
            <text:p>05.05.1991</text:p>
          </table:table-cell>
          <table:table-cell table:style-name="ce26" table:formula="of:=[.$C$11]+INT(RAND()*([.$C$12]-[.$C$11]))" office:value-type="date" office:date-value="2025-11-06" calcext:value-type="date">
            <text:p>06.11.2025</text:p>
          </table:table-cell>
          <table:table-cell table:style-name="ce25" table:formula="of:=INFO.OBBA.OBBA.OBMAKE(&quot;date-&quot;&amp;COLUMN()&amp;&quot;-&quot;&amp;ROW();&quot;LocalDate&quot;;[.E137])" office:value-type="string" office:string-value="date-7-137 &#10;[24063]" calcext:value-type="string">
            <text:p>date-7-137 </text:p>
            <text:p>[24063]</text:p>
          </table:table-cell>
          <table:table-cell table:style-name="ce25" table:formula="of:=INFO.OBBA.OBBA.OBMAKE(&quot;date-&quot;&amp;COLUMN()&amp;&quot;-&quot;&amp;ROW();&quot;LocalDate&quot;;[.F137])" office:value-type="string" office:string-value="date-8-137 &#10;[24562]" calcext:value-type="string">
            <text:p>date-8-137 </text:p>
            <text:p>[24562]</text:p>
          </table:table-cell>
          <table:table-cell/>
          <table:table-cell table:formula="of:=INFO.OBBA.OBBA.OBGET(INFO.OBBA.OBBA.OBCALL(&quot;&quot;;[.$B$15];&quot;getDaycountFraction&quot;;[.G137];[.H137]))" office:value-type="float" office:value="35.0111111111111" calcext:value-type="float">
            <text:p>35,011</text:p>
          </table:table-cell>
          <table:table-cell table:style-name="ce37" table:formula="of:=(YEARFRAC([.E137];[.F137];[.$C$9]))" office:value-type="float" office:value="35.0111111111111" calcext:value-type="float">
            <text:p>35,011</text:p>
          </table:table-cell>
          <table:table-cell table:formula="of:=ABS([.J137])-[.K13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4-11" calcext:value-type="date">
            <text:p>11.04.2005</text:p>
          </table:table-cell>
          <table:table-cell table:style-name="ce26" table:formula="of:=[.$C$11]+INT(RAND()*([.$C$12]-[.$C$11]))" office:value-type="date" office:date-value="2013-10-01" calcext:value-type="date">
            <text:p>01.10.2013</text:p>
          </table:table-cell>
          <table:table-cell table:style-name="ce25" table:formula="of:=INFO.OBBA.OBBA.OBMAKE(&quot;date-&quot;&amp;COLUMN()&amp;&quot;-&quot;&amp;ROW();&quot;LocalDate&quot;;[.E138])" office:value-type="string" office:string-value="date-7-138 &#10;[24064]" calcext:value-type="string">
            <text:p>date-7-138 </text:p>
            <text:p>[24064]</text:p>
          </table:table-cell>
          <table:table-cell table:style-name="ce25" table:formula="of:=INFO.OBBA.OBBA.OBMAKE(&quot;date-&quot;&amp;COLUMN()&amp;&quot;-&quot;&amp;ROW();&quot;LocalDate&quot;;[.F138])" office:value-type="string" office:string-value="date-8-138 &#10;[24563]" calcext:value-type="string">
            <text:p>date-8-138 </text:p>
            <text:p>[24563]</text:p>
          </table:table-cell>
          <table:table-cell/>
          <table:table-cell table:formula="of:=INFO.OBBA.OBBA.OBGET(INFO.OBBA.OBBA.OBCALL(&quot;&quot;;[.$B$15];&quot;getDaycountFraction&quot;;[.G138];[.H138]))" office:value-type="float" office:value="8.59722222222222" calcext:value-type="float">
            <text:p>8,597</text:p>
          </table:table-cell>
          <table:table-cell table:style-name="ce37" table:formula="of:=(YEARFRAC([.E138];[.F138];[.$C$9]))" office:value-type="float" office:value="8.59722222222222" calcext:value-type="float">
            <text:p>8,597</text:p>
          </table:table-cell>
          <table:table-cell table:formula="of:=ABS([.J138])-[.K13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10-18" calcext:value-type="date">
            <text:p>18.10.2023</text:p>
          </table:table-cell>
          <table:table-cell table:style-name="ce26" table:formula="of:=[.$C$11]+INT(RAND()*([.$C$12]-[.$C$11]))" office:value-type="date" office:date-value="1998-01-19" calcext:value-type="date">
            <text:p>19.01.1998</text:p>
          </table:table-cell>
          <table:table-cell table:style-name="ce25" table:formula="of:=INFO.OBBA.OBBA.OBMAKE(&quot;date-&quot;&amp;COLUMN()&amp;&quot;-&quot;&amp;ROW();&quot;LocalDate&quot;;[.E139])" office:value-type="string" office:string-value="date-7-139 &#10;[24065]" calcext:value-type="string">
            <text:p>date-7-139 </text:p>
            <text:p>[24065]</text:p>
          </table:table-cell>
          <table:table-cell table:style-name="ce25" table:formula="of:=INFO.OBBA.OBBA.OBMAKE(&quot;date-&quot;&amp;COLUMN()&amp;&quot;-&quot;&amp;ROW();&quot;LocalDate&quot;;[.F139])" office:value-type="string" office:string-value="date-8-139 &#10;[24564]" calcext:value-type="string">
            <text:p>date-8-139 </text:p>
            <text:p>[24564]</text:p>
          </table:table-cell>
          <table:table-cell/>
          <table:table-cell table:formula="of:=INFO.OBBA.OBBA.OBGET(INFO.OBBA.OBBA.OBCALL(&quot;&quot;;[.$B$15];&quot;getDaycountFraction&quot;;[.G139];[.H139]))" office:value-type="float" office:value="-26.1194444444444" calcext:value-type="float">
            <text:p>-26,119</text:p>
          </table:table-cell>
          <table:table-cell table:style-name="ce37" table:formula="of:=(YEARFRAC([.E139];[.F139];[.$C$9]))" office:value-type="float" office:value="26.1194444444444" calcext:value-type="float">
            <text:p>26,119</text:p>
          </table:table-cell>
          <table:table-cell table:formula="of:=ABS([.J139])-[.K13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10-24" calcext:value-type="date">
            <text:p>24.10.2027</text:p>
          </table:table-cell>
          <table:table-cell table:style-name="ce26" table:formula="of:=[.$C$11]+INT(RAND()*([.$C$12]-[.$C$11]))" office:value-type="date" office:date-value="2014-05-04" calcext:value-type="date">
            <text:p>04.05.2014</text:p>
          </table:table-cell>
          <table:table-cell table:style-name="ce25" table:formula="of:=INFO.OBBA.OBBA.OBMAKE(&quot;date-&quot;&amp;COLUMN()&amp;&quot;-&quot;&amp;ROW();&quot;LocalDate&quot;;[.E140])" office:value-type="string" office:string-value="date-7-140 &#10;[24066]" calcext:value-type="string">
            <text:p>date-7-140 </text:p>
            <text:p>[24066]</text:p>
          </table:table-cell>
          <table:table-cell table:style-name="ce25" table:formula="of:=INFO.OBBA.OBBA.OBMAKE(&quot;date-&quot;&amp;COLUMN()&amp;&quot;-&quot;&amp;ROW();&quot;LocalDate&quot;;[.F140])" office:value-type="string" office:string-value="date-8-140 &#10;[24565]" calcext:value-type="string">
            <text:p>date-8-140 </text:p>
            <text:p>[24565]</text:p>
          </table:table-cell>
          <table:table-cell/>
          <table:table-cell table:formula="of:=INFO.OBBA.OBBA.OBGET(INFO.OBBA.OBBA.OBCALL(&quot;&quot;;[.$B$15];&quot;getDaycountFraction&quot;;[.G140];[.H140]))" office:value-type="float" office:value="-13.6694444444444" calcext:value-type="float">
            <text:p>-13,669</text:p>
          </table:table-cell>
          <table:table-cell table:style-name="ce37" table:formula="of:=(YEARFRAC([.E140];[.F140];[.$C$9]))" office:value-type="float" office:value="13.6694444444444" calcext:value-type="float">
            <text:p>13,669</text:p>
          </table:table-cell>
          <table:table-cell table:formula="of:=ABS([.J140])-[.K14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5-04" calcext:value-type="date">
            <text:p>04.05.2010</text:p>
          </table:table-cell>
          <table:table-cell table:style-name="ce26" table:formula="of:=[.$C$11]+INT(RAND()*([.$C$12]-[.$C$11]))" office:value-type="date" office:date-value="2015-04-19" calcext:value-type="date">
            <text:p>19.04.2015</text:p>
          </table:table-cell>
          <table:table-cell table:style-name="ce25" table:formula="of:=INFO.OBBA.OBBA.OBMAKE(&quot;date-&quot;&amp;COLUMN()&amp;&quot;-&quot;&amp;ROW();&quot;LocalDate&quot;;[.E141])" office:value-type="string" office:string-value="date-7-141 &#10;[24067]" calcext:value-type="string">
            <text:p>date-7-141 </text:p>
            <text:p>[24067]</text:p>
          </table:table-cell>
          <table:table-cell table:style-name="ce25" table:formula="of:=INFO.OBBA.OBBA.OBMAKE(&quot;date-&quot;&amp;COLUMN()&amp;&quot;-&quot;&amp;ROW();&quot;LocalDate&quot;;[.F141])" office:value-type="string" office:string-value="date-8-141 &#10;[24566]" calcext:value-type="string">
            <text:p>date-8-141 </text:p>
            <text:p>[24566]</text:p>
          </table:table-cell>
          <table:table-cell/>
          <table:table-cell table:formula="of:=INFO.OBBA.OBBA.OBGET(INFO.OBBA.OBBA.OBCALL(&quot;&quot;;[.$B$15];&quot;getDaycountFraction&quot;;[.G141];[.H141]))" office:value-type="float" office:value="5.03055555555556" calcext:value-type="float">
            <text:p>5,031</text:p>
          </table:table-cell>
          <table:table-cell table:style-name="ce37" table:formula="of:=(YEARFRAC([.E141];[.F141];[.$C$9]))" office:value-type="float" office:value="5.03055555555556" calcext:value-type="float">
            <text:p>5,031</text:p>
          </table:table-cell>
          <table:table-cell table:formula="of:=ABS([.J141])-[.K14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2-02" calcext:value-type="date">
            <text:p>02.12.2016</text:p>
          </table:table-cell>
          <table:table-cell table:style-name="ce26" table:formula="of:=[.$C$11]+INT(RAND()*([.$C$12]-[.$C$11]))" office:value-type="date" office:date-value="2008-05-19" calcext:value-type="date">
            <text:p>19.05.2008</text:p>
          </table:table-cell>
          <table:table-cell table:style-name="ce25" table:formula="of:=INFO.OBBA.OBBA.OBMAKE(&quot;date-&quot;&amp;COLUMN()&amp;&quot;-&quot;&amp;ROW();&quot;LocalDate&quot;;[.E142])" office:value-type="string" office:string-value="date-7-142 &#10;[24068]" calcext:value-type="string">
            <text:p>date-7-142 </text:p>
            <text:p>[24068]</text:p>
          </table:table-cell>
          <table:table-cell table:style-name="ce25" table:formula="of:=INFO.OBBA.OBBA.OBMAKE(&quot;date-&quot;&amp;COLUMN()&amp;&quot;-&quot;&amp;ROW();&quot;LocalDate&quot;;[.F142])" office:value-type="string" office:string-value="date-8-142 &#10;[24567]" calcext:value-type="string">
            <text:p>date-8-142 </text:p>
            <text:p>[24567]</text:p>
          </table:table-cell>
          <table:table-cell/>
          <table:table-cell table:formula="of:=INFO.OBBA.OBBA.OBGET(INFO.OBBA.OBBA.OBCALL(&quot;&quot;;[.$B$15];&quot;getDaycountFraction&quot;;[.G142];[.H142]))" office:value-type="float" office:value="-8.66388888888889" calcext:value-type="float">
            <text:p>-8,664</text:p>
          </table:table-cell>
          <table:table-cell table:style-name="ce37" table:formula="of:=(YEARFRAC([.E142];[.F142];[.$C$9]))" office:value-type="float" office:value="8.66388888888889" calcext:value-type="float">
            <text:p>8,664</text:p>
          </table:table-cell>
          <table:table-cell table:formula="of:=ABS([.J142])-[.K14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1-06" calcext:value-type="date">
            <text:p>06.01.2029</text:p>
          </table:table-cell>
          <table:table-cell table:style-name="ce26" table:formula="of:=[.$C$11]+INT(RAND()*([.$C$12]-[.$C$11]))" office:value-type="date" office:date-value="2022-07-12" calcext:value-type="date">
            <text:p>12.07.2022</text:p>
          </table:table-cell>
          <table:table-cell table:style-name="ce25" table:formula="of:=INFO.OBBA.OBBA.OBMAKE(&quot;date-&quot;&amp;COLUMN()&amp;&quot;-&quot;&amp;ROW();&quot;LocalDate&quot;;[.E143])" office:value-type="string" office:string-value="date-7-143 &#10;[24069]" calcext:value-type="string">
            <text:p>date-7-143 </text:p>
            <text:p>[24069]</text:p>
          </table:table-cell>
          <table:table-cell table:style-name="ce25" table:formula="of:=INFO.OBBA.OBBA.OBMAKE(&quot;date-&quot;&amp;COLUMN()&amp;&quot;-&quot;&amp;ROW();&quot;LocalDate&quot;;[.F143])" office:value-type="string" office:string-value="date-8-143 &#10;[24568]" calcext:value-type="string">
            <text:p>date-8-143 </text:p>
            <text:p>[24568]</text:p>
          </table:table-cell>
          <table:table-cell/>
          <table:table-cell table:formula="of:=INFO.OBBA.OBBA.OBGET(INFO.OBBA.OBBA.OBCALL(&quot;&quot;;[.$B$15];&quot;getDaycountFraction&quot;;[.G143];[.H143]))" office:value-type="float" office:value="-6.58333333333333" calcext:value-type="float">
            <text:p>-6,583</text:p>
          </table:table-cell>
          <table:table-cell table:style-name="ce37" table:formula="of:=(YEARFRAC([.E143];[.F143];[.$C$9]))" office:value-type="float" office:value="6.58333333333333" calcext:value-type="float">
            <text:p>6,583</text:p>
          </table:table-cell>
          <table:table-cell table:formula="of:=ABS([.J143])-[.K14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5-16" calcext:value-type="date">
            <text:p>16.05.2010</text:p>
          </table:table-cell>
          <table:table-cell table:style-name="ce26" table:formula="of:=[.$C$11]+INT(RAND()*([.$C$12]-[.$C$11]))" office:value-type="date" office:date-value="1991-04-23" calcext:value-type="date">
            <text:p>23.04.1991</text:p>
          </table:table-cell>
          <table:table-cell table:style-name="ce25" table:formula="of:=INFO.OBBA.OBBA.OBMAKE(&quot;date-&quot;&amp;COLUMN()&amp;&quot;-&quot;&amp;ROW();&quot;LocalDate&quot;;[.E144])" office:value-type="string" office:string-value="date-7-144 &#10;[24070]" calcext:value-type="string">
            <text:p>date-7-144 </text:p>
            <text:p>[24070]</text:p>
          </table:table-cell>
          <table:table-cell table:style-name="ce25" table:formula="of:=INFO.OBBA.OBBA.OBMAKE(&quot;date-&quot;&amp;COLUMN()&amp;&quot;-&quot;&amp;ROW();&quot;LocalDate&quot;;[.F144])" office:value-type="string" office:string-value="date-8-144 &#10;[24569]" calcext:value-type="string">
            <text:p>date-8-144 </text:p>
            <text:p>[24569]</text:p>
          </table:table-cell>
          <table:table-cell/>
          <table:table-cell table:formula="of:=INFO.OBBA.OBBA.OBGET(INFO.OBBA.OBBA.OBCALL(&quot;&quot;;[.$B$15];&quot;getDaycountFraction&quot;;[.G144];[.H144]))" office:value-type="float" office:value="-19.3416666666667" calcext:value-type="float">
            <text:p>-19,342</text:p>
          </table:table-cell>
          <table:table-cell table:style-name="ce37" table:formula="of:=(YEARFRAC([.E144];[.F144];[.$C$9]))" office:value-type="float" office:value="19.3416666666667" calcext:value-type="float">
            <text:p>19,342</text:p>
          </table:table-cell>
          <table:table-cell table:formula="of:=ABS([.J144])-[.K14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5-16" calcext:value-type="date">
            <text:p>16.05.2008</text:p>
          </table:table-cell>
          <table:table-cell table:style-name="ce26" table:formula="of:=[.$C$11]+INT(RAND()*([.$C$12]-[.$C$11]))" office:value-type="date" office:date-value="2014-05-28" calcext:value-type="date">
            <text:p>28.05.2014</text:p>
          </table:table-cell>
          <table:table-cell table:style-name="ce25" table:formula="of:=INFO.OBBA.OBBA.OBMAKE(&quot;date-&quot;&amp;COLUMN()&amp;&quot;-&quot;&amp;ROW();&quot;LocalDate&quot;;[.E145])" office:value-type="string" office:string-value="date-7-145 &#10;[24071]" calcext:value-type="string">
            <text:p>date-7-145 </text:p>
            <text:p>[24071]</text:p>
          </table:table-cell>
          <table:table-cell table:style-name="ce25" table:formula="of:=INFO.OBBA.OBBA.OBMAKE(&quot;date-&quot;&amp;COLUMN()&amp;&quot;-&quot;&amp;ROW();&quot;LocalDate&quot;;[.F145])" office:value-type="string" office:string-value="date-8-145 &#10;[24570]" calcext:value-type="string">
            <text:p>date-8-145 </text:p>
            <text:p>[24570]</text:p>
          </table:table-cell>
          <table:table-cell/>
          <table:table-cell table:formula="of:=INFO.OBBA.OBBA.OBGET(INFO.OBBA.OBBA.OBCALL(&quot;&quot;;[.$B$15];&quot;getDaycountFraction&quot;;[.G145];[.H145]))" office:value-type="float" office:value="6.11944444444444" calcext:value-type="float">
            <text:p>6,119</text:p>
          </table:table-cell>
          <table:table-cell table:style-name="ce37" table:formula="of:=(YEARFRAC([.E145];[.F145];[.$C$9]))" office:value-type="float" office:value="6.11944444444444" calcext:value-type="float">
            <text:p>6,119</text:p>
          </table:table-cell>
          <table:table-cell table:formula="of:=ABS([.J145])-[.K14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8-19" calcext:value-type="date">
            <text:p>19.08.2028</text:p>
          </table:table-cell>
          <table:table-cell table:style-name="ce26" table:formula="of:=[.$C$11]+INT(RAND()*([.$C$12]-[.$C$11]))" office:value-type="date" office:date-value="2011-11-07" calcext:value-type="date">
            <text:p>07.11.2011</text:p>
          </table:table-cell>
          <table:table-cell table:style-name="ce25" table:formula="of:=INFO.OBBA.OBBA.OBMAKE(&quot;date-&quot;&amp;COLUMN()&amp;&quot;-&quot;&amp;ROW();&quot;LocalDate&quot;;[.E146])" office:value-type="string" office:string-value="date-7-146 &#10;[24072]" calcext:value-type="string">
            <text:p>date-7-146 </text:p>
            <text:p>[24072]</text:p>
          </table:table-cell>
          <table:table-cell table:style-name="ce25" table:formula="of:=INFO.OBBA.OBBA.OBMAKE(&quot;date-&quot;&amp;COLUMN()&amp;&quot;-&quot;&amp;ROW();&quot;LocalDate&quot;;[.F146])" office:value-type="string" office:string-value="date-8-146 &#10;[24571]" calcext:value-type="string">
            <text:p>date-8-146 </text:p>
            <text:p>[24571]</text:p>
          </table:table-cell>
          <table:table-cell/>
          <table:table-cell table:formula="of:=INFO.OBBA.OBBA.OBGET(INFO.OBBA.OBBA.OBCALL(&quot;&quot;;[.$B$15];&quot;getDaycountFraction&quot;;[.G146];[.H146]))" office:value-type="float" office:value="-17.0277777777778" calcext:value-type="float">
            <text:p>-17,028</text:p>
          </table:table-cell>
          <table:table-cell table:style-name="ce37" table:formula="of:=(YEARFRAC([.E146];[.F146];[.$C$9]))" office:value-type="float" office:value="17.0277777777778" calcext:value-type="float">
            <text:p>17,028</text:p>
          </table:table-cell>
          <table:table-cell table:formula="of:=ABS([.J146])-[.K14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3-06" calcext:value-type="date">
            <text:p>06.03.2014</text:p>
          </table:table-cell>
          <table:table-cell table:style-name="ce26" table:formula="of:=[.$C$11]+INT(RAND()*([.$C$12]-[.$C$11]))" office:value-type="date" office:date-value="2015-01-02" calcext:value-type="date">
            <text:p>02.01.2015</text:p>
          </table:table-cell>
          <table:table-cell table:style-name="ce25" table:formula="of:=INFO.OBBA.OBBA.OBMAKE(&quot;date-&quot;&amp;COLUMN()&amp;&quot;-&quot;&amp;ROW();&quot;LocalDate&quot;;[.E147])" office:value-type="string" office:string-value="date-7-147 &#10;[24073]" calcext:value-type="string">
            <text:p>date-7-147 </text:p>
            <text:p>[24073]</text:p>
          </table:table-cell>
          <table:table-cell table:style-name="ce25" table:formula="of:=INFO.OBBA.OBBA.OBMAKE(&quot;date-&quot;&amp;COLUMN()&amp;&quot;-&quot;&amp;ROW();&quot;LocalDate&quot;;[.F147])" office:value-type="string" office:string-value="date-8-147 &#10;[24572]" calcext:value-type="string">
            <text:p>date-8-147 </text:p>
            <text:p>[24572]</text:p>
          </table:table-cell>
          <table:table-cell/>
          <table:table-cell table:formula="of:=INFO.OBBA.OBBA.OBGET(INFO.OBBA.OBBA.OBCALL(&quot;&quot;;[.$B$15];&quot;getDaycountFraction&quot;;[.G147];[.H147]))" office:value-type="float" office:value="0.838888888888889" calcext:value-type="float">
            <text:p>0,839</text:p>
          </table:table-cell>
          <table:table-cell table:style-name="ce37" table:formula="of:=(YEARFRAC([.E147];[.F147];[.$C$9]))" office:value-type="float" office:value="0.838888888888889" calcext:value-type="float">
            <text:p>0,839</text:p>
          </table:table-cell>
          <table:table-cell table:formula="of:=ABS([.J147])-[.K14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9-08" calcext:value-type="date">
            <text:p>08.09.1992</text:p>
          </table:table-cell>
          <table:table-cell table:style-name="ce26" table:formula="of:=[.$C$11]+INT(RAND()*([.$C$12]-[.$C$11]))" office:value-type="date" office:date-value="1984-08-09" calcext:value-type="date">
            <text:p>09.08.1984</text:p>
          </table:table-cell>
          <table:table-cell table:style-name="ce25" table:formula="of:=INFO.OBBA.OBBA.OBMAKE(&quot;date-&quot;&amp;COLUMN()&amp;&quot;-&quot;&amp;ROW();&quot;LocalDate&quot;;[.E148])" office:value-type="string" office:string-value="date-7-148 &#10;[24074]" calcext:value-type="string">
            <text:p>date-7-148 </text:p>
            <text:p>[24074]</text:p>
          </table:table-cell>
          <table:table-cell table:style-name="ce25" table:formula="of:=INFO.OBBA.OBBA.OBMAKE(&quot;date-&quot;&amp;COLUMN()&amp;&quot;-&quot;&amp;ROW();&quot;LocalDate&quot;;[.F148])" office:value-type="string" office:string-value="date-8-148 &#10;[24573]" calcext:value-type="string">
            <text:p>date-8-148 </text:p>
            <text:p>[24573]</text:p>
          </table:table-cell>
          <table:table-cell/>
          <table:table-cell table:formula="of:=INFO.OBBA.OBBA.OBGET(INFO.OBBA.OBBA.OBCALL(&quot;&quot;;[.$B$15];&quot;getDaycountFraction&quot;;[.G148];[.H148]))" office:value-type="float" office:value="-8.2" calcext:value-type="float">
            <text:p>-8,200</text:p>
          </table:table-cell>
          <table:table-cell table:style-name="ce37" table:formula="of:=(YEARFRAC([.E148];[.F148];[.$C$9]))" office:value-type="float" office:value="8.2" calcext:value-type="float">
            <text:p>8,200</text:p>
          </table:table-cell>
          <table:table-cell table:formula="of:=ABS([.J148])-[.K14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5-18" calcext:value-type="date">
            <text:p>18.05.2024</text:p>
          </table:table-cell>
          <table:table-cell table:style-name="ce26" table:formula="of:=[.$C$11]+INT(RAND()*([.$C$12]-[.$C$11]))" office:value-type="date" office:date-value="2006-04-22" calcext:value-type="date">
            <text:p>22.04.2006</text:p>
          </table:table-cell>
          <table:table-cell table:style-name="ce25" table:formula="of:=INFO.OBBA.OBBA.OBMAKE(&quot;date-&quot;&amp;COLUMN()&amp;&quot;-&quot;&amp;ROW();&quot;LocalDate&quot;;[.E149])" office:value-type="string" office:string-value="date-7-149 &#10;[24075]" calcext:value-type="string">
            <text:p>date-7-149 </text:p>
            <text:p>[24075]</text:p>
          </table:table-cell>
          <table:table-cell table:style-name="ce25" table:formula="of:=INFO.OBBA.OBBA.OBMAKE(&quot;date-&quot;&amp;COLUMN()&amp;&quot;-&quot;&amp;ROW();&quot;LocalDate&quot;;[.F149])" office:value-type="string" office:string-value="date-8-149 &#10;[24574]" calcext:value-type="string">
            <text:p>date-8-149 </text:p>
            <text:p>[24574]</text:p>
          </table:table-cell>
          <table:table-cell/>
          <table:table-cell table:formula="of:=INFO.OBBA.OBBA.OBGET(INFO.OBBA.OBBA.OBCALL(&quot;&quot;;[.$B$15];&quot;getDaycountFraction&quot;;[.G149];[.H149]))" office:value-type="float" office:value="-18.3361111111111" calcext:value-type="float">
            <text:p>-18,336</text:p>
          </table:table-cell>
          <table:table-cell table:style-name="ce37" table:formula="of:=(YEARFRAC([.E149];[.F149];[.$C$9]))" office:value-type="float" office:value="18.3361111111111" calcext:value-type="float">
            <text:p>18,336</text:p>
          </table:table-cell>
          <table:table-cell table:formula="of:=ABS([.J149])-[.K14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8-20" calcext:value-type="date">
            <text:p>20.08.1986</text:p>
          </table:table-cell>
          <table:table-cell table:style-name="ce26" table:formula="of:=[.$C$11]+INT(RAND()*([.$C$12]-[.$C$11]))" office:value-type="date" office:date-value="2012-09-20" calcext:value-type="date">
            <text:p>20.09.2012</text:p>
          </table:table-cell>
          <table:table-cell table:style-name="ce25" table:formula="of:=INFO.OBBA.OBBA.OBMAKE(&quot;date-&quot;&amp;COLUMN()&amp;&quot;-&quot;&amp;ROW();&quot;LocalDate&quot;;[.E150])" office:value-type="string" office:string-value="date-7-150 &#10;[24076]" calcext:value-type="string">
            <text:p>date-7-150 </text:p>
            <text:p>[24076]</text:p>
          </table:table-cell>
          <table:table-cell table:style-name="ce25" table:formula="of:=INFO.OBBA.OBBA.OBMAKE(&quot;date-&quot;&amp;COLUMN()&amp;&quot;-&quot;&amp;ROW();&quot;LocalDate&quot;;[.F150])" office:value-type="string" office:string-value="date-8-150 &#10;[24575]" calcext:value-type="string">
            <text:p>date-8-150 </text:p>
            <text:p>[24575]</text:p>
          </table:table-cell>
          <table:table-cell/>
          <table:table-cell table:formula="of:=INFO.OBBA.OBBA.OBGET(INFO.OBBA.OBBA.OBCALL(&quot;&quot;;[.$B$15];&quot;getDaycountFraction&quot;;[.G150];[.H150]))" office:value-type="float" office:value="26.4666666666667" calcext:value-type="float">
            <text:p>26,467</text:p>
          </table:table-cell>
          <table:table-cell table:style-name="ce37" table:formula="of:=(YEARFRAC([.E150];[.F150];[.$C$9]))" office:value-type="float" office:value="26.4666666666667" calcext:value-type="float">
            <text:p>26,467</text:p>
          </table:table-cell>
          <table:table-cell table:formula="of:=ABS([.J150])-[.K15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1-17" calcext:value-type="date">
            <text:p>17.01.1994</text:p>
          </table:table-cell>
          <table:table-cell table:style-name="ce26" table:formula="of:=[.$C$11]+INT(RAND()*([.$C$12]-[.$C$11]))" office:value-type="date" office:date-value="2011-03-11" calcext:value-type="date">
            <text:p>11.03.2011</text:p>
          </table:table-cell>
          <table:table-cell table:style-name="ce25" table:formula="of:=INFO.OBBA.OBBA.OBMAKE(&quot;date-&quot;&amp;COLUMN()&amp;&quot;-&quot;&amp;ROW();&quot;LocalDate&quot;;[.E151])" office:value-type="string" office:string-value="date-7-151 &#10;[24077]" calcext:value-type="string">
            <text:p>date-7-151 </text:p>
            <text:p>[24077]</text:p>
          </table:table-cell>
          <table:table-cell table:style-name="ce25" table:formula="of:=INFO.OBBA.OBBA.OBMAKE(&quot;date-&quot;&amp;COLUMN()&amp;&quot;-&quot;&amp;ROW();&quot;LocalDate&quot;;[.F151])" office:value-type="string" office:string-value="date-8-151 &#10;[24576]" calcext:value-type="string">
            <text:p>date-8-151 </text:p>
            <text:p>[24576]</text:p>
          </table:table-cell>
          <table:table-cell/>
          <table:table-cell table:formula="of:=INFO.OBBA.OBBA.OBGET(INFO.OBBA.OBBA.OBCALL(&quot;&quot;;[.$B$15];&quot;getDaycountFraction&quot;;[.G151];[.H151]))" office:value-type="float" office:value="17.3944444444444" calcext:value-type="float">
            <text:p>17,394</text:p>
          </table:table-cell>
          <table:table-cell table:style-name="ce37" table:formula="of:=(YEARFRAC([.E151];[.F151];[.$C$9]))" office:value-type="float" office:value="17.3944444444444" calcext:value-type="float">
            <text:p>17,394</text:p>
          </table:table-cell>
          <table:table-cell table:formula="of:=ABS([.J151])-[.K15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0-16" calcext:value-type="date">
            <text:p>16.10.2015</text:p>
          </table:table-cell>
          <table:table-cell table:style-name="ce26" table:formula="of:=[.$C$11]+INT(RAND()*([.$C$12]-[.$C$11]))" office:value-type="date" office:date-value="2001-09-11" calcext:value-type="date">
            <text:p>11.09.2001</text:p>
          </table:table-cell>
          <table:table-cell table:style-name="ce25" table:formula="of:=INFO.OBBA.OBBA.OBMAKE(&quot;date-&quot;&amp;COLUMN()&amp;&quot;-&quot;&amp;ROW();&quot;LocalDate&quot;;[.E152])" office:value-type="string" office:string-value="date-7-152 &#10;[24078]" calcext:value-type="string">
            <text:p>date-7-152 </text:p>
            <text:p>[24078]</text:p>
          </table:table-cell>
          <table:table-cell table:style-name="ce25" table:formula="of:=INFO.OBBA.OBBA.OBMAKE(&quot;date-&quot;&amp;COLUMN()&amp;&quot;-&quot;&amp;ROW();&quot;LocalDate&quot;;[.F152])" office:value-type="string" office:string-value="date-8-152 &#10;[24577]" calcext:value-type="string">
            <text:p>date-8-152 </text:p>
            <text:p>[24577]</text:p>
          </table:table-cell>
          <table:table-cell/>
          <table:table-cell table:formula="of:=INFO.OBBA.OBBA.OBGET(INFO.OBBA.OBBA.OBCALL(&quot;&quot;;[.$B$15];&quot;getDaycountFraction&quot;;[.G152];[.H152]))" office:value-type="float" office:value="-14.3" calcext:value-type="float">
            <text:p>-14,300</text:p>
          </table:table-cell>
          <table:table-cell table:style-name="ce37" table:formula="of:=(YEARFRAC([.E152];[.F152];[.$C$9]))" office:value-type="float" office:value="14.3" calcext:value-type="float">
            <text:p>14,300</text:p>
          </table:table-cell>
          <table:table-cell table:formula="of:=ABS([.J152])-[.K15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11-22" calcext:value-type="date">
            <text:p>22.11.1998</text:p>
          </table:table-cell>
          <table:table-cell table:style-name="ce26" table:formula="of:=[.$C$11]+INT(RAND()*([.$C$12]-[.$C$11]))" office:value-type="date" office:date-value="2000-06-14" calcext:value-type="date">
            <text:p>14.06.2000</text:p>
          </table:table-cell>
          <table:table-cell table:style-name="ce25" table:formula="of:=INFO.OBBA.OBBA.OBMAKE(&quot;date-&quot;&amp;COLUMN()&amp;&quot;-&quot;&amp;ROW();&quot;LocalDate&quot;;[.E153])" office:value-type="string" office:string-value="date-7-153 &#10;[24079]" calcext:value-type="string">
            <text:p>date-7-153 </text:p>
            <text:p>[24079]</text:p>
          </table:table-cell>
          <table:table-cell table:style-name="ce25" table:formula="of:=INFO.OBBA.OBBA.OBMAKE(&quot;date-&quot;&amp;COLUMN()&amp;&quot;-&quot;&amp;ROW();&quot;LocalDate&quot;;[.F153])" office:value-type="string" office:string-value="date-8-153 &#10;[24578]" calcext:value-type="string">
            <text:p>date-8-153 </text:p>
            <text:p>[24578]</text:p>
          </table:table-cell>
          <table:table-cell/>
          <table:table-cell table:formula="of:=INFO.OBBA.OBBA.OBGET(INFO.OBBA.OBBA.OBCALL(&quot;&quot;;[.$B$15];&quot;getDaycountFraction&quot;;[.G153];[.H153]))" office:value-type="float" office:value="1.58333333333333" calcext:value-type="float">
            <text:p>1,583</text:p>
          </table:table-cell>
          <table:table-cell table:style-name="ce37" table:formula="of:=(YEARFRAC([.E153];[.F153];[.$C$9]))" office:value-type="float" office:value="1.58333333333333" calcext:value-type="float">
            <text:p>1,583</text:p>
          </table:table-cell>
          <table:table-cell table:formula="of:=ABS([.J153])-[.K15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4-03" calcext:value-type="date">
            <text:p>03.04.2024</text:p>
          </table:table-cell>
          <table:table-cell table:style-name="ce26" table:formula="of:=[.$C$11]+INT(RAND()*([.$C$12]-[.$C$11]))" office:value-type="date" office:date-value="2018-08-26" calcext:value-type="date">
            <text:p>26.08.2018</text:p>
          </table:table-cell>
          <table:table-cell table:style-name="ce25" table:formula="of:=INFO.OBBA.OBBA.OBMAKE(&quot;date-&quot;&amp;COLUMN()&amp;&quot;-&quot;&amp;ROW();&quot;LocalDate&quot;;[.E154])" office:value-type="string" office:string-value="date-7-154 &#10;[24080]" calcext:value-type="string">
            <text:p>date-7-154 </text:p>
            <text:p>[24080]</text:p>
          </table:table-cell>
          <table:table-cell table:style-name="ce25" table:formula="of:=INFO.OBBA.OBBA.OBMAKE(&quot;date-&quot;&amp;COLUMN()&amp;&quot;-&quot;&amp;ROW();&quot;LocalDate&quot;;[.F154])" office:value-type="string" office:string-value="date-8-154 &#10;[24579]" calcext:value-type="string">
            <text:p>date-8-154 </text:p>
            <text:p>[24579]</text:p>
          </table:table-cell>
          <table:table-cell/>
          <table:table-cell table:formula="of:=INFO.OBBA.OBBA.OBGET(INFO.OBBA.OBBA.OBCALL(&quot;&quot;;[.$B$15];&quot;getDaycountFraction&quot;;[.G154];[.H154]))" office:value-type="float" office:value="-5.68611111111111" calcext:value-type="float">
            <text:p>-5,686</text:p>
          </table:table-cell>
          <table:table-cell table:style-name="ce37" table:formula="of:=(YEARFRAC([.E154];[.F154];[.$C$9]))" office:value-type="float" office:value="5.68611111111111" calcext:value-type="float">
            <text:p>5,686</text:p>
          </table:table-cell>
          <table:table-cell table:formula="of:=ABS([.J154])-[.K15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3-15" calcext:value-type="date">
            <text:p>15.03.2024</text:p>
          </table:table-cell>
          <table:table-cell table:style-name="ce26" table:formula="of:=[.$C$11]+INT(RAND()*([.$C$12]-[.$C$11]))" office:value-type="date" office:date-value="2006-12-15" calcext:value-type="date">
            <text:p>15.12.2006</text:p>
          </table:table-cell>
          <table:table-cell table:style-name="ce25" table:formula="of:=INFO.OBBA.OBBA.OBMAKE(&quot;date-&quot;&amp;COLUMN()&amp;&quot;-&quot;&amp;ROW();&quot;LocalDate&quot;;[.E155])" office:value-type="string" office:string-value="date-7-155 &#10;[24081]" calcext:value-type="string">
            <text:p>date-7-155 </text:p>
            <text:p>[24081]</text:p>
          </table:table-cell>
          <table:table-cell table:style-name="ce25" table:formula="of:=INFO.OBBA.OBBA.OBMAKE(&quot;date-&quot;&amp;COLUMN()&amp;&quot;-&quot;&amp;ROW();&quot;LocalDate&quot;;[.F155])" office:value-type="string" office:string-value="date-8-155 &#10;[24580]" calcext:value-type="string">
            <text:p>date-8-155 </text:p>
            <text:p>[24580]</text:p>
          </table:table-cell>
          <table:table-cell/>
          <table:table-cell table:formula="of:=INFO.OBBA.OBBA.OBGET(INFO.OBBA.OBBA.OBCALL(&quot;&quot;;[.$B$15];&quot;getDaycountFraction&quot;;[.G155];[.H155]))" office:value-type="float" office:value="-17.5" calcext:value-type="float">
            <text:p>-17,500</text:p>
          </table:table-cell>
          <table:table-cell table:style-name="ce37" table:formula="of:=(YEARFRAC([.E155];[.F155];[.$C$9]))" office:value-type="float" office:value="17.5" calcext:value-type="float">
            <text:p>17,500</text:p>
          </table:table-cell>
          <table:table-cell table:formula="of:=ABS([.J155])-[.K15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10-31" calcext:value-type="date">
            <text:p>31.10.1986</text:p>
          </table:table-cell>
          <table:table-cell table:style-name="ce26" table:formula="of:=[.$C$11]+INT(RAND()*([.$C$12]-[.$C$11]))" office:value-type="date" office:date-value="2024-02-11" calcext:value-type="date">
            <text:p>11.02.2024</text:p>
          </table:table-cell>
          <table:table-cell table:style-name="ce25" table:formula="of:=INFO.OBBA.OBBA.OBMAKE(&quot;date-&quot;&amp;COLUMN()&amp;&quot;-&quot;&amp;ROW();&quot;LocalDate&quot;;[.E156])" office:value-type="string" office:string-value="date-7-156 &#10;[24082]" calcext:value-type="string">
            <text:p>date-7-156 </text:p>
            <text:p>[24082]</text:p>
          </table:table-cell>
          <table:table-cell table:style-name="ce25" table:formula="of:=INFO.OBBA.OBBA.OBMAKE(&quot;date-&quot;&amp;COLUMN()&amp;&quot;-&quot;&amp;ROW();&quot;LocalDate&quot;;[.F156])" office:value-type="string" office:string-value="date-8-156 &#10;[24581]" calcext:value-type="string">
            <text:p>date-8-156 </text:p>
            <text:p>[24581]</text:p>
          </table:table-cell>
          <table:table-cell/>
          <table:table-cell table:formula="of:=INFO.OBBA.OBBA.OBGET(INFO.OBBA.OBBA.OBCALL(&quot;&quot;;[.$B$15];&quot;getDaycountFraction&quot;;[.G156];[.H156]))" office:value-type="float" office:value="37.825" calcext:value-type="float">
            <text:p>37,825</text:p>
          </table:table-cell>
          <table:table-cell table:style-name="ce37" table:formula="of:=(YEARFRAC([.E156];[.F156];[.$C$9]))" office:value-type="float" office:value="37.825" calcext:value-type="float">
            <text:p>37,825</text:p>
          </table:table-cell>
          <table:table-cell table:formula="of:=ABS([.J156])-[.K15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11-30" calcext:value-type="date">
            <text:p>30.11.1990</text:p>
          </table:table-cell>
          <table:table-cell table:style-name="ce26" table:formula="of:=[.$C$11]+INT(RAND()*([.$C$12]-[.$C$11]))" office:value-type="date" office:date-value="2014-09-21" calcext:value-type="date">
            <text:p>21.09.2014</text:p>
          </table:table-cell>
          <table:table-cell table:style-name="ce25" table:formula="of:=INFO.OBBA.OBBA.OBMAKE(&quot;date-&quot;&amp;COLUMN()&amp;&quot;-&quot;&amp;ROW();&quot;LocalDate&quot;;[.E157])" office:value-type="string" office:string-value="date-7-157 &#10;[24083]" calcext:value-type="string">
            <text:p>date-7-157 </text:p>
            <text:p>[24083]</text:p>
          </table:table-cell>
          <table:table-cell table:style-name="ce25" table:formula="of:=INFO.OBBA.OBBA.OBMAKE(&quot;date-&quot;&amp;COLUMN()&amp;&quot;-&quot;&amp;ROW();&quot;LocalDate&quot;;[.F157])" office:value-type="string" office:string-value="date-8-157 &#10;[24582]" calcext:value-type="string">
            <text:p>date-8-157 </text:p>
            <text:p>[24582]</text:p>
          </table:table-cell>
          <table:table-cell/>
          <table:table-cell table:formula="of:=INFO.OBBA.OBBA.OBGET(INFO.OBBA.OBBA.OBCALL(&quot;&quot;;[.$B$15];&quot;getDaycountFraction&quot;;[.G157];[.H157]))" office:value-type="float" office:value="24.1555555555556" calcext:value-type="float">
            <text:p>24,156</text:p>
          </table:table-cell>
          <table:table-cell table:style-name="ce37" table:formula="of:=(YEARFRAC([.E157];[.F157];[.$C$9]))" office:value-type="float" office:value="24.1555555555556" calcext:value-type="float">
            <text:p>24,156</text:p>
          </table:table-cell>
          <table:table-cell table:formula="of:=ABS([.J157])-[.K15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5-10" calcext:value-type="date">
            <text:p>10.05.1988</text:p>
          </table:table-cell>
          <table:table-cell table:style-name="ce26" table:formula="of:=[.$C$11]+INT(RAND()*([.$C$12]-[.$C$11]))" office:value-type="date" office:date-value="2025-09-15" calcext:value-type="date">
            <text:p>15.09.2025</text:p>
          </table:table-cell>
          <table:table-cell table:style-name="ce25" table:formula="of:=INFO.OBBA.OBBA.OBMAKE(&quot;date-&quot;&amp;COLUMN()&amp;&quot;-&quot;&amp;ROW();&quot;LocalDate&quot;;[.E158])" office:value-type="string" office:string-value="date-7-158 &#10;[24084]" calcext:value-type="string">
            <text:p>date-7-158 </text:p>
            <text:p>[24084]</text:p>
          </table:table-cell>
          <table:table-cell table:style-name="ce25" table:formula="of:=INFO.OBBA.OBBA.OBMAKE(&quot;date-&quot;&amp;COLUMN()&amp;&quot;-&quot;&amp;ROW();&quot;LocalDate&quot;;[.F158])" office:value-type="string" office:string-value="date-8-158 &#10;[24583]" calcext:value-type="string">
            <text:p>date-8-158 </text:p>
            <text:p>[24583]</text:p>
          </table:table-cell>
          <table:table-cell/>
          <table:table-cell table:formula="of:=INFO.OBBA.OBBA.OBGET(INFO.OBBA.OBBA.OBCALL(&quot;&quot;;[.$B$15];&quot;getDaycountFraction&quot;;[.G158];[.H158]))" office:value-type="float" office:value="37.8944444444444" calcext:value-type="float">
            <text:p>37,894</text:p>
          </table:table-cell>
          <table:table-cell table:style-name="ce37" table:formula="of:=(YEARFRAC([.E158];[.F158];[.$C$9]))" office:value-type="float" office:value="37.8944444444444" calcext:value-type="float">
            <text:p>37,894</text:p>
          </table:table-cell>
          <table:table-cell table:formula="of:=ABS([.J158])-[.K15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3-27" calcext:value-type="date">
            <text:p>27.03.2000</text:p>
          </table:table-cell>
          <table:table-cell table:style-name="ce26" table:formula="of:=[.$C$11]+INT(RAND()*([.$C$12]-[.$C$11]))" office:value-type="date" office:date-value="2029-10-14" calcext:value-type="date">
            <text:p>14.10.2029</text:p>
          </table:table-cell>
          <table:table-cell table:style-name="ce25" table:formula="of:=INFO.OBBA.OBBA.OBMAKE(&quot;date-&quot;&amp;COLUMN()&amp;&quot;-&quot;&amp;ROW();&quot;LocalDate&quot;;[.E159])" office:value-type="string" office:string-value="date-7-159 &#10;[24085]" calcext:value-type="string">
            <text:p>date-7-159 </text:p>
            <text:p>[24085]</text:p>
          </table:table-cell>
          <table:table-cell table:style-name="ce25" table:formula="of:=INFO.OBBA.OBBA.OBMAKE(&quot;date-&quot;&amp;COLUMN()&amp;&quot;-&quot;&amp;ROW();&quot;LocalDate&quot;;[.F159])" office:value-type="string" office:string-value="date-8-159 &#10;[24584]" calcext:value-type="string">
            <text:p>date-8-159 </text:p>
            <text:p>[24584]</text:p>
          </table:table-cell>
          <table:table-cell/>
          <table:table-cell table:formula="of:=INFO.OBBA.OBBA.OBGET(INFO.OBBA.OBBA.OBCALL(&quot;&quot;;[.$B$15];&quot;getDaycountFraction&quot;;[.G159];[.H159]))" office:value-type="float" office:value="29.9805555555556" calcext:value-type="float">
            <text:p>29,981</text:p>
          </table:table-cell>
          <table:table-cell table:style-name="ce37" table:formula="of:=(YEARFRAC([.E159];[.F159];[.$C$9]))" office:value-type="float" office:value="29.9805555555556" calcext:value-type="float">
            <text:p>29,981</text:p>
          </table:table-cell>
          <table:table-cell table:formula="of:=ABS([.J159])-[.K15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5-06" calcext:value-type="date">
            <text:p>06.05.2021</text:p>
          </table:table-cell>
          <table:table-cell table:style-name="ce26" table:formula="of:=[.$C$11]+INT(RAND()*([.$C$12]-[.$C$11]))" office:value-type="date" office:date-value="1980-03-26" calcext:value-type="date">
            <text:p>26.03.1980</text:p>
          </table:table-cell>
          <table:table-cell table:style-name="ce25" table:formula="of:=INFO.OBBA.OBBA.OBMAKE(&quot;date-&quot;&amp;COLUMN()&amp;&quot;-&quot;&amp;ROW();&quot;LocalDate&quot;;[.E160])" office:value-type="string" office:string-value="date-7-160 &#10;[24086]" calcext:value-type="string">
            <text:p>date-7-160 </text:p>
            <text:p>[24086]</text:p>
          </table:table-cell>
          <table:table-cell table:style-name="ce25" table:formula="of:=INFO.OBBA.OBBA.OBMAKE(&quot;date-&quot;&amp;COLUMN()&amp;&quot;-&quot;&amp;ROW();&quot;LocalDate&quot;;[.F160])" office:value-type="string" office:string-value="date-8-160 &#10;[24585]" calcext:value-type="string">
            <text:p>date-8-160 </text:p>
            <text:p>[24585]</text:p>
          </table:table-cell>
          <table:table-cell/>
          <table:table-cell table:formula="of:=INFO.OBBA.OBBA.OBGET(INFO.OBBA.OBBA.OBCALL(&quot;&quot;;[.$B$15];&quot;getDaycountFraction&quot;;[.G160];[.H160]))" office:value-type="float" office:value="-41.7111111111111" calcext:value-type="float">
            <text:p>-41,711</text:p>
          </table:table-cell>
          <table:table-cell table:style-name="ce37" table:formula="of:=(YEARFRAC([.E160];[.F160];[.$C$9]))" office:value-type="float" office:value="41.7111111111111" calcext:value-type="float">
            <text:p>41,711</text:p>
          </table:table-cell>
          <table:table-cell table:formula="of:=ABS([.J160])-[.K16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12-26" calcext:value-type="date">
            <text:p>26.12.1989</text:p>
          </table:table-cell>
          <table:table-cell table:style-name="ce26" table:formula="of:=[.$C$11]+INT(RAND()*([.$C$12]-[.$C$11]))" office:value-type="date" office:date-value="1996-05-11" calcext:value-type="date">
            <text:p>11.05.1996</text:p>
          </table:table-cell>
          <table:table-cell table:style-name="ce25" table:formula="of:=INFO.OBBA.OBBA.OBMAKE(&quot;date-&quot;&amp;COLUMN()&amp;&quot;-&quot;&amp;ROW();&quot;LocalDate&quot;;[.E161])" office:value-type="string" office:string-value="date-7-161 &#10;[24087]" calcext:value-type="string">
            <text:p>date-7-161 </text:p>
            <text:p>[24087]</text:p>
          </table:table-cell>
          <table:table-cell table:style-name="ce25" table:formula="of:=INFO.OBBA.OBBA.OBMAKE(&quot;date-&quot;&amp;COLUMN()&amp;&quot;-&quot;&amp;ROW();&quot;LocalDate&quot;;[.F161])" office:value-type="string" office:string-value="date-8-161 &#10;[24586]" calcext:value-type="string">
            <text:p>date-8-161 </text:p>
            <text:p>[24586]</text:p>
          </table:table-cell>
          <table:table-cell/>
          <table:table-cell table:formula="of:=INFO.OBBA.OBBA.OBGET(INFO.OBBA.OBBA.OBCALL(&quot;&quot;;[.$B$15];&quot;getDaycountFraction&quot;;[.G161];[.H161]))" office:value-type="float" office:value="6.46666666666667" calcext:value-type="float">
            <text:p>6,467</text:p>
          </table:table-cell>
          <table:table-cell table:style-name="ce37" table:formula="of:=(YEARFRAC([.E161];[.F161];[.$C$9]))" office:value-type="float" office:value="6.46666666666667" calcext:value-type="float">
            <text:p>6,467</text:p>
          </table:table-cell>
          <table:table-cell table:formula="of:=ABS([.J161])-[.K16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10-16" calcext:value-type="date">
            <text:p>16.10.1998</text:p>
          </table:table-cell>
          <table:table-cell table:style-name="ce26" table:formula="of:=[.$C$11]+INT(RAND()*([.$C$12]-[.$C$11]))" office:value-type="date" office:date-value="1989-10-17" calcext:value-type="date">
            <text:p>17.10.1989</text:p>
          </table:table-cell>
          <table:table-cell table:style-name="ce25" table:formula="of:=INFO.OBBA.OBBA.OBMAKE(&quot;date-&quot;&amp;COLUMN()&amp;&quot;-&quot;&amp;ROW();&quot;LocalDate&quot;;[.E162])" office:value-type="string" office:string-value="date-7-162 &#10;[24088]" calcext:value-type="string">
            <text:p>date-7-162 </text:p>
            <text:p>[24088]</text:p>
          </table:table-cell>
          <table:table-cell table:style-name="ce25" table:formula="of:=INFO.OBBA.OBBA.OBMAKE(&quot;date-&quot;&amp;COLUMN()&amp;&quot;-&quot;&amp;ROW();&quot;LocalDate&quot;;[.F162])" office:value-type="string" office:string-value="date-8-162 &#10;[24587]" calcext:value-type="string">
            <text:p>date-8-162 </text:p>
            <text:p>[24587]</text:p>
          </table:table-cell>
          <table:table-cell/>
          <table:table-cell table:formula="of:=INFO.OBBA.OBBA.OBGET(INFO.OBBA.OBBA.OBCALL(&quot;&quot;;[.$B$15];&quot;getDaycountFraction&quot;;[.G162];[.H162]))" office:value-type="float" office:value="-9.12777777777778" calcext:value-type="float">
            <text:p>-9,128</text:p>
          </table:table-cell>
          <table:table-cell table:style-name="ce37" table:formula="of:=(YEARFRAC([.E162];[.F162];[.$C$9]))" office:value-type="float" office:value="9.12777777777778" calcext:value-type="float">
            <text:p>9,128</text:p>
          </table:table-cell>
          <table:table-cell table:formula="of:=ABS([.J162])-[.K16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6-08" calcext:value-type="date">
            <text:p>08.06.2014</text:p>
          </table:table-cell>
          <table:table-cell table:style-name="ce26" table:formula="of:=[.$C$11]+INT(RAND()*([.$C$12]-[.$C$11]))" office:value-type="date" office:date-value="2014-10-06" calcext:value-type="date">
            <text:p>06.10.2014</text:p>
          </table:table-cell>
          <table:table-cell table:style-name="ce25" table:formula="of:=INFO.OBBA.OBBA.OBMAKE(&quot;date-&quot;&amp;COLUMN()&amp;&quot;-&quot;&amp;ROW();&quot;LocalDate&quot;;[.E163])" office:value-type="string" office:string-value="date-7-163 &#10;[24089]" calcext:value-type="string">
            <text:p>date-7-163 </text:p>
            <text:p>[24089]</text:p>
          </table:table-cell>
          <table:table-cell table:style-name="ce25" table:formula="of:=INFO.OBBA.OBBA.OBMAKE(&quot;date-&quot;&amp;COLUMN()&amp;&quot;-&quot;&amp;ROW();&quot;LocalDate&quot;;[.F163])" office:value-type="string" office:string-value="date-8-163 &#10;[24588]" calcext:value-type="string">
            <text:p>date-8-163 </text:p>
            <text:p>[24588]</text:p>
          </table:table-cell>
          <table:table-cell/>
          <table:table-cell table:formula="of:=INFO.OBBA.OBBA.OBGET(INFO.OBBA.OBBA.OBCALL(&quot;&quot;;[.$B$15];&quot;getDaycountFraction&quot;;[.G163];[.H163]))" office:value-type="float" office:value="0.333333333333333" calcext:value-type="float">
            <text:p>0,333</text:p>
          </table:table-cell>
          <table:table-cell table:style-name="ce37" table:formula="of:=(YEARFRAC([.E163];[.F163];[.$C$9]))" office:value-type="float" office:value="0.333333333333333" calcext:value-type="float">
            <text:p>0,333</text:p>
          </table:table-cell>
          <table:table-cell table:formula="of:=ABS([.J163])-[.K16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7-23" calcext:value-type="date">
            <text:p>23.07.2014</text:p>
          </table:table-cell>
          <table:table-cell table:style-name="ce26" table:formula="of:=[.$C$11]+INT(RAND()*([.$C$12]-[.$C$11]))" office:value-type="date" office:date-value="1997-10-03" calcext:value-type="date">
            <text:p>03.10.1997</text:p>
          </table:table-cell>
          <table:table-cell table:style-name="ce25" table:formula="of:=INFO.OBBA.OBBA.OBMAKE(&quot;date-&quot;&amp;COLUMN()&amp;&quot;-&quot;&amp;ROW();&quot;LocalDate&quot;;[.E164])" office:value-type="string" office:string-value="date-7-164 &#10;[24090]" calcext:value-type="string">
            <text:p>date-7-164 </text:p>
            <text:p>[24090]</text:p>
          </table:table-cell>
          <table:table-cell table:style-name="ce25" table:formula="of:=INFO.OBBA.OBBA.OBMAKE(&quot;date-&quot;&amp;COLUMN()&amp;&quot;-&quot;&amp;ROW();&quot;LocalDate&quot;;[.F164])" office:value-type="string" office:string-value="date-8-164 &#10;[24589]" calcext:value-type="string">
            <text:p>date-8-164 </text:p>
            <text:p>[24589]</text:p>
          </table:table-cell>
          <table:table-cell/>
          <table:table-cell table:formula="of:=INFO.OBBA.OBBA.OBGET(INFO.OBBA.OBBA.OBCALL(&quot;&quot;;[.$B$15];&quot;getDaycountFraction&quot;;[.G164];[.H164]))" office:value-type="float" office:value="-17.0472222222222" calcext:value-type="float">
            <text:p>-17,047</text:p>
          </table:table-cell>
          <table:table-cell table:style-name="ce37" table:formula="of:=(YEARFRAC([.E164];[.F164];[.$C$9]))" office:value-type="float" office:value="17.0472222222222" calcext:value-type="float">
            <text:p>17,047</text:p>
          </table:table-cell>
          <table:table-cell table:formula="of:=ABS([.J164])-[.K16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4-18" calcext:value-type="date">
            <text:p>18.04.2015</text:p>
          </table:table-cell>
          <table:table-cell table:style-name="ce26" table:formula="of:=[.$C$11]+INT(RAND()*([.$C$12]-[.$C$11]))" office:value-type="date" office:date-value="1998-02-17" calcext:value-type="date">
            <text:p>17.02.1998</text:p>
          </table:table-cell>
          <table:table-cell table:style-name="ce25" table:formula="of:=INFO.OBBA.OBBA.OBMAKE(&quot;date-&quot;&amp;COLUMN()&amp;&quot;-&quot;&amp;ROW();&quot;LocalDate&quot;;[.E165])" office:value-type="string" office:string-value="date-7-165 &#10;[24091]" calcext:value-type="string">
            <text:p>date-7-165 </text:p>
            <text:p>[24091]</text:p>
          </table:table-cell>
          <table:table-cell table:style-name="ce25" table:formula="of:=INFO.OBBA.OBBA.OBMAKE(&quot;date-&quot;&amp;COLUMN()&amp;&quot;-&quot;&amp;ROW();&quot;LocalDate&quot;;[.F165])" office:value-type="string" office:string-value="date-8-165 &#10;[24590]" calcext:value-type="string">
            <text:p>date-8-165 </text:p>
            <text:p>[24590]</text:p>
          </table:table-cell>
          <table:table-cell/>
          <table:table-cell table:formula="of:=INFO.OBBA.OBBA.OBGET(INFO.OBBA.OBBA.OBCALL(&quot;&quot;;[.$B$15];&quot;getDaycountFraction&quot;;[.G165];[.H165]))" office:value-type="float" office:value="-17.4138888888889" calcext:value-type="float">
            <text:p>-17,414</text:p>
          </table:table-cell>
          <table:table-cell table:style-name="ce37" table:formula="of:=(YEARFRAC([.E165];[.F165];[.$C$9]))" office:value-type="float" office:value="17.4138888888889" calcext:value-type="float">
            <text:p>17,414</text:p>
          </table:table-cell>
          <table:table-cell table:formula="of:=ABS([.J165])-[.K16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6-25" calcext:value-type="date">
            <text:p>25.06.1991</text:p>
          </table:table-cell>
          <table:table-cell table:style-name="ce26" table:formula="of:=[.$C$11]+INT(RAND()*([.$C$12]-[.$C$11]))" office:value-type="date" office:date-value="1996-02-10" calcext:value-type="date">
            <text:p>10.02.1996</text:p>
          </table:table-cell>
          <table:table-cell table:style-name="ce25" table:formula="of:=INFO.OBBA.OBBA.OBMAKE(&quot;date-&quot;&amp;COLUMN()&amp;&quot;-&quot;&amp;ROW();&quot;LocalDate&quot;;[.E166])" office:value-type="string" office:string-value="date-7-166 &#10;[24092]" calcext:value-type="string">
            <text:p>date-7-166 </text:p>
            <text:p>[24092]</text:p>
          </table:table-cell>
          <table:table-cell table:style-name="ce25" table:formula="of:=INFO.OBBA.OBBA.OBMAKE(&quot;date-&quot;&amp;COLUMN()&amp;&quot;-&quot;&amp;ROW();&quot;LocalDate&quot;;[.F166])" office:value-type="string" office:string-value="date-8-166 &#10;[24591]" calcext:value-type="string">
            <text:p>date-8-166 </text:p>
            <text:p>[24591]</text:p>
          </table:table-cell>
          <table:table-cell/>
          <table:table-cell table:formula="of:=INFO.OBBA.OBBA.OBGET(INFO.OBBA.OBBA.OBCALL(&quot;&quot;;[.$B$15];&quot;getDaycountFraction&quot;;[.G166];[.H166]))" office:value-type="float" office:value="4.69722222222222" calcext:value-type="float">
            <text:p>4,697</text:p>
          </table:table-cell>
          <table:table-cell table:style-name="ce37" table:formula="of:=(YEARFRAC([.E166];[.F166];[.$C$9]))" office:value-type="float" office:value="4.69722222222222" calcext:value-type="float">
            <text:p>4,697</text:p>
          </table:table-cell>
          <table:table-cell table:formula="of:=ABS([.J166])-[.K16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2-04" calcext:value-type="date">
            <text:p>04.12.2016</text:p>
          </table:table-cell>
          <table:table-cell table:style-name="ce26" table:formula="of:=[.$C$11]+INT(RAND()*([.$C$12]-[.$C$11]))" office:value-type="date" office:date-value="1994-06-29" calcext:value-type="date">
            <text:p>29.06.1994</text:p>
          </table:table-cell>
          <table:table-cell table:style-name="ce25" table:formula="of:=INFO.OBBA.OBBA.OBMAKE(&quot;date-&quot;&amp;COLUMN()&amp;&quot;-&quot;&amp;ROW();&quot;LocalDate&quot;;[.E167])" office:value-type="string" office:string-value="date-7-167 &#10;[24093]" calcext:value-type="string">
            <text:p>date-7-167 </text:p>
            <text:p>[24093]</text:p>
          </table:table-cell>
          <table:table-cell table:style-name="ce25" table:formula="of:=INFO.OBBA.OBBA.OBMAKE(&quot;date-&quot;&amp;COLUMN()&amp;&quot;-&quot;&amp;ROW();&quot;LocalDate&quot;;[.F167])" office:value-type="string" office:string-value="date-8-167 &#10;[24592]" calcext:value-type="string">
            <text:p>date-8-167 </text:p>
            <text:p>[24592]</text:p>
          </table:table-cell>
          <table:table-cell/>
          <table:table-cell table:formula="of:=INFO.OBBA.OBBA.OBGET(INFO.OBBA.OBBA.OBCALL(&quot;&quot;;[.$B$15];&quot;getDaycountFraction&quot;;[.G167];[.H167]))" office:value-type="float" office:value="-22.7611111111111" calcext:value-type="float">
            <text:p>-22,761</text:p>
          </table:table-cell>
          <table:table-cell table:style-name="ce37" table:formula="of:=(YEARFRAC([.E167];[.F167];[.$C$9]))" office:value-type="float" office:value="22.7611111111111" calcext:value-type="float">
            <text:p>22,761</text:p>
          </table:table-cell>
          <table:table-cell table:formula="of:=ABS([.J167])-[.K16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4-05" calcext:value-type="date">
            <text:p>05.04.1998</text:p>
          </table:table-cell>
          <table:table-cell table:style-name="ce26" table:formula="of:=[.$C$11]+INT(RAND()*([.$C$12]-[.$C$11]))" office:value-type="date" office:date-value="2012-04-30" calcext:value-type="date">
            <text:p>30.04.2012</text:p>
          </table:table-cell>
          <table:table-cell table:style-name="ce25" table:formula="of:=INFO.OBBA.OBBA.OBMAKE(&quot;date-&quot;&amp;COLUMN()&amp;&quot;-&quot;&amp;ROW();&quot;LocalDate&quot;;[.E168])" office:value-type="string" office:string-value="date-7-168 &#10;[24094]" calcext:value-type="string">
            <text:p>date-7-168 </text:p>
            <text:p>[24094]</text:p>
          </table:table-cell>
          <table:table-cell table:style-name="ce25" table:formula="of:=INFO.OBBA.OBBA.OBMAKE(&quot;date-&quot;&amp;COLUMN()&amp;&quot;-&quot;&amp;ROW();&quot;LocalDate&quot;;[.F168])" office:value-type="string" office:string-value="date-8-168 &#10;[24593]" calcext:value-type="string">
            <text:p>date-8-168 </text:p>
            <text:p>[24593]</text:p>
          </table:table-cell>
          <table:table-cell/>
          <table:table-cell table:formula="of:=INFO.OBBA.OBBA.OBGET(INFO.OBBA.OBBA.OBCALL(&quot;&quot;;[.$B$15];&quot;getDaycountFraction&quot;;[.G168];[.H168]))" office:value-type="float" office:value="14.275" calcext:value-type="float">
            <text:p>14,275</text:p>
          </table:table-cell>
          <table:table-cell table:style-name="ce37" table:formula="of:=(YEARFRAC([.E168];[.F168];[.$C$9]))" office:value-type="float" office:value="14.275" calcext:value-type="float">
            <text:p>14,275</text:p>
          </table:table-cell>
          <table:table-cell table:formula="of:=ABS([.J168])-[.K16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11-20" calcext:value-type="date">
            <text:p>20.11.1989</text:p>
          </table:table-cell>
          <table:table-cell table:style-name="ce26" table:formula="of:=[.$C$11]+INT(RAND()*([.$C$12]-[.$C$11]))" office:value-type="date" office:date-value="1989-08-20" calcext:value-type="date">
            <text:p>20.08.1989</text:p>
          </table:table-cell>
          <table:table-cell table:style-name="ce25" table:formula="of:=INFO.OBBA.OBBA.OBMAKE(&quot;date-&quot;&amp;COLUMN()&amp;&quot;-&quot;&amp;ROW();&quot;LocalDate&quot;;[.E169])" office:value-type="string" office:string-value="date-7-169 &#10;[24095]" calcext:value-type="string">
            <text:p>date-7-169 </text:p>
            <text:p>[24095]</text:p>
          </table:table-cell>
          <table:table-cell table:style-name="ce25" table:formula="of:=INFO.OBBA.OBBA.OBMAKE(&quot;date-&quot;&amp;COLUMN()&amp;&quot;-&quot;&amp;ROW();&quot;LocalDate&quot;;[.F169])" office:value-type="string" office:string-value="date-8-169 &#10;[24594]" calcext:value-type="string">
            <text:p>date-8-169 </text:p>
            <text:p>[24594]</text:p>
          </table:table-cell>
          <table:table-cell/>
          <table:table-cell table:formula="of:=INFO.OBBA.OBBA.OBGET(INFO.OBBA.OBBA.OBCALL(&quot;&quot;;[.$B$15];&quot;getDaycountFraction&quot;;[.G169];[.H169]))" office:value-type="float" office:value="-0.255555555555556" calcext:value-type="float">
            <text:p>-0,256</text:p>
          </table:table-cell>
          <table:table-cell table:style-name="ce37" table:formula="of:=(YEARFRAC([.E169];[.F169];[.$C$9]))" office:value-type="float" office:value="0.255555555555556" calcext:value-type="float">
            <text:p>0,256</text:p>
          </table:table-cell>
          <table:table-cell table:formula="of:=ABS([.J169])-[.K16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12-12" calcext:value-type="date">
            <text:p>12.12.1990</text:p>
          </table:table-cell>
          <table:table-cell table:style-name="ce26" table:formula="of:=[.$C$11]+INT(RAND()*([.$C$12]-[.$C$11]))" office:value-type="date" office:date-value="2018-12-07" calcext:value-type="date">
            <text:p>07.12.2018</text:p>
          </table:table-cell>
          <table:table-cell table:style-name="ce25" table:formula="of:=INFO.OBBA.OBBA.OBMAKE(&quot;date-&quot;&amp;COLUMN()&amp;&quot;-&quot;&amp;ROW();&quot;LocalDate&quot;;[.E170])" office:value-type="string" office:string-value="date-7-170 &#10;[24096]" calcext:value-type="string">
            <text:p>date-7-170 </text:p>
            <text:p>[24096]</text:p>
          </table:table-cell>
          <table:table-cell table:style-name="ce25" table:formula="of:=INFO.OBBA.OBBA.OBMAKE(&quot;date-&quot;&amp;COLUMN()&amp;&quot;-&quot;&amp;ROW();&quot;LocalDate&quot;;[.F170])" office:value-type="string" office:string-value="date-8-170 &#10;[24595]" calcext:value-type="string">
            <text:p>date-8-170 </text:p>
            <text:p>[24595]</text:p>
          </table:table-cell>
          <table:table-cell/>
          <table:table-cell table:formula="of:=INFO.OBBA.OBBA.OBGET(INFO.OBBA.OBBA.OBCALL(&quot;&quot;;[.$B$15];&quot;getDaycountFraction&quot;;[.G170];[.H170]))" office:value-type="float" office:value="28.3944444444444" calcext:value-type="float">
            <text:p>28,394</text:p>
          </table:table-cell>
          <table:table-cell table:style-name="ce37" table:formula="of:=(YEARFRAC([.E170];[.F170];[.$C$9]))" office:value-type="float" office:value="28.3944444444444" calcext:value-type="float">
            <text:p>28,394</text:p>
          </table:table-cell>
          <table:table-cell table:formula="of:=ABS([.J170])-[.K17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8-01" calcext:value-type="date">
            <text:p>01.08.1992</text:p>
          </table:table-cell>
          <table:table-cell table:style-name="ce26" table:formula="of:=[.$C$11]+INT(RAND()*([.$C$12]-[.$C$11]))" office:value-type="date" office:date-value="1989-12-06" calcext:value-type="date">
            <text:p>06.12.1989</text:p>
          </table:table-cell>
          <table:table-cell table:style-name="ce25" table:formula="of:=INFO.OBBA.OBBA.OBMAKE(&quot;date-&quot;&amp;COLUMN()&amp;&quot;-&quot;&amp;ROW();&quot;LocalDate&quot;;[.E171])" office:value-type="string" office:string-value="date-7-171 &#10;[24097]" calcext:value-type="string">
            <text:p>date-7-171 </text:p>
            <text:p>[24097]</text:p>
          </table:table-cell>
          <table:table-cell table:style-name="ce25" table:formula="of:=INFO.OBBA.OBBA.OBMAKE(&quot;date-&quot;&amp;COLUMN()&amp;&quot;-&quot;&amp;ROW();&quot;LocalDate&quot;;[.F171])" office:value-type="string" office:string-value="date-8-171 &#10;[24596]" calcext:value-type="string">
            <text:p>date-8-171 </text:p>
            <text:p>[24596]</text:p>
          </table:table-cell>
          <table:table-cell/>
          <table:table-cell table:formula="of:=INFO.OBBA.OBBA.OBGET(INFO.OBBA.OBBA.OBCALL(&quot;&quot;;[.$B$15];&quot;getDaycountFraction&quot;;[.G171];[.H171]))" office:value-type="float" office:value="-2.69166666666667" calcext:value-type="float">
            <text:p>-2,692</text:p>
          </table:table-cell>
          <table:table-cell table:style-name="ce37" table:formula="of:=(YEARFRAC([.E171];[.F171];[.$C$9]))" office:value-type="float" office:value="2.69166666666667" calcext:value-type="float">
            <text:p>2,692</text:p>
          </table:table-cell>
          <table:table-cell table:formula="of:=ABS([.J171])-[.K17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7-19" calcext:value-type="date">
            <text:p>19.07.2020</text:p>
          </table:table-cell>
          <table:table-cell table:style-name="ce26" table:formula="of:=[.$C$11]+INT(RAND()*([.$C$12]-[.$C$11]))" office:value-type="date" office:date-value="2029-08-23" calcext:value-type="date">
            <text:p>23.08.2029</text:p>
          </table:table-cell>
          <table:table-cell table:style-name="ce25" table:formula="of:=INFO.OBBA.OBBA.OBMAKE(&quot;date-&quot;&amp;COLUMN()&amp;&quot;-&quot;&amp;ROW();&quot;LocalDate&quot;;[.E172])" office:value-type="string" office:string-value="date-7-172 &#10;[24098]" calcext:value-type="string">
            <text:p>date-7-172 </text:p>
            <text:p>[24098]</text:p>
          </table:table-cell>
          <table:table-cell table:style-name="ce25" table:formula="of:=INFO.OBBA.OBBA.OBMAKE(&quot;date-&quot;&amp;COLUMN()&amp;&quot;-&quot;&amp;ROW();&quot;LocalDate&quot;;[.F172])" office:value-type="string" office:string-value="date-8-172 &#10;[24597]" calcext:value-type="string">
            <text:p>date-8-172 </text:p>
            <text:p>[24597]</text:p>
          </table:table-cell>
          <table:table-cell/>
          <table:table-cell table:formula="of:=INFO.OBBA.OBBA.OBGET(INFO.OBBA.OBBA.OBCALL(&quot;&quot;;[.$B$15];&quot;getDaycountFraction&quot;;[.G172];[.H172]))" office:value-type="float" office:value="9.22777777777778" calcext:value-type="float">
            <text:p>9,228</text:p>
          </table:table-cell>
          <table:table-cell table:style-name="ce37" table:formula="of:=(YEARFRAC([.E172];[.F172];[.$C$9]))" office:value-type="float" office:value="9.22777777777778" calcext:value-type="float">
            <text:p>9,228</text:p>
          </table:table-cell>
          <table:table-cell table:formula="of:=ABS([.J172])-[.K17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8-21" calcext:value-type="date">
            <text:p>21.08.2026</text:p>
          </table:table-cell>
          <table:table-cell table:style-name="ce26" table:formula="of:=[.$C$11]+INT(RAND()*([.$C$12]-[.$C$11]))" office:value-type="date" office:date-value="2010-07-08" calcext:value-type="date">
            <text:p>08.07.2010</text:p>
          </table:table-cell>
          <table:table-cell table:style-name="ce25" table:formula="of:=INFO.OBBA.OBBA.OBMAKE(&quot;date-&quot;&amp;COLUMN()&amp;&quot;-&quot;&amp;ROW();&quot;LocalDate&quot;;[.E173])" office:value-type="string" office:string-value="date-7-173 &#10;[24099]" calcext:value-type="string">
            <text:p>date-7-173 </text:p>
            <text:p>[24099]</text:p>
          </table:table-cell>
          <table:table-cell table:style-name="ce25" table:formula="of:=INFO.OBBA.OBBA.OBMAKE(&quot;date-&quot;&amp;COLUMN()&amp;&quot;-&quot;&amp;ROW();&quot;LocalDate&quot;;[.F173])" office:value-type="string" office:string-value="date-8-173 &#10;[24598]" calcext:value-type="string">
            <text:p>date-8-173 </text:p>
            <text:p>[24598]</text:p>
          </table:table-cell>
          <table:table-cell/>
          <table:table-cell table:formula="of:=INFO.OBBA.OBBA.OBGET(INFO.OBBA.OBBA.OBCALL(&quot;&quot;;[.$B$15];&quot;getDaycountFraction&quot;;[.G173];[.H173]))" office:value-type="float" office:value="-16.3555555555556" calcext:value-type="float">
            <text:p>-16,356</text:p>
          </table:table-cell>
          <table:table-cell table:style-name="ce37" table:formula="of:=(YEARFRAC([.E173];[.F173];[.$C$9]))" office:value-type="float" office:value="16.3555555555556" calcext:value-type="float">
            <text:p>16,356</text:p>
          </table:table-cell>
          <table:table-cell table:formula="of:=ABS([.J173])-[.K17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3-20" calcext:value-type="date">
            <text:p>20.03.2015</text:p>
          </table:table-cell>
          <table:table-cell table:style-name="ce26" table:formula="of:=[.$C$11]+INT(RAND()*([.$C$12]-[.$C$11]))" office:value-type="date" office:date-value="2014-10-29" calcext:value-type="date">
            <text:p>29.10.2014</text:p>
          </table:table-cell>
          <table:table-cell table:style-name="ce25" table:formula="of:=INFO.OBBA.OBBA.OBMAKE(&quot;date-&quot;&amp;COLUMN()&amp;&quot;-&quot;&amp;ROW();&quot;LocalDate&quot;;[.E174])" office:value-type="string" office:string-value="date-7-174 &#10;[24100]" calcext:value-type="string">
            <text:p>date-7-174 </text:p>
            <text:p>[24100]</text:p>
          </table:table-cell>
          <table:table-cell table:style-name="ce25" table:formula="of:=INFO.OBBA.OBBA.OBMAKE(&quot;date-&quot;&amp;COLUMN()&amp;&quot;-&quot;&amp;ROW();&quot;LocalDate&quot;;[.F174])" office:value-type="string" office:string-value="date-8-174 &#10;[24599]" calcext:value-type="string">
            <text:p>date-8-174 </text:p>
            <text:p>[24599]</text:p>
          </table:table-cell>
          <table:table-cell/>
          <table:table-cell table:formula="of:=INFO.OBBA.OBBA.OBGET(INFO.OBBA.OBBA.OBCALL(&quot;&quot;;[.$B$15];&quot;getDaycountFraction&quot;;[.G174];[.H174]))" office:value-type="float" office:value="-0.394444444444444" calcext:value-type="float">
            <text:p>-0,394</text:p>
          </table:table-cell>
          <table:table-cell table:style-name="ce37" table:formula="of:=(YEARFRAC([.E174];[.F174];[.$C$9]))" office:value-type="float" office:value="0.394444444444444" calcext:value-type="float">
            <text:p>0,394</text:p>
          </table:table-cell>
          <table:table-cell table:formula="of:=ABS([.J174])-[.K17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12-28" calcext:value-type="date">
            <text:p>28.12.2010</text:p>
          </table:table-cell>
          <table:table-cell table:style-name="ce26" table:formula="of:=[.$C$11]+INT(RAND()*([.$C$12]-[.$C$11]))" office:value-type="date" office:date-value="2003-04-21" calcext:value-type="date">
            <text:p>21.04.2003</text:p>
          </table:table-cell>
          <table:table-cell table:style-name="ce25" table:formula="of:=INFO.OBBA.OBBA.OBMAKE(&quot;date-&quot;&amp;COLUMN()&amp;&quot;-&quot;&amp;ROW();&quot;LocalDate&quot;;[.E175])" office:value-type="string" office:string-value="date-7-175 &#10;[24101]" calcext:value-type="string">
            <text:p>date-7-175 </text:p>
            <text:p>[24101]</text:p>
          </table:table-cell>
          <table:table-cell table:style-name="ce25" table:formula="of:=INFO.OBBA.OBBA.OBMAKE(&quot;date-&quot;&amp;COLUMN()&amp;&quot;-&quot;&amp;ROW();&quot;LocalDate&quot;;[.F175])" office:value-type="string" office:string-value="date-8-175 &#10;[24600]" calcext:value-type="string">
            <text:p>date-8-175 </text:p>
            <text:p>[24600]</text:p>
          </table:table-cell>
          <table:table-cell/>
          <table:table-cell table:formula="of:=INFO.OBBA.OBBA.OBGET(INFO.OBBA.OBBA.OBCALL(&quot;&quot;;[.$B$15];&quot;getDaycountFraction&quot;;[.G175];[.H175]))" office:value-type="float" office:value="-7.8" calcext:value-type="float">
            <text:p>-7,800</text:p>
          </table:table-cell>
          <table:table-cell table:style-name="ce37" table:formula="of:=(YEARFRAC([.E175];[.F175];[.$C$9]))" office:value-type="float" office:value="7.8" calcext:value-type="float">
            <text:p>7,800</text:p>
          </table:table-cell>
          <table:table-cell table:formula="of:=ABS([.J175])-[.K17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6-18" calcext:value-type="date">
            <text:p>18.06.1984</text:p>
          </table:table-cell>
          <table:table-cell table:style-name="ce26" table:formula="of:=[.$C$11]+INT(RAND()*([.$C$12]-[.$C$11]))" office:value-type="date" office:date-value="1991-10-01" calcext:value-type="date">
            <text:p>01.10.1991</text:p>
          </table:table-cell>
          <table:table-cell table:style-name="ce25" table:formula="of:=INFO.OBBA.OBBA.OBMAKE(&quot;date-&quot;&amp;COLUMN()&amp;&quot;-&quot;&amp;ROW();&quot;LocalDate&quot;;[.E176])" office:value-type="string" office:string-value="date-7-176 &#10;[24102]" calcext:value-type="string">
            <text:p>date-7-176 </text:p>
            <text:p>[24102]</text:p>
          </table:table-cell>
          <table:table-cell table:style-name="ce25" table:formula="of:=INFO.OBBA.OBBA.OBMAKE(&quot;date-&quot;&amp;COLUMN()&amp;&quot;-&quot;&amp;ROW();&quot;LocalDate&quot;;[.F176])" office:value-type="string" office:string-value="date-8-176 &#10;[24601]" calcext:value-type="string">
            <text:p>date-8-176 </text:p>
            <text:p>[24601]</text:p>
          </table:table-cell>
          <table:table-cell/>
          <table:table-cell table:formula="of:=INFO.OBBA.OBBA.OBGET(INFO.OBBA.OBBA.OBCALL(&quot;&quot;;[.$B$15];&quot;getDaycountFraction&quot;;[.G176];[.H176]))" office:value-type="float" office:value="7.39166666666667" calcext:value-type="float">
            <text:p>7,392</text:p>
          </table:table-cell>
          <table:table-cell table:style-name="ce37" table:formula="of:=(YEARFRAC([.E176];[.F176];[.$C$9]))" office:value-type="float" office:value="7.39166666666667" calcext:value-type="float">
            <text:p>7,392</text:p>
          </table:table-cell>
          <table:table-cell table:formula="of:=ABS([.J176])-[.K17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3-03" calcext:value-type="date">
            <text:p>03.03.1989</text:p>
          </table:table-cell>
          <table:table-cell table:style-name="ce26" table:formula="of:=[.$C$11]+INT(RAND()*([.$C$12]-[.$C$11]))" office:value-type="date" office:date-value="2024-05-15" calcext:value-type="date">
            <text:p>15.05.2024</text:p>
          </table:table-cell>
          <table:table-cell table:style-name="ce25" table:formula="of:=INFO.OBBA.OBBA.OBMAKE(&quot;date-&quot;&amp;COLUMN()&amp;&quot;-&quot;&amp;ROW();&quot;LocalDate&quot;;[.E177])" office:value-type="string" office:string-value="date-7-177 &#10;[24103]" calcext:value-type="string">
            <text:p>date-7-177 </text:p>
            <text:p>[24103]</text:p>
          </table:table-cell>
          <table:table-cell table:style-name="ce25" table:formula="of:=INFO.OBBA.OBBA.OBMAKE(&quot;date-&quot;&amp;COLUMN()&amp;&quot;-&quot;&amp;ROW();&quot;LocalDate&quot;;[.F177])" office:value-type="string" office:string-value="date-8-177 &#10;[24602]" calcext:value-type="string">
            <text:p>date-8-177 </text:p>
            <text:p>[24602]</text:p>
          </table:table-cell>
          <table:table-cell/>
          <table:table-cell table:formula="of:=INFO.OBBA.OBBA.OBGET(INFO.OBBA.OBBA.OBCALL(&quot;&quot;;[.$B$15];&quot;getDaycountFraction&quot;;[.G177];[.H177]))" office:value-type="float" office:value="35.7138888888889" calcext:value-type="float">
            <text:p>35,714</text:p>
          </table:table-cell>
          <table:table-cell table:style-name="ce37" table:formula="of:=(YEARFRAC([.E177];[.F177];[.$C$9]))" office:value-type="float" office:value="35.7138888888889" calcext:value-type="float">
            <text:p>35,714</text:p>
          </table:table-cell>
          <table:table-cell table:formula="of:=ABS([.J177])-[.K17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12-03" calcext:value-type="date">
            <text:p>03.12.2004</text:p>
          </table:table-cell>
          <table:table-cell table:style-name="ce26" table:formula="of:=[.$C$11]+INT(RAND()*([.$C$12]-[.$C$11]))" office:value-type="date" office:date-value="2003-07-17" calcext:value-type="date">
            <text:p>17.07.2003</text:p>
          </table:table-cell>
          <table:table-cell table:style-name="ce25" table:formula="of:=INFO.OBBA.OBBA.OBMAKE(&quot;date-&quot;&amp;COLUMN()&amp;&quot;-&quot;&amp;ROW();&quot;LocalDate&quot;;[.E178])" office:value-type="string" office:string-value="date-7-178 &#10;[24104]" calcext:value-type="string">
            <text:p>date-7-178 </text:p>
            <text:p>[24104]</text:p>
          </table:table-cell>
          <table:table-cell table:style-name="ce25" table:formula="of:=INFO.OBBA.OBBA.OBMAKE(&quot;date-&quot;&amp;COLUMN()&amp;&quot;-&quot;&amp;ROW();&quot;LocalDate&quot;;[.F178])" office:value-type="string" office:string-value="date-8-178 &#10;[24603]" calcext:value-type="string">
            <text:p>date-8-178 </text:p>
            <text:p>[24603]</text:p>
          </table:table-cell>
          <table:table-cell/>
          <table:table-cell table:formula="of:=INFO.OBBA.OBBA.OBGET(INFO.OBBA.OBBA.OBCALL(&quot;&quot;;[.$B$15];&quot;getDaycountFraction&quot;;[.G178];[.H178]))" office:value-type="float" office:value="-1.40277777777778" calcext:value-type="float">
            <text:p>-1,403</text:p>
          </table:table-cell>
          <table:table-cell table:style-name="ce37" table:formula="of:=(YEARFRAC([.E178];[.F178];[.$C$9]))" office:value-type="float" office:value="1.40277777777778" calcext:value-type="float">
            <text:p>1,403</text:p>
          </table:table-cell>
          <table:table-cell table:formula="of:=ABS([.J178])-[.K17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6-26" calcext:value-type="date">
            <text:p>26.06.1986</text:p>
          </table:table-cell>
          <table:table-cell table:style-name="ce26" table:formula="of:=[.$C$11]+INT(RAND()*([.$C$12]-[.$C$11]))" office:value-type="date" office:date-value="2023-03-13" calcext:value-type="date">
            <text:p>13.03.2023</text:p>
          </table:table-cell>
          <table:table-cell table:style-name="ce25" table:formula="of:=INFO.OBBA.OBBA.OBMAKE(&quot;date-&quot;&amp;COLUMN()&amp;&quot;-&quot;&amp;ROW();&quot;LocalDate&quot;;[.E179])" office:value-type="string" office:string-value="date-7-179 &#10;[24105]" calcext:value-type="string">
            <text:p>date-7-179 </text:p>
            <text:p>[24105]</text:p>
          </table:table-cell>
          <table:table-cell table:style-name="ce25" table:formula="of:=INFO.OBBA.OBBA.OBMAKE(&quot;date-&quot;&amp;COLUMN()&amp;&quot;-&quot;&amp;ROW();&quot;LocalDate&quot;;[.F179])" office:value-type="string" office:string-value="date-8-179 &#10;[24604]" calcext:value-type="string">
            <text:p>date-8-179 </text:p>
            <text:p>[24604]</text:p>
          </table:table-cell>
          <table:table-cell/>
          <table:table-cell table:formula="of:=INFO.OBBA.OBBA.OBGET(INFO.OBBA.OBBA.OBCALL(&quot;&quot;;[.$B$15];&quot;getDaycountFraction&quot;;[.G179];[.H179]))" office:value-type="float" office:value="37.2472222222222" calcext:value-type="float">
            <text:p>37,247</text:p>
          </table:table-cell>
          <table:table-cell table:style-name="ce37" table:formula="of:=(YEARFRAC([.E179];[.F179];[.$C$9]))" office:value-type="float" office:value="37.2472222222222" calcext:value-type="float">
            <text:p>37,247</text:p>
          </table:table-cell>
          <table:table-cell table:formula="of:=ABS([.J179])-[.K17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10-11" calcext:value-type="date">
            <text:p>11.10.2027</text:p>
          </table:table-cell>
          <table:table-cell table:style-name="ce26" table:formula="of:=[.$C$11]+INT(RAND()*([.$C$12]-[.$C$11]))" office:value-type="date" office:date-value="1991-05-24" calcext:value-type="date">
            <text:p>24.05.1991</text:p>
          </table:table-cell>
          <table:table-cell table:style-name="ce25" table:formula="of:=INFO.OBBA.OBBA.OBMAKE(&quot;date-&quot;&amp;COLUMN()&amp;&quot;-&quot;&amp;ROW();&quot;LocalDate&quot;;[.E180])" office:value-type="string" office:string-value="date-7-180 &#10;[24106]" calcext:value-type="string">
            <text:p>date-7-180 </text:p>
            <text:p>[24106]</text:p>
          </table:table-cell>
          <table:table-cell table:style-name="ce25" table:formula="of:=INFO.OBBA.OBBA.OBMAKE(&quot;date-&quot;&amp;COLUMN()&amp;&quot;-&quot;&amp;ROW();&quot;LocalDate&quot;;[.F180])" office:value-type="string" office:string-value="date-8-180 &#10;[24605]" calcext:value-type="string">
            <text:p>date-8-180 </text:p>
            <text:p>[24605]</text:p>
          </table:table-cell>
          <table:table-cell/>
          <table:table-cell table:formula="of:=INFO.OBBA.OBBA.OBGET(INFO.OBBA.OBBA.OBCALL(&quot;&quot;;[.$B$15];&quot;getDaycountFraction&quot;;[.G180];[.H180]))" office:value-type="float" office:value="-36.9138888888889" calcext:value-type="float">
            <text:p>-36,914</text:p>
          </table:table-cell>
          <table:table-cell table:style-name="ce37" table:formula="of:=(YEARFRAC([.E180];[.F180];[.$C$9]))" office:value-type="float" office:value="36.9138888888889" calcext:value-type="float">
            <text:p>36,914</text:p>
          </table:table-cell>
          <table:table-cell table:formula="of:=ABS([.J180])-[.K18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7-19" calcext:value-type="date">
            <text:p>19.07.2001</text:p>
          </table:table-cell>
          <table:table-cell table:style-name="ce26" table:formula="of:=[.$C$11]+INT(RAND()*([.$C$12]-[.$C$11]))" office:value-type="date" office:date-value="1985-05-23" calcext:value-type="date">
            <text:p>23.05.1985</text:p>
          </table:table-cell>
          <table:table-cell table:style-name="ce25" table:formula="of:=INFO.OBBA.OBBA.OBMAKE(&quot;date-&quot;&amp;COLUMN()&amp;&quot;-&quot;&amp;ROW();&quot;LocalDate&quot;;[.E181])" office:value-type="string" office:string-value="date-7-181 &#10;[24107]" calcext:value-type="string">
            <text:p>date-7-181 </text:p>
            <text:p>[24107]</text:p>
          </table:table-cell>
          <table:table-cell table:style-name="ce25" table:formula="of:=INFO.OBBA.OBBA.OBMAKE(&quot;date-&quot;&amp;COLUMN()&amp;&quot;-&quot;&amp;ROW();&quot;LocalDate&quot;;[.F181])" office:value-type="string" office:string-value="date-8-181 &#10;[24606]" calcext:value-type="string">
            <text:p>date-8-181 </text:p>
            <text:p>[24606]</text:p>
          </table:table-cell>
          <table:table-cell/>
          <table:table-cell table:formula="of:=INFO.OBBA.OBBA.OBGET(INFO.OBBA.OBBA.OBCALL(&quot;&quot;;[.$B$15];&quot;getDaycountFraction&quot;;[.G181];[.H181]))" office:value-type="float" office:value="-16.3916666666667" calcext:value-type="float">
            <text:p>-16,392</text:p>
          </table:table-cell>
          <table:table-cell table:style-name="ce37" table:formula="of:=(YEARFRAC([.E181];[.F181];[.$C$9]))" office:value-type="float" office:value="16.3916666666667" calcext:value-type="float">
            <text:p>16,392</text:p>
          </table:table-cell>
          <table:table-cell table:formula="of:=ABS([.J181])-[.K18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2-07" calcext:value-type="date">
            <text:p>07.02.1981</text:p>
          </table:table-cell>
          <table:table-cell table:style-name="ce26" table:formula="of:=[.$C$11]+INT(RAND()*([.$C$12]-[.$C$11]))" office:value-type="date" office:date-value="2028-06-19" calcext:value-type="date">
            <text:p>19.06.2028</text:p>
          </table:table-cell>
          <table:table-cell table:style-name="ce25" table:formula="of:=INFO.OBBA.OBBA.OBMAKE(&quot;date-&quot;&amp;COLUMN()&amp;&quot;-&quot;&amp;ROW();&quot;LocalDate&quot;;[.E182])" office:value-type="string" office:string-value="date-7-182 &#10;[24108]" calcext:value-type="string">
            <text:p>date-7-182 </text:p>
            <text:p>[24108]</text:p>
          </table:table-cell>
          <table:table-cell table:style-name="ce25" table:formula="of:=INFO.OBBA.OBBA.OBMAKE(&quot;date-&quot;&amp;COLUMN()&amp;&quot;-&quot;&amp;ROW();&quot;LocalDate&quot;;[.F182])" office:value-type="string" office:string-value="date-8-182 &#10;[24607]" calcext:value-type="string">
            <text:p>date-8-182 </text:p>
            <text:p>[24607]</text:p>
          </table:table-cell>
          <table:table-cell/>
          <table:table-cell table:formula="of:=INFO.OBBA.OBBA.OBGET(INFO.OBBA.OBBA.OBCALL(&quot;&quot;;[.$B$15];&quot;getDaycountFraction&quot;;[.G182];[.H182]))" office:value-type="float" office:value="48.0527777777778" calcext:value-type="float">
            <text:p>48,053</text:p>
          </table:table-cell>
          <table:table-cell table:style-name="ce37" table:formula="of:=(YEARFRAC([.E182];[.F182];[.$C$9]))" office:value-type="float" office:value="48.0527777777778" calcext:value-type="float">
            <text:p>48,053</text:p>
          </table:table-cell>
          <table:table-cell table:formula="of:=ABS([.J182])-[.K18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3-28" calcext:value-type="date">
            <text:p>28.03.1980</text:p>
          </table:table-cell>
          <table:table-cell table:style-name="ce26" table:formula="of:=[.$C$11]+INT(RAND()*([.$C$12]-[.$C$11]))" office:value-type="date" office:date-value="2028-12-18" calcext:value-type="date">
            <text:p>18.12.2028</text:p>
          </table:table-cell>
          <table:table-cell table:style-name="ce25" table:formula="of:=INFO.OBBA.OBBA.OBMAKE(&quot;date-&quot;&amp;COLUMN()&amp;&quot;-&quot;&amp;ROW();&quot;LocalDate&quot;;[.E183])" office:value-type="string" office:string-value="date-7-183 &#10;[24109]" calcext:value-type="string">
            <text:p>date-7-183 </text:p>
            <text:p>[24109]</text:p>
          </table:table-cell>
          <table:table-cell table:style-name="ce25" table:formula="of:=INFO.OBBA.OBBA.OBMAKE(&quot;date-&quot;&amp;COLUMN()&amp;&quot;-&quot;&amp;ROW();&quot;LocalDate&quot;;[.F183])" office:value-type="string" office:string-value="date-8-183 &#10;[24608]" calcext:value-type="string">
            <text:p>date-8-183 </text:p>
            <text:p>[24608]</text:p>
          </table:table-cell>
          <table:table-cell/>
          <table:table-cell table:formula="of:=INFO.OBBA.OBBA.OBGET(INFO.OBBA.OBBA.OBCALL(&quot;&quot;;[.$B$15];&quot;getDaycountFraction&quot;;[.G183];[.H183]))" office:value-type="float" office:value="49.4361111111111" calcext:value-type="float">
            <text:p>49,436</text:p>
          </table:table-cell>
          <table:table-cell table:style-name="ce37" table:formula="of:=(YEARFRAC([.E183];[.F183];[.$C$9]))" office:value-type="float" office:value="49.4361111111111" calcext:value-type="float">
            <text:p>49,436</text:p>
          </table:table-cell>
          <table:table-cell table:formula="of:=ABS([.J183])-[.K18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7-08" calcext:value-type="date">
            <text:p>08.07.2002</text:p>
          </table:table-cell>
          <table:table-cell table:style-name="ce26" table:formula="of:=[.$C$11]+INT(RAND()*([.$C$12]-[.$C$11]))" office:value-type="date" office:date-value="2028-05-16" calcext:value-type="date">
            <text:p>16.05.2028</text:p>
          </table:table-cell>
          <table:table-cell table:style-name="ce25" table:formula="of:=INFO.OBBA.OBBA.OBMAKE(&quot;date-&quot;&amp;COLUMN()&amp;&quot;-&quot;&amp;ROW();&quot;LocalDate&quot;;[.E184])" office:value-type="string" office:string-value="date-7-184 &#10;[24110]" calcext:value-type="string">
            <text:p>date-7-184 </text:p>
            <text:p>[24110]</text:p>
          </table:table-cell>
          <table:table-cell table:style-name="ce25" table:formula="of:=INFO.OBBA.OBBA.OBMAKE(&quot;date-&quot;&amp;COLUMN()&amp;&quot;-&quot;&amp;ROW();&quot;LocalDate&quot;;[.F184])" office:value-type="string" office:string-value="date-8-184 &#10;[24609]" calcext:value-type="string">
            <text:p>date-8-184 </text:p>
            <text:p>[24609]</text:p>
          </table:table-cell>
          <table:table-cell/>
          <table:table-cell table:formula="of:=INFO.OBBA.OBBA.OBGET(INFO.OBBA.OBBA.OBCALL(&quot;&quot;;[.$B$15];&quot;getDaycountFraction&quot;;[.G184];[.H184]))" office:value-type="float" office:value="26.2333333333333" calcext:value-type="float">
            <text:p>26,233</text:p>
          </table:table-cell>
          <table:table-cell table:style-name="ce37" table:formula="of:=(YEARFRAC([.E184];[.F184];[.$C$9]))" office:value-type="float" office:value="26.2333333333333" calcext:value-type="float">
            <text:p>26,233</text:p>
          </table:table-cell>
          <table:table-cell table:formula="of:=ABS([.J184])-[.K18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8-16" calcext:value-type="date">
            <text:p>16.08.1988</text:p>
          </table:table-cell>
          <table:table-cell table:style-name="ce26" table:formula="of:=[.$C$11]+INT(RAND()*([.$C$12]-[.$C$11]))" office:value-type="date" office:date-value="2005-09-28" calcext:value-type="date">
            <text:p>28.09.2005</text:p>
          </table:table-cell>
          <table:table-cell table:style-name="ce25" table:formula="of:=INFO.OBBA.OBBA.OBMAKE(&quot;date-&quot;&amp;COLUMN()&amp;&quot;-&quot;&amp;ROW();&quot;LocalDate&quot;;[.E185])" office:value-type="string" office:string-value="date-7-185 &#10;[24111]" calcext:value-type="string">
            <text:p>date-7-185 </text:p>
            <text:p>[24111]</text:p>
          </table:table-cell>
          <table:table-cell table:style-name="ce25" table:formula="of:=INFO.OBBA.OBBA.OBMAKE(&quot;date-&quot;&amp;COLUMN()&amp;&quot;-&quot;&amp;ROW();&quot;LocalDate&quot;;[.F185])" office:value-type="string" office:string-value="date-8-185 &#10;[24610]" calcext:value-type="string">
            <text:p>date-8-185 </text:p>
            <text:p>[24610]</text:p>
          </table:table-cell>
          <table:table-cell/>
          <table:table-cell table:formula="of:=INFO.OBBA.OBBA.OBGET(INFO.OBBA.OBBA.OBCALL(&quot;&quot;;[.$B$15];&quot;getDaycountFraction&quot;;[.G185];[.H185]))" office:value-type="float" office:value="17.3666666666667" calcext:value-type="float">
            <text:p>17,367</text:p>
          </table:table-cell>
          <table:table-cell table:style-name="ce37" table:formula="of:=(YEARFRAC([.E185];[.F185];[.$C$9]))" office:value-type="float" office:value="17.3666666666667" calcext:value-type="float">
            <text:p>17,367</text:p>
          </table:table-cell>
          <table:table-cell table:formula="of:=ABS([.J185])-[.K18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12-07" calcext:value-type="date">
            <text:p>07.12.1992</text:p>
          </table:table-cell>
          <table:table-cell table:style-name="ce26" table:formula="of:=[.$C$11]+INT(RAND()*([.$C$12]-[.$C$11]))" office:value-type="date" office:date-value="1995-12-12" calcext:value-type="date">
            <text:p>12.12.1995</text:p>
          </table:table-cell>
          <table:table-cell table:style-name="ce25" table:formula="of:=INFO.OBBA.OBBA.OBMAKE(&quot;date-&quot;&amp;COLUMN()&amp;&quot;-&quot;&amp;ROW();&quot;LocalDate&quot;;[.E186])" office:value-type="string" office:string-value="date-7-186 &#10;[24112]" calcext:value-type="string">
            <text:p>date-7-186 </text:p>
            <text:p>[24112]</text:p>
          </table:table-cell>
          <table:table-cell table:style-name="ce25" table:formula="of:=INFO.OBBA.OBBA.OBMAKE(&quot;date-&quot;&amp;COLUMN()&amp;&quot;-&quot;&amp;ROW();&quot;LocalDate&quot;;[.F186])" office:value-type="string" office:string-value="date-8-186 &#10;[24611]" calcext:value-type="string">
            <text:p>date-8-186 </text:p>
            <text:p>[24611]</text:p>
          </table:table-cell>
          <table:table-cell/>
          <table:table-cell table:formula="of:=INFO.OBBA.OBBA.OBGET(INFO.OBBA.OBBA.OBCALL(&quot;&quot;;[.$B$15];&quot;getDaycountFraction&quot;;[.G186];[.H186]))" office:value-type="float" office:value="3.05555555555556" calcext:value-type="float">
            <text:p>3,056</text:p>
          </table:table-cell>
          <table:table-cell table:style-name="ce37" table:formula="of:=(YEARFRAC([.E186];[.F186];[.$C$9]))" office:value-type="float" office:value="3.05555555555556" calcext:value-type="float">
            <text:p>3,056</text:p>
          </table:table-cell>
          <table:table-cell table:formula="of:=ABS([.J186])-[.K18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3-27" calcext:value-type="date">
            <text:p>27.03.1982</text:p>
          </table:table-cell>
          <table:table-cell table:style-name="ce26" table:formula="of:=[.$C$11]+INT(RAND()*([.$C$12]-[.$C$11]))" office:value-type="date" office:date-value="1986-10-16" calcext:value-type="date">
            <text:p>16.10.1986</text:p>
          </table:table-cell>
          <table:table-cell table:style-name="ce25" table:formula="of:=INFO.OBBA.OBBA.OBMAKE(&quot;date-&quot;&amp;COLUMN()&amp;&quot;-&quot;&amp;ROW();&quot;LocalDate&quot;;[.E187])" office:value-type="string" office:string-value="date-7-187 &#10;[24113]" calcext:value-type="string">
            <text:p>date-7-187 </text:p>
            <text:p>[24113]</text:p>
          </table:table-cell>
          <table:table-cell table:style-name="ce25" table:formula="of:=INFO.OBBA.OBBA.OBMAKE(&quot;date-&quot;&amp;COLUMN()&amp;&quot;-&quot;&amp;ROW();&quot;LocalDate&quot;;[.F187])" office:value-type="string" office:string-value="date-8-187 &#10;[24612]" calcext:value-type="string">
            <text:p>date-8-187 </text:p>
            <text:p>[24612]</text:p>
          </table:table-cell>
          <table:table-cell/>
          <table:table-cell table:formula="of:=INFO.OBBA.OBBA.OBGET(INFO.OBBA.OBBA.OBCALL(&quot;&quot;;[.$B$15];&quot;getDaycountFraction&quot;;[.G187];[.H187]))" office:value-type="float" office:value="4.62222222222222" calcext:value-type="float">
            <text:p>4,622</text:p>
          </table:table-cell>
          <table:table-cell table:style-name="ce37" table:formula="of:=(YEARFRAC([.E187];[.F187];[.$C$9]))" office:value-type="float" office:value="4.62222222222222" calcext:value-type="float">
            <text:p>4,622</text:p>
          </table:table-cell>
          <table:table-cell table:formula="of:=ABS([.J187])-[.K18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3-24" calcext:value-type="date">
            <text:p>24.03.1989</text:p>
          </table:table-cell>
          <table:table-cell table:style-name="ce26" table:formula="of:=[.$C$11]+INT(RAND()*([.$C$12]-[.$C$11]))" office:value-type="date" office:date-value="2007-12-04" calcext:value-type="date">
            <text:p>04.12.2007</text:p>
          </table:table-cell>
          <table:table-cell table:style-name="ce25" table:formula="of:=INFO.OBBA.OBBA.OBMAKE(&quot;date-&quot;&amp;COLUMN()&amp;&quot;-&quot;&amp;ROW();&quot;LocalDate&quot;;[.E188])" office:value-type="string" office:string-value="date-7-188 &#10;[24114]" calcext:value-type="string">
            <text:p>date-7-188 </text:p>
            <text:p>[24114]</text:p>
          </table:table-cell>
          <table:table-cell table:style-name="ce25" table:formula="of:=INFO.OBBA.OBBA.OBMAKE(&quot;date-&quot;&amp;COLUMN()&amp;&quot;-&quot;&amp;ROW();&quot;LocalDate&quot;;[.F188])" office:value-type="string" office:string-value="date-8-188 &#10;[24613]" calcext:value-type="string">
            <text:p>date-8-188 </text:p>
            <text:p>[24613]</text:p>
          </table:table-cell>
          <table:table-cell/>
          <table:table-cell table:formula="of:=INFO.OBBA.OBBA.OBGET(INFO.OBBA.OBBA.OBCALL(&quot;&quot;;[.$B$15];&quot;getDaycountFraction&quot;;[.G188];[.H188]))" office:value-type="float" office:value="18.9694444444444" calcext:value-type="float">
            <text:p>18,969</text:p>
          </table:table-cell>
          <table:table-cell table:style-name="ce37" table:formula="of:=(YEARFRAC([.E188];[.F188];[.$C$9]))" office:value-type="float" office:value="18.9694444444444" calcext:value-type="float">
            <text:p>18,969</text:p>
          </table:table-cell>
          <table:table-cell table:formula="of:=ABS([.J188])-[.K18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8-20" calcext:value-type="date">
            <text:p>20.08.1999</text:p>
          </table:table-cell>
          <table:table-cell table:style-name="ce26" table:formula="of:=[.$C$11]+INT(RAND()*([.$C$12]-[.$C$11]))" office:value-type="date" office:date-value="1995-11-25" calcext:value-type="date">
            <text:p>25.11.1995</text:p>
          </table:table-cell>
          <table:table-cell table:style-name="ce25" table:formula="of:=INFO.OBBA.OBBA.OBMAKE(&quot;date-&quot;&amp;COLUMN()&amp;&quot;-&quot;&amp;ROW();&quot;LocalDate&quot;;[.E189])" office:value-type="string" office:string-value="date-7-189 &#10;[24115]" calcext:value-type="string">
            <text:p>date-7-189 </text:p>
            <text:p>[24115]</text:p>
          </table:table-cell>
          <table:table-cell table:style-name="ce25" table:formula="of:=INFO.OBBA.OBBA.OBMAKE(&quot;date-&quot;&amp;COLUMN()&amp;&quot;-&quot;&amp;ROW();&quot;LocalDate&quot;;[.F189])" office:value-type="string" office:string-value="date-8-189 &#10;[24614]" calcext:value-type="string">
            <text:p>date-8-189 </text:p>
            <text:p>[24614]</text:p>
          </table:table-cell>
          <table:table-cell/>
          <table:table-cell table:formula="of:=INFO.OBBA.OBBA.OBGET(INFO.OBBA.OBBA.OBCALL(&quot;&quot;;[.$B$15];&quot;getDaycountFraction&quot;;[.G189];[.H189]))" office:value-type="float" office:value="-3.78888888888889" calcext:value-type="float">
            <text:p>-3,789</text:p>
          </table:table-cell>
          <table:table-cell table:style-name="ce37" table:formula="of:=(YEARFRAC([.E189];[.F189];[.$C$9]))" office:value-type="float" office:value="3.78888888888889" calcext:value-type="float">
            <text:p>3,789</text:p>
          </table:table-cell>
          <table:table-cell table:formula="of:=ABS([.J189])-[.K18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8-14" calcext:value-type="date">
            <text:p>14.08.2028</text:p>
          </table:table-cell>
          <table:table-cell table:style-name="ce26" table:formula="of:=[.$C$11]+INT(RAND()*([.$C$12]-[.$C$11]))" office:value-type="date" office:date-value="1999-10-17" calcext:value-type="date">
            <text:p>17.10.1999</text:p>
          </table:table-cell>
          <table:table-cell table:style-name="ce25" table:formula="of:=INFO.OBBA.OBBA.OBMAKE(&quot;date-&quot;&amp;COLUMN()&amp;&quot;-&quot;&amp;ROW();&quot;LocalDate&quot;;[.E190])" office:value-type="string" office:string-value="date-7-190 &#10;[24116]" calcext:value-type="string">
            <text:p>date-7-190 </text:p>
            <text:p>[24116]</text:p>
          </table:table-cell>
          <table:table-cell table:style-name="ce25" table:formula="of:=INFO.OBBA.OBBA.OBMAKE(&quot;date-&quot;&amp;COLUMN()&amp;&quot;-&quot;&amp;ROW();&quot;LocalDate&quot;;[.F190])" office:value-type="string" office:string-value="date-8-190 &#10;[24615]" calcext:value-type="string">
            <text:p>date-8-190 </text:p>
            <text:p>[24615]</text:p>
          </table:table-cell>
          <table:table-cell/>
          <table:table-cell table:formula="of:=INFO.OBBA.OBBA.OBGET(INFO.OBBA.OBBA.OBCALL(&quot;&quot;;[.$B$15];&quot;getDaycountFraction&quot;;[.G190];[.H190]))" office:value-type="float" office:value="-29.2472222222222" calcext:value-type="float">
            <text:p>-29,247</text:p>
          </table:table-cell>
          <table:table-cell table:style-name="ce37" table:formula="of:=(YEARFRAC([.E190];[.F190];[.$C$9]))" office:value-type="float" office:value="29.2472222222222" calcext:value-type="float">
            <text:p>29,247</text:p>
          </table:table-cell>
          <table:table-cell table:formula="of:=ABS([.J190])-[.K19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2-13" calcext:value-type="date">
            <text:p>13.12.2005</text:p>
          </table:table-cell>
          <table:table-cell table:style-name="ce26" table:formula="of:=[.$C$11]+INT(RAND()*([.$C$12]-[.$C$11]))" office:value-type="date" office:date-value="2005-08-05" calcext:value-type="date">
            <text:p>05.08.2005</text:p>
          </table:table-cell>
          <table:table-cell table:style-name="ce25" table:formula="of:=INFO.OBBA.OBBA.OBMAKE(&quot;date-&quot;&amp;COLUMN()&amp;&quot;-&quot;&amp;ROW();&quot;LocalDate&quot;;[.E191])" office:value-type="string" office:string-value="date-7-191 &#10;[24117]" calcext:value-type="string">
            <text:p>date-7-191 </text:p>
            <text:p>[24117]</text:p>
          </table:table-cell>
          <table:table-cell table:style-name="ce25" table:formula="of:=INFO.OBBA.OBBA.OBMAKE(&quot;date-&quot;&amp;COLUMN()&amp;&quot;-&quot;&amp;ROW();&quot;LocalDate&quot;;[.F191])" office:value-type="string" office:string-value="date-8-191 &#10;[24616]" calcext:value-type="string">
            <text:p>date-8-191 </text:p>
            <text:p>[24616]</text:p>
          </table:table-cell>
          <table:table-cell/>
          <table:table-cell table:formula="of:=INFO.OBBA.OBBA.OBGET(INFO.OBBA.OBBA.OBCALL(&quot;&quot;;[.$B$15];&quot;getDaycountFraction&quot;;[.G191];[.H191]))" office:value-type="float" office:value="-0.361111111111111" calcext:value-type="float">
            <text:p>-0,361</text:p>
          </table:table-cell>
          <table:table-cell table:style-name="ce37" table:formula="of:=(YEARFRAC([.E191];[.F191];[.$C$9]))" office:value-type="float" office:value="0.361111111111111" calcext:value-type="float">
            <text:p>0,361</text:p>
          </table:table-cell>
          <table:table-cell table:formula="of:=ABS([.J191])-[.K19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9-16" calcext:value-type="date">
            <text:p>16.09.2002</text:p>
          </table:table-cell>
          <table:table-cell table:style-name="ce26" table:formula="of:=[.$C$11]+INT(RAND()*([.$C$12]-[.$C$11]))" office:value-type="date" office:date-value="1998-08-02" calcext:value-type="date">
            <text:p>02.08.1998</text:p>
          </table:table-cell>
          <table:table-cell table:style-name="ce25" table:formula="of:=INFO.OBBA.OBBA.OBMAKE(&quot;date-&quot;&amp;COLUMN()&amp;&quot;-&quot;&amp;ROW();&quot;LocalDate&quot;;[.E192])" office:value-type="string" office:string-value="date-7-192 &#10;[24118]" calcext:value-type="string">
            <text:p>date-7-192 </text:p>
            <text:p>[24118]</text:p>
          </table:table-cell>
          <table:table-cell table:style-name="ce25" table:formula="of:=INFO.OBBA.OBBA.OBMAKE(&quot;date-&quot;&amp;COLUMN()&amp;&quot;-&quot;&amp;ROW();&quot;LocalDate&quot;;[.F192])" office:value-type="string" office:string-value="date-8-192 &#10;[24617]" calcext:value-type="string">
            <text:p>date-8-192 </text:p>
            <text:p>[24617]</text:p>
          </table:table-cell>
          <table:table-cell/>
          <table:table-cell table:formula="of:=INFO.OBBA.OBBA.OBGET(INFO.OBBA.OBBA.OBCALL(&quot;&quot;;[.$B$15];&quot;getDaycountFraction&quot;;[.G192];[.H192]))" office:value-type="float" office:value="-4.18333333333333" calcext:value-type="float">
            <text:p>-4,183</text:p>
          </table:table-cell>
          <table:table-cell table:style-name="ce37" table:formula="of:=(YEARFRAC([.E192];[.F192];[.$C$9]))" office:value-type="float" office:value="4.18333333333333" calcext:value-type="float">
            <text:p>4,183</text:p>
          </table:table-cell>
          <table:table-cell table:formula="of:=ABS([.J192])-[.K19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5-17" calcext:value-type="date">
            <text:p>17.05.1982</text:p>
          </table:table-cell>
          <table:table-cell table:style-name="ce26" table:formula="of:=[.$C$11]+INT(RAND()*([.$C$12]-[.$C$11]))" office:value-type="date" office:date-value="1993-09-14" calcext:value-type="date">
            <text:p>14.09.1993</text:p>
          </table:table-cell>
          <table:table-cell table:style-name="ce25" table:formula="of:=INFO.OBBA.OBBA.OBMAKE(&quot;date-&quot;&amp;COLUMN()&amp;&quot;-&quot;&amp;ROW();&quot;LocalDate&quot;;[.E193])" office:value-type="string" office:string-value="date-7-193 &#10;[24119]" calcext:value-type="string">
            <text:p>date-7-193 </text:p>
            <text:p>[24119]</text:p>
          </table:table-cell>
          <table:table-cell table:style-name="ce25" table:formula="of:=INFO.OBBA.OBBA.OBMAKE(&quot;date-&quot;&amp;COLUMN()&amp;&quot;-&quot;&amp;ROW();&quot;LocalDate&quot;;[.F193])" office:value-type="string" office:string-value="date-8-193 &#10;[24618]" calcext:value-type="string">
            <text:p>date-8-193 </text:p>
            <text:p>[24618]</text:p>
          </table:table-cell>
          <table:table-cell/>
          <table:table-cell table:formula="of:=INFO.OBBA.OBBA.OBGET(INFO.OBBA.OBBA.OBCALL(&quot;&quot;;[.$B$15];&quot;getDaycountFraction&quot;;[.G193];[.H193]))" office:value-type="float" office:value="11.4944444444444" calcext:value-type="float">
            <text:p>11,494</text:p>
          </table:table-cell>
          <table:table-cell table:style-name="ce37" table:formula="of:=(YEARFRAC([.E193];[.F193];[.$C$9]))" office:value-type="float" office:value="11.4944444444444" calcext:value-type="float">
            <text:p>11,494</text:p>
          </table:table-cell>
          <table:table-cell table:formula="of:=ABS([.J193])-[.K19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5-19" calcext:value-type="date">
            <text:p>19.05.1982</text:p>
          </table:table-cell>
          <table:table-cell table:style-name="ce26" table:formula="of:=[.$C$11]+INT(RAND()*([.$C$12]-[.$C$11]))" office:value-type="date" office:date-value="1982-10-27" calcext:value-type="date">
            <text:p>27.10.1982</text:p>
          </table:table-cell>
          <table:table-cell table:style-name="ce25" table:formula="of:=INFO.OBBA.OBBA.OBMAKE(&quot;date-&quot;&amp;COLUMN()&amp;&quot;-&quot;&amp;ROW();&quot;LocalDate&quot;;[.E194])" office:value-type="string" office:string-value="date-7-194 &#10;[24120]" calcext:value-type="string">
            <text:p>date-7-194 </text:p>
            <text:p>[24120]</text:p>
          </table:table-cell>
          <table:table-cell table:style-name="ce25" table:formula="of:=INFO.OBBA.OBBA.OBMAKE(&quot;date-&quot;&amp;COLUMN()&amp;&quot;-&quot;&amp;ROW();&quot;LocalDate&quot;;[.F194])" office:value-type="string" office:string-value="date-8-194 &#10;[24619]" calcext:value-type="string">
            <text:p>date-8-194 </text:p>
            <text:p>[24619]</text:p>
          </table:table-cell>
          <table:table-cell/>
          <table:table-cell table:formula="of:=INFO.OBBA.OBBA.OBGET(INFO.OBBA.OBBA.OBCALL(&quot;&quot;;[.$B$15];&quot;getDaycountFraction&quot;;[.G194];[.H194]))" office:value-type="float" office:value="0.447222222222222" calcext:value-type="float">
            <text:p>0,447</text:p>
          </table:table-cell>
          <table:table-cell table:style-name="ce37" table:formula="of:=(YEARFRAC([.E194];[.F194];[.$C$9]))" office:value-type="float" office:value="0.447222222222222" calcext:value-type="float">
            <text:p>0,447</text:p>
          </table:table-cell>
          <table:table-cell table:formula="of:=ABS([.J194])-[.K19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3-20" calcext:value-type="date">
            <text:p>20.03.2021</text:p>
          </table:table-cell>
          <table:table-cell table:style-name="ce26" table:formula="of:=[.$C$11]+INT(RAND()*([.$C$12]-[.$C$11]))" office:value-type="date" office:date-value="1981-12-16" calcext:value-type="date">
            <text:p>16.12.1981</text:p>
          </table:table-cell>
          <table:table-cell table:style-name="ce25" table:formula="of:=INFO.OBBA.OBBA.OBMAKE(&quot;date-&quot;&amp;COLUMN()&amp;&quot;-&quot;&amp;ROW();&quot;LocalDate&quot;;[.E195])" office:value-type="string" office:string-value="date-7-195 &#10;[24121]" calcext:value-type="string">
            <text:p>date-7-195 </text:p>
            <text:p>[24121]</text:p>
          </table:table-cell>
          <table:table-cell table:style-name="ce25" table:formula="of:=INFO.OBBA.OBBA.OBMAKE(&quot;date-&quot;&amp;COLUMN()&amp;&quot;-&quot;&amp;ROW();&quot;LocalDate&quot;;[.F195])" office:value-type="string" office:string-value="date-8-195 &#10;[24620]" calcext:value-type="string">
            <text:p>date-8-195 </text:p>
            <text:p>[24620]</text:p>
          </table:table-cell>
          <table:table-cell/>
          <table:table-cell table:formula="of:=INFO.OBBA.OBBA.OBGET(INFO.OBBA.OBBA.OBCALL(&quot;&quot;;[.$B$15];&quot;getDaycountFraction&quot;;[.G195];[.H195]))" office:value-type="float" office:value="-39.8305555555556" calcext:value-type="float">
            <text:p>-39,831</text:p>
          </table:table-cell>
          <table:table-cell table:style-name="ce37" table:formula="of:=(YEARFRAC([.E195];[.F195];[.$C$9]))" office:value-type="float" office:value="39.8305555555556" calcext:value-type="float">
            <text:p>39,831</text:p>
          </table:table-cell>
          <table:table-cell table:formula="of:=ABS([.J195])-[.K19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4-28" calcext:value-type="date">
            <text:p>28.04.1987</text:p>
          </table:table-cell>
          <table:table-cell table:style-name="ce26" table:formula="of:=[.$C$11]+INT(RAND()*([.$C$12]-[.$C$11]))" office:value-type="date" office:date-value="2005-12-09" calcext:value-type="date">
            <text:p>09.12.2005</text:p>
          </table:table-cell>
          <table:table-cell table:style-name="ce25" table:formula="of:=INFO.OBBA.OBBA.OBMAKE(&quot;date-&quot;&amp;COLUMN()&amp;&quot;-&quot;&amp;ROW();&quot;LocalDate&quot;;[.E196])" office:value-type="string" office:string-value="date-7-196 &#10;[24122]" calcext:value-type="string">
            <text:p>date-7-196 </text:p>
            <text:p>[24122]</text:p>
          </table:table-cell>
          <table:table-cell table:style-name="ce25" table:formula="of:=INFO.OBBA.OBBA.OBMAKE(&quot;date-&quot;&amp;COLUMN()&amp;&quot;-&quot;&amp;ROW();&quot;LocalDate&quot;;[.F196])" office:value-type="string" office:string-value="date-8-196 &#10;[24621]" calcext:value-type="string">
            <text:p>date-8-196 </text:p>
            <text:p>[24621]</text:p>
          </table:table-cell>
          <table:table-cell/>
          <table:table-cell table:formula="of:=INFO.OBBA.OBBA.OBGET(INFO.OBBA.OBBA.OBCALL(&quot;&quot;;[.$B$15];&quot;getDaycountFraction&quot;;[.G196];[.H196]))" office:value-type="float" office:value="18.8888888888889" calcext:value-type="float">
            <text:p>18,889</text:p>
          </table:table-cell>
          <table:table-cell table:style-name="ce37" table:formula="of:=(YEARFRAC([.E196];[.F196];[.$C$9]))" office:value-type="float" office:value="18.8888888888889" calcext:value-type="float">
            <text:p>18,889</text:p>
          </table:table-cell>
          <table:table-cell table:formula="of:=ABS([.J196])-[.K19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12-21" calcext:value-type="date">
            <text:p>21.12.2012</text:p>
          </table:table-cell>
          <table:table-cell table:style-name="ce26" table:formula="of:=[.$C$11]+INT(RAND()*([.$C$12]-[.$C$11]))" office:value-type="date" office:date-value="2000-04-05" calcext:value-type="date">
            <text:p>05.04.2000</text:p>
          </table:table-cell>
          <table:table-cell table:style-name="ce25" table:formula="of:=INFO.OBBA.OBBA.OBMAKE(&quot;date-&quot;&amp;COLUMN()&amp;&quot;-&quot;&amp;ROW();&quot;LocalDate&quot;;[.E197])" office:value-type="string" office:string-value="date-7-197 &#10;[24123]" calcext:value-type="string">
            <text:p>date-7-197 </text:p>
            <text:p>[24123]</text:p>
          </table:table-cell>
          <table:table-cell table:style-name="ce25" table:formula="of:=INFO.OBBA.OBBA.OBMAKE(&quot;date-&quot;&amp;COLUMN()&amp;&quot;-&quot;&amp;ROW();&quot;LocalDate&quot;;[.F197])" office:value-type="string" office:string-value="date-8-197 &#10;[24622]" calcext:value-type="string">
            <text:p>date-8-197 </text:p>
            <text:p>[24622]</text:p>
          </table:table-cell>
          <table:table-cell/>
          <table:table-cell table:formula="of:=INFO.OBBA.OBBA.OBGET(INFO.OBBA.OBBA.OBCALL(&quot;&quot;;[.$B$15];&quot;getDaycountFraction&quot;;[.G197];[.H197]))" office:value-type="float" office:value="-12.8972222222222" calcext:value-type="float">
            <text:p>-12,897</text:p>
          </table:table-cell>
          <table:table-cell table:style-name="ce37" table:formula="of:=(YEARFRAC([.E197];[.F197];[.$C$9]))" office:value-type="float" office:value="12.8972222222222" calcext:value-type="float">
            <text:p>12,897</text:p>
          </table:table-cell>
          <table:table-cell table:formula="of:=ABS([.J197])-[.K19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6-24" calcext:value-type="date">
            <text:p>24.06.1988</text:p>
          </table:table-cell>
          <table:table-cell table:style-name="ce26" table:formula="of:=[.$C$11]+INT(RAND()*([.$C$12]-[.$C$11]))" office:value-type="date" office:date-value="2019-08-18" calcext:value-type="date">
            <text:p>18.08.2019</text:p>
          </table:table-cell>
          <table:table-cell table:style-name="ce25" table:formula="of:=INFO.OBBA.OBBA.OBMAKE(&quot;date-&quot;&amp;COLUMN()&amp;&quot;-&quot;&amp;ROW();&quot;LocalDate&quot;;[.E198])" office:value-type="string" office:string-value="date-7-198 &#10;[24124]" calcext:value-type="string">
            <text:p>date-7-198 </text:p>
            <text:p>[24124]</text:p>
          </table:table-cell>
          <table:table-cell table:style-name="ce25" table:formula="of:=INFO.OBBA.OBBA.OBMAKE(&quot;date-&quot;&amp;COLUMN()&amp;&quot;-&quot;&amp;ROW();&quot;LocalDate&quot;;[.F198])" office:value-type="string" office:string-value="date-8-198 &#10;[24623]" calcext:value-type="string">
            <text:p>date-8-198 </text:p>
            <text:p>[24623]</text:p>
          </table:table-cell>
          <table:table-cell/>
          <table:table-cell table:formula="of:=INFO.OBBA.OBBA.OBGET(INFO.OBBA.OBBA.OBCALL(&quot;&quot;;[.$B$15];&quot;getDaycountFraction&quot;;[.G198];[.H198]))" office:value-type="float" office:value="31.6027777777778" calcext:value-type="float">
            <text:p>31,603</text:p>
          </table:table-cell>
          <table:table-cell table:style-name="ce37" table:formula="of:=(YEARFRAC([.E198];[.F198];[.$C$9]))" office:value-type="float" office:value="31.6027777777778" calcext:value-type="float">
            <text:p>31,603</text:p>
          </table:table-cell>
          <table:table-cell table:formula="of:=ABS([.J198])-[.K19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6-24" calcext:value-type="date">
            <text:p>24.06.2015</text:p>
          </table:table-cell>
          <table:table-cell table:style-name="ce26" table:formula="of:=[.$C$11]+INT(RAND()*([.$C$12]-[.$C$11]))" office:value-type="date" office:date-value="2016-03-06" calcext:value-type="date">
            <text:p>06.03.2016</text:p>
          </table:table-cell>
          <table:table-cell table:style-name="ce25" table:formula="of:=INFO.OBBA.OBBA.OBMAKE(&quot;date-&quot;&amp;COLUMN()&amp;&quot;-&quot;&amp;ROW();&quot;LocalDate&quot;;[.E199])" office:value-type="string" office:string-value="date-7-199 &#10;[24125]" calcext:value-type="string">
            <text:p>date-7-199 </text:p>
            <text:p>[24125]</text:p>
          </table:table-cell>
          <table:table-cell table:style-name="ce25" table:formula="of:=INFO.OBBA.OBBA.OBMAKE(&quot;date-&quot;&amp;COLUMN()&amp;&quot;-&quot;&amp;ROW();&quot;LocalDate&quot;;[.F199])" office:value-type="string" office:string-value="date-8-199 &#10;[24624]" calcext:value-type="string">
            <text:p>date-8-199 </text:p>
            <text:p>[24624]</text:p>
          </table:table-cell>
          <table:table-cell/>
          <table:table-cell table:formula="of:=INFO.OBBA.OBBA.OBGET(INFO.OBBA.OBBA.OBCALL(&quot;&quot;;[.$B$15];&quot;getDaycountFraction&quot;;[.G199];[.H199]))" office:value-type="float" office:value="0.711111111111111" calcext:value-type="float">
            <text:p>0,711</text:p>
          </table:table-cell>
          <table:table-cell table:style-name="ce37" table:formula="of:=(YEARFRAC([.E199];[.F199];[.$C$9]))" office:value-type="float" office:value="0.711111111111111" calcext:value-type="float">
            <text:p>0,711</text:p>
          </table:table-cell>
          <table:table-cell table:formula="of:=ABS([.J199])-[.K19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3-08" calcext:value-type="date">
            <text:p>08.03.1987</text:p>
          </table:table-cell>
          <table:table-cell table:style-name="ce26" table:formula="of:=[.$C$11]+INT(RAND()*([.$C$12]-[.$C$11]))" office:value-type="date" office:date-value="1989-04-22" calcext:value-type="date">
            <text:p>22.04.1989</text:p>
          </table:table-cell>
          <table:table-cell table:style-name="ce25" table:formula="of:=INFO.OBBA.OBBA.OBMAKE(&quot;date-&quot;&amp;COLUMN()&amp;&quot;-&quot;&amp;ROW();&quot;LocalDate&quot;;[.E200])" office:value-type="string" office:string-value="date-7-200 &#10;[24126]" calcext:value-type="string">
            <text:p>date-7-200 </text:p>
            <text:p>[24126]</text:p>
          </table:table-cell>
          <table:table-cell table:style-name="ce25" table:formula="of:=INFO.OBBA.OBBA.OBMAKE(&quot;date-&quot;&amp;COLUMN()&amp;&quot;-&quot;&amp;ROW();&quot;LocalDate&quot;;[.F200])" office:value-type="string" office:string-value="date-8-200 &#10;[24625]" calcext:value-type="string">
            <text:p>date-8-200 </text:p>
            <text:p>[24625]</text:p>
          </table:table-cell>
          <table:table-cell/>
          <table:table-cell table:formula="of:=INFO.OBBA.OBBA.OBGET(INFO.OBBA.OBBA.OBCALL(&quot;&quot;;[.$B$15];&quot;getDaycountFraction&quot;;[.G200];[.H200]))" office:value-type="float" office:value="2.15555555555556" calcext:value-type="float">
            <text:p>2,156</text:p>
          </table:table-cell>
          <table:table-cell table:style-name="ce37" table:formula="of:=(YEARFRAC([.E200];[.F200];[.$C$9]))" office:value-type="float" office:value="2.15555555555556" calcext:value-type="float">
            <text:p>2,156</text:p>
          </table:table-cell>
          <table:table-cell table:formula="of:=ABS([.J200])-[.K20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1-05" calcext:value-type="date">
            <text:p>05.01.2011</text:p>
          </table:table-cell>
          <table:table-cell table:style-name="ce26" table:formula="of:=[.$C$11]+INT(RAND()*([.$C$12]-[.$C$11]))" office:value-type="date" office:date-value="2020-10-20" calcext:value-type="date">
            <text:p>20.10.2020</text:p>
          </table:table-cell>
          <table:table-cell table:style-name="ce25" table:formula="of:=INFO.OBBA.OBBA.OBMAKE(&quot;date-&quot;&amp;COLUMN()&amp;&quot;-&quot;&amp;ROW();&quot;LocalDate&quot;;[.E201])" office:value-type="string" office:string-value="date-7-201 &#10;[24127]" calcext:value-type="string">
            <text:p>date-7-201 </text:p>
            <text:p>[24127]</text:p>
          </table:table-cell>
          <table:table-cell table:style-name="ce25" table:formula="of:=INFO.OBBA.OBBA.OBMAKE(&quot;date-&quot;&amp;COLUMN()&amp;&quot;-&quot;&amp;ROW();&quot;LocalDate&quot;;[.F201])" office:value-type="string" office:string-value="date-8-201 &#10;[24626]" calcext:value-type="string">
            <text:p>date-8-201 </text:p>
            <text:p>[24626]</text:p>
          </table:table-cell>
          <table:table-cell/>
          <table:table-cell table:formula="of:=INFO.OBBA.OBBA.OBGET(INFO.OBBA.OBBA.OBCALL(&quot;&quot;;[.$B$15];&quot;getDaycountFraction&quot;;[.G201];[.H201]))" office:value-type="float" office:value="9.93333333333333" calcext:value-type="float">
            <text:p>9,933</text:p>
          </table:table-cell>
          <table:table-cell table:style-name="ce37" table:formula="of:=(YEARFRAC([.E201];[.F201];[.$C$9]))" office:value-type="float" office:value="9.93333333333333" calcext:value-type="float">
            <text:p>9,933</text:p>
          </table:table-cell>
          <table:table-cell table:formula="of:=ABS([.J201])-[.K20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1-06" calcext:value-type="date">
            <text:p>06.01.2009</text:p>
          </table:table-cell>
          <table:table-cell table:style-name="ce26" table:formula="of:=[.$C$11]+INT(RAND()*([.$C$12]-[.$C$11]))" office:value-type="date" office:date-value="2005-10-20" calcext:value-type="date">
            <text:p>20.10.2005</text:p>
          </table:table-cell>
          <table:table-cell table:style-name="ce25" table:formula="of:=INFO.OBBA.OBBA.OBMAKE(&quot;date-&quot;&amp;COLUMN()&amp;&quot;-&quot;&amp;ROW();&quot;LocalDate&quot;;[.E202])" office:value-type="string" office:string-value="date-7-202 &#10;[24128]" calcext:value-type="string">
            <text:p>date-7-202 </text:p>
            <text:p>[24128]</text:p>
          </table:table-cell>
          <table:table-cell table:style-name="ce25" table:formula="of:=INFO.OBBA.OBBA.OBMAKE(&quot;date-&quot;&amp;COLUMN()&amp;&quot;-&quot;&amp;ROW();&quot;LocalDate&quot;;[.F202])" office:value-type="string" office:string-value="date-8-202 &#10;[24627]" calcext:value-type="string">
            <text:p>date-8-202 </text:p>
            <text:p>[24627]</text:p>
          </table:table-cell>
          <table:table-cell/>
          <table:table-cell table:formula="of:=INFO.OBBA.OBBA.OBGET(INFO.OBBA.OBBA.OBCALL(&quot;&quot;;[.$B$15];&quot;getDaycountFraction&quot;;[.G202];[.H202]))" office:value-type="float" office:value="-3.26111111111111" calcext:value-type="float">
            <text:p>-3,261</text:p>
          </table:table-cell>
          <table:table-cell table:style-name="ce37" table:formula="of:=(YEARFRAC([.E202];[.F202];[.$C$9]))" office:value-type="float" office:value="3.26111111111111" calcext:value-type="float">
            <text:p>3,261</text:p>
          </table:table-cell>
          <table:table-cell table:formula="of:=ABS([.J202])-[.K20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3-28" calcext:value-type="date">
            <text:p>28.03.2019</text:p>
          </table:table-cell>
          <table:table-cell table:style-name="ce26" table:formula="of:=[.$C$11]+INT(RAND()*([.$C$12]-[.$C$11]))" office:value-type="date" office:date-value="2022-10-25" calcext:value-type="date">
            <text:p>25.10.2022</text:p>
          </table:table-cell>
          <table:table-cell table:style-name="ce25" table:formula="of:=INFO.OBBA.OBBA.OBMAKE(&quot;date-&quot;&amp;COLUMN()&amp;&quot;-&quot;&amp;ROW();&quot;LocalDate&quot;;[.E203])" office:value-type="string" office:string-value="date-7-203 &#10;[24129]" calcext:value-type="string">
            <text:p>date-7-203 </text:p>
            <text:p>[24129]</text:p>
          </table:table-cell>
          <table:table-cell table:style-name="ce25" table:formula="of:=INFO.OBBA.OBBA.OBMAKE(&quot;date-&quot;&amp;COLUMN()&amp;&quot;-&quot;&amp;ROW();&quot;LocalDate&quot;;[.F203])" office:value-type="string" office:string-value="date-8-203 &#10;[24628]" calcext:value-type="string">
            <text:p>date-8-203 </text:p>
            <text:p>[24628]</text:p>
          </table:table-cell>
          <table:table-cell/>
          <table:table-cell table:formula="of:=INFO.OBBA.OBBA.OBGET(INFO.OBBA.OBBA.OBCALL(&quot;&quot;;[.$B$15];&quot;getDaycountFraction&quot;;[.G203];[.H203]))" office:value-type="float" office:value="3.63055555555556" calcext:value-type="float">
            <text:p>3,631</text:p>
          </table:table-cell>
          <table:table-cell table:style-name="ce37" table:formula="of:=(YEARFRAC([.E203];[.F203];[.$C$9]))" office:value-type="float" office:value="3.63055555555556" calcext:value-type="float">
            <text:p>3,631</text:p>
          </table:table-cell>
          <table:table-cell table:formula="of:=ABS([.J203])-[.K20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1-02" calcext:value-type="date">
            <text:p>02.01.2002</text:p>
          </table:table-cell>
          <table:table-cell table:style-name="ce26" table:formula="of:=[.$C$11]+INT(RAND()*([.$C$12]-[.$C$11]))" office:value-type="date" office:date-value="2015-12-27" calcext:value-type="date">
            <text:p>27.12.2015</text:p>
          </table:table-cell>
          <table:table-cell table:style-name="ce25" table:formula="of:=INFO.OBBA.OBBA.OBMAKE(&quot;date-&quot;&amp;COLUMN()&amp;&quot;-&quot;&amp;ROW();&quot;LocalDate&quot;;[.E204])" office:value-type="string" office:string-value="date-7-204 &#10;[24130]" calcext:value-type="string">
            <text:p>date-7-204 </text:p>
            <text:p>[24130]</text:p>
          </table:table-cell>
          <table:table-cell table:style-name="ce25" table:formula="of:=INFO.OBBA.OBBA.OBMAKE(&quot;date-&quot;&amp;COLUMN()&amp;&quot;-&quot;&amp;ROW();&quot;LocalDate&quot;;[.F204])" office:value-type="string" office:string-value="date-8-204 &#10;[24629]" calcext:value-type="string">
            <text:p>date-8-204 </text:p>
            <text:p>[24629]</text:p>
          </table:table-cell>
          <table:table-cell/>
          <table:table-cell table:formula="of:=INFO.OBBA.OBBA.OBGET(INFO.OBBA.OBBA.OBCALL(&quot;&quot;;[.$B$15];&quot;getDaycountFraction&quot;;[.G204];[.H204]))" office:value-type="float" office:value="14.1861111111111" calcext:value-type="float">
            <text:p>14,186</text:p>
          </table:table-cell>
          <table:table-cell table:style-name="ce37" table:formula="of:=(YEARFRAC([.E204];[.F204];[.$C$9]))" office:value-type="float" office:value="14.1861111111111" calcext:value-type="float">
            <text:p>14,186</text:p>
          </table:table-cell>
          <table:table-cell table:formula="of:=ABS([.J204])-[.K20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5-03" calcext:value-type="date">
            <text:p>03.05.2022</text:p>
          </table:table-cell>
          <table:table-cell table:style-name="ce26" table:formula="of:=[.$C$11]+INT(RAND()*([.$C$12]-[.$C$11]))" office:value-type="date" office:date-value="1995-02-24" calcext:value-type="date">
            <text:p>24.02.1995</text:p>
          </table:table-cell>
          <table:table-cell table:style-name="ce25" table:formula="of:=INFO.OBBA.OBBA.OBMAKE(&quot;date-&quot;&amp;COLUMN()&amp;&quot;-&quot;&amp;ROW();&quot;LocalDate&quot;;[.E205])" office:value-type="string" office:string-value="date-7-205 &#10;[24131]" calcext:value-type="string">
            <text:p>date-7-205 </text:p>
            <text:p>[24131]</text:p>
          </table:table-cell>
          <table:table-cell table:style-name="ce25" table:formula="of:=INFO.OBBA.OBBA.OBMAKE(&quot;date-&quot;&amp;COLUMN()&amp;&quot;-&quot;&amp;ROW();&quot;LocalDate&quot;;[.F205])" office:value-type="string" office:string-value="date-8-205 &#10;[24630]" calcext:value-type="string">
            <text:p>date-8-205 </text:p>
            <text:p>[24630]</text:p>
          </table:table-cell>
          <table:table-cell/>
          <table:table-cell table:formula="of:=INFO.OBBA.OBBA.OBGET(INFO.OBBA.OBBA.OBCALL(&quot;&quot;;[.$B$15];&quot;getDaycountFraction&quot;;[.G205];[.H205]))" office:value-type="float" office:value="-27.5833333333333" calcext:value-type="float">
            <text:p>-27,583</text:p>
          </table:table-cell>
          <table:table-cell table:style-name="ce37" table:formula="of:=(YEARFRAC([.E205];[.F205];[.$C$9]))" office:value-type="float" office:value="27.5833333333333" calcext:value-type="float">
            <text:p>27,583</text:p>
          </table:table-cell>
          <table:table-cell table:formula="of:=ABS([.J205])-[.K20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2-05" calcext:value-type="date">
            <text:p>05.02.1982</text:p>
          </table:table-cell>
          <table:table-cell table:style-name="ce26" table:formula="of:=[.$C$11]+INT(RAND()*([.$C$12]-[.$C$11]))" office:value-type="date" office:date-value="1993-05-03" calcext:value-type="date">
            <text:p>03.05.1993</text:p>
          </table:table-cell>
          <table:table-cell table:style-name="ce25" table:formula="of:=INFO.OBBA.OBBA.OBMAKE(&quot;date-&quot;&amp;COLUMN()&amp;&quot;-&quot;&amp;ROW();&quot;LocalDate&quot;;[.E206])" office:value-type="string" office:string-value="date-7-206 &#10;[24132]" calcext:value-type="string">
            <text:p>date-7-206 </text:p>
            <text:p>[24132]</text:p>
          </table:table-cell>
          <table:table-cell table:style-name="ce25" table:formula="of:=INFO.OBBA.OBBA.OBMAKE(&quot;date-&quot;&amp;COLUMN()&amp;&quot;-&quot;&amp;ROW();&quot;LocalDate&quot;;[.F206])" office:value-type="string" office:string-value="date-8-206 &#10;[24631]" calcext:value-type="string">
            <text:p>date-8-206 </text:p>
            <text:p>[24631]</text:p>
          </table:table-cell>
          <table:table-cell/>
          <table:table-cell table:formula="of:=INFO.OBBA.OBBA.OBGET(INFO.OBBA.OBBA.OBCALL(&quot;&quot;;[.$B$15];&quot;getDaycountFraction&quot;;[.G206];[.H206]))" office:value-type="float" office:value="11.4027777777778" calcext:value-type="float">
            <text:p>11,403</text:p>
          </table:table-cell>
          <table:table-cell table:style-name="ce37" table:formula="of:=(YEARFRAC([.E206];[.F206];[.$C$9]))" office:value-type="float" office:value="11.4027777777778" calcext:value-type="float">
            <text:p>11,403</text:p>
          </table:table-cell>
          <table:table-cell table:formula="of:=ABS([.J206])-[.K20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1-03" calcext:value-type="date">
            <text:p>03.01.1987</text:p>
          </table:table-cell>
          <table:table-cell table:style-name="ce26" table:formula="of:=[.$C$11]+INT(RAND()*([.$C$12]-[.$C$11]))" office:value-type="date" office:date-value="2021-04-09" calcext:value-type="date">
            <text:p>09.04.2021</text:p>
          </table:table-cell>
          <table:table-cell table:style-name="ce25" table:formula="of:=INFO.OBBA.OBBA.OBMAKE(&quot;date-&quot;&amp;COLUMN()&amp;&quot;-&quot;&amp;ROW();&quot;LocalDate&quot;;[.E207])" office:value-type="string" office:string-value="date-7-207 &#10;[24133]" calcext:value-type="string">
            <text:p>date-7-207 </text:p>
            <text:p>[24133]</text:p>
          </table:table-cell>
          <table:table-cell table:style-name="ce25" table:formula="of:=INFO.OBBA.OBBA.OBMAKE(&quot;date-&quot;&amp;COLUMN()&amp;&quot;-&quot;&amp;ROW();&quot;LocalDate&quot;;[.F207])" office:value-type="string" office:string-value="date-8-207 &#10;[24632]" calcext:value-type="string">
            <text:p>date-8-207 </text:p>
            <text:p>[24632]</text:p>
          </table:table-cell>
          <table:table-cell/>
          <table:table-cell table:formula="of:=INFO.OBBA.OBBA.OBGET(INFO.OBBA.OBBA.OBCALL(&quot;&quot;;[.$B$15];&quot;getDaycountFraction&quot;;[.G207];[.H207]))" office:value-type="float" office:value="34.7638888888889" calcext:value-type="float">
            <text:p>34,764</text:p>
          </table:table-cell>
          <table:table-cell table:style-name="ce37" table:formula="of:=(YEARFRAC([.E207];[.F207];[.$C$9]))" office:value-type="float" office:value="34.7638888888889" calcext:value-type="float">
            <text:p>34,764</text:p>
          </table:table-cell>
          <table:table-cell table:formula="of:=ABS([.J207])-[.K20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10-02" calcext:value-type="date">
            <text:p>02.10.1982</text:p>
          </table:table-cell>
          <table:table-cell table:style-name="ce26" table:formula="of:=[.$C$11]+INT(RAND()*([.$C$12]-[.$C$11]))" office:value-type="date" office:date-value="2009-05-13" calcext:value-type="date">
            <text:p>13.05.2009</text:p>
          </table:table-cell>
          <table:table-cell table:style-name="ce25" table:formula="of:=INFO.OBBA.OBBA.OBMAKE(&quot;date-&quot;&amp;COLUMN()&amp;&quot;-&quot;&amp;ROW();&quot;LocalDate&quot;;[.E208])" office:value-type="string" office:string-value="date-7-208 &#10;[24134]" calcext:value-type="string">
            <text:p>date-7-208 </text:p>
            <text:p>[24134]</text:p>
          </table:table-cell>
          <table:table-cell table:style-name="ce25" table:formula="of:=INFO.OBBA.OBBA.OBMAKE(&quot;date-&quot;&amp;COLUMN()&amp;&quot;-&quot;&amp;ROW();&quot;LocalDate&quot;;[.F208])" office:value-type="string" office:string-value="date-8-208 &#10;[24633]" calcext:value-type="string">
            <text:p>date-8-208 </text:p>
            <text:p>[24633]</text:p>
          </table:table-cell>
          <table:table-cell/>
          <table:table-cell table:formula="of:=INFO.OBBA.OBBA.OBGET(INFO.OBBA.OBBA.OBCALL(&quot;&quot;;[.$B$15];&quot;getDaycountFraction&quot;;[.G208];[.H208]))" office:value-type="float" office:value="27" calcext:value-type="float">
            <text:p>27,000</text:p>
          </table:table-cell>
          <table:table-cell table:style-name="ce37" table:formula="of:=(YEARFRAC([.E208];[.F208];[.$C$9]))" office:value-type="float" office:value="27" calcext:value-type="float">
            <text:p>27,000</text:p>
          </table:table-cell>
          <table:table-cell table:formula="of:=ABS([.J208])-[.K20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12-10" calcext:value-type="date">
            <text:p>10.12.2019</text:p>
          </table:table-cell>
          <table:table-cell table:style-name="ce26" table:formula="of:=[.$C$11]+INT(RAND()*([.$C$12]-[.$C$11]))" office:value-type="date" office:date-value="2015-08-23" calcext:value-type="date">
            <text:p>23.08.2015</text:p>
          </table:table-cell>
          <table:table-cell table:style-name="ce25" table:formula="of:=INFO.OBBA.OBBA.OBMAKE(&quot;date-&quot;&amp;COLUMN()&amp;&quot;-&quot;&amp;ROW();&quot;LocalDate&quot;;[.E209])" office:value-type="string" office:string-value="date-7-209 &#10;[24135]" calcext:value-type="string">
            <text:p>date-7-209 </text:p>
            <text:p>[24135]</text:p>
          </table:table-cell>
          <table:table-cell table:style-name="ce25" table:formula="of:=INFO.OBBA.OBBA.OBMAKE(&quot;date-&quot;&amp;COLUMN()&amp;&quot;-&quot;&amp;ROW();&quot;LocalDate&quot;;[.F209])" office:value-type="string" office:string-value="date-8-209 &#10;[24634]" calcext:value-type="string">
            <text:p>date-8-209 </text:p>
            <text:p>[24634]</text:p>
          </table:table-cell>
          <table:table-cell/>
          <table:table-cell table:formula="of:=INFO.OBBA.OBBA.OBGET(INFO.OBBA.OBBA.OBCALL(&quot;&quot;;[.$B$15];&quot;getDaycountFraction&quot;;[.G209];[.H209]))" office:value-type="float" office:value="-4.36111111111111" calcext:value-type="float">
            <text:p>-4,361</text:p>
          </table:table-cell>
          <table:table-cell table:style-name="ce37" table:formula="of:=(YEARFRAC([.E209];[.F209];[.$C$9]))" office:value-type="float" office:value="4.36111111111111" calcext:value-type="float">
            <text:p>4,361</text:p>
          </table:table-cell>
          <table:table-cell table:formula="of:=ABS([.J209])-[.K20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5-12" calcext:value-type="date">
            <text:p>12.05.1981</text:p>
          </table:table-cell>
          <table:table-cell table:style-name="ce26" table:formula="of:=[.$C$11]+INT(RAND()*([.$C$12]-[.$C$11]))" office:value-type="date" office:date-value="1999-02-17" calcext:value-type="date">
            <text:p>17.02.1999</text:p>
          </table:table-cell>
          <table:table-cell table:style-name="ce25" table:formula="of:=INFO.OBBA.OBBA.OBMAKE(&quot;date-&quot;&amp;COLUMN()&amp;&quot;-&quot;&amp;ROW();&quot;LocalDate&quot;;[.E210])" office:value-type="string" office:string-value="date-7-210 &#10;[24136]" calcext:value-type="string">
            <text:p>date-7-210 </text:p>
            <text:p>[24136]</text:p>
          </table:table-cell>
          <table:table-cell table:style-name="ce25" table:formula="of:=INFO.OBBA.OBBA.OBMAKE(&quot;date-&quot;&amp;COLUMN()&amp;&quot;-&quot;&amp;ROW();&quot;LocalDate&quot;;[.F210])" office:value-type="string" office:string-value="date-8-210 &#10;[24635]" calcext:value-type="string">
            <text:p>date-8-210 </text:p>
            <text:p>[24635]</text:p>
          </table:table-cell>
          <table:table-cell/>
          <table:table-cell table:formula="of:=INFO.OBBA.OBBA.OBGET(INFO.OBBA.OBBA.OBCALL(&quot;&quot;;[.$B$15];&quot;getDaycountFraction&quot;;[.G210];[.H210]))" office:value-type="float" office:value="18.0277777777778" calcext:value-type="float">
            <text:p>18,028</text:p>
          </table:table-cell>
          <table:table-cell table:style-name="ce37" table:formula="of:=(YEARFRAC([.E210];[.F210];[.$C$9]))" office:value-type="float" office:value="18.0277777777778" calcext:value-type="float">
            <text:p>18,028</text:p>
          </table:table-cell>
          <table:table-cell table:formula="of:=ABS([.J210])-[.K21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1-15" calcext:value-type="date">
            <text:p>15.01.1998</text:p>
          </table:table-cell>
          <table:table-cell table:style-name="ce26" table:formula="of:=[.$C$11]+INT(RAND()*([.$C$12]-[.$C$11]))" office:value-type="date" office:date-value="1994-03-22" calcext:value-type="date">
            <text:p>22.03.1994</text:p>
          </table:table-cell>
          <table:table-cell table:style-name="ce25" table:formula="of:=INFO.OBBA.OBBA.OBMAKE(&quot;date-&quot;&amp;COLUMN()&amp;&quot;-&quot;&amp;ROW();&quot;LocalDate&quot;;[.E211])" office:value-type="string" office:string-value="date-7-211 &#10;[24137]" calcext:value-type="string">
            <text:p>date-7-211 </text:p>
            <text:p>[24137]</text:p>
          </table:table-cell>
          <table:table-cell table:style-name="ce25" table:formula="of:=INFO.OBBA.OBBA.OBMAKE(&quot;date-&quot;&amp;COLUMN()&amp;&quot;-&quot;&amp;ROW();&quot;LocalDate&quot;;[.F211])" office:value-type="string" office:string-value="date-8-211 &#10;[24636]" calcext:value-type="string">
            <text:p>date-8-211 </text:p>
            <text:p>[24636]</text:p>
          </table:table-cell>
          <table:table-cell/>
          <table:table-cell table:formula="of:=INFO.OBBA.OBBA.OBGET(INFO.OBBA.OBBA.OBCALL(&quot;&quot;;[.$B$15];&quot;getDaycountFraction&quot;;[.G211];[.H211]))" office:value-type="float" office:value="-3.875" calcext:value-type="float">
            <text:p>-3,875</text:p>
          </table:table-cell>
          <table:table-cell table:style-name="ce37" table:formula="of:=(YEARFRAC([.E211];[.F211];[.$C$9]))" office:value-type="float" office:value="3.875" calcext:value-type="float">
            <text:p>3,875</text:p>
          </table:table-cell>
          <table:table-cell table:formula="of:=ABS([.J211])-[.K21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7-31" calcext:value-type="date">
            <text:p>31.07.2019</text:p>
          </table:table-cell>
          <table:table-cell table:style-name="ce26" table:formula="of:=[.$C$11]+INT(RAND()*([.$C$12]-[.$C$11]))" office:value-type="date" office:date-value="1985-03-30" calcext:value-type="date">
            <text:p>30.03.1985</text:p>
          </table:table-cell>
          <table:table-cell table:style-name="ce25" table:formula="of:=INFO.OBBA.OBBA.OBMAKE(&quot;date-&quot;&amp;COLUMN()&amp;&quot;-&quot;&amp;ROW();&quot;LocalDate&quot;;[.E212])" office:value-type="string" office:string-value="date-7-212 &#10;[24138]" calcext:value-type="string">
            <text:p>date-7-212 </text:p>
            <text:p>[24138]</text:p>
          </table:table-cell>
          <table:table-cell table:style-name="ce25" table:formula="of:=INFO.OBBA.OBBA.OBMAKE(&quot;date-&quot;&amp;COLUMN()&amp;&quot;-&quot;&amp;ROW();&quot;LocalDate&quot;;[.F212])" office:value-type="string" office:string-value="date-8-212 &#10;[24637]" calcext:value-type="string">
            <text:p>date-8-212 </text:p>
            <text:p>[24637]</text:p>
          </table:table-cell>
          <table:table-cell/>
          <table:table-cell table:formula="of:=INFO.OBBA.OBBA.OBGET(INFO.OBBA.OBBA.OBCALL(&quot;&quot;;[.$B$15];&quot;getDaycountFraction&quot;;[.G212];[.H212]))" office:value-type="float" office:value="-34.8361111111111" calcext:value-type="float">
            <text:p>-34,836</text:p>
          </table:table-cell>
          <table:table-cell table:style-name="ce37" table:formula="of:=(YEARFRAC([.E212];[.F212];[.$C$9]))" office:value-type="float" office:value="34.8361111111111" calcext:value-type="float">
            <text:p>34,836</text:p>
          </table:table-cell>
          <table:table-cell table:formula="of:=ABS([.J212])-[.K21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4-10" calcext:value-type="date">
            <text:p>10.04.1995</text:p>
          </table:table-cell>
          <table:table-cell table:style-name="ce26" table:formula="of:=[.$C$11]+INT(RAND()*([.$C$12]-[.$C$11]))" office:value-type="date" office:date-value="2027-04-10" calcext:value-type="date">
            <text:p>10.04.2027</text:p>
          </table:table-cell>
          <table:table-cell table:style-name="ce25" table:formula="of:=INFO.OBBA.OBBA.OBMAKE(&quot;date-&quot;&amp;COLUMN()&amp;&quot;-&quot;&amp;ROW();&quot;LocalDate&quot;;[.E213])" office:value-type="string" office:string-value="date-7-213 &#10;[24139]" calcext:value-type="string">
            <text:p>date-7-213 </text:p>
            <text:p>[24139]</text:p>
          </table:table-cell>
          <table:table-cell table:style-name="ce25" table:formula="of:=INFO.OBBA.OBBA.OBMAKE(&quot;date-&quot;&amp;COLUMN()&amp;&quot;-&quot;&amp;ROW();&quot;LocalDate&quot;;[.F213])" office:value-type="string" office:string-value="date-8-213 &#10;[24638]" calcext:value-type="string">
            <text:p>date-8-213 </text:p>
            <text:p>[24638]</text:p>
          </table:table-cell>
          <table:table-cell/>
          <table:table-cell table:formula="of:=INFO.OBBA.OBBA.OBGET(INFO.OBBA.OBBA.OBCALL(&quot;&quot;;[.$B$15];&quot;getDaycountFraction&quot;;[.G213];[.H213]))" office:value-type="float" office:value="32.4666666666667" calcext:value-type="float">
            <text:p>32,467</text:p>
          </table:table-cell>
          <table:table-cell table:style-name="ce37" table:formula="of:=(YEARFRAC([.E213];[.F213];[.$C$9]))" office:value-type="float" office:value="32.4666666666667" calcext:value-type="float">
            <text:p>32,467</text:p>
          </table:table-cell>
          <table:table-cell table:formula="of:=ABS([.J213])-[.K21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1-05" calcext:value-type="date">
            <text:p>05.11.2005</text:p>
          </table:table-cell>
          <table:table-cell table:style-name="ce26" table:formula="of:=[.$C$11]+INT(RAND()*([.$C$12]-[.$C$11]))" office:value-type="date" office:date-value="1986-10-16" calcext:value-type="date">
            <text:p>16.10.1986</text:p>
          </table:table-cell>
          <table:table-cell table:style-name="ce25" table:formula="of:=INFO.OBBA.OBBA.OBMAKE(&quot;date-&quot;&amp;COLUMN()&amp;&quot;-&quot;&amp;ROW();&quot;LocalDate&quot;;[.E214])" office:value-type="string" office:string-value="date-7-214 &#10;[24140]" calcext:value-type="string">
            <text:p>date-7-214 </text:p>
            <text:p>[24140]</text:p>
          </table:table-cell>
          <table:table-cell table:style-name="ce25" table:formula="of:=INFO.OBBA.OBBA.OBMAKE(&quot;date-&quot;&amp;COLUMN()&amp;&quot;-&quot;&amp;ROW();&quot;LocalDate&quot;;[.F214])" office:value-type="string" office:string-value="date-8-214 &#10;[24639]" calcext:value-type="string">
            <text:p>date-8-214 </text:p>
            <text:p>[24639]</text:p>
          </table:table-cell>
          <table:table-cell/>
          <table:table-cell table:formula="of:=INFO.OBBA.OBBA.OBGET(INFO.OBBA.OBBA.OBCALL(&quot;&quot;;[.$B$15];&quot;getDaycountFraction&quot;;[.G214];[.H214]))" office:value-type="float" office:value="-19.3333333333333" calcext:value-type="float">
            <text:p>-19,333</text:p>
          </table:table-cell>
          <table:table-cell table:style-name="ce37" table:formula="of:=(YEARFRAC([.E214];[.F214];[.$C$9]))" office:value-type="float" office:value="19.3333333333333" calcext:value-type="float">
            <text:p>19,333</text:p>
          </table:table-cell>
          <table:table-cell table:formula="of:=ABS([.J214])-[.K21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6-09" calcext:value-type="date">
            <text:p>09.06.1990</text:p>
          </table:table-cell>
          <table:table-cell table:style-name="ce26" table:formula="of:=[.$C$11]+INT(RAND()*([.$C$12]-[.$C$11]))" office:value-type="date" office:date-value="2014-12-10" calcext:value-type="date">
            <text:p>10.12.2014</text:p>
          </table:table-cell>
          <table:table-cell table:style-name="ce25" table:formula="of:=INFO.OBBA.OBBA.OBMAKE(&quot;date-&quot;&amp;COLUMN()&amp;&quot;-&quot;&amp;ROW();&quot;LocalDate&quot;;[.E215])" office:value-type="string" office:string-value="date-7-215 &#10;[24141]" calcext:value-type="string">
            <text:p>date-7-215 </text:p>
            <text:p>[24141]</text:p>
          </table:table-cell>
          <table:table-cell table:style-name="ce25" table:formula="of:=INFO.OBBA.OBBA.OBMAKE(&quot;date-&quot;&amp;COLUMN()&amp;&quot;-&quot;&amp;ROW();&quot;LocalDate&quot;;[.F215])" office:value-type="string" office:string-value="date-8-215 &#10;[24640]" calcext:value-type="string">
            <text:p>date-8-215 </text:p>
            <text:p>[24640]</text:p>
          </table:table-cell>
          <table:table-cell/>
          <table:table-cell table:formula="of:=INFO.OBBA.OBBA.OBGET(INFO.OBBA.OBBA.OBCALL(&quot;&quot;;[.$B$15];&quot;getDaycountFraction&quot;;[.G215];[.H215]))" office:value-type="float" office:value="24.8611111111111" calcext:value-type="float">
            <text:p>24,861</text:p>
          </table:table-cell>
          <table:table-cell table:style-name="ce37" table:formula="of:=(YEARFRAC([.E215];[.F215];[.$C$9]))" office:value-type="float" office:value="24.8611111111111" calcext:value-type="float">
            <text:p>24,861</text:p>
          </table:table-cell>
          <table:table-cell table:formula="of:=ABS([.J215])-[.K21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4-01" calcext:value-type="date">
            <text:p>01.04.1993</text:p>
          </table:table-cell>
          <table:table-cell table:style-name="ce26" table:formula="of:=[.$C$11]+INT(RAND()*([.$C$12]-[.$C$11]))" office:value-type="date" office:date-value="1988-07-29" calcext:value-type="date">
            <text:p>29.07.1988</text:p>
          </table:table-cell>
          <table:table-cell table:style-name="ce25" table:formula="of:=INFO.OBBA.OBBA.OBMAKE(&quot;date-&quot;&amp;COLUMN()&amp;&quot;-&quot;&amp;ROW();&quot;LocalDate&quot;;[.E216])" office:value-type="string" office:string-value="date-7-216 &#10;[24142]" calcext:value-type="string">
            <text:p>date-7-216 </text:p>
            <text:p>[24142]</text:p>
          </table:table-cell>
          <table:table-cell table:style-name="ce25" table:formula="of:=INFO.OBBA.OBBA.OBMAKE(&quot;date-&quot;&amp;COLUMN()&amp;&quot;-&quot;&amp;ROW();&quot;LocalDate&quot;;[.F216])" office:value-type="string" office:string-value="date-8-216 &#10;[24641]" calcext:value-type="string">
            <text:p>date-8-216 </text:p>
            <text:p>[24641]</text:p>
          </table:table-cell>
          <table:table-cell/>
          <table:table-cell table:formula="of:=INFO.OBBA.OBBA.OBGET(INFO.OBBA.OBBA.OBCALL(&quot;&quot;;[.$B$15];&quot;getDaycountFraction&quot;;[.G216];[.H216]))" office:value-type="float" office:value="-4.74166666666667" calcext:value-type="float">
            <text:p>-4,742</text:p>
          </table:table-cell>
          <table:table-cell table:style-name="ce37" table:formula="of:=(YEARFRAC([.E216];[.F216];[.$C$9]))" office:value-type="float" office:value="4.74166666666667" calcext:value-type="float">
            <text:p>4,742</text:p>
          </table:table-cell>
          <table:table-cell table:formula="of:=ABS([.J216])-[.K21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6-27" calcext:value-type="date">
            <text:p>27.06.1995</text:p>
          </table:table-cell>
          <table:table-cell table:style-name="ce26" table:formula="of:=[.$C$11]+INT(RAND()*([.$C$12]-[.$C$11]))" office:value-type="date" office:date-value="2018-06-07" calcext:value-type="date">
            <text:p>07.06.2018</text:p>
          </table:table-cell>
          <table:table-cell table:style-name="ce25" table:formula="of:=INFO.OBBA.OBBA.OBMAKE(&quot;date-&quot;&amp;COLUMN()&amp;&quot;-&quot;&amp;ROW();&quot;LocalDate&quot;;[.E217])" office:value-type="string" office:string-value="date-7-217 &#10;[24143]" calcext:value-type="string">
            <text:p>date-7-217 </text:p>
            <text:p>[24143]</text:p>
          </table:table-cell>
          <table:table-cell table:style-name="ce25" table:formula="of:=INFO.OBBA.OBBA.OBMAKE(&quot;date-&quot;&amp;COLUMN()&amp;&quot;-&quot;&amp;ROW();&quot;LocalDate&quot;;[.F217])" office:value-type="string" office:string-value="date-8-217 &#10;[24642]" calcext:value-type="string">
            <text:p>date-8-217 </text:p>
            <text:p>[24642]</text:p>
          </table:table-cell>
          <table:table-cell/>
          <table:table-cell table:formula="of:=INFO.OBBA.OBBA.OBGET(INFO.OBBA.OBBA.OBCALL(&quot;&quot;;[.$B$15];&quot;getDaycountFraction&quot;;[.G217];[.H217]))" office:value-type="float" office:value="23.2805555555556" calcext:value-type="float">
            <text:p>23,281</text:p>
          </table:table-cell>
          <table:table-cell table:style-name="ce37" table:formula="of:=(YEARFRAC([.E217];[.F217];[.$C$9]))" office:value-type="float" office:value="23.2805555555556" calcext:value-type="float">
            <text:p>23,281</text:p>
          </table:table-cell>
          <table:table-cell table:formula="of:=ABS([.J217])-[.K21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12-25" calcext:value-type="date">
            <text:p>25.12.2026</text:p>
          </table:table-cell>
          <table:table-cell table:style-name="ce26" table:formula="of:=[.$C$11]+INT(RAND()*([.$C$12]-[.$C$11]))" office:value-type="date" office:date-value="1991-10-30" calcext:value-type="date">
            <text:p>30.10.1991</text:p>
          </table:table-cell>
          <table:table-cell table:style-name="ce25" table:formula="of:=INFO.OBBA.OBBA.OBMAKE(&quot;date-&quot;&amp;COLUMN()&amp;&quot;-&quot;&amp;ROW();&quot;LocalDate&quot;;[.E218])" office:value-type="string" office:string-value="date-7-218 &#10;[24144]" calcext:value-type="string">
            <text:p>date-7-218 </text:p>
            <text:p>[24144]</text:p>
          </table:table-cell>
          <table:table-cell table:style-name="ce25" table:formula="of:=INFO.OBBA.OBBA.OBMAKE(&quot;date-&quot;&amp;COLUMN()&amp;&quot;-&quot;&amp;ROW();&quot;LocalDate&quot;;[.F218])" office:value-type="string" office:string-value="date-8-218 &#10;[24643]" calcext:value-type="string">
            <text:p>date-8-218 </text:p>
            <text:p>[24643]</text:p>
          </table:table-cell>
          <table:table-cell/>
          <table:table-cell table:formula="of:=INFO.OBBA.OBBA.OBGET(INFO.OBBA.OBBA.OBCALL(&quot;&quot;;[.$B$15];&quot;getDaycountFraction&quot;;[.G218];[.H218]))" office:value-type="float" office:value="-35.6666666666667" calcext:value-type="float">
            <text:p>-35,667</text:p>
          </table:table-cell>
          <table:table-cell table:style-name="ce37" table:formula="of:=(YEARFRAC([.E218];[.F218];[.$C$9]))" office:value-type="float" office:value="35.6666666666667" calcext:value-type="float">
            <text:p>35,667</text:p>
          </table:table-cell>
          <table:table-cell table:formula="of:=ABS([.J218])-[.K21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11-23" calcext:value-type="date">
            <text:p>23.11.1980</text:p>
          </table:table-cell>
          <table:table-cell table:style-name="ce26" table:formula="of:=[.$C$11]+INT(RAND()*([.$C$12]-[.$C$11]))" office:value-type="date" office:date-value="2028-11-02" calcext:value-type="date">
            <text:p>02.11.2028</text:p>
          </table:table-cell>
          <table:table-cell table:style-name="ce25" table:formula="of:=INFO.OBBA.OBBA.OBMAKE(&quot;date-&quot;&amp;COLUMN()&amp;&quot;-&quot;&amp;ROW();&quot;LocalDate&quot;;[.E219])" office:value-type="string" office:string-value="date-7-219 &#10;[24145]" calcext:value-type="string">
            <text:p>date-7-219 </text:p>
            <text:p>[24145]</text:p>
          </table:table-cell>
          <table:table-cell table:style-name="ce25" table:formula="of:=INFO.OBBA.OBBA.OBMAKE(&quot;date-&quot;&amp;COLUMN()&amp;&quot;-&quot;&amp;ROW();&quot;LocalDate&quot;;[.F219])" office:value-type="string" office:string-value="date-8-219 &#10;[24644]" calcext:value-type="string">
            <text:p>date-8-219 </text:p>
            <text:p>[24644]</text:p>
          </table:table-cell>
          <table:table-cell/>
          <table:table-cell table:formula="of:=INFO.OBBA.OBBA.OBGET(INFO.OBBA.OBBA.OBCALL(&quot;&quot;;[.$B$15];&quot;getDaycountFraction&quot;;[.G219];[.H219]))" office:value-type="float" office:value="48.6416666666667" calcext:value-type="float">
            <text:p>48,642</text:p>
          </table:table-cell>
          <table:table-cell table:style-name="ce37" table:formula="of:=(YEARFRAC([.E219];[.F219];[.$C$9]))" office:value-type="float" office:value="48.6416666666667" calcext:value-type="float">
            <text:p>48,642</text:p>
          </table:table-cell>
          <table:table-cell table:formula="of:=ABS([.J219])-[.K21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7-28" calcext:value-type="date">
            <text:p>28.07.2026</text:p>
          </table:table-cell>
          <table:table-cell table:style-name="ce26" table:formula="of:=[.$C$11]+INT(RAND()*([.$C$12]-[.$C$11]))" office:value-type="date" office:date-value="1988-07-16" calcext:value-type="date">
            <text:p>16.07.1988</text:p>
          </table:table-cell>
          <table:table-cell table:style-name="ce25" table:formula="of:=INFO.OBBA.OBBA.OBMAKE(&quot;date-&quot;&amp;COLUMN()&amp;&quot;-&quot;&amp;ROW();&quot;LocalDate&quot;;[.E220])" office:value-type="string" office:string-value="date-7-220 &#10;[24146]" calcext:value-type="string">
            <text:p>date-7-220 </text:p>
            <text:p>[24146]</text:p>
          </table:table-cell>
          <table:table-cell table:style-name="ce25" table:formula="of:=INFO.OBBA.OBBA.OBMAKE(&quot;date-&quot;&amp;COLUMN()&amp;&quot;-&quot;&amp;ROW();&quot;LocalDate&quot;;[.F220])" office:value-type="string" office:string-value="date-8-220 &#10;[24645]" calcext:value-type="string">
            <text:p>date-8-220 </text:p>
            <text:p>[24645]</text:p>
          </table:table-cell>
          <table:table-cell/>
          <table:table-cell table:formula="of:=INFO.OBBA.OBBA.OBGET(INFO.OBBA.OBBA.OBCALL(&quot;&quot;;[.$B$15];&quot;getDaycountFraction&quot;;[.G220];[.H220]))" office:value-type="float" office:value="-38.5861111111111" calcext:value-type="float">
            <text:p>-38,586</text:p>
          </table:table-cell>
          <table:table-cell table:style-name="ce37" table:formula="of:=(YEARFRAC([.E220];[.F220];[.$C$9]))" office:value-type="float" office:value="38.5861111111111" calcext:value-type="float">
            <text:p>38,586</text:p>
          </table:table-cell>
          <table:table-cell table:formula="of:=ABS([.J220])-[.K22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1-02" calcext:value-type="date">
            <text:p>02.11.1988</text:p>
          </table:table-cell>
          <table:table-cell table:style-name="ce26" table:formula="of:=[.$C$11]+INT(RAND()*([.$C$12]-[.$C$11]))" office:value-type="date" office:date-value="2016-12-23" calcext:value-type="date">
            <text:p>23.12.2016</text:p>
          </table:table-cell>
          <table:table-cell table:style-name="ce25" table:formula="of:=INFO.OBBA.OBBA.OBMAKE(&quot;date-&quot;&amp;COLUMN()&amp;&quot;-&quot;&amp;ROW();&quot;LocalDate&quot;;[.E221])" office:value-type="string" office:string-value="date-7-221 &#10;[24147]" calcext:value-type="string">
            <text:p>date-7-221 </text:p>
            <text:p>[24147]</text:p>
          </table:table-cell>
          <table:table-cell table:style-name="ce25" table:formula="of:=INFO.OBBA.OBBA.OBMAKE(&quot;date-&quot;&amp;COLUMN()&amp;&quot;-&quot;&amp;ROW();&quot;LocalDate&quot;;[.F221])" office:value-type="string" office:string-value="date-8-221 &#10;[24646]" calcext:value-type="string">
            <text:p>date-8-221 </text:p>
            <text:p>[24646]</text:p>
          </table:table-cell>
          <table:table-cell/>
          <table:table-cell table:formula="of:=INFO.OBBA.OBBA.OBGET(INFO.OBBA.OBBA.OBCALL(&quot;&quot;;[.$B$15];&quot;getDaycountFraction&quot;;[.G221];[.H221]))" office:value-type="float" office:value="28.55" calcext:value-type="float">
            <text:p>28,550</text:p>
          </table:table-cell>
          <table:table-cell table:style-name="ce37" table:formula="of:=(YEARFRAC([.E221];[.F221];[.$C$9]))" office:value-type="float" office:value="28.55" calcext:value-type="float">
            <text:p>28,550</text:p>
          </table:table-cell>
          <table:table-cell table:formula="of:=ABS([.J221])-[.K22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5-29" calcext:value-type="date">
            <text:p>29.05.1998</text:p>
          </table:table-cell>
          <table:table-cell table:style-name="ce26" table:formula="of:=[.$C$11]+INT(RAND()*([.$C$12]-[.$C$11]))" office:value-type="date" office:date-value="1982-07-22" calcext:value-type="date">
            <text:p>22.07.1982</text:p>
          </table:table-cell>
          <table:table-cell table:style-name="ce25" table:formula="of:=INFO.OBBA.OBBA.OBMAKE(&quot;date-&quot;&amp;COLUMN()&amp;&quot;-&quot;&amp;ROW();&quot;LocalDate&quot;;[.E222])" office:value-type="string" office:string-value="date-7-222 &#10;[24148]" calcext:value-type="string">
            <text:p>date-7-222 </text:p>
            <text:p>[24148]</text:p>
          </table:table-cell>
          <table:table-cell table:style-name="ce25" table:formula="of:=INFO.OBBA.OBBA.OBMAKE(&quot;date-&quot;&amp;COLUMN()&amp;&quot;-&quot;&amp;ROW();&quot;LocalDate&quot;;[.F222])" office:value-type="string" office:string-value="date-8-222 &#10;[24647]" calcext:value-type="string">
            <text:p>date-8-222 </text:p>
            <text:p>[24647]</text:p>
          </table:table-cell>
          <table:table-cell/>
          <table:table-cell table:formula="of:=INFO.OBBA.OBBA.OBGET(INFO.OBBA.OBBA.OBCALL(&quot;&quot;;[.$B$15];&quot;getDaycountFraction&quot;;[.G222];[.H222]))" office:value-type="float" office:value="-16.0833333333333" calcext:value-type="float">
            <text:p>-16,083</text:p>
          </table:table-cell>
          <table:table-cell table:style-name="ce37" table:formula="of:=(YEARFRAC([.E222];[.F222];[.$C$9]))" office:value-type="float" office:value="16.0833333333333" calcext:value-type="float">
            <text:p>16,083</text:p>
          </table:table-cell>
          <table:table-cell table:formula="of:=ABS([.J222])-[.K22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4-28" calcext:value-type="date">
            <text:p>28.04.2017</text:p>
          </table:table-cell>
          <table:table-cell table:style-name="ce26" table:formula="of:=[.$C$11]+INT(RAND()*([.$C$12]-[.$C$11]))" office:value-type="date" office:date-value="2018-09-02" calcext:value-type="date">
            <text:p>02.09.2018</text:p>
          </table:table-cell>
          <table:table-cell table:style-name="ce25" table:formula="of:=INFO.OBBA.OBBA.OBMAKE(&quot;date-&quot;&amp;COLUMN()&amp;&quot;-&quot;&amp;ROW();&quot;LocalDate&quot;;[.E223])" office:value-type="string" office:string-value="date-7-223 &#10;[24149]" calcext:value-type="string">
            <text:p>date-7-223 </text:p>
            <text:p>[24149]</text:p>
          </table:table-cell>
          <table:table-cell table:style-name="ce25" table:formula="of:=INFO.OBBA.OBBA.OBMAKE(&quot;date-&quot;&amp;COLUMN()&amp;&quot;-&quot;&amp;ROW();&quot;LocalDate&quot;;[.F223])" office:value-type="string" office:string-value="date-8-223 &#10;[24648]" calcext:value-type="string">
            <text:p>date-8-223 </text:p>
            <text:p>[24648]</text:p>
          </table:table-cell>
          <table:table-cell/>
          <table:table-cell table:formula="of:=INFO.OBBA.OBBA.OBGET(INFO.OBBA.OBBA.OBCALL(&quot;&quot;;[.$B$15];&quot;getDaycountFraction&quot;;[.G223];[.H223]))" office:value-type="float" office:value="1.36666666666667" calcext:value-type="float">
            <text:p>1,367</text:p>
          </table:table-cell>
          <table:table-cell table:style-name="ce37" table:formula="of:=(YEARFRAC([.E223];[.F223];[.$C$9]))" office:value-type="float" office:value="1.36666666666667" calcext:value-type="float">
            <text:p>1,367</text:p>
          </table:table-cell>
          <table:table-cell table:formula="of:=ABS([.J223])-[.K22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11-29" calcext:value-type="date">
            <text:p>29.11.1984</text:p>
          </table:table-cell>
          <table:table-cell table:style-name="ce26" table:formula="of:=[.$C$11]+INT(RAND()*([.$C$12]-[.$C$11]))" office:value-type="date" office:date-value="1997-05-15" calcext:value-type="date">
            <text:p>15.05.1997</text:p>
          </table:table-cell>
          <table:table-cell table:style-name="ce25" table:formula="of:=INFO.OBBA.OBBA.OBMAKE(&quot;date-&quot;&amp;COLUMN()&amp;&quot;-&quot;&amp;ROW();&quot;LocalDate&quot;;[.E224])" office:value-type="string" office:string-value="date-7-224 &#10;[24150]" calcext:value-type="string">
            <text:p>date-7-224 </text:p>
            <text:p>[24150]</text:p>
          </table:table-cell>
          <table:table-cell table:style-name="ce25" table:formula="of:=INFO.OBBA.OBBA.OBMAKE(&quot;date-&quot;&amp;COLUMN()&amp;&quot;-&quot;&amp;ROW();&quot;LocalDate&quot;;[.F224])" office:value-type="string" office:string-value="date-8-224 &#10;[24649]" calcext:value-type="string">
            <text:p>date-8-224 </text:p>
            <text:p>[24649]</text:p>
          </table:table-cell>
          <table:table-cell/>
          <table:table-cell table:formula="of:=INFO.OBBA.OBBA.OBGET(INFO.OBBA.OBBA.OBCALL(&quot;&quot;;[.$B$15];&quot;getDaycountFraction&quot;;[.G224];[.H224]))" office:value-type="float" office:value="12.6388888888889" calcext:value-type="float">
            <text:p>12,639</text:p>
          </table:table-cell>
          <table:table-cell table:style-name="ce37" table:formula="of:=(YEARFRAC([.E224];[.F224];[.$C$9]))" office:value-type="float" office:value="12.6388888888889" calcext:value-type="float">
            <text:p>12,639</text:p>
          </table:table-cell>
          <table:table-cell table:formula="of:=ABS([.J224])-[.K22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12-08" calcext:value-type="date">
            <text:p>08.12.1996</text:p>
          </table:table-cell>
          <table:table-cell table:style-name="ce26" table:formula="of:=[.$C$11]+INT(RAND()*([.$C$12]-[.$C$11]))" office:value-type="date" office:date-value="2021-10-31" calcext:value-type="date">
            <text:p>31.10.2021</text:p>
          </table:table-cell>
          <table:table-cell table:style-name="ce25" table:formula="of:=INFO.OBBA.OBBA.OBMAKE(&quot;date-&quot;&amp;COLUMN()&amp;&quot;-&quot;&amp;ROW();&quot;LocalDate&quot;;[.E225])" office:value-type="string" office:string-value="date-7-225 &#10;[24151]" calcext:value-type="string">
            <text:p>date-7-225 </text:p>
            <text:p>[24151]</text:p>
          </table:table-cell>
          <table:table-cell table:style-name="ce25" table:formula="of:=INFO.OBBA.OBBA.OBMAKE(&quot;date-&quot;&amp;COLUMN()&amp;&quot;-&quot;&amp;ROW();&quot;LocalDate&quot;;[.F225])" office:value-type="string" office:string-value="date-8-225 &#10;[24650]" calcext:value-type="string">
            <text:p>date-8-225 </text:p>
            <text:p>[24650]</text:p>
          </table:table-cell>
          <table:table-cell/>
          <table:table-cell table:formula="of:=INFO.OBBA.OBBA.OBGET(INFO.OBBA.OBBA.OBCALL(&quot;&quot;;[.$B$15];&quot;getDaycountFraction&quot;;[.G225];[.H225]))" office:value-type="float" office:value="25.2583333333333" calcext:value-type="float">
            <text:p>25,258</text:p>
          </table:table-cell>
          <table:table-cell table:style-name="ce37" table:formula="of:=(YEARFRAC([.E225];[.F225];[.$C$9]))" office:value-type="float" office:value="25.2583333333333" calcext:value-type="float">
            <text:p>25,258</text:p>
          </table:table-cell>
          <table:table-cell table:formula="of:=ABS([.J225])-[.K22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8-21" calcext:value-type="date">
            <text:p>21.08.2025</text:p>
          </table:table-cell>
          <table:table-cell table:style-name="ce26" table:formula="of:=[.$C$11]+INT(RAND()*([.$C$12]-[.$C$11]))" office:value-type="date" office:date-value="2023-10-22" calcext:value-type="date">
            <text:p>22.10.2023</text:p>
          </table:table-cell>
          <table:table-cell table:style-name="ce25" table:formula="of:=INFO.OBBA.OBBA.OBMAKE(&quot;date-&quot;&amp;COLUMN()&amp;&quot;-&quot;&amp;ROW();&quot;LocalDate&quot;;[.E226])" office:value-type="string" office:string-value="date-7-226 &#10;[24152]" calcext:value-type="string">
            <text:p>date-7-226 </text:p>
            <text:p>[24152]</text:p>
          </table:table-cell>
          <table:table-cell table:style-name="ce25" table:formula="of:=INFO.OBBA.OBBA.OBMAKE(&quot;date-&quot;&amp;COLUMN()&amp;&quot;-&quot;&amp;ROW();&quot;LocalDate&quot;;[.F226])" office:value-type="string" office:string-value="date-8-226 &#10;[24651]" calcext:value-type="string">
            <text:p>date-8-226 </text:p>
            <text:p>[24651]</text:p>
          </table:table-cell>
          <table:table-cell/>
          <table:table-cell table:formula="of:=INFO.OBBA.OBBA.OBGET(INFO.OBBA.OBBA.OBCALL(&quot;&quot;;[.$B$15];&quot;getDaycountFraction&quot;;[.G226];[.H226]))" office:value-type="float" office:value="-1.85833333333333" calcext:value-type="float">
            <text:p>-1,858</text:p>
          </table:table-cell>
          <table:table-cell table:style-name="ce37" table:formula="of:=(YEARFRAC([.E226];[.F226];[.$C$9]))" office:value-type="float" office:value="1.85833333333333" calcext:value-type="float">
            <text:p>1,858</text:p>
          </table:table-cell>
          <table:table-cell table:formula="of:=ABS([.J226])-[.K22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8-16" calcext:value-type="date">
            <text:p>16.08.1980</text:p>
          </table:table-cell>
          <table:table-cell table:style-name="ce26" table:formula="of:=[.$C$11]+INT(RAND()*([.$C$12]-[.$C$11]))" office:value-type="date" office:date-value="1980-03-17" calcext:value-type="date">
            <text:p>17.03.1980</text:p>
          </table:table-cell>
          <table:table-cell table:style-name="ce25" table:formula="of:=INFO.OBBA.OBBA.OBMAKE(&quot;date-&quot;&amp;COLUMN()&amp;&quot;-&quot;&amp;ROW();&quot;LocalDate&quot;;[.E227])" office:value-type="string" office:string-value="date-7-227 &#10;[24153]" calcext:value-type="string">
            <text:p>date-7-227 </text:p>
            <text:p>[24153]</text:p>
          </table:table-cell>
          <table:table-cell table:style-name="ce25" table:formula="of:=INFO.OBBA.OBBA.OBMAKE(&quot;date-&quot;&amp;COLUMN()&amp;&quot;-&quot;&amp;ROW();&quot;LocalDate&quot;;[.F227])" office:value-type="string" office:string-value="date-8-227 &#10;[24652]" calcext:value-type="string">
            <text:p>date-8-227 </text:p>
            <text:p>[24652]</text:p>
          </table:table-cell>
          <table:table-cell/>
          <table:table-cell table:formula="of:=INFO.OBBA.OBBA.OBGET(INFO.OBBA.OBBA.OBCALL(&quot;&quot;;[.$B$15];&quot;getDaycountFraction&quot;;[.G227];[.H227]))" office:value-type="float" office:value="-0.422222222222222" calcext:value-type="float">
            <text:p>-0,422</text:p>
          </table:table-cell>
          <table:table-cell table:style-name="ce37" table:formula="of:=(YEARFRAC([.E227];[.F227];[.$C$9]))" office:value-type="float" office:value="0.422222222222222" calcext:value-type="float">
            <text:p>0,422</text:p>
          </table:table-cell>
          <table:table-cell table:formula="of:=ABS([.J227])-[.K22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5-20" calcext:value-type="date">
            <text:p>20.05.2028</text:p>
          </table:table-cell>
          <table:table-cell table:style-name="ce26" table:formula="of:=[.$C$11]+INT(RAND()*([.$C$12]-[.$C$11]))" office:value-type="date" office:date-value="2005-10-28" calcext:value-type="date">
            <text:p>28.10.2005</text:p>
          </table:table-cell>
          <table:table-cell table:style-name="ce25" table:formula="of:=INFO.OBBA.OBBA.OBMAKE(&quot;date-&quot;&amp;COLUMN()&amp;&quot;-&quot;&amp;ROW();&quot;LocalDate&quot;;[.E228])" office:value-type="string" office:string-value="date-7-228 &#10;[24154]" calcext:value-type="string">
            <text:p>date-7-228 </text:p>
            <text:p>[24154]</text:p>
          </table:table-cell>
          <table:table-cell table:style-name="ce25" table:formula="of:=INFO.OBBA.OBBA.OBMAKE(&quot;date-&quot;&amp;COLUMN()&amp;&quot;-&quot;&amp;ROW();&quot;LocalDate&quot;;[.F228])" office:value-type="string" office:string-value="date-8-228 &#10;[24653]" calcext:value-type="string">
            <text:p>date-8-228 </text:p>
            <text:p>[24653]</text:p>
          </table:table-cell>
          <table:table-cell/>
          <table:table-cell table:formula="of:=INFO.OBBA.OBBA.OBGET(INFO.OBBA.OBBA.OBCALL(&quot;&quot;;[.$B$15];&quot;getDaycountFraction&quot;;[.G228];[.H228]))" office:value-type="float" office:value="-22.8888888888889" calcext:value-type="float">
            <text:p>-22,889</text:p>
          </table:table-cell>
          <table:table-cell table:style-name="ce37" table:formula="of:=(YEARFRAC([.E228];[.F228];[.$C$9]))" office:value-type="float" office:value="22.8888888888889" calcext:value-type="float">
            <text:p>22,889</text:p>
          </table:table-cell>
          <table:table-cell table:formula="of:=ABS([.J228])-[.K22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5-03" calcext:value-type="date">
            <text:p>03.05.1994</text:p>
          </table:table-cell>
          <table:table-cell table:style-name="ce26" table:formula="of:=[.$C$11]+INT(RAND()*([.$C$12]-[.$C$11]))" office:value-type="date" office:date-value="2010-11-04" calcext:value-type="date">
            <text:p>04.11.2010</text:p>
          </table:table-cell>
          <table:table-cell table:style-name="ce25" table:formula="of:=INFO.OBBA.OBBA.OBMAKE(&quot;date-&quot;&amp;COLUMN()&amp;&quot;-&quot;&amp;ROW();&quot;LocalDate&quot;;[.E229])" office:value-type="string" office:string-value="date-7-229 &#10;[24155]" calcext:value-type="string">
            <text:p>date-7-229 </text:p>
            <text:p>[24155]</text:p>
          </table:table-cell>
          <table:table-cell table:style-name="ce25" table:formula="of:=INFO.OBBA.OBBA.OBMAKE(&quot;date-&quot;&amp;COLUMN()&amp;&quot;-&quot;&amp;ROW();&quot;LocalDate&quot;;[.F229])" office:value-type="string" office:string-value="date-8-229 &#10;[24654]" calcext:value-type="string">
            <text:p>date-8-229 </text:p>
            <text:p>[24654]</text:p>
          </table:table-cell>
          <table:table-cell/>
          <table:table-cell table:formula="of:=INFO.OBBA.OBBA.OBGET(INFO.OBBA.OBBA.OBCALL(&quot;&quot;;[.$B$15];&quot;getDaycountFraction&quot;;[.G229];[.H229]))" office:value-type="float" office:value="16.7472222222222" calcext:value-type="float">
            <text:p>16,747</text:p>
          </table:table-cell>
          <table:table-cell table:style-name="ce37" table:formula="of:=(YEARFRAC([.E229];[.F229];[.$C$9]))" office:value-type="float" office:value="16.7472222222222" calcext:value-type="float">
            <text:p>16,747</text:p>
          </table:table-cell>
          <table:table-cell table:formula="of:=ABS([.J229])-[.K22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7-19" calcext:value-type="date">
            <text:p>19.07.2008</text:p>
          </table:table-cell>
          <table:table-cell table:style-name="ce26" table:formula="of:=[.$C$11]+INT(RAND()*([.$C$12]-[.$C$11]))" office:value-type="date" office:date-value="1987-08-13" calcext:value-type="date">
            <text:p>13.08.1987</text:p>
          </table:table-cell>
          <table:table-cell table:style-name="ce25" table:formula="of:=INFO.OBBA.OBBA.OBMAKE(&quot;date-&quot;&amp;COLUMN()&amp;&quot;-&quot;&amp;ROW();&quot;LocalDate&quot;;[.E230])" office:value-type="string" office:string-value="date-7-230 &#10;[24156]" calcext:value-type="string">
            <text:p>date-7-230 </text:p>
            <text:p>[24156]</text:p>
          </table:table-cell>
          <table:table-cell table:style-name="ce25" table:formula="of:=INFO.OBBA.OBBA.OBMAKE(&quot;date-&quot;&amp;COLUMN()&amp;&quot;-&quot;&amp;ROW();&quot;LocalDate&quot;;[.F230])" office:value-type="string" office:string-value="date-8-230 &#10;[24655]" calcext:value-type="string">
            <text:p>date-8-230 </text:p>
            <text:p>[24655]</text:p>
          </table:table-cell>
          <table:table-cell/>
          <table:table-cell table:formula="of:=INFO.OBBA.OBBA.OBGET(INFO.OBBA.OBBA.OBCALL(&quot;&quot;;[.$B$15];&quot;getDaycountFraction&quot;;[.G230];[.H230]))" office:value-type="float" office:value="-21.2388888888889" calcext:value-type="float">
            <text:p>-21,239</text:p>
          </table:table-cell>
          <table:table-cell table:style-name="ce37" table:formula="of:=(YEARFRAC([.E230];[.F230];[.$C$9]))" office:value-type="float" office:value="21.2388888888889" calcext:value-type="float">
            <text:p>21,239</text:p>
          </table:table-cell>
          <table:table-cell table:formula="of:=ABS([.J230])-[.K23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7-28" calcext:value-type="date">
            <text:p>28.07.1997</text:p>
          </table:table-cell>
          <table:table-cell table:style-name="ce26" table:formula="of:=[.$C$11]+INT(RAND()*([.$C$12]-[.$C$11]))" office:value-type="date" office:date-value="2026-05-09" calcext:value-type="date">
            <text:p>09.05.2026</text:p>
          </table:table-cell>
          <table:table-cell table:style-name="ce25" table:formula="of:=INFO.OBBA.OBBA.OBMAKE(&quot;date-&quot;&amp;COLUMN()&amp;&quot;-&quot;&amp;ROW();&quot;LocalDate&quot;;[.E231])" office:value-type="string" office:string-value="date-7-231 &#10;[24157]" calcext:value-type="string">
            <text:p>date-7-231 </text:p>
            <text:p>[24157]</text:p>
          </table:table-cell>
          <table:table-cell table:style-name="ce25" table:formula="of:=INFO.OBBA.OBBA.OBMAKE(&quot;date-&quot;&amp;COLUMN()&amp;&quot;-&quot;&amp;ROW();&quot;LocalDate&quot;;[.F231])" office:value-type="string" office:string-value="date-8-231 &#10;[24656]" calcext:value-type="string">
            <text:p>date-8-231 </text:p>
            <text:p>[24656]</text:p>
          </table:table-cell>
          <table:table-cell/>
          <table:table-cell table:formula="of:=INFO.OBBA.OBBA.OBGET(INFO.OBBA.OBBA.OBCALL(&quot;&quot;;[.$B$15];&quot;getDaycountFraction&quot;;[.G231];[.H231]))" office:value-type="float" office:value="29.2" calcext:value-type="float">
            <text:p>29,200</text:p>
          </table:table-cell>
          <table:table-cell table:style-name="ce37" table:formula="of:=(YEARFRAC([.E231];[.F231];[.$C$9]))" office:value-type="float" office:value="29.2" calcext:value-type="float">
            <text:p>29,200</text:p>
          </table:table-cell>
          <table:table-cell table:formula="of:=ABS([.J231])-[.K23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9-21" calcext:value-type="date">
            <text:p>21.09.2014</text:p>
          </table:table-cell>
          <table:table-cell table:style-name="ce26" table:formula="of:=[.$C$11]+INT(RAND()*([.$C$12]-[.$C$11]))" office:value-type="date" office:date-value="1983-02-04" calcext:value-type="date">
            <text:p>04.02.1983</text:p>
          </table:table-cell>
          <table:table-cell table:style-name="ce25" table:formula="of:=INFO.OBBA.OBBA.OBMAKE(&quot;date-&quot;&amp;COLUMN()&amp;&quot;-&quot;&amp;ROW();&quot;LocalDate&quot;;[.E232])" office:value-type="string" office:string-value="date-7-232 &#10;[24158]" calcext:value-type="string">
            <text:p>date-7-232 </text:p>
            <text:p>[24158]</text:p>
          </table:table-cell>
          <table:table-cell table:style-name="ce25" table:formula="of:=INFO.OBBA.OBBA.OBMAKE(&quot;date-&quot;&amp;COLUMN()&amp;&quot;-&quot;&amp;ROW();&quot;LocalDate&quot;;[.F232])" office:value-type="string" office:string-value="date-8-232 &#10;[24657]" calcext:value-type="string">
            <text:p>date-8-232 </text:p>
            <text:p>[24657]</text:p>
          </table:table-cell>
          <table:table-cell/>
          <table:table-cell table:formula="of:=INFO.OBBA.OBBA.OBGET(INFO.OBBA.OBBA.OBCALL(&quot;&quot;;[.$B$15];&quot;getDaycountFraction&quot;;[.G232];[.H232]))" office:value-type="float" office:value="-32.0888888888889" calcext:value-type="float">
            <text:p>-32,089</text:p>
          </table:table-cell>
          <table:table-cell table:style-name="ce37" table:formula="of:=(YEARFRAC([.E232];[.F232];[.$C$9]))" office:value-type="float" office:value="32.0888888888889" calcext:value-type="float">
            <text:p>32,089</text:p>
          </table:table-cell>
          <table:table-cell table:formula="of:=ABS([.J232])-[.K23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1-17" calcext:value-type="date">
            <text:p>17.01.2016</text:p>
          </table:table-cell>
          <table:table-cell table:style-name="ce26" table:formula="of:=[.$C$11]+INT(RAND()*([.$C$12]-[.$C$11]))" office:value-type="date" office:date-value="2023-08-26" calcext:value-type="date">
            <text:p>26.08.2023</text:p>
          </table:table-cell>
          <table:table-cell table:style-name="ce25" table:formula="of:=INFO.OBBA.OBBA.OBMAKE(&quot;date-&quot;&amp;COLUMN()&amp;&quot;-&quot;&amp;ROW();&quot;LocalDate&quot;;[.E233])" office:value-type="string" office:string-value="date-7-233 &#10;[24159]" calcext:value-type="string">
            <text:p>date-7-233 </text:p>
            <text:p>[24159]</text:p>
          </table:table-cell>
          <table:table-cell table:style-name="ce25" table:formula="of:=INFO.OBBA.OBBA.OBMAKE(&quot;date-&quot;&amp;COLUMN()&amp;&quot;-&quot;&amp;ROW();&quot;LocalDate&quot;;[.F233])" office:value-type="string" office:string-value="date-8-233 &#10;[24658]" calcext:value-type="string">
            <text:p>date-8-233 </text:p>
            <text:p>[24658]</text:p>
          </table:table-cell>
          <table:table-cell/>
          <table:table-cell table:formula="of:=INFO.OBBA.OBBA.OBGET(INFO.OBBA.OBBA.OBCALL(&quot;&quot;;[.$B$15];&quot;getDaycountFraction&quot;;[.G233];[.H233]))" office:value-type="float" office:value="7.71666666666667" calcext:value-type="float">
            <text:p>7,717</text:p>
          </table:table-cell>
          <table:table-cell table:style-name="ce37" table:formula="of:=(YEARFRAC([.E233];[.F233];[.$C$9]))" office:value-type="float" office:value="7.71666666666667" calcext:value-type="float">
            <text:p>7,717</text:p>
          </table:table-cell>
          <table:table-cell table:formula="of:=ABS([.J233])-[.K23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3-08" calcext:value-type="date">
            <text:p>08.03.1993</text:p>
          </table:table-cell>
          <table:table-cell table:style-name="ce26" table:formula="of:=[.$C$11]+INT(RAND()*([.$C$12]-[.$C$11]))" office:value-type="date" office:date-value="2027-03-31" calcext:value-type="date">
            <text:p>31.03.2027</text:p>
          </table:table-cell>
          <table:table-cell table:style-name="ce25" table:formula="of:=INFO.OBBA.OBBA.OBMAKE(&quot;date-&quot;&amp;COLUMN()&amp;&quot;-&quot;&amp;ROW();&quot;LocalDate&quot;;[.E234])" office:value-type="string" office:string-value="date-7-234 &#10;[24160]" calcext:value-type="string">
            <text:p>date-7-234 </text:p>
            <text:p>[24160]</text:p>
          </table:table-cell>
          <table:table-cell table:style-name="ce25" table:formula="of:=INFO.OBBA.OBBA.OBMAKE(&quot;date-&quot;&amp;COLUMN()&amp;&quot;-&quot;&amp;ROW();&quot;LocalDate&quot;;[.F234])" office:value-type="string" office:string-value="date-8-234 &#10;[24659]" calcext:value-type="string">
            <text:p>date-8-234 </text:p>
            <text:p>[24659]</text:p>
          </table:table-cell>
          <table:table-cell/>
          <table:table-cell table:formula="of:=INFO.OBBA.OBBA.OBGET(INFO.OBBA.OBBA.OBCALL(&quot;&quot;;[.$B$15];&quot;getDaycountFraction&quot;;[.G234];[.H234]))" office:value-type="float" office:value="34.5583333333333" calcext:value-type="float">
            <text:p>34,558</text:p>
          </table:table-cell>
          <table:table-cell table:style-name="ce37" table:formula="of:=(YEARFRAC([.E234];[.F234];[.$C$9]))" office:value-type="float" office:value="34.5583333333333" calcext:value-type="float">
            <text:p>34,558</text:p>
          </table:table-cell>
          <table:table-cell table:formula="of:=ABS([.J234])-[.K23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2-22" calcext:value-type="date">
            <text:p>22.02.2008</text:p>
          </table:table-cell>
          <table:table-cell table:style-name="ce26" table:formula="of:=[.$C$11]+INT(RAND()*([.$C$12]-[.$C$11]))" office:value-type="date" office:date-value="1992-01-04" calcext:value-type="date">
            <text:p>04.01.1992</text:p>
          </table:table-cell>
          <table:table-cell table:style-name="ce25" table:formula="of:=INFO.OBBA.OBBA.OBMAKE(&quot;date-&quot;&amp;COLUMN()&amp;&quot;-&quot;&amp;ROW();&quot;LocalDate&quot;;[.E235])" office:value-type="string" office:string-value="date-7-235 &#10;[24161]" calcext:value-type="string">
            <text:p>date-7-235 </text:p>
            <text:p>[24161]</text:p>
          </table:table-cell>
          <table:table-cell table:style-name="ce25" table:formula="of:=INFO.OBBA.OBBA.OBMAKE(&quot;date-&quot;&amp;COLUMN()&amp;&quot;-&quot;&amp;ROW();&quot;LocalDate&quot;;[.F235])" office:value-type="string" office:string-value="date-8-235 &#10;[24660]" calcext:value-type="string">
            <text:p>date-8-235 </text:p>
            <text:p>[24660]</text:p>
          </table:table-cell>
          <table:table-cell/>
          <table:table-cell table:formula="of:=INFO.OBBA.OBBA.OBGET(INFO.OBBA.OBBA.OBCALL(&quot;&quot;;[.$B$15];&quot;getDaycountFraction&quot;;[.G235];[.H235]))" office:value-type="float" office:value="-16.3694444444444" calcext:value-type="float">
            <text:p>-16,369</text:p>
          </table:table-cell>
          <table:table-cell table:style-name="ce37" table:formula="of:=(YEARFRAC([.E235];[.F235];[.$C$9]))" office:value-type="float" office:value="16.3694444444444" calcext:value-type="float">
            <text:p>16,369</text:p>
          </table:table-cell>
          <table:table-cell table:formula="of:=ABS([.J235])-[.K23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6-03" calcext:value-type="date">
            <text:p>03.06.1991</text:p>
          </table:table-cell>
          <table:table-cell table:style-name="ce26" table:formula="of:=[.$C$11]+INT(RAND()*([.$C$12]-[.$C$11]))" office:value-type="date" office:date-value="1997-04-30" calcext:value-type="date">
            <text:p>30.04.1997</text:p>
          </table:table-cell>
          <table:table-cell table:style-name="ce25" table:formula="of:=INFO.OBBA.OBBA.OBMAKE(&quot;date-&quot;&amp;COLUMN()&amp;&quot;-&quot;&amp;ROW();&quot;LocalDate&quot;;[.E236])" office:value-type="string" office:string-value="date-7-236 &#10;[24162]" calcext:value-type="string">
            <text:p>date-7-236 </text:p>
            <text:p>[24162]</text:p>
          </table:table-cell>
          <table:table-cell table:style-name="ce25" table:formula="of:=INFO.OBBA.OBBA.OBMAKE(&quot;date-&quot;&amp;COLUMN()&amp;&quot;-&quot;&amp;ROW();&quot;LocalDate&quot;;[.F236])" office:value-type="string" office:string-value="date-8-236 &#10;[24661]" calcext:value-type="string">
            <text:p>date-8-236 </text:p>
            <text:p>[24661]</text:p>
          </table:table-cell>
          <table:table-cell/>
          <table:table-cell table:formula="of:=INFO.OBBA.OBBA.OBGET(INFO.OBBA.OBBA.OBCALL(&quot;&quot;;[.$B$15];&quot;getDaycountFraction&quot;;[.G236];[.H236]))" office:value-type="float" office:value="5.99444444444444" calcext:value-type="float">
            <text:p>5,994</text:p>
          </table:table-cell>
          <table:table-cell table:style-name="ce37" table:formula="of:=(YEARFRAC([.E236];[.F236];[.$C$9]))" office:value-type="float" office:value="5.99444444444444" calcext:value-type="float">
            <text:p>5,994</text:p>
          </table:table-cell>
          <table:table-cell table:formula="of:=ABS([.J236])-[.K23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1-01" calcext:value-type="date">
            <text:p>01.01.2005</text:p>
          </table:table-cell>
          <table:table-cell table:style-name="ce26" table:formula="of:=[.$C$11]+INT(RAND()*([.$C$12]-[.$C$11]))" office:value-type="date" office:date-value="1997-06-19" calcext:value-type="date">
            <text:p>19.06.1997</text:p>
          </table:table-cell>
          <table:table-cell table:style-name="ce25" table:formula="of:=INFO.OBBA.OBBA.OBMAKE(&quot;date-&quot;&amp;COLUMN()&amp;&quot;-&quot;&amp;ROW();&quot;LocalDate&quot;;[.E237])" office:value-type="string" office:string-value="date-7-237 &#10;[24163]" calcext:value-type="string">
            <text:p>date-7-237 </text:p>
            <text:p>[24163]</text:p>
          </table:table-cell>
          <table:table-cell table:style-name="ce25" table:formula="of:=INFO.OBBA.OBBA.OBMAKE(&quot;date-&quot;&amp;COLUMN()&amp;&quot;-&quot;&amp;ROW();&quot;LocalDate&quot;;[.F237])" office:value-type="string" office:string-value="date-8-237 &#10;[24662]" calcext:value-type="string">
            <text:p>date-8-237 </text:p>
            <text:p>[24662]</text:p>
          </table:table-cell>
          <table:table-cell/>
          <table:table-cell table:formula="of:=INFO.OBBA.OBBA.OBGET(INFO.OBBA.OBBA.OBCALL(&quot;&quot;;[.$B$15];&quot;getDaycountFraction&quot;;[.G237];[.H237]))" office:value-type="float" office:value="-7.64722222222222" calcext:value-type="float">
            <text:p>-7,647</text:p>
          </table:table-cell>
          <table:table-cell table:style-name="ce37" table:formula="of:=(YEARFRAC([.E237];[.F237];[.$C$9]))" office:value-type="float" office:value="7.64722222222222" calcext:value-type="float">
            <text:p>7,647</text:p>
          </table:table-cell>
          <table:table-cell table:formula="of:=ABS([.J237])-[.K23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7-01" calcext:value-type="date">
            <text:p>01.07.1984</text:p>
          </table:table-cell>
          <table:table-cell table:style-name="ce26" table:formula="of:=[.$C$11]+INT(RAND()*([.$C$12]-[.$C$11]))" office:value-type="date" office:date-value="2026-09-13" calcext:value-type="date">
            <text:p>13.09.2026</text:p>
          </table:table-cell>
          <table:table-cell table:style-name="ce25" table:formula="of:=INFO.OBBA.OBBA.OBMAKE(&quot;date-&quot;&amp;COLUMN()&amp;&quot;-&quot;&amp;ROW();&quot;LocalDate&quot;;[.E238])" office:value-type="string" office:string-value="date-7-238 &#10;[24164]" calcext:value-type="string">
            <text:p>date-7-238 </text:p>
            <text:p>[24164]</text:p>
          </table:table-cell>
          <table:table-cell table:style-name="ce25" table:formula="of:=INFO.OBBA.OBBA.OBMAKE(&quot;date-&quot;&amp;COLUMN()&amp;&quot;-&quot;&amp;ROW();&quot;LocalDate&quot;;[.F238])" office:value-type="string" office:string-value="date-8-238 &#10;[24663]" calcext:value-type="string">
            <text:p>date-8-238 </text:p>
            <text:p>[24663]</text:p>
          </table:table-cell>
          <table:table-cell/>
          <table:table-cell table:formula="of:=INFO.OBBA.OBBA.OBGET(INFO.OBBA.OBBA.OBCALL(&quot;&quot;;[.$B$15];&quot;getDaycountFraction&quot;;[.G238];[.H238]))" office:value-type="float" office:value="42.8166666666667" calcext:value-type="float">
            <text:p>42,817</text:p>
          </table:table-cell>
          <table:table-cell table:style-name="ce37" table:formula="of:=(YEARFRAC([.E238];[.F238];[.$C$9]))" office:value-type="float" office:value="42.8166666666667" calcext:value-type="float">
            <text:p>42,817</text:p>
          </table:table-cell>
          <table:table-cell table:formula="of:=ABS([.J238])-[.K23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12-29" calcext:value-type="date">
            <text:p>29.12.2019</text:p>
          </table:table-cell>
          <table:table-cell table:style-name="ce26" table:formula="of:=[.$C$11]+INT(RAND()*([.$C$12]-[.$C$11]))" office:value-type="date" office:date-value="2001-08-10" calcext:value-type="date">
            <text:p>10.08.2001</text:p>
          </table:table-cell>
          <table:table-cell table:style-name="ce25" table:formula="of:=INFO.OBBA.OBBA.OBMAKE(&quot;date-&quot;&amp;COLUMN()&amp;&quot;-&quot;&amp;ROW();&quot;LocalDate&quot;;[.E239])" office:value-type="string" office:string-value="date-7-239 &#10;[24165]" calcext:value-type="string">
            <text:p>date-7-239 </text:p>
            <text:p>[24165]</text:p>
          </table:table-cell>
          <table:table-cell table:style-name="ce25" table:formula="of:=INFO.OBBA.OBBA.OBMAKE(&quot;date-&quot;&amp;COLUMN()&amp;&quot;-&quot;&amp;ROW();&quot;LocalDate&quot;;[.F239])" office:value-type="string" office:string-value="date-8-239 &#10;[24664]" calcext:value-type="string">
            <text:p>date-8-239 </text:p>
            <text:p>[24664]</text:p>
          </table:table-cell>
          <table:table-cell/>
          <table:table-cell table:formula="of:=INFO.OBBA.OBBA.OBGET(INFO.OBBA.OBBA.OBCALL(&quot;&quot;;[.$B$15];&quot;getDaycountFraction&quot;;[.G239];[.H239]))" office:value-type="float" office:value="-18.6527777777778" calcext:value-type="float">
            <text:p>-18,653</text:p>
          </table:table-cell>
          <table:table-cell table:style-name="ce37" table:formula="of:=(YEARFRAC([.E239];[.F239];[.$C$9]))" office:value-type="float" office:value="18.6527777777778" calcext:value-type="float">
            <text:p>18,653</text:p>
          </table:table-cell>
          <table:table-cell table:formula="of:=ABS([.J239])-[.K23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4-29" calcext:value-type="date">
            <text:p>29.04.1994</text:p>
          </table:table-cell>
          <table:table-cell table:style-name="ce26" table:formula="of:=[.$C$11]+INT(RAND()*([.$C$12]-[.$C$11]))" office:value-type="date" office:date-value="2002-03-26" calcext:value-type="date">
            <text:p>26.03.2002</text:p>
          </table:table-cell>
          <table:table-cell table:style-name="ce25" table:formula="of:=INFO.OBBA.OBBA.OBMAKE(&quot;date-&quot;&amp;COLUMN()&amp;&quot;-&quot;&amp;ROW();&quot;LocalDate&quot;;[.E240])" office:value-type="string" office:string-value="date-7-240 &#10;[24166]" calcext:value-type="string">
            <text:p>date-7-240 </text:p>
            <text:p>[24166]</text:p>
          </table:table-cell>
          <table:table-cell table:style-name="ce25" table:formula="of:=INFO.OBBA.OBBA.OBMAKE(&quot;date-&quot;&amp;COLUMN()&amp;&quot;-&quot;&amp;ROW();&quot;LocalDate&quot;;[.F240])" office:value-type="string" office:string-value="date-8-240 &#10;[24665]" calcext:value-type="string">
            <text:p>date-8-240 </text:p>
            <text:p>[24665]</text:p>
          </table:table-cell>
          <table:table-cell/>
          <table:table-cell table:formula="of:=INFO.OBBA.OBBA.OBGET(INFO.OBBA.OBBA.OBCALL(&quot;&quot;;[.$B$15];&quot;getDaycountFraction&quot;;[.G240];[.H240]))" office:value-type="float" office:value="8.02222222222222" calcext:value-type="float">
            <text:p>8,022</text:p>
          </table:table-cell>
          <table:table-cell table:style-name="ce37" table:formula="of:=(YEARFRAC([.E240];[.F240];[.$C$9]))" office:value-type="float" office:value="8.02222222222222" calcext:value-type="float">
            <text:p>8,022</text:p>
          </table:table-cell>
          <table:table-cell table:formula="of:=ABS([.J240])-[.K24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11-20" calcext:value-type="date">
            <text:p>20.11.1993</text:p>
          </table:table-cell>
          <table:table-cell table:style-name="ce26" table:formula="of:=[.$C$11]+INT(RAND()*([.$C$12]-[.$C$11]))" office:value-type="date" office:date-value="1989-04-05" calcext:value-type="date">
            <text:p>05.04.1989</text:p>
          </table:table-cell>
          <table:table-cell table:style-name="ce25" table:formula="of:=INFO.OBBA.OBBA.OBMAKE(&quot;date-&quot;&amp;COLUMN()&amp;&quot;-&quot;&amp;ROW();&quot;LocalDate&quot;;[.E241])" office:value-type="string" office:string-value="date-7-241 &#10;[24167]" calcext:value-type="string">
            <text:p>date-7-241 </text:p>
            <text:p>[24167]</text:p>
          </table:table-cell>
          <table:table-cell table:style-name="ce25" table:formula="of:=INFO.OBBA.OBBA.OBMAKE(&quot;date-&quot;&amp;COLUMN()&amp;&quot;-&quot;&amp;ROW();&quot;LocalDate&quot;;[.F241])" office:value-type="string" office:string-value="date-8-241 &#10;[24666]" calcext:value-type="string">
            <text:p>date-8-241 </text:p>
            <text:p>[24666]</text:p>
          </table:table-cell>
          <table:table-cell/>
          <table:table-cell table:formula="of:=INFO.OBBA.OBBA.OBGET(INFO.OBBA.OBBA.OBCALL(&quot;&quot;;[.$B$15];&quot;getDaycountFraction&quot;;[.G241];[.H241]))" office:value-type="float" office:value="-4.69444444444444" calcext:value-type="float">
            <text:p>-4,694</text:p>
          </table:table-cell>
          <table:table-cell table:style-name="ce37" table:formula="of:=(YEARFRAC([.E241];[.F241];[.$C$9]))" office:value-type="float" office:value="4.69444444444444" calcext:value-type="float">
            <text:p>4,694</text:p>
          </table:table-cell>
          <table:table-cell table:formula="of:=ABS([.J241])-[.K24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2-04" calcext:value-type="date">
            <text:p>04.02.2019</text:p>
          </table:table-cell>
          <table:table-cell table:style-name="ce26" table:formula="of:=[.$C$11]+INT(RAND()*([.$C$12]-[.$C$11]))" office:value-type="date" office:date-value="1980-08-07" calcext:value-type="date">
            <text:p>07.08.1980</text:p>
          </table:table-cell>
          <table:table-cell table:style-name="ce25" table:formula="of:=INFO.OBBA.OBBA.OBMAKE(&quot;date-&quot;&amp;COLUMN()&amp;&quot;-&quot;&amp;ROW();&quot;LocalDate&quot;;[.E242])" office:value-type="string" office:string-value="date-7-242 &#10;[24168]" calcext:value-type="string">
            <text:p>date-7-242 </text:p>
            <text:p>[24168]</text:p>
          </table:table-cell>
          <table:table-cell table:style-name="ce25" table:formula="of:=INFO.OBBA.OBBA.OBMAKE(&quot;date-&quot;&amp;COLUMN()&amp;&quot;-&quot;&amp;ROW();&quot;LocalDate&quot;;[.F242])" office:value-type="string" office:string-value="date-8-242 &#10;[24667]" calcext:value-type="string">
            <text:p>date-8-242 </text:p>
            <text:p>[24667]</text:p>
          </table:table-cell>
          <table:table-cell/>
          <table:table-cell table:formula="of:=INFO.OBBA.OBBA.OBGET(INFO.OBBA.OBBA.OBCALL(&quot;&quot;;[.$B$15];&quot;getDaycountFraction&quot;;[.G242];[.H242]))" office:value-type="float" office:value="-39.0555555555556" calcext:value-type="float">
            <text:p>-39,056</text:p>
          </table:table-cell>
          <table:table-cell table:style-name="ce37" table:formula="of:=(YEARFRAC([.E242];[.F242];[.$C$9]))" office:value-type="float" office:value="39.0555555555556" calcext:value-type="float">
            <text:p>39,056</text:p>
          </table:table-cell>
          <table:table-cell table:formula="of:=ABS([.J242])-[.K24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7-29" calcext:value-type="date">
            <text:p>29.07.1988</text:p>
          </table:table-cell>
          <table:table-cell table:style-name="ce26" table:formula="of:=[.$C$11]+INT(RAND()*([.$C$12]-[.$C$11]))" office:value-type="date" office:date-value="1981-04-08" calcext:value-type="date">
            <text:p>08.04.1981</text:p>
          </table:table-cell>
          <table:table-cell table:style-name="ce25" table:formula="of:=INFO.OBBA.OBBA.OBMAKE(&quot;date-&quot;&amp;COLUMN()&amp;&quot;-&quot;&amp;ROW();&quot;LocalDate&quot;;[.E243])" office:value-type="string" office:string-value="date-7-243 &#10;[24169]" calcext:value-type="string">
            <text:p>date-7-243 </text:p>
            <text:p>[24169]</text:p>
          </table:table-cell>
          <table:table-cell table:style-name="ce25" table:formula="of:=INFO.OBBA.OBBA.OBMAKE(&quot;date-&quot;&amp;COLUMN()&amp;&quot;-&quot;&amp;ROW();&quot;LocalDate&quot;;[.F243])" office:value-type="string" office:string-value="date-8-243 &#10;[24668]" calcext:value-type="string">
            <text:p>date-8-243 </text:p>
            <text:p>[24668]</text:p>
          </table:table-cell>
          <table:table-cell/>
          <table:table-cell table:formula="of:=INFO.OBBA.OBBA.OBGET(INFO.OBBA.OBBA.OBCALL(&quot;&quot;;[.$B$15];&quot;getDaycountFraction&quot;;[.G243];[.H243]))" office:value-type="float" office:value="-7.41388888888889" calcext:value-type="float">
            <text:p>-7,414</text:p>
          </table:table-cell>
          <table:table-cell table:style-name="ce37" table:formula="of:=(YEARFRAC([.E243];[.F243];[.$C$9]))" office:value-type="float" office:value="7.41388888888889" calcext:value-type="float">
            <text:p>7,414</text:p>
          </table:table-cell>
          <table:table-cell table:formula="of:=ABS([.J243])-[.K24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7-31" calcext:value-type="date">
            <text:p>31.07.2025</text:p>
          </table:table-cell>
          <table:table-cell table:style-name="ce26" table:formula="of:=[.$C$11]+INT(RAND()*([.$C$12]-[.$C$11]))" office:value-type="date" office:date-value="2017-08-09" calcext:value-type="date">
            <text:p>09.08.2017</text:p>
          </table:table-cell>
          <table:table-cell table:style-name="ce25" table:formula="of:=INFO.OBBA.OBBA.OBMAKE(&quot;date-&quot;&amp;COLUMN()&amp;&quot;-&quot;&amp;ROW();&quot;LocalDate&quot;;[.E244])" office:value-type="string" office:string-value="date-7-244 &#10;[24170]" calcext:value-type="string">
            <text:p>date-7-244 </text:p>
            <text:p>[24170]</text:p>
          </table:table-cell>
          <table:table-cell table:style-name="ce25" table:formula="of:=INFO.OBBA.OBBA.OBMAKE(&quot;date-&quot;&amp;COLUMN()&amp;&quot;-&quot;&amp;ROW();&quot;LocalDate&quot;;[.F244])" office:value-type="string" office:string-value="date-8-244 &#10;[24669]" calcext:value-type="string">
            <text:p>date-8-244 </text:p>
            <text:p>[24669]</text:p>
          </table:table-cell>
          <table:table-cell/>
          <table:table-cell table:formula="of:=INFO.OBBA.OBBA.OBGET(INFO.OBBA.OBBA.OBCALL(&quot;&quot;;[.$B$15];&quot;getDaycountFraction&quot;;[.G244];[.H244]))" office:value-type="float" office:value="-8.09166666666667" calcext:value-type="float">
            <text:p>-8,092</text:p>
          </table:table-cell>
          <table:table-cell table:style-name="ce37" table:formula="of:=(YEARFRAC([.E244];[.F244];[.$C$9]))" office:value-type="float" office:value="8.09166666666667" calcext:value-type="float">
            <text:p>8,092</text:p>
          </table:table-cell>
          <table:table-cell table:formula="of:=ABS([.J244])-[.K24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7-27" calcext:value-type="date">
            <text:p>27.07.2026</text:p>
          </table:table-cell>
          <table:table-cell table:style-name="ce26" table:formula="of:=[.$C$11]+INT(RAND()*([.$C$12]-[.$C$11]))" office:value-type="date" office:date-value="2001-03-19" calcext:value-type="date">
            <text:p>19.03.2001</text:p>
          </table:table-cell>
          <table:table-cell table:style-name="ce25" table:formula="of:=INFO.OBBA.OBBA.OBMAKE(&quot;date-&quot;&amp;COLUMN()&amp;&quot;-&quot;&amp;ROW();&quot;LocalDate&quot;;[.E245])" office:value-type="string" office:string-value="date-7-245 &#10;[24171]" calcext:value-type="string">
            <text:p>date-7-245 </text:p>
            <text:p>[24171]</text:p>
          </table:table-cell>
          <table:table-cell table:style-name="ce25" table:formula="of:=INFO.OBBA.OBBA.OBMAKE(&quot;date-&quot;&amp;COLUMN()&amp;&quot;-&quot;&amp;ROW();&quot;LocalDate&quot;;[.F245])" office:value-type="string" office:string-value="date-8-245 &#10;[24670]" calcext:value-type="string">
            <text:p>date-8-245 </text:p>
            <text:p>[24670]</text:p>
          </table:table-cell>
          <table:table-cell/>
          <table:table-cell table:formula="of:=INFO.OBBA.OBBA.OBGET(INFO.OBBA.OBBA.OBCALL(&quot;&quot;;[.$B$15];&quot;getDaycountFraction&quot;;[.G245];[.H245]))" office:value-type="float" office:value="-25.725" calcext:value-type="float">
            <text:p>-25,725</text:p>
          </table:table-cell>
          <table:table-cell table:style-name="ce37" table:formula="of:=(YEARFRAC([.E245];[.F245];[.$C$9]))" office:value-type="float" office:value="25.725" calcext:value-type="float">
            <text:p>25,725</text:p>
          </table:table-cell>
          <table:table-cell table:formula="of:=ABS([.J245])-[.K24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9-16" calcext:value-type="date">
            <text:p>16.09.2011</text:p>
          </table:table-cell>
          <table:table-cell table:style-name="ce26" table:formula="of:=[.$C$11]+INT(RAND()*([.$C$12]-[.$C$11]))" office:value-type="date" office:date-value="2003-04-07" calcext:value-type="date">
            <text:p>07.04.2003</text:p>
          </table:table-cell>
          <table:table-cell table:style-name="ce25" table:formula="of:=INFO.OBBA.OBBA.OBMAKE(&quot;date-&quot;&amp;COLUMN()&amp;&quot;-&quot;&amp;ROW();&quot;LocalDate&quot;;[.E246])" office:value-type="string" office:string-value="date-7-246 &#10;[24172]" calcext:value-type="string">
            <text:p>date-7-246 </text:p>
            <text:p>[24172]</text:p>
          </table:table-cell>
          <table:table-cell table:style-name="ce25" table:formula="of:=INFO.OBBA.OBBA.OBMAKE(&quot;date-&quot;&amp;COLUMN()&amp;&quot;-&quot;&amp;ROW();&quot;LocalDate&quot;;[.F246])" office:value-type="string" office:string-value="date-8-246 &#10;[24671]" calcext:value-type="string">
            <text:p>date-8-246 </text:p>
            <text:p>[24671]</text:p>
          </table:table-cell>
          <table:table-cell/>
          <table:table-cell table:formula="of:=INFO.OBBA.OBBA.OBGET(INFO.OBBA.OBBA.OBCALL(&quot;&quot;;[.$B$15];&quot;getDaycountFraction&quot;;[.G246];[.H246]))" office:value-type="float" office:value="-8.56666666666667" calcext:value-type="float">
            <text:p>-8,567</text:p>
          </table:table-cell>
          <table:table-cell table:style-name="ce37" table:formula="of:=(YEARFRAC([.E246];[.F246];[.$C$9]))" office:value-type="float" office:value="8.56666666666667" calcext:value-type="float">
            <text:p>8,567</text:p>
          </table:table-cell>
          <table:table-cell table:formula="of:=ABS([.J246])-[.K24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3-02" calcext:value-type="date">
            <text:p>02.03.2011</text:p>
          </table:table-cell>
          <table:table-cell table:style-name="ce26" table:formula="of:=[.$C$11]+INT(RAND()*([.$C$12]-[.$C$11]))" office:value-type="date" office:date-value="2002-12-13" calcext:value-type="date">
            <text:p>13.12.2002</text:p>
          </table:table-cell>
          <table:table-cell table:style-name="ce25" table:formula="of:=INFO.OBBA.OBBA.OBMAKE(&quot;date-&quot;&amp;COLUMN()&amp;&quot;-&quot;&amp;ROW();&quot;LocalDate&quot;;[.E247])" office:value-type="string" office:string-value="date-7-247 &#10;[24173]" calcext:value-type="string">
            <text:p>date-7-247 </text:p>
            <text:p>[24173]</text:p>
          </table:table-cell>
          <table:table-cell table:style-name="ce25" table:formula="of:=INFO.OBBA.OBBA.OBMAKE(&quot;date-&quot;&amp;COLUMN()&amp;&quot;-&quot;&amp;ROW();&quot;LocalDate&quot;;[.F247])" office:value-type="string" office:string-value="date-8-247 &#10;[24672]" calcext:value-type="string">
            <text:p>date-8-247 </text:p>
            <text:p>[24672]</text:p>
          </table:table-cell>
          <table:table-cell/>
          <table:table-cell table:formula="of:=INFO.OBBA.OBBA.OBGET(INFO.OBBA.OBBA.OBCALL(&quot;&quot;;[.$B$15];&quot;getDaycountFraction&quot;;[.G247];[.H247]))" office:value-type="float" office:value="-8.33611111111111" calcext:value-type="float">
            <text:p>-8,336</text:p>
          </table:table-cell>
          <table:table-cell table:style-name="ce37" table:formula="of:=(YEARFRAC([.E247];[.F247];[.$C$9]))" office:value-type="float" office:value="8.33611111111111" calcext:value-type="float">
            <text:p>8,336</text:p>
          </table:table-cell>
          <table:table-cell table:formula="of:=ABS([.J247])-[.K24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8-23" calcext:value-type="date">
            <text:p>23.08.2017</text:p>
          </table:table-cell>
          <table:table-cell table:style-name="ce26" table:formula="of:=[.$C$11]+INT(RAND()*([.$C$12]-[.$C$11]))" office:value-type="date" office:date-value="2002-04-27" calcext:value-type="date">
            <text:p>27.04.2002</text:p>
          </table:table-cell>
          <table:table-cell table:style-name="ce25" table:formula="of:=INFO.OBBA.OBBA.OBMAKE(&quot;date-&quot;&amp;COLUMN()&amp;&quot;-&quot;&amp;ROW();&quot;LocalDate&quot;;[.E248])" office:value-type="string" office:string-value="date-7-248 &#10;[24174]" calcext:value-type="string">
            <text:p>date-7-248 </text:p>
            <text:p>[24174]</text:p>
          </table:table-cell>
          <table:table-cell table:style-name="ce25" table:formula="of:=INFO.OBBA.OBBA.OBMAKE(&quot;date-&quot;&amp;COLUMN()&amp;&quot;-&quot;&amp;ROW();&quot;LocalDate&quot;;[.F248])" office:value-type="string" office:string-value="date-8-248 &#10;[24673]" calcext:value-type="string">
            <text:p>date-8-248 </text:p>
            <text:p>[24673]</text:p>
          </table:table-cell>
          <table:table-cell/>
          <table:table-cell table:formula="of:=INFO.OBBA.OBBA.OBGET(INFO.OBBA.OBBA.OBCALL(&quot;&quot;;[.$B$15];&quot;getDaycountFraction&quot;;[.G248];[.H248]))" office:value-type="float" office:value="-15.5472222222222" calcext:value-type="float">
            <text:p>-15,547</text:p>
          </table:table-cell>
          <table:table-cell table:style-name="ce37" table:formula="of:=(YEARFRAC([.E248];[.F248];[.$C$9]))" office:value-type="float" office:value="15.5472222222222" calcext:value-type="float">
            <text:p>15,547</text:p>
          </table:table-cell>
          <table:table-cell table:formula="of:=ABS([.J248])-[.K24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0-26" calcext:value-type="date">
            <text:p>26.10.2018</text:p>
          </table:table-cell>
          <table:table-cell table:style-name="ce26" table:formula="of:=[.$C$11]+INT(RAND()*([.$C$12]-[.$C$11]))" office:value-type="date" office:date-value="1983-08-03" calcext:value-type="date">
            <text:p>03.08.1983</text:p>
          </table:table-cell>
          <table:table-cell table:style-name="ce25" table:formula="of:=INFO.OBBA.OBBA.OBMAKE(&quot;date-&quot;&amp;COLUMN()&amp;&quot;-&quot;&amp;ROW();&quot;LocalDate&quot;;[.E249])" office:value-type="string" office:string-value="date-7-249 &#10;[24175]" calcext:value-type="string">
            <text:p>date-7-249 </text:p>
            <text:p>[24175]</text:p>
          </table:table-cell>
          <table:table-cell table:style-name="ce25" table:formula="of:=INFO.OBBA.OBBA.OBMAKE(&quot;date-&quot;&amp;COLUMN()&amp;&quot;-&quot;&amp;ROW();&quot;LocalDate&quot;;[.F249])" office:value-type="string" office:string-value="date-8-249 &#10;[24674]" calcext:value-type="string">
            <text:p>date-8-249 </text:p>
            <text:p>[24674]</text:p>
          </table:table-cell>
          <table:table-cell/>
          <table:table-cell table:formula="of:=INFO.OBBA.OBBA.OBGET(INFO.OBBA.OBBA.OBCALL(&quot;&quot;;[.$B$15];&quot;getDaycountFraction&quot;;[.G249];[.H249]))" office:value-type="float" office:value="-35.7444444444444" calcext:value-type="float">
            <text:p>-35,744</text:p>
          </table:table-cell>
          <table:table-cell table:style-name="ce37" table:formula="of:=(YEARFRAC([.E249];[.F249];[.$C$9]))" office:value-type="float" office:value="35.7444444444444" calcext:value-type="float">
            <text:p>35,744</text:p>
          </table:table-cell>
          <table:table-cell table:formula="of:=ABS([.J249])-[.K24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8-28" calcext:value-type="date">
            <text:p>28.08.2020</text:p>
          </table:table-cell>
          <table:table-cell table:style-name="ce26" table:formula="of:=[.$C$11]+INT(RAND()*([.$C$12]-[.$C$11]))" office:value-type="date" office:date-value="2007-06-08" calcext:value-type="date">
            <text:p>08.06.2007</text:p>
          </table:table-cell>
          <table:table-cell table:style-name="ce25" table:formula="of:=INFO.OBBA.OBBA.OBMAKE(&quot;date-&quot;&amp;COLUMN()&amp;&quot;-&quot;&amp;ROW();&quot;LocalDate&quot;;[.E250])" office:value-type="string" office:string-value="date-7-250 &#10;[24176]" calcext:value-type="string">
            <text:p>date-7-250 </text:p>
            <text:p>[24176]</text:p>
          </table:table-cell>
          <table:table-cell table:style-name="ce25" table:formula="of:=INFO.OBBA.OBBA.OBMAKE(&quot;date-&quot;&amp;COLUMN()&amp;&quot;-&quot;&amp;ROW();&quot;LocalDate&quot;;[.F250])" office:value-type="string" office:string-value="date-8-250 &#10;[24675]" calcext:value-type="string">
            <text:p>date-8-250 </text:p>
            <text:p>[24675]</text:p>
          </table:table-cell>
          <table:table-cell/>
          <table:table-cell table:formula="of:=INFO.OBBA.OBBA.OBGET(INFO.OBBA.OBBA.OBCALL(&quot;&quot;;[.$B$15];&quot;getDaycountFraction&quot;;[.G250];[.H250]))" office:value-type="float" office:value="-13.4166666666667" calcext:value-type="float">
            <text:p>-13,417</text:p>
          </table:table-cell>
          <table:table-cell table:style-name="ce37" table:formula="of:=(YEARFRAC([.E250];[.F250];[.$C$9]))" office:value-type="float" office:value="13.4166666666667" calcext:value-type="float">
            <text:p>13,417</text:p>
          </table:table-cell>
          <table:table-cell table:formula="of:=ABS([.J250])-[.K25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12-10" calcext:value-type="date">
            <text:p>10.12.1991</text:p>
          </table:table-cell>
          <table:table-cell table:style-name="ce26" table:formula="of:=[.$C$11]+INT(RAND()*([.$C$12]-[.$C$11]))" office:value-type="date" office:date-value="1994-03-28" calcext:value-type="date">
            <text:p>28.03.1994</text:p>
          </table:table-cell>
          <table:table-cell table:style-name="ce25" table:formula="of:=INFO.OBBA.OBBA.OBMAKE(&quot;date-&quot;&amp;COLUMN()&amp;&quot;-&quot;&amp;ROW();&quot;LocalDate&quot;;[.E251])" office:value-type="string" office:string-value="date-7-251 &#10;[24177]" calcext:value-type="string">
            <text:p>date-7-251 </text:p>
            <text:p>[24177]</text:p>
          </table:table-cell>
          <table:table-cell table:style-name="ce25" table:formula="of:=INFO.OBBA.OBBA.OBMAKE(&quot;date-&quot;&amp;COLUMN()&amp;&quot;-&quot;&amp;ROW();&quot;LocalDate&quot;;[.F251])" office:value-type="string" office:string-value="date-8-251 &#10;[24676]" calcext:value-type="string">
            <text:p>date-8-251 </text:p>
            <text:p>[24676]</text:p>
          </table:table-cell>
          <table:table-cell/>
          <table:table-cell table:formula="of:=INFO.OBBA.OBBA.OBGET(INFO.OBBA.OBBA.OBCALL(&quot;&quot;;[.$B$15];&quot;getDaycountFraction&quot;;[.G251];[.H251]))" office:value-type="float" office:value="2.33055555555556" calcext:value-type="float">
            <text:p>2,331</text:p>
          </table:table-cell>
          <table:table-cell table:style-name="ce37" table:formula="of:=(YEARFRAC([.E251];[.F251];[.$C$9]))" office:value-type="float" office:value="2.33055555555556" calcext:value-type="float">
            <text:p>2,331</text:p>
          </table:table-cell>
          <table:table-cell table:formula="of:=ABS([.J251])-[.K25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9-21" calcext:value-type="date">
            <text:p>21.09.2028</text:p>
          </table:table-cell>
          <table:table-cell table:style-name="ce26" table:formula="of:=[.$C$11]+INT(RAND()*([.$C$12]-[.$C$11]))" office:value-type="date" office:date-value="2019-07-25" calcext:value-type="date">
            <text:p>25.07.2019</text:p>
          </table:table-cell>
          <table:table-cell table:style-name="ce25" table:formula="of:=INFO.OBBA.OBBA.OBMAKE(&quot;date-&quot;&amp;COLUMN()&amp;&quot;-&quot;&amp;ROW();&quot;LocalDate&quot;;[.E252])" office:value-type="string" office:string-value="date-7-252 &#10;[24178]" calcext:value-type="string">
            <text:p>date-7-252 </text:p>
            <text:p>[24178]</text:p>
          </table:table-cell>
          <table:table-cell table:style-name="ce25" table:formula="of:=INFO.OBBA.OBBA.OBMAKE(&quot;date-&quot;&amp;COLUMN()&amp;&quot;-&quot;&amp;ROW();&quot;LocalDate&quot;;[.F252])" office:value-type="string" office:string-value="date-8-252 &#10;[24677]" calcext:value-type="string">
            <text:p>date-8-252 </text:p>
            <text:p>[24677]</text:p>
          </table:table-cell>
          <table:table-cell/>
          <table:table-cell table:formula="of:=INFO.OBBA.OBBA.OBGET(INFO.OBBA.OBBA.OBCALL(&quot;&quot;;[.$B$15];&quot;getDaycountFraction&quot;;[.G252];[.H252]))" office:value-type="float" office:value="-9.29444444444444" calcext:value-type="float">
            <text:p>-9,294</text:p>
          </table:table-cell>
          <table:table-cell table:style-name="ce37" table:formula="of:=(YEARFRAC([.E252];[.F252];[.$C$9]))" office:value-type="float" office:value="9.29444444444444" calcext:value-type="float">
            <text:p>9,294</text:p>
          </table:table-cell>
          <table:table-cell table:formula="of:=ABS([.J252])-[.K25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9-27" calcext:value-type="date">
            <text:p>27.09.2011</text:p>
          </table:table-cell>
          <table:table-cell table:style-name="ce26" table:formula="of:=[.$C$11]+INT(RAND()*([.$C$12]-[.$C$11]))" office:value-type="date" office:date-value="2016-09-28" calcext:value-type="date">
            <text:p>28.09.2016</text:p>
          </table:table-cell>
          <table:table-cell table:style-name="ce25" table:formula="of:=INFO.OBBA.OBBA.OBMAKE(&quot;date-&quot;&amp;COLUMN()&amp;&quot;-&quot;&amp;ROW();&quot;LocalDate&quot;;[.E253])" office:value-type="string" office:string-value="date-7-253 &#10;[24179]" calcext:value-type="string">
            <text:p>date-7-253 </text:p>
            <text:p>[24179]</text:p>
          </table:table-cell>
          <table:table-cell table:style-name="ce25" table:formula="of:=INFO.OBBA.OBBA.OBMAKE(&quot;date-&quot;&amp;COLUMN()&amp;&quot;-&quot;&amp;ROW();&quot;LocalDate&quot;;[.F253])" office:value-type="string" office:string-value="date-8-253 &#10;[24678]" calcext:value-type="string">
            <text:p>date-8-253 </text:p>
            <text:p>[24678]</text:p>
          </table:table-cell>
          <table:table-cell/>
          <table:table-cell table:formula="of:=INFO.OBBA.OBBA.OBGET(INFO.OBBA.OBBA.OBCALL(&quot;&quot;;[.$B$15];&quot;getDaycountFraction&quot;;[.G253];[.H253]))" office:value-type="float" office:value="5.07777777777778" calcext:value-type="float">
            <text:p>5,078</text:p>
          </table:table-cell>
          <table:table-cell table:style-name="ce37" table:formula="of:=(YEARFRAC([.E253];[.F253];[.$C$9]))" office:value-type="float" office:value="5.07777777777778" calcext:value-type="float">
            <text:p>5,078</text:p>
          </table:table-cell>
          <table:table-cell table:formula="of:=ABS([.J253])-[.K25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6-16" calcext:value-type="date">
            <text:p>16.06.2004</text:p>
          </table:table-cell>
          <table:table-cell table:style-name="ce26" table:formula="of:=[.$C$11]+INT(RAND()*([.$C$12]-[.$C$11]))" office:value-type="date" office:date-value="2009-05-15" calcext:value-type="date">
            <text:p>15.05.2009</text:p>
          </table:table-cell>
          <table:table-cell table:style-name="ce25" table:formula="of:=INFO.OBBA.OBBA.OBMAKE(&quot;date-&quot;&amp;COLUMN()&amp;&quot;-&quot;&amp;ROW();&quot;LocalDate&quot;;[.E254])" office:value-type="string" office:string-value="date-7-254 &#10;[24180]" calcext:value-type="string">
            <text:p>date-7-254 </text:p>
            <text:p>[24180]</text:p>
          </table:table-cell>
          <table:table-cell table:style-name="ce25" table:formula="of:=INFO.OBBA.OBBA.OBMAKE(&quot;date-&quot;&amp;COLUMN()&amp;&quot;-&quot;&amp;ROW();&quot;LocalDate&quot;;[.F254])" office:value-type="string" office:string-value="date-8-254 &#10;[24679]" calcext:value-type="string">
            <text:p>date-8-254 </text:p>
            <text:p>[24679]</text:p>
          </table:table-cell>
          <table:table-cell/>
          <table:table-cell table:formula="of:=INFO.OBBA.OBBA.OBGET(INFO.OBBA.OBBA.OBCALL(&quot;&quot;;[.$B$15];&quot;getDaycountFraction&quot;;[.G254];[.H254]))" office:value-type="float" office:value="4.98333333333333" calcext:value-type="float">
            <text:p>4,983</text:p>
          </table:table-cell>
          <table:table-cell table:style-name="ce37" table:formula="of:=(YEARFRAC([.E254];[.F254];[.$C$9]))" office:value-type="float" office:value="4.98333333333333" calcext:value-type="float">
            <text:p>4,983</text:p>
          </table:table-cell>
          <table:table-cell table:formula="of:=ABS([.J254])-[.K25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6-24" calcext:value-type="date">
            <text:p>24.06.2008</text:p>
          </table:table-cell>
          <table:table-cell table:style-name="ce26" table:formula="of:=[.$C$11]+INT(RAND()*([.$C$12]-[.$C$11]))" office:value-type="date" office:date-value="2018-01-09" calcext:value-type="date">
            <text:p>09.01.2018</text:p>
          </table:table-cell>
          <table:table-cell table:style-name="ce25" table:formula="of:=INFO.OBBA.OBBA.OBMAKE(&quot;date-&quot;&amp;COLUMN()&amp;&quot;-&quot;&amp;ROW();&quot;LocalDate&quot;;[.E255])" office:value-type="string" office:string-value="date-7-255 &#10;[24181]" calcext:value-type="string">
            <text:p>date-7-255 </text:p>
            <text:p>[24181]</text:p>
          </table:table-cell>
          <table:table-cell table:style-name="ce25" table:formula="of:=INFO.OBBA.OBBA.OBMAKE(&quot;date-&quot;&amp;COLUMN()&amp;&quot;-&quot;&amp;ROW();&quot;LocalDate&quot;;[.F255])" office:value-type="string" office:string-value="date-8-255 &#10;[24680]" calcext:value-type="string">
            <text:p>date-8-255 </text:p>
            <text:p>[24680]</text:p>
          </table:table-cell>
          <table:table-cell/>
          <table:table-cell table:formula="of:=INFO.OBBA.OBBA.OBGET(INFO.OBBA.OBBA.OBCALL(&quot;&quot;;[.$B$15];&quot;getDaycountFraction&quot;;[.G255];[.H255]))" office:value-type="float" office:value="9.68333333333333" calcext:value-type="float">
            <text:p>9,683</text:p>
          </table:table-cell>
          <table:table-cell table:style-name="ce37" table:formula="of:=(YEARFRAC([.E255];[.F255];[.$C$9]))" office:value-type="float" office:value="9.68333333333333" calcext:value-type="float">
            <text:p>9,683</text:p>
          </table:table-cell>
          <table:table-cell table:formula="of:=ABS([.J255])-[.K25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5-27" calcext:value-type="date">
            <text:p>27.05.2025</text:p>
          </table:table-cell>
          <table:table-cell table:style-name="ce26" table:formula="of:=[.$C$11]+INT(RAND()*([.$C$12]-[.$C$11]))" office:value-type="date" office:date-value="2028-01-02" calcext:value-type="date">
            <text:p>02.01.2028</text:p>
          </table:table-cell>
          <table:table-cell table:style-name="ce25" table:formula="of:=INFO.OBBA.OBBA.OBMAKE(&quot;date-&quot;&amp;COLUMN()&amp;&quot;-&quot;&amp;ROW();&quot;LocalDate&quot;;[.E256])" office:value-type="string" office:string-value="date-7-256 &#10;[24182]" calcext:value-type="string">
            <text:p>date-7-256 </text:p>
            <text:p>[24182]</text:p>
          </table:table-cell>
          <table:table-cell table:style-name="ce25" table:formula="of:=INFO.OBBA.OBBA.OBMAKE(&quot;date-&quot;&amp;COLUMN()&amp;&quot;-&quot;&amp;ROW();&quot;LocalDate&quot;;[.F256])" office:value-type="string" office:string-value="date-8-256 &#10;[24681]" calcext:value-type="string">
            <text:p>date-8-256 </text:p>
            <text:p>[24681]</text:p>
          </table:table-cell>
          <table:table-cell/>
          <table:table-cell table:formula="of:=INFO.OBBA.OBBA.OBGET(INFO.OBBA.OBBA.OBCALL(&quot;&quot;;[.$B$15];&quot;getDaycountFraction&quot;;[.G256];[.H256]))" office:value-type="float" office:value="2.63888888888889" calcext:value-type="float">
            <text:p>2,639</text:p>
          </table:table-cell>
          <table:table-cell table:style-name="ce37" table:formula="of:=(YEARFRAC([.E256];[.F256];[.$C$9]))" office:value-type="float" office:value="2.63888888888889" calcext:value-type="float">
            <text:p>2,639</text:p>
          </table:table-cell>
          <table:table-cell table:formula="of:=ABS([.J256])-[.K25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12-30" calcext:value-type="date">
            <text:p>30.12.2002</text:p>
          </table:table-cell>
          <table:table-cell table:style-name="ce26" table:formula="of:=[.$C$11]+INT(RAND()*([.$C$12]-[.$C$11]))" office:value-type="date" office:date-value="2005-07-02" calcext:value-type="date">
            <text:p>02.07.2005</text:p>
          </table:table-cell>
          <table:table-cell table:style-name="ce25" table:formula="of:=INFO.OBBA.OBBA.OBMAKE(&quot;date-&quot;&amp;COLUMN()&amp;&quot;-&quot;&amp;ROW();&quot;LocalDate&quot;;[.E257])" office:value-type="string" office:string-value="date-7-257 &#10;[24183]" calcext:value-type="string">
            <text:p>date-7-257 </text:p>
            <text:p>[24183]</text:p>
          </table:table-cell>
          <table:table-cell table:style-name="ce25" table:formula="of:=INFO.OBBA.OBBA.OBMAKE(&quot;date-&quot;&amp;COLUMN()&amp;&quot;-&quot;&amp;ROW();&quot;LocalDate&quot;;[.F257])" office:value-type="string" office:string-value="date-8-257 &#10;[24682]" calcext:value-type="string">
            <text:p>date-8-257 </text:p>
            <text:p>[24682]</text:p>
          </table:table-cell>
          <table:table-cell/>
          <table:table-cell table:formula="of:=INFO.OBBA.OBBA.OBGET(INFO.OBBA.OBBA.OBCALL(&quot;&quot;;[.$B$15];&quot;getDaycountFraction&quot;;[.G257];[.H257]))" office:value-type="float" office:value="2.54166666666667" calcext:value-type="float">
            <text:p>2,542</text:p>
          </table:table-cell>
          <table:table-cell table:style-name="ce37" table:formula="of:=(YEARFRAC([.E257];[.F257];[.$C$9]))" office:value-type="float" office:value="2.54166666666667" calcext:value-type="float">
            <text:p>2,542</text:p>
          </table:table-cell>
          <table:table-cell table:formula="of:=ABS([.J257])-[.K25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6-09" calcext:value-type="date">
            <text:p>09.06.1980</text:p>
          </table:table-cell>
          <table:table-cell table:style-name="ce26" table:formula="of:=[.$C$11]+INT(RAND()*([.$C$12]-[.$C$11]))" office:value-type="date" office:date-value="2024-04-02" calcext:value-type="date">
            <text:p>02.04.2024</text:p>
          </table:table-cell>
          <table:table-cell table:style-name="ce25" table:formula="of:=INFO.OBBA.OBBA.OBMAKE(&quot;date-&quot;&amp;COLUMN()&amp;&quot;-&quot;&amp;ROW();&quot;LocalDate&quot;;[.E258])" office:value-type="string" office:string-value="date-7-258 &#10;[24184]" calcext:value-type="string">
            <text:p>date-7-258 </text:p>
            <text:p>[24184]</text:p>
          </table:table-cell>
          <table:table-cell table:style-name="ce25" table:formula="of:=INFO.OBBA.OBBA.OBMAKE(&quot;date-&quot;&amp;COLUMN()&amp;&quot;-&quot;&amp;ROW();&quot;LocalDate&quot;;[.F258])" office:value-type="string" office:string-value="date-8-258 &#10;[24683]" calcext:value-type="string">
            <text:p>date-8-258 </text:p>
            <text:p>[24683]</text:p>
          </table:table-cell>
          <table:table-cell/>
          <table:table-cell table:formula="of:=INFO.OBBA.OBBA.OBGET(INFO.OBBA.OBBA.OBCALL(&quot;&quot;;[.$B$15];&quot;getDaycountFraction&quot;;[.G258];[.H258]))" office:value-type="float" office:value="44.4527777777778" calcext:value-type="float">
            <text:p>44,453</text:p>
          </table:table-cell>
          <table:table-cell table:style-name="ce37" table:formula="of:=(YEARFRAC([.E258];[.F258];[.$C$9]))" office:value-type="float" office:value="44.4527777777778" calcext:value-type="float">
            <text:p>44,453</text:p>
          </table:table-cell>
          <table:table-cell table:formula="of:=ABS([.J258])-[.K25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7-19" calcext:value-type="date">
            <text:p>19.07.2000</text:p>
          </table:table-cell>
          <table:table-cell table:style-name="ce26" table:formula="of:=[.$C$11]+INT(RAND()*([.$C$12]-[.$C$11]))" office:value-type="date" office:date-value="1989-02-13" calcext:value-type="date">
            <text:p>13.02.1989</text:p>
          </table:table-cell>
          <table:table-cell table:style-name="ce25" table:formula="of:=INFO.OBBA.OBBA.OBMAKE(&quot;date-&quot;&amp;COLUMN()&amp;&quot;-&quot;&amp;ROW();&quot;LocalDate&quot;;[.E259])" office:value-type="string" office:string-value="date-7-259 &#10;[24185]" calcext:value-type="string">
            <text:p>date-7-259 </text:p>
            <text:p>[24185]</text:p>
          </table:table-cell>
          <table:table-cell table:style-name="ce25" table:formula="of:=INFO.OBBA.OBBA.OBMAKE(&quot;date-&quot;&amp;COLUMN()&amp;&quot;-&quot;&amp;ROW();&quot;LocalDate&quot;;[.F259])" office:value-type="string" office:string-value="date-8-259 &#10;[24684]" calcext:value-type="string">
            <text:p>date-8-259 </text:p>
            <text:p>[24684]</text:p>
          </table:table-cell>
          <table:table-cell/>
          <table:table-cell table:formula="of:=INFO.OBBA.OBBA.OBGET(INFO.OBBA.OBBA.OBCALL(&quot;&quot;;[.$B$15];&quot;getDaycountFraction&quot;;[.G259];[.H259]))" office:value-type="float" office:value="-11.5944444444444" calcext:value-type="float">
            <text:p>-11,594</text:p>
          </table:table-cell>
          <table:table-cell table:style-name="ce37" table:formula="of:=(YEARFRAC([.E259];[.F259];[.$C$9]))" office:value-type="float" office:value="11.5944444444444" calcext:value-type="float">
            <text:p>11,594</text:p>
          </table:table-cell>
          <table:table-cell table:formula="of:=ABS([.J259])-[.K25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7-26" calcext:value-type="date">
            <text:p>26.07.2022</text:p>
          </table:table-cell>
          <table:table-cell table:style-name="ce26" table:formula="of:=[.$C$11]+INT(RAND()*([.$C$12]-[.$C$11]))" office:value-type="date" office:date-value="2019-04-27" calcext:value-type="date">
            <text:p>27.04.2019</text:p>
          </table:table-cell>
          <table:table-cell table:style-name="ce25" table:formula="of:=INFO.OBBA.OBBA.OBMAKE(&quot;date-&quot;&amp;COLUMN()&amp;&quot;-&quot;&amp;ROW();&quot;LocalDate&quot;;[.E260])" office:value-type="string" office:string-value="date-7-260 &#10;[24186]" calcext:value-type="string">
            <text:p>date-7-260 </text:p>
            <text:p>[24186]</text:p>
          </table:table-cell>
          <table:table-cell table:style-name="ce25" table:formula="of:=INFO.OBBA.OBBA.OBMAKE(&quot;date-&quot;&amp;COLUMN()&amp;&quot;-&quot;&amp;ROW();&quot;LocalDate&quot;;[.F260])" office:value-type="string" office:string-value="date-8-260 &#10;[24685]" calcext:value-type="string">
            <text:p>date-8-260 </text:p>
            <text:p>[24685]</text:p>
          </table:table-cell>
          <table:table-cell/>
          <table:table-cell table:formula="of:=INFO.OBBA.OBBA.OBGET(INFO.OBBA.OBBA.OBCALL(&quot;&quot;;[.$B$15];&quot;getDaycountFraction&quot;;[.G260];[.H260]))" office:value-type="float" office:value="-3.29444444444444" calcext:value-type="float">
            <text:p>-3,294</text:p>
          </table:table-cell>
          <table:table-cell table:style-name="ce37" table:formula="of:=(YEARFRAC([.E260];[.F260];[.$C$9]))" office:value-type="float" office:value="3.29444444444444" calcext:value-type="float">
            <text:p>3,294</text:p>
          </table:table-cell>
          <table:table-cell table:formula="of:=ABS([.J260])-[.K26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5-09" calcext:value-type="date">
            <text:p>09.05.2025</text:p>
          </table:table-cell>
          <table:table-cell table:style-name="ce26" table:formula="of:=[.$C$11]+INT(RAND()*([.$C$12]-[.$C$11]))" office:value-type="date" office:date-value="2009-12-07" calcext:value-type="date">
            <text:p>07.12.2009</text:p>
          </table:table-cell>
          <table:table-cell table:style-name="ce25" table:formula="of:=INFO.OBBA.OBBA.OBMAKE(&quot;date-&quot;&amp;COLUMN()&amp;&quot;-&quot;&amp;ROW();&quot;LocalDate&quot;;[.E261])" office:value-type="string" office:string-value="date-7-261 &#10;[24187]" calcext:value-type="string">
            <text:p>date-7-261 </text:p>
            <text:p>[24187]</text:p>
          </table:table-cell>
          <table:table-cell table:style-name="ce25" table:formula="of:=INFO.OBBA.OBBA.OBMAKE(&quot;date-&quot;&amp;COLUMN()&amp;&quot;-&quot;&amp;ROW();&quot;LocalDate&quot;;[.F261])" office:value-type="string" office:string-value="date-8-261 &#10;[24686]" calcext:value-type="string">
            <text:p>date-8-261 </text:p>
            <text:p>[24686]</text:p>
          </table:table-cell>
          <table:table-cell/>
          <table:table-cell table:formula="of:=INFO.OBBA.OBBA.OBGET(INFO.OBBA.OBBA.OBCALL(&quot;&quot;;[.$B$15];&quot;getDaycountFraction&quot;;[.G261];[.H261]))" office:value-type="float" office:value="-15.6444444444444" calcext:value-type="float">
            <text:p>-15,644</text:p>
          </table:table-cell>
          <table:table-cell table:style-name="ce37" table:formula="of:=(YEARFRAC([.E261];[.F261];[.$C$9]))" office:value-type="float" office:value="15.6444444444444" calcext:value-type="float">
            <text:p>15,644</text:p>
          </table:table-cell>
          <table:table-cell table:formula="of:=ABS([.J261])-[.K26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6-08" calcext:value-type="date">
            <text:p>08.06.2009</text:p>
          </table:table-cell>
          <table:table-cell table:style-name="ce26" table:formula="of:=[.$C$11]+INT(RAND()*([.$C$12]-[.$C$11]))" office:value-type="date" office:date-value="2024-08-09" calcext:value-type="date">
            <text:p>09.08.2024</text:p>
          </table:table-cell>
          <table:table-cell table:style-name="ce25" table:formula="of:=INFO.OBBA.OBBA.OBMAKE(&quot;date-&quot;&amp;COLUMN()&amp;&quot;-&quot;&amp;ROW();&quot;LocalDate&quot;;[.E262])" office:value-type="string" office:string-value="date-7-262 &#10;[24188]" calcext:value-type="string">
            <text:p>date-7-262 </text:p>
            <text:p>[24188]</text:p>
          </table:table-cell>
          <table:table-cell table:style-name="ce25" table:formula="of:=INFO.OBBA.OBBA.OBMAKE(&quot;date-&quot;&amp;COLUMN()&amp;&quot;-&quot;&amp;ROW();&quot;LocalDate&quot;;[.F262])" office:value-type="string" office:string-value="date-8-262 &#10;[24687]" calcext:value-type="string">
            <text:p>date-8-262 </text:p>
            <text:p>[24687]</text:p>
          </table:table-cell>
          <table:table-cell/>
          <table:table-cell table:formula="of:=INFO.OBBA.OBBA.OBGET(INFO.OBBA.OBBA.OBCALL(&quot;&quot;;[.$B$15];&quot;getDaycountFraction&quot;;[.G262];[.H262]))" office:value-type="float" office:value="15.3916666666667" calcext:value-type="float">
            <text:p>15,392</text:p>
          </table:table-cell>
          <table:table-cell table:style-name="ce37" table:formula="of:=(YEARFRAC([.E262];[.F262];[.$C$9]))" office:value-type="float" office:value="15.3916666666667" calcext:value-type="float">
            <text:p>15,392</text:p>
          </table:table-cell>
          <table:table-cell table:formula="of:=ABS([.J262])-[.K26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9-18" calcext:value-type="date">
            <text:p>18.09.2020</text:p>
          </table:table-cell>
          <table:table-cell table:style-name="ce26" table:formula="of:=[.$C$11]+INT(RAND()*([.$C$12]-[.$C$11]))" office:value-type="date" office:date-value="2028-10-11" calcext:value-type="date">
            <text:p>11.10.2028</text:p>
          </table:table-cell>
          <table:table-cell table:style-name="ce25" table:formula="of:=INFO.OBBA.OBBA.OBMAKE(&quot;date-&quot;&amp;COLUMN()&amp;&quot;-&quot;&amp;ROW();&quot;LocalDate&quot;;[.E263])" office:value-type="string" office:string-value="date-7-263 &#10;[24189]" calcext:value-type="string">
            <text:p>date-7-263 </text:p>
            <text:p>[24189]</text:p>
          </table:table-cell>
          <table:table-cell table:style-name="ce25" table:formula="of:=INFO.OBBA.OBBA.OBMAKE(&quot;date-&quot;&amp;COLUMN()&amp;&quot;-&quot;&amp;ROW();&quot;LocalDate&quot;;[.F263])" office:value-type="string" office:string-value="date-8-263 &#10;[24688]" calcext:value-type="string">
            <text:p>date-8-263 </text:p>
            <text:p>[24688]</text:p>
          </table:table-cell>
          <table:table-cell/>
          <table:table-cell table:formula="of:=INFO.OBBA.OBBA.OBGET(INFO.OBBA.OBBA.OBCALL(&quot;&quot;;[.$B$15];&quot;getDaycountFraction&quot;;[.G263];[.H263]))" office:value-type="float" office:value="8.18055555555556" calcext:value-type="float">
            <text:p>8,181</text:p>
          </table:table-cell>
          <table:table-cell table:style-name="ce37" table:formula="of:=(YEARFRAC([.E263];[.F263];[.$C$9]))" office:value-type="float" office:value="8.18055555555556" calcext:value-type="float">
            <text:p>8,181</text:p>
          </table:table-cell>
          <table:table-cell table:formula="of:=ABS([.J263])-[.K26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1-10" calcext:value-type="date">
            <text:p>10.01.2001</text:p>
          </table:table-cell>
          <table:table-cell table:style-name="ce26" table:formula="of:=[.$C$11]+INT(RAND()*([.$C$12]-[.$C$11]))" office:value-type="date" office:date-value="2025-02-11" calcext:value-type="date">
            <text:p>11.02.2025</text:p>
          </table:table-cell>
          <table:table-cell table:style-name="ce25" table:formula="of:=INFO.OBBA.OBBA.OBMAKE(&quot;date-&quot;&amp;COLUMN()&amp;&quot;-&quot;&amp;ROW();&quot;LocalDate&quot;;[.E264])" office:value-type="string" office:string-value="date-7-264 &#10;[24190]" calcext:value-type="string">
            <text:p>date-7-264 </text:p>
            <text:p>[24190]</text:p>
          </table:table-cell>
          <table:table-cell table:style-name="ce25" table:formula="of:=INFO.OBBA.OBBA.OBMAKE(&quot;date-&quot;&amp;COLUMN()&amp;&quot;-&quot;&amp;ROW();&quot;LocalDate&quot;;[.F264])" office:value-type="string" office:string-value="date-8-264 &#10;[24689]" calcext:value-type="string">
            <text:p>date-8-264 </text:p>
            <text:p>[24689]</text:p>
          </table:table-cell>
          <table:table-cell/>
          <table:table-cell table:formula="of:=INFO.OBBA.OBBA.OBGET(INFO.OBBA.OBBA.OBCALL(&quot;&quot;;[.$B$15];&quot;getDaycountFraction&quot;;[.G264];[.H264]))" office:value-type="float" office:value="24.4388888888889" calcext:value-type="float">
            <text:p>24,439</text:p>
          </table:table-cell>
          <table:table-cell table:style-name="ce37" table:formula="of:=(YEARFRAC([.E264];[.F264];[.$C$9]))" office:value-type="float" office:value="24.4388888888889" calcext:value-type="float">
            <text:p>24,439</text:p>
          </table:table-cell>
          <table:table-cell table:formula="of:=ABS([.J264])-[.K26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7-20" calcext:value-type="date">
            <text:p>20.07.2007</text:p>
          </table:table-cell>
          <table:table-cell table:style-name="ce26" table:formula="of:=[.$C$11]+INT(RAND()*([.$C$12]-[.$C$11]))" office:value-type="date" office:date-value="1986-10-22" calcext:value-type="date">
            <text:p>22.10.1986</text:p>
          </table:table-cell>
          <table:table-cell table:style-name="ce25" table:formula="of:=INFO.OBBA.OBBA.OBMAKE(&quot;date-&quot;&amp;COLUMN()&amp;&quot;-&quot;&amp;ROW();&quot;LocalDate&quot;;[.E265])" office:value-type="string" office:string-value="date-7-265 &#10;[24191]" calcext:value-type="string">
            <text:p>date-7-265 </text:p>
            <text:p>[24191]</text:p>
          </table:table-cell>
          <table:table-cell table:style-name="ce25" table:formula="of:=INFO.OBBA.OBBA.OBMAKE(&quot;date-&quot;&amp;COLUMN()&amp;&quot;-&quot;&amp;ROW();&quot;LocalDate&quot;;[.F265])" office:value-type="string" office:string-value="date-8-265 &#10;[24690]" calcext:value-type="string">
            <text:p>date-8-265 </text:p>
            <text:p>[24690]</text:p>
          </table:table-cell>
          <table:table-cell/>
          <table:table-cell table:formula="of:=INFO.OBBA.OBBA.OBGET(INFO.OBBA.OBBA.OBCALL(&quot;&quot;;[.$B$15];&quot;getDaycountFraction&quot;;[.G265];[.H265]))" office:value-type="float" office:value="-21.0444444444444" calcext:value-type="float">
            <text:p>-21,044</text:p>
          </table:table-cell>
          <table:table-cell table:style-name="ce37" table:formula="of:=(YEARFRAC([.E265];[.F265];[.$C$9]))" office:value-type="float" office:value="21.0444444444444" calcext:value-type="float">
            <text:p>21,044</text:p>
          </table:table-cell>
          <table:table-cell table:formula="of:=ABS([.J265])-[.K26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8-27" calcext:value-type="date">
            <text:p>27.08.1997</text:p>
          </table:table-cell>
          <table:table-cell table:style-name="ce26" table:formula="of:=[.$C$11]+INT(RAND()*([.$C$12]-[.$C$11]))" office:value-type="date" office:date-value="2021-08-28" calcext:value-type="date">
            <text:p>28.08.2021</text:p>
          </table:table-cell>
          <table:table-cell table:style-name="ce25" table:formula="of:=INFO.OBBA.OBBA.OBMAKE(&quot;date-&quot;&amp;COLUMN()&amp;&quot;-&quot;&amp;ROW();&quot;LocalDate&quot;;[.E266])" office:value-type="string" office:string-value="date-7-266 &#10;[24192]" calcext:value-type="string">
            <text:p>date-7-266 </text:p>
            <text:p>[24192]</text:p>
          </table:table-cell>
          <table:table-cell table:style-name="ce25" table:formula="of:=INFO.OBBA.OBBA.OBMAKE(&quot;date-&quot;&amp;COLUMN()&amp;&quot;-&quot;&amp;ROW();&quot;LocalDate&quot;;[.F266])" office:value-type="string" office:string-value="date-8-266 &#10;[24691]" calcext:value-type="string">
            <text:p>date-8-266 </text:p>
            <text:p>[24691]</text:p>
          </table:table-cell>
          <table:table-cell/>
          <table:table-cell table:formula="of:=INFO.OBBA.OBBA.OBGET(INFO.OBBA.OBBA.OBCALL(&quot;&quot;;[.$B$15];&quot;getDaycountFraction&quot;;[.G266];[.H266]))" office:value-type="float" office:value="24.3527777777778" calcext:value-type="float">
            <text:p>24,353</text:p>
          </table:table-cell>
          <table:table-cell table:style-name="ce37" table:formula="of:=(YEARFRAC([.E266];[.F266];[.$C$9]))" office:value-type="float" office:value="24.3527777777778" calcext:value-type="float">
            <text:p>24,353</text:p>
          </table:table-cell>
          <table:table-cell table:formula="of:=ABS([.J266])-[.K26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12-02" calcext:value-type="date">
            <text:p>02.12.2020</text:p>
          </table:table-cell>
          <table:table-cell table:style-name="ce26" table:formula="of:=[.$C$11]+INT(RAND()*([.$C$12]-[.$C$11]))" office:value-type="date" office:date-value="1999-01-20" calcext:value-type="date">
            <text:p>20.01.1999</text:p>
          </table:table-cell>
          <table:table-cell table:style-name="ce25" table:formula="of:=INFO.OBBA.OBBA.OBMAKE(&quot;date-&quot;&amp;COLUMN()&amp;&quot;-&quot;&amp;ROW();&quot;LocalDate&quot;;[.E267])" office:value-type="string" office:string-value="date-7-267 &#10;[24193]" calcext:value-type="string">
            <text:p>date-7-267 </text:p>
            <text:p>[24193]</text:p>
          </table:table-cell>
          <table:table-cell table:style-name="ce25" table:formula="of:=INFO.OBBA.OBBA.OBMAKE(&quot;date-&quot;&amp;COLUMN()&amp;&quot;-&quot;&amp;ROW();&quot;LocalDate&quot;;[.F267])" office:value-type="string" office:string-value="date-8-267 &#10;[24692]" calcext:value-type="string">
            <text:p>date-8-267 </text:p>
            <text:p>[24692]</text:p>
          </table:table-cell>
          <table:table-cell/>
          <table:table-cell table:formula="of:=INFO.OBBA.OBBA.OBGET(INFO.OBBA.OBBA.OBCALL(&quot;&quot;;[.$B$15];&quot;getDaycountFraction&quot;;[.G267];[.H267]))" office:value-type="float" office:value="-22.1861111111111" calcext:value-type="float">
            <text:p>-22,186</text:p>
          </table:table-cell>
          <table:table-cell table:style-name="ce37" table:formula="of:=(YEARFRAC([.E267];[.F267];[.$C$9]))" office:value-type="float" office:value="22.1861111111111" calcext:value-type="float">
            <text:p>22,186</text:p>
          </table:table-cell>
          <table:table-cell table:formula="of:=ABS([.J267])-[.K26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2-22" calcext:value-type="date">
            <text:p>22.02.1980</text:p>
          </table:table-cell>
          <table:table-cell table:style-name="ce26" table:formula="of:=[.$C$11]+INT(RAND()*([.$C$12]-[.$C$11]))" office:value-type="date" office:date-value="2014-02-10" calcext:value-type="date">
            <text:p>10.02.2014</text:p>
          </table:table-cell>
          <table:table-cell table:style-name="ce25" table:formula="of:=INFO.OBBA.OBBA.OBMAKE(&quot;date-&quot;&amp;COLUMN()&amp;&quot;-&quot;&amp;ROW();&quot;LocalDate&quot;;[.E268])" office:value-type="string" office:string-value="date-7-268 &#10;[24194]" calcext:value-type="string">
            <text:p>date-7-268 </text:p>
            <text:p>[24194]</text:p>
          </table:table-cell>
          <table:table-cell table:style-name="ce25" table:formula="of:=INFO.OBBA.OBBA.OBMAKE(&quot;date-&quot;&amp;COLUMN()&amp;&quot;-&quot;&amp;ROW();&quot;LocalDate&quot;;[.F268])" office:value-type="string" office:string-value="date-8-268 &#10;[24693]" calcext:value-type="string">
            <text:p>date-8-268 </text:p>
            <text:p>[24693]</text:p>
          </table:table-cell>
          <table:table-cell/>
          <table:table-cell table:formula="of:=INFO.OBBA.OBBA.OBGET(INFO.OBBA.OBBA.OBCALL(&quot;&quot;;[.$B$15];&quot;getDaycountFraction&quot;;[.G268];[.H268]))" office:value-type="float" office:value="34.4638888888889" calcext:value-type="float">
            <text:p>34,464</text:p>
          </table:table-cell>
          <table:table-cell table:style-name="ce37" table:formula="of:=(YEARFRAC([.E268];[.F268];[.$C$9]))" office:value-type="float" office:value="34.4638888888889" calcext:value-type="float">
            <text:p>34,464</text:p>
          </table:table-cell>
          <table:table-cell table:formula="of:=ABS([.J268])-[.K26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3-19" calcext:value-type="date">
            <text:p>19.03.2016</text:p>
          </table:table-cell>
          <table:table-cell table:style-name="ce26" table:formula="of:=[.$C$11]+INT(RAND()*([.$C$12]-[.$C$11]))" office:value-type="date" office:date-value="2020-03-10" calcext:value-type="date">
            <text:p>10.03.2020</text:p>
          </table:table-cell>
          <table:table-cell table:style-name="ce25" table:formula="of:=INFO.OBBA.OBBA.OBMAKE(&quot;date-&quot;&amp;COLUMN()&amp;&quot;-&quot;&amp;ROW();&quot;LocalDate&quot;;[.E269])" office:value-type="string" office:string-value="date-7-269 &#10;[24195]" calcext:value-type="string">
            <text:p>date-7-269 </text:p>
            <text:p>[24195]</text:p>
          </table:table-cell>
          <table:table-cell table:style-name="ce25" table:formula="of:=INFO.OBBA.OBBA.OBMAKE(&quot;date-&quot;&amp;COLUMN()&amp;&quot;-&quot;&amp;ROW();&quot;LocalDate&quot;;[.F269])" office:value-type="string" office:string-value="date-8-269 &#10;[24694]" calcext:value-type="string">
            <text:p>date-8-269 </text:p>
            <text:p>[24694]</text:p>
          </table:table-cell>
          <table:table-cell/>
          <table:table-cell table:formula="of:=INFO.OBBA.OBBA.OBGET(INFO.OBBA.OBBA.OBCALL(&quot;&quot;;[.$B$15];&quot;getDaycountFraction&quot;;[.G269];[.H269]))" office:value-type="float" office:value="4.03333333333333" calcext:value-type="float">
            <text:p>4,033</text:p>
          </table:table-cell>
          <table:table-cell table:style-name="ce37" table:formula="of:=(YEARFRAC([.E269];[.F269];[.$C$9]))" office:value-type="float" office:value="4.03333333333333" calcext:value-type="float">
            <text:p>4,033</text:p>
          </table:table-cell>
          <table:table-cell table:formula="of:=ABS([.J269])-[.K26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03-04" calcext:value-type="date">
            <text:p>04.03.2006</text:p>
          </table:table-cell>
          <table:table-cell table:style-name="ce26" table:formula="of:=[.$C$11]+INT(RAND()*([.$C$12]-[.$C$11]))" office:value-type="date" office:date-value="2022-11-18" calcext:value-type="date">
            <text:p>18.11.2022</text:p>
          </table:table-cell>
          <table:table-cell table:style-name="ce25" table:formula="of:=INFO.OBBA.OBBA.OBMAKE(&quot;date-&quot;&amp;COLUMN()&amp;&quot;-&quot;&amp;ROW();&quot;LocalDate&quot;;[.E270])" office:value-type="string" office:string-value="date-7-270 &#10;[24196]" calcext:value-type="string">
            <text:p>date-7-270 </text:p>
            <text:p>[24196]</text:p>
          </table:table-cell>
          <table:table-cell table:style-name="ce25" table:formula="of:=INFO.OBBA.OBBA.OBMAKE(&quot;date-&quot;&amp;COLUMN()&amp;&quot;-&quot;&amp;ROW();&quot;LocalDate&quot;;[.F270])" office:value-type="string" office:string-value="date-8-270 &#10;[24695]" calcext:value-type="string">
            <text:p>date-8-270 </text:p>
            <text:p>[24695]</text:p>
          </table:table-cell>
          <table:table-cell/>
          <table:table-cell table:formula="of:=INFO.OBBA.OBBA.OBGET(INFO.OBBA.OBBA.OBCALL(&quot;&quot;;[.$B$15];&quot;getDaycountFraction&quot;;[.G270];[.H270]))" office:value-type="float" office:value="16.9527777777778" calcext:value-type="float">
            <text:p>16,953</text:p>
          </table:table-cell>
          <table:table-cell table:style-name="ce37" table:formula="of:=(YEARFRAC([.E270];[.F270];[.$C$9]))" office:value-type="float" office:value="16.9527777777778" calcext:value-type="float">
            <text:p>16,953</text:p>
          </table:table-cell>
          <table:table-cell table:formula="of:=ABS([.J270])-[.K27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7-29" calcext:value-type="date">
            <text:p>29.07.2014</text:p>
          </table:table-cell>
          <table:table-cell table:style-name="ce26" table:formula="of:=[.$C$11]+INT(RAND()*([.$C$12]-[.$C$11]))" office:value-type="date" office:date-value="2021-02-15" calcext:value-type="date">
            <text:p>15.02.2021</text:p>
          </table:table-cell>
          <table:table-cell table:style-name="ce25" table:formula="of:=INFO.OBBA.OBBA.OBMAKE(&quot;date-&quot;&amp;COLUMN()&amp;&quot;-&quot;&amp;ROW();&quot;LocalDate&quot;;[.E271])" office:value-type="string" office:string-value="date-7-271 &#10;[24197]" calcext:value-type="string">
            <text:p>date-7-271 </text:p>
            <text:p>[24197]</text:p>
          </table:table-cell>
          <table:table-cell table:style-name="ce25" table:formula="of:=INFO.OBBA.OBBA.OBMAKE(&quot;date-&quot;&amp;COLUMN()&amp;&quot;-&quot;&amp;ROW();&quot;LocalDate&quot;;[.F271])" office:value-type="string" office:string-value="date-8-271 &#10;[24696]" calcext:value-type="string">
            <text:p>date-8-271 </text:p>
            <text:p>[24696]</text:p>
          </table:table-cell>
          <table:table-cell/>
          <table:table-cell table:formula="of:=INFO.OBBA.OBBA.OBGET(INFO.OBBA.OBBA.OBCALL(&quot;&quot;;[.$B$15];&quot;getDaycountFraction&quot;;[.G271];[.H271]))" office:value-type="float" office:value="6.64722222222222" calcext:value-type="float">
            <text:p>6,647</text:p>
          </table:table-cell>
          <table:table-cell table:style-name="ce37" table:formula="of:=(YEARFRAC([.E271];[.F271];[.$C$9]))" office:value-type="float" office:value="6.64722222222222" calcext:value-type="float">
            <text:p>6,647</text:p>
          </table:table-cell>
          <table:table-cell table:formula="of:=ABS([.J271])-[.K27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4-14" calcext:value-type="date">
            <text:p>14.04.1989</text:p>
          </table:table-cell>
          <table:table-cell table:style-name="ce26" table:formula="of:=[.$C$11]+INT(RAND()*([.$C$12]-[.$C$11]))" office:value-type="date" office:date-value="2010-08-28" calcext:value-type="date">
            <text:p>28.08.2010</text:p>
          </table:table-cell>
          <table:table-cell table:style-name="ce25" table:formula="of:=INFO.OBBA.OBBA.OBMAKE(&quot;date-&quot;&amp;COLUMN()&amp;&quot;-&quot;&amp;ROW();&quot;LocalDate&quot;;[.E272])" office:value-type="string" office:string-value="date-7-272 &#10;[24198]" calcext:value-type="string">
            <text:p>date-7-272 </text:p>
            <text:p>[24198]</text:p>
          </table:table-cell>
          <table:table-cell table:style-name="ce25" table:formula="of:=INFO.OBBA.OBBA.OBMAKE(&quot;date-&quot;&amp;COLUMN()&amp;&quot;-&quot;&amp;ROW();&quot;LocalDate&quot;;[.F272])" office:value-type="string" office:string-value="date-8-272 &#10;[24697]" calcext:value-type="string">
            <text:p>date-8-272 </text:p>
            <text:p>[24697]</text:p>
          </table:table-cell>
          <table:table-cell/>
          <table:table-cell table:formula="of:=INFO.OBBA.OBBA.OBGET(INFO.OBBA.OBBA.OBCALL(&quot;&quot;;[.$B$15];&quot;getDaycountFraction&quot;;[.G272];[.H272]))" office:value-type="float" office:value="21.6833333333333" calcext:value-type="float">
            <text:p>21,683</text:p>
          </table:table-cell>
          <table:table-cell table:style-name="ce37" table:formula="of:=(YEARFRAC([.E272];[.F272];[.$C$9]))" office:value-type="float" office:value="21.6833333333333" calcext:value-type="float">
            <text:p>21,683</text:p>
          </table:table-cell>
          <table:table-cell table:formula="of:=ABS([.J272])-[.K27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1-28" calcext:value-type="date">
            <text:p>28.01.2017</text:p>
          </table:table-cell>
          <table:table-cell table:style-name="ce26" table:formula="of:=[.$C$11]+INT(RAND()*([.$C$12]-[.$C$11]))" office:value-type="date" office:date-value="1988-09-13" calcext:value-type="date">
            <text:p>13.09.1988</text:p>
          </table:table-cell>
          <table:table-cell table:style-name="ce25" table:formula="of:=INFO.OBBA.OBBA.OBMAKE(&quot;date-&quot;&amp;COLUMN()&amp;&quot;-&quot;&amp;ROW();&quot;LocalDate&quot;;[.E273])" office:value-type="string" office:string-value="date-7-273 &#10;[24199]" calcext:value-type="string">
            <text:p>date-7-273 </text:p>
            <text:p>[24199]</text:p>
          </table:table-cell>
          <table:table-cell table:style-name="ce25" table:formula="of:=INFO.OBBA.OBBA.OBMAKE(&quot;date-&quot;&amp;COLUMN()&amp;&quot;-&quot;&amp;ROW();&quot;LocalDate&quot;;[.F273])" office:value-type="string" office:string-value="date-8-273 &#10;[24698]" calcext:value-type="string">
            <text:p>date-8-273 </text:p>
            <text:p>[24698]</text:p>
          </table:table-cell>
          <table:table-cell/>
          <table:table-cell table:formula="of:=INFO.OBBA.OBBA.OBGET(INFO.OBBA.OBBA.OBCALL(&quot;&quot;;[.$B$15];&quot;getDaycountFraction&quot;;[.G273];[.H273]))" office:value-type="float" office:value="-28.7888888888889" calcext:value-type="float">
            <text:p>-28,789</text:p>
          </table:table-cell>
          <table:table-cell table:style-name="ce37" table:formula="of:=(YEARFRAC([.E273];[.F273];[.$C$9]))" office:value-type="float" office:value="28.7888888888889" calcext:value-type="float">
            <text:p>28,789</text:p>
          </table:table-cell>
          <table:table-cell table:formula="of:=ABS([.J273])-[.K27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6-01" calcext:value-type="date">
            <text:p>01.06.2003</text:p>
          </table:table-cell>
          <table:table-cell table:style-name="ce26" table:formula="of:=[.$C$11]+INT(RAND()*([.$C$12]-[.$C$11]))" office:value-type="date" office:date-value="1980-02-27" calcext:value-type="date">
            <text:p>27.02.1980</text:p>
          </table:table-cell>
          <table:table-cell table:style-name="ce25" table:formula="of:=INFO.OBBA.OBBA.OBMAKE(&quot;date-&quot;&amp;COLUMN()&amp;&quot;-&quot;&amp;ROW();&quot;LocalDate&quot;;[.E274])" office:value-type="string" office:string-value="date-7-274 &#10;[24200]" calcext:value-type="string">
            <text:p>date-7-274 </text:p>
            <text:p>[24200]</text:p>
          </table:table-cell>
          <table:table-cell table:style-name="ce25" table:formula="of:=INFO.OBBA.OBBA.OBMAKE(&quot;date-&quot;&amp;COLUMN()&amp;&quot;-&quot;&amp;ROW();&quot;LocalDate&quot;;[.F274])" office:value-type="string" office:string-value="date-8-274 &#10;[24699]" calcext:value-type="string">
            <text:p>date-8-274 </text:p>
            <text:p>[24699]</text:p>
          </table:table-cell>
          <table:table-cell/>
          <table:table-cell table:formula="of:=INFO.OBBA.OBBA.OBGET(INFO.OBBA.OBBA.OBCALL(&quot;&quot;;[.$B$15];&quot;getDaycountFraction&quot;;[.G274];[.H274]))" office:value-type="float" office:value="-23.5972222222222" calcext:value-type="float">
            <text:p>-23,597</text:p>
          </table:table-cell>
          <table:table-cell table:style-name="ce37" table:formula="of:=(YEARFRAC([.E274];[.F274];[.$C$9]))" office:value-type="float" office:value="23.5972222222222" calcext:value-type="float">
            <text:p>23,597</text:p>
          </table:table-cell>
          <table:table-cell table:formula="of:=ABS([.J274])-[.K27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3-21" calcext:value-type="date">
            <text:p>21.03.1994</text:p>
          </table:table-cell>
          <table:table-cell table:style-name="ce26" table:formula="of:=[.$C$11]+INT(RAND()*([.$C$12]-[.$C$11]))" office:value-type="date" office:date-value="2021-10-12" calcext:value-type="date">
            <text:p>12.10.2021</text:p>
          </table:table-cell>
          <table:table-cell table:style-name="ce25" table:formula="of:=INFO.OBBA.OBBA.OBMAKE(&quot;date-&quot;&amp;COLUMN()&amp;&quot;-&quot;&amp;ROW();&quot;LocalDate&quot;;[.E275])" office:value-type="string" office:string-value="date-7-275 &#10;[24201]" calcext:value-type="string">
            <text:p>date-7-275 </text:p>
            <text:p>[24201]</text:p>
          </table:table-cell>
          <table:table-cell table:style-name="ce25" table:formula="of:=INFO.OBBA.OBBA.OBMAKE(&quot;date-&quot;&amp;COLUMN()&amp;&quot;-&quot;&amp;ROW();&quot;LocalDate&quot;;[.F275])" office:value-type="string" office:string-value="date-8-275 &#10;[24700]" calcext:value-type="string">
            <text:p>date-8-275 </text:p>
            <text:p>[24700]</text:p>
          </table:table-cell>
          <table:table-cell/>
          <table:table-cell table:formula="of:=INFO.OBBA.OBBA.OBGET(INFO.OBBA.OBBA.OBCALL(&quot;&quot;;[.$B$15];&quot;getDaycountFraction&quot;;[.G275];[.H275]))" office:value-type="float" office:value="27.9638888888889" calcext:value-type="float">
            <text:p>27,964</text:p>
          </table:table-cell>
          <table:table-cell table:style-name="ce37" table:formula="of:=(YEARFRAC([.E275];[.F275];[.$C$9]))" office:value-type="float" office:value="27.9638888888889" calcext:value-type="float">
            <text:p>27,964</text:p>
          </table:table-cell>
          <table:table-cell table:formula="of:=ABS([.J275])-[.K27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1-10" calcext:value-type="date">
            <text:p>10.01.1988</text:p>
          </table:table-cell>
          <table:table-cell table:style-name="ce26" table:formula="of:=[.$C$11]+INT(RAND()*([.$C$12]-[.$C$11]))" office:value-type="date" office:date-value="2011-02-14" calcext:value-type="date">
            <text:p>14.02.2011</text:p>
          </table:table-cell>
          <table:table-cell table:style-name="ce25" table:formula="of:=INFO.OBBA.OBBA.OBMAKE(&quot;date-&quot;&amp;COLUMN()&amp;&quot;-&quot;&amp;ROW();&quot;LocalDate&quot;;[.E276])" office:value-type="string" office:string-value="date-7-276 &#10;[24202]" calcext:value-type="string">
            <text:p>date-7-276 </text:p>
            <text:p>[24202]</text:p>
          </table:table-cell>
          <table:table-cell table:style-name="ce25" table:formula="of:=INFO.OBBA.OBBA.OBMAKE(&quot;date-&quot;&amp;COLUMN()&amp;&quot;-&quot;&amp;ROW();&quot;LocalDate&quot;;[.F276])" office:value-type="string" office:string-value="date-8-276 &#10;[24701]" calcext:value-type="string">
            <text:p>date-8-276 </text:p>
            <text:p>[24701]</text:p>
          </table:table-cell>
          <table:table-cell/>
          <table:table-cell table:formula="of:=INFO.OBBA.OBBA.OBGET(INFO.OBBA.OBBA.OBCALL(&quot;&quot;;[.$B$15];&quot;getDaycountFraction&quot;;[.G276];[.H276]))" office:value-type="float" office:value="23.4333333333333" calcext:value-type="float">
            <text:p>23,433</text:p>
          </table:table-cell>
          <table:table-cell table:style-name="ce37" table:formula="of:=(YEARFRAC([.E276];[.F276];[.$C$9]))" office:value-type="float" office:value="23.4333333333333" calcext:value-type="float">
            <text:p>23,433</text:p>
          </table:table-cell>
          <table:table-cell table:formula="of:=ABS([.J276])-[.K27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11-30" calcext:value-type="date">
            <text:p>30.11.1996</text:p>
          </table:table-cell>
          <table:table-cell table:style-name="ce26" table:formula="of:=[.$C$11]+INT(RAND()*([.$C$12]-[.$C$11]))" office:value-type="date" office:date-value="1987-01-01" calcext:value-type="date">
            <text:p>01.01.1987</text:p>
          </table:table-cell>
          <table:table-cell table:style-name="ce25" table:formula="of:=INFO.OBBA.OBBA.OBMAKE(&quot;date-&quot;&amp;COLUMN()&amp;&quot;-&quot;&amp;ROW();&quot;LocalDate&quot;;[.E277])" office:value-type="string" office:string-value="date-7-277 &#10;[24203]" calcext:value-type="string">
            <text:p>date-7-277 </text:p>
            <text:p>[24203]</text:p>
          </table:table-cell>
          <table:table-cell table:style-name="ce25" table:formula="of:=INFO.OBBA.OBBA.OBMAKE(&quot;date-&quot;&amp;COLUMN()&amp;&quot;-&quot;&amp;ROW();&quot;LocalDate&quot;;[.F277])" office:value-type="string" office:string-value="date-8-277 &#10;[24702]" calcext:value-type="string">
            <text:p>date-8-277 </text:p>
            <text:p>[24702]</text:p>
          </table:table-cell>
          <table:table-cell/>
          <table:table-cell table:formula="of:=INFO.OBBA.OBBA.OBGET(INFO.OBBA.OBBA.OBCALL(&quot;&quot;;[.$B$15];&quot;getDaycountFraction&quot;;[.G277];[.H277]))" office:value-type="float" office:value="-10.0583333333333" calcext:value-type="float">
            <text:p>-10,058</text:p>
          </table:table-cell>
          <table:table-cell table:style-name="ce37" table:formula="of:=(YEARFRAC([.E277];[.F277];[.$C$9]))" office:value-type="float" office:value="10.0583333333333" calcext:value-type="float">
            <text:p>10,058</text:p>
          </table:table-cell>
          <table:table-cell table:formula="of:=ABS([.J277])-[.K27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1-02" calcext:value-type="date">
            <text:p>02.01.2000</text:p>
          </table:table-cell>
          <table:table-cell table:style-name="ce26" table:formula="of:=[.$C$11]+INT(RAND()*([.$C$12]-[.$C$11]))" office:value-type="date" office:date-value="1988-12-22" calcext:value-type="date">
            <text:p>22.12.1988</text:p>
          </table:table-cell>
          <table:table-cell table:style-name="ce25" table:formula="of:=INFO.OBBA.OBBA.OBMAKE(&quot;date-&quot;&amp;COLUMN()&amp;&quot;-&quot;&amp;ROW();&quot;LocalDate&quot;;[.E278])" office:value-type="string" office:string-value="date-7-278 &#10;[24204]" calcext:value-type="string">
            <text:p>date-7-278 </text:p>
            <text:p>[24204]</text:p>
          </table:table-cell>
          <table:table-cell table:style-name="ce25" table:formula="of:=INFO.OBBA.OBBA.OBMAKE(&quot;date-&quot;&amp;COLUMN()&amp;&quot;-&quot;&amp;ROW();&quot;LocalDate&quot;;[.F278])" office:value-type="string" office:string-value="date-8-278 &#10;[24703]" calcext:value-type="string">
            <text:p>date-8-278 </text:p>
            <text:p>[24703]</text:p>
          </table:table-cell>
          <table:table-cell/>
          <table:table-cell table:formula="of:=INFO.OBBA.OBBA.OBGET(INFO.OBBA.OBBA.OBCALL(&quot;&quot;;[.$B$15];&quot;getDaycountFraction&quot;;[.G278];[.H278]))" office:value-type="float" office:value="-11.1888888888889" calcext:value-type="float">
            <text:p>-11,189</text:p>
          </table:table-cell>
          <table:table-cell table:style-name="ce37" table:formula="of:=(YEARFRAC([.E278];[.F278];[.$C$9]))" office:value-type="float" office:value="11.1888888888889" calcext:value-type="float">
            <text:p>11,189</text:p>
          </table:table-cell>
          <table:table-cell table:formula="of:=ABS([.J278])-[.K27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8-18" calcext:value-type="date">
            <text:p>18.08.1989</text:p>
          </table:table-cell>
          <table:table-cell table:style-name="ce26" table:formula="of:=[.$C$11]+INT(RAND()*([.$C$12]-[.$C$11]))" office:value-type="date" office:date-value="2024-04-16" calcext:value-type="date">
            <text:p>16.04.2024</text:p>
          </table:table-cell>
          <table:table-cell table:style-name="ce25" table:formula="of:=INFO.OBBA.OBBA.OBMAKE(&quot;date-&quot;&amp;COLUMN()&amp;&quot;-&quot;&amp;ROW();&quot;LocalDate&quot;;[.E279])" office:value-type="string" office:string-value="date-7-279 &#10;[24205]" calcext:value-type="string">
            <text:p>date-7-279 </text:p>
            <text:p>[24205]</text:p>
          </table:table-cell>
          <table:table-cell table:style-name="ce25" table:formula="of:=INFO.OBBA.OBBA.OBMAKE(&quot;date-&quot;&amp;COLUMN()&amp;&quot;-&quot;&amp;ROW();&quot;LocalDate&quot;;[.F279])" office:value-type="string" office:string-value="date-8-279 &#10;[24704]" calcext:value-type="string">
            <text:p>date-8-279 </text:p>
            <text:p>[24704]</text:p>
          </table:table-cell>
          <table:table-cell/>
          <table:table-cell table:formula="of:=INFO.OBBA.OBBA.OBGET(INFO.OBBA.OBBA.OBCALL(&quot;&quot;;[.$B$15];&quot;getDaycountFraction&quot;;[.G279];[.H279]))" office:value-type="float" office:value="35.1666666666667" calcext:value-type="float">
            <text:p>35,167</text:p>
          </table:table-cell>
          <table:table-cell table:style-name="ce37" table:formula="of:=(YEARFRAC([.E279];[.F279];[.$C$9]))" office:value-type="float" office:value="35.1666666666667" calcext:value-type="float">
            <text:p>35,167</text:p>
          </table:table-cell>
          <table:table-cell table:formula="of:=ABS([.J279])-[.K27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10-23" calcext:value-type="date">
            <text:p>23.10.2028</text:p>
          </table:table-cell>
          <table:table-cell table:style-name="ce26" table:formula="of:=[.$C$11]+INT(RAND()*([.$C$12]-[.$C$11]))" office:value-type="date" office:date-value="2020-03-12" calcext:value-type="date">
            <text:p>12.03.2020</text:p>
          </table:table-cell>
          <table:table-cell table:style-name="ce25" table:formula="of:=INFO.OBBA.OBBA.OBMAKE(&quot;date-&quot;&amp;COLUMN()&amp;&quot;-&quot;&amp;ROW();&quot;LocalDate&quot;;[.E280])" office:value-type="string" office:string-value="date-7-280 &#10;[24206]" calcext:value-type="string">
            <text:p>date-7-280 </text:p>
            <text:p>[24206]</text:p>
          </table:table-cell>
          <table:table-cell table:style-name="ce25" table:formula="of:=INFO.OBBA.OBBA.OBMAKE(&quot;date-&quot;&amp;COLUMN()&amp;&quot;-&quot;&amp;ROW();&quot;LocalDate&quot;;[.F280])" office:value-type="string" office:string-value="date-8-280 &#10;[24705]" calcext:value-type="string">
            <text:p>date-8-280 </text:p>
            <text:p>[24705]</text:p>
          </table:table-cell>
          <table:table-cell/>
          <table:table-cell table:formula="of:=INFO.OBBA.OBBA.OBGET(INFO.OBBA.OBBA.OBCALL(&quot;&quot;;[.$B$15];&quot;getDaycountFraction&quot;;[.G280];[.H280]))" office:value-type="float" office:value="-8.74166666666667" calcext:value-type="float">
            <text:p>-8,742</text:p>
          </table:table-cell>
          <table:table-cell table:style-name="ce37" table:formula="of:=(YEARFRAC([.E280];[.F280];[.$C$9]))" office:value-type="float" office:value="8.74166666666667" calcext:value-type="float">
            <text:p>8,742</text:p>
          </table:table-cell>
          <table:table-cell table:formula="of:=ABS([.J280])-[.K28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5-19" calcext:value-type="date">
            <text:p>19.05.2009</text:p>
          </table:table-cell>
          <table:table-cell table:style-name="ce26" table:formula="of:=[.$C$11]+INT(RAND()*([.$C$12]-[.$C$11]))" office:value-type="date" office:date-value="2017-02-09" calcext:value-type="date">
            <text:p>09.02.2017</text:p>
          </table:table-cell>
          <table:table-cell table:style-name="ce25" table:formula="of:=INFO.OBBA.OBBA.OBMAKE(&quot;date-&quot;&amp;COLUMN()&amp;&quot;-&quot;&amp;ROW();&quot;LocalDate&quot;;[.E281])" office:value-type="string" office:string-value="date-7-281 &#10;[24207]" calcext:value-type="string">
            <text:p>date-7-281 </text:p>
            <text:p>[24207]</text:p>
          </table:table-cell>
          <table:table-cell table:style-name="ce25" table:formula="of:=INFO.OBBA.OBBA.OBMAKE(&quot;date-&quot;&amp;COLUMN()&amp;&quot;-&quot;&amp;ROW();&quot;LocalDate&quot;;[.F281])" office:value-type="string" office:string-value="date-8-281 &#10;[24706]" calcext:value-type="string">
            <text:p>date-8-281 </text:p>
            <text:p>[24706]</text:p>
          </table:table-cell>
          <table:table-cell/>
          <table:table-cell table:formula="of:=INFO.OBBA.OBBA.OBGET(INFO.OBBA.OBBA.OBCALL(&quot;&quot;;[.$B$15];&quot;getDaycountFraction&quot;;[.G281];[.H281]))" office:value-type="float" office:value="7.84166666666667" calcext:value-type="float">
            <text:p>7,842</text:p>
          </table:table-cell>
          <table:table-cell table:style-name="ce37" table:formula="of:=(YEARFRAC([.E281];[.F281];[.$C$9]))" office:value-type="float" office:value="7.84166666666667" calcext:value-type="float">
            <text:p>7,842</text:p>
          </table:table-cell>
          <table:table-cell table:formula="of:=ABS([.J281])-[.K28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9-14" calcext:value-type="date">
            <text:p>14.09.1990</text:p>
          </table:table-cell>
          <table:table-cell table:style-name="ce26" table:formula="of:=[.$C$11]+INT(RAND()*([.$C$12]-[.$C$11]))" office:value-type="date" office:date-value="1989-07-06" calcext:value-type="date">
            <text:p>06.07.1989</text:p>
          </table:table-cell>
          <table:table-cell table:style-name="ce25" table:formula="of:=INFO.OBBA.OBBA.OBMAKE(&quot;date-&quot;&amp;COLUMN()&amp;&quot;-&quot;&amp;ROW();&quot;LocalDate&quot;;[.E282])" office:value-type="string" office:string-value="date-7-282 &#10;[24208]" calcext:value-type="string">
            <text:p>date-7-282 </text:p>
            <text:p>[24208]</text:p>
          </table:table-cell>
          <table:table-cell table:style-name="ce25" table:formula="of:=INFO.OBBA.OBBA.OBMAKE(&quot;date-&quot;&amp;COLUMN()&amp;&quot;-&quot;&amp;ROW();&quot;LocalDate&quot;;[.F282])" office:value-type="string" office:string-value="date-8-282 &#10;[24707]" calcext:value-type="string">
            <text:p>date-8-282 </text:p>
            <text:p>[24707]</text:p>
          </table:table-cell>
          <table:table-cell/>
          <table:table-cell table:formula="of:=INFO.OBBA.OBBA.OBGET(INFO.OBBA.OBBA.OBCALL(&quot;&quot;;[.$B$15];&quot;getDaycountFraction&quot;;[.G282];[.H282]))" office:value-type="float" office:value="-1.20833333333333" calcext:value-type="float">
            <text:p>-1,208</text:p>
          </table:table-cell>
          <table:table-cell table:style-name="ce37" table:formula="of:=(YEARFRAC([.E282];[.F282];[.$C$9]))" office:value-type="float" office:value="1.20833333333333" calcext:value-type="float">
            <text:p>1,208</text:p>
          </table:table-cell>
          <table:table-cell table:formula="of:=ABS([.J282])-[.K28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11-03" calcext:value-type="date">
            <text:p>03.11.1987</text:p>
          </table:table-cell>
          <table:table-cell table:style-name="ce26" table:formula="of:=[.$C$11]+INT(RAND()*([.$C$12]-[.$C$11]))" office:value-type="date" office:date-value="2010-01-04" calcext:value-type="date">
            <text:p>04.01.2010</text:p>
          </table:table-cell>
          <table:table-cell table:style-name="ce25" table:formula="of:=INFO.OBBA.OBBA.OBMAKE(&quot;date-&quot;&amp;COLUMN()&amp;&quot;-&quot;&amp;ROW();&quot;LocalDate&quot;;[.E283])" office:value-type="string" office:string-value="date-7-283 &#10;[24209]" calcext:value-type="string">
            <text:p>date-7-283 </text:p>
            <text:p>[24209]</text:p>
          </table:table-cell>
          <table:table-cell table:style-name="ce25" table:formula="of:=INFO.OBBA.OBBA.OBMAKE(&quot;date-&quot;&amp;COLUMN()&amp;&quot;-&quot;&amp;ROW();&quot;LocalDate&quot;;[.F283])" office:value-type="string" office:string-value="date-8-283 &#10;[24708]" calcext:value-type="string">
            <text:p>date-8-283 </text:p>
            <text:p>[24708]</text:p>
          </table:table-cell>
          <table:table-cell/>
          <table:table-cell table:formula="of:=INFO.OBBA.OBBA.OBGET(INFO.OBBA.OBBA.OBCALL(&quot;&quot;;[.$B$15];&quot;getDaycountFraction&quot;;[.G283];[.H283]))" office:value-type="float" office:value="22.4944444444444" calcext:value-type="float">
            <text:p>22,494</text:p>
          </table:table-cell>
          <table:table-cell table:style-name="ce37" table:formula="of:=(YEARFRAC([.E283];[.F283];[.$C$9]))" office:value-type="float" office:value="22.4944444444444" calcext:value-type="float">
            <text:p>22,494</text:p>
          </table:table-cell>
          <table:table-cell table:formula="of:=ABS([.J283])-[.K28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04-16" calcext:value-type="date">
            <text:p>16.04.2027</text:p>
          </table:table-cell>
          <table:table-cell table:style-name="ce26" table:formula="of:=[.$C$11]+INT(RAND()*([.$C$12]-[.$C$11]))" office:value-type="date" office:date-value="2007-04-19" calcext:value-type="date">
            <text:p>19.04.2007</text:p>
          </table:table-cell>
          <table:table-cell table:style-name="ce25" table:formula="of:=INFO.OBBA.OBBA.OBMAKE(&quot;date-&quot;&amp;COLUMN()&amp;&quot;-&quot;&amp;ROW();&quot;LocalDate&quot;;[.E284])" office:value-type="string" office:string-value="date-7-284 &#10;[24210]" calcext:value-type="string">
            <text:p>date-7-284 </text:p>
            <text:p>[24210]</text:p>
          </table:table-cell>
          <table:table-cell table:style-name="ce25" table:formula="of:=INFO.OBBA.OBBA.OBMAKE(&quot;date-&quot;&amp;COLUMN()&amp;&quot;-&quot;&amp;ROW();&quot;LocalDate&quot;;[.F284])" office:value-type="string" office:string-value="date-8-284 &#10;[24709]" calcext:value-type="string">
            <text:p>date-8-284 </text:p>
            <text:p>[24709]</text:p>
          </table:table-cell>
          <table:table-cell/>
          <table:table-cell table:formula="of:=INFO.OBBA.OBBA.OBGET(INFO.OBBA.OBBA.OBCALL(&quot;&quot;;[.$B$15];&quot;getDaycountFraction&quot;;[.G284];[.H284]))" office:value-type="float" office:value="-20.2833333333333" calcext:value-type="float">
            <text:p>-20,283</text:p>
          </table:table-cell>
          <table:table-cell table:style-name="ce37" table:formula="of:=(YEARFRAC([.E284];[.F284];[.$C$9]))" office:value-type="float" office:value="20.2833333333333" calcext:value-type="float">
            <text:p>20,283</text:p>
          </table:table-cell>
          <table:table-cell table:formula="of:=ABS([.J284])-[.K28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1-18" calcext:value-type="date">
            <text:p>18.11.2018</text:p>
          </table:table-cell>
          <table:table-cell table:style-name="ce26" table:formula="of:=[.$C$11]+INT(RAND()*([.$C$12]-[.$C$11]))" office:value-type="date" office:date-value="2005-09-08" calcext:value-type="date">
            <text:p>08.09.2005</text:p>
          </table:table-cell>
          <table:table-cell table:style-name="ce25" table:formula="of:=INFO.OBBA.OBBA.OBMAKE(&quot;date-&quot;&amp;COLUMN()&amp;&quot;-&quot;&amp;ROW();&quot;LocalDate&quot;;[.E285])" office:value-type="string" office:string-value="date-7-285 &#10;[24211]" calcext:value-type="string">
            <text:p>date-7-285 </text:p>
            <text:p>[24211]</text:p>
          </table:table-cell>
          <table:table-cell table:style-name="ce25" table:formula="of:=INFO.OBBA.OBBA.OBMAKE(&quot;date-&quot;&amp;COLUMN()&amp;&quot;-&quot;&amp;ROW();&quot;LocalDate&quot;;[.F285])" office:value-type="string" office:string-value="date-8-285 &#10;[24710]" calcext:value-type="string">
            <text:p>date-8-285 </text:p>
            <text:p>[24710]</text:p>
          </table:table-cell>
          <table:table-cell/>
          <table:table-cell table:formula="of:=INFO.OBBA.OBBA.OBGET(INFO.OBBA.OBBA.OBCALL(&quot;&quot;;[.$B$15];&quot;getDaycountFraction&quot;;[.G285];[.H285]))" office:value-type="float" office:value="-13.3861111111111" calcext:value-type="float">
            <text:p>-13,386</text:p>
          </table:table-cell>
          <table:table-cell table:style-name="ce37" table:formula="of:=(YEARFRAC([.E285];[.F285];[.$C$9]))" office:value-type="float" office:value="13.3861111111111" calcext:value-type="float">
            <text:p>13,386</text:p>
          </table:table-cell>
          <table:table-cell table:formula="of:=ABS([.J285])-[.K28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2-07" calcext:value-type="date">
            <text:p>07.02.1981</text:p>
          </table:table-cell>
          <table:table-cell table:style-name="ce26" table:formula="of:=[.$C$11]+INT(RAND()*([.$C$12]-[.$C$11]))" office:value-type="date" office:date-value="1983-02-26" calcext:value-type="date">
            <text:p>26.02.1983</text:p>
          </table:table-cell>
          <table:table-cell table:style-name="ce25" table:formula="of:=INFO.OBBA.OBBA.OBMAKE(&quot;date-&quot;&amp;COLUMN()&amp;&quot;-&quot;&amp;ROW();&quot;LocalDate&quot;;[.E286])" office:value-type="string" office:string-value="date-7-286 &#10;[24212]" calcext:value-type="string">
            <text:p>date-7-286 </text:p>
            <text:p>[24212]</text:p>
          </table:table-cell>
          <table:table-cell table:style-name="ce25" table:formula="of:=INFO.OBBA.OBBA.OBMAKE(&quot;date-&quot;&amp;COLUMN()&amp;&quot;-&quot;&amp;ROW();&quot;LocalDate&quot;;[.F286])" office:value-type="string" office:string-value="date-8-286 &#10;[24711]" calcext:value-type="string">
            <text:p>date-8-286 </text:p>
            <text:p>[24711]</text:p>
          </table:table-cell>
          <table:table-cell/>
          <table:table-cell table:formula="of:=INFO.OBBA.OBBA.OBGET(INFO.OBBA.OBBA.OBCALL(&quot;&quot;;[.$B$15];&quot;getDaycountFraction&quot;;[.G286];[.H286]))" office:value-type="float" office:value="2.08055555555556" calcext:value-type="float">
            <text:p>2,081</text:p>
          </table:table-cell>
          <table:table-cell table:style-name="ce37" table:formula="of:=(YEARFRAC([.E286];[.F286];[.$C$9]))" office:value-type="float" office:value="2.08055555555556" calcext:value-type="float">
            <text:p>2,081</text:p>
          </table:table-cell>
          <table:table-cell table:formula="of:=ABS([.J286])-[.K28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8-27" calcext:value-type="date">
            <text:p>27.08.2021</text:p>
          </table:table-cell>
          <table:table-cell table:style-name="ce26" table:formula="of:=[.$C$11]+INT(RAND()*([.$C$12]-[.$C$11]))" office:value-type="date" office:date-value="1991-10-22" calcext:value-type="date">
            <text:p>22.10.1991</text:p>
          </table:table-cell>
          <table:table-cell table:style-name="ce25" table:formula="of:=INFO.OBBA.OBBA.OBMAKE(&quot;date-&quot;&amp;COLUMN()&amp;&quot;-&quot;&amp;ROW();&quot;LocalDate&quot;;[.E287])" office:value-type="string" office:string-value="date-7-287 &#10;[24213]" calcext:value-type="string">
            <text:p>date-7-287 </text:p>
            <text:p>[24213]</text:p>
          </table:table-cell>
          <table:table-cell table:style-name="ce25" table:formula="of:=INFO.OBBA.OBBA.OBMAKE(&quot;date-&quot;&amp;COLUMN()&amp;&quot;-&quot;&amp;ROW();&quot;LocalDate&quot;;[.F287])" office:value-type="string" office:string-value="date-8-287 &#10;[24712]" calcext:value-type="string">
            <text:p>date-8-287 </text:p>
            <text:p>[24712]</text:p>
          </table:table-cell>
          <table:table-cell/>
          <table:table-cell table:formula="of:=INFO.OBBA.OBBA.OBGET(INFO.OBBA.OBBA.OBCALL(&quot;&quot;;[.$B$15];&quot;getDaycountFraction&quot;;[.G287];[.H287]))" office:value-type="float" office:value="-30.2833333333333" calcext:value-type="float">
            <text:p>-30,283</text:p>
          </table:table-cell>
          <table:table-cell table:style-name="ce37" table:formula="of:=(YEARFRAC([.E287];[.F287];[.$C$9]))" office:value-type="float" office:value="30.2833333333333" calcext:value-type="float">
            <text:p>30,283</text:p>
          </table:table-cell>
          <table:table-cell table:formula="of:=ABS([.J287])-[.K28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7-26" calcext:value-type="date">
            <text:p>26.07.2021</text:p>
          </table:table-cell>
          <table:table-cell table:style-name="ce26" table:formula="of:=[.$C$11]+INT(RAND()*([.$C$12]-[.$C$11]))" office:value-type="date" office:date-value="2015-03-30" calcext:value-type="date">
            <text:p>30.03.2015</text:p>
          </table:table-cell>
          <table:table-cell table:style-name="ce25" table:formula="of:=INFO.OBBA.OBBA.OBMAKE(&quot;date-&quot;&amp;COLUMN()&amp;&quot;-&quot;&amp;ROW();&quot;LocalDate&quot;;[.E288])" office:value-type="string" office:string-value="date-7-288 &#10;[24214]" calcext:value-type="string">
            <text:p>date-7-288 </text:p>
            <text:p>[24214]</text:p>
          </table:table-cell>
          <table:table-cell table:style-name="ce25" table:formula="of:=INFO.OBBA.OBBA.OBMAKE(&quot;date-&quot;&amp;COLUMN()&amp;&quot;-&quot;&amp;ROW();&quot;LocalDate&quot;;[.F288])" office:value-type="string" office:string-value="date-8-288 &#10;[24713]" calcext:value-type="string">
            <text:p>date-8-288 </text:p>
            <text:p>[24713]</text:p>
          </table:table-cell>
          <table:table-cell/>
          <table:table-cell table:formula="of:=INFO.OBBA.OBBA.OBGET(INFO.OBBA.OBBA.OBCALL(&quot;&quot;;[.$B$15];&quot;getDaycountFraction&quot;;[.G288];[.H288]))" office:value-type="float" office:value="-6.41666666666667" calcext:value-type="float">
            <text:p>-6,417</text:p>
          </table:table-cell>
          <table:table-cell table:style-name="ce37" table:formula="of:=(YEARFRAC([.E288];[.F288];[.$C$9]))" office:value-type="float" office:value="6.41666666666667" calcext:value-type="float">
            <text:p>6,417</text:p>
          </table:table-cell>
          <table:table-cell table:formula="of:=ABS([.J288])-[.K28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12-01" calcext:value-type="date">
            <text:p>01.12.2011</text:p>
          </table:table-cell>
          <table:table-cell table:style-name="ce26" table:formula="of:=[.$C$11]+INT(RAND()*([.$C$12]-[.$C$11]))" office:value-type="date" office:date-value="1983-10-03" calcext:value-type="date">
            <text:p>03.10.1983</text:p>
          </table:table-cell>
          <table:table-cell table:style-name="ce25" table:formula="of:=INFO.OBBA.OBBA.OBMAKE(&quot;date-&quot;&amp;COLUMN()&amp;&quot;-&quot;&amp;ROW();&quot;LocalDate&quot;;[.E289])" office:value-type="string" office:string-value="date-7-289 &#10;[24215]" calcext:value-type="string">
            <text:p>date-7-289 </text:p>
            <text:p>[24215]</text:p>
          </table:table-cell>
          <table:table-cell table:style-name="ce25" table:formula="of:=INFO.OBBA.OBBA.OBMAKE(&quot;date-&quot;&amp;COLUMN()&amp;&quot;-&quot;&amp;ROW();&quot;LocalDate&quot;;[.F289])" office:value-type="string" office:string-value="date-8-289 &#10;[24714]" calcext:value-type="string">
            <text:p>date-8-289 </text:p>
            <text:p>[24714]</text:p>
          </table:table-cell>
          <table:table-cell/>
          <table:table-cell table:formula="of:=INFO.OBBA.OBBA.OBGET(INFO.OBBA.OBBA.OBCALL(&quot;&quot;;[.$B$15];&quot;getDaycountFraction&quot;;[.G289];[.H289]))" office:value-type="float" office:value="-28.5722222222222" calcext:value-type="float">
            <text:p>-28,572</text:p>
          </table:table-cell>
          <table:table-cell table:style-name="ce37" table:formula="of:=(YEARFRAC([.E289];[.F289];[.$C$9]))" office:value-type="float" office:value="28.5722222222222" calcext:value-type="float">
            <text:p>28,572</text:p>
          </table:table-cell>
          <table:table-cell table:formula="of:=ABS([.J289])-[.K28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11-02" calcext:value-type="date">
            <text:p>02.11.2020</text:p>
          </table:table-cell>
          <table:table-cell table:style-name="ce26" table:formula="of:=[.$C$11]+INT(RAND()*([.$C$12]-[.$C$11]))" office:value-type="date" office:date-value="2023-07-22" calcext:value-type="date">
            <text:p>22.07.2023</text:p>
          </table:table-cell>
          <table:table-cell table:style-name="ce25" table:formula="of:=INFO.OBBA.OBBA.OBMAKE(&quot;date-&quot;&amp;COLUMN()&amp;&quot;-&quot;&amp;ROW();&quot;LocalDate&quot;;[.E290])" office:value-type="string" office:string-value="date-7-290 &#10;[24216]" calcext:value-type="string">
            <text:p>date-7-290 </text:p>
            <text:p>[24216]</text:p>
          </table:table-cell>
          <table:table-cell table:style-name="ce25" table:formula="of:=INFO.OBBA.OBBA.OBMAKE(&quot;date-&quot;&amp;COLUMN()&amp;&quot;-&quot;&amp;ROW();&quot;LocalDate&quot;;[.F290])" office:value-type="string" office:string-value="date-8-290 &#10;[24715]" calcext:value-type="string">
            <text:p>date-8-290 </text:p>
            <text:p>[24715]</text:p>
          </table:table-cell>
          <table:table-cell/>
          <table:table-cell table:formula="of:=INFO.OBBA.OBBA.OBGET(INFO.OBBA.OBBA.OBCALL(&quot;&quot;;[.$B$15];&quot;getDaycountFraction&quot;;[.G290];[.H290]))" office:value-type="float" office:value="2.75555555555556" calcext:value-type="float">
            <text:p>2,756</text:p>
          </table:table-cell>
          <table:table-cell table:style-name="ce37" table:formula="of:=(YEARFRAC([.E290];[.F290];[.$C$9]))" office:value-type="float" office:value="2.75555555555556" calcext:value-type="float">
            <text:p>2,756</text:p>
          </table:table-cell>
          <table:table-cell table:formula="of:=ABS([.J290])-[.K29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6-09" calcext:value-type="date">
            <text:p>09.06.1997</text:p>
          </table:table-cell>
          <table:table-cell table:style-name="ce26" table:formula="of:=[.$C$11]+INT(RAND()*([.$C$12]-[.$C$11]))" office:value-type="date" office:date-value="1981-09-29" calcext:value-type="date">
            <text:p>29.09.1981</text:p>
          </table:table-cell>
          <table:table-cell table:style-name="ce25" table:formula="of:=INFO.OBBA.OBBA.OBMAKE(&quot;date-&quot;&amp;COLUMN()&amp;&quot;-&quot;&amp;ROW();&quot;LocalDate&quot;;[.E291])" office:value-type="string" office:string-value="date-7-291 &#10;[24217]" calcext:value-type="string">
            <text:p>date-7-291 </text:p>
            <text:p>[24217]</text:p>
          </table:table-cell>
          <table:table-cell table:style-name="ce25" table:formula="of:=INFO.OBBA.OBBA.OBMAKE(&quot;date-&quot;&amp;COLUMN()&amp;&quot;-&quot;&amp;ROW();&quot;LocalDate&quot;;[.F291])" office:value-type="string" office:string-value="date-8-291 &#10;[24716]" calcext:value-type="string">
            <text:p>date-8-291 </text:p>
            <text:p>[24716]</text:p>
          </table:table-cell>
          <table:table-cell/>
          <table:table-cell table:formula="of:=INFO.OBBA.OBBA.OBGET(INFO.OBBA.OBBA.OBCALL(&quot;&quot;;[.$B$15];&quot;getDaycountFraction&quot;;[.G291];[.H291]))" office:value-type="float" office:value="-15.9222222222222" calcext:value-type="float">
            <text:p>-15,922</text:p>
          </table:table-cell>
          <table:table-cell table:style-name="ce37" table:formula="of:=(YEARFRAC([.E291];[.F291];[.$C$9]))" office:value-type="float" office:value="15.9222222222222" calcext:value-type="float">
            <text:p>15,922</text:p>
          </table:table-cell>
          <table:table-cell table:formula="of:=ABS([.J291])-[.K29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5-10" calcext:value-type="date">
            <text:p>10.05.2029</text:p>
          </table:table-cell>
          <table:table-cell table:style-name="ce26" table:formula="of:=[.$C$11]+INT(RAND()*([.$C$12]-[.$C$11]))" office:value-type="date" office:date-value="2026-01-12" calcext:value-type="date">
            <text:p>12.01.2026</text:p>
          </table:table-cell>
          <table:table-cell table:style-name="ce25" table:formula="of:=INFO.OBBA.OBBA.OBMAKE(&quot;date-&quot;&amp;COLUMN()&amp;&quot;-&quot;&amp;ROW();&quot;LocalDate&quot;;[.E292])" office:value-type="string" office:string-value="date-7-292 &#10;[24218]" calcext:value-type="string">
            <text:p>date-7-292 </text:p>
            <text:p>[24218]</text:p>
          </table:table-cell>
          <table:table-cell table:style-name="ce25" table:formula="of:=INFO.OBBA.OBBA.OBMAKE(&quot;date-&quot;&amp;COLUMN()&amp;&quot;-&quot;&amp;ROW();&quot;LocalDate&quot;;[.F292])" office:value-type="string" office:string-value="date-8-292 &#10;[24717]" calcext:value-type="string">
            <text:p>date-8-292 </text:p>
            <text:p>[24717]</text:p>
          </table:table-cell>
          <table:table-cell/>
          <table:table-cell table:formula="of:=INFO.OBBA.OBBA.OBGET(INFO.OBBA.OBBA.OBCALL(&quot;&quot;;[.$B$15];&quot;getDaycountFraction&quot;;[.G292];[.H292]))" office:value-type="float" office:value="-3.37222222222222" calcext:value-type="float">
            <text:p>-3,372</text:p>
          </table:table-cell>
          <table:table-cell table:style-name="ce37" table:formula="of:=(YEARFRAC([.E292];[.F292];[.$C$9]))" office:value-type="float" office:value="3.37222222222222" calcext:value-type="float">
            <text:p>3,372</text:p>
          </table:table-cell>
          <table:table-cell table:formula="of:=ABS([.J292])-[.K29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5-13" calcext:value-type="date">
            <text:p>13.05.2017</text:p>
          </table:table-cell>
          <table:table-cell table:style-name="ce26" table:formula="of:=[.$C$11]+INT(RAND()*([.$C$12]-[.$C$11]))" office:value-type="date" office:date-value="1988-09-20" calcext:value-type="date">
            <text:p>20.09.1988</text:p>
          </table:table-cell>
          <table:table-cell table:style-name="ce25" table:formula="of:=INFO.OBBA.OBBA.OBMAKE(&quot;date-&quot;&amp;COLUMN()&amp;&quot;-&quot;&amp;ROW();&quot;LocalDate&quot;;[.E293])" office:value-type="string" office:string-value="date-7-293 &#10;[24219]" calcext:value-type="string">
            <text:p>date-7-293 </text:p>
            <text:p>[24219]</text:p>
          </table:table-cell>
          <table:table-cell table:style-name="ce25" table:formula="of:=INFO.OBBA.OBBA.OBMAKE(&quot;date-&quot;&amp;COLUMN()&amp;&quot;-&quot;&amp;ROW();&quot;LocalDate&quot;;[.F293])" office:value-type="string" office:string-value="date-8-293 &#10;[24718]" calcext:value-type="string">
            <text:p>date-8-293 </text:p>
            <text:p>[24718]</text:p>
          </table:table-cell>
          <table:table-cell/>
          <table:table-cell table:formula="of:=INFO.OBBA.OBBA.OBGET(INFO.OBBA.OBBA.OBCALL(&quot;&quot;;[.$B$15];&quot;getDaycountFraction&quot;;[.G293];[.H293]))" office:value-type="float" office:value="-29.0611111111111" calcext:value-type="float">
            <text:p>-29,061</text:p>
          </table:table-cell>
          <table:table-cell table:style-name="ce37" table:formula="of:=(YEARFRAC([.E293];[.F293];[.$C$9]))" office:value-type="float" office:value="29.0611111111111" calcext:value-type="float">
            <text:p>29,061</text:p>
          </table:table-cell>
          <table:table-cell table:formula="of:=ABS([.J293])-[.K29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5-04" calcext:value-type="date">
            <text:p>04.05.2026</text:p>
          </table:table-cell>
          <table:table-cell table:style-name="ce26" table:formula="of:=[.$C$11]+INT(RAND()*([.$C$12]-[.$C$11]))" office:value-type="date" office:date-value="1995-08-16" calcext:value-type="date">
            <text:p>16.08.1995</text:p>
          </table:table-cell>
          <table:table-cell table:style-name="ce25" table:formula="of:=INFO.OBBA.OBBA.OBMAKE(&quot;date-&quot;&amp;COLUMN()&amp;&quot;-&quot;&amp;ROW();&quot;LocalDate&quot;;[.E294])" office:value-type="string" office:string-value="date-7-294 &#10;[24220]" calcext:value-type="string">
            <text:p>date-7-294 </text:p>
            <text:p>[24220]</text:p>
          </table:table-cell>
          <table:table-cell table:style-name="ce25" table:formula="of:=INFO.OBBA.OBBA.OBMAKE(&quot;date-&quot;&amp;COLUMN()&amp;&quot;-&quot;&amp;ROW();&quot;LocalDate&quot;;[.F294])" office:value-type="string" office:string-value="date-8-294 &#10;[24719]" calcext:value-type="string">
            <text:p>date-8-294 </text:p>
            <text:p>[24719]</text:p>
          </table:table-cell>
          <table:table-cell/>
          <table:table-cell table:formula="of:=INFO.OBBA.OBBA.OBGET(INFO.OBBA.OBBA.OBCALL(&quot;&quot;;[.$B$15];&quot;getDaycountFraction&quot;;[.G294];[.H294]))" office:value-type="float" office:value="-31.1638888888889" calcext:value-type="float">
            <text:p>-31,164</text:p>
          </table:table-cell>
          <table:table-cell table:style-name="ce37" table:formula="of:=(YEARFRAC([.E294];[.F294];[.$C$9]))" office:value-type="float" office:value="31.1638888888889" calcext:value-type="float">
            <text:p>31,164</text:p>
          </table:table-cell>
          <table:table-cell table:formula="of:=ABS([.J294])-[.K29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2-05" calcext:value-type="date">
            <text:p>05.02.1984</text:p>
          </table:table-cell>
          <table:table-cell table:style-name="ce26" table:formula="of:=[.$C$11]+INT(RAND()*([.$C$12]-[.$C$11]))" office:value-type="date" office:date-value="1983-01-27" calcext:value-type="date">
            <text:p>27.01.1983</text:p>
          </table:table-cell>
          <table:table-cell table:style-name="ce25" table:formula="of:=INFO.OBBA.OBBA.OBMAKE(&quot;date-&quot;&amp;COLUMN()&amp;&quot;-&quot;&amp;ROW();&quot;LocalDate&quot;;[.E295])" office:value-type="string" office:string-value="date-7-295 &#10;[24221]" calcext:value-type="string">
            <text:p>date-7-295 </text:p>
            <text:p>[24221]</text:p>
          </table:table-cell>
          <table:table-cell table:style-name="ce25" table:formula="of:=INFO.OBBA.OBBA.OBMAKE(&quot;date-&quot;&amp;COLUMN()&amp;&quot;-&quot;&amp;ROW();&quot;LocalDate&quot;;[.F295])" office:value-type="string" office:string-value="date-8-295 &#10;[24720]" calcext:value-type="string">
            <text:p>date-8-295 </text:p>
            <text:p>[24720]</text:p>
          </table:table-cell>
          <table:table-cell/>
          <table:table-cell table:formula="of:=INFO.OBBA.OBBA.OBGET(INFO.OBBA.OBBA.OBCALL(&quot;&quot;;[.$B$15];&quot;getDaycountFraction&quot;;[.G295];[.H295]))" office:value-type="float" office:value="-1.03888888888889" calcext:value-type="float">
            <text:p>-1,039</text:p>
          </table:table-cell>
          <table:table-cell table:style-name="ce37" table:formula="of:=(YEARFRAC([.E295];[.F295];[.$C$9]))" office:value-type="float" office:value="1.03888888888889" calcext:value-type="float">
            <text:p>1,039</text:p>
          </table:table-cell>
          <table:table-cell table:formula="of:=ABS([.J295])-[.K29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11-15" calcext:value-type="date">
            <text:p>15.11.2008</text:p>
          </table:table-cell>
          <table:table-cell table:style-name="ce26" table:formula="of:=[.$C$11]+INT(RAND()*([.$C$12]-[.$C$11]))" office:value-type="date" office:date-value="2002-05-20" calcext:value-type="date">
            <text:p>20.05.2002</text:p>
          </table:table-cell>
          <table:table-cell table:style-name="ce25" table:formula="of:=INFO.OBBA.OBBA.OBMAKE(&quot;date-&quot;&amp;COLUMN()&amp;&quot;-&quot;&amp;ROW();&quot;LocalDate&quot;;[.E296])" office:value-type="string" office:string-value="date-7-296 &#10;[24222]" calcext:value-type="string">
            <text:p>date-7-296 </text:p>
            <text:p>[24222]</text:p>
          </table:table-cell>
          <table:table-cell table:style-name="ce25" table:formula="of:=INFO.OBBA.OBBA.OBMAKE(&quot;date-&quot;&amp;COLUMN()&amp;&quot;-&quot;&amp;ROW();&quot;LocalDate&quot;;[.F296])" office:value-type="string" office:string-value="date-8-296 &#10;[24721]" calcext:value-type="string">
            <text:p>date-8-296 </text:p>
            <text:p>[24721]</text:p>
          </table:table-cell>
          <table:table-cell/>
          <table:table-cell table:formula="of:=INFO.OBBA.OBBA.OBGET(INFO.OBBA.OBBA.OBCALL(&quot;&quot;;[.$B$15];&quot;getDaycountFraction&quot;;[.G296];[.H296]))" office:value-type="float" office:value="-6.58611111111111" calcext:value-type="float">
            <text:p>-6,586</text:p>
          </table:table-cell>
          <table:table-cell table:style-name="ce37" table:formula="of:=(YEARFRAC([.E296];[.F296];[.$C$9]))" office:value-type="float" office:value="6.58611111111111" calcext:value-type="float">
            <text:p>6,586</text:p>
          </table:table-cell>
          <table:table-cell table:formula="of:=ABS([.J296])-[.K29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1-18" calcext:value-type="date">
            <text:p>18.11.2006</text:p>
          </table:table-cell>
          <table:table-cell table:style-name="ce26" table:formula="of:=[.$C$11]+INT(RAND()*([.$C$12]-[.$C$11]))" office:value-type="date" office:date-value="2019-03-28" calcext:value-type="date">
            <text:p>28.03.2019</text:p>
          </table:table-cell>
          <table:table-cell table:style-name="ce25" table:formula="of:=INFO.OBBA.OBBA.OBMAKE(&quot;date-&quot;&amp;COLUMN()&amp;&quot;-&quot;&amp;ROW();&quot;LocalDate&quot;;[.E297])" office:value-type="string" office:string-value="date-7-297 &#10;[24223]" calcext:value-type="string">
            <text:p>date-7-297 </text:p>
            <text:p>[24223]</text:p>
          </table:table-cell>
          <table:table-cell table:style-name="ce25" table:formula="of:=INFO.OBBA.OBBA.OBMAKE(&quot;date-&quot;&amp;COLUMN()&amp;&quot;-&quot;&amp;ROW();&quot;LocalDate&quot;;[.F297])" office:value-type="string" office:string-value="date-8-297 &#10;[24722]" calcext:value-type="string">
            <text:p>date-8-297 </text:p>
            <text:p>[24722]</text:p>
          </table:table-cell>
          <table:table-cell/>
          <table:table-cell table:formula="of:=INFO.OBBA.OBBA.OBGET(INFO.OBBA.OBBA.OBCALL(&quot;&quot;;[.$B$15];&quot;getDaycountFraction&quot;;[.G297];[.H297]))" office:value-type="float" office:value="12.5361111111111" calcext:value-type="float">
            <text:p>12,536</text:p>
          </table:table-cell>
          <table:table-cell table:style-name="ce37" table:formula="of:=(YEARFRAC([.E297];[.F297];[.$C$9]))" office:value-type="float" office:value="12.5361111111111" calcext:value-type="float">
            <text:p>12,536</text:p>
          </table:table-cell>
          <table:table-cell table:formula="of:=ABS([.J297])-[.K29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9-16" calcext:value-type="date">
            <text:p>16.09.1989</text:p>
          </table:table-cell>
          <table:table-cell table:style-name="ce26" table:formula="of:=[.$C$11]+INT(RAND()*([.$C$12]-[.$C$11]))" office:value-type="date" office:date-value="1988-09-28" calcext:value-type="date">
            <text:p>28.09.1988</text:p>
          </table:table-cell>
          <table:table-cell table:style-name="ce25" table:formula="of:=INFO.OBBA.OBBA.OBMAKE(&quot;date-&quot;&amp;COLUMN()&amp;&quot;-&quot;&amp;ROW();&quot;LocalDate&quot;;[.E298])" office:value-type="string" office:string-value="date-7-298 &#10;[24224]" calcext:value-type="string">
            <text:p>date-7-298 </text:p>
            <text:p>[24224]</text:p>
          </table:table-cell>
          <table:table-cell table:style-name="ce25" table:formula="of:=INFO.OBBA.OBBA.OBMAKE(&quot;date-&quot;&amp;COLUMN()&amp;&quot;-&quot;&amp;ROW();&quot;LocalDate&quot;;[.F298])" office:value-type="string" office:string-value="date-8-298 &#10;[24723]" calcext:value-type="string">
            <text:p>date-8-298 </text:p>
            <text:p>[24723]</text:p>
          </table:table-cell>
          <table:table-cell/>
          <table:table-cell table:formula="of:=INFO.OBBA.OBBA.OBGET(INFO.OBBA.OBBA.OBCALL(&quot;&quot;;[.$B$15];&quot;getDaycountFraction&quot;;[.G298];[.H298]))" office:value-type="float" office:value="-0.980555555555556" calcext:value-type="float">
            <text:p>-0,981</text:p>
          </table:table-cell>
          <table:table-cell table:style-name="ce37" table:formula="of:=(YEARFRAC([.E298];[.F298];[.$C$9]))" office:value-type="float" office:value="0.980555555555556" calcext:value-type="float">
            <text:p>0,981</text:p>
          </table:table-cell>
          <table:table-cell table:formula="of:=ABS([.J298])-[.K29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5-31" calcext:value-type="date">
            <text:p>31.05.1986</text:p>
          </table:table-cell>
          <table:table-cell table:style-name="ce26" table:formula="of:=[.$C$11]+INT(RAND()*([.$C$12]-[.$C$11]))" office:value-type="date" office:date-value="2003-01-14" calcext:value-type="date">
            <text:p>14.01.2003</text:p>
          </table:table-cell>
          <table:table-cell table:style-name="ce25" table:formula="of:=INFO.OBBA.OBBA.OBMAKE(&quot;date-&quot;&amp;COLUMN()&amp;&quot;-&quot;&amp;ROW();&quot;LocalDate&quot;;[.E299])" office:value-type="string" office:string-value="date-7-299 &#10;[24225]" calcext:value-type="string">
            <text:p>date-7-299 </text:p>
            <text:p>[24225]</text:p>
          </table:table-cell>
          <table:table-cell table:style-name="ce25" table:formula="of:=INFO.OBBA.OBBA.OBMAKE(&quot;date-&quot;&amp;COLUMN()&amp;&quot;-&quot;&amp;ROW();&quot;LocalDate&quot;;[.F299])" office:value-type="string" office:string-value="date-8-299 &#10;[24724]" calcext:value-type="string">
            <text:p>date-8-299 </text:p>
            <text:p>[24724]</text:p>
          </table:table-cell>
          <table:table-cell/>
          <table:table-cell table:formula="of:=INFO.OBBA.OBBA.OBGET(INFO.OBBA.OBBA.OBCALL(&quot;&quot;;[.$B$15];&quot;getDaycountFraction&quot;;[.G299];[.H299]))" office:value-type="float" office:value="16.8666666666667" calcext:value-type="float">
            <text:p>16,867</text:p>
          </table:table-cell>
          <table:table-cell table:style-name="ce37" table:formula="of:=(YEARFRAC([.E299];[.F299];[.$C$9]))" office:value-type="float" office:value="16.8666666666667" calcext:value-type="float">
            <text:p>16,867</text:p>
          </table:table-cell>
          <table:table-cell table:formula="of:=ABS([.J299])-[.K29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10-10" calcext:value-type="date">
            <text:p>10.10.1981</text:p>
          </table:table-cell>
          <table:table-cell table:style-name="ce26" table:formula="of:=[.$C$11]+INT(RAND()*([.$C$12]-[.$C$11]))" office:value-type="date" office:date-value="2008-03-10" calcext:value-type="date">
            <text:p>10.03.2008</text:p>
          </table:table-cell>
          <table:table-cell table:style-name="ce25" table:formula="of:=INFO.OBBA.OBBA.OBMAKE(&quot;date-&quot;&amp;COLUMN()&amp;&quot;-&quot;&amp;ROW();&quot;LocalDate&quot;;[.E300])" office:value-type="string" office:string-value="date-7-300 &#10;[24226]" calcext:value-type="string">
            <text:p>date-7-300 </text:p>
            <text:p>[24226]</text:p>
          </table:table-cell>
          <table:table-cell table:style-name="ce25" table:formula="of:=INFO.OBBA.OBBA.OBMAKE(&quot;date-&quot;&amp;COLUMN()&amp;&quot;-&quot;&amp;ROW();&quot;LocalDate&quot;;[.F300])" office:value-type="string" office:string-value="date-8-300 &#10;[24725]" calcext:value-type="string">
            <text:p>date-8-300 </text:p>
            <text:p>[24725]</text:p>
          </table:table-cell>
          <table:table-cell/>
          <table:table-cell table:formula="of:=INFO.OBBA.OBBA.OBGET(INFO.OBBA.OBBA.OBCALL(&quot;&quot;;[.$B$15];&quot;getDaycountFraction&quot;;[.G300];[.H300]))" office:value-type="float" office:value="26.8" calcext:value-type="float">
            <text:p>26,800</text:p>
          </table:table-cell>
          <table:table-cell table:style-name="ce37" table:formula="of:=(YEARFRAC([.E300];[.F300];[.$C$9]))" office:value-type="float" office:value="26.8" calcext:value-type="float">
            <text:p>26,800</text:p>
          </table:table-cell>
          <table:table-cell table:formula="of:=ABS([.J300])-[.K30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5-26" calcext:value-type="date">
            <text:p>26.05.2014</text:p>
          </table:table-cell>
          <table:table-cell table:style-name="ce26" table:formula="of:=[.$C$11]+INT(RAND()*([.$C$12]-[.$C$11]))" office:value-type="date" office:date-value="2007-08-15" calcext:value-type="date">
            <text:p>15.08.2007</text:p>
          </table:table-cell>
          <table:table-cell table:style-name="ce25" table:formula="of:=INFO.OBBA.OBBA.OBMAKE(&quot;date-&quot;&amp;COLUMN()&amp;&quot;-&quot;&amp;ROW();&quot;LocalDate&quot;;[.E301])" office:value-type="string" office:string-value="date-7-301 &#10;[24227]" calcext:value-type="string">
            <text:p>date-7-301 </text:p>
            <text:p>[24227]</text:p>
          </table:table-cell>
          <table:table-cell table:style-name="ce25" table:formula="of:=INFO.OBBA.OBBA.OBMAKE(&quot;date-&quot;&amp;COLUMN()&amp;&quot;-&quot;&amp;ROW();&quot;LocalDate&quot;;[.F301])" office:value-type="string" office:string-value="date-8-301 &#10;[24726]" calcext:value-type="string">
            <text:p>date-8-301 </text:p>
            <text:p>[24726]</text:p>
          </table:table-cell>
          <table:table-cell/>
          <table:table-cell table:formula="of:=INFO.OBBA.OBBA.OBGET(INFO.OBBA.OBBA.OBCALL(&quot;&quot;;[.$B$15];&quot;getDaycountFraction&quot;;[.G301];[.H301]))" office:value-type="float" office:value="-6.87777777777778" calcext:value-type="float">
            <text:p>-6,878</text:p>
          </table:table-cell>
          <table:table-cell table:style-name="ce37" table:formula="of:=(YEARFRAC([.E301];[.F301];[.$C$9]))" office:value-type="float" office:value="6.87777777777778" calcext:value-type="float">
            <text:p>6,878</text:p>
          </table:table-cell>
          <table:table-cell table:formula="of:=ABS([.J301])-[.K30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10-03" calcext:value-type="date">
            <text:p>03.10.1993</text:p>
          </table:table-cell>
          <table:table-cell table:style-name="ce26" table:formula="of:=[.$C$11]+INT(RAND()*([.$C$12]-[.$C$11]))" office:value-type="date" office:date-value="2017-05-16" calcext:value-type="date">
            <text:p>16.05.2017</text:p>
          </table:table-cell>
          <table:table-cell table:style-name="ce25" table:formula="of:=INFO.OBBA.OBBA.OBMAKE(&quot;date-&quot;&amp;COLUMN()&amp;&quot;-&quot;&amp;ROW();&quot;LocalDate&quot;;[.E302])" office:value-type="string" office:string-value="date-7-302 &#10;[24228]" calcext:value-type="string">
            <text:p>date-7-302 </text:p>
            <text:p>[24228]</text:p>
          </table:table-cell>
          <table:table-cell table:style-name="ce25" table:formula="of:=INFO.OBBA.OBBA.OBMAKE(&quot;date-&quot;&amp;COLUMN()&amp;&quot;-&quot;&amp;ROW();&quot;LocalDate&quot;;[.F302])" office:value-type="string" office:string-value="date-8-302 &#10;[24727]" calcext:value-type="string">
            <text:p>date-8-302 </text:p>
            <text:p>[24727]</text:p>
          </table:table-cell>
          <table:table-cell/>
          <table:table-cell table:formula="of:=INFO.OBBA.OBBA.OBGET(INFO.OBBA.OBBA.OBCALL(&quot;&quot;;[.$B$15];&quot;getDaycountFraction&quot;;[.G302];[.H302]))" office:value-type="float" office:value="23.9611111111111" calcext:value-type="float">
            <text:p>23,961</text:p>
          </table:table-cell>
          <table:table-cell table:style-name="ce37" table:formula="of:=(YEARFRAC([.E302];[.F302];[.$C$9]))" office:value-type="float" office:value="23.9611111111111" calcext:value-type="float">
            <text:p>23,961</text:p>
          </table:table-cell>
          <table:table-cell table:formula="of:=ABS([.J302])-[.K30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4-06" calcext:value-type="date">
            <text:p>06.04.2005</text:p>
          </table:table-cell>
          <table:table-cell table:style-name="ce26" table:formula="of:=[.$C$11]+INT(RAND()*([.$C$12]-[.$C$11]))" office:value-type="date" office:date-value="2026-05-25" calcext:value-type="date">
            <text:p>25.05.2026</text:p>
          </table:table-cell>
          <table:table-cell table:style-name="ce25" table:formula="of:=INFO.OBBA.OBBA.OBMAKE(&quot;date-&quot;&amp;COLUMN()&amp;&quot;-&quot;&amp;ROW();&quot;LocalDate&quot;;[.E303])" office:value-type="string" office:string-value="date-7-303 &#10;[24229]" calcext:value-type="string">
            <text:p>date-7-303 </text:p>
            <text:p>[24229]</text:p>
          </table:table-cell>
          <table:table-cell table:style-name="ce25" table:formula="of:=INFO.OBBA.OBBA.OBMAKE(&quot;date-&quot;&amp;COLUMN()&amp;&quot;-&quot;&amp;ROW();&quot;LocalDate&quot;;[.F303])" office:value-type="string" office:string-value="date-8-303 &#10;[24728]" calcext:value-type="string">
            <text:p>date-8-303 </text:p>
            <text:p>[24728]</text:p>
          </table:table-cell>
          <table:table-cell/>
          <table:table-cell table:formula="of:=INFO.OBBA.OBBA.OBGET(INFO.OBBA.OBBA.OBCALL(&quot;&quot;;[.$B$15];&quot;getDaycountFraction&quot;;[.G303];[.H303]))" office:value-type="float" office:value="21.4416666666667" calcext:value-type="float">
            <text:p>21,442</text:p>
          </table:table-cell>
          <table:table-cell table:style-name="ce37" table:formula="of:=(YEARFRAC([.E303];[.F303];[.$C$9]))" office:value-type="float" office:value="21.4416666666667" calcext:value-type="float">
            <text:p>21,442</text:p>
          </table:table-cell>
          <table:table-cell table:formula="of:=ABS([.J303])-[.K30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3-16" calcext:value-type="date">
            <text:p>16.03.2023</text:p>
          </table:table-cell>
          <table:table-cell table:style-name="ce26" table:formula="of:=[.$C$11]+INT(RAND()*([.$C$12]-[.$C$11]))" office:value-type="date" office:date-value="2024-04-23" calcext:value-type="date">
            <text:p>23.04.2024</text:p>
          </table:table-cell>
          <table:table-cell table:style-name="ce25" table:formula="of:=INFO.OBBA.OBBA.OBMAKE(&quot;date-&quot;&amp;COLUMN()&amp;&quot;-&quot;&amp;ROW();&quot;LocalDate&quot;;[.E304])" office:value-type="string" office:string-value="date-7-304 &#10;[24230]" calcext:value-type="string">
            <text:p>date-7-304 </text:p>
            <text:p>[24230]</text:p>
          </table:table-cell>
          <table:table-cell table:style-name="ce25" table:formula="of:=INFO.OBBA.OBBA.OBMAKE(&quot;date-&quot;&amp;COLUMN()&amp;&quot;-&quot;&amp;ROW();&quot;LocalDate&quot;;[.F304])" office:value-type="string" office:string-value="date-8-304 &#10;[24729]" calcext:value-type="string">
            <text:p>date-8-304 </text:p>
            <text:p>[24729]</text:p>
          </table:table-cell>
          <table:table-cell/>
          <table:table-cell table:formula="of:=INFO.OBBA.OBBA.OBGET(INFO.OBBA.OBBA.OBCALL(&quot;&quot;;[.$B$15];&quot;getDaycountFraction&quot;;[.G304];[.H304]))" office:value-type="float" office:value="1.12222222222222" calcext:value-type="float">
            <text:p>1,122</text:p>
          </table:table-cell>
          <table:table-cell table:style-name="ce37" table:formula="of:=(YEARFRAC([.E304];[.F304];[.$C$9]))" office:value-type="float" office:value="1.12222222222222" calcext:value-type="float">
            <text:p>1,122</text:p>
          </table:table-cell>
          <table:table-cell table:formula="of:=ABS([.J304])-[.K30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7-18" calcext:value-type="date">
            <text:p>18.07.1987</text:p>
          </table:table-cell>
          <table:table-cell table:style-name="ce26" table:formula="of:=[.$C$11]+INT(RAND()*([.$C$12]-[.$C$11]))" office:value-type="date" office:date-value="2010-07-30" calcext:value-type="date">
            <text:p>30.07.2010</text:p>
          </table:table-cell>
          <table:table-cell table:style-name="ce25" table:formula="of:=INFO.OBBA.OBBA.OBMAKE(&quot;date-&quot;&amp;COLUMN()&amp;&quot;-&quot;&amp;ROW();&quot;LocalDate&quot;;[.E305])" office:value-type="string" office:string-value="date-7-305 &#10;[24231]" calcext:value-type="string">
            <text:p>date-7-305 </text:p>
            <text:p>[24231]</text:p>
          </table:table-cell>
          <table:table-cell table:style-name="ce25" table:formula="of:=INFO.OBBA.OBBA.OBMAKE(&quot;date-&quot;&amp;COLUMN()&amp;&quot;-&quot;&amp;ROW();&quot;LocalDate&quot;;[.F305])" office:value-type="string" office:string-value="date-8-305 &#10;[24730]" calcext:value-type="string">
            <text:p>date-8-305 </text:p>
            <text:p>[24730]</text:p>
          </table:table-cell>
          <table:table-cell/>
          <table:table-cell table:formula="of:=INFO.OBBA.OBBA.OBGET(INFO.OBBA.OBBA.OBCALL(&quot;&quot;;[.$B$15];&quot;getDaycountFraction&quot;;[.G305];[.H305]))" office:value-type="float" office:value="23.3694444444444" calcext:value-type="float">
            <text:p>23,369</text:p>
          </table:table-cell>
          <table:table-cell table:style-name="ce37" table:formula="of:=(YEARFRAC([.E305];[.F305];[.$C$9]))" office:value-type="float" office:value="23.3694444444444" calcext:value-type="float">
            <text:p>23,369</text:p>
          </table:table-cell>
          <table:table-cell table:formula="of:=ABS([.J305])-[.K30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6-01" calcext:value-type="date">
            <text:p>01.06.1982</text:p>
          </table:table-cell>
          <table:table-cell table:style-name="ce26" table:formula="of:=[.$C$11]+INT(RAND()*([.$C$12]-[.$C$11]))" office:value-type="date" office:date-value="2025-07-14" calcext:value-type="date">
            <text:p>14.07.2025</text:p>
          </table:table-cell>
          <table:table-cell table:style-name="ce25" table:formula="of:=INFO.OBBA.OBBA.OBMAKE(&quot;date-&quot;&amp;COLUMN()&amp;&quot;-&quot;&amp;ROW();&quot;LocalDate&quot;;[.E306])" office:value-type="string" office:string-value="date-7-306 &#10;[24232]" calcext:value-type="string">
            <text:p>date-7-306 </text:p>
            <text:p>[24232]</text:p>
          </table:table-cell>
          <table:table-cell table:style-name="ce25" table:formula="of:=INFO.OBBA.OBBA.OBMAKE(&quot;date-&quot;&amp;COLUMN()&amp;&quot;-&quot;&amp;ROW();&quot;LocalDate&quot;;[.F306])" office:value-type="string" office:string-value="date-8-306 &#10;[24731]" calcext:value-type="string">
            <text:p>date-8-306 </text:p>
            <text:p>[24731]</text:p>
          </table:table-cell>
          <table:table-cell/>
          <table:table-cell table:formula="of:=INFO.OBBA.OBBA.OBGET(INFO.OBBA.OBBA.OBCALL(&quot;&quot;;[.$B$15];&quot;getDaycountFraction&quot;;[.G306];[.H306]))" office:value-type="float" office:value="43.7472222222222" calcext:value-type="float">
            <text:p>43,747</text:p>
          </table:table-cell>
          <table:table-cell table:style-name="ce37" table:formula="of:=(YEARFRAC([.E306];[.F306];[.$C$9]))" office:value-type="float" office:value="43.7472222222222" calcext:value-type="float">
            <text:p>43,747</text:p>
          </table:table-cell>
          <table:table-cell table:formula="of:=ABS([.J306])-[.K30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12-07" calcext:value-type="date">
            <text:p>07.12.2022</text:p>
          </table:table-cell>
          <table:table-cell table:style-name="ce26" table:formula="of:=[.$C$11]+INT(RAND()*([.$C$12]-[.$C$11]))" office:value-type="date" office:date-value="2028-02-26" calcext:value-type="date">
            <text:p>26.02.2028</text:p>
          </table:table-cell>
          <table:table-cell table:style-name="ce25" table:formula="of:=INFO.OBBA.OBBA.OBMAKE(&quot;date-&quot;&amp;COLUMN()&amp;&quot;-&quot;&amp;ROW();&quot;LocalDate&quot;;[.E307])" office:value-type="string" office:string-value="date-7-307 &#10;[24233]" calcext:value-type="string">
            <text:p>date-7-307 </text:p>
            <text:p>[24233]</text:p>
          </table:table-cell>
          <table:table-cell table:style-name="ce25" table:formula="of:=INFO.OBBA.OBBA.OBMAKE(&quot;date-&quot;&amp;COLUMN()&amp;&quot;-&quot;&amp;ROW();&quot;LocalDate&quot;;[.F307])" office:value-type="string" office:string-value="date-8-307 &#10;[24732]" calcext:value-type="string">
            <text:p>date-8-307 </text:p>
            <text:p>[24732]</text:p>
          </table:table-cell>
          <table:table-cell/>
          <table:table-cell table:formula="of:=INFO.OBBA.OBBA.OBGET(INFO.OBBA.OBBA.OBCALL(&quot;&quot;;[.$B$15];&quot;getDaycountFraction&quot;;[.G307];[.H307]))" office:value-type="float" office:value="5.29722222222222" calcext:value-type="float">
            <text:p>5,297</text:p>
          </table:table-cell>
          <table:table-cell table:style-name="ce37" table:formula="of:=(YEARFRAC([.E307];[.F307];[.$C$9]))" office:value-type="float" office:value="5.29722222222222" calcext:value-type="float">
            <text:p>5,297</text:p>
          </table:table-cell>
          <table:table-cell table:formula="of:=ABS([.J307])-[.K30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11-28" calcext:value-type="date">
            <text:p>28.11.2026</text:p>
          </table:table-cell>
          <table:table-cell table:style-name="ce26" table:formula="of:=[.$C$11]+INT(RAND()*([.$C$12]-[.$C$11]))" office:value-type="date" office:date-value="1989-02-25" calcext:value-type="date">
            <text:p>25.02.1989</text:p>
          </table:table-cell>
          <table:table-cell table:style-name="ce25" table:formula="of:=INFO.OBBA.OBBA.OBMAKE(&quot;date-&quot;&amp;COLUMN()&amp;&quot;-&quot;&amp;ROW();&quot;LocalDate&quot;;[.E308])" office:value-type="string" office:string-value="date-7-308 &#10;[24234]" calcext:value-type="string">
            <text:p>date-7-308 </text:p>
            <text:p>[24234]</text:p>
          </table:table-cell>
          <table:table-cell table:style-name="ce25" table:formula="of:=INFO.OBBA.OBBA.OBMAKE(&quot;date-&quot;&amp;COLUMN()&amp;&quot;-&quot;&amp;ROW();&quot;LocalDate&quot;;[.F308])" office:value-type="string" office:string-value="date-8-308 &#10;[24733]" calcext:value-type="string">
            <text:p>date-8-308 </text:p>
            <text:p>[24733]</text:p>
          </table:table-cell>
          <table:table-cell/>
          <table:table-cell table:formula="of:=INFO.OBBA.OBBA.OBGET(INFO.OBBA.OBBA.OBCALL(&quot;&quot;;[.$B$15];&quot;getDaycountFraction&quot;;[.G308];[.H308]))" office:value-type="float" office:value="-38.3055555555556" calcext:value-type="float">
            <text:p>-38,306</text:p>
          </table:table-cell>
          <table:table-cell table:style-name="ce37" table:formula="of:=(YEARFRAC([.E308];[.F308];[.$C$9]))" office:value-type="float" office:value="38.3055555555556" calcext:value-type="float">
            <text:p>38,306</text:p>
          </table:table-cell>
          <table:table-cell table:formula="of:=ABS([.J308])-[.K30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6-24" calcext:value-type="date">
            <text:p>24.06.1989</text:p>
          </table:table-cell>
          <table:table-cell table:style-name="ce26" table:formula="of:=[.$C$11]+INT(RAND()*([.$C$12]-[.$C$11]))" office:value-type="date" office:date-value="2025-07-20" calcext:value-type="date">
            <text:p>20.07.2025</text:p>
          </table:table-cell>
          <table:table-cell table:style-name="ce25" table:formula="of:=INFO.OBBA.OBBA.OBMAKE(&quot;date-&quot;&amp;COLUMN()&amp;&quot;-&quot;&amp;ROW();&quot;LocalDate&quot;;[.E309])" office:value-type="string" office:string-value="date-7-309 &#10;[24235]" calcext:value-type="string">
            <text:p>date-7-309 </text:p>
            <text:p>[24235]</text:p>
          </table:table-cell>
          <table:table-cell table:style-name="ce25" table:formula="of:=INFO.OBBA.OBBA.OBMAKE(&quot;date-&quot;&amp;COLUMN()&amp;&quot;-&quot;&amp;ROW();&quot;LocalDate&quot;;[.F309])" office:value-type="string" office:string-value="date-8-309 &#10;[24734]" calcext:value-type="string">
            <text:p>date-8-309 </text:p>
            <text:p>[24734]</text:p>
          </table:table-cell>
          <table:table-cell/>
          <table:table-cell table:formula="of:=INFO.OBBA.OBBA.OBGET(INFO.OBBA.OBBA.OBCALL(&quot;&quot;;[.$B$15];&quot;getDaycountFraction&quot;;[.G309];[.H309]))" office:value-type="float" office:value="36.5972222222222" calcext:value-type="float">
            <text:p>36,597</text:p>
          </table:table-cell>
          <table:table-cell table:style-name="ce37" table:formula="of:=(YEARFRAC([.E309];[.F309];[.$C$9]))" office:value-type="float" office:value="36.5972222222222" calcext:value-type="float">
            <text:p>36,597</text:p>
          </table:table-cell>
          <table:table-cell table:formula="of:=ABS([.J309])-[.K30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7-14" calcext:value-type="date">
            <text:p>14.07.1995</text:p>
          </table:table-cell>
          <table:table-cell table:style-name="ce26" table:formula="of:=[.$C$11]+INT(RAND()*([.$C$12]-[.$C$11]))" office:value-type="date" office:date-value="1980-08-14" calcext:value-type="date">
            <text:p>14.08.1980</text:p>
          </table:table-cell>
          <table:table-cell table:style-name="ce25" table:formula="of:=INFO.OBBA.OBBA.OBMAKE(&quot;date-&quot;&amp;COLUMN()&amp;&quot;-&quot;&amp;ROW();&quot;LocalDate&quot;;[.E310])" office:value-type="string" office:string-value="date-7-310 &#10;[24236]" calcext:value-type="string">
            <text:p>date-7-310 </text:p>
            <text:p>[24236]</text:p>
          </table:table-cell>
          <table:table-cell table:style-name="ce25" table:formula="of:=INFO.OBBA.OBBA.OBMAKE(&quot;date-&quot;&amp;COLUMN()&amp;&quot;-&quot;&amp;ROW();&quot;LocalDate&quot;;[.F310])" office:value-type="string" office:string-value="date-8-310 &#10;[24735]" calcext:value-type="string">
            <text:p>date-8-310 </text:p>
            <text:p>[24735]</text:p>
          </table:table-cell>
          <table:table-cell/>
          <table:table-cell table:formula="of:=INFO.OBBA.OBBA.OBGET(INFO.OBBA.OBBA.OBCALL(&quot;&quot;;[.$B$15];&quot;getDaycountFraction&quot;;[.G310];[.H310]))" office:value-type="float" office:value="-15.1305555555556" calcext:value-type="float">
            <text:p>-15,131</text:p>
          </table:table-cell>
          <table:table-cell table:style-name="ce37" table:formula="of:=(YEARFRAC([.E310];[.F310];[.$C$9]))" office:value-type="float" office:value="15.1305555555556" calcext:value-type="float">
            <text:p>15,131</text:p>
          </table:table-cell>
          <table:table-cell table:formula="of:=ABS([.J310])-[.K31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12-17" calcext:value-type="date">
            <text:p>17.12.1981</text:p>
          </table:table-cell>
          <table:table-cell table:style-name="ce26" table:formula="of:=[.$C$11]+INT(RAND()*([.$C$12]-[.$C$11]))" office:value-type="date" office:date-value="2017-01-11" calcext:value-type="date">
            <text:p>11.01.2017</text:p>
          </table:table-cell>
          <table:table-cell table:style-name="ce25" table:formula="of:=INFO.OBBA.OBBA.OBMAKE(&quot;date-&quot;&amp;COLUMN()&amp;&quot;-&quot;&amp;ROW();&quot;LocalDate&quot;;[.E311])" office:value-type="string" office:string-value="date-7-311 &#10;[24237]" calcext:value-type="string">
            <text:p>date-7-311 </text:p>
            <text:p>[24237]</text:p>
          </table:table-cell>
          <table:table-cell table:style-name="ce25" table:formula="of:=INFO.OBBA.OBBA.OBMAKE(&quot;date-&quot;&amp;COLUMN()&amp;&quot;-&quot;&amp;ROW();&quot;LocalDate&quot;;[.F311])" office:value-type="string" office:string-value="date-8-311 &#10;[24736]" calcext:value-type="string">
            <text:p>date-8-311 </text:p>
            <text:p>[24736]</text:p>
          </table:table-cell>
          <table:table-cell/>
          <table:table-cell table:formula="of:=INFO.OBBA.OBBA.OBGET(INFO.OBBA.OBBA.OBCALL(&quot;&quot;;[.$B$15];&quot;getDaycountFraction&quot;;[.G311];[.H311]))" office:value-type="float" office:value="35.5805555555556" calcext:value-type="float">
            <text:p>35,581</text:p>
          </table:table-cell>
          <table:table-cell table:style-name="ce37" table:formula="of:=(YEARFRAC([.E311];[.F311];[.$C$9]))" office:value-type="float" office:value="35.5805555555556" calcext:value-type="float">
            <text:p>35,581</text:p>
          </table:table-cell>
          <table:table-cell table:formula="of:=ABS([.J311])-[.K31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6-10" calcext:value-type="date">
            <text:p>10.06.2000</text:p>
          </table:table-cell>
          <table:table-cell table:style-name="ce26" table:formula="of:=[.$C$11]+INT(RAND()*([.$C$12]-[.$C$11]))" office:value-type="date" office:date-value="2020-03-30" calcext:value-type="date">
            <text:p>30.03.2020</text:p>
          </table:table-cell>
          <table:table-cell table:style-name="ce25" table:formula="of:=INFO.OBBA.OBBA.OBMAKE(&quot;date-&quot;&amp;COLUMN()&amp;&quot;-&quot;&amp;ROW();&quot;LocalDate&quot;;[.E312])" office:value-type="string" office:string-value="date-7-312 &#10;[24238]" calcext:value-type="string">
            <text:p>date-7-312 </text:p>
            <text:p>[24238]</text:p>
          </table:table-cell>
          <table:table-cell table:style-name="ce25" table:formula="of:=INFO.OBBA.OBBA.OBMAKE(&quot;date-&quot;&amp;COLUMN()&amp;&quot;-&quot;&amp;ROW();&quot;LocalDate&quot;;[.F312])" office:value-type="string" office:string-value="date-8-312 &#10;[24737]" calcext:value-type="string">
            <text:p>date-8-312 </text:p>
            <text:p>[24737]</text:p>
          </table:table-cell>
          <table:table-cell/>
          <table:table-cell table:formula="of:=INFO.OBBA.OBBA.OBGET(INFO.OBBA.OBBA.OBCALL(&quot;&quot;;[.$B$15];&quot;getDaycountFraction&quot;;[.G312];[.H312]))" office:value-type="float" office:value="20.0916666666667" calcext:value-type="float">
            <text:p>20,092</text:p>
          </table:table-cell>
          <table:table-cell table:style-name="ce37" table:formula="of:=(YEARFRAC([.E312];[.F312];[.$C$9]))" office:value-type="float" office:value="20.0916666666667" calcext:value-type="float">
            <text:p>20,092</text:p>
          </table:table-cell>
          <table:table-cell table:formula="of:=ABS([.J312])-[.K31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9-08" calcext:value-type="date">
            <text:p>08.09.1992</text:p>
          </table:table-cell>
          <table:table-cell table:style-name="ce26" table:formula="of:=[.$C$11]+INT(RAND()*([.$C$12]-[.$C$11]))" office:value-type="date" office:date-value="1981-10-19" calcext:value-type="date">
            <text:p>19.10.1981</text:p>
          </table:table-cell>
          <table:table-cell table:style-name="ce25" table:formula="of:=INFO.OBBA.OBBA.OBMAKE(&quot;date-&quot;&amp;COLUMN()&amp;&quot;-&quot;&amp;ROW();&quot;LocalDate&quot;;[.E313])" office:value-type="string" office:string-value="date-7-313 &#10;[24239]" calcext:value-type="string">
            <text:p>date-7-313 </text:p>
            <text:p>[24239]</text:p>
          </table:table-cell>
          <table:table-cell table:style-name="ce25" table:formula="of:=INFO.OBBA.OBBA.OBMAKE(&quot;date-&quot;&amp;COLUMN()&amp;&quot;-&quot;&amp;ROW();&quot;LocalDate&quot;;[.F313])" office:value-type="string" office:string-value="date-8-313 &#10;[24738]" calcext:value-type="string">
            <text:p>date-8-313 </text:p>
            <text:p>[24738]</text:p>
          </table:table-cell>
          <table:table-cell/>
          <table:table-cell table:formula="of:=INFO.OBBA.OBBA.OBGET(INFO.OBBA.OBBA.OBCALL(&quot;&quot;;[.$B$15];&quot;getDaycountFraction&quot;;[.G313];[.H313]))" office:value-type="float" office:value="-11.0472222222222" calcext:value-type="float">
            <text:p>-11,047</text:p>
          </table:table-cell>
          <table:table-cell table:style-name="ce37" table:formula="of:=(YEARFRAC([.E313];[.F313];[.$C$9]))" office:value-type="float" office:value="11.0472222222222" calcext:value-type="float">
            <text:p>11,047</text:p>
          </table:table-cell>
          <table:table-cell table:formula="of:=ABS([.J313])-[.K31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4-28" calcext:value-type="date">
            <text:p>28.04.1992</text:p>
          </table:table-cell>
          <table:table-cell table:style-name="ce26" table:formula="of:=[.$C$11]+INT(RAND()*([.$C$12]-[.$C$11]))" office:value-type="date" office:date-value="1987-09-04" calcext:value-type="date">
            <text:p>04.09.1987</text:p>
          </table:table-cell>
          <table:table-cell table:style-name="ce25" table:formula="of:=INFO.OBBA.OBBA.OBMAKE(&quot;date-&quot;&amp;COLUMN()&amp;&quot;-&quot;&amp;ROW();&quot;LocalDate&quot;;[.E314])" office:value-type="string" office:string-value="date-7-314 &#10;[24240]" calcext:value-type="string">
            <text:p>date-7-314 </text:p>
            <text:p>[24240]</text:p>
          </table:table-cell>
          <table:table-cell table:style-name="ce25" table:formula="of:=INFO.OBBA.OBBA.OBMAKE(&quot;date-&quot;&amp;COLUMN()&amp;&quot;-&quot;&amp;ROW();&quot;LocalDate&quot;;[.F314])" office:value-type="string" office:string-value="date-8-314 &#10;[24739]" calcext:value-type="string">
            <text:p>date-8-314 </text:p>
            <text:p>[24739]</text:p>
          </table:table-cell>
          <table:table-cell/>
          <table:table-cell table:formula="of:=INFO.OBBA.OBBA.OBGET(INFO.OBBA.OBBA.OBCALL(&quot;&quot;;[.$B$15];&quot;getDaycountFraction&quot;;[.G314];[.H314]))" office:value-type="float" office:value="-4.71666666666667" calcext:value-type="float">
            <text:p>-4,717</text:p>
          </table:table-cell>
          <table:table-cell table:style-name="ce37" table:formula="of:=(YEARFRAC([.E314];[.F314];[.$C$9]))" office:value-type="float" office:value="4.71666666666667" calcext:value-type="float">
            <text:p>4,717</text:p>
          </table:table-cell>
          <table:table-cell table:formula="of:=ABS([.J314])-[.K31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9-21" calcext:value-type="date">
            <text:p>21.09.2017</text:p>
          </table:table-cell>
          <table:table-cell table:style-name="ce26" table:formula="of:=[.$C$11]+INT(RAND()*([.$C$12]-[.$C$11]))" office:value-type="date" office:date-value="2019-01-09" calcext:value-type="date">
            <text:p>09.01.2019</text:p>
          </table:table-cell>
          <table:table-cell table:style-name="ce25" table:formula="of:=INFO.OBBA.OBBA.OBMAKE(&quot;date-&quot;&amp;COLUMN()&amp;&quot;-&quot;&amp;ROW();&quot;LocalDate&quot;;[.E315])" office:value-type="string" office:string-value="date-7-315 &#10;[24241]" calcext:value-type="string">
            <text:p>date-7-315 </text:p>
            <text:p>[24241]</text:p>
          </table:table-cell>
          <table:table-cell table:style-name="ce25" table:formula="of:=INFO.OBBA.OBBA.OBMAKE(&quot;date-&quot;&amp;COLUMN()&amp;&quot;-&quot;&amp;ROW();&quot;LocalDate&quot;;[.F315])" office:value-type="string" office:string-value="date-8-315 &#10;[24740]" calcext:value-type="string">
            <text:p>date-8-315 </text:p>
            <text:p>[24740]</text:p>
          </table:table-cell>
          <table:table-cell/>
          <table:table-cell table:formula="of:=INFO.OBBA.OBBA.OBGET(INFO.OBBA.OBBA.OBCALL(&quot;&quot;;[.$B$15];&quot;getDaycountFraction&quot;;[.G315];[.H315]))" office:value-type="float" office:value="1.31944444444444" calcext:value-type="float">
            <text:p>1,319</text:p>
          </table:table-cell>
          <table:table-cell table:style-name="ce37" table:formula="of:=(YEARFRAC([.E315];[.F315];[.$C$9]))" office:value-type="float" office:value="1.31944444444444" calcext:value-type="float">
            <text:p>1,319</text:p>
          </table:table-cell>
          <table:table-cell table:formula="of:=ABS([.J315])-[.K31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2-15" calcext:value-type="date">
            <text:p>15.12.2018</text:p>
          </table:table-cell>
          <table:table-cell table:style-name="ce26" table:formula="of:=[.$C$11]+INT(RAND()*([.$C$12]-[.$C$11]))" office:value-type="date" office:date-value="1981-07-27" calcext:value-type="date">
            <text:p>27.07.1981</text:p>
          </table:table-cell>
          <table:table-cell table:style-name="ce25" table:formula="of:=INFO.OBBA.OBBA.OBMAKE(&quot;date-&quot;&amp;COLUMN()&amp;&quot;-&quot;&amp;ROW();&quot;LocalDate&quot;;[.E316])" office:value-type="string" office:string-value="date-7-316 &#10;[24242]" calcext:value-type="string">
            <text:p>date-7-316 </text:p>
            <text:p>[24242]</text:p>
          </table:table-cell>
          <table:table-cell table:style-name="ce25" table:formula="of:=INFO.OBBA.OBBA.OBMAKE(&quot;date-&quot;&amp;COLUMN()&amp;&quot;-&quot;&amp;ROW();&quot;LocalDate&quot;;[.F316])" office:value-type="string" office:string-value="date-8-316 &#10;[24741]" calcext:value-type="string">
            <text:p>date-8-316 </text:p>
            <text:p>[24741]</text:p>
          </table:table-cell>
          <table:table-cell/>
          <table:table-cell table:formula="of:=INFO.OBBA.OBBA.OBGET(INFO.OBBA.OBBA.OBCALL(&quot;&quot;;[.$B$15];&quot;getDaycountFraction&quot;;[.G316];[.H316]))" office:value-type="float" office:value="-37.9305555555556" calcext:value-type="float">
            <text:p>-37,931</text:p>
          </table:table-cell>
          <table:table-cell table:style-name="ce37" table:formula="of:=(YEARFRAC([.E316];[.F316];[.$C$9]))" office:value-type="float" office:value="37.9305555555556" calcext:value-type="float">
            <text:p>37,931</text:p>
          </table:table-cell>
          <table:table-cell table:formula="of:=ABS([.J316])-[.K31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6-29" calcext:value-type="date">
            <text:p>29.06.2025</text:p>
          </table:table-cell>
          <table:table-cell table:style-name="ce26" table:formula="of:=[.$C$11]+INT(RAND()*([.$C$12]-[.$C$11]))" office:value-type="date" office:date-value="2019-08-06" calcext:value-type="date">
            <text:p>06.08.2019</text:p>
          </table:table-cell>
          <table:table-cell table:style-name="ce25" table:formula="of:=INFO.OBBA.OBBA.OBMAKE(&quot;date-&quot;&amp;COLUMN()&amp;&quot;-&quot;&amp;ROW();&quot;LocalDate&quot;;[.E317])" office:value-type="string" office:string-value="date-7-317 &#10;[24243]" calcext:value-type="string">
            <text:p>date-7-317 </text:p>
            <text:p>[24243]</text:p>
          </table:table-cell>
          <table:table-cell table:style-name="ce25" table:formula="of:=INFO.OBBA.OBBA.OBMAKE(&quot;date-&quot;&amp;COLUMN()&amp;&quot;-&quot;&amp;ROW();&quot;LocalDate&quot;;[.F317])" office:value-type="string" office:string-value="date-8-317 &#10;[24742]" calcext:value-type="string">
            <text:p>date-8-317 </text:p>
            <text:p>[24742]</text:p>
          </table:table-cell>
          <table:table-cell/>
          <table:table-cell table:formula="of:=INFO.OBBA.OBBA.OBGET(INFO.OBBA.OBBA.OBCALL(&quot;&quot;;[.$B$15];&quot;getDaycountFraction&quot;;[.G317];[.H317]))" office:value-type="float" office:value="-5.98333333333333" calcext:value-type="float">
            <text:p>-5,983</text:p>
          </table:table-cell>
          <table:table-cell table:style-name="ce37" table:formula="of:=(YEARFRAC([.E317];[.F317];[.$C$9]))" office:value-type="float" office:value="5.98333333333333" calcext:value-type="float">
            <text:p>5,983</text:p>
          </table:table-cell>
          <table:table-cell table:formula="of:=ABS([.J317])-[.K31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4-26" calcext:value-type="date">
            <text:p>26.04.2021</text:p>
          </table:table-cell>
          <table:table-cell table:style-name="ce26" table:formula="of:=[.$C$11]+INT(RAND()*([.$C$12]-[.$C$11]))" office:value-type="date" office:date-value="2018-03-31" calcext:value-type="date">
            <text:p>31.03.2018</text:p>
          </table:table-cell>
          <table:table-cell table:style-name="ce25" table:formula="of:=INFO.OBBA.OBBA.OBMAKE(&quot;date-&quot;&amp;COLUMN()&amp;&quot;-&quot;&amp;ROW();&quot;LocalDate&quot;;[.E318])" office:value-type="string" office:string-value="date-7-318 &#10;[24244]" calcext:value-type="string">
            <text:p>date-7-318 </text:p>
            <text:p>[24244]</text:p>
          </table:table-cell>
          <table:table-cell table:style-name="ce25" table:formula="of:=INFO.OBBA.OBBA.OBMAKE(&quot;date-&quot;&amp;COLUMN()&amp;&quot;-&quot;&amp;ROW();&quot;LocalDate&quot;;[.F318])" office:value-type="string" office:string-value="date-8-318 &#10;[24743]" calcext:value-type="string">
            <text:p>date-8-318 </text:p>
            <text:p>[24743]</text:p>
          </table:table-cell>
          <table:table-cell/>
          <table:table-cell table:formula="of:=INFO.OBBA.OBBA.OBGET(INFO.OBBA.OBBA.OBCALL(&quot;&quot;;[.$B$15];&quot;getDaycountFraction&quot;;[.G318];[.H318]))" office:value-type="float" office:value="-3.11666666666667" calcext:value-type="float">
            <text:p>-3,117</text:p>
          </table:table-cell>
          <table:table-cell table:style-name="ce37" table:formula="of:=(YEARFRAC([.E318];[.F318];[.$C$9]))" office:value-type="float" office:value="3.11666666666667" calcext:value-type="float">
            <text:p>3,117</text:p>
          </table:table-cell>
          <table:table-cell table:formula="of:=ABS([.J318])-[.K31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5-25" calcext:value-type="date">
            <text:p>25.05.2014</text:p>
          </table:table-cell>
          <table:table-cell table:style-name="ce26" table:formula="of:=[.$C$11]+INT(RAND()*([.$C$12]-[.$C$11]))" office:value-type="date" office:date-value="2004-10-04" calcext:value-type="date">
            <text:p>04.10.2004</text:p>
          </table:table-cell>
          <table:table-cell table:style-name="ce25" table:formula="of:=INFO.OBBA.OBBA.OBMAKE(&quot;date-&quot;&amp;COLUMN()&amp;&quot;-&quot;&amp;ROW();&quot;LocalDate&quot;;[.E319])" office:value-type="string" office:string-value="date-7-319 &#10;[24245]" calcext:value-type="string">
            <text:p>date-7-319 </text:p>
            <text:p>[24245]</text:p>
          </table:table-cell>
          <table:table-cell table:style-name="ce25" table:formula="of:=INFO.OBBA.OBBA.OBMAKE(&quot;date-&quot;&amp;COLUMN()&amp;&quot;-&quot;&amp;ROW();&quot;LocalDate&quot;;[.F319])" office:value-type="string" office:string-value="date-8-319 &#10;[24744]" calcext:value-type="string">
            <text:p>date-8-319 </text:p>
            <text:p>[24744]</text:p>
          </table:table-cell>
          <table:table-cell/>
          <table:table-cell table:formula="of:=INFO.OBBA.OBBA.OBGET(INFO.OBBA.OBBA.OBCALL(&quot;&quot;;[.$B$15];&quot;getDaycountFraction&quot;;[.G319];[.H319]))" office:value-type="float" office:value="-9.77777777777778" calcext:value-type="float">
            <text:p>-9,778</text:p>
          </table:table-cell>
          <table:table-cell table:style-name="ce37" table:formula="of:=(YEARFRAC([.E319];[.F319];[.$C$9]))" office:value-type="float" office:value="9.77777777777778" calcext:value-type="float">
            <text:p>9,778</text:p>
          </table:table-cell>
          <table:table-cell table:formula="of:=ABS([.J319])-[.K31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3-05" calcext:value-type="date">
            <text:p>05.03.1984</text:p>
          </table:table-cell>
          <table:table-cell table:style-name="ce26" table:formula="of:=[.$C$11]+INT(RAND()*([.$C$12]-[.$C$11]))" office:value-type="date" office:date-value="1999-04-21" calcext:value-type="date">
            <text:p>21.04.1999</text:p>
          </table:table-cell>
          <table:table-cell table:style-name="ce25" table:formula="of:=INFO.OBBA.OBBA.OBMAKE(&quot;date-&quot;&amp;COLUMN()&amp;&quot;-&quot;&amp;ROW();&quot;LocalDate&quot;;[.E320])" office:value-type="string" office:string-value="date-7-320 &#10;[24246]" calcext:value-type="string">
            <text:p>date-7-320 </text:p>
            <text:p>[24246]</text:p>
          </table:table-cell>
          <table:table-cell table:style-name="ce25" table:formula="of:=INFO.OBBA.OBBA.OBMAKE(&quot;date-&quot;&amp;COLUMN()&amp;&quot;-&quot;&amp;ROW();&quot;LocalDate&quot;;[.F320])" office:value-type="string" office:string-value="date-8-320 &#10;[24745]" calcext:value-type="string">
            <text:p>date-8-320 </text:p>
            <text:p>[24745]</text:p>
          </table:table-cell>
          <table:table-cell/>
          <table:table-cell table:formula="of:=INFO.OBBA.OBBA.OBGET(INFO.OBBA.OBBA.OBCALL(&quot;&quot;;[.$B$15];&quot;getDaycountFraction&quot;;[.G320];[.H320]))" office:value-type="float" office:value="15.3472222222222" calcext:value-type="float">
            <text:p>15,347</text:p>
          </table:table-cell>
          <table:table-cell table:style-name="ce37" table:formula="of:=(YEARFRAC([.E320];[.F320];[.$C$9]))" office:value-type="float" office:value="15.3472222222222" calcext:value-type="float">
            <text:p>15,347</text:p>
          </table:table-cell>
          <table:table-cell table:formula="of:=ABS([.J320])-[.K32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9-04" calcext:value-type="date">
            <text:p>04.09.2018</text:p>
          </table:table-cell>
          <table:table-cell table:style-name="ce26" table:formula="of:=[.$C$11]+INT(RAND()*([.$C$12]-[.$C$11]))" office:value-type="date" office:date-value="2011-11-19" calcext:value-type="date">
            <text:p>19.11.2011</text:p>
          </table:table-cell>
          <table:table-cell table:style-name="ce25" table:formula="of:=INFO.OBBA.OBBA.OBMAKE(&quot;date-&quot;&amp;COLUMN()&amp;&quot;-&quot;&amp;ROW();&quot;LocalDate&quot;;[.E321])" office:value-type="string" office:string-value="date-7-321 &#10;[24247]" calcext:value-type="string">
            <text:p>date-7-321 </text:p>
            <text:p>[24247]</text:p>
          </table:table-cell>
          <table:table-cell table:style-name="ce25" table:formula="of:=INFO.OBBA.OBBA.OBMAKE(&quot;date-&quot;&amp;COLUMN()&amp;&quot;-&quot;&amp;ROW();&quot;LocalDate&quot;;[.F321])" office:value-type="string" office:string-value="date-8-321 &#10;[24746]" calcext:value-type="string">
            <text:p>date-8-321 </text:p>
            <text:p>[24746]</text:p>
          </table:table-cell>
          <table:table-cell/>
          <table:table-cell table:formula="of:=INFO.OBBA.OBBA.OBGET(INFO.OBBA.OBBA.OBCALL(&quot;&quot;;[.$B$15];&quot;getDaycountFraction&quot;;[.G321];[.H321]))" office:value-type="float" office:value="-6.89166666666667" calcext:value-type="float">
            <text:p>-6,892</text:p>
          </table:table-cell>
          <table:table-cell table:style-name="ce37" table:formula="of:=(YEARFRAC([.E321];[.F321];[.$C$9]))" office:value-type="float" office:value="6.89166666666667" calcext:value-type="float">
            <text:p>6,892</text:p>
          </table:table-cell>
          <table:table-cell table:formula="of:=ABS([.J321])-[.K32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1-08" calcext:value-type="date">
            <text:p>08.01.2008</text:p>
          </table:table-cell>
          <table:table-cell table:style-name="ce26" table:formula="of:=[.$C$11]+INT(RAND()*([.$C$12]-[.$C$11]))" office:value-type="date" office:date-value="2027-04-30" calcext:value-type="date">
            <text:p>30.04.2027</text:p>
          </table:table-cell>
          <table:table-cell table:style-name="ce25" table:formula="of:=INFO.OBBA.OBBA.OBMAKE(&quot;date-&quot;&amp;COLUMN()&amp;&quot;-&quot;&amp;ROW();&quot;LocalDate&quot;;[.E322])" office:value-type="string" office:string-value="date-7-322 &#10;[24248]" calcext:value-type="string">
            <text:p>date-7-322 </text:p>
            <text:p>[24248]</text:p>
          </table:table-cell>
          <table:table-cell table:style-name="ce25" table:formula="of:=INFO.OBBA.OBBA.OBMAKE(&quot;date-&quot;&amp;COLUMN()&amp;&quot;-&quot;&amp;ROW();&quot;LocalDate&quot;;[.F322])" office:value-type="string" office:string-value="date-8-322 &#10;[24747]" calcext:value-type="string">
            <text:p>date-8-322 </text:p>
            <text:p>[24747]</text:p>
          </table:table-cell>
          <table:table-cell/>
          <table:table-cell table:formula="of:=INFO.OBBA.OBBA.OBGET(INFO.OBBA.OBBA.OBCALL(&quot;&quot;;[.$B$15];&quot;getDaycountFraction&quot;;[.G322];[.H322]))" office:value-type="float" office:value="19.5888888888889" calcext:value-type="float">
            <text:p>19,589</text:p>
          </table:table-cell>
          <table:table-cell table:style-name="ce37" table:formula="of:=(YEARFRAC([.E322];[.F322];[.$C$9]))" office:value-type="float" office:value="19.5888888888889" calcext:value-type="float">
            <text:p>19,589</text:p>
          </table:table-cell>
          <table:table-cell table:formula="of:=ABS([.J322])-[.K32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8-08" calcext:value-type="date">
            <text:p>08.08.2010</text:p>
          </table:table-cell>
          <table:table-cell table:style-name="ce26" table:formula="of:=[.$C$11]+INT(RAND()*([.$C$12]-[.$C$11]))" office:value-type="date" office:date-value="2018-03-22" calcext:value-type="date">
            <text:p>22.03.2018</text:p>
          </table:table-cell>
          <table:table-cell table:style-name="ce25" table:formula="of:=INFO.OBBA.OBBA.OBMAKE(&quot;date-&quot;&amp;COLUMN()&amp;&quot;-&quot;&amp;ROW();&quot;LocalDate&quot;;[.E323])" office:value-type="string" office:string-value="date-7-323 &#10;[24249]" calcext:value-type="string">
            <text:p>date-7-323 </text:p>
            <text:p>[24249]</text:p>
          </table:table-cell>
          <table:table-cell table:style-name="ce25" table:formula="of:=INFO.OBBA.OBBA.OBMAKE(&quot;date-&quot;&amp;COLUMN()&amp;&quot;-&quot;&amp;ROW();&quot;LocalDate&quot;;[.F323])" office:value-type="string" office:string-value="date-8-323 &#10;[24748]" calcext:value-type="string">
            <text:p>date-8-323 </text:p>
            <text:p>[24748]</text:p>
          </table:table-cell>
          <table:table-cell/>
          <table:table-cell table:formula="of:=INFO.OBBA.OBBA.OBGET(INFO.OBBA.OBBA.OBCALL(&quot;&quot;;[.$B$15];&quot;getDaycountFraction&quot;;[.G323];[.H323]))" office:value-type="float" office:value="7.73055555555556" calcext:value-type="float">
            <text:p>7,731</text:p>
          </table:table-cell>
          <table:table-cell table:style-name="ce37" table:formula="of:=(YEARFRAC([.E323];[.F323];[.$C$9]))" office:value-type="float" office:value="7.73055555555556" calcext:value-type="float">
            <text:p>7,731</text:p>
          </table:table-cell>
          <table:table-cell table:formula="of:=ABS([.J323])-[.K32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3-13" calcext:value-type="date">
            <text:p>13.03.1981</text:p>
          </table:table-cell>
          <table:table-cell table:style-name="ce26" table:formula="of:=[.$C$11]+INT(RAND()*([.$C$12]-[.$C$11]))" office:value-type="date" office:date-value="1997-06-18" calcext:value-type="date">
            <text:p>18.06.1997</text:p>
          </table:table-cell>
          <table:table-cell table:style-name="ce25" table:formula="of:=INFO.OBBA.OBBA.OBMAKE(&quot;date-&quot;&amp;COLUMN()&amp;&quot;-&quot;&amp;ROW();&quot;LocalDate&quot;;[.E324])" office:value-type="string" office:string-value="date-7-324 &#10;[24250]" calcext:value-type="string">
            <text:p>date-7-324 </text:p>
            <text:p>[24250]</text:p>
          </table:table-cell>
          <table:table-cell table:style-name="ce25" table:formula="of:=INFO.OBBA.OBBA.OBMAKE(&quot;date-&quot;&amp;COLUMN()&amp;&quot;-&quot;&amp;ROW();&quot;LocalDate&quot;;[.F324])" office:value-type="string" office:string-value="date-8-324 &#10;[24749]" calcext:value-type="string">
            <text:p>date-8-324 </text:p>
            <text:p>[24749]</text:p>
          </table:table-cell>
          <table:table-cell/>
          <table:table-cell table:formula="of:=INFO.OBBA.OBBA.OBGET(INFO.OBBA.OBBA.OBCALL(&quot;&quot;;[.$B$15];&quot;getDaycountFraction&quot;;[.G324];[.H324]))" office:value-type="float" office:value="16.5027777777778" calcext:value-type="float">
            <text:p>16,503</text:p>
          </table:table-cell>
          <table:table-cell table:style-name="ce37" table:formula="of:=(YEARFRAC([.E324];[.F324];[.$C$9]))" office:value-type="float" office:value="16.5027777777778" calcext:value-type="float">
            <text:p>16,503</text:p>
          </table:table-cell>
          <table:table-cell table:formula="of:=ABS([.J324])-[.K32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06-17" calcext:value-type="date">
            <text:p>17.06.2022</text:p>
          </table:table-cell>
          <table:table-cell table:style-name="ce26" table:formula="of:=[.$C$11]+INT(RAND()*([.$C$12]-[.$C$11]))" office:value-type="date" office:date-value="1992-05-23" calcext:value-type="date">
            <text:p>23.05.1992</text:p>
          </table:table-cell>
          <table:table-cell table:style-name="ce25" table:formula="of:=INFO.OBBA.OBBA.OBMAKE(&quot;date-&quot;&amp;COLUMN()&amp;&quot;-&quot;&amp;ROW();&quot;LocalDate&quot;;[.E325])" office:value-type="string" office:string-value="date-7-325 &#10;[24251]" calcext:value-type="string">
            <text:p>date-7-325 </text:p>
            <text:p>[24251]</text:p>
          </table:table-cell>
          <table:table-cell table:style-name="ce25" table:formula="of:=INFO.OBBA.OBBA.OBMAKE(&quot;date-&quot;&amp;COLUMN()&amp;&quot;-&quot;&amp;ROW();&quot;LocalDate&quot;;[.F325])" office:value-type="string" office:string-value="date-8-325 &#10;[24750]" calcext:value-type="string">
            <text:p>date-8-325 </text:p>
            <text:p>[24750]</text:p>
          </table:table-cell>
          <table:table-cell/>
          <table:table-cell table:formula="of:=INFO.OBBA.OBBA.OBGET(INFO.OBBA.OBBA.OBCALL(&quot;&quot;;[.$B$15];&quot;getDaycountFraction&quot;;[.G325];[.H325]))" office:value-type="float" office:value="-30.5055555555556" calcext:value-type="float">
            <text:p>-30,506</text:p>
          </table:table-cell>
          <table:table-cell table:style-name="ce37" table:formula="of:=(YEARFRAC([.E325];[.F325];[.$C$9]))" office:value-type="float" office:value="30.5055555555556" calcext:value-type="float">
            <text:p>30,506</text:p>
          </table:table-cell>
          <table:table-cell table:formula="of:=ABS([.J325])-[.K32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3-02" calcext:value-type="date">
            <text:p>02.03.2011</text:p>
          </table:table-cell>
          <table:table-cell table:style-name="ce26" table:formula="of:=[.$C$11]+INT(RAND()*([.$C$12]-[.$C$11]))" office:value-type="date" office:date-value="1986-10-21" calcext:value-type="date">
            <text:p>21.10.1986</text:p>
          </table:table-cell>
          <table:table-cell table:style-name="ce25" table:formula="of:=INFO.OBBA.OBBA.OBMAKE(&quot;date-&quot;&amp;COLUMN()&amp;&quot;-&quot;&amp;ROW();&quot;LocalDate&quot;;[.E326])" office:value-type="string" office:string-value="date-7-326 &#10;[24252]" calcext:value-type="string">
            <text:p>date-7-326 </text:p>
            <text:p>[24252]</text:p>
          </table:table-cell>
          <table:table-cell table:style-name="ce25" table:formula="of:=INFO.OBBA.OBBA.OBMAKE(&quot;date-&quot;&amp;COLUMN()&amp;&quot;-&quot;&amp;ROW();&quot;LocalDate&quot;;[.F326])" office:value-type="string" office:string-value="date-8-326 &#10;[24751]" calcext:value-type="string">
            <text:p>date-8-326 </text:p>
            <text:p>[24751]</text:p>
          </table:table-cell>
          <table:table-cell/>
          <table:table-cell table:formula="of:=INFO.OBBA.OBBA.OBGET(INFO.OBBA.OBBA.OBCALL(&quot;&quot;;[.$B$15];&quot;getDaycountFraction&quot;;[.G326];[.H326]))" office:value-type="float" office:value="-24.7166666666667" calcext:value-type="float">
            <text:p>-24,717</text:p>
          </table:table-cell>
          <table:table-cell table:style-name="ce37" table:formula="of:=(YEARFRAC([.E326];[.F326];[.$C$9]))" office:value-type="float" office:value="24.7166666666667" calcext:value-type="float">
            <text:p>24,717</text:p>
          </table:table-cell>
          <table:table-cell table:formula="of:=ABS([.J326])-[.K32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2-23" calcext:value-type="date">
            <text:p>23.02.1998</text:p>
          </table:table-cell>
          <table:table-cell table:style-name="ce26" table:formula="of:=[.$C$11]+INT(RAND()*([.$C$12]-[.$C$11]))" office:value-type="date" office:date-value="2008-11-30" calcext:value-type="date">
            <text:p>30.11.2008</text:p>
          </table:table-cell>
          <table:table-cell table:style-name="ce25" table:formula="of:=INFO.OBBA.OBBA.OBMAKE(&quot;date-&quot;&amp;COLUMN()&amp;&quot;-&quot;&amp;ROW();&quot;LocalDate&quot;;[.E327])" office:value-type="string" office:string-value="date-7-327 &#10;[24253]" calcext:value-type="string">
            <text:p>date-7-327 </text:p>
            <text:p>[24253]</text:p>
          </table:table-cell>
          <table:table-cell table:style-name="ce25" table:formula="of:=INFO.OBBA.OBBA.OBMAKE(&quot;date-&quot;&amp;COLUMN()&amp;&quot;-&quot;&amp;ROW();&quot;LocalDate&quot;;[.F327])" office:value-type="string" office:string-value="date-8-327 &#10;[24752]" calcext:value-type="string">
            <text:p>date-8-327 </text:p>
            <text:p>[24752]</text:p>
          </table:table-cell>
          <table:table-cell/>
          <table:table-cell table:formula="of:=INFO.OBBA.OBBA.OBGET(INFO.OBBA.OBBA.OBCALL(&quot;&quot;;[.$B$15];&quot;getDaycountFraction&quot;;[.G327];[.H327]))" office:value-type="float" office:value="10.925" calcext:value-type="float">
            <text:p>10,925</text:p>
          </table:table-cell>
          <table:table-cell table:style-name="ce37" table:formula="of:=(YEARFRAC([.E327];[.F327];[.$C$9]))" office:value-type="float" office:value="10.925" calcext:value-type="float">
            <text:p>10,925</text:p>
          </table:table-cell>
          <table:table-cell table:formula="of:=ABS([.J327])-[.K32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5-28" calcext:value-type="date">
            <text:p>28.05.2019</text:p>
          </table:table-cell>
          <table:table-cell table:style-name="ce26" table:formula="of:=[.$C$11]+INT(RAND()*([.$C$12]-[.$C$11]))" office:value-type="date" office:date-value="1996-05-09" calcext:value-type="date">
            <text:p>09.05.1996</text:p>
          </table:table-cell>
          <table:table-cell table:style-name="ce25" table:formula="of:=INFO.OBBA.OBBA.OBMAKE(&quot;date-&quot;&amp;COLUMN()&amp;&quot;-&quot;&amp;ROW();&quot;LocalDate&quot;;[.E328])" office:value-type="string" office:string-value="date-7-328 &#10;[24254]" calcext:value-type="string">
            <text:p>date-7-328 </text:p>
            <text:p>[24254]</text:p>
          </table:table-cell>
          <table:table-cell table:style-name="ce25" table:formula="of:=INFO.OBBA.OBBA.OBMAKE(&quot;date-&quot;&amp;COLUMN()&amp;&quot;-&quot;&amp;ROW();&quot;LocalDate&quot;;[.F328])" office:value-type="string" office:string-value="date-8-328 &#10;[24753]" calcext:value-type="string">
            <text:p>date-8-328 </text:p>
            <text:p>[24753]</text:p>
          </table:table-cell>
          <table:table-cell/>
          <table:table-cell table:formula="of:=INFO.OBBA.OBBA.OBGET(INFO.OBBA.OBBA.OBCALL(&quot;&quot;;[.$B$15];&quot;getDaycountFraction&quot;;[.G328];[.H328]))" office:value-type="float" office:value="-23.3861111111111" calcext:value-type="float">
            <text:p>-23,386</text:p>
          </table:table-cell>
          <table:table-cell table:style-name="ce37" table:formula="of:=(YEARFRAC([.E328];[.F328];[.$C$9]))" office:value-type="float" office:value="23.3861111111111" calcext:value-type="float">
            <text:p>23,386</text:p>
          </table:table-cell>
          <table:table-cell table:formula="of:=ABS([.J328])-[.K32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12-01" calcext:value-type="date">
            <text:p>01.12.2003</text:p>
          </table:table-cell>
          <table:table-cell table:style-name="ce26" table:formula="of:=[.$C$11]+INT(RAND()*([.$C$12]-[.$C$11]))" office:value-type="date" office:date-value="1983-01-25" calcext:value-type="date">
            <text:p>25.01.1983</text:p>
          </table:table-cell>
          <table:table-cell table:style-name="ce25" table:formula="of:=INFO.OBBA.OBBA.OBMAKE(&quot;date-&quot;&amp;COLUMN()&amp;&quot;-&quot;&amp;ROW();&quot;LocalDate&quot;;[.E329])" office:value-type="string" office:string-value="date-7-329 &#10;[24255]" calcext:value-type="string">
            <text:p>date-7-329 </text:p>
            <text:p>[24255]</text:p>
          </table:table-cell>
          <table:table-cell table:style-name="ce25" table:formula="of:=INFO.OBBA.OBBA.OBMAKE(&quot;date-&quot;&amp;COLUMN()&amp;&quot;-&quot;&amp;ROW();&quot;LocalDate&quot;;[.F329])" office:value-type="string" office:string-value="date-8-329 &#10;[24754]" calcext:value-type="string">
            <text:p>date-8-329 </text:p>
            <text:p>[24754]</text:p>
          </table:table-cell>
          <table:table-cell/>
          <table:table-cell table:formula="of:=INFO.OBBA.OBBA.OBGET(INFO.OBBA.OBBA.OBCALL(&quot;&quot;;[.$B$15];&quot;getDaycountFraction&quot;;[.G329];[.H329]))" office:value-type="float" office:value="-21.1527777777778" calcext:value-type="float">
            <text:p>-21,153</text:p>
          </table:table-cell>
          <table:table-cell table:style-name="ce37" table:formula="of:=(YEARFRAC([.E329];[.F329];[.$C$9]))" office:value-type="float" office:value="21.1527777777778" calcext:value-type="float">
            <text:p>21,153</text:p>
          </table:table-cell>
          <table:table-cell table:formula="of:=ABS([.J329])-[.K32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1-23" calcext:value-type="date">
            <text:p>23.11.2005</text:p>
          </table:table-cell>
          <table:table-cell table:style-name="ce26" table:formula="of:=[.$C$11]+INT(RAND()*([.$C$12]-[.$C$11]))" office:value-type="date" office:date-value="2023-05-08" calcext:value-type="date">
            <text:p>08.05.2023</text:p>
          </table:table-cell>
          <table:table-cell table:style-name="ce25" table:formula="of:=INFO.OBBA.OBBA.OBMAKE(&quot;date-&quot;&amp;COLUMN()&amp;&quot;-&quot;&amp;ROW();&quot;LocalDate&quot;;[.E330])" office:value-type="string" office:string-value="date-7-330 &#10;[24256]" calcext:value-type="string">
            <text:p>date-7-330 </text:p>
            <text:p>[24256]</text:p>
          </table:table-cell>
          <table:table-cell table:style-name="ce25" table:formula="of:=INFO.OBBA.OBBA.OBMAKE(&quot;date-&quot;&amp;COLUMN()&amp;&quot;-&quot;&amp;ROW();&quot;LocalDate&quot;;[.F330])" office:value-type="string" office:string-value="date-8-330 &#10;[24755]" calcext:value-type="string">
            <text:p>date-8-330 </text:p>
            <text:p>[24755]</text:p>
          </table:table-cell>
          <table:table-cell/>
          <table:table-cell table:formula="of:=INFO.OBBA.OBBA.OBGET(INFO.OBBA.OBBA.OBCALL(&quot;&quot;;[.$B$15];&quot;getDaycountFraction&quot;;[.G330];[.H330]))" office:value-type="float" office:value="17.7083333333333" calcext:value-type="float">
            <text:p>17,708</text:p>
          </table:table-cell>
          <table:table-cell table:style-name="ce37" table:formula="of:=(YEARFRAC([.E330];[.F330];[.$C$9]))" office:value-type="float" office:value="17.7083333333333" calcext:value-type="float">
            <text:p>17,708</text:p>
          </table:table-cell>
          <table:table-cell table:formula="of:=ABS([.J330])-[.K33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7-20" calcext:value-type="date">
            <text:p>20.07.2026</text:p>
          </table:table-cell>
          <table:table-cell table:style-name="ce26" table:formula="of:=[.$C$11]+INT(RAND()*([.$C$12]-[.$C$11]))" office:value-type="date" office:date-value="1992-11-29" calcext:value-type="date">
            <text:p>29.11.1992</text:p>
          </table:table-cell>
          <table:table-cell table:style-name="ce25" table:formula="of:=INFO.OBBA.OBBA.OBMAKE(&quot;date-&quot;&amp;COLUMN()&amp;&quot;-&quot;&amp;ROW();&quot;LocalDate&quot;;[.E331])" office:value-type="string" office:string-value="date-7-331 &#10;[24257]" calcext:value-type="string">
            <text:p>date-7-331 </text:p>
            <text:p>[24257]</text:p>
          </table:table-cell>
          <table:table-cell table:style-name="ce25" table:formula="of:=INFO.OBBA.OBBA.OBMAKE(&quot;date-&quot;&amp;COLUMN()&amp;&quot;-&quot;&amp;ROW();&quot;LocalDate&quot;;[.F331])" office:value-type="string" office:string-value="date-8-331 &#10;[24756]" calcext:value-type="string">
            <text:p>date-8-331 </text:p>
            <text:p>[24756]</text:p>
          </table:table-cell>
          <table:table-cell/>
          <table:table-cell table:formula="of:=INFO.OBBA.OBBA.OBGET(INFO.OBBA.OBBA.OBCALL(&quot;&quot;;[.$B$15];&quot;getDaycountFraction&quot;;[.G331];[.H331]))" office:value-type="float" office:value="-34.1277777777778" calcext:value-type="float">
            <text:p>-34,128</text:p>
          </table:table-cell>
          <table:table-cell table:style-name="ce37" table:formula="of:=(YEARFRAC([.E331];[.F331];[.$C$9]))" office:value-type="float" office:value="34.1277777777778" calcext:value-type="float">
            <text:p>34,128</text:p>
          </table:table-cell>
          <table:table-cell table:formula="of:=ABS([.J331])-[.K33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9-18" calcext:value-type="date">
            <text:p>18.09.1985</text:p>
          </table:table-cell>
          <table:table-cell table:style-name="ce26" table:formula="of:=[.$C$11]+INT(RAND()*([.$C$12]-[.$C$11]))" office:value-type="date" office:date-value="2014-10-06" calcext:value-type="date">
            <text:p>06.10.2014</text:p>
          </table:table-cell>
          <table:table-cell table:style-name="ce25" table:formula="of:=INFO.OBBA.OBBA.OBMAKE(&quot;date-&quot;&amp;COLUMN()&amp;&quot;-&quot;&amp;ROW();&quot;LocalDate&quot;;[.E332])" office:value-type="string" office:string-value="date-7-332 &#10;[24258]" calcext:value-type="string">
            <text:p>date-7-332 </text:p>
            <text:p>[24258]</text:p>
          </table:table-cell>
          <table:table-cell table:style-name="ce25" table:formula="of:=INFO.OBBA.OBBA.OBMAKE(&quot;date-&quot;&amp;COLUMN()&amp;&quot;-&quot;&amp;ROW();&quot;LocalDate&quot;;[.F332])" office:value-type="string" office:string-value="date-8-332 &#10;[24757]" calcext:value-type="string">
            <text:p>date-8-332 </text:p>
            <text:p>[24757]</text:p>
          </table:table-cell>
          <table:table-cell/>
          <table:table-cell table:formula="of:=INFO.OBBA.OBBA.OBGET(INFO.OBBA.OBBA.OBCALL(&quot;&quot;;[.$B$15];&quot;getDaycountFraction&quot;;[.G332];[.H332]))" office:value-type="float" office:value="29.4722222222222" calcext:value-type="float">
            <text:p>29,472</text:p>
          </table:table-cell>
          <table:table-cell table:style-name="ce37" table:formula="of:=(YEARFRAC([.E332];[.F332];[.$C$9]))" office:value-type="float" office:value="29.4722222222222" calcext:value-type="float">
            <text:p>29,472</text:p>
          </table:table-cell>
          <table:table-cell table:formula="of:=ABS([.J332])-[.K33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12-07" calcext:value-type="date">
            <text:p>07.12.1997</text:p>
          </table:table-cell>
          <table:table-cell table:style-name="ce26" table:formula="of:=[.$C$11]+INT(RAND()*([.$C$12]-[.$C$11]))" office:value-type="date" office:date-value="1982-01-01" calcext:value-type="date">
            <text:p>01.01.1982</text:p>
          </table:table-cell>
          <table:table-cell table:style-name="ce25" table:formula="of:=INFO.OBBA.OBBA.OBMAKE(&quot;date-&quot;&amp;COLUMN()&amp;&quot;-&quot;&amp;ROW();&quot;LocalDate&quot;;[.E333])" office:value-type="string" office:string-value="date-7-333 &#10;[24259]" calcext:value-type="string">
            <text:p>date-7-333 </text:p>
            <text:p>[24259]</text:p>
          </table:table-cell>
          <table:table-cell table:style-name="ce25" table:formula="of:=INFO.OBBA.OBBA.OBMAKE(&quot;date-&quot;&amp;COLUMN()&amp;&quot;-&quot;&amp;ROW();&quot;LocalDate&quot;;[.F333])" office:value-type="string" office:string-value="date-8-333 &#10;[24758]" calcext:value-type="string">
            <text:p>date-8-333 </text:p>
            <text:p>[24758]</text:p>
          </table:table-cell>
          <table:table-cell/>
          <table:table-cell table:formula="of:=INFO.OBBA.OBBA.OBGET(INFO.OBBA.OBBA.OBCALL(&quot;&quot;;[.$B$15];&quot;getDaycountFraction&quot;;[.G333];[.H333]))" office:value-type="float" office:value="-16.1638888888889" calcext:value-type="float">
            <text:p>-16,164</text:p>
          </table:table-cell>
          <table:table-cell table:style-name="ce37" table:formula="of:=(YEARFRAC([.E333];[.F333];[.$C$9]))" office:value-type="float" office:value="16.1638888888889" calcext:value-type="float">
            <text:p>16,164</text:p>
          </table:table-cell>
          <table:table-cell table:formula="of:=ABS([.J333])-[.K33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2-21" calcext:value-type="date">
            <text:p>21.12.2024</text:p>
          </table:table-cell>
          <table:table-cell table:style-name="ce26" table:formula="of:=[.$C$11]+INT(RAND()*([.$C$12]-[.$C$11]))" office:value-type="date" office:date-value="1987-02-09" calcext:value-type="date">
            <text:p>09.02.1987</text:p>
          </table:table-cell>
          <table:table-cell table:style-name="ce25" table:formula="of:=INFO.OBBA.OBBA.OBMAKE(&quot;date-&quot;&amp;COLUMN()&amp;&quot;-&quot;&amp;ROW();&quot;LocalDate&quot;;[.E334])" office:value-type="string" office:string-value="date-7-334 &#10;[24260]" calcext:value-type="string">
            <text:p>date-7-334 </text:p>
            <text:p>[24260]</text:p>
          </table:table-cell>
          <table:table-cell table:style-name="ce25" table:formula="of:=INFO.OBBA.OBBA.OBMAKE(&quot;date-&quot;&amp;COLUMN()&amp;&quot;-&quot;&amp;ROW();&quot;LocalDate&quot;;[.F334])" office:value-type="string" office:string-value="date-8-334 &#10;[24759]" calcext:value-type="string">
            <text:p>date-8-334 </text:p>
            <text:p>[24759]</text:p>
          </table:table-cell>
          <table:table-cell/>
          <table:table-cell table:formula="of:=INFO.OBBA.OBBA.OBGET(INFO.OBBA.OBBA.OBCALL(&quot;&quot;;[.$B$15];&quot;getDaycountFraction&quot;;[.G334];[.H334]))" office:value-type="float" office:value="-38.4166666666667" calcext:value-type="float">
            <text:p>-38,417</text:p>
          </table:table-cell>
          <table:table-cell table:style-name="ce37" table:formula="of:=(YEARFRAC([.E334];[.F334];[.$C$9]))" office:value-type="float" office:value="38.4166666666667" calcext:value-type="float">
            <text:p>38,417</text:p>
          </table:table-cell>
          <table:table-cell table:formula="of:=ABS([.J334])-[.K33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04-27" calcext:value-type="date">
            <text:p>27.04.2018</text:p>
          </table:table-cell>
          <table:table-cell table:style-name="ce26" table:formula="of:=[.$C$11]+INT(RAND()*([.$C$12]-[.$C$11]))" office:value-type="date" office:date-value="2029-09-01" calcext:value-type="date">
            <text:p>01.09.2029</text:p>
          </table:table-cell>
          <table:table-cell table:style-name="ce25" table:formula="of:=INFO.OBBA.OBBA.OBMAKE(&quot;date-&quot;&amp;COLUMN()&amp;&quot;-&quot;&amp;ROW();&quot;LocalDate&quot;;[.E335])" office:value-type="string" office:string-value="date-7-335 &#10;[24261]" calcext:value-type="string">
            <text:p>date-7-335 </text:p>
            <text:p>[24261]</text:p>
          </table:table-cell>
          <table:table-cell table:style-name="ce25" table:formula="of:=INFO.OBBA.OBBA.OBMAKE(&quot;date-&quot;&amp;COLUMN()&amp;&quot;-&quot;&amp;ROW();&quot;LocalDate&quot;;[.F335])" office:value-type="string" office:string-value="date-8-335 &#10;[24760]" calcext:value-type="string">
            <text:p>date-8-335 </text:p>
            <text:p>[24760]</text:p>
          </table:table-cell>
          <table:table-cell/>
          <table:table-cell table:formula="of:=INFO.OBBA.OBBA.OBGET(INFO.OBBA.OBBA.OBCALL(&quot;&quot;;[.$B$15];&quot;getDaycountFraction&quot;;[.G335];[.H335]))" office:value-type="float" office:value="11.5138888888889" calcext:value-type="float">
            <text:p>11,514</text:p>
          </table:table-cell>
          <table:table-cell table:style-name="ce37" table:formula="of:=(YEARFRAC([.E335];[.F335];[.$C$9]))" office:value-type="float" office:value="11.5138888888889" calcext:value-type="float">
            <text:p>11,514</text:p>
          </table:table-cell>
          <table:table-cell table:formula="of:=ABS([.J335])-[.K33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2-28" calcext:value-type="date">
            <text:p>28.02.1987</text:p>
          </table:table-cell>
          <table:table-cell table:style-name="ce26" table:formula="of:=[.$C$11]+INT(RAND()*([.$C$12]-[.$C$11]))" office:value-type="date" office:date-value="2017-02-22" calcext:value-type="date">
            <text:p>22.02.2017</text:p>
          </table:table-cell>
          <table:table-cell table:style-name="ce25" table:formula="of:=INFO.OBBA.OBBA.OBMAKE(&quot;date-&quot;&amp;COLUMN()&amp;&quot;-&quot;&amp;ROW();&quot;LocalDate&quot;;[.E336])" office:value-type="string" office:string-value="date-7-336 &#10;[24262]" calcext:value-type="string">
            <text:p>date-7-336 </text:p>
            <text:p>[24262]</text:p>
          </table:table-cell>
          <table:table-cell table:style-name="ce25" table:formula="of:=INFO.OBBA.OBBA.OBMAKE(&quot;date-&quot;&amp;COLUMN()&amp;&quot;-&quot;&amp;ROW();&quot;LocalDate&quot;;[.F336])" office:value-type="string" office:string-value="date-8-336 &#10;[24761]" calcext:value-type="string">
            <text:p>date-8-336 </text:p>
            <text:p>[24761]</text:p>
          </table:table-cell>
          <table:table-cell/>
          <table:table-cell table:formula="of:=INFO.OBBA.OBBA.OBGET(INFO.OBBA.OBBA.OBCALL(&quot;&quot;;[.$B$15];&quot;getDaycountFraction&quot;;[.G336];[.H336]))" office:value-type="float" office:value="30.4222222222222" calcext:value-type="float">
            <text:p>30,422</text:p>
          </table:table-cell>
          <table:table-cell table:style-name="ce37" table:formula="of:=(YEARFRAC([.E336];[.F336];[.$C$9]))" office:value-type="float" office:value="30.4222222222222" calcext:value-type="float">
            <text:p>30,422</text:p>
          </table:table-cell>
          <table:table-cell table:formula="of:=ABS([.J336])-[.K33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10-26" calcext:value-type="date">
            <text:p>26.10.2014</text:p>
          </table:table-cell>
          <table:table-cell table:style-name="ce26" table:formula="of:=[.$C$11]+INT(RAND()*([.$C$12]-[.$C$11]))" office:value-type="date" office:date-value="1989-02-01" calcext:value-type="date">
            <text:p>01.02.1989</text:p>
          </table:table-cell>
          <table:table-cell table:style-name="ce25" table:formula="of:=INFO.OBBA.OBBA.OBMAKE(&quot;date-&quot;&amp;COLUMN()&amp;&quot;-&quot;&amp;ROW();&quot;LocalDate&quot;;[.E337])" office:value-type="string" office:string-value="date-7-337 &#10;[24263]" calcext:value-type="string">
            <text:p>date-7-337 </text:p>
            <text:p>[24263]</text:p>
          </table:table-cell>
          <table:table-cell table:style-name="ce25" table:formula="of:=INFO.OBBA.OBBA.OBMAKE(&quot;date-&quot;&amp;COLUMN()&amp;&quot;-&quot;&amp;ROW();&quot;LocalDate&quot;;[.F337])" office:value-type="string" office:string-value="date-8-337 &#10;[24762]" calcext:value-type="string">
            <text:p>date-8-337 </text:p>
            <text:p>[24762]</text:p>
          </table:table-cell>
          <table:table-cell/>
          <table:table-cell table:formula="of:=INFO.OBBA.OBBA.OBGET(INFO.OBBA.OBBA.OBCALL(&quot;&quot;;[.$B$15];&quot;getDaycountFraction&quot;;[.G337];[.H337]))" office:value-type="float" office:value="-26.1055555555556" calcext:value-type="float">
            <text:p>-26,106</text:p>
          </table:table-cell>
          <table:table-cell table:style-name="ce37" table:formula="of:=(YEARFRAC([.E337];[.F337];[.$C$9]))" office:value-type="float" office:value="26.1055555555556" calcext:value-type="float">
            <text:p>26,106</text:p>
          </table:table-cell>
          <table:table-cell table:formula="of:=ABS([.J337])-[.K33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10-28" calcext:value-type="date">
            <text:p>28.10.2008</text:p>
          </table:table-cell>
          <table:table-cell table:style-name="ce26" table:formula="of:=[.$C$11]+INT(RAND()*([.$C$12]-[.$C$11]))" office:value-type="date" office:date-value="1989-06-24" calcext:value-type="date">
            <text:p>24.06.1989</text:p>
          </table:table-cell>
          <table:table-cell table:style-name="ce25" table:formula="of:=INFO.OBBA.OBBA.OBMAKE(&quot;date-&quot;&amp;COLUMN()&amp;&quot;-&quot;&amp;ROW();&quot;LocalDate&quot;;[.E338])" office:value-type="string" office:string-value="date-7-338 &#10;[24264]" calcext:value-type="string">
            <text:p>date-7-338 </text:p>
            <text:p>[24264]</text:p>
          </table:table-cell>
          <table:table-cell table:style-name="ce25" table:formula="of:=INFO.OBBA.OBBA.OBMAKE(&quot;date-&quot;&amp;COLUMN()&amp;&quot;-&quot;&amp;ROW();&quot;LocalDate&quot;;[.F338])" office:value-type="string" office:string-value="date-8-338 &#10;[24763]" calcext:value-type="string">
            <text:p>date-8-338 </text:p>
            <text:p>[24763]</text:p>
          </table:table-cell>
          <table:table-cell/>
          <table:table-cell table:formula="of:=INFO.OBBA.OBBA.OBGET(INFO.OBBA.OBBA.OBCALL(&quot;&quot;;[.$B$15];&quot;getDaycountFraction&quot;;[.G338];[.H338]))" office:value-type="float" office:value="-19.6277777777778" calcext:value-type="float">
            <text:p>-19,628</text:p>
          </table:table-cell>
          <table:table-cell table:style-name="ce37" table:formula="of:=(YEARFRAC([.E338];[.F338];[.$C$9]))" office:value-type="float" office:value="19.6277777777778" calcext:value-type="float">
            <text:p>19,628</text:p>
          </table:table-cell>
          <table:table-cell table:formula="of:=ABS([.J338])-[.K33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3-17" calcext:value-type="date">
            <text:p>17.03.2010</text:p>
          </table:table-cell>
          <table:table-cell table:style-name="ce26" table:formula="of:=[.$C$11]+INT(RAND()*([.$C$12]-[.$C$11]))" office:value-type="date" office:date-value="1981-08-19" calcext:value-type="date">
            <text:p>19.08.1981</text:p>
          </table:table-cell>
          <table:table-cell table:style-name="ce25" table:formula="of:=INFO.OBBA.OBBA.OBMAKE(&quot;date-&quot;&amp;COLUMN()&amp;&quot;-&quot;&amp;ROW();&quot;LocalDate&quot;;[.E339])" office:value-type="string" office:string-value="date-7-339 &#10;[24265]" calcext:value-type="string">
            <text:p>date-7-339 </text:p>
            <text:p>[24265]</text:p>
          </table:table-cell>
          <table:table-cell table:style-name="ce25" table:formula="of:=INFO.OBBA.OBBA.OBMAKE(&quot;date-&quot;&amp;COLUMN()&amp;&quot;-&quot;&amp;ROW();&quot;LocalDate&quot;;[.F339])" office:value-type="string" office:string-value="date-8-339 &#10;[24764]" calcext:value-type="string">
            <text:p>date-8-339 </text:p>
            <text:p>[24764]</text:p>
          </table:table-cell>
          <table:table-cell/>
          <table:table-cell table:formula="of:=INFO.OBBA.OBBA.OBGET(INFO.OBBA.OBBA.OBCALL(&quot;&quot;;[.$B$15];&quot;getDaycountFraction&quot;;[.G339];[.H339]))" office:value-type="float" office:value="-28.9916666666667" calcext:value-type="float">
            <text:p>-28,992</text:p>
          </table:table-cell>
          <table:table-cell table:style-name="ce37" table:formula="of:=(YEARFRAC([.E339];[.F339];[.$C$9]))" office:value-type="float" office:value="28.9916666666667" calcext:value-type="float">
            <text:p>28,992</text:p>
          </table:table-cell>
          <table:table-cell table:formula="of:=ABS([.J339])-[.K33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7-30" calcext:value-type="date">
            <text:p>30.07.1982</text:p>
          </table:table-cell>
          <table:table-cell table:style-name="ce26" table:formula="of:=[.$C$11]+INT(RAND()*([.$C$12]-[.$C$11]))" office:value-type="date" office:date-value="1997-05-04" calcext:value-type="date">
            <text:p>04.05.1997</text:p>
          </table:table-cell>
          <table:table-cell table:style-name="ce25" table:formula="of:=INFO.OBBA.OBBA.OBMAKE(&quot;date-&quot;&amp;COLUMN()&amp;&quot;-&quot;&amp;ROW();&quot;LocalDate&quot;;[.E340])" office:value-type="string" office:string-value="date-7-340 &#10;[24266]" calcext:value-type="string">
            <text:p>date-7-340 </text:p>
            <text:p>[24266]</text:p>
          </table:table-cell>
          <table:table-cell table:style-name="ce25" table:formula="of:=INFO.OBBA.OBBA.OBMAKE(&quot;date-&quot;&amp;COLUMN()&amp;&quot;-&quot;&amp;ROW();&quot;LocalDate&quot;;[.F340])" office:value-type="string" office:string-value="date-8-340 &#10;[24765]" calcext:value-type="string">
            <text:p>date-8-340 </text:p>
            <text:p>[24765]</text:p>
          </table:table-cell>
          <table:table-cell/>
          <table:table-cell table:formula="of:=INFO.OBBA.OBBA.OBGET(INFO.OBBA.OBBA.OBCALL(&quot;&quot;;[.$B$15];&quot;getDaycountFraction&quot;;[.G340];[.H340]))" office:value-type="float" office:value="14.9777777777778" calcext:value-type="float">
            <text:p>14,978</text:p>
          </table:table-cell>
          <table:table-cell table:style-name="ce37" table:formula="of:=(YEARFRAC([.E340];[.F340];[.$C$9]))" office:value-type="float" office:value="14.9777777777778" calcext:value-type="float">
            <text:p>14,978</text:p>
          </table:table-cell>
          <table:table-cell table:formula="of:=ABS([.J340])-[.K34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11-26" calcext:value-type="date">
            <text:p>26.11.1991</text:p>
          </table:table-cell>
          <table:table-cell table:style-name="ce26" table:formula="of:=[.$C$11]+INT(RAND()*([.$C$12]-[.$C$11]))" office:value-type="date" office:date-value="2028-10-14" calcext:value-type="date">
            <text:p>14.10.2028</text:p>
          </table:table-cell>
          <table:table-cell table:style-name="ce25" table:formula="of:=INFO.OBBA.OBBA.OBMAKE(&quot;date-&quot;&amp;COLUMN()&amp;&quot;-&quot;&amp;ROW();&quot;LocalDate&quot;;[.E341])" office:value-type="string" office:string-value="date-7-341 &#10;[24267]" calcext:value-type="string">
            <text:p>date-7-341 </text:p>
            <text:p>[24267]</text:p>
          </table:table-cell>
          <table:table-cell table:style-name="ce25" table:formula="of:=INFO.OBBA.OBBA.OBMAKE(&quot;date-&quot;&amp;COLUMN()&amp;&quot;-&quot;&amp;ROW();&quot;LocalDate&quot;;[.F341])" office:value-type="string" office:string-value="date-8-341 &#10;[24766]" calcext:value-type="string">
            <text:p>date-8-341 </text:p>
            <text:p>[24766]</text:p>
          </table:table-cell>
          <table:table-cell/>
          <table:table-cell table:formula="of:=INFO.OBBA.OBBA.OBGET(INFO.OBBA.OBBA.OBCALL(&quot;&quot;;[.$B$15];&quot;getDaycountFraction&quot;;[.G341];[.H341]))" office:value-type="float" office:value="37.4222222222222" calcext:value-type="float">
            <text:p>37,422</text:p>
          </table:table-cell>
          <table:table-cell table:style-name="ce37" table:formula="of:=(YEARFRAC([.E341];[.F341];[.$C$9]))" office:value-type="float" office:value="37.4222222222222" calcext:value-type="float">
            <text:p>37,422</text:p>
          </table:table-cell>
          <table:table-cell table:formula="of:=ABS([.J341])-[.K34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4-17" calcext:value-type="date">
            <text:p>17.04.2009</text:p>
          </table:table-cell>
          <table:table-cell table:style-name="ce26" table:formula="of:=[.$C$11]+INT(RAND()*([.$C$12]-[.$C$11]))" office:value-type="date" office:date-value="2004-03-29" calcext:value-type="date">
            <text:p>29.03.2004</text:p>
          </table:table-cell>
          <table:table-cell table:style-name="ce25" table:formula="of:=INFO.OBBA.OBBA.OBMAKE(&quot;date-&quot;&amp;COLUMN()&amp;&quot;-&quot;&amp;ROW();&quot;LocalDate&quot;;[.E342])" office:value-type="string" office:string-value="date-7-342 &#10;[24268]" calcext:value-type="string">
            <text:p>date-7-342 </text:p>
            <text:p>[24268]</text:p>
          </table:table-cell>
          <table:table-cell table:style-name="ce25" table:formula="of:=INFO.OBBA.OBBA.OBMAKE(&quot;date-&quot;&amp;COLUMN()&amp;&quot;-&quot;&amp;ROW();&quot;LocalDate&quot;;[.F342])" office:value-type="string" office:string-value="date-8-342 &#10;[24767]" calcext:value-type="string">
            <text:p>date-8-342 </text:p>
            <text:p>[24767]</text:p>
          </table:table-cell>
          <table:table-cell/>
          <table:table-cell table:formula="of:=INFO.OBBA.OBBA.OBGET(INFO.OBBA.OBBA.OBCALL(&quot;&quot;;[.$B$15];&quot;getDaycountFraction&quot;;[.G342];[.H342]))" office:value-type="float" office:value="-5.125" calcext:value-type="float">
            <text:p>-5,125</text:p>
          </table:table-cell>
          <table:table-cell table:style-name="ce37" table:formula="of:=(YEARFRAC([.E342];[.F342];[.$C$9]))" office:value-type="float" office:value="5.125" calcext:value-type="float">
            <text:p>5,125</text:p>
          </table:table-cell>
          <table:table-cell table:formula="of:=ABS([.J342])-[.K34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1-18" calcext:value-type="date">
            <text:p>18.01.2008</text:p>
          </table:table-cell>
          <table:table-cell table:style-name="ce26" table:formula="of:=[.$C$11]+INT(RAND()*([.$C$12]-[.$C$11]))" office:value-type="date" office:date-value="1998-01-06" calcext:value-type="date">
            <text:p>06.01.1998</text:p>
          </table:table-cell>
          <table:table-cell table:style-name="ce25" table:formula="of:=INFO.OBBA.OBBA.OBMAKE(&quot;date-&quot;&amp;COLUMN()&amp;&quot;-&quot;&amp;ROW();&quot;LocalDate&quot;;[.E343])" office:value-type="string" office:string-value="date-7-343 &#10;[24269]" calcext:value-type="string">
            <text:p>date-7-343 </text:p>
            <text:p>[24269]</text:p>
          </table:table-cell>
          <table:table-cell table:style-name="ce25" table:formula="of:=INFO.OBBA.OBBA.OBMAKE(&quot;date-&quot;&amp;COLUMN()&amp;&quot;-&quot;&amp;ROW();&quot;LocalDate&quot;;[.F343])" office:value-type="string" office:string-value="date-8-343 &#10;[24768]" calcext:value-type="string">
            <text:p>date-8-343 </text:p>
            <text:p>[24768]</text:p>
          </table:table-cell>
          <table:table-cell/>
          <table:table-cell table:formula="of:=INFO.OBBA.OBBA.OBGET(INFO.OBBA.OBBA.OBCALL(&quot;&quot;;[.$B$15];&quot;getDaycountFraction&quot;;[.G343];[.H343]))" office:value-type="float" office:value="-10.1777777777778" calcext:value-type="float">
            <text:p>-10,178</text:p>
          </table:table-cell>
          <table:table-cell table:style-name="ce37" table:formula="of:=(YEARFRAC([.E343];[.F343];[.$C$9]))" office:value-type="float" office:value="10.1777777777778" calcext:value-type="float">
            <text:p>10,178</text:p>
          </table:table-cell>
          <table:table-cell table:formula="of:=ABS([.J343])-[.K34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4-03" calcext:value-type="date">
            <text:p>03.04.2025</text:p>
          </table:table-cell>
          <table:table-cell table:style-name="ce26" table:formula="of:=[.$C$11]+INT(RAND()*([.$C$12]-[.$C$11]))" office:value-type="date" office:date-value="1998-05-01" calcext:value-type="date">
            <text:p>01.05.1998</text:p>
          </table:table-cell>
          <table:table-cell table:style-name="ce25" table:formula="of:=INFO.OBBA.OBBA.OBMAKE(&quot;date-&quot;&amp;COLUMN()&amp;&quot;-&quot;&amp;ROW();&quot;LocalDate&quot;;[.E344])" office:value-type="string" office:string-value="date-7-344 &#10;[24270]" calcext:value-type="string">
            <text:p>date-7-344 </text:p>
            <text:p>[24270]</text:p>
          </table:table-cell>
          <table:table-cell table:style-name="ce25" table:formula="of:=INFO.OBBA.OBBA.OBMAKE(&quot;date-&quot;&amp;COLUMN()&amp;&quot;-&quot;&amp;ROW();&quot;LocalDate&quot;;[.F344])" office:value-type="string" office:string-value="date-8-344 &#10;[24769]" calcext:value-type="string">
            <text:p>date-8-344 </text:p>
            <text:p>[24769]</text:p>
          </table:table-cell>
          <table:table-cell/>
          <table:table-cell table:formula="of:=INFO.OBBA.OBBA.OBGET(INFO.OBBA.OBBA.OBCALL(&quot;&quot;;[.$B$15];&quot;getDaycountFraction&quot;;[.G344];[.H344]))" office:value-type="float" office:value="-27.3166666666667" calcext:value-type="float">
            <text:p>-27,317</text:p>
          </table:table-cell>
          <table:table-cell table:style-name="ce37" table:formula="of:=(YEARFRAC([.E344];[.F344];[.$C$9]))" office:value-type="float" office:value="27.3166666666667" calcext:value-type="float">
            <text:p>27,317</text:p>
          </table:table-cell>
          <table:table-cell table:formula="of:=ABS([.J344])-[.K34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12-05" calcext:value-type="date">
            <text:p>05.12.1983</text:p>
          </table:table-cell>
          <table:table-cell table:style-name="ce26" table:formula="of:=[.$C$11]+INT(RAND()*([.$C$12]-[.$C$11]))" office:value-type="date" office:date-value="1993-10-03" calcext:value-type="date">
            <text:p>03.10.1993</text:p>
          </table:table-cell>
          <table:table-cell table:style-name="ce25" table:formula="of:=INFO.OBBA.OBBA.OBMAKE(&quot;date-&quot;&amp;COLUMN()&amp;&quot;-&quot;&amp;ROW();&quot;LocalDate&quot;;[.E345])" office:value-type="string" office:string-value="date-7-345 &#10;[24271]" calcext:value-type="string">
            <text:p>date-7-345 </text:p>
            <text:p>[24271]</text:p>
          </table:table-cell>
          <table:table-cell table:style-name="ce25" table:formula="of:=INFO.OBBA.OBBA.OBMAKE(&quot;date-&quot;&amp;COLUMN()&amp;&quot;-&quot;&amp;ROW();&quot;LocalDate&quot;;[.F345])" office:value-type="string" office:string-value="date-8-345 &#10;[24770]" calcext:value-type="string">
            <text:p>date-8-345 </text:p>
            <text:p>[24770]</text:p>
          </table:table-cell>
          <table:table-cell/>
          <table:table-cell table:formula="of:=INFO.OBBA.OBBA.OBGET(INFO.OBBA.OBBA.OBCALL(&quot;&quot;;[.$B$15];&quot;getDaycountFraction&quot;;[.G345];[.H345]))" office:value-type="float" office:value="9.97222222222222" calcext:value-type="float">
            <text:p>9,972</text:p>
          </table:table-cell>
          <table:table-cell table:style-name="ce37" table:formula="of:=(YEARFRAC([.E345];[.F345];[.$C$9]))" office:value-type="float" office:value="9.97222222222222" calcext:value-type="float">
            <text:p>9,972</text:p>
          </table:table-cell>
          <table:table-cell table:formula="of:=ABS([.J345])-[.K34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5-15" calcext:value-type="date">
            <text:p>15.05.1994</text:p>
          </table:table-cell>
          <table:table-cell table:style-name="ce26" table:formula="of:=[.$C$11]+INT(RAND()*([.$C$12]-[.$C$11]))" office:value-type="date" office:date-value="1997-06-30" calcext:value-type="date">
            <text:p>30.06.1997</text:p>
          </table:table-cell>
          <table:table-cell table:style-name="ce25" table:formula="of:=INFO.OBBA.OBBA.OBMAKE(&quot;date-&quot;&amp;COLUMN()&amp;&quot;-&quot;&amp;ROW();&quot;LocalDate&quot;;[.E346])" office:value-type="string" office:string-value="date-7-346 &#10;[24272]" calcext:value-type="string">
            <text:p>date-7-346 </text:p>
            <text:p>[24272]</text:p>
          </table:table-cell>
          <table:table-cell table:style-name="ce25" table:formula="of:=INFO.OBBA.OBBA.OBMAKE(&quot;date-&quot;&amp;COLUMN()&amp;&quot;-&quot;&amp;ROW();&quot;LocalDate&quot;;[.F346])" office:value-type="string" office:string-value="date-8-346 &#10;[24771]" calcext:value-type="string">
            <text:p>date-8-346 </text:p>
            <text:p>[24771]</text:p>
          </table:table-cell>
          <table:table-cell/>
          <table:table-cell table:formula="of:=INFO.OBBA.OBBA.OBGET(INFO.OBBA.OBBA.OBCALL(&quot;&quot;;[.$B$15];&quot;getDaycountFraction&quot;;[.G346];[.H346]))" office:value-type="float" office:value="3.17222222222222" calcext:value-type="float">
            <text:p>3,172</text:p>
          </table:table-cell>
          <table:table-cell table:style-name="ce37" table:formula="of:=(YEARFRAC([.E346];[.F346];[.$C$9]))" office:value-type="float" office:value="3.17222222222222" calcext:value-type="float">
            <text:p>3,172</text:p>
          </table:table-cell>
          <table:table-cell table:formula="of:=ABS([.J346])-[.K34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1-04" calcext:value-type="date">
            <text:p>04.01.2010</text:p>
          </table:table-cell>
          <table:table-cell table:style-name="ce26" table:formula="of:=[.$C$11]+INT(RAND()*([.$C$12]-[.$C$11]))" office:value-type="date" office:date-value="2018-03-08" calcext:value-type="date">
            <text:p>08.03.2018</text:p>
          </table:table-cell>
          <table:table-cell table:style-name="ce25" table:formula="of:=INFO.OBBA.OBBA.OBMAKE(&quot;date-&quot;&amp;COLUMN()&amp;&quot;-&quot;&amp;ROW();&quot;LocalDate&quot;;[.E347])" office:value-type="string" office:string-value="date-7-347 &#10;[24273]" calcext:value-type="string">
            <text:p>date-7-347 </text:p>
            <text:p>[24273]</text:p>
          </table:table-cell>
          <table:table-cell table:style-name="ce25" table:formula="of:=INFO.OBBA.OBBA.OBMAKE(&quot;date-&quot;&amp;COLUMN()&amp;&quot;-&quot;&amp;ROW();&quot;LocalDate&quot;;[.F347])" office:value-type="string" office:string-value="date-8-347 &#10;[24772]" calcext:value-type="string">
            <text:p>date-8-347 </text:p>
            <text:p>[24772]</text:p>
          </table:table-cell>
          <table:table-cell/>
          <table:table-cell table:formula="of:=INFO.OBBA.OBBA.OBGET(INFO.OBBA.OBBA.OBCALL(&quot;&quot;;[.$B$15];&quot;getDaycountFraction&quot;;[.G347];[.H347]))" office:value-type="float" office:value="8.29166666666667" calcext:value-type="float">
            <text:p>8,292</text:p>
          </table:table-cell>
          <table:table-cell table:style-name="ce37" table:formula="of:=(YEARFRAC([.E347];[.F347];[.$C$9]))" office:value-type="float" office:value="8.29166666666667" calcext:value-type="float">
            <text:p>8,292</text:p>
          </table:table-cell>
          <table:table-cell table:formula="of:=ABS([.J347])-[.K34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5-05-14" calcext:value-type="date">
            <text:p>14.05.1985</text:p>
          </table:table-cell>
          <table:table-cell table:style-name="ce26" table:formula="of:=[.$C$11]+INT(RAND()*([.$C$12]-[.$C$11]))" office:value-type="date" office:date-value="1995-06-08" calcext:value-type="date">
            <text:p>08.06.1995</text:p>
          </table:table-cell>
          <table:table-cell table:style-name="ce25" table:formula="of:=INFO.OBBA.OBBA.OBMAKE(&quot;date-&quot;&amp;COLUMN()&amp;&quot;-&quot;&amp;ROW();&quot;LocalDate&quot;;[.E348])" office:value-type="string" office:string-value="date-7-348 &#10;[24274]" calcext:value-type="string">
            <text:p>date-7-348 </text:p>
            <text:p>[24274]</text:p>
          </table:table-cell>
          <table:table-cell table:style-name="ce25" table:formula="of:=INFO.OBBA.OBBA.OBMAKE(&quot;date-&quot;&amp;COLUMN()&amp;&quot;-&quot;&amp;ROW();&quot;LocalDate&quot;;[.F348])" office:value-type="string" office:string-value="date-8-348 &#10;[24773]" calcext:value-type="string">
            <text:p>date-8-348 </text:p>
            <text:p>[24773]</text:p>
          </table:table-cell>
          <table:table-cell/>
          <table:table-cell table:formula="of:=INFO.OBBA.OBBA.OBGET(INFO.OBBA.OBBA.OBCALL(&quot;&quot;;[.$B$15];&quot;getDaycountFraction&quot;;[.G348];[.H348]))" office:value-type="float" office:value="10.2138888888889" calcext:value-type="float">
            <text:p>10,214</text:p>
          </table:table-cell>
          <table:table-cell table:style-name="ce37" table:formula="of:=(YEARFRAC([.E348];[.F348];[.$C$9]))" office:value-type="float" office:value="10.2138888888889" calcext:value-type="float">
            <text:p>10,214</text:p>
          </table:table-cell>
          <table:table-cell table:formula="of:=ABS([.J348])-[.K34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5-29" calcext:value-type="date">
            <text:p>29.05.2011</text:p>
          </table:table-cell>
          <table:table-cell table:style-name="ce26" table:formula="of:=[.$C$11]+INT(RAND()*([.$C$12]-[.$C$11]))" office:value-type="date" office:date-value="2000-01-31" calcext:value-type="date">
            <text:p>31.01.2000</text:p>
          </table:table-cell>
          <table:table-cell table:style-name="ce25" table:formula="of:=INFO.OBBA.OBBA.OBMAKE(&quot;date-&quot;&amp;COLUMN()&amp;&quot;-&quot;&amp;ROW();&quot;LocalDate&quot;;[.E349])" office:value-type="string" office:string-value="date-7-349 &#10;[24275]" calcext:value-type="string">
            <text:p>date-7-349 </text:p>
            <text:p>[24275]</text:p>
          </table:table-cell>
          <table:table-cell table:style-name="ce25" table:formula="of:=INFO.OBBA.OBBA.OBMAKE(&quot;date-&quot;&amp;COLUMN()&amp;&quot;-&quot;&amp;ROW();&quot;LocalDate&quot;;[.F349])" office:value-type="string" office:string-value="date-8-349 &#10;[24774]" calcext:value-type="string">
            <text:p>date-8-349 </text:p>
            <text:p>[24774]</text:p>
          </table:table-cell>
          <table:table-cell/>
          <table:table-cell table:formula="of:=INFO.OBBA.OBBA.OBGET(INFO.OBBA.OBBA.OBCALL(&quot;&quot;;[.$B$15];&quot;getDaycountFraction&quot;;[.G349];[.H349]))" office:value-type="float" office:value="-11.4888888888889" calcext:value-type="float">
            <text:p>-11,489</text:p>
          </table:table-cell>
          <table:table-cell table:style-name="ce37" table:formula="of:=(YEARFRAC([.E349];[.F349];[.$C$9]))" office:value-type="float" office:value="11.4888888888889" calcext:value-type="float">
            <text:p>11,489</text:p>
          </table:table-cell>
          <table:table-cell table:formula="of:=ABS([.J349])-[.K34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1-28" calcext:value-type="date">
            <text:p>28.11.2018</text:p>
          </table:table-cell>
          <table:table-cell table:style-name="ce26" table:formula="of:=[.$C$11]+INT(RAND()*([.$C$12]-[.$C$11]))" office:value-type="date" office:date-value="2025-01-21" calcext:value-type="date">
            <text:p>21.01.2025</text:p>
          </table:table-cell>
          <table:table-cell table:style-name="ce25" table:formula="of:=INFO.OBBA.OBBA.OBMAKE(&quot;date-&quot;&amp;COLUMN()&amp;&quot;-&quot;&amp;ROW();&quot;LocalDate&quot;;[.E350])" office:value-type="string" office:string-value="date-7-350 &#10;[24276]" calcext:value-type="string">
            <text:p>date-7-350 </text:p>
            <text:p>[24276]</text:p>
          </table:table-cell>
          <table:table-cell table:style-name="ce25" table:formula="of:=INFO.OBBA.OBBA.OBMAKE(&quot;date-&quot;&amp;COLUMN()&amp;&quot;-&quot;&amp;ROW();&quot;LocalDate&quot;;[.F350])" office:value-type="string" office:string-value="date-8-350 &#10;[24775]" calcext:value-type="string">
            <text:p>date-8-350 </text:p>
            <text:p>[24775]</text:p>
          </table:table-cell>
          <table:table-cell/>
          <table:table-cell table:formula="of:=INFO.OBBA.OBBA.OBGET(INFO.OBBA.OBBA.OBCALL(&quot;&quot;;[.$B$15];&quot;getDaycountFraction&quot;;[.G350];[.H350]))" office:value-type="float" office:value="6.23888888888889" calcext:value-type="float">
            <text:p>6,239</text:p>
          </table:table-cell>
          <table:table-cell table:style-name="ce37" table:formula="of:=(YEARFRAC([.E350];[.F350];[.$C$9]))" office:value-type="float" office:value="6.23888888888889" calcext:value-type="float">
            <text:p>6,239</text:p>
          </table:table-cell>
          <table:table-cell table:formula="of:=ABS([.J350])-[.K35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8-05" calcext:value-type="date">
            <text:p>05.08.2029</text:p>
          </table:table-cell>
          <table:table-cell table:style-name="ce26" table:formula="of:=[.$C$11]+INT(RAND()*([.$C$12]-[.$C$11]))" office:value-type="date" office:date-value="2004-11-28" calcext:value-type="date">
            <text:p>28.11.2004</text:p>
          </table:table-cell>
          <table:table-cell table:style-name="ce25" table:formula="of:=INFO.OBBA.OBBA.OBMAKE(&quot;date-&quot;&amp;COLUMN()&amp;&quot;-&quot;&amp;ROW();&quot;LocalDate&quot;;[.E351])" office:value-type="string" office:string-value="date-7-351 &#10;[24277]" calcext:value-type="string">
            <text:p>date-7-351 </text:p>
            <text:p>[24277]</text:p>
          </table:table-cell>
          <table:table-cell table:style-name="ce25" table:formula="of:=INFO.OBBA.OBBA.OBMAKE(&quot;date-&quot;&amp;COLUMN()&amp;&quot;-&quot;&amp;ROW();&quot;LocalDate&quot;;[.F351])" office:value-type="string" office:string-value="date-8-351 &#10;[24776]" calcext:value-type="string">
            <text:p>date-8-351 </text:p>
            <text:p>[24776]</text:p>
          </table:table-cell>
          <table:table-cell/>
          <table:table-cell table:formula="of:=INFO.OBBA.OBBA.OBGET(INFO.OBBA.OBBA.OBCALL(&quot;&quot;;[.$B$15];&quot;getDaycountFraction&quot;;[.G351];[.H351]))" office:value-type="float" office:value="-25.0444444444444" calcext:value-type="float">
            <text:p>-25,044</text:p>
          </table:table-cell>
          <table:table-cell table:style-name="ce37" table:formula="of:=(YEARFRAC([.E351];[.F351];[.$C$9]))" office:value-type="float" office:value="25.0444444444444" calcext:value-type="float">
            <text:p>25,044</text:p>
          </table:table-cell>
          <table:table-cell table:formula="of:=ABS([.J351])-[.K35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6-03" calcext:value-type="date">
            <text:p>03.06.1997</text:p>
          </table:table-cell>
          <table:table-cell table:style-name="ce26" table:formula="of:=[.$C$11]+INT(RAND()*([.$C$12]-[.$C$11]))" office:value-type="date" office:date-value="1995-01-16" calcext:value-type="date">
            <text:p>16.01.1995</text:p>
          </table:table-cell>
          <table:table-cell table:style-name="ce25" table:formula="of:=INFO.OBBA.OBBA.OBMAKE(&quot;date-&quot;&amp;COLUMN()&amp;&quot;-&quot;&amp;ROW();&quot;LocalDate&quot;;[.E352])" office:value-type="string" office:string-value="date-7-352 &#10;[24278]" calcext:value-type="string">
            <text:p>date-7-352 </text:p>
            <text:p>[24278]</text:p>
          </table:table-cell>
          <table:table-cell table:style-name="ce25" table:formula="of:=INFO.OBBA.OBBA.OBMAKE(&quot;date-&quot;&amp;COLUMN()&amp;&quot;-&quot;&amp;ROW();&quot;LocalDate&quot;;[.F352])" office:value-type="string" office:string-value="date-8-352 &#10;[24777]" calcext:value-type="string">
            <text:p>date-8-352 </text:p>
            <text:p>[24777]</text:p>
          </table:table-cell>
          <table:table-cell/>
          <table:table-cell table:formula="of:=INFO.OBBA.OBBA.OBGET(INFO.OBBA.OBBA.OBCALL(&quot;&quot;;[.$B$15];&quot;getDaycountFraction&quot;;[.G352];[.H352]))" office:value-type="float" office:value="-2.41388888888889" calcext:value-type="float">
            <text:p>-2,414</text:p>
          </table:table-cell>
          <table:table-cell table:style-name="ce37" table:formula="of:=(YEARFRAC([.E352];[.F352];[.$C$9]))" office:value-type="float" office:value="2.41388888888889" calcext:value-type="float">
            <text:p>2,414</text:p>
          </table:table-cell>
          <table:table-cell table:formula="of:=ABS([.J352])-[.K35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4-30" calcext:value-type="date">
            <text:p>30.04.2023</text:p>
          </table:table-cell>
          <table:table-cell table:style-name="ce26" table:formula="of:=[.$C$11]+INT(RAND()*([.$C$12]-[.$C$11]))" office:value-type="date" office:date-value="2020-05-26" calcext:value-type="date">
            <text:p>26.05.2020</text:p>
          </table:table-cell>
          <table:table-cell table:style-name="ce25" table:formula="of:=INFO.OBBA.OBBA.OBMAKE(&quot;date-&quot;&amp;COLUMN()&amp;&quot;-&quot;&amp;ROW();&quot;LocalDate&quot;;[.E353])" office:value-type="string" office:string-value="date-7-353 &#10;[24279]" calcext:value-type="string">
            <text:p>date-7-353 </text:p>
            <text:p>[24279]</text:p>
          </table:table-cell>
          <table:table-cell table:style-name="ce25" table:formula="of:=INFO.OBBA.OBBA.OBMAKE(&quot;date-&quot;&amp;COLUMN()&amp;&quot;-&quot;&amp;ROW();&quot;LocalDate&quot;;[.F353])" office:value-type="string" office:string-value="date-8-353 &#10;[24778]" calcext:value-type="string">
            <text:p>date-8-353 </text:p>
            <text:p>[24778]</text:p>
          </table:table-cell>
          <table:table-cell/>
          <table:table-cell table:formula="of:=INFO.OBBA.OBBA.OBGET(INFO.OBBA.OBBA.OBCALL(&quot;&quot;;[.$B$15];&quot;getDaycountFraction&quot;;[.G353];[.H353]))" office:value-type="float" office:value="-2.96944444444444" calcext:value-type="float">
            <text:p>-2,969</text:p>
          </table:table-cell>
          <table:table-cell table:style-name="ce37" table:formula="of:=(YEARFRAC([.E353];[.F353];[.$C$9]))" office:value-type="float" office:value="2.96944444444444" calcext:value-type="float">
            <text:p>2,969</text:p>
          </table:table-cell>
          <table:table-cell table:formula="of:=ABS([.J353])-[.K35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5-23" calcext:value-type="date">
            <text:p>23.05.1993</text:p>
          </table:table-cell>
          <table:table-cell table:style-name="ce26" table:formula="of:=[.$C$11]+INT(RAND()*([.$C$12]-[.$C$11]))" office:value-type="date" office:date-value="2007-07-17" calcext:value-type="date">
            <text:p>17.07.2007</text:p>
          </table:table-cell>
          <table:table-cell table:style-name="ce25" table:formula="of:=INFO.OBBA.OBBA.OBMAKE(&quot;date-&quot;&amp;COLUMN()&amp;&quot;-&quot;&amp;ROW();&quot;LocalDate&quot;;[.E354])" office:value-type="string" office:string-value="date-7-354 &#10;[24280]" calcext:value-type="string">
            <text:p>date-7-354 </text:p>
            <text:p>[24280]</text:p>
          </table:table-cell>
          <table:table-cell table:style-name="ce25" table:formula="of:=INFO.OBBA.OBBA.OBMAKE(&quot;date-&quot;&amp;COLUMN()&amp;&quot;-&quot;&amp;ROW();&quot;LocalDate&quot;;[.F354])" office:value-type="string" office:string-value="date-8-354 &#10;[24779]" calcext:value-type="string">
            <text:p>date-8-354 </text:p>
            <text:p>[24779]</text:p>
          </table:table-cell>
          <table:table-cell/>
          <table:table-cell table:formula="of:=INFO.OBBA.OBBA.OBGET(INFO.OBBA.OBBA.OBCALL(&quot;&quot;;[.$B$15];&quot;getDaycountFraction&quot;;[.G354];[.H354]))" office:value-type="float" office:value="14.3555555555556" calcext:value-type="float">
            <text:p>14,356</text:p>
          </table:table-cell>
          <table:table-cell table:style-name="ce37" table:formula="of:=(YEARFRAC([.E354];[.F354];[.$C$9]))" office:value-type="float" office:value="14.3555555555556" calcext:value-type="float">
            <text:p>14,356</text:p>
          </table:table-cell>
          <table:table-cell table:formula="of:=ABS([.J354])-[.K35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4-21" calcext:value-type="date">
            <text:p>21.04.2019</text:p>
          </table:table-cell>
          <table:table-cell table:style-name="ce26" table:formula="of:=[.$C$11]+INT(RAND()*([.$C$12]-[.$C$11]))" office:value-type="date" office:date-value="1994-11-26" calcext:value-type="date">
            <text:p>26.11.1994</text:p>
          </table:table-cell>
          <table:table-cell table:style-name="ce25" table:formula="of:=INFO.OBBA.OBBA.OBMAKE(&quot;date-&quot;&amp;COLUMN()&amp;&quot;-&quot;&amp;ROW();&quot;LocalDate&quot;;[.E355])" office:value-type="string" office:string-value="date-7-355 &#10;[24281]" calcext:value-type="string">
            <text:p>date-7-355 </text:p>
            <text:p>[24281]</text:p>
          </table:table-cell>
          <table:table-cell table:style-name="ce25" table:formula="of:=INFO.OBBA.OBBA.OBMAKE(&quot;date-&quot;&amp;COLUMN()&amp;&quot;-&quot;&amp;ROW();&quot;LocalDate&quot;;[.F355])" office:value-type="string" office:string-value="date-8-355 &#10;[24780]" calcext:value-type="string">
            <text:p>date-8-355 </text:p>
            <text:p>[24780]</text:p>
          </table:table-cell>
          <table:table-cell/>
          <table:table-cell table:formula="of:=INFO.OBBA.OBBA.OBGET(INFO.OBBA.OBBA.OBCALL(&quot;&quot;;[.$B$15];&quot;getDaycountFraction&quot;;[.G355];[.H355]))" office:value-type="float" office:value="-24.7555555555556" calcext:value-type="float">
            <text:p>-24,756</text:p>
          </table:table-cell>
          <table:table-cell table:style-name="ce37" table:formula="of:=(YEARFRAC([.E355];[.F355];[.$C$9]))" office:value-type="float" office:value="24.7555555555556" calcext:value-type="float">
            <text:p>24,756</text:p>
          </table:table-cell>
          <table:table-cell table:formula="of:=ABS([.J355])-[.K35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10-20" calcext:value-type="date">
            <text:p>20.10.2001</text:p>
          </table:table-cell>
          <table:table-cell table:style-name="ce26" table:formula="of:=[.$C$11]+INT(RAND()*([.$C$12]-[.$C$11]))" office:value-type="date" office:date-value="2011-06-30" calcext:value-type="date">
            <text:p>30.06.2011</text:p>
          </table:table-cell>
          <table:table-cell table:style-name="ce25" table:formula="of:=INFO.OBBA.OBBA.OBMAKE(&quot;date-&quot;&amp;COLUMN()&amp;&quot;-&quot;&amp;ROW();&quot;LocalDate&quot;;[.E356])" office:value-type="string" office:string-value="date-7-356 &#10;[24282]" calcext:value-type="string">
            <text:p>date-7-356 </text:p>
            <text:p>[24282]</text:p>
          </table:table-cell>
          <table:table-cell table:style-name="ce25" table:formula="of:=INFO.OBBA.OBBA.OBMAKE(&quot;date-&quot;&amp;COLUMN()&amp;&quot;-&quot;&amp;ROW();&quot;LocalDate&quot;;[.F356])" office:value-type="string" office:string-value="date-8-356 &#10;[24781]" calcext:value-type="string">
            <text:p>date-8-356 </text:p>
            <text:p>[24781]</text:p>
          </table:table-cell>
          <table:table-cell/>
          <table:table-cell table:formula="of:=INFO.OBBA.OBBA.OBGET(INFO.OBBA.OBBA.OBCALL(&quot;&quot;;[.$B$15];&quot;getDaycountFraction&quot;;[.G356];[.H356]))" office:value-type="float" office:value="9.83333333333333" calcext:value-type="float">
            <text:p>9,833</text:p>
          </table:table-cell>
          <table:table-cell table:style-name="ce37" table:formula="of:=(YEARFRAC([.E356];[.F356];[.$C$9]))" office:value-type="float" office:value="9.83333333333333" calcext:value-type="float">
            <text:p>9,833</text:p>
          </table:table-cell>
          <table:table-cell table:formula="of:=ABS([.J356])-[.K35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7-19" calcext:value-type="date">
            <text:p>19.07.2017</text:p>
          </table:table-cell>
          <table:table-cell table:style-name="ce26" table:formula="of:=[.$C$11]+INT(RAND()*([.$C$12]-[.$C$11]))" office:value-type="date" office:date-value="1982-05-30" calcext:value-type="date">
            <text:p>30.05.1982</text:p>
          </table:table-cell>
          <table:table-cell table:style-name="ce25" table:formula="of:=INFO.OBBA.OBBA.OBMAKE(&quot;date-&quot;&amp;COLUMN()&amp;&quot;-&quot;&amp;ROW();&quot;LocalDate&quot;;[.E357])" office:value-type="string" office:string-value="date-7-357 &#10;[24283]" calcext:value-type="string">
            <text:p>date-7-357 </text:p>
            <text:p>[24283]</text:p>
          </table:table-cell>
          <table:table-cell table:style-name="ce25" table:formula="of:=INFO.OBBA.OBBA.OBMAKE(&quot;date-&quot;&amp;COLUMN()&amp;&quot;-&quot;&amp;ROW();&quot;LocalDate&quot;;[.F357])" office:value-type="string" office:string-value="date-8-357 &#10;[24782]" calcext:value-type="string">
            <text:p>date-8-357 </text:p>
            <text:p>[24782]</text:p>
          </table:table-cell>
          <table:table-cell/>
          <table:table-cell table:formula="of:=INFO.OBBA.OBBA.OBGET(INFO.OBBA.OBBA.OBCALL(&quot;&quot;;[.$B$15];&quot;getDaycountFraction&quot;;[.G357];[.H357]))" office:value-type="float" office:value="-35.65" calcext:value-type="float">
            <text:p>-35,650</text:p>
          </table:table-cell>
          <table:table-cell table:style-name="ce37" table:formula="of:=(YEARFRAC([.E357];[.F357];[.$C$9]))" office:value-type="float" office:value="35.65" calcext:value-type="float">
            <text:p>35,650</text:p>
          </table:table-cell>
          <table:table-cell table:formula="of:=ABS([.J357])-[.K35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11-29" calcext:value-type="date">
            <text:p>29.11.2012</text:p>
          </table:table-cell>
          <table:table-cell table:style-name="ce26" table:formula="of:=[.$C$11]+INT(RAND()*([.$C$12]-[.$C$11]))" office:value-type="date" office:date-value="2020-02-20" calcext:value-type="date">
            <text:p>20.02.2020</text:p>
          </table:table-cell>
          <table:table-cell table:style-name="ce25" table:formula="of:=INFO.OBBA.OBBA.OBMAKE(&quot;date-&quot;&amp;COLUMN()&amp;&quot;-&quot;&amp;ROW();&quot;LocalDate&quot;;[.E358])" office:value-type="string" office:string-value="date-7-358 &#10;[24284]" calcext:value-type="string">
            <text:p>date-7-358 </text:p>
            <text:p>[24284]</text:p>
          </table:table-cell>
          <table:table-cell table:style-name="ce25" table:formula="of:=INFO.OBBA.OBBA.OBMAKE(&quot;date-&quot;&amp;COLUMN()&amp;&quot;-&quot;&amp;ROW();&quot;LocalDate&quot;;[.F358])" office:value-type="string" office:string-value="date-8-358 &#10;[24783]" calcext:value-type="string">
            <text:p>date-8-358 </text:p>
            <text:p>[24783]</text:p>
          </table:table-cell>
          <table:table-cell/>
          <table:table-cell table:formula="of:=INFO.OBBA.OBBA.OBGET(INFO.OBBA.OBBA.OBCALL(&quot;&quot;;[.$B$15];&quot;getDaycountFraction&quot;;[.G358];[.H358]))" office:value-type="float" office:value="7.33055555555556" calcext:value-type="float">
            <text:p>7,331</text:p>
          </table:table-cell>
          <table:table-cell table:style-name="ce37" table:formula="of:=(YEARFRAC([.E358];[.F358];[.$C$9]))" office:value-type="float" office:value="7.33055555555556" calcext:value-type="float">
            <text:p>7,331</text:p>
          </table:table-cell>
          <table:table-cell table:formula="of:=ABS([.J358])-[.K35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11-29" calcext:value-type="date">
            <text:p>29.11.2024</text:p>
          </table:table-cell>
          <table:table-cell table:style-name="ce26" table:formula="of:=[.$C$11]+INT(RAND()*([.$C$12]-[.$C$11]))" office:value-type="date" office:date-value="1983-10-07" calcext:value-type="date">
            <text:p>07.10.1983</text:p>
          </table:table-cell>
          <table:table-cell table:style-name="ce25" table:formula="of:=INFO.OBBA.OBBA.OBMAKE(&quot;date-&quot;&amp;COLUMN()&amp;&quot;-&quot;&amp;ROW();&quot;LocalDate&quot;;[.E359])" office:value-type="string" office:string-value="date-7-359 &#10;[24285]" calcext:value-type="string">
            <text:p>date-7-359 </text:p>
            <text:p>[24285]</text:p>
          </table:table-cell>
          <table:table-cell table:style-name="ce25" table:formula="of:=INFO.OBBA.OBBA.OBMAKE(&quot;date-&quot;&amp;COLUMN()&amp;&quot;-&quot;&amp;ROW();&quot;LocalDate&quot;;[.F359])" office:value-type="string" office:string-value="date-8-359 &#10;[24784]" calcext:value-type="string">
            <text:p>date-8-359 </text:p>
            <text:p>[24784]</text:p>
          </table:table-cell>
          <table:table-cell/>
          <table:table-cell table:formula="of:=INFO.OBBA.OBBA.OBGET(INFO.OBBA.OBBA.OBCALL(&quot;&quot;;[.$B$15];&quot;getDaycountFraction&quot;;[.G359];[.H359]))" office:value-type="float" office:value="-41.7472222222222" calcext:value-type="float">
            <text:p>-41,747</text:p>
          </table:table-cell>
          <table:table-cell table:style-name="ce37" table:formula="of:=(YEARFRAC([.E359];[.F359];[.$C$9]))" office:value-type="float" office:value="41.7472222222222" calcext:value-type="float">
            <text:p>41,747</text:p>
          </table:table-cell>
          <table:table-cell table:formula="of:=ABS([.J359])-[.K35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1-02" calcext:value-type="date">
            <text:p>02.01.2007</text:p>
          </table:table-cell>
          <table:table-cell table:style-name="ce26" table:formula="of:=[.$C$11]+INT(RAND()*([.$C$12]-[.$C$11]))" office:value-type="date" office:date-value="1989-04-30" calcext:value-type="date">
            <text:p>30.04.1989</text:p>
          </table:table-cell>
          <table:table-cell table:style-name="ce25" table:formula="of:=INFO.OBBA.OBBA.OBMAKE(&quot;date-&quot;&amp;COLUMN()&amp;&quot;-&quot;&amp;ROW();&quot;LocalDate&quot;;[.E360])" office:value-type="string" office:string-value="date-7-360 &#10;[24286]" calcext:value-type="string">
            <text:p>date-7-360 </text:p>
            <text:p>[24286]</text:p>
          </table:table-cell>
          <table:table-cell table:style-name="ce25" table:formula="of:=INFO.OBBA.OBBA.OBMAKE(&quot;date-&quot;&amp;COLUMN()&amp;&quot;-&quot;&amp;ROW();&quot;LocalDate&quot;;[.F360])" office:value-type="string" office:string-value="date-8-360 &#10;[24785]" calcext:value-type="string">
            <text:p>date-8-360 </text:p>
            <text:p>[24785]</text:p>
          </table:table-cell>
          <table:table-cell/>
          <table:table-cell table:formula="of:=INFO.OBBA.OBBA.OBGET(INFO.OBBA.OBBA.OBCALL(&quot;&quot;;[.$B$15];&quot;getDaycountFraction&quot;;[.G360];[.H360]))" office:value-type="float" office:value="-17.9333333333333" calcext:value-type="float">
            <text:p>-17,933</text:p>
          </table:table-cell>
          <table:table-cell table:style-name="ce37" table:formula="of:=(YEARFRAC([.E360];[.F360];[.$C$9]))" office:value-type="float" office:value="17.9333333333333" calcext:value-type="float">
            <text:p>17,933</text:p>
          </table:table-cell>
          <table:table-cell table:formula="of:=ABS([.J360])-[.K36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6-27" calcext:value-type="date">
            <text:p>27.06.1986</text:p>
          </table:table-cell>
          <table:table-cell table:style-name="ce26" table:formula="of:=[.$C$11]+INT(RAND()*([.$C$12]-[.$C$11]))" office:value-type="date" office:date-value="1996-03-13" calcext:value-type="date">
            <text:p>13.03.1996</text:p>
          </table:table-cell>
          <table:table-cell table:style-name="ce25" table:formula="of:=INFO.OBBA.OBBA.OBMAKE(&quot;date-&quot;&amp;COLUMN()&amp;&quot;-&quot;&amp;ROW();&quot;LocalDate&quot;;[.E361])" office:value-type="string" office:string-value="date-7-361 &#10;[24287]" calcext:value-type="string">
            <text:p>date-7-361 </text:p>
            <text:p>[24287]</text:p>
          </table:table-cell>
          <table:table-cell table:style-name="ce25" table:formula="of:=INFO.OBBA.OBBA.OBMAKE(&quot;date-&quot;&amp;COLUMN()&amp;&quot;-&quot;&amp;ROW();&quot;LocalDate&quot;;[.F361])" office:value-type="string" office:string-value="date-8-361 &#10;[24786]" calcext:value-type="string">
            <text:p>date-8-361 </text:p>
            <text:p>[24786]</text:p>
          </table:table-cell>
          <table:table-cell/>
          <table:table-cell table:formula="of:=INFO.OBBA.OBBA.OBGET(INFO.OBBA.OBBA.OBCALL(&quot;&quot;;[.$B$15];&quot;getDaycountFraction&quot;;[.G361];[.H361]))" office:value-type="float" office:value="9.85277777777778" calcext:value-type="float">
            <text:p>9,853</text:p>
          </table:table-cell>
          <table:table-cell table:style-name="ce37" table:formula="of:=(YEARFRAC([.E361];[.F361];[.$C$9]))" office:value-type="float" office:value="9.85277777777778" calcext:value-type="float">
            <text:p>9,853</text:p>
          </table:table-cell>
          <table:table-cell table:formula="of:=ABS([.J361])-[.K36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8-26" calcext:value-type="date">
            <text:p>26.08.2008</text:p>
          </table:table-cell>
          <table:table-cell table:style-name="ce26" table:formula="of:=[.$C$11]+INT(RAND()*([.$C$12]-[.$C$11]))" office:value-type="date" office:date-value="1990-08-31" calcext:value-type="date">
            <text:p>31.08.1990</text:p>
          </table:table-cell>
          <table:table-cell table:style-name="ce25" table:formula="of:=INFO.OBBA.OBBA.OBMAKE(&quot;date-&quot;&amp;COLUMN()&amp;&quot;-&quot;&amp;ROW();&quot;LocalDate&quot;;[.E362])" office:value-type="string" office:string-value="date-7-362 &#10;[24288]" calcext:value-type="string">
            <text:p>date-7-362 </text:p>
            <text:p>[24288]</text:p>
          </table:table-cell>
          <table:table-cell table:style-name="ce25" table:formula="of:=INFO.OBBA.OBBA.OBMAKE(&quot;date-&quot;&amp;COLUMN()&amp;&quot;-&quot;&amp;ROW();&quot;LocalDate&quot;;[.F362])" office:value-type="string" office:string-value="date-8-362 &#10;[24787]" calcext:value-type="string">
            <text:p>date-8-362 </text:p>
            <text:p>[24787]</text:p>
          </table:table-cell>
          <table:table-cell/>
          <table:table-cell table:formula="of:=INFO.OBBA.OBBA.OBGET(INFO.OBBA.OBBA.OBCALL(&quot;&quot;;[.$B$15];&quot;getDaycountFraction&quot;;[.G362];[.H362]))" office:value-type="float" office:value="-18.25" calcext:value-type="float">
            <text:p>-18,250</text:p>
          </table:table-cell>
          <table:table-cell table:style-name="ce37" table:formula="of:=(YEARFRAC([.E362];[.F362];[.$C$9]))" office:value-type="float" office:value="18.25" calcext:value-type="float">
            <text:p>18,250</text:p>
          </table:table-cell>
          <table:table-cell table:formula="of:=ABS([.J362])-[.K36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10-01" calcext:value-type="date">
            <text:p>01.10.2014</text:p>
          </table:table-cell>
          <table:table-cell table:style-name="ce26" table:formula="of:=[.$C$11]+INT(RAND()*([.$C$12]-[.$C$11]))" office:value-type="date" office:date-value="2015-09-17" calcext:value-type="date">
            <text:p>17.09.2015</text:p>
          </table:table-cell>
          <table:table-cell table:style-name="ce25" table:formula="of:=INFO.OBBA.OBBA.OBMAKE(&quot;date-&quot;&amp;COLUMN()&amp;&quot;-&quot;&amp;ROW();&quot;LocalDate&quot;;[.E363])" office:value-type="string" office:string-value="date-7-363 &#10;[24289]" calcext:value-type="string">
            <text:p>date-7-363 </text:p>
            <text:p>[24289]</text:p>
          </table:table-cell>
          <table:table-cell table:style-name="ce25" table:formula="of:=INFO.OBBA.OBBA.OBMAKE(&quot;date-&quot;&amp;COLUMN()&amp;&quot;-&quot;&amp;ROW();&quot;LocalDate&quot;;[.F363])" office:value-type="string" office:string-value="date-8-363 &#10;[24788]" calcext:value-type="string">
            <text:p>date-8-363 </text:p>
            <text:p>[24788]</text:p>
          </table:table-cell>
          <table:table-cell/>
          <table:table-cell table:formula="of:=INFO.OBBA.OBBA.OBGET(INFO.OBBA.OBBA.OBCALL(&quot;&quot;;[.$B$15];&quot;getDaycountFraction&quot;;[.G363];[.H363]))" office:value-type="float" office:value="0.975" calcext:value-type="float">
            <text:p>0,975</text:p>
          </table:table-cell>
          <table:table-cell table:style-name="ce37" table:formula="of:=(YEARFRAC([.E363];[.F363];[.$C$9]))" office:value-type="float" office:value="0.975" calcext:value-type="float">
            <text:p>0,975</text:p>
          </table:table-cell>
          <table:table-cell table:formula="of:=ABS([.J363])-[.K36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1-15" calcext:value-type="date">
            <text:p>15.01.1995</text:p>
          </table:table-cell>
          <table:table-cell table:style-name="ce26" table:formula="of:=[.$C$11]+INT(RAND()*([.$C$12]-[.$C$11]))" office:value-type="date" office:date-value="1987-01-22" calcext:value-type="date">
            <text:p>22.01.1987</text:p>
          </table:table-cell>
          <table:table-cell table:style-name="ce25" table:formula="of:=INFO.OBBA.OBBA.OBMAKE(&quot;date-&quot;&amp;COLUMN()&amp;&quot;-&quot;&amp;ROW();&quot;LocalDate&quot;;[.E364])" office:value-type="string" office:string-value="date-7-364 &#10;[24290]" calcext:value-type="string">
            <text:p>date-7-364 </text:p>
            <text:p>[24290]</text:p>
          </table:table-cell>
          <table:table-cell table:style-name="ce25" table:formula="of:=INFO.OBBA.OBBA.OBMAKE(&quot;date-&quot;&amp;COLUMN()&amp;&quot;-&quot;&amp;ROW();&quot;LocalDate&quot;;[.F364])" office:value-type="string" office:string-value="date-8-364 &#10;[24789]" calcext:value-type="string">
            <text:p>date-8-364 </text:p>
            <text:p>[24789]</text:p>
          </table:table-cell>
          <table:table-cell/>
          <table:table-cell table:formula="of:=INFO.OBBA.OBBA.OBGET(INFO.OBBA.OBBA.OBCALL(&quot;&quot;;[.$B$15];&quot;getDaycountFraction&quot;;[.G364];[.H364]))" office:value-type="float" office:value="-8.09722222222222" calcext:value-type="float">
            <text:p>-8,097</text:p>
          </table:table-cell>
          <table:table-cell table:style-name="ce37" table:formula="of:=(YEARFRAC([.E364];[.F364];[.$C$9]))" office:value-type="float" office:value="8.09722222222222" calcext:value-type="float">
            <text:p>8,097</text:p>
          </table:table-cell>
          <table:table-cell table:formula="of:=ABS([.J364])-[.K36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6-22" calcext:value-type="date">
            <text:p>22.06.2024</text:p>
          </table:table-cell>
          <table:table-cell table:style-name="ce26" table:formula="of:=[.$C$11]+INT(RAND()*([.$C$12]-[.$C$11]))" office:value-type="date" office:date-value="2006-05-22" calcext:value-type="date">
            <text:p>22.05.2006</text:p>
          </table:table-cell>
          <table:table-cell table:style-name="ce25" table:formula="of:=INFO.OBBA.OBBA.OBMAKE(&quot;date-&quot;&amp;COLUMN()&amp;&quot;-&quot;&amp;ROW();&quot;LocalDate&quot;;[.E365])" office:value-type="string" office:string-value="date-7-365 &#10;[24291]" calcext:value-type="string">
            <text:p>date-7-365 </text:p>
            <text:p>[24291]</text:p>
          </table:table-cell>
          <table:table-cell table:style-name="ce25" table:formula="of:=INFO.OBBA.OBBA.OBMAKE(&quot;date-&quot;&amp;COLUMN()&amp;&quot;-&quot;&amp;ROW();&quot;LocalDate&quot;;[.F365])" office:value-type="string" office:string-value="date-8-365 &#10;[24790]" calcext:value-type="string">
            <text:p>date-8-365 </text:p>
            <text:p>[24790]</text:p>
          </table:table-cell>
          <table:table-cell/>
          <table:table-cell table:formula="of:=INFO.OBBA.OBBA.OBGET(INFO.OBBA.OBBA.OBCALL(&quot;&quot;;[.$B$15];&quot;getDaycountFraction&quot;;[.G365];[.H365]))" office:value-type="float" office:value="-18.35" calcext:value-type="float">
            <text:p>-18,350</text:p>
          </table:table-cell>
          <table:table-cell table:style-name="ce37" table:formula="of:=(YEARFRAC([.E365];[.F365];[.$C$9]))" office:value-type="float" office:value="18.35" calcext:value-type="float">
            <text:p>18,350</text:p>
          </table:table-cell>
          <table:table-cell table:formula="of:=ABS([.J365])-[.K36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6-07" calcext:value-type="date">
            <text:p>07.06.2015</text:p>
          </table:table-cell>
          <table:table-cell table:style-name="ce26" table:formula="of:=[.$C$11]+INT(RAND()*([.$C$12]-[.$C$11]))" office:value-type="date" office:date-value="1981-11-11" calcext:value-type="date">
            <text:p>11.11.1981</text:p>
          </table:table-cell>
          <table:table-cell table:style-name="ce25" table:formula="of:=INFO.OBBA.OBBA.OBMAKE(&quot;date-&quot;&amp;COLUMN()&amp;&quot;-&quot;&amp;ROW();&quot;LocalDate&quot;;[.E366])" office:value-type="string" office:string-value="date-7-366 &#10;[24292]" calcext:value-type="string">
            <text:p>date-7-366 </text:p>
            <text:p>[24292]</text:p>
          </table:table-cell>
          <table:table-cell table:style-name="ce25" table:formula="of:=INFO.OBBA.OBBA.OBMAKE(&quot;date-&quot;&amp;COLUMN()&amp;&quot;-&quot;&amp;ROW();&quot;LocalDate&quot;;[.F366])" office:value-type="string" office:string-value="date-8-366 &#10;[24791]" calcext:value-type="string">
            <text:p>date-8-366 </text:p>
            <text:p>[24791]</text:p>
          </table:table-cell>
          <table:table-cell/>
          <table:table-cell table:formula="of:=INFO.OBBA.OBBA.OBGET(INFO.OBBA.OBBA.OBCALL(&quot;&quot;;[.$B$15];&quot;getDaycountFraction&quot;;[.G366];[.H366]))" office:value-type="float" office:value="-34.0583333333333" calcext:value-type="float">
            <text:p>-34,058</text:p>
          </table:table-cell>
          <table:table-cell table:style-name="ce37" table:formula="of:=(YEARFRAC([.E366];[.F366];[.$C$9]))" office:value-type="float" office:value="34.0583333333333" calcext:value-type="float">
            <text:p>34,058</text:p>
          </table:table-cell>
          <table:table-cell table:formula="of:=ABS([.J366])-[.K36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3-04-10" calcext:value-type="date">
            <text:p>10.04.1983</text:p>
          </table:table-cell>
          <table:table-cell table:style-name="ce26" table:formula="of:=[.$C$11]+INT(RAND()*([.$C$12]-[.$C$11]))" office:value-type="date" office:date-value="2010-08-06" calcext:value-type="date">
            <text:p>06.08.2010</text:p>
          </table:table-cell>
          <table:table-cell table:style-name="ce25" table:formula="of:=INFO.OBBA.OBBA.OBMAKE(&quot;date-&quot;&amp;COLUMN()&amp;&quot;-&quot;&amp;ROW();&quot;LocalDate&quot;;[.E367])" office:value-type="string" office:string-value="date-7-367 &#10;[24293]" calcext:value-type="string">
            <text:p>date-7-367 </text:p>
            <text:p>[24293]</text:p>
          </table:table-cell>
          <table:table-cell table:style-name="ce25" table:formula="of:=INFO.OBBA.OBBA.OBMAKE(&quot;date-&quot;&amp;COLUMN()&amp;&quot;-&quot;&amp;ROW();&quot;LocalDate&quot;;[.F367])" office:value-type="string" office:string-value="date-8-367 &#10;[24792]" calcext:value-type="string">
            <text:p>date-8-367 </text:p>
            <text:p>[24792]</text:p>
          </table:table-cell>
          <table:table-cell/>
          <table:table-cell table:formula="of:=INFO.OBBA.OBBA.OBGET(INFO.OBBA.OBBA.OBCALL(&quot;&quot;;[.$B$15];&quot;getDaycountFraction&quot;;[.G367];[.H367]))" office:value-type="float" office:value="27.7222222222222" calcext:value-type="float">
            <text:p>27,722</text:p>
          </table:table-cell>
          <table:table-cell table:style-name="ce37" table:formula="of:=(YEARFRAC([.E367];[.F367];[.$C$9]))" office:value-type="float" office:value="27.7222222222222" calcext:value-type="float">
            <text:p>27,722</text:p>
          </table:table-cell>
          <table:table-cell table:formula="of:=ABS([.J367])-[.K36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10-29" calcext:value-type="date">
            <text:p>29.10.2008</text:p>
          </table:table-cell>
          <table:table-cell table:style-name="ce26" table:formula="of:=[.$C$11]+INT(RAND()*([.$C$12]-[.$C$11]))" office:value-type="date" office:date-value="2029-07-14" calcext:value-type="date">
            <text:p>14.07.2029</text:p>
          </table:table-cell>
          <table:table-cell table:style-name="ce25" table:formula="of:=INFO.OBBA.OBBA.OBMAKE(&quot;date-&quot;&amp;COLUMN()&amp;&quot;-&quot;&amp;ROW();&quot;LocalDate&quot;;[.E368])" office:value-type="string" office:string-value="date-7-368 &#10;[24294]" calcext:value-type="string">
            <text:p>date-7-368 </text:p>
            <text:p>[24294]</text:p>
          </table:table-cell>
          <table:table-cell table:style-name="ce25" table:formula="of:=INFO.OBBA.OBBA.OBMAKE(&quot;date-&quot;&amp;COLUMN()&amp;&quot;-&quot;&amp;ROW();&quot;LocalDate&quot;;[.F368])" office:value-type="string" office:string-value="date-8-368 &#10;[24793]" calcext:value-type="string">
            <text:p>date-8-368 </text:p>
            <text:p>[24793]</text:p>
          </table:table-cell>
          <table:table-cell/>
          <table:table-cell table:formula="of:=INFO.OBBA.OBBA.OBGET(INFO.OBBA.OBBA.OBCALL(&quot;&quot;;[.$B$15];&quot;getDaycountFraction&quot;;[.G368];[.H368]))" office:value-type="float" office:value="21.0083333333333" calcext:value-type="float">
            <text:p>21,008</text:p>
          </table:table-cell>
          <table:table-cell table:style-name="ce37" table:formula="of:=(YEARFRAC([.E368];[.F368];[.$C$9]))" office:value-type="float" office:value="21.0083333333333" calcext:value-type="float">
            <text:p>21,008</text:p>
          </table:table-cell>
          <table:table-cell table:formula="of:=ABS([.J368])-[.K36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9-04" calcext:value-type="date">
            <text:p>04.09.1990</text:p>
          </table:table-cell>
          <table:table-cell table:style-name="ce26" table:formula="of:=[.$C$11]+INT(RAND()*([.$C$12]-[.$C$11]))" office:value-type="date" office:date-value="1998-09-05" calcext:value-type="date">
            <text:p>05.09.1998</text:p>
          </table:table-cell>
          <table:table-cell table:style-name="ce25" table:formula="of:=INFO.OBBA.OBBA.OBMAKE(&quot;date-&quot;&amp;COLUMN()&amp;&quot;-&quot;&amp;ROW();&quot;LocalDate&quot;;[.E369])" office:value-type="string" office:string-value="date-7-369 &#10;[24295]" calcext:value-type="string">
            <text:p>date-7-369 </text:p>
            <text:p>[24295]</text:p>
          </table:table-cell>
          <table:table-cell table:style-name="ce25" table:formula="of:=INFO.OBBA.OBBA.OBMAKE(&quot;date-&quot;&amp;COLUMN()&amp;&quot;-&quot;&amp;ROW();&quot;LocalDate&quot;;[.F369])" office:value-type="string" office:string-value="date-8-369 &#10;[24794]" calcext:value-type="string">
            <text:p>date-8-369 </text:p>
            <text:p>[24794]</text:p>
          </table:table-cell>
          <table:table-cell/>
          <table:table-cell table:formula="of:=INFO.OBBA.OBBA.OBGET(INFO.OBBA.OBBA.OBCALL(&quot;&quot;;[.$B$15];&quot;getDaycountFraction&quot;;[.G369];[.H369]))" office:value-type="float" office:value="8.11944444444444" calcext:value-type="float">
            <text:p>8,119</text:p>
          </table:table-cell>
          <table:table-cell table:style-name="ce37" table:formula="of:=(YEARFRAC([.E369];[.F369];[.$C$9]))" office:value-type="float" office:value="8.11944444444444" calcext:value-type="float">
            <text:p>8,119</text:p>
          </table:table-cell>
          <table:table-cell table:formula="of:=ABS([.J369])-[.K36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10-19" calcext:value-type="date">
            <text:p>19.10.2025</text:p>
          </table:table-cell>
          <table:table-cell table:style-name="ce26" table:formula="of:=[.$C$11]+INT(RAND()*([.$C$12]-[.$C$11]))" office:value-type="date" office:date-value="1990-11-17" calcext:value-type="date">
            <text:p>17.11.1990</text:p>
          </table:table-cell>
          <table:table-cell table:style-name="ce25" table:formula="of:=INFO.OBBA.OBBA.OBMAKE(&quot;date-&quot;&amp;COLUMN()&amp;&quot;-&quot;&amp;ROW();&quot;LocalDate&quot;;[.E370])" office:value-type="string" office:string-value="date-7-370 &#10;[24296]" calcext:value-type="string">
            <text:p>date-7-370 </text:p>
            <text:p>[24296]</text:p>
          </table:table-cell>
          <table:table-cell table:style-name="ce25" table:formula="of:=INFO.OBBA.OBBA.OBMAKE(&quot;date-&quot;&amp;COLUMN()&amp;&quot;-&quot;&amp;ROW();&quot;LocalDate&quot;;[.F370])" office:value-type="string" office:string-value="date-8-370 &#10;[24795]" calcext:value-type="string">
            <text:p>date-8-370 </text:p>
            <text:p>[24795]</text:p>
          </table:table-cell>
          <table:table-cell/>
          <table:table-cell table:formula="of:=INFO.OBBA.OBBA.OBGET(INFO.OBBA.OBBA.OBCALL(&quot;&quot;;[.$B$15];&quot;getDaycountFraction&quot;;[.G370];[.H370]))" office:value-type="float" office:value="-35.4305555555556" calcext:value-type="float">
            <text:p>-35,431</text:p>
          </table:table-cell>
          <table:table-cell table:style-name="ce37" table:formula="of:=(YEARFRAC([.E370];[.F370];[.$C$9]))" office:value-type="float" office:value="35.4305555555556" calcext:value-type="float">
            <text:p>35,431</text:p>
          </table:table-cell>
          <table:table-cell table:formula="of:=ABS([.J370])-[.K37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2-10" calcext:value-type="date">
            <text:p>10.02.2011</text:p>
          </table:table-cell>
          <table:table-cell table:style-name="ce26" table:formula="of:=[.$C$11]+INT(RAND()*([.$C$12]-[.$C$11]))" office:value-type="date" office:date-value="1994-02-05" calcext:value-type="date">
            <text:p>05.02.1994</text:p>
          </table:table-cell>
          <table:table-cell table:style-name="ce25" table:formula="of:=INFO.OBBA.OBBA.OBMAKE(&quot;date-&quot;&amp;COLUMN()&amp;&quot;-&quot;&amp;ROW();&quot;LocalDate&quot;;[.E371])" office:value-type="string" office:string-value="date-7-371 &#10;[24297]" calcext:value-type="string">
            <text:p>date-7-371 </text:p>
            <text:p>[24297]</text:p>
          </table:table-cell>
          <table:table-cell table:style-name="ce25" table:formula="of:=INFO.OBBA.OBBA.OBMAKE(&quot;date-&quot;&amp;COLUMN()&amp;&quot;-&quot;&amp;ROW();&quot;LocalDate&quot;;[.F371])" office:value-type="string" office:string-value="date-8-371 &#10;[24796]" calcext:value-type="string">
            <text:p>date-8-371 </text:p>
            <text:p>[24796]</text:p>
          </table:table-cell>
          <table:table-cell/>
          <table:table-cell table:formula="of:=INFO.OBBA.OBBA.OBGET(INFO.OBBA.OBBA.OBCALL(&quot;&quot;;[.$B$15];&quot;getDaycountFraction&quot;;[.G371];[.H371]))" office:value-type="float" office:value="-17.2611111111111" calcext:value-type="float">
            <text:p>-17,261</text:p>
          </table:table-cell>
          <table:table-cell table:style-name="ce37" table:formula="of:=(YEARFRAC([.E371];[.F371];[.$C$9]))" office:value-type="float" office:value="17.2611111111111" calcext:value-type="float">
            <text:p>17,261</text:p>
          </table:table-cell>
          <table:table-cell table:formula="of:=ABS([.J371])-[.K37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9-12" calcext:value-type="date">
            <text:p>12.09.1992</text:p>
          </table:table-cell>
          <table:table-cell table:style-name="ce26" table:formula="of:=[.$C$11]+INT(RAND()*([.$C$12]-[.$C$11]))" office:value-type="date" office:date-value="1985-09-14" calcext:value-type="date">
            <text:p>14.09.1985</text:p>
          </table:table-cell>
          <table:table-cell table:style-name="ce25" table:formula="of:=INFO.OBBA.OBBA.OBMAKE(&quot;date-&quot;&amp;COLUMN()&amp;&quot;-&quot;&amp;ROW();&quot;LocalDate&quot;;[.E372])" office:value-type="string" office:string-value="date-7-372 &#10;[24298]" calcext:value-type="string">
            <text:p>date-7-372 </text:p>
            <text:p>[24298]</text:p>
          </table:table-cell>
          <table:table-cell table:style-name="ce25" table:formula="of:=INFO.OBBA.OBBA.OBMAKE(&quot;date-&quot;&amp;COLUMN()&amp;&quot;-&quot;&amp;ROW();&quot;LocalDate&quot;;[.F372])" office:value-type="string" office:string-value="date-8-372 &#10;[24797]" calcext:value-type="string">
            <text:p>date-8-372 </text:p>
            <text:p>[24797]</text:p>
          </table:table-cell>
          <table:table-cell/>
          <table:table-cell table:formula="of:=INFO.OBBA.OBBA.OBGET(INFO.OBBA.OBBA.OBCALL(&quot;&quot;;[.$B$15];&quot;getDaycountFraction&quot;;[.G372];[.H372]))" office:value-type="float" office:value="-7.09722222222222" calcext:value-type="float">
            <text:p>-7,097</text:p>
          </table:table-cell>
          <table:table-cell table:style-name="ce37" table:formula="of:=(YEARFRAC([.E372];[.F372];[.$C$9]))" office:value-type="float" office:value="7.09722222222222" calcext:value-type="float">
            <text:p>7,097</text:p>
          </table:table-cell>
          <table:table-cell table:formula="of:=ABS([.J372])-[.K37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8-24" calcext:value-type="date">
            <text:p>24.08.1986</text:p>
          </table:table-cell>
          <table:table-cell table:style-name="ce26" table:formula="of:=[.$C$11]+INT(RAND()*([.$C$12]-[.$C$11]))" office:value-type="date" office:date-value="1981-07-22" calcext:value-type="date">
            <text:p>22.07.1981</text:p>
          </table:table-cell>
          <table:table-cell table:style-name="ce25" table:formula="of:=INFO.OBBA.OBBA.OBMAKE(&quot;date-&quot;&amp;COLUMN()&amp;&quot;-&quot;&amp;ROW();&quot;LocalDate&quot;;[.E373])" office:value-type="string" office:string-value="date-7-373 &#10;[24299]" calcext:value-type="string">
            <text:p>date-7-373 </text:p>
            <text:p>[24299]</text:p>
          </table:table-cell>
          <table:table-cell table:style-name="ce25" table:formula="of:=INFO.OBBA.OBBA.OBMAKE(&quot;date-&quot;&amp;COLUMN()&amp;&quot;-&quot;&amp;ROW();&quot;LocalDate&quot;;[.F373])" office:value-type="string" office:string-value="date-8-373 &#10;[24798]" calcext:value-type="string">
            <text:p>date-8-373 </text:p>
            <text:p>[24798]</text:p>
          </table:table-cell>
          <table:table-cell/>
          <table:table-cell table:formula="of:=INFO.OBBA.OBBA.OBGET(INFO.OBBA.OBBA.OBCALL(&quot;&quot;;[.$B$15];&quot;getDaycountFraction&quot;;[.G373];[.H373]))" office:value-type="float" office:value="-5.16388888888889" calcext:value-type="float">
            <text:p>-5,164</text:p>
          </table:table-cell>
          <table:table-cell table:style-name="ce37" table:formula="of:=(YEARFRAC([.E373];[.F373];[.$C$9]))" office:value-type="float" office:value="5.16388888888889" calcext:value-type="float">
            <text:p>5,164</text:p>
          </table:table-cell>
          <table:table-cell table:formula="of:=ABS([.J373])-[.K37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07-13" calcext:value-type="date">
            <text:p>13.07.2015</text:p>
          </table:table-cell>
          <table:table-cell table:style-name="ce26" table:formula="of:=[.$C$11]+INT(RAND()*([.$C$12]-[.$C$11]))" office:value-type="date" office:date-value="2015-01-11" calcext:value-type="date">
            <text:p>11.01.2015</text:p>
          </table:table-cell>
          <table:table-cell table:style-name="ce25" table:formula="of:=INFO.OBBA.OBBA.OBMAKE(&quot;date-&quot;&amp;COLUMN()&amp;&quot;-&quot;&amp;ROW();&quot;LocalDate&quot;;[.E374])" office:value-type="string" office:string-value="date-7-374 &#10;[24300]" calcext:value-type="string">
            <text:p>date-7-374 </text:p>
            <text:p>[24300]</text:p>
          </table:table-cell>
          <table:table-cell table:style-name="ce25" table:formula="of:=INFO.OBBA.OBBA.OBMAKE(&quot;date-&quot;&amp;COLUMN()&amp;&quot;-&quot;&amp;ROW();&quot;LocalDate&quot;;[.F374])" office:value-type="string" office:string-value="date-8-374 &#10;[24799]" calcext:value-type="string">
            <text:p>date-8-374 </text:p>
            <text:p>[24799]</text:p>
          </table:table-cell>
          <table:table-cell/>
          <table:table-cell table:formula="of:=INFO.OBBA.OBBA.OBGET(INFO.OBBA.OBBA.OBCALL(&quot;&quot;;[.$B$15];&quot;getDaycountFraction&quot;;[.G374];[.H374]))" office:value-type="float" office:value="-0.508333333333333" calcext:value-type="float">
            <text:p>-0,508</text:p>
          </table:table-cell>
          <table:table-cell table:style-name="ce37" table:formula="of:=(YEARFRAC([.E374];[.F374];[.$C$9]))" office:value-type="float" office:value="0.508333333333333" calcext:value-type="float">
            <text:p>0,508</text:p>
          </table:table-cell>
          <table:table-cell table:formula="of:=ABS([.J374])-[.K37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5-07" calcext:value-type="date">
            <text:p>07.05.1999</text:p>
          </table:table-cell>
          <table:table-cell table:style-name="ce26" table:formula="of:=[.$C$11]+INT(RAND()*([.$C$12]-[.$C$11]))" office:value-type="date" office:date-value="2009-12-30" calcext:value-type="date">
            <text:p>30.12.2009</text:p>
          </table:table-cell>
          <table:table-cell table:style-name="ce25" table:formula="of:=INFO.OBBA.OBBA.OBMAKE(&quot;date-&quot;&amp;COLUMN()&amp;&quot;-&quot;&amp;ROW();&quot;LocalDate&quot;;[.E375])" office:value-type="string" office:string-value="date-7-375 &#10;[24301]" calcext:value-type="string">
            <text:p>date-7-375 </text:p>
            <text:p>[24301]</text:p>
          </table:table-cell>
          <table:table-cell table:style-name="ce25" table:formula="of:=INFO.OBBA.OBBA.OBMAKE(&quot;date-&quot;&amp;COLUMN()&amp;&quot;-&quot;&amp;ROW();&quot;LocalDate&quot;;[.F375])" office:value-type="string" office:string-value="date-8-375 &#10;[24800]" calcext:value-type="string">
            <text:p>date-8-375 </text:p>
            <text:p>[24800]</text:p>
          </table:table-cell>
          <table:table-cell/>
          <table:table-cell table:formula="of:=INFO.OBBA.OBBA.OBGET(INFO.OBBA.OBBA.OBCALL(&quot;&quot;;[.$B$15];&quot;getDaycountFraction&quot;;[.G375];[.H375]))" office:value-type="float" office:value="10.8055555555556" calcext:value-type="float">
            <text:p>10,806</text:p>
          </table:table-cell>
          <table:table-cell table:style-name="ce37" table:formula="of:=(YEARFRAC([.E375];[.F375];[.$C$9]))" office:value-type="float" office:value="10.8055555555556" calcext:value-type="float">
            <text:p>10,806</text:p>
          </table:table-cell>
          <table:table-cell table:formula="of:=ABS([.J375])-[.K37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10-18" calcext:value-type="date">
            <text:p>18.10.2002</text:p>
          </table:table-cell>
          <table:table-cell table:style-name="ce26" table:formula="of:=[.$C$11]+INT(RAND()*([.$C$12]-[.$C$11]))" office:value-type="date" office:date-value="2022-10-31" calcext:value-type="date">
            <text:p>31.10.2022</text:p>
          </table:table-cell>
          <table:table-cell table:style-name="ce25" table:formula="of:=INFO.OBBA.OBBA.OBMAKE(&quot;date-&quot;&amp;COLUMN()&amp;&quot;-&quot;&amp;ROW();&quot;LocalDate&quot;;[.E376])" office:value-type="string" office:string-value="date-7-376 &#10;[24302]" calcext:value-type="string">
            <text:p>date-7-376 </text:p>
            <text:p>[24302]</text:p>
          </table:table-cell>
          <table:table-cell table:style-name="ce25" table:formula="of:=INFO.OBBA.OBBA.OBMAKE(&quot;date-&quot;&amp;COLUMN()&amp;&quot;-&quot;&amp;ROW();&quot;LocalDate&quot;;[.F376])" office:value-type="string" office:string-value="date-8-376 &#10;[24801]" calcext:value-type="string">
            <text:p>date-8-376 </text:p>
            <text:p>[24801]</text:p>
          </table:table-cell>
          <table:table-cell/>
          <table:table-cell table:formula="of:=INFO.OBBA.OBBA.OBGET(INFO.OBBA.OBBA.OBCALL(&quot;&quot;;[.$B$15];&quot;getDaycountFraction&quot;;[.G376];[.H376]))" office:value-type="float" office:value="20.3277777777778" calcext:value-type="float">
            <text:p>20,328</text:p>
          </table:table-cell>
          <table:table-cell table:style-name="ce37" table:formula="of:=(YEARFRAC([.E376];[.F376];[.$C$9]))" office:value-type="float" office:value="20.3277777777778" calcext:value-type="float">
            <text:p>20,328</text:p>
          </table:table-cell>
          <table:table-cell table:formula="of:=ABS([.J376])-[.K37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11-08" calcext:value-type="date">
            <text:p>08.11.2017</text:p>
          </table:table-cell>
          <table:table-cell table:style-name="ce26" table:formula="of:=[.$C$11]+INT(RAND()*([.$C$12]-[.$C$11]))" office:value-type="date" office:date-value="2012-03-05" calcext:value-type="date">
            <text:p>05.03.2012</text:p>
          </table:table-cell>
          <table:table-cell table:style-name="ce25" table:formula="of:=INFO.OBBA.OBBA.OBMAKE(&quot;date-&quot;&amp;COLUMN()&amp;&quot;-&quot;&amp;ROW();&quot;LocalDate&quot;;[.E377])" office:value-type="string" office:string-value="date-7-377 &#10;[24303]" calcext:value-type="string">
            <text:p>date-7-377 </text:p>
            <text:p>[24303]</text:p>
          </table:table-cell>
          <table:table-cell table:style-name="ce25" table:formula="of:=INFO.OBBA.OBBA.OBMAKE(&quot;date-&quot;&amp;COLUMN()&amp;&quot;-&quot;&amp;ROW();&quot;LocalDate&quot;;[.F377])" office:value-type="string" office:string-value="date-8-377 &#10;[24802]" calcext:value-type="string">
            <text:p>date-8-377 </text:p>
            <text:p>[24802]</text:p>
          </table:table-cell>
          <table:table-cell/>
          <table:table-cell table:formula="of:=INFO.OBBA.OBBA.OBGET(INFO.OBBA.OBBA.OBCALL(&quot;&quot;;[.$B$15];&quot;getDaycountFraction&quot;;[.G377];[.H377]))" office:value-type="float" office:value="-5.76111111111111" calcext:value-type="float">
            <text:p>-5,761</text:p>
          </table:table-cell>
          <table:table-cell table:style-name="ce37" table:formula="of:=(YEARFRAC([.E377];[.F377];[.$C$9]))" office:value-type="float" office:value="5.76111111111111" calcext:value-type="float">
            <text:p>5,761</text:p>
          </table:table-cell>
          <table:table-cell table:formula="of:=ABS([.J377])-[.K37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10-23" calcext:value-type="date">
            <text:p>23.10.2023</text:p>
          </table:table-cell>
          <table:table-cell table:style-name="ce26" table:formula="of:=[.$C$11]+INT(RAND()*([.$C$12]-[.$C$11]))" office:value-type="date" office:date-value="1995-06-19" calcext:value-type="date">
            <text:p>19.06.1995</text:p>
          </table:table-cell>
          <table:table-cell table:style-name="ce25" table:formula="of:=INFO.OBBA.OBBA.OBMAKE(&quot;date-&quot;&amp;COLUMN()&amp;&quot;-&quot;&amp;ROW();&quot;LocalDate&quot;;[.E378])" office:value-type="string" office:string-value="date-7-378 &#10;[24304]" calcext:value-type="string">
            <text:p>date-7-378 </text:p>
            <text:p>[24304]</text:p>
          </table:table-cell>
          <table:table-cell table:style-name="ce25" table:formula="of:=INFO.OBBA.OBBA.OBMAKE(&quot;date-&quot;&amp;COLUMN()&amp;&quot;-&quot;&amp;ROW();&quot;LocalDate&quot;;[.F378])" office:value-type="string" office:string-value="date-8-378 &#10;[24803]" calcext:value-type="string">
            <text:p>date-8-378 </text:p>
            <text:p>[24803]</text:p>
          </table:table-cell>
          <table:table-cell/>
          <table:table-cell table:formula="of:=INFO.OBBA.OBBA.OBGET(INFO.OBBA.OBBA.OBCALL(&quot;&quot;;[.$B$15];&quot;getDaycountFraction&quot;;[.G378];[.H378]))" office:value-type="float" office:value="-28.7583333333333" calcext:value-type="float">
            <text:p>-28,758</text:p>
          </table:table-cell>
          <table:table-cell table:style-name="ce37" table:formula="of:=(YEARFRAC([.E378];[.F378];[.$C$9]))" office:value-type="float" office:value="28.7583333333333" calcext:value-type="float">
            <text:p>28,758</text:p>
          </table:table-cell>
          <table:table-cell table:formula="of:=ABS([.J378])-[.K37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6-24" calcext:value-type="date">
            <text:p>24.06.2011</text:p>
          </table:table-cell>
          <table:table-cell table:style-name="ce26" table:formula="of:=[.$C$11]+INT(RAND()*([.$C$12]-[.$C$11]))" office:value-type="date" office:date-value="2014-05-27" calcext:value-type="date">
            <text:p>27.05.2014</text:p>
          </table:table-cell>
          <table:table-cell table:style-name="ce25" table:formula="of:=INFO.OBBA.OBBA.OBMAKE(&quot;date-&quot;&amp;COLUMN()&amp;&quot;-&quot;&amp;ROW();&quot;LocalDate&quot;;[.E379])" office:value-type="string" office:string-value="date-7-379 &#10;[24305]" calcext:value-type="string">
            <text:p>date-7-379 </text:p>
            <text:p>[24305]</text:p>
          </table:table-cell>
          <table:table-cell table:style-name="ce25" table:formula="of:=INFO.OBBA.OBBA.OBMAKE(&quot;date-&quot;&amp;COLUMN()&amp;&quot;-&quot;&amp;ROW();&quot;LocalDate&quot;;[.F379])" office:value-type="string" office:string-value="date-8-379 &#10;[24804]" calcext:value-type="string">
            <text:p>date-8-379 </text:p>
            <text:p>[24804]</text:p>
          </table:table-cell>
          <table:table-cell/>
          <table:table-cell table:formula="of:=INFO.OBBA.OBBA.OBGET(INFO.OBBA.OBBA.OBCALL(&quot;&quot;;[.$B$15];&quot;getDaycountFraction&quot;;[.G379];[.H379]))" office:value-type="float" office:value="2.96666666666667" calcext:value-type="float">
            <text:p>2,967</text:p>
          </table:table-cell>
          <table:table-cell table:style-name="ce37" table:formula="of:=(YEARFRAC([.E379];[.F379];[.$C$9]))" office:value-type="float" office:value="2.96666666666667" calcext:value-type="float">
            <text:p>2,967</text:p>
          </table:table-cell>
          <table:table-cell table:formula="of:=ABS([.J379])-[.K37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10-21" calcext:value-type="date">
            <text:p>21.10.1982</text:p>
          </table:table-cell>
          <table:table-cell table:style-name="ce26" table:formula="of:=[.$C$11]+INT(RAND()*([.$C$12]-[.$C$11]))" office:value-type="date" office:date-value="2011-10-20" calcext:value-type="date">
            <text:p>20.10.2011</text:p>
          </table:table-cell>
          <table:table-cell table:style-name="ce25" table:formula="of:=INFO.OBBA.OBBA.OBMAKE(&quot;date-&quot;&amp;COLUMN()&amp;&quot;-&quot;&amp;ROW();&quot;LocalDate&quot;;[.E380])" office:value-type="string" office:string-value="date-7-380 &#10;[24306]" calcext:value-type="string">
            <text:p>date-7-380 </text:p>
            <text:p>[24306]</text:p>
          </table:table-cell>
          <table:table-cell table:style-name="ce25" table:formula="of:=INFO.OBBA.OBBA.OBMAKE(&quot;date-&quot;&amp;COLUMN()&amp;&quot;-&quot;&amp;ROW();&quot;LocalDate&quot;;[.F380])" office:value-type="string" office:string-value="date-8-380 &#10;[24805]" calcext:value-type="string">
            <text:p>date-8-380 </text:p>
            <text:p>[24805]</text:p>
          </table:table-cell>
          <table:table-cell/>
          <table:table-cell table:formula="of:=INFO.OBBA.OBBA.OBGET(INFO.OBBA.OBBA.OBCALL(&quot;&quot;;[.$B$15];&quot;getDaycountFraction&quot;;[.G380];[.H380]))" office:value-type="float" office:value="29.4194444444444" calcext:value-type="float">
            <text:p>29,419</text:p>
          </table:table-cell>
          <table:table-cell table:style-name="ce37" table:formula="of:=(YEARFRAC([.E380];[.F380];[.$C$9]))" office:value-type="float" office:value="29.4194444444444" calcext:value-type="float">
            <text:p>29,419</text:p>
          </table:table-cell>
          <table:table-cell table:formula="of:=ABS([.J380])-[.K38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1-30" calcext:value-type="date">
            <text:p>30.01.2014</text:p>
          </table:table-cell>
          <table:table-cell table:style-name="ce26" table:formula="of:=[.$C$11]+INT(RAND()*([.$C$12]-[.$C$11]))" office:value-type="date" office:date-value="2003-11-12" calcext:value-type="date">
            <text:p>12.11.2003</text:p>
          </table:table-cell>
          <table:table-cell table:style-name="ce25" table:formula="of:=INFO.OBBA.OBBA.OBMAKE(&quot;date-&quot;&amp;COLUMN()&amp;&quot;-&quot;&amp;ROW();&quot;LocalDate&quot;;[.E381])" office:value-type="string" office:string-value="date-7-381 &#10;[24307]" calcext:value-type="string">
            <text:p>date-7-381 </text:p>
            <text:p>[24307]</text:p>
          </table:table-cell>
          <table:table-cell table:style-name="ce25" table:formula="of:=INFO.OBBA.OBBA.OBMAKE(&quot;date-&quot;&amp;COLUMN()&amp;&quot;-&quot;&amp;ROW();&quot;LocalDate&quot;;[.F381])" office:value-type="string" office:string-value="date-8-381 &#10;[24806]" calcext:value-type="string">
            <text:p>date-8-381 </text:p>
            <text:p>[24806]</text:p>
          </table:table-cell>
          <table:table-cell/>
          <table:table-cell table:formula="of:=INFO.OBBA.OBBA.OBGET(INFO.OBBA.OBBA.OBCALL(&quot;&quot;;[.$B$15];&quot;getDaycountFraction&quot;;[.G381];[.H381]))" office:value-type="float" office:value="-10.3666666666667" calcext:value-type="float">
            <text:p>-10,367</text:p>
          </table:table-cell>
          <table:table-cell table:style-name="ce37" table:formula="of:=(YEARFRAC([.E381];[.F381];[.$C$9]))" office:value-type="float" office:value="10.3666666666667" calcext:value-type="float">
            <text:p>10,367</text:p>
          </table:table-cell>
          <table:table-cell table:formula="of:=ABS([.J381])-[.K38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1-08" calcext:value-type="date">
            <text:p>08.11.1988</text:p>
          </table:table-cell>
          <table:table-cell table:style-name="ce26" table:formula="of:=[.$C$11]+INT(RAND()*([.$C$12]-[.$C$11]))" office:value-type="date" office:date-value="1989-07-08" calcext:value-type="date">
            <text:p>08.07.1989</text:p>
          </table:table-cell>
          <table:table-cell table:style-name="ce25" table:formula="of:=INFO.OBBA.OBBA.OBMAKE(&quot;date-&quot;&amp;COLUMN()&amp;&quot;-&quot;&amp;ROW();&quot;LocalDate&quot;;[.E382])" office:value-type="string" office:string-value="date-7-382 &#10;[24308]" calcext:value-type="string">
            <text:p>date-7-382 </text:p>
            <text:p>[24308]</text:p>
          </table:table-cell>
          <table:table-cell table:style-name="ce25" table:formula="of:=INFO.OBBA.OBBA.OBMAKE(&quot;date-&quot;&amp;COLUMN()&amp;&quot;-&quot;&amp;ROW();&quot;LocalDate&quot;;[.F382])" office:value-type="string" office:string-value="date-8-382 &#10;[24807]" calcext:value-type="string">
            <text:p>date-8-382 </text:p>
            <text:p>[24807]</text:p>
          </table:table-cell>
          <table:table-cell/>
          <table:table-cell table:formula="of:=INFO.OBBA.OBBA.OBGET(INFO.OBBA.OBBA.OBCALL(&quot;&quot;;[.$B$15];&quot;getDaycountFraction&quot;;[.G382];[.H382]))" office:value-type="float" office:value="0.672222222222222" calcext:value-type="float">
            <text:p>0,672</text:p>
          </table:table-cell>
          <table:table-cell table:style-name="ce37" table:formula="of:=(YEARFRAC([.E382];[.F382];[.$C$9]))" office:value-type="float" office:value="0.672222222222222" calcext:value-type="float">
            <text:p>0,672</text:p>
          </table:table-cell>
          <table:table-cell table:formula="of:=ABS([.J382])-[.K38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09-27" calcext:value-type="date">
            <text:p>27.09.2023</text:p>
          </table:table-cell>
          <table:table-cell table:style-name="ce26" table:formula="of:=[.$C$11]+INT(RAND()*([.$C$12]-[.$C$11]))" office:value-type="date" office:date-value="1988-04-26" calcext:value-type="date">
            <text:p>26.04.1988</text:p>
          </table:table-cell>
          <table:table-cell table:style-name="ce25" table:formula="of:=INFO.OBBA.OBBA.OBMAKE(&quot;date-&quot;&amp;COLUMN()&amp;&quot;-&quot;&amp;ROW();&quot;LocalDate&quot;;[.E383])" office:value-type="string" office:string-value="date-7-383 &#10;[24309]" calcext:value-type="string">
            <text:p>date-7-383 </text:p>
            <text:p>[24309]</text:p>
          </table:table-cell>
          <table:table-cell table:style-name="ce25" table:formula="of:=INFO.OBBA.OBBA.OBMAKE(&quot;date-&quot;&amp;COLUMN()&amp;&quot;-&quot;&amp;ROW();&quot;LocalDate&quot;;[.F383])" office:value-type="string" office:string-value="date-8-383 &#10;[24808]" calcext:value-type="string">
            <text:p>date-8-383 </text:p>
            <text:p>[24808]</text:p>
          </table:table-cell>
          <table:table-cell/>
          <table:table-cell table:formula="of:=INFO.OBBA.OBBA.OBGET(INFO.OBBA.OBBA.OBCALL(&quot;&quot;;[.$B$15];&quot;getDaycountFraction&quot;;[.G383];[.H383]))" office:value-type="float" office:value="-35.9361111111111" calcext:value-type="float">
            <text:p>-35,936</text:p>
          </table:table-cell>
          <table:table-cell table:style-name="ce37" table:formula="of:=(YEARFRAC([.E383];[.F383];[.$C$9]))" office:value-type="float" office:value="35.9361111111111" calcext:value-type="float">
            <text:p>35,936</text:p>
          </table:table-cell>
          <table:table-cell table:formula="of:=ABS([.J383])-[.K38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2-19" calcext:value-type="date">
            <text:p>19.02.1998</text:p>
          </table:table-cell>
          <table:table-cell table:style-name="ce26" table:formula="of:=[.$C$11]+INT(RAND()*([.$C$12]-[.$C$11]))" office:value-type="date" office:date-value="2026-03-16" calcext:value-type="date">
            <text:p>16.03.2026</text:p>
          </table:table-cell>
          <table:table-cell table:style-name="ce25" table:formula="of:=INFO.OBBA.OBBA.OBMAKE(&quot;date-&quot;&amp;COLUMN()&amp;&quot;-&quot;&amp;ROW();&quot;LocalDate&quot;;[.E384])" office:value-type="string" office:string-value="date-7-384 &#10;[24310]" calcext:value-type="string">
            <text:p>date-7-384 </text:p>
            <text:p>[24310]</text:p>
          </table:table-cell>
          <table:table-cell table:style-name="ce25" table:formula="of:=INFO.OBBA.OBBA.OBMAKE(&quot;date-&quot;&amp;COLUMN()&amp;&quot;-&quot;&amp;ROW();&quot;LocalDate&quot;;[.F384])" office:value-type="string" office:string-value="date-8-384 &#10;[24809]" calcext:value-type="string">
            <text:p>date-8-384 </text:p>
            <text:p>[24809]</text:p>
          </table:table-cell>
          <table:table-cell/>
          <table:table-cell table:formula="of:=INFO.OBBA.OBBA.OBGET(INFO.OBBA.OBBA.OBCALL(&quot;&quot;;[.$B$15];&quot;getDaycountFraction&quot;;[.G384];[.H384]))" office:value-type="float" office:value="28.4777777777778" calcext:value-type="float">
            <text:p>28,478</text:p>
          </table:table-cell>
          <table:table-cell table:style-name="ce37" table:formula="of:=(YEARFRAC([.E384];[.F384];[.$C$9]))" office:value-type="float" office:value="28.4777777777778" calcext:value-type="float">
            <text:p>28,478</text:p>
          </table:table-cell>
          <table:table-cell table:formula="of:=ABS([.J384])-[.K38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3-03" calcext:value-type="date">
            <text:p>03.03.2012</text:p>
          </table:table-cell>
          <table:table-cell table:style-name="ce26" table:formula="of:=[.$C$11]+INT(RAND()*([.$C$12]-[.$C$11]))" office:value-type="date" office:date-value="2023-10-11" calcext:value-type="date">
            <text:p>11.10.2023</text:p>
          </table:table-cell>
          <table:table-cell table:style-name="ce25" table:formula="of:=INFO.OBBA.OBBA.OBMAKE(&quot;date-&quot;&amp;COLUMN()&amp;&quot;-&quot;&amp;ROW();&quot;LocalDate&quot;;[.E385])" office:value-type="string" office:string-value="date-7-385 &#10;[24311]" calcext:value-type="string">
            <text:p>date-7-385 </text:p>
            <text:p>[24311]</text:p>
          </table:table-cell>
          <table:table-cell table:style-name="ce25" table:formula="of:=INFO.OBBA.OBBA.OBMAKE(&quot;date-&quot;&amp;COLUMN()&amp;&quot;-&quot;&amp;ROW();&quot;LocalDate&quot;;[.F385])" office:value-type="string" office:string-value="date-8-385 &#10;[24810]" calcext:value-type="string">
            <text:p>date-8-385 </text:p>
            <text:p>[24810]</text:p>
          </table:table-cell>
          <table:table-cell/>
          <table:table-cell table:formula="of:=INFO.OBBA.OBBA.OBGET(INFO.OBBA.OBBA.OBCALL(&quot;&quot;;[.$B$15];&quot;getDaycountFraction&quot;;[.G385];[.H385]))" office:value-type="float" office:value="11.775" calcext:value-type="float">
            <text:p>11,775</text:p>
          </table:table-cell>
          <table:table-cell table:style-name="ce37" table:formula="of:=(YEARFRAC([.E385];[.F385];[.$C$9]))" office:value-type="float" office:value="11.775" calcext:value-type="float">
            <text:p>11,775</text:p>
          </table:table-cell>
          <table:table-cell table:formula="of:=ABS([.J385])-[.K38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2-12" calcext:value-type="date">
            <text:p>12.02.1995</text:p>
          </table:table-cell>
          <table:table-cell table:style-name="ce26" table:formula="of:=[.$C$11]+INT(RAND()*([.$C$12]-[.$C$11]))" office:value-type="date" office:date-value="1999-03-11" calcext:value-type="date">
            <text:p>11.03.1999</text:p>
          </table:table-cell>
          <table:table-cell table:style-name="ce25" table:formula="of:=INFO.OBBA.OBBA.OBMAKE(&quot;date-&quot;&amp;COLUMN()&amp;&quot;-&quot;&amp;ROW();&quot;LocalDate&quot;;[.E386])" office:value-type="string" office:string-value="date-7-386 &#10;[24312]" calcext:value-type="string">
            <text:p>date-7-386 </text:p>
            <text:p>[24312]</text:p>
          </table:table-cell>
          <table:table-cell table:style-name="ce25" table:formula="of:=INFO.OBBA.OBBA.OBMAKE(&quot;date-&quot;&amp;COLUMN()&amp;&quot;-&quot;&amp;ROW();&quot;LocalDate&quot;;[.F386])" office:value-type="string" office:string-value="date-8-386 &#10;[24811]" calcext:value-type="string">
            <text:p>date-8-386 </text:p>
            <text:p>[24811]</text:p>
          </table:table-cell>
          <table:table-cell/>
          <table:table-cell table:formula="of:=INFO.OBBA.OBBA.OBGET(INFO.OBBA.OBBA.OBCALL(&quot;&quot;;[.$B$15];&quot;getDaycountFraction&quot;;[.G386];[.H386]))" office:value-type="float" office:value="4.13333333333333" calcext:value-type="float">
            <text:p>4,133</text:p>
          </table:table-cell>
          <table:table-cell table:style-name="ce37" table:formula="of:=(YEARFRAC([.E386];[.F386];[.$C$9]))" office:value-type="float" office:value="4.13333333333333" calcext:value-type="float">
            <text:p>4,133</text:p>
          </table:table-cell>
          <table:table-cell table:formula="of:=ABS([.J386])-[.K38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2-07-03" calcext:value-type="date">
            <text:p>03.07.2012</text:p>
          </table:table-cell>
          <table:table-cell table:style-name="ce26" table:formula="of:=[.$C$11]+INT(RAND()*([.$C$12]-[.$C$11]))" office:value-type="date" office:date-value="2011-11-24" calcext:value-type="date">
            <text:p>24.11.2011</text:p>
          </table:table-cell>
          <table:table-cell table:style-name="ce25" table:formula="of:=INFO.OBBA.OBBA.OBMAKE(&quot;date-&quot;&amp;COLUMN()&amp;&quot;-&quot;&amp;ROW();&quot;LocalDate&quot;;[.E387])" office:value-type="string" office:string-value="date-7-387 &#10;[24313]" calcext:value-type="string">
            <text:p>date-7-387 </text:p>
            <text:p>[24313]</text:p>
          </table:table-cell>
          <table:table-cell table:style-name="ce25" table:formula="of:=INFO.OBBA.OBBA.OBMAKE(&quot;date-&quot;&amp;COLUMN()&amp;&quot;-&quot;&amp;ROW();&quot;LocalDate&quot;;[.F387])" office:value-type="string" office:string-value="date-8-387 &#10;[24812]" calcext:value-type="string">
            <text:p>date-8-387 </text:p>
            <text:p>[24812]</text:p>
          </table:table-cell>
          <table:table-cell/>
          <table:table-cell table:formula="of:=INFO.OBBA.OBBA.OBGET(INFO.OBBA.OBBA.OBCALL(&quot;&quot;;[.$B$15];&quot;getDaycountFraction&quot;;[.G387];[.H387]))" office:value-type="float" office:value="-0.616666666666667" calcext:value-type="float">
            <text:p>-0,617</text:p>
          </table:table-cell>
          <table:table-cell table:style-name="ce37" table:formula="of:=(YEARFRAC([.E387];[.F387];[.$C$9]))" office:value-type="float" office:value="0.616666666666667" calcext:value-type="float">
            <text:p>0,617</text:p>
          </table:table-cell>
          <table:table-cell table:formula="of:=ABS([.J387])-[.K38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3-23" calcext:value-type="date">
            <text:p>23.03.2017</text:p>
          </table:table-cell>
          <table:table-cell table:style-name="ce26" table:formula="of:=[.$C$11]+INT(RAND()*([.$C$12]-[.$C$11]))" office:value-type="date" office:date-value="1987-09-26" calcext:value-type="date">
            <text:p>26.09.1987</text:p>
          </table:table-cell>
          <table:table-cell table:style-name="ce25" table:formula="of:=INFO.OBBA.OBBA.OBMAKE(&quot;date-&quot;&amp;COLUMN()&amp;&quot;-&quot;&amp;ROW();&quot;LocalDate&quot;;[.E388])" office:value-type="string" office:string-value="date-7-388 &#10;[24314]" calcext:value-type="string">
            <text:p>date-7-388 </text:p>
            <text:p>[24314]</text:p>
          </table:table-cell>
          <table:table-cell table:style-name="ce25" table:formula="of:=INFO.OBBA.OBBA.OBMAKE(&quot;date-&quot;&amp;COLUMN()&amp;&quot;-&quot;&amp;ROW();&quot;LocalDate&quot;;[.F388])" office:value-type="string" office:string-value="date-8-388 &#10;[24813]" calcext:value-type="string">
            <text:p>date-8-388 </text:p>
            <text:p>[24813]</text:p>
          </table:table-cell>
          <table:table-cell/>
          <table:table-cell table:formula="of:=INFO.OBBA.OBBA.OBGET(INFO.OBBA.OBBA.OBCALL(&quot;&quot;;[.$B$15];&quot;getDaycountFraction&quot;;[.G388];[.H388]))" office:value-type="float" office:value="-29.9194444444444" calcext:value-type="float">
            <text:p>-29,919</text:p>
          </table:table-cell>
          <table:table-cell table:style-name="ce37" table:formula="of:=(YEARFRAC([.E388];[.F388];[.$C$9]))" office:value-type="float" office:value="29.9194444444444" calcext:value-type="float">
            <text:p>29,919</text:p>
          </table:table-cell>
          <table:table-cell table:formula="of:=ABS([.J388])-[.K38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09-11" calcext:value-type="date">
            <text:p>11.09.1994</text:p>
          </table:table-cell>
          <table:table-cell table:style-name="ce26" table:formula="of:=[.$C$11]+INT(RAND()*([.$C$12]-[.$C$11]))" office:value-type="date" office:date-value="2026-09-14" calcext:value-type="date">
            <text:p>14.09.2026</text:p>
          </table:table-cell>
          <table:table-cell table:style-name="ce25" table:formula="of:=INFO.OBBA.OBBA.OBMAKE(&quot;date-&quot;&amp;COLUMN()&amp;&quot;-&quot;&amp;ROW();&quot;LocalDate&quot;;[.E389])" office:value-type="string" office:string-value="date-7-389 &#10;[24315]" calcext:value-type="string">
            <text:p>date-7-389 </text:p>
            <text:p>[24315]</text:p>
          </table:table-cell>
          <table:table-cell table:style-name="ce25" table:formula="of:=INFO.OBBA.OBBA.OBMAKE(&quot;date-&quot;&amp;COLUMN()&amp;&quot;-&quot;&amp;ROW();&quot;LocalDate&quot;;[.F389])" office:value-type="string" office:string-value="date-8-389 &#10;[24814]" calcext:value-type="string">
            <text:p>date-8-389 </text:p>
            <text:p>[24814]</text:p>
          </table:table-cell>
          <table:table-cell/>
          <table:table-cell table:formula="of:=INFO.OBBA.OBBA.OBGET(INFO.OBBA.OBBA.OBCALL(&quot;&quot;;[.$B$15];&quot;getDaycountFraction&quot;;[.G389];[.H389]))" office:value-type="float" office:value="32.475" calcext:value-type="float">
            <text:p>32,475</text:p>
          </table:table-cell>
          <table:table-cell table:style-name="ce37" table:formula="of:=(YEARFRAC([.E389];[.F389];[.$C$9]))" office:value-type="float" office:value="32.475" calcext:value-type="float">
            <text:p>32,475</text:p>
          </table:table-cell>
          <table:table-cell table:formula="of:=ABS([.J389])-[.K38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7-06" calcext:value-type="date">
            <text:p>06.07.1986</text:p>
          </table:table-cell>
          <table:table-cell table:style-name="ce26" table:formula="of:=[.$C$11]+INT(RAND()*([.$C$12]-[.$C$11]))" office:value-type="date" office:date-value="1998-07-06" calcext:value-type="date">
            <text:p>06.07.1998</text:p>
          </table:table-cell>
          <table:table-cell table:style-name="ce25" table:formula="of:=INFO.OBBA.OBBA.OBMAKE(&quot;date-&quot;&amp;COLUMN()&amp;&quot;-&quot;&amp;ROW();&quot;LocalDate&quot;;[.E390])" office:value-type="string" office:string-value="date-7-390 &#10;[24316]" calcext:value-type="string">
            <text:p>date-7-390 </text:p>
            <text:p>[24316]</text:p>
          </table:table-cell>
          <table:table-cell table:style-name="ce25" table:formula="of:=INFO.OBBA.OBBA.OBMAKE(&quot;date-&quot;&amp;COLUMN()&amp;&quot;-&quot;&amp;ROW();&quot;LocalDate&quot;;[.F390])" office:value-type="string" office:string-value="date-8-390 &#10;[24815]" calcext:value-type="string">
            <text:p>date-8-390 </text:p>
            <text:p>[24815]</text:p>
          </table:table-cell>
          <table:table-cell/>
          <table:table-cell table:formula="of:=INFO.OBBA.OBBA.OBGET(INFO.OBBA.OBBA.OBCALL(&quot;&quot;;[.$B$15];&quot;getDaycountFraction&quot;;[.G390];[.H390]))" office:value-type="float" office:value="12.175" calcext:value-type="float">
            <text:p>12,175</text:p>
          </table:table-cell>
          <table:table-cell table:style-name="ce37" table:formula="of:=(YEARFRAC([.E390];[.F390];[.$C$9]))" office:value-type="float" office:value="12.175" calcext:value-type="float">
            <text:p>12,175</text:p>
          </table:table-cell>
          <table:table-cell table:formula="of:=ABS([.J390])-[.K39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10-20" calcext:value-type="date">
            <text:p>20.10.2005</text:p>
          </table:table-cell>
          <table:table-cell table:style-name="ce26" table:formula="of:=[.$C$11]+INT(RAND()*([.$C$12]-[.$C$11]))" office:value-type="date" office:date-value="2015-07-25" calcext:value-type="date">
            <text:p>25.07.2015</text:p>
          </table:table-cell>
          <table:table-cell table:style-name="ce25" table:formula="of:=INFO.OBBA.OBBA.OBMAKE(&quot;date-&quot;&amp;COLUMN()&amp;&quot;-&quot;&amp;ROW();&quot;LocalDate&quot;;[.E391])" office:value-type="string" office:string-value="date-7-391 &#10;[24317]" calcext:value-type="string">
            <text:p>date-7-391 </text:p>
            <text:p>[24317]</text:p>
          </table:table-cell>
          <table:table-cell table:style-name="ce25" table:formula="of:=INFO.OBBA.OBBA.OBMAKE(&quot;date-&quot;&amp;COLUMN()&amp;&quot;-&quot;&amp;ROW();&quot;LocalDate&quot;;[.F391])" office:value-type="string" office:string-value="date-8-391 &#10;[24816]" calcext:value-type="string">
            <text:p>date-8-391 </text:p>
            <text:p>[24816]</text:p>
          </table:table-cell>
          <table:table-cell/>
          <table:table-cell table:formula="of:=INFO.OBBA.OBBA.OBGET(INFO.OBBA.OBBA.OBCALL(&quot;&quot;;[.$B$15];&quot;getDaycountFraction&quot;;[.G391];[.H391]))" office:value-type="float" office:value="9.90277777777778" calcext:value-type="float">
            <text:p>9,903</text:p>
          </table:table-cell>
          <table:table-cell table:style-name="ce37" table:formula="of:=(YEARFRAC([.E391];[.F391];[.$C$9]))" office:value-type="float" office:value="9.90277777777778" calcext:value-type="float">
            <text:p>9,903</text:p>
          </table:table-cell>
          <table:table-cell table:formula="of:=ABS([.J391])-[.K39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7-22" calcext:value-type="date">
            <text:p>22.07.2024</text:p>
          </table:table-cell>
          <table:table-cell table:style-name="ce26" table:formula="of:=[.$C$11]+INT(RAND()*([.$C$12]-[.$C$11]))" office:value-type="date" office:date-value="2027-03-31" calcext:value-type="date">
            <text:p>31.03.2027</text:p>
          </table:table-cell>
          <table:table-cell table:style-name="ce25" table:formula="of:=INFO.OBBA.OBBA.OBMAKE(&quot;date-&quot;&amp;COLUMN()&amp;&quot;-&quot;&amp;ROW();&quot;LocalDate&quot;;[.E392])" office:value-type="string" office:string-value="date-7-392 &#10;[24318]" calcext:value-type="string">
            <text:p>date-7-392 </text:p>
            <text:p>[24318]</text:p>
          </table:table-cell>
          <table:table-cell table:style-name="ce25" table:formula="of:=INFO.OBBA.OBBA.OBMAKE(&quot;date-&quot;&amp;COLUMN()&amp;&quot;-&quot;&amp;ROW();&quot;LocalDate&quot;;[.F392])" office:value-type="string" office:string-value="date-8-392 &#10;[24817]" calcext:value-type="string">
            <text:p>date-8-392 </text:p>
            <text:p>[24817]</text:p>
          </table:table-cell>
          <table:table-cell/>
          <table:table-cell table:formula="of:=INFO.OBBA.OBBA.OBGET(INFO.OBBA.OBBA.OBCALL(&quot;&quot;;[.$B$15];&quot;getDaycountFraction&quot;;[.G392];[.H392]))" office:value-type="float" office:value="2.72777777777778" calcext:value-type="float">
            <text:p>2,728</text:p>
          </table:table-cell>
          <table:table-cell table:style-name="ce37" table:formula="of:=(YEARFRAC([.E392];[.F392];[.$C$9]))" office:value-type="float" office:value="2.72777777777778" calcext:value-type="float">
            <text:p>2,728</text:p>
          </table:table-cell>
          <table:table-cell table:formula="of:=ABS([.J392])-[.K39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2-10" calcext:value-type="date">
            <text:p>10.12.2006</text:p>
          </table:table-cell>
          <table:table-cell table:style-name="ce26" table:formula="of:=[.$C$11]+INT(RAND()*([.$C$12]-[.$C$11]))" office:value-type="date" office:date-value="1992-11-07" calcext:value-type="date">
            <text:p>07.11.1992</text:p>
          </table:table-cell>
          <table:table-cell table:style-name="ce25" table:formula="of:=INFO.OBBA.OBBA.OBMAKE(&quot;date-&quot;&amp;COLUMN()&amp;&quot;-&quot;&amp;ROW();&quot;LocalDate&quot;;[.E393])" office:value-type="string" office:string-value="date-7-393 &#10;[24319]" calcext:value-type="string">
            <text:p>date-7-393 </text:p>
            <text:p>[24319]</text:p>
          </table:table-cell>
          <table:table-cell table:style-name="ce25" table:formula="of:=INFO.OBBA.OBBA.OBMAKE(&quot;date-&quot;&amp;COLUMN()&amp;&quot;-&quot;&amp;ROW();&quot;LocalDate&quot;;[.F393])" office:value-type="string" office:string-value="date-8-393 &#10;[24818]" calcext:value-type="string">
            <text:p>date-8-393 </text:p>
            <text:p>[24818]</text:p>
          </table:table-cell>
          <table:table-cell/>
          <table:table-cell table:formula="of:=INFO.OBBA.OBBA.OBGET(INFO.OBBA.OBBA.OBCALL(&quot;&quot;;[.$B$15];&quot;getDaycountFraction&quot;;[.G393];[.H393]))" office:value-type="float" office:value="-14.2944444444444" calcext:value-type="float">
            <text:p>-14,294</text:p>
          </table:table-cell>
          <table:table-cell table:style-name="ce37" table:formula="of:=(YEARFRAC([.E393];[.F393];[.$C$9]))" office:value-type="float" office:value="14.2944444444444" calcext:value-type="float">
            <text:p>14,294</text:p>
          </table:table-cell>
          <table:table-cell table:formula="of:=ABS([.J393])-[.K39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12-07" calcext:value-type="date">
            <text:p>07.12.2009</text:p>
          </table:table-cell>
          <table:table-cell table:style-name="ce26" table:formula="of:=[.$C$11]+INT(RAND()*([.$C$12]-[.$C$11]))" office:value-type="date" office:date-value="1982-10-04" calcext:value-type="date">
            <text:p>04.10.1982</text:p>
          </table:table-cell>
          <table:table-cell table:style-name="ce25" table:formula="of:=INFO.OBBA.OBBA.OBMAKE(&quot;date-&quot;&amp;COLUMN()&amp;&quot;-&quot;&amp;ROW();&quot;LocalDate&quot;;[.E394])" office:value-type="string" office:string-value="date-7-394 &#10;[24320]" calcext:value-type="string">
            <text:p>date-7-394 </text:p>
            <text:p>[24320]</text:p>
          </table:table-cell>
          <table:table-cell table:style-name="ce25" table:formula="of:=INFO.OBBA.OBBA.OBMAKE(&quot;date-&quot;&amp;COLUMN()&amp;&quot;-&quot;&amp;ROW();&quot;LocalDate&quot;;[.F394])" office:value-type="string" office:string-value="date-8-394 &#10;[24819]" calcext:value-type="string">
            <text:p>date-8-394 </text:p>
            <text:p>[24819]</text:p>
          </table:table-cell>
          <table:table-cell/>
          <table:table-cell table:formula="of:=INFO.OBBA.OBBA.OBGET(INFO.OBBA.OBBA.OBCALL(&quot;&quot;;[.$B$15];&quot;getDaycountFraction&quot;;[.G394];[.H394]))" office:value-type="float" office:value="-27.5722222222222" calcext:value-type="float">
            <text:p>-27,572</text:p>
          </table:table-cell>
          <table:table-cell table:style-name="ce37" table:formula="of:=(YEARFRAC([.E394];[.F394];[.$C$9]))" office:value-type="float" office:value="27.5722222222222" calcext:value-type="float">
            <text:p>27,572</text:p>
          </table:table-cell>
          <table:table-cell table:formula="of:=ABS([.J394])-[.K39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4-01" calcext:value-type="date">
            <text:p>01.04.2002</text:p>
          </table:table-cell>
          <table:table-cell table:style-name="ce26" table:formula="of:=[.$C$11]+INT(RAND()*([.$C$12]-[.$C$11]))" office:value-type="date" office:date-value="2001-10-31" calcext:value-type="date">
            <text:p>31.10.2001</text:p>
          </table:table-cell>
          <table:table-cell table:style-name="ce25" table:formula="of:=INFO.OBBA.OBBA.OBMAKE(&quot;date-&quot;&amp;COLUMN()&amp;&quot;-&quot;&amp;ROW();&quot;LocalDate&quot;;[.E395])" office:value-type="string" office:string-value="date-7-395 &#10;[24321]" calcext:value-type="string">
            <text:p>date-7-395 </text:p>
            <text:p>[24321]</text:p>
          </table:table-cell>
          <table:table-cell table:style-name="ce25" table:formula="of:=INFO.OBBA.OBBA.OBMAKE(&quot;date-&quot;&amp;COLUMN()&amp;&quot;-&quot;&amp;ROW();&quot;LocalDate&quot;;[.F395])" office:value-type="string" office:string-value="date-8-395 &#10;[24820]" calcext:value-type="string">
            <text:p>date-8-395 </text:p>
            <text:p>[24820]</text:p>
          </table:table-cell>
          <table:table-cell/>
          <table:table-cell table:formula="of:=INFO.OBBA.OBBA.OBGET(INFO.OBBA.OBBA.OBCALL(&quot;&quot;;[.$B$15];&quot;getDaycountFraction&quot;;[.G395];[.H395]))" office:value-type="float" office:value="-0.422222222222222" calcext:value-type="float">
            <text:p>-0,422</text:p>
          </table:table-cell>
          <table:table-cell table:style-name="ce37" table:formula="of:=(YEARFRAC([.E395];[.F395];[.$C$9]))" office:value-type="float" office:value="0.422222222222222" calcext:value-type="float">
            <text:p>0,422</text:p>
          </table:table-cell>
          <table:table-cell table:formula="of:=ABS([.J395])-[.K39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5-16" calcext:value-type="date">
            <text:p>16.05.1988</text:p>
          </table:table-cell>
          <table:table-cell table:style-name="ce26" table:formula="of:=[.$C$11]+INT(RAND()*([.$C$12]-[.$C$11]))" office:value-type="date" office:date-value="1980-11-09" calcext:value-type="date">
            <text:p>09.11.1980</text:p>
          </table:table-cell>
          <table:table-cell table:style-name="ce25" table:formula="of:=INFO.OBBA.OBBA.OBMAKE(&quot;date-&quot;&amp;COLUMN()&amp;&quot;-&quot;&amp;ROW();&quot;LocalDate&quot;;[.E396])" office:value-type="string" office:string-value="date-7-396 &#10;[24322]" calcext:value-type="string">
            <text:p>date-7-396 </text:p>
            <text:p>[24322]</text:p>
          </table:table-cell>
          <table:table-cell table:style-name="ce25" table:formula="of:=INFO.OBBA.OBBA.OBMAKE(&quot;date-&quot;&amp;COLUMN()&amp;&quot;-&quot;&amp;ROW();&quot;LocalDate&quot;;[.F396])" office:value-type="string" office:string-value="date-8-396 &#10;[24821]" calcext:value-type="string">
            <text:p>date-8-396 </text:p>
            <text:p>[24821]</text:p>
          </table:table-cell>
          <table:table-cell/>
          <table:table-cell table:formula="of:=INFO.OBBA.OBBA.OBGET(INFO.OBBA.OBBA.OBCALL(&quot;&quot;;[.$B$15];&quot;getDaycountFraction&quot;;[.G396];[.H396]))" office:value-type="float" office:value="-7.625" calcext:value-type="float">
            <text:p>-7,625</text:p>
          </table:table-cell>
          <table:table-cell table:style-name="ce37" table:formula="of:=(YEARFRAC([.E396];[.F396];[.$C$9]))" office:value-type="float" office:value="7.625" calcext:value-type="float">
            <text:p>7,625</text:p>
          </table:table-cell>
          <table:table-cell table:formula="of:=ABS([.J396])-[.K39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01-31" calcext:value-type="date">
            <text:p>31.01.2021</text:p>
          </table:table-cell>
          <table:table-cell table:style-name="ce26" table:formula="of:=[.$C$11]+INT(RAND()*([.$C$12]-[.$C$11]))" office:value-type="date" office:date-value="1983-08-15" calcext:value-type="date">
            <text:p>15.08.1983</text:p>
          </table:table-cell>
          <table:table-cell table:style-name="ce25" table:formula="of:=INFO.OBBA.OBBA.OBMAKE(&quot;date-&quot;&amp;COLUMN()&amp;&quot;-&quot;&amp;ROW();&quot;LocalDate&quot;;[.E397])" office:value-type="string" office:string-value="date-7-397 &#10;[24323]" calcext:value-type="string">
            <text:p>date-7-397 </text:p>
            <text:p>[24323]</text:p>
          </table:table-cell>
          <table:table-cell table:style-name="ce25" table:formula="of:=INFO.OBBA.OBBA.OBMAKE(&quot;date-&quot;&amp;COLUMN()&amp;&quot;-&quot;&amp;ROW();&quot;LocalDate&quot;;[.F397])" office:value-type="string" office:string-value="date-8-397 &#10;[24822]" calcext:value-type="string">
            <text:p>date-8-397 </text:p>
            <text:p>[24822]</text:p>
          </table:table-cell>
          <table:table-cell/>
          <table:table-cell table:formula="of:=INFO.OBBA.OBBA.OBGET(INFO.OBBA.OBBA.OBCALL(&quot;&quot;;[.$B$15];&quot;getDaycountFraction&quot;;[.G397];[.H397]))" office:value-type="float" office:value="-38.0111111111111" calcext:value-type="float">
            <text:p>-38,011</text:p>
          </table:table-cell>
          <table:table-cell table:style-name="ce37" table:formula="of:=(YEARFRAC([.E397];[.F397];[.$C$9]))" office:value-type="float" office:value="38.0111111111111" calcext:value-type="float">
            <text:p>38,011</text:p>
          </table:table-cell>
          <table:table-cell table:formula="of:=ABS([.J397])-[.K39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9-17" calcext:value-type="date">
            <text:p>17.09.1981</text:p>
          </table:table-cell>
          <table:table-cell table:style-name="ce26" table:formula="of:=[.$C$11]+INT(RAND()*([.$C$12]-[.$C$11]))" office:value-type="date" office:date-value="2005-08-12" calcext:value-type="date">
            <text:p>12.08.2005</text:p>
          </table:table-cell>
          <table:table-cell table:style-name="ce25" table:formula="of:=INFO.OBBA.OBBA.OBMAKE(&quot;date-&quot;&amp;COLUMN()&amp;&quot;-&quot;&amp;ROW();&quot;LocalDate&quot;;[.E398])" office:value-type="string" office:string-value="date-7-398 &#10;[24324]" calcext:value-type="string">
            <text:p>date-7-398 </text:p>
            <text:p>[24324]</text:p>
          </table:table-cell>
          <table:table-cell table:style-name="ce25" table:formula="of:=INFO.OBBA.OBBA.OBMAKE(&quot;date-&quot;&amp;COLUMN()&amp;&quot;-&quot;&amp;ROW();&quot;LocalDate&quot;;[.F398])" office:value-type="string" office:string-value="date-8-398 &#10;[24823]" calcext:value-type="string">
            <text:p>date-8-398 </text:p>
            <text:p>[24823]</text:p>
          </table:table-cell>
          <table:table-cell/>
          <table:table-cell table:formula="of:=INFO.OBBA.OBBA.OBGET(INFO.OBBA.OBBA.OBCALL(&quot;&quot;;[.$B$15];&quot;getDaycountFraction&quot;;[.G398];[.H398]))" office:value-type="float" office:value="24.25" calcext:value-type="float">
            <text:p>24,250</text:p>
          </table:table-cell>
          <table:table-cell table:style-name="ce37" table:formula="of:=(YEARFRAC([.E398];[.F398];[.$C$9]))" office:value-type="float" office:value="24.25" calcext:value-type="float">
            <text:p>24,250</text:p>
          </table:table-cell>
          <table:table-cell table:formula="of:=ABS([.J398])-[.K39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9-09" calcext:value-type="date">
            <text:p>09.09.1989</text:p>
          </table:table-cell>
          <table:table-cell table:style-name="ce26" table:formula="of:=[.$C$11]+INT(RAND()*([.$C$12]-[.$C$11]))" office:value-type="date" office:date-value="2019-04-08" calcext:value-type="date">
            <text:p>08.04.2019</text:p>
          </table:table-cell>
          <table:table-cell table:style-name="ce25" table:formula="of:=INFO.OBBA.OBBA.OBMAKE(&quot;date-&quot;&amp;COLUMN()&amp;&quot;-&quot;&amp;ROW();&quot;LocalDate&quot;;[.E399])" office:value-type="string" office:string-value="date-7-399 &#10;[24325]" calcext:value-type="string">
            <text:p>date-7-399 </text:p>
            <text:p>[24325]</text:p>
          </table:table-cell>
          <table:table-cell table:style-name="ce25" table:formula="of:=INFO.OBBA.OBBA.OBMAKE(&quot;date-&quot;&amp;COLUMN()&amp;&quot;-&quot;&amp;ROW();&quot;LocalDate&quot;;[.F399])" office:value-type="string" office:string-value="date-8-399 &#10;[24824]" calcext:value-type="string">
            <text:p>date-8-399 </text:p>
            <text:p>[24824]</text:p>
          </table:table-cell>
          <table:table-cell/>
          <table:table-cell table:formula="of:=INFO.OBBA.OBBA.OBGET(INFO.OBBA.OBBA.OBCALL(&quot;&quot;;[.$B$15];&quot;getDaycountFraction&quot;;[.G399];[.H399]))" office:value-type="float" office:value="30.0083333333333" calcext:value-type="float">
            <text:p>30,008</text:p>
          </table:table-cell>
          <table:table-cell table:style-name="ce37" table:formula="of:=(YEARFRAC([.E399];[.F399];[.$C$9]))" office:value-type="float" office:value="30.0083333333333" calcext:value-type="float">
            <text:p>30,008</text:p>
          </table:table-cell>
          <table:table-cell table:formula="of:=ABS([.J399])-[.K39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10-31" calcext:value-type="date">
            <text:p>31.10.2004</text:p>
          </table:table-cell>
          <table:table-cell table:style-name="ce26" table:formula="of:=[.$C$11]+INT(RAND()*([.$C$12]-[.$C$11]))" office:value-type="date" office:date-value="2020-04-17" calcext:value-type="date">
            <text:p>17.04.2020</text:p>
          </table:table-cell>
          <table:table-cell table:style-name="ce25" table:formula="of:=INFO.OBBA.OBBA.OBMAKE(&quot;date-&quot;&amp;COLUMN()&amp;&quot;-&quot;&amp;ROW();&quot;LocalDate&quot;;[.E400])" office:value-type="string" office:string-value="date-7-400 &#10;[24326]" calcext:value-type="string">
            <text:p>date-7-400 </text:p>
            <text:p>[24326]</text:p>
          </table:table-cell>
          <table:table-cell table:style-name="ce25" table:formula="of:=INFO.OBBA.OBBA.OBMAKE(&quot;date-&quot;&amp;COLUMN()&amp;&quot;-&quot;&amp;ROW();&quot;LocalDate&quot;;[.F400])" office:value-type="string" office:string-value="date-8-400 &#10;[24825]" calcext:value-type="string">
            <text:p>date-8-400 </text:p>
            <text:p>[24825]</text:p>
          </table:table-cell>
          <table:table-cell/>
          <table:table-cell table:formula="of:=INFO.OBBA.OBBA.OBGET(INFO.OBBA.OBBA.OBCALL(&quot;&quot;;[.$B$15];&quot;getDaycountFraction&quot;;[.G400];[.H400]))" office:value-type="float" office:value="15.6861111111111" calcext:value-type="float">
            <text:p>15,686</text:p>
          </table:table-cell>
          <table:table-cell table:style-name="ce37" table:formula="of:=(YEARFRAC([.E400];[.F400];[.$C$9]))" office:value-type="float" office:value="15.6861111111111" calcext:value-type="float">
            <text:p>15,686</text:p>
          </table:table-cell>
          <table:table-cell table:formula="of:=ABS([.J400])-[.K40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3-04" calcext:value-type="date">
            <text:p>04.03.2007</text:p>
          </table:table-cell>
          <table:table-cell table:style-name="ce26" table:formula="of:=[.$C$11]+INT(RAND()*([.$C$12]-[.$C$11]))" office:value-type="date" office:date-value="1998-05-18" calcext:value-type="date">
            <text:p>18.05.1998</text:p>
          </table:table-cell>
          <table:table-cell table:style-name="ce25" table:formula="of:=INFO.OBBA.OBBA.OBMAKE(&quot;date-&quot;&amp;COLUMN()&amp;&quot;-&quot;&amp;ROW();&quot;LocalDate&quot;;[.E401])" office:value-type="string" office:string-value="date-7-401 &#10;[24327]" calcext:value-type="string">
            <text:p>date-7-401 </text:p>
            <text:p>[24327]</text:p>
          </table:table-cell>
          <table:table-cell table:style-name="ce25" table:formula="of:=INFO.OBBA.OBBA.OBMAKE(&quot;date-&quot;&amp;COLUMN()&amp;&quot;-&quot;&amp;ROW();&quot;LocalDate&quot;;[.F401])" office:value-type="string" office:string-value="date-8-401 &#10;[24826]" calcext:value-type="string">
            <text:p>date-8-401 </text:p>
            <text:p>[24826]</text:p>
          </table:table-cell>
          <table:table-cell/>
          <table:table-cell table:formula="of:=INFO.OBBA.OBBA.OBGET(INFO.OBBA.OBBA.OBCALL(&quot;&quot;;[.$B$15];&quot;getDaycountFraction&quot;;[.G401];[.H401]))" office:value-type="float" office:value="-8.92222222222222" calcext:value-type="float">
            <text:p>-8,922</text:p>
          </table:table-cell>
          <table:table-cell table:style-name="ce37" table:formula="of:=(YEARFRAC([.E401];[.F401];[.$C$9]))" office:value-type="float" office:value="8.92222222222222" calcext:value-type="float">
            <text:p>8,922</text:p>
          </table:table-cell>
          <table:table-cell table:formula="of:=ABS([.J401])-[.K40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8-06-11" calcext:value-type="date">
            <text:p>11.06.2028</text:p>
          </table:table-cell>
          <table:table-cell table:style-name="ce26" table:formula="of:=[.$C$11]+INT(RAND()*([.$C$12]-[.$C$11]))" office:value-type="date" office:date-value="1993-03-24" calcext:value-type="date">
            <text:p>24.03.1993</text:p>
          </table:table-cell>
          <table:table-cell table:style-name="ce25" table:formula="of:=INFO.OBBA.OBBA.OBMAKE(&quot;date-&quot;&amp;COLUMN()&amp;&quot;-&quot;&amp;ROW();&quot;LocalDate&quot;;[.E402])" office:value-type="string" office:string-value="date-7-402 &#10;[24328]" calcext:value-type="string">
            <text:p>date-7-402 </text:p>
            <text:p>[24328]</text:p>
          </table:table-cell>
          <table:table-cell table:style-name="ce25" table:formula="of:=INFO.OBBA.OBBA.OBMAKE(&quot;date-&quot;&amp;COLUMN()&amp;&quot;-&quot;&amp;ROW();&quot;LocalDate&quot;;[.F402])" office:value-type="string" office:string-value="date-8-402 &#10;[24827]" calcext:value-type="string">
            <text:p>date-8-402 </text:p>
            <text:p>[24827]</text:p>
          </table:table-cell>
          <table:table-cell/>
          <table:table-cell table:formula="of:=INFO.OBBA.OBBA.OBGET(INFO.OBBA.OBBA.OBCALL(&quot;&quot;;[.$B$15];&quot;getDaycountFraction&quot;;[.G402];[.H402]))" office:value-type="float" office:value="-35.7305555555556" calcext:value-type="float">
            <text:p>-35,731</text:p>
          </table:table-cell>
          <table:table-cell table:style-name="ce37" table:formula="of:=(YEARFRAC([.E402];[.F402];[.$C$9]))" office:value-type="float" office:value="35.7305555555556" calcext:value-type="float">
            <text:p>35,731</text:p>
          </table:table-cell>
          <table:table-cell table:formula="of:=ABS([.J402])-[.K40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2-06" calcext:value-type="date">
            <text:p>06.02.2029</text:p>
          </table:table-cell>
          <table:table-cell table:style-name="ce26" table:formula="of:=[.$C$11]+INT(RAND()*([.$C$12]-[.$C$11]))" office:value-type="date" office:date-value="1992-12-29" calcext:value-type="date">
            <text:p>29.12.1992</text:p>
          </table:table-cell>
          <table:table-cell table:style-name="ce25" table:formula="of:=INFO.OBBA.OBBA.OBMAKE(&quot;date-&quot;&amp;COLUMN()&amp;&quot;-&quot;&amp;ROW();&quot;LocalDate&quot;;[.E403])" office:value-type="string" office:string-value="date-7-403 &#10;[24329]" calcext:value-type="string">
            <text:p>date-7-403 </text:p>
            <text:p>[24329]</text:p>
          </table:table-cell>
          <table:table-cell table:style-name="ce25" table:formula="of:=INFO.OBBA.OBBA.OBMAKE(&quot;date-&quot;&amp;COLUMN()&amp;&quot;-&quot;&amp;ROW();&quot;LocalDate&quot;;[.F403])" office:value-type="string" office:string-value="date-8-403 &#10;[24828]" calcext:value-type="string">
            <text:p>date-8-403 </text:p>
            <text:p>[24828]</text:p>
          </table:table-cell>
          <table:table-cell/>
          <table:table-cell table:formula="of:=INFO.OBBA.OBBA.OBGET(INFO.OBBA.OBBA.OBCALL(&quot;&quot;;[.$B$15];&quot;getDaycountFraction&quot;;[.G403];[.H403]))" office:value-type="float" office:value="-36.6333333333333" calcext:value-type="float">
            <text:p>-36,633</text:p>
          </table:table-cell>
          <table:table-cell table:style-name="ce37" table:formula="of:=(YEARFRAC([.E403];[.F403];[.$C$9]))" office:value-type="float" office:value="36.6333333333333" calcext:value-type="float">
            <text:p>36,633</text:p>
          </table:table-cell>
          <table:table-cell table:formula="of:=ABS([.J403])-[.K40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12-17" calcext:value-type="date">
            <text:p>17.12.2000</text:p>
          </table:table-cell>
          <table:table-cell table:style-name="ce26" table:formula="of:=[.$C$11]+INT(RAND()*([.$C$12]-[.$C$11]))" office:value-type="date" office:date-value="2024-01-25" calcext:value-type="date">
            <text:p>25.01.2024</text:p>
          </table:table-cell>
          <table:table-cell table:style-name="ce25" table:formula="of:=INFO.OBBA.OBBA.OBMAKE(&quot;date-&quot;&amp;COLUMN()&amp;&quot;-&quot;&amp;ROW();&quot;LocalDate&quot;;[.E404])" office:value-type="string" office:string-value="date-7-404 &#10;[24330]" calcext:value-type="string">
            <text:p>date-7-404 </text:p>
            <text:p>[24330]</text:p>
          </table:table-cell>
          <table:table-cell table:style-name="ce25" table:formula="of:=INFO.OBBA.OBBA.OBMAKE(&quot;date-&quot;&amp;COLUMN()&amp;&quot;-&quot;&amp;ROW();&quot;LocalDate&quot;;[.F404])" office:value-type="string" office:string-value="date-8-404 &#10;[24829]" calcext:value-type="string">
            <text:p>date-8-404 </text:p>
            <text:p>[24829]</text:p>
          </table:table-cell>
          <table:table-cell/>
          <table:table-cell table:formula="of:=INFO.OBBA.OBBA.OBGET(INFO.OBBA.OBBA.OBCALL(&quot;&quot;;[.$B$15];&quot;getDaycountFraction&quot;;[.G404];[.H404]))" office:value-type="float" office:value="23.4416666666667" calcext:value-type="float">
            <text:p>23,442</text:p>
          </table:table-cell>
          <table:table-cell table:style-name="ce37" table:formula="of:=(YEARFRAC([.E404];[.F404];[.$C$9]))" office:value-type="float" office:value="23.4416666666667" calcext:value-type="float">
            <text:p>23,442</text:p>
          </table:table-cell>
          <table:table-cell table:formula="of:=ABS([.J404])-[.K40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2-10" calcext:value-type="date">
            <text:p>10.02.2026</text:p>
          </table:table-cell>
          <table:table-cell table:style-name="ce26" table:formula="of:=[.$C$11]+INT(RAND()*([.$C$12]-[.$C$11]))" office:value-type="date" office:date-value="1990-03-12" calcext:value-type="date">
            <text:p>12.03.1990</text:p>
          </table:table-cell>
          <table:table-cell table:style-name="ce25" table:formula="of:=INFO.OBBA.OBBA.OBMAKE(&quot;date-&quot;&amp;COLUMN()&amp;&quot;-&quot;&amp;ROW();&quot;LocalDate&quot;;[.E405])" office:value-type="string" office:string-value="date-7-405 &#10;[24331]" calcext:value-type="string">
            <text:p>date-7-405 </text:p>
            <text:p>[24331]</text:p>
          </table:table-cell>
          <table:table-cell table:style-name="ce25" table:formula="of:=INFO.OBBA.OBBA.OBMAKE(&quot;date-&quot;&amp;COLUMN()&amp;&quot;-&quot;&amp;ROW();&quot;LocalDate&quot;;[.F405])" office:value-type="string" office:string-value="date-8-405 &#10;[24830]" calcext:value-type="string">
            <text:p>date-8-405 </text:p>
            <text:p>[24830]</text:p>
          </table:table-cell>
          <table:table-cell/>
          <table:table-cell table:formula="of:=INFO.OBBA.OBBA.OBGET(INFO.OBBA.OBBA.OBCALL(&quot;&quot;;[.$B$15];&quot;getDaycountFraction&quot;;[.G405];[.H405]))" office:value-type="float" office:value="-36.4416666666667" calcext:value-type="float">
            <text:p>-36,442</text:p>
          </table:table-cell>
          <table:table-cell table:style-name="ce37" table:formula="of:=(YEARFRAC([.E405];[.F405];[.$C$9]))" office:value-type="float" office:value="36.4416666666667" calcext:value-type="float">
            <text:p>36,442</text:p>
          </table:table-cell>
          <table:table-cell table:formula="of:=ABS([.J405])-[.K40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11-10" calcext:value-type="date">
            <text:p>10.11.2011</text:p>
          </table:table-cell>
          <table:table-cell table:style-name="ce26" table:formula="of:=[.$C$11]+INT(RAND()*([.$C$12]-[.$C$11]))" office:value-type="date" office:date-value="2017-03-15" calcext:value-type="date">
            <text:p>15.03.2017</text:p>
          </table:table-cell>
          <table:table-cell table:style-name="ce25" table:formula="of:=INFO.OBBA.OBBA.OBMAKE(&quot;date-&quot;&amp;COLUMN()&amp;&quot;-&quot;&amp;ROW();&quot;LocalDate&quot;;[.E406])" office:value-type="string" office:string-value="date-7-406 &#10;[24332]" calcext:value-type="string">
            <text:p>date-7-406 </text:p>
            <text:p>[24332]</text:p>
          </table:table-cell>
          <table:table-cell table:style-name="ce25" table:formula="of:=INFO.OBBA.OBBA.OBMAKE(&quot;date-&quot;&amp;COLUMN()&amp;&quot;-&quot;&amp;ROW();&quot;LocalDate&quot;;[.F406])" office:value-type="string" office:string-value="date-8-406 &#10;[24831]" calcext:value-type="string">
            <text:p>date-8-406 </text:p>
            <text:p>[24831]</text:p>
          </table:table-cell>
          <table:table-cell/>
          <table:table-cell table:formula="of:=INFO.OBBA.OBBA.OBGET(INFO.OBBA.OBBA.OBCALL(&quot;&quot;;[.$B$15];&quot;getDaycountFraction&quot;;[.G406];[.H406]))" office:value-type="float" office:value="5.42222222222222" calcext:value-type="float">
            <text:p>5,422</text:p>
          </table:table-cell>
          <table:table-cell table:style-name="ce37" table:formula="of:=(YEARFRAC([.E406];[.F406];[.$C$9]))" office:value-type="float" office:value="5.42222222222222" calcext:value-type="float">
            <text:p>5,422</text:p>
          </table:table-cell>
          <table:table-cell table:formula="of:=ABS([.J406])-[.K40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5-11" calcext:value-type="date">
            <text:p>11.05.1988</text:p>
          </table:table-cell>
          <table:table-cell table:style-name="ce26" table:formula="of:=[.$C$11]+INT(RAND()*([.$C$12]-[.$C$11]))" office:value-type="date" office:date-value="1996-09-01" calcext:value-type="date">
            <text:p>01.09.1996</text:p>
          </table:table-cell>
          <table:table-cell table:style-name="ce25" table:formula="of:=INFO.OBBA.OBBA.OBMAKE(&quot;date-&quot;&amp;COLUMN()&amp;&quot;-&quot;&amp;ROW();&quot;LocalDate&quot;;[.E407])" office:value-type="string" office:string-value="date-7-407 &#10;[24333]" calcext:value-type="string">
            <text:p>date-7-407 </text:p>
            <text:p>[24333]</text:p>
          </table:table-cell>
          <table:table-cell table:style-name="ce25" table:formula="of:=INFO.OBBA.OBBA.OBMAKE(&quot;date-&quot;&amp;COLUMN()&amp;&quot;-&quot;&amp;ROW();&quot;LocalDate&quot;;[.F407])" office:value-type="string" office:string-value="date-8-407 &#10;[24832]" calcext:value-type="string">
            <text:p>date-8-407 </text:p>
            <text:p>[24832]</text:p>
          </table:table-cell>
          <table:table-cell/>
          <table:table-cell table:formula="of:=INFO.OBBA.OBBA.OBGET(INFO.OBBA.OBBA.OBCALL(&quot;&quot;;[.$B$15];&quot;getDaycountFraction&quot;;[.G407];[.H407]))" office:value-type="float" office:value="8.43055555555556" calcext:value-type="float">
            <text:p>8,431</text:p>
          </table:table-cell>
          <table:table-cell table:style-name="ce37" table:formula="of:=(YEARFRAC([.E407];[.F407];[.$C$9]))" office:value-type="float" office:value="8.43055555555556" calcext:value-type="float">
            <text:p>8,431</text:p>
          </table:table-cell>
          <table:table-cell table:formula="of:=ABS([.J407])-[.K40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4-11-06" calcext:value-type="date">
            <text:p>06.11.1994</text:p>
          </table:table-cell>
          <table:table-cell table:style-name="ce26" table:formula="of:=[.$C$11]+INT(RAND()*([.$C$12]-[.$C$11]))" office:value-type="date" office:date-value="2010-05-10" calcext:value-type="date">
            <text:p>10.05.2010</text:p>
          </table:table-cell>
          <table:table-cell table:style-name="ce25" table:formula="of:=INFO.OBBA.OBBA.OBMAKE(&quot;date-&quot;&amp;COLUMN()&amp;&quot;-&quot;&amp;ROW();&quot;LocalDate&quot;;[.E408])" office:value-type="string" office:string-value="date-7-408 &#10;[24334]" calcext:value-type="string">
            <text:p>date-7-408 </text:p>
            <text:p>[24334]</text:p>
          </table:table-cell>
          <table:table-cell table:style-name="ce25" table:formula="of:=INFO.OBBA.OBBA.OBMAKE(&quot;date-&quot;&amp;COLUMN()&amp;&quot;-&quot;&amp;ROW();&quot;LocalDate&quot;;[.F408])" office:value-type="string" office:string-value="date-8-408 &#10;[24833]" calcext:value-type="string">
            <text:p>date-8-408 </text:p>
            <text:p>[24833]</text:p>
          </table:table-cell>
          <table:table-cell/>
          <table:table-cell table:formula="of:=INFO.OBBA.OBBA.OBGET(INFO.OBBA.OBBA.OBCALL(&quot;&quot;;[.$B$15];&quot;getDaycountFraction&quot;;[.G408];[.H408]))" office:value-type="float" office:value="15.7333333333333" calcext:value-type="float">
            <text:p>15,733</text:p>
          </table:table-cell>
          <table:table-cell table:style-name="ce37" table:formula="of:=(YEARFRAC([.E408];[.F408];[.$C$9]))" office:value-type="float" office:value="15.7333333333333" calcext:value-type="float">
            <text:p>15,733</text:p>
          </table:table-cell>
          <table:table-cell table:formula="of:=ABS([.J408])-[.K40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5-08-28" calcext:value-type="date">
            <text:p>28.08.1995</text:p>
          </table:table-cell>
          <table:table-cell table:style-name="ce26" table:formula="of:=[.$C$11]+INT(RAND()*([.$C$12]-[.$C$11]))" office:value-type="date" office:date-value="2023-10-17" calcext:value-type="date">
            <text:p>17.10.2023</text:p>
          </table:table-cell>
          <table:table-cell table:style-name="ce25" table:formula="of:=INFO.OBBA.OBBA.OBMAKE(&quot;date-&quot;&amp;COLUMN()&amp;&quot;-&quot;&amp;ROW();&quot;LocalDate&quot;;[.E409])" office:value-type="string" office:string-value="date-7-409 &#10;[24335]" calcext:value-type="string">
            <text:p>date-7-409 </text:p>
            <text:p>[24335]</text:p>
          </table:table-cell>
          <table:table-cell table:style-name="ce25" table:formula="of:=INFO.OBBA.OBBA.OBMAKE(&quot;date-&quot;&amp;COLUMN()&amp;&quot;-&quot;&amp;ROW();&quot;LocalDate&quot;;[.F409])" office:value-type="string" office:string-value="date-8-409 &#10;[24834]" calcext:value-type="string">
            <text:p>date-8-409 </text:p>
            <text:p>[24834]</text:p>
          </table:table-cell>
          <table:table-cell/>
          <table:table-cell table:formula="of:=INFO.OBBA.OBBA.OBGET(INFO.OBBA.OBBA.OBCALL(&quot;&quot;;[.$B$15];&quot;getDaycountFraction&quot;;[.G409];[.H409]))" office:value-type="float" office:value="28.5472222222222" calcext:value-type="float">
            <text:p>28,547</text:p>
          </table:table-cell>
          <table:table-cell table:style-name="ce37" table:formula="of:=(YEARFRAC([.E409];[.F409];[.$C$9]))" office:value-type="float" office:value="28.5472222222222" calcext:value-type="float">
            <text:p>28,547</text:p>
          </table:table-cell>
          <table:table-cell table:formula="of:=ABS([.J409])-[.K40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4-28" calcext:value-type="date">
            <text:p>28.04.1982</text:p>
          </table:table-cell>
          <table:table-cell table:style-name="ce26" table:formula="of:=[.$C$11]+INT(RAND()*([.$C$12]-[.$C$11]))" office:value-type="date" office:date-value="1985-06-01" calcext:value-type="date">
            <text:p>01.06.1985</text:p>
          </table:table-cell>
          <table:table-cell table:style-name="ce25" table:formula="of:=INFO.OBBA.OBBA.OBMAKE(&quot;date-&quot;&amp;COLUMN()&amp;&quot;-&quot;&amp;ROW();&quot;LocalDate&quot;;[.E410])" office:value-type="string" office:string-value="date-7-410 &#10;[24336]" calcext:value-type="string">
            <text:p>date-7-410 </text:p>
            <text:p>[24336]</text:p>
          </table:table-cell>
          <table:table-cell table:style-name="ce25" table:formula="of:=INFO.OBBA.OBBA.OBMAKE(&quot;date-&quot;&amp;COLUMN()&amp;&quot;-&quot;&amp;ROW();&quot;LocalDate&quot;;[.F410])" office:value-type="string" office:string-value="date-8-410 &#10;[24835]" calcext:value-type="string">
            <text:p>date-8-410 </text:p>
            <text:p>[24835]</text:p>
          </table:table-cell>
          <table:table-cell/>
          <table:table-cell table:formula="of:=INFO.OBBA.OBBA.OBGET(INFO.OBBA.OBBA.OBCALL(&quot;&quot;;[.$B$15];&quot;getDaycountFraction&quot;;[.G410];[.H410]))" office:value-type="float" office:value="3.13888888888889" calcext:value-type="float">
            <text:p>3,139</text:p>
          </table:table-cell>
          <table:table-cell table:style-name="ce37" table:formula="of:=(YEARFRAC([.E410];[.F410];[.$C$9]))" office:value-type="float" office:value="3.13888888888889" calcext:value-type="float">
            <text:p>3,139</text:p>
          </table:table-cell>
          <table:table-cell table:formula="of:=ABS([.J410])-[.K41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7-21" calcext:value-type="date">
            <text:p>21.07.2001</text:p>
          </table:table-cell>
          <table:table-cell table:style-name="ce26" table:formula="of:=[.$C$11]+INT(RAND()*([.$C$12]-[.$C$11]))" office:value-type="date" office:date-value="2011-11-21" calcext:value-type="date">
            <text:p>21.11.2011</text:p>
          </table:table-cell>
          <table:table-cell table:style-name="ce25" table:formula="of:=INFO.OBBA.OBBA.OBMAKE(&quot;date-&quot;&amp;COLUMN()&amp;&quot;-&quot;&amp;ROW();&quot;LocalDate&quot;;[.E411])" office:value-type="string" office:string-value="date-7-411 &#10;[24337]" calcext:value-type="string">
            <text:p>date-7-411 </text:p>
            <text:p>[24337]</text:p>
          </table:table-cell>
          <table:table-cell table:style-name="ce25" table:formula="of:=INFO.OBBA.OBBA.OBMAKE(&quot;date-&quot;&amp;COLUMN()&amp;&quot;-&quot;&amp;ROW();&quot;LocalDate&quot;;[.F411])" office:value-type="string" office:string-value="date-8-411 &#10;[24836]" calcext:value-type="string">
            <text:p>date-8-411 </text:p>
            <text:p>[24836]</text:p>
          </table:table-cell>
          <table:table-cell/>
          <table:table-cell table:formula="of:=INFO.OBBA.OBBA.OBGET(INFO.OBBA.OBBA.OBCALL(&quot;&quot;;[.$B$15];&quot;getDaycountFraction&quot;;[.G411];[.H411]))" office:value-type="float" office:value="10.4861111111111" calcext:value-type="float">
            <text:p>10,486</text:p>
          </table:table-cell>
          <table:table-cell table:style-name="ce37" table:formula="of:=(YEARFRAC([.E411];[.F411];[.$C$9]))" office:value-type="float" office:value="10.4861111111111" calcext:value-type="float">
            <text:p>10,486</text:p>
          </table:table-cell>
          <table:table-cell table:formula="of:=ABS([.J411])-[.K41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9-13" calcext:value-type="date">
            <text:p>13.09.1997</text:p>
          </table:table-cell>
          <table:table-cell table:style-name="ce26" table:formula="of:=[.$C$11]+INT(RAND()*([.$C$12]-[.$C$11]))" office:value-type="date" office:date-value="2014-03-24" calcext:value-type="date">
            <text:p>24.03.2014</text:p>
          </table:table-cell>
          <table:table-cell table:style-name="ce25" table:formula="of:=INFO.OBBA.OBBA.OBMAKE(&quot;date-&quot;&amp;COLUMN()&amp;&quot;-&quot;&amp;ROW();&quot;LocalDate&quot;;[.E412])" office:value-type="string" office:string-value="date-7-412 &#10;[24338]" calcext:value-type="string">
            <text:p>date-7-412 </text:p>
            <text:p>[24338]</text:p>
          </table:table-cell>
          <table:table-cell table:style-name="ce25" table:formula="of:=INFO.OBBA.OBBA.OBMAKE(&quot;date-&quot;&amp;COLUMN()&amp;&quot;-&quot;&amp;ROW();&quot;LocalDate&quot;;[.F412])" office:value-type="string" office:string-value="date-8-412 &#10;[24837]" calcext:value-type="string">
            <text:p>date-8-412 </text:p>
            <text:p>[24837]</text:p>
          </table:table-cell>
          <table:table-cell/>
          <table:table-cell table:formula="of:=INFO.OBBA.OBBA.OBGET(INFO.OBBA.OBBA.OBCALL(&quot;&quot;;[.$B$15];&quot;getDaycountFraction&quot;;[.G412];[.H412]))" office:value-type="float" office:value="16.7666666666667" calcext:value-type="float">
            <text:p>16,767</text:p>
          </table:table-cell>
          <table:table-cell table:style-name="ce37" table:formula="of:=(YEARFRAC([.E412];[.F412];[.$C$9]))" office:value-type="float" office:value="16.7666666666667" calcext:value-type="float">
            <text:p>16,767</text:p>
          </table:table-cell>
          <table:table-cell table:formula="of:=ABS([.J412])-[.K41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10-21" calcext:value-type="date">
            <text:p>21.10.2021</text:p>
          </table:table-cell>
          <table:table-cell table:style-name="ce26" table:formula="of:=[.$C$11]+INT(RAND()*([.$C$12]-[.$C$11]))" office:value-type="date" office:date-value="2011-09-27" calcext:value-type="date">
            <text:p>27.09.2011</text:p>
          </table:table-cell>
          <table:table-cell table:style-name="ce25" table:formula="of:=INFO.OBBA.OBBA.OBMAKE(&quot;date-&quot;&amp;COLUMN()&amp;&quot;-&quot;&amp;ROW();&quot;LocalDate&quot;;[.E413])" office:value-type="string" office:string-value="date-7-413 &#10;[24339]" calcext:value-type="string">
            <text:p>date-7-413 </text:p>
            <text:p>[24339]</text:p>
          </table:table-cell>
          <table:table-cell table:style-name="ce25" table:formula="of:=INFO.OBBA.OBBA.OBMAKE(&quot;date-&quot;&amp;COLUMN()&amp;&quot;-&quot;&amp;ROW();&quot;LocalDate&quot;;[.F413])" office:value-type="string" office:string-value="date-8-413 &#10;[24838]" calcext:value-type="string">
            <text:p>date-8-413 </text:p>
            <text:p>[24838]</text:p>
          </table:table-cell>
          <table:table-cell/>
          <table:table-cell table:formula="of:=INFO.OBBA.OBBA.OBGET(INFO.OBBA.OBBA.OBCALL(&quot;&quot;;[.$B$15];&quot;getDaycountFraction&quot;;[.G413];[.H413]))" office:value-type="float" office:value="-10.2138888888889" calcext:value-type="float">
            <text:p>-10,214</text:p>
          </table:table-cell>
          <table:table-cell table:style-name="ce37" table:formula="of:=(YEARFRAC([.E413];[.F413];[.$C$9]))" office:value-type="float" office:value="10.2138888888889" calcext:value-type="float">
            <text:p>10,214</text:p>
          </table:table-cell>
          <table:table-cell table:formula="of:=ABS([.J413])-[.K41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02-09" calcext:value-type="date">
            <text:p>09.02.2020</text:p>
          </table:table-cell>
          <table:table-cell table:style-name="ce26" table:formula="of:=[.$C$11]+INT(RAND()*([.$C$12]-[.$C$11]))" office:value-type="date" office:date-value="2000-09-11" calcext:value-type="date">
            <text:p>11.09.2000</text:p>
          </table:table-cell>
          <table:table-cell table:style-name="ce25" table:formula="of:=INFO.OBBA.OBBA.OBMAKE(&quot;date-&quot;&amp;COLUMN()&amp;&quot;-&quot;&amp;ROW();&quot;LocalDate&quot;;[.E414])" office:value-type="string" office:string-value="date-7-414 &#10;[24340]" calcext:value-type="string">
            <text:p>date-7-414 </text:p>
            <text:p>[24340]</text:p>
          </table:table-cell>
          <table:table-cell table:style-name="ce25" table:formula="of:=INFO.OBBA.OBBA.OBMAKE(&quot;date-&quot;&amp;COLUMN()&amp;&quot;-&quot;&amp;ROW();&quot;LocalDate&quot;;[.F414])" office:value-type="string" office:string-value="date-8-414 &#10;[24839]" calcext:value-type="string">
            <text:p>date-8-414 </text:p>
            <text:p>[24839]</text:p>
          </table:table-cell>
          <table:table-cell/>
          <table:table-cell table:formula="of:=INFO.OBBA.OBBA.OBGET(INFO.OBBA.OBBA.OBCALL(&quot;&quot;;[.$B$15];&quot;getDaycountFraction&quot;;[.G414];[.H414]))" office:value-type="float" office:value="-19.6944444444444" calcext:value-type="float">
            <text:p>-19,694</text:p>
          </table:table-cell>
          <table:table-cell table:style-name="ce37" table:formula="of:=(YEARFRAC([.E414];[.F414];[.$C$9]))" office:value-type="float" office:value="19.6944444444444" calcext:value-type="float">
            <text:p>19,694</text:p>
          </table:table-cell>
          <table:table-cell table:formula="of:=ABS([.J414])-[.K41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5-16" calcext:value-type="date">
            <text:p>16.05.1989</text:p>
          </table:table-cell>
          <table:table-cell table:style-name="ce26" table:formula="of:=[.$C$11]+INT(RAND()*([.$C$12]-[.$C$11]))" office:value-type="date" office:date-value="2025-03-15" calcext:value-type="date">
            <text:p>15.03.2025</text:p>
          </table:table-cell>
          <table:table-cell table:style-name="ce25" table:formula="of:=INFO.OBBA.OBBA.OBMAKE(&quot;date-&quot;&amp;COLUMN()&amp;&quot;-&quot;&amp;ROW();&quot;LocalDate&quot;;[.E415])" office:value-type="string" office:string-value="date-7-415 &#10;[24341]" calcext:value-type="string">
            <text:p>date-7-415 </text:p>
            <text:p>[24341]</text:p>
          </table:table-cell>
          <table:table-cell table:style-name="ce25" table:formula="of:=INFO.OBBA.OBBA.OBMAKE(&quot;date-&quot;&amp;COLUMN()&amp;&quot;-&quot;&amp;ROW();&quot;LocalDate&quot;;[.F415])" office:value-type="string" office:string-value="date-8-415 &#10;[24840]" calcext:value-type="string">
            <text:p>date-8-415 </text:p>
            <text:p>[24840]</text:p>
          </table:table-cell>
          <table:table-cell/>
          <table:table-cell table:formula="of:=INFO.OBBA.OBBA.OBGET(INFO.OBBA.OBBA.OBCALL(&quot;&quot;;[.$B$15];&quot;getDaycountFraction&quot;;[.G415];[.H415]))" office:value-type="float" office:value="36.3527777777778" calcext:value-type="float">
            <text:p>36,353</text:p>
          </table:table-cell>
          <table:table-cell table:style-name="ce37" table:formula="of:=(YEARFRAC([.E415];[.F415];[.$C$9]))" office:value-type="float" office:value="36.3527777777778" calcext:value-type="float">
            <text:p>36,353</text:p>
          </table:table-cell>
          <table:table-cell table:formula="of:=ABS([.J415])-[.K41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4-21" calcext:value-type="date">
            <text:p>21.04.2013</text:p>
          </table:table-cell>
          <table:table-cell table:style-name="ce26" table:formula="of:=[.$C$11]+INT(RAND()*([.$C$12]-[.$C$11]))" office:value-type="date" office:date-value="2009-12-07" calcext:value-type="date">
            <text:p>07.12.2009</text:p>
          </table:table-cell>
          <table:table-cell table:style-name="ce25" table:formula="of:=INFO.OBBA.OBBA.OBMAKE(&quot;date-&quot;&amp;COLUMN()&amp;&quot;-&quot;&amp;ROW();&quot;LocalDate&quot;;[.E416])" office:value-type="string" office:string-value="date-7-416 &#10;[24342]" calcext:value-type="string">
            <text:p>date-7-416 </text:p>
            <text:p>[24342]</text:p>
          </table:table-cell>
          <table:table-cell table:style-name="ce25" table:formula="of:=INFO.OBBA.OBBA.OBMAKE(&quot;date-&quot;&amp;COLUMN()&amp;&quot;-&quot;&amp;ROW();&quot;LocalDate&quot;;[.F416])" office:value-type="string" office:string-value="date-8-416 &#10;[24841]" calcext:value-type="string">
            <text:p>date-8-416 </text:p>
            <text:p>[24841]</text:p>
          </table:table-cell>
          <table:table-cell/>
          <table:table-cell table:formula="of:=INFO.OBBA.OBBA.OBGET(INFO.OBBA.OBBA.OBCALL(&quot;&quot;;[.$B$15];&quot;getDaycountFraction&quot;;[.G416];[.H416]))" office:value-type="float" office:value="-3.41944444444444" calcext:value-type="float">
            <text:p>-3,419</text:p>
          </table:table-cell>
          <table:table-cell table:style-name="ce37" table:formula="of:=(YEARFRAC([.E416];[.F416];[.$C$9]))" office:value-type="float" office:value="3.41944444444444" calcext:value-type="float">
            <text:p>3,419</text:p>
          </table:table-cell>
          <table:table-cell table:formula="of:=ABS([.J416])-[.K41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12-17" calcext:value-type="date">
            <text:p>17.12.2025</text:p>
          </table:table-cell>
          <table:table-cell table:style-name="ce26" table:formula="of:=[.$C$11]+INT(RAND()*([.$C$12]-[.$C$11]))" office:value-type="date" office:date-value="1988-06-10" calcext:value-type="date">
            <text:p>10.06.1988</text:p>
          </table:table-cell>
          <table:table-cell table:style-name="ce25" table:formula="of:=INFO.OBBA.OBBA.OBMAKE(&quot;date-&quot;&amp;COLUMN()&amp;&quot;-&quot;&amp;ROW();&quot;LocalDate&quot;;[.E417])" office:value-type="string" office:string-value="date-7-417 &#10;[24343]" calcext:value-type="string">
            <text:p>date-7-417 </text:p>
            <text:p>[24343]</text:p>
          </table:table-cell>
          <table:table-cell table:style-name="ce25" table:formula="of:=INFO.OBBA.OBBA.OBMAKE(&quot;date-&quot;&amp;COLUMN()&amp;&quot;-&quot;&amp;ROW();&quot;LocalDate&quot;;[.F417])" office:value-type="string" office:string-value="date-8-417 &#10;[24842]" calcext:value-type="string">
            <text:p>date-8-417 </text:p>
            <text:p>[24842]</text:p>
          </table:table-cell>
          <table:table-cell/>
          <table:table-cell table:formula="of:=INFO.OBBA.OBBA.OBGET(INFO.OBBA.OBBA.OBCALL(&quot;&quot;;[.$B$15];&quot;getDaycountFraction&quot;;[.G417];[.H417]))" office:value-type="float" office:value="-38.0666666666667" calcext:value-type="float">
            <text:p>-38,067</text:p>
          </table:table-cell>
          <table:table-cell table:style-name="ce37" table:formula="of:=(YEARFRAC([.E417];[.F417];[.$C$9]))" office:value-type="float" office:value="38.0666666666667" calcext:value-type="float">
            <text:p>38,067</text:p>
          </table:table-cell>
          <table:table-cell table:formula="of:=ABS([.J417])-[.K41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2-10" calcext:value-type="date">
            <text:p>10.02.1997</text:p>
          </table:table-cell>
          <table:table-cell table:style-name="ce26" table:formula="of:=[.$C$11]+INT(RAND()*([.$C$12]-[.$C$11]))" office:value-type="date" office:date-value="2012-09-16" calcext:value-type="date">
            <text:p>16.09.2012</text:p>
          </table:table-cell>
          <table:table-cell table:style-name="ce25" table:formula="of:=INFO.OBBA.OBBA.OBMAKE(&quot;date-&quot;&amp;COLUMN()&amp;&quot;-&quot;&amp;ROW();&quot;LocalDate&quot;;[.E418])" office:value-type="string" office:string-value="date-7-418 &#10;[24344]" calcext:value-type="string">
            <text:p>date-7-418 </text:p>
            <text:p>[24344]</text:p>
          </table:table-cell>
          <table:table-cell table:style-name="ce25" table:formula="of:=INFO.OBBA.OBBA.OBMAKE(&quot;date-&quot;&amp;COLUMN()&amp;&quot;-&quot;&amp;ROW();&quot;LocalDate&quot;;[.F418])" office:value-type="string" office:string-value="date-8-418 &#10;[24843]" calcext:value-type="string">
            <text:p>date-8-418 </text:p>
            <text:p>[24843]</text:p>
          </table:table-cell>
          <table:table-cell/>
          <table:table-cell table:formula="of:=INFO.OBBA.OBBA.OBGET(INFO.OBBA.OBBA.OBCALL(&quot;&quot;;[.$B$15];&quot;getDaycountFraction&quot;;[.G418];[.H418]))" office:value-type="float" office:value="15.825" calcext:value-type="float">
            <text:p>15,825</text:p>
          </table:table-cell>
          <table:table-cell table:style-name="ce37" table:formula="of:=(YEARFRAC([.E418];[.F418];[.$C$9]))" office:value-type="float" office:value="15.825" calcext:value-type="float">
            <text:p>15,825</text:p>
          </table:table-cell>
          <table:table-cell table:formula="of:=ABS([.J418])-[.K41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3-29" calcext:value-type="date">
            <text:p>29.03.2026</text:p>
          </table:table-cell>
          <table:table-cell table:style-name="ce26" table:formula="of:=[.$C$11]+INT(RAND()*([.$C$12]-[.$C$11]))" office:value-type="date" office:date-value="2028-06-08" calcext:value-type="date">
            <text:p>08.06.2028</text:p>
          </table:table-cell>
          <table:table-cell table:style-name="ce25" table:formula="of:=INFO.OBBA.OBBA.OBMAKE(&quot;date-&quot;&amp;COLUMN()&amp;&quot;-&quot;&amp;ROW();&quot;LocalDate&quot;;[.E419])" office:value-type="string" office:string-value="date-7-419 &#10;[24345]" calcext:value-type="string">
            <text:p>date-7-419 </text:p>
            <text:p>[24345]</text:p>
          </table:table-cell>
          <table:table-cell table:style-name="ce25" table:formula="of:=INFO.OBBA.OBBA.OBMAKE(&quot;date-&quot;&amp;COLUMN()&amp;&quot;-&quot;&amp;ROW();&quot;LocalDate&quot;;[.F419])" office:value-type="string" office:string-value="date-8-419 &#10;[24844]" calcext:value-type="string">
            <text:p>date-8-419 </text:p>
            <text:p>[24844]</text:p>
          </table:table-cell>
          <table:table-cell/>
          <table:table-cell table:formula="of:=INFO.OBBA.OBBA.OBGET(INFO.OBBA.OBBA.OBCALL(&quot;&quot;;[.$B$15];&quot;getDaycountFraction&quot;;[.G419];[.H419]))" office:value-type="float" office:value="2.22777777777778" calcext:value-type="float">
            <text:p>2,228</text:p>
          </table:table-cell>
          <table:table-cell table:style-name="ce37" table:formula="of:=(YEARFRAC([.E419];[.F419];[.$C$9]))" office:value-type="float" office:value="2.22777777777778" calcext:value-type="float">
            <text:p>2,228</text:p>
          </table:table-cell>
          <table:table-cell table:formula="of:=ABS([.J419])-[.K41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1-12" calcext:value-type="date">
            <text:p>12.11.2006</text:p>
          </table:table-cell>
          <table:table-cell table:style-name="ce26" table:formula="of:=[.$C$11]+INT(RAND()*([.$C$12]-[.$C$11]))" office:value-type="date" office:date-value="2010-04-09" calcext:value-type="date">
            <text:p>09.04.2010</text:p>
          </table:table-cell>
          <table:table-cell table:style-name="ce25" table:formula="of:=INFO.OBBA.OBBA.OBMAKE(&quot;date-&quot;&amp;COLUMN()&amp;&quot;-&quot;&amp;ROW();&quot;LocalDate&quot;;[.E420])" office:value-type="string" office:string-value="date-7-420 &#10;[24346]" calcext:value-type="string">
            <text:p>date-7-420 </text:p>
            <text:p>[24346]</text:p>
          </table:table-cell>
          <table:table-cell table:style-name="ce25" table:formula="of:=INFO.OBBA.OBBA.OBMAKE(&quot;date-&quot;&amp;COLUMN()&amp;&quot;-&quot;&amp;ROW();&quot;LocalDate&quot;;[.F420])" office:value-type="string" office:string-value="date-8-420 &#10;[24845]" calcext:value-type="string">
            <text:p>date-8-420 </text:p>
            <text:p>[24845]</text:p>
          </table:table-cell>
          <table:table-cell/>
          <table:table-cell table:formula="of:=INFO.OBBA.OBBA.OBGET(INFO.OBBA.OBBA.OBCALL(&quot;&quot;;[.$B$15];&quot;getDaycountFraction&quot;;[.G420];[.H420]))" office:value-type="float" office:value="3.45555555555556" calcext:value-type="float">
            <text:p>3,456</text:p>
          </table:table-cell>
          <table:table-cell table:style-name="ce37" table:formula="of:=(YEARFRAC([.E420];[.F420];[.$C$9]))" office:value-type="float" office:value="3.45555555555556" calcext:value-type="float">
            <text:p>3,456</text:p>
          </table:table-cell>
          <table:table-cell table:formula="of:=ABS([.J420])-[.K42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7-24" calcext:value-type="date">
            <text:p>24.07.2003</text:p>
          </table:table-cell>
          <table:table-cell table:style-name="ce26" table:formula="of:=[.$C$11]+INT(RAND()*([.$C$12]-[.$C$11]))" office:value-type="date" office:date-value="1980-05-24" calcext:value-type="date">
            <text:p>24.05.1980</text:p>
          </table:table-cell>
          <table:table-cell table:style-name="ce25" table:formula="of:=INFO.OBBA.OBBA.OBMAKE(&quot;date-&quot;&amp;COLUMN()&amp;&quot;-&quot;&amp;ROW();&quot;LocalDate&quot;;[.E421])" office:value-type="string" office:string-value="date-7-421 &#10;[24347]" calcext:value-type="string">
            <text:p>date-7-421 </text:p>
            <text:p>[24347]</text:p>
          </table:table-cell>
          <table:table-cell table:style-name="ce25" table:formula="of:=INFO.OBBA.OBBA.OBMAKE(&quot;date-&quot;&amp;COLUMN()&amp;&quot;-&quot;&amp;ROW();&quot;LocalDate&quot;;[.F421])" office:value-type="string" office:string-value="date-8-421 &#10;[24846]" calcext:value-type="string">
            <text:p>date-8-421 </text:p>
            <text:p>[24846]</text:p>
          </table:table-cell>
          <table:table-cell/>
          <table:table-cell table:formula="of:=INFO.OBBA.OBBA.OBGET(INFO.OBBA.OBBA.OBCALL(&quot;&quot;;[.$B$15];&quot;getDaycountFraction&quot;;[.G421];[.H421]))" office:value-type="float" office:value="-23.5027777777778" calcext:value-type="float">
            <text:p>-23,503</text:p>
          </table:table-cell>
          <table:table-cell table:style-name="ce37" table:formula="of:=(YEARFRAC([.E421];[.F421];[.$C$9]))" office:value-type="float" office:value="23.5027777777778" calcext:value-type="float">
            <text:p>23,503</text:p>
          </table:table-cell>
          <table:table-cell table:formula="of:=ABS([.J421])-[.K42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5-15" calcext:value-type="date">
            <text:p>15.05.2025</text:p>
          </table:table-cell>
          <table:table-cell table:style-name="ce26" table:formula="of:=[.$C$11]+INT(RAND()*([.$C$12]-[.$C$11]))" office:value-type="date" office:date-value="2022-07-30" calcext:value-type="date">
            <text:p>30.07.2022</text:p>
          </table:table-cell>
          <table:table-cell table:style-name="ce25" table:formula="of:=INFO.OBBA.OBBA.OBMAKE(&quot;date-&quot;&amp;COLUMN()&amp;&quot;-&quot;&amp;ROW();&quot;LocalDate&quot;;[.E422])" office:value-type="string" office:string-value="date-7-422 &#10;[24348]" calcext:value-type="string">
            <text:p>date-7-422 </text:p>
            <text:p>[24348]</text:p>
          </table:table-cell>
          <table:table-cell table:style-name="ce25" table:formula="of:=INFO.OBBA.OBBA.OBMAKE(&quot;date-&quot;&amp;COLUMN()&amp;&quot;-&quot;&amp;ROW();&quot;LocalDate&quot;;[.F422])" office:value-type="string" office:string-value="date-8-422 &#10;[24847]" calcext:value-type="string">
            <text:p>date-8-422 </text:p>
            <text:p>[24847]</text:p>
          </table:table-cell>
          <table:table-cell/>
          <table:table-cell table:formula="of:=INFO.OBBA.OBBA.OBGET(INFO.OBBA.OBBA.OBCALL(&quot;&quot;;[.$B$15];&quot;getDaycountFraction&quot;;[.G422];[.H422]))" office:value-type="float" office:value="-2.83333333333333" calcext:value-type="float">
            <text:p>-2,833</text:p>
          </table:table-cell>
          <table:table-cell table:style-name="ce37" table:formula="of:=(YEARFRAC([.E422];[.F422];[.$C$9]))" office:value-type="float" office:value="2.83333333333333" calcext:value-type="float">
            <text:p>2,833</text:p>
          </table:table-cell>
          <table:table-cell table:formula="of:=ABS([.J422])-[.K42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5-03-18" calcext:value-type="date">
            <text:p>18.03.2005</text:p>
          </table:table-cell>
          <table:table-cell table:style-name="ce26" table:formula="of:=[.$C$11]+INT(RAND()*([.$C$12]-[.$C$11]))" office:value-type="date" office:date-value="1982-04-21" calcext:value-type="date">
            <text:p>21.04.1982</text:p>
          </table:table-cell>
          <table:table-cell table:style-name="ce25" table:formula="of:=INFO.OBBA.OBBA.OBMAKE(&quot;date-&quot;&amp;COLUMN()&amp;&quot;-&quot;&amp;ROW();&quot;LocalDate&quot;;[.E423])" office:value-type="string" office:string-value="date-7-423 &#10;[24349]" calcext:value-type="string">
            <text:p>date-7-423 </text:p>
            <text:p>[24349]</text:p>
          </table:table-cell>
          <table:table-cell table:style-name="ce25" table:formula="of:=INFO.OBBA.OBBA.OBMAKE(&quot;date-&quot;&amp;COLUMN()&amp;&quot;-&quot;&amp;ROW();&quot;LocalDate&quot;;[.F423])" office:value-type="string" office:string-value="date-8-423 &#10;[24848]" calcext:value-type="string">
            <text:p>date-8-423 </text:p>
            <text:p>[24848]</text:p>
          </table:table-cell>
          <table:table-cell/>
          <table:table-cell table:formula="of:=INFO.OBBA.OBBA.OBGET(INFO.OBBA.OBBA.OBCALL(&quot;&quot;;[.$B$15];&quot;getDaycountFraction&quot;;[.G423];[.H423]))" office:value-type="float" office:value="-23.2416666666667" calcext:value-type="float">
            <text:p>-23,242</text:p>
          </table:table-cell>
          <table:table-cell table:style-name="ce37" table:formula="of:=(YEARFRAC([.E423];[.F423];[.$C$9]))" office:value-type="float" office:value="23.2416666666667" calcext:value-type="float">
            <text:p>23,242</text:p>
          </table:table-cell>
          <table:table-cell table:formula="of:=ABS([.J423])-[.K42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09-28" calcext:value-type="date">
            <text:p>28.09.1988</text:p>
          </table:table-cell>
          <table:table-cell table:style-name="ce26" table:formula="of:=[.$C$11]+INT(RAND()*([.$C$12]-[.$C$11]))" office:value-type="date" office:date-value="1991-05-19" calcext:value-type="date">
            <text:p>19.05.1991</text:p>
          </table:table-cell>
          <table:table-cell table:style-name="ce25" table:formula="of:=INFO.OBBA.OBBA.OBMAKE(&quot;date-&quot;&amp;COLUMN()&amp;&quot;-&quot;&amp;ROW();&quot;LocalDate&quot;;[.E424])" office:value-type="string" office:string-value="date-7-424 &#10;[24350]" calcext:value-type="string">
            <text:p>date-7-424 </text:p>
            <text:p>[24350]</text:p>
          </table:table-cell>
          <table:table-cell table:style-name="ce25" table:formula="of:=INFO.OBBA.OBBA.OBMAKE(&quot;date-&quot;&amp;COLUMN()&amp;&quot;-&quot;&amp;ROW();&quot;LocalDate&quot;;[.F424])" office:value-type="string" office:string-value="date-8-424 &#10;[24849]" calcext:value-type="string">
            <text:p>date-8-424 </text:p>
            <text:p>[24849]</text:p>
          </table:table-cell>
          <table:table-cell/>
          <table:table-cell table:formula="of:=INFO.OBBA.OBBA.OBGET(INFO.OBBA.OBBA.OBCALL(&quot;&quot;;[.$B$15];&quot;getDaycountFraction&quot;;[.G424];[.H424]))" office:value-type="float" office:value="2.675" calcext:value-type="float">
            <text:p>2,675</text:p>
          </table:table-cell>
          <table:table-cell table:style-name="ce37" table:formula="of:=(YEARFRAC([.E424];[.F424];[.$C$9]))" office:value-type="float" office:value="2.675" calcext:value-type="float">
            <text:p>2,675</text:p>
          </table:table-cell>
          <table:table-cell table:formula="of:=ABS([.J424])-[.K42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6-11-28" calcext:value-type="date">
            <text:p>28.11.2006</text:p>
          </table:table-cell>
          <table:table-cell table:style-name="ce26" table:formula="of:=[.$C$11]+INT(RAND()*([.$C$12]-[.$C$11]))" office:value-type="date" office:date-value="2021-06-02" calcext:value-type="date">
            <text:p>02.06.2021</text:p>
          </table:table-cell>
          <table:table-cell table:style-name="ce25" table:formula="of:=INFO.OBBA.OBBA.OBMAKE(&quot;date-&quot;&amp;COLUMN()&amp;&quot;-&quot;&amp;ROW();&quot;LocalDate&quot;;[.E425])" office:value-type="string" office:string-value="date-7-425 &#10;[24351]" calcext:value-type="string">
            <text:p>date-7-425 </text:p>
            <text:p>[24351]</text:p>
          </table:table-cell>
          <table:table-cell table:style-name="ce25" table:formula="of:=INFO.OBBA.OBBA.OBMAKE(&quot;date-&quot;&amp;COLUMN()&amp;&quot;-&quot;&amp;ROW();&quot;LocalDate&quot;;[.F425])" office:value-type="string" office:string-value="date-8-425 &#10;[24850]" calcext:value-type="string">
            <text:p>date-8-425 </text:p>
            <text:p>[24850]</text:p>
          </table:table-cell>
          <table:table-cell/>
          <table:table-cell table:formula="of:=INFO.OBBA.OBBA.OBGET(INFO.OBBA.OBBA.OBCALL(&quot;&quot;;[.$B$15];&quot;getDaycountFraction&quot;;[.G425];[.H425]))" office:value-type="float" office:value="14.7222222222222" calcext:value-type="float">
            <text:p>14,722</text:p>
          </table:table-cell>
          <table:table-cell table:style-name="ce37" table:formula="of:=(YEARFRAC([.E425];[.F425];[.$C$9]))" office:value-type="float" office:value="14.7222222222222" calcext:value-type="float">
            <text:p>14,722</text:p>
          </table:table-cell>
          <table:table-cell table:formula="of:=ABS([.J425])-[.K42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7-12" calcext:value-type="date">
            <text:p>12.07.2025</text:p>
          </table:table-cell>
          <table:table-cell table:style-name="ce26" table:formula="of:=[.$C$11]+INT(RAND()*([.$C$12]-[.$C$11]))" office:value-type="date" office:date-value="1987-03-25" calcext:value-type="date">
            <text:p>25.03.1987</text:p>
          </table:table-cell>
          <table:table-cell table:style-name="ce25" table:formula="of:=INFO.OBBA.OBBA.OBMAKE(&quot;date-&quot;&amp;COLUMN()&amp;&quot;-&quot;&amp;ROW();&quot;LocalDate&quot;;[.E426])" office:value-type="string" office:string-value="date-7-426 &#10;[24352]" calcext:value-type="string">
            <text:p>date-7-426 </text:p>
            <text:p>[24352]</text:p>
          </table:table-cell>
          <table:table-cell table:style-name="ce25" table:formula="of:=INFO.OBBA.OBBA.OBMAKE(&quot;date-&quot;&amp;COLUMN()&amp;&quot;-&quot;&amp;ROW();&quot;LocalDate&quot;;[.F426])" office:value-type="string" office:string-value="date-8-426 &#10;[24851]" calcext:value-type="string">
            <text:p>date-8-426 </text:p>
            <text:p>[24851]</text:p>
          </table:table-cell>
          <table:table-cell/>
          <table:table-cell table:formula="of:=INFO.OBBA.OBBA.OBGET(INFO.OBBA.OBBA.OBCALL(&quot;&quot;;[.$B$15];&quot;getDaycountFraction&quot;;[.G426];[.H426]))" office:value-type="float" office:value="-38.8583333333333" calcext:value-type="float">
            <text:p>-38,858</text:p>
          </table:table-cell>
          <table:table-cell table:style-name="ce37" table:formula="of:=(YEARFRAC([.E426];[.F426];[.$C$9]))" office:value-type="float" office:value="38.8583333333333" calcext:value-type="float">
            <text:p>38,858</text:p>
          </table:table-cell>
          <table:table-cell table:formula="of:=ABS([.J426])-[.K42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2-19" calcext:value-type="date">
            <text:p>19.02.1997</text:p>
          </table:table-cell>
          <table:table-cell table:style-name="ce26" table:formula="of:=[.$C$11]+INT(RAND()*([.$C$12]-[.$C$11]))" office:value-type="date" office:date-value="2028-06-20" calcext:value-type="date">
            <text:p>20.06.2028</text:p>
          </table:table-cell>
          <table:table-cell table:style-name="ce25" table:formula="of:=INFO.OBBA.OBBA.OBMAKE(&quot;date-&quot;&amp;COLUMN()&amp;&quot;-&quot;&amp;ROW();&quot;LocalDate&quot;;[.E427])" office:value-type="string" office:string-value="date-7-427 &#10;[24353]" calcext:value-type="string">
            <text:p>date-7-427 </text:p>
            <text:p>[24353]</text:p>
          </table:table-cell>
          <table:table-cell table:style-name="ce25" table:formula="of:=INFO.OBBA.OBBA.OBMAKE(&quot;date-&quot;&amp;COLUMN()&amp;&quot;-&quot;&amp;ROW();&quot;LocalDate&quot;;[.F427])" office:value-type="string" office:string-value="date-8-427 &#10;[24852]" calcext:value-type="string">
            <text:p>date-8-427 </text:p>
            <text:p>[24852]</text:p>
          </table:table-cell>
          <table:table-cell/>
          <table:table-cell table:formula="of:=INFO.OBBA.OBBA.OBGET(INFO.OBBA.OBBA.OBCALL(&quot;&quot;;[.$B$15];&quot;getDaycountFraction&quot;;[.G427];[.H427]))" office:value-type="float" office:value="31.7888888888889" calcext:value-type="float">
            <text:p>31,789</text:p>
          </table:table-cell>
          <table:table-cell table:style-name="ce37" table:formula="of:=(YEARFRAC([.E427];[.F427];[.$C$9]))" office:value-type="float" office:value="31.7888888888889" calcext:value-type="float">
            <text:p>31,789</text:p>
          </table:table-cell>
          <table:table-cell table:formula="of:=ABS([.J427])-[.K42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10-03" calcext:value-type="date">
            <text:p>03.10.1987</text:p>
          </table:table-cell>
          <table:table-cell table:style-name="ce26" table:formula="of:=[.$C$11]+INT(RAND()*([.$C$12]-[.$C$11]))" office:value-type="date" office:date-value="1993-05-30" calcext:value-type="date">
            <text:p>30.05.1993</text:p>
          </table:table-cell>
          <table:table-cell table:style-name="ce25" table:formula="of:=INFO.OBBA.OBBA.OBMAKE(&quot;date-&quot;&amp;COLUMN()&amp;&quot;-&quot;&amp;ROW();&quot;LocalDate&quot;;[.E428])" office:value-type="string" office:string-value="date-7-428 &#10;[24354]" calcext:value-type="string">
            <text:p>date-7-428 </text:p>
            <text:p>[24354]</text:p>
          </table:table-cell>
          <table:table-cell table:style-name="ce25" table:formula="of:=INFO.OBBA.OBBA.OBMAKE(&quot;date-&quot;&amp;COLUMN()&amp;&quot;-&quot;&amp;ROW();&quot;LocalDate&quot;;[.F428])" office:value-type="string" office:string-value="date-8-428 &#10;[24853]" calcext:value-type="string">
            <text:p>date-8-428 </text:p>
            <text:p>[24853]</text:p>
          </table:table-cell>
          <table:table-cell/>
          <table:table-cell table:formula="of:=INFO.OBBA.OBBA.OBGET(INFO.OBBA.OBBA.OBCALL(&quot;&quot;;[.$B$15];&quot;getDaycountFraction&quot;;[.G428];[.H428]))" office:value-type="float" office:value="5.73888888888889" calcext:value-type="float">
            <text:p>5,739</text:p>
          </table:table-cell>
          <table:table-cell table:style-name="ce37" table:formula="of:=(YEARFRAC([.E428];[.F428];[.$C$9]))" office:value-type="float" office:value="5.73888888888889" calcext:value-type="float">
            <text:p>5,739</text:p>
          </table:table-cell>
          <table:table-cell table:formula="of:=ABS([.J428])-[.K42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5-25" calcext:value-type="date">
            <text:p>25.05.2016</text:p>
          </table:table-cell>
          <table:table-cell table:style-name="ce26" table:formula="of:=[.$C$11]+INT(RAND()*([.$C$12]-[.$C$11]))" office:value-type="date" office:date-value="2009-07-10" calcext:value-type="date">
            <text:p>10.07.2009</text:p>
          </table:table-cell>
          <table:table-cell table:style-name="ce25" table:formula="of:=INFO.OBBA.OBBA.OBMAKE(&quot;date-&quot;&amp;COLUMN()&amp;&quot;-&quot;&amp;ROW();&quot;LocalDate&quot;;[.E429])" office:value-type="string" office:string-value="date-7-429 &#10;[24355]" calcext:value-type="string">
            <text:p>date-7-429 </text:p>
            <text:p>[24355]</text:p>
          </table:table-cell>
          <table:table-cell table:style-name="ce25" table:formula="of:=INFO.OBBA.OBBA.OBMAKE(&quot;date-&quot;&amp;COLUMN()&amp;&quot;-&quot;&amp;ROW();&quot;LocalDate&quot;;[.F429])" office:value-type="string" office:string-value="date-8-429 &#10;[24854]" calcext:value-type="string">
            <text:p>date-8-429 </text:p>
            <text:p>[24854]</text:p>
          </table:table-cell>
          <table:table-cell/>
          <table:table-cell table:formula="of:=INFO.OBBA.OBBA.OBGET(INFO.OBBA.OBBA.OBCALL(&quot;&quot;;[.$B$15];&quot;getDaycountFraction&quot;;[.G429];[.H429]))" office:value-type="float" office:value="-6.975" calcext:value-type="float">
            <text:p>-6,975</text:p>
          </table:table-cell>
          <table:table-cell table:style-name="ce37" table:formula="of:=(YEARFRAC([.E429];[.F429];[.$C$9]))" office:value-type="float" office:value="6.975" calcext:value-type="float">
            <text:p>6,975</text:p>
          </table:table-cell>
          <table:table-cell table:formula="of:=ABS([.J429])-[.K42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4-08" calcext:value-type="date">
            <text:p>08.04.2016</text:p>
          </table:table-cell>
          <table:table-cell table:style-name="ce26" table:formula="of:=[.$C$11]+INT(RAND()*([.$C$12]-[.$C$11]))" office:value-type="date" office:date-value="2029-06-08" calcext:value-type="date">
            <text:p>08.06.2029</text:p>
          </table:table-cell>
          <table:table-cell table:style-name="ce25" table:formula="of:=INFO.OBBA.OBBA.OBMAKE(&quot;date-&quot;&amp;COLUMN()&amp;&quot;-&quot;&amp;ROW();&quot;LocalDate&quot;;[.E430])" office:value-type="string" office:string-value="date-7-430 &#10;[24356]" calcext:value-type="string">
            <text:p>date-7-430 </text:p>
            <text:p>[24356]</text:p>
          </table:table-cell>
          <table:table-cell table:style-name="ce25" table:formula="of:=INFO.OBBA.OBBA.OBMAKE(&quot;date-&quot;&amp;COLUMN()&amp;&quot;-&quot;&amp;ROW();&quot;LocalDate&quot;;[.F430])" office:value-type="string" office:string-value="date-8-430 &#10;[24855]" calcext:value-type="string">
            <text:p>date-8-430 </text:p>
            <text:p>[24855]</text:p>
          </table:table-cell>
          <table:table-cell/>
          <table:table-cell table:formula="of:=INFO.OBBA.OBBA.OBGET(INFO.OBBA.OBBA.OBCALL(&quot;&quot;;[.$B$15];&quot;getDaycountFraction&quot;;[.G430];[.H430]))" office:value-type="float" office:value="13.3583333333333" calcext:value-type="float">
            <text:p>13,358</text:p>
          </table:table-cell>
          <table:table-cell table:style-name="ce37" table:formula="of:=(YEARFRAC([.E430];[.F430];[.$C$9]))" office:value-type="float" office:value="13.3583333333333" calcext:value-type="float">
            <text:p>13,358</text:p>
          </table:table-cell>
          <table:table-cell table:formula="of:=ABS([.J430])-[.K43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7-01-15" calcext:value-type="date">
            <text:p>15.01.2017</text:p>
          </table:table-cell>
          <table:table-cell table:style-name="ce26" table:formula="of:=[.$C$11]+INT(RAND()*([.$C$12]-[.$C$11]))" office:value-type="date" office:date-value="2002-02-01" calcext:value-type="date">
            <text:p>01.02.2002</text:p>
          </table:table-cell>
          <table:table-cell table:style-name="ce25" table:formula="of:=INFO.OBBA.OBBA.OBMAKE(&quot;date-&quot;&amp;COLUMN()&amp;&quot;-&quot;&amp;ROW();&quot;LocalDate&quot;;[.E431])" office:value-type="string" office:string-value="date-7-431 &#10;[24357]" calcext:value-type="string">
            <text:p>date-7-431 </text:p>
            <text:p>[24357]</text:p>
          </table:table-cell>
          <table:table-cell table:style-name="ce25" table:formula="of:=INFO.OBBA.OBBA.OBMAKE(&quot;date-&quot;&amp;COLUMN()&amp;&quot;-&quot;&amp;ROW();&quot;LocalDate&quot;;[.F431])" office:value-type="string" office:string-value="date-8-431 &#10;[24856]" calcext:value-type="string">
            <text:p>date-8-431 </text:p>
            <text:p>[24856]</text:p>
          </table:table-cell>
          <table:table-cell/>
          <table:table-cell table:formula="of:=INFO.OBBA.OBBA.OBGET(INFO.OBBA.OBBA.OBCALL(&quot;&quot;;[.$B$15];&quot;getDaycountFraction&quot;;[.G431];[.H431]))" office:value-type="float" office:value="-15.1722222222222" calcext:value-type="float">
            <text:p>-15,172</text:p>
          </table:table-cell>
          <table:table-cell table:style-name="ce37" table:formula="of:=(YEARFRAC([.E431];[.F431];[.$C$9]))" office:value-type="float" office:value="15.1722222222222" calcext:value-type="float">
            <text:p>15,172</text:p>
          </table:table-cell>
          <table:table-cell table:formula="of:=ABS([.J431])-[.K43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2-23" calcext:value-type="date">
            <text:p>23.12.1988</text:p>
          </table:table-cell>
          <table:table-cell table:style-name="ce26" table:formula="of:=[.$C$11]+INT(RAND()*([.$C$12]-[.$C$11]))" office:value-type="date" office:date-value="2026-02-15" calcext:value-type="date">
            <text:p>15.02.2026</text:p>
          </table:table-cell>
          <table:table-cell table:style-name="ce25" table:formula="of:=INFO.OBBA.OBBA.OBMAKE(&quot;date-&quot;&amp;COLUMN()&amp;&quot;-&quot;&amp;ROW();&quot;LocalDate&quot;;[.E432])" office:value-type="string" office:string-value="date-7-432 &#10;[24358]" calcext:value-type="string">
            <text:p>date-7-432 </text:p>
            <text:p>[24358]</text:p>
          </table:table-cell>
          <table:table-cell table:style-name="ce25" table:formula="of:=INFO.OBBA.OBBA.OBMAKE(&quot;date-&quot;&amp;COLUMN()&amp;&quot;-&quot;&amp;ROW();&quot;LocalDate&quot;;[.F432])" office:value-type="string" office:string-value="date-8-432 &#10;[24857]" calcext:value-type="string">
            <text:p>date-8-432 </text:p>
            <text:p>[24857]</text:p>
          </table:table-cell>
          <table:table-cell/>
          <table:table-cell table:formula="of:=INFO.OBBA.OBBA.OBGET(INFO.OBBA.OBBA.OBCALL(&quot;&quot;;[.$B$15];&quot;getDaycountFraction&quot;;[.G432];[.H432]))" office:value-type="float" office:value="37.6888888888889" calcext:value-type="float">
            <text:p>37,689</text:p>
          </table:table-cell>
          <table:table-cell table:style-name="ce37" table:formula="of:=(YEARFRAC([.E432];[.F432];[.$C$9]))" office:value-type="float" office:value="37.6888888888889" calcext:value-type="float">
            <text:p>37,689</text:p>
          </table:table-cell>
          <table:table-cell table:formula="of:=ABS([.J432])-[.K43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3-02" calcext:value-type="date">
            <text:p>02.03.2004</text:p>
          </table:table-cell>
          <table:table-cell table:style-name="ce26" table:formula="of:=[.$C$11]+INT(RAND()*([.$C$12]-[.$C$11]))" office:value-type="date" office:date-value="1995-12-28" calcext:value-type="date">
            <text:p>28.12.1995</text:p>
          </table:table-cell>
          <table:table-cell table:style-name="ce25" table:formula="of:=INFO.OBBA.OBBA.OBMAKE(&quot;date-&quot;&amp;COLUMN()&amp;&quot;-&quot;&amp;ROW();&quot;LocalDate&quot;;[.E433])" office:value-type="string" office:string-value="date-7-433 &#10;[24359]" calcext:value-type="string">
            <text:p>date-7-433 </text:p>
            <text:p>[24359]</text:p>
          </table:table-cell>
          <table:table-cell table:style-name="ce25" table:formula="of:=INFO.OBBA.OBBA.OBMAKE(&quot;date-&quot;&amp;COLUMN()&amp;&quot;-&quot;&amp;ROW();&quot;LocalDate&quot;;[.F433])" office:value-type="string" office:string-value="date-8-433 &#10;[24858]" calcext:value-type="string">
            <text:p>date-8-433 </text:p>
            <text:p>[24858]</text:p>
          </table:table-cell>
          <table:table-cell/>
          <table:table-cell table:formula="of:=INFO.OBBA.OBBA.OBGET(INFO.OBBA.OBBA.OBCALL(&quot;&quot;;[.$B$15];&quot;getDaycountFraction&quot;;[.G433];[.H433]))" office:value-type="float" office:value="-8.29722222222222" calcext:value-type="float">
            <text:p>-8,297</text:p>
          </table:table-cell>
          <table:table-cell table:style-name="ce37" table:formula="of:=(YEARFRAC([.E433];[.F433];[.$C$9]))" office:value-type="float" office:value="8.29722222222222" calcext:value-type="float">
            <text:p>8,297</text:p>
          </table:table-cell>
          <table:table-cell table:formula="of:=ABS([.J433])-[.K43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6-06" calcext:value-type="date">
            <text:p>06.06.1992</text:p>
          </table:table-cell>
          <table:table-cell table:style-name="ce26" table:formula="of:=[.$C$11]+INT(RAND()*([.$C$12]-[.$C$11]))" office:value-type="date" office:date-value="2020-11-23" calcext:value-type="date">
            <text:p>23.11.2020</text:p>
          </table:table-cell>
          <table:table-cell table:style-name="ce25" table:formula="of:=INFO.OBBA.OBBA.OBMAKE(&quot;date-&quot;&amp;COLUMN()&amp;&quot;-&quot;&amp;ROW();&quot;LocalDate&quot;;[.E434])" office:value-type="string" office:string-value="date-7-434 &#10;[24360]" calcext:value-type="string">
            <text:p>date-7-434 </text:p>
            <text:p>[24360]</text:p>
          </table:table-cell>
          <table:table-cell table:style-name="ce25" table:formula="of:=INFO.OBBA.OBBA.OBMAKE(&quot;date-&quot;&amp;COLUMN()&amp;&quot;-&quot;&amp;ROW();&quot;LocalDate&quot;;[.F434])" office:value-type="string" office:string-value="date-8-434 &#10;[24859]" calcext:value-type="string">
            <text:p>date-8-434 </text:p>
            <text:p>[24859]</text:p>
          </table:table-cell>
          <table:table-cell/>
          <table:table-cell table:formula="of:=INFO.OBBA.OBBA.OBGET(INFO.OBBA.OBBA.OBCALL(&quot;&quot;;[.$B$15];&quot;getDaycountFraction&quot;;[.G434];[.H434]))" office:value-type="float" office:value="28.8805555555556" calcext:value-type="float">
            <text:p>28,881</text:p>
          </table:table-cell>
          <table:table-cell table:style-name="ce37" table:formula="of:=(YEARFRAC([.E434];[.F434];[.$C$9]))" office:value-type="float" office:value="28.8805555555556" calcext:value-type="float">
            <text:p>28,881</text:p>
          </table:table-cell>
          <table:table-cell table:formula="of:=ABS([.J434])-[.K43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3-29" calcext:value-type="date">
            <text:p>29.03.2004</text:p>
          </table:table-cell>
          <table:table-cell table:style-name="ce26" table:formula="of:=[.$C$11]+INT(RAND()*([.$C$12]-[.$C$11]))" office:value-type="date" office:date-value="1994-07-23" calcext:value-type="date">
            <text:p>23.07.1994</text:p>
          </table:table-cell>
          <table:table-cell table:style-name="ce25" table:formula="of:=INFO.OBBA.OBBA.OBMAKE(&quot;date-&quot;&amp;COLUMN()&amp;&quot;-&quot;&amp;ROW();&quot;LocalDate&quot;;[.E435])" office:value-type="string" office:string-value="date-7-435 &#10;[24361]" calcext:value-type="string">
            <text:p>date-7-435 </text:p>
            <text:p>[24361]</text:p>
          </table:table-cell>
          <table:table-cell table:style-name="ce25" table:formula="of:=INFO.OBBA.OBBA.OBMAKE(&quot;date-&quot;&amp;COLUMN()&amp;&quot;-&quot;&amp;ROW();&quot;LocalDate&quot;;[.F435])" office:value-type="string" office:string-value="date-8-435 &#10;[24860]" calcext:value-type="string">
            <text:p>date-8-435 </text:p>
            <text:p>[24860]</text:p>
          </table:table-cell>
          <table:table-cell/>
          <table:table-cell table:formula="of:=INFO.OBBA.OBBA.OBGET(INFO.OBBA.OBBA.OBCALL(&quot;&quot;;[.$B$15];&quot;getDaycountFraction&quot;;[.G435];[.H435]))" office:value-type="float" office:value="-9.825" calcext:value-type="float">
            <text:p>-9,825</text:p>
          </table:table-cell>
          <table:table-cell table:style-name="ce37" table:formula="of:=(YEARFRAC([.E435];[.F435];[.$C$9]))" office:value-type="float" office:value="9.825" calcext:value-type="float">
            <text:p>9,825</text:p>
          </table:table-cell>
          <table:table-cell table:formula="of:=ABS([.J435])-[.K43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6-14" calcext:value-type="date">
            <text:p>14.06.2009</text:p>
          </table:table-cell>
          <table:table-cell table:style-name="ce26" table:formula="of:=[.$C$11]+INT(RAND()*([.$C$12]-[.$C$11]))" office:value-type="date" office:date-value="2009-06-15" calcext:value-type="date">
            <text:p>15.06.2009</text:p>
          </table:table-cell>
          <table:table-cell table:style-name="ce25" table:formula="of:=INFO.OBBA.OBBA.OBMAKE(&quot;date-&quot;&amp;COLUMN()&amp;&quot;-&quot;&amp;ROW();&quot;LocalDate&quot;;[.E436])" office:value-type="string" office:string-value="date-7-436 &#10;[24362]" calcext:value-type="string">
            <text:p>date-7-436 </text:p>
            <text:p>[24362]</text:p>
          </table:table-cell>
          <table:table-cell table:style-name="ce25" table:formula="of:=INFO.OBBA.OBBA.OBMAKE(&quot;date-&quot;&amp;COLUMN()&amp;&quot;-&quot;&amp;ROW();&quot;LocalDate&quot;;[.F436])" office:value-type="string" office:string-value="date-8-436 &#10;[24861]" calcext:value-type="string">
            <text:p>date-8-436 </text:p>
            <text:p>[24861]</text:p>
          </table:table-cell>
          <table:table-cell/>
          <table:table-cell table:formula="of:=INFO.OBBA.OBBA.OBGET(INFO.OBBA.OBBA.OBCALL(&quot;&quot;;[.$B$15];&quot;getDaycountFraction&quot;;[.G436];[.H436]))" office:value-type="float" office:value="0.00277777777777778" calcext:value-type="float">
            <text:p>0,003</text:p>
          </table:table-cell>
          <table:table-cell table:style-name="ce37" table:formula="of:=(YEARFRAC([.E436];[.F436];[.$C$9]))" office:value-type="float" office:value="0.00277777777777778" calcext:value-type="float">
            <text:p>0,003</text:p>
          </table:table-cell>
          <table:table-cell table:formula="of:=ABS([.J436])-[.K43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9-04" calcext:value-type="date">
            <text:p>04.09.1993</text:p>
          </table:table-cell>
          <table:table-cell table:style-name="ce26" table:formula="of:=[.$C$11]+INT(RAND()*([.$C$12]-[.$C$11]))" office:value-type="date" office:date-value="2009-01-08" calcext:value-type="date">
            <text:p>08.01.2009</text:p>
          </table:table-cell>
          <table:table-cell table:style-name="ce25" table:formula="of:=INFO.OBBA.OBBA.OBMAKE(&quot;date-&quot;&amp;COLUMN()&amp;&quot;-&quot;&amp;ROW();&quot;LocalDate&quot;;[.E437])" office:value-type="string" office:string-value="date-7-437 &#10;[24363]" calcext:value-type="string">
            <text:p>date-7-437 </text:p>
            <text:p>[24363]</text:p>
          </table:table-cell>
          <table:table-cell table:style-name="ce25" table:formula="of:=INFO.OBBA.OBBA.OBMAKE(&quot;date-&quot;&amp;COLUMN()&amp;&quot;-&quot;&amp;ROW();&quot;LocalDate&quot;;[.F437])" office:value-type="string" office:string-value="date-8-437 &#10;[24862]" calcext:value-type="string">
            <text:p>date-8-437 </text:p>
            <text:p>[24862]</text:p>
          </table:table-cell>
          <table:table-cell/>
          <table:table-cell table:formula="of:=INFO.OBBA.OBBA.OBGET(INFO.OBBA.OBBA.OBCALL(&quot;&quot;;[.$B$15];&quot;getDaycountFraction&quot;;[.G437];[.H437]))" office:value-type="float" office:value="15.5694444444444" calcext:value-type="float">
            <text:p>15,569</text:p>
          </table:table-cell>
          <table:table-cell table:style-name="ce37" table:formula="of:=(YEARFRAC([.E437];[.F437];[.$C$9]))" office:value-type="float" office:value="15.5694444444444" calcext:value-type="float">
            <text:p>15,569</text:p>
          </table:table-cell>
          <table:table-cell table:formula="of:=ABS([.J437])-[.K43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0-04-22" calcext:value-type="date">
            <text:p>22.04.2000</text:p>
          </table:table-cell>
          <table:table-cell table:style-name="ce26" table:formula="of:=[.$C$11]+INT(RAND()*([.$C$12]-[.$C$11]))" office:value-type="date" office:date-value="2012-11-12" calcext:value-type="date">
            <text:p>12.11.2012</text:p>
          </table:table-cell>
          <table:table-cell table:style-name="ce25" table:formula="of:=INFO.OBBA.OBBA.OBMAKE(&quot;date-&quot;&amp;COLUMN()&amp;&quot;-&quot;&amp;ROW();&quot;LocalDate&quot;;[.E438])" office:value-type="string" office:string-value="date-7-438 &#10;[24364]" calcext:value-type="string">
            <text:p>date-7-438 </text:p>
            <text:p>[24364]</text:p>
          </table:table-cell>
          <table:table-cell table:style-name="ce25" table:formula="of:=INFO.OBBA.OBBA.OBMAKE(&quot;date-&quot;&amp;COLUMN()&amp;&quot;-&quot;&amp;ROW();&quot;LocalDate&quot;;[.F438])" office:value-type="string" office:string-value="date-8-438 &#10;[24863]" calcext:value-type="string">
            <text:p>date-8-438 </text:p>
            <text:p>[24863]</text:p>
          </table:table-cell>
          <table:table-cell/>
          <table:table-cell table:formula="of:=INFO.OBBA.OBBA.OBGET(INFO.OBBA.OBBA.OBCALL(&quot;&quot;;[.$B$15];&quot;getDaycountFraction&quot;;[.G438];[.H438]))" office:value-type="float" office:value="12.7416666666667" calcext:value-type="float">
            <text:p>12,742</text:p>
          </table:table-cell>
          <table:table-cell table:style-name="ce37" table:formula="of:=(YEARFRAC([.E438];[.F438];[.$C$9]))" office:value-type="float" office:value="12.7416666666667" calcext:value-type="float">
            <text:p>12,742</text:p>
          </table:table-cell>
          <table:table-cell table:formula="of:=ABS([.J438])-[.K43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12-12" calcext:value-type="date">
            <text:p>12.12.2009</text:p>
          </table:table-cell>
          <table:table-cell table:style-name="ce26" table:formula="of:=[.$C$11]+INT(RAND()*([.$C$12]-[.$C$11]))" office:value-type="date" office:date-value="2019-08-21" calcext:value-type="date">
            <text:p>21.08.2019</text:p>
          </table:table-cell>
          <table:table-cell table:style-name="ce25" table:formula="of:=INFO.OBBA.OBBA.OBMAKE(&quot;date-&quot;&amp;COLUMN()&amp;&quot;-&quot;&amp;ROW();&quot;LocalDate&quot;;[.E439])" office:value-type="string" office:string-value="date-7-439 &#10;[24365]" calcext:value-type="string">
            <text:p>date-7-439 </text:p>
            <text:p>[24365]</text:p>
          </table:table-cell>
          <table:table-cell table:style-name="ce25" table:formula="of:=INFO.OBBA.OBBA.OBMAKE(&quot;date-&quot;&amp;COLUMN()&amp;&quot;-&quot;&amp;ROW();&quot;LocalDate&quot;;[.F439])" office:value-type="string" office:string-value="date-8-439 &#10;[24864]" calcext:value-type="string">
            <text:p>date-8-439 </text:p>
            <text:p>[24864]</text:p>
          </table:table-cell>
          <table:table-cell/>
          <table:table-cell table:formula="of:=INFO.OBBA.OBBA.OBGET(INFO.OBBA.OBBA.OBCALL(&quot;&quot;;[.$B$15];&quot;getDaycountFraction&quot;;[.G439];[.H439]))" office:value-type="float" office:value="9.83055555555556" calcext:value-type="float">
            <text:p>9,831</text:p>
          </table:table-cell>
          <table:table-cell table:style-name="ce37" table:formula="of:=(YEARFRAC([.E439];[.F439];[.$C$9]))" office:value-type="float" office:value="9.83055555555556" calcext:value-type="float">
            <text:p>9,831</text:p>
          </table:table-cell>
          <table:table-cell table:formula="of:=ABS([.J439])-[.K43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12-24" calcext:value-type="date">
            <text:p>24.12.1992</text:p>
          </table:table-cell>
          <table:table-cell table:style-name="ce26" table:formula="of:=[.$C$11]+INT(RAND()*([.$C$12]-[.$C$11]))" office:value-type="date" office:date-value="1989-07-20" calcext:value-type="date">
            <text:p>20.07.1989</text:p>
          </table:table-cell>
          <table:table-cell table:style-name="ce25" table:formula="of:=INFO.OBBA.OBBA.OBMAKE(&quot;date-&quot;&amp;COLUMN()&amp;&quot;-&quot;&amp;ROW();&quot;LocalDate&quot;;[.E440])" office:value-type="string" office:string-value="date-7-440 &#10;[24366]" calcext:value-type="string">
            <text:p>date-7-440 </text:p>
            <text:p>[24366]</text:p>
          </table:table-cell>
          <table:table-cell table:style-name="ce25" table:formula="of:=INFO.OBBA.OBBA.OBMAKE(&quot;date-&quot;&amp;COLUMN()&amp;&quot;-&quot;&amp;ROW();&quot;LocalDate&quot;;[.F440])" office:value-type="string" office:string-value="date-8-440 &#10;[24865]" calcext:value-type="string">
            <text:p>date-8-440 </text:p>
            <text:p>[24865]</text:p>
          </table:table-cell>
          <table:table-cell/>
          <table:table-cell table:formula="of:=INFO.OBBA.OBBA.OBGET(INFO.OBBA.OBBA.OBCALL(&quot;&quot;;[.$B$15];&quot;getDaycountFraction&quot;;[.G440];[.H440]))" office:value-type="float" office:value="-3.48055555555556" calcext:value-type="float">
            <text:p>-3,481</text:p>
          </table:table-cell>
          <table:table-cell table:style-name="ce37" table:formula="of:=(YEARFRAC([.E440];[.F440];[.$C$9]))" office:value-type="float" office:value="3.48055555555556" calcext:value-type="float">
            <text:p>3,481</text:p>
          </table:table-cell>
          <table:table-cell table:formula="of:=ABS([.J440])-[.K44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08-12" calcext:value-type="date">
            <text:p>12.08.2008</text:p>
          </table:table-cell>
          <table:table-cell table:style-name="ce26" table:formula="of:=[.$C$11]+INT(RAND()*([.$C$12]-[.$C$11]))" office:value-type="date" office:date-value="2006-08-03" calcext:value-type="date">
            <text:p>03.08.2006</text:p>
          </table:table-cell>
          <table:table-cell table:style-name="ce25" table:formula="of:=INFO.OBBA.OBBA.OBMAKE(&quot;date-&quot;&amp;COLUMN()&amp;&quot;-&quot;&amp;ROW();&quot;LocalDate&quot;;[.E441])" office:value-type="string" office:string-value="date-7-441 &#10;[24367]" calcext:value-type="string">
            <text:p>date-7-441 </text:p>
            <text:p>[24367]</text:p>
          </table:table-cell>
          <table:table-cell table:style-name="ce25" table:formula="of:=INFO.OBBA.OBBA.OBMAKE(&quot;date-&quot;&amp;COLUMN()&amp;&quot;-&quot;&amp;ROW();&quot;LocalDate&quot;;[.F441])" office:value-type="string" office:string-value="date-8-441 &#10;[24866]" calcext:value-type="string">
            <text:p>date-8-441 </text:p>
            <text:p>[24866]</text:p>
          </table:table-cell>
          <table:table-cell/>
          <table:table-cell table:formula="of:=INFO.OBBA.OBBA.OBGET(INFO.OBBA.OBBA.OBCALL(&quot;&quot;;[.$B$15];&quot;getDaycountFraction&quot;;[.G441];[.H441]))" office:value-type="float" office:value="-2.05555555555556" calcext:value-type="float">
            <text:p>-2,056</text:p>
          </table:table-cell>
          <table:table-cell table:style-name="ce37" table:formula="of:=(YEARFRAC([.E441];[.F441];[.$C$9]))" office:value-type="float" office:value="2.05555555555556" calcext:value-type="float">
            <text:p>2,056</text:p>
          </table:table-cell>
          <table:table-cell table:formula="of:=ABS([.J441])-[.K44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6-01-10" calcext:value-type="date">
            <text:p>10.01.1986</text:p>
          </table:table-cell>
          <table:table-cell table:style-name="ce26" table:formula="of:=[.$C$11]+INT(RAND()*([.$C$12]-[.$C$11]))" office:value-type="date" office:date-value="2005-08-12" calcext:value-type="date">
            <text:p>12.08.2005</text:p>
          </table:table-cell>
          <table:table-cell table:style-name="ce25" table:formula="of:=INFO.OBBA.OBBA.OBMAKE(&quot;date-&quot;&amp;COLUMN()&amp;&quot;-&quot;&amp;ROW();&quot;LocalDate&quot;;[.E442])" office:value-type="string" office:string-value="date-7-442 &#10;[24368]" calcext:value-type="string">
            <text:p>date-7-442 </text:p>
            <text:p>[24368]</text:p>
          </table:table-cell>
          <table:table-cell table:style-name="ce25" table:formula="of:=INFO.OBBA.OBBA.OBMAKE(&quot;date-&quot;&amp;COLUMN()&amp;&quot;-&quot;&amp;ROW();&quot;LocalDate&quot;;[.F442])" office:value-type="string" office:string-value="date-8-442 &#10;[24867]" calcext:value-type="string">
            <text:p>date-8-442 </text:p>
            <text:p>[24867]</text:p>
          </table:table-cell>
          <table:table-cell/>
          <table:table-cell table:formula="of:=INFO.OBBA.OBBA.OBGET(INFO.OBBA.OBBA.OBCALL(&quot;&quot;;[.$B$15];&quot;getDaycountFraction&quot;;[.G442];[.H442]))" office:value-type="float" office:value="19.8722222222222" calcext:value-type="float">
            <text:p>19,872</text:p>
          </table:table-cell>
          <table:table-cell table:style-name="ce37" table:formula="of:=(YEARFRAC([.E442];[.F442];[.$C$9]))" office:value-type="float" office:value="19.8722222222222" calcext:value-type="float">
            <text:p>19,872</text:p>
          </table:table-cell>
          <table:table-cell table:formula="of:=ABS([.J442])-[.K44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2-11-16" calcext:value-type="date">
            <text:p>16.11.2022</text:p>
          </table:table-cell>
          <table:table-cell table:style-name="ce26" table:formula="of:=[.$C$11]+INT(RAND()*([.$C$12]-[.$C$11]))" office:value-type="date" office:date-value="1999-07-17" calcext:value-type="date">
            <text:p>17.07.1999</text:p>
          </table:table-cell>
          <table:table-cell table:style-name="ce25" table:formula="of:=INFO.OBBA.OBBA.OBMAKE(&quot;date-&quot;&amp;COLUMN()&amp;&quot;-&quot;&amp;ROW();&quot;LocalDate&quot;;[.E443])" office:value-type="string" office:string-value="date-7-443 &#10;[24369]" calcext:value-type="string">
            <text:p>date-7-443 </text:p>
            <text:p>[24369]</text:p>
          </table:table-cell>
          <table:table-cell table:style-name="ce25" table:formula="of:=INFO.OBBA.OBBA.OBMAKE(&quot;date-&quot;&amp;COLUMN()&amp;&quot;-&quot;&amp;ROW();&quot;LocalDate&quot;;[.F443])" office:value-type="string" office:string-value="date-8-443 &#10;[24868]" calcext:value-type="string">
            <text:p>date-8-443 </text:p>
            <text:p>[24868]</text:p>
          </table:table-cell>
          <table:table-cell/>
          <table:table-cell table:formula="of:=INFO.OBBA.OBBA.OBGET(INFO.OBBA.OBBA.OBCALL(&quot;&quot;;[.$B$15];&quot;getDaycountFraction&quot;;[.G443];[.H443]))" office:value-type="float" office:value="-23.675" calcext:value-type="float">
            <text:p>-23,675</text:p>
          </table:table-cell>
          <table:table-cell table:style-name="ce37" table:formula="of:=(YEARFRAC([.E443];[.F443];[.$C$9]))" office:value-type="float" office:value="23.675" calcext:value-type="float">
            <text:p>23,675</text:p>
          </table:table-cell>
          <table:table-cell table:formula="of:=ABS([.J443])-[.K44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1-01" calcext:value-type="date">
            <text:p>01.01.2001</text:p>
          </table:table-cell>
          <table:table-cell table:style-name="ce26" table:formula="of:=[.$C$11]+INT(RAND()*([.$C$12]-[.$C$11]))" office:value-type="date" office:date-value="2005-09-11" calcext:value-type="date">
            <text:p>11.09.2005</text:p>
          </table:table-cell>
          <table:table-cell table:style-name="ce25" table:formula="of:=INFO.OBBA.OBBA.OBMAKE(&quot;date-&quot;&amp;COLUMN()&amp;&quot;-&quot;&amp;ROW();&quot;LocalDate&quot;;[.E444])" office:value-type="string" office:string-value="date-7-444 &#10;[24370]" calcext:value-type="string">
            <text:p>date-7-444 </text:p>
            <text:p>[24370]</text:p>
          </table:table-cell>
          <table:table-cell table:style-name="ce25" table:formula="of:=INFO.OBBA.OBBA.OBMAKE(&quot;date-&quot;&amp;COLUMN()&amp;&quot;-&quot;&amp;ROW();&quot;LocalDate&quot;;[.F444])" office:value-type="string" office:string-value="date-8-444 &#10;[24869]" calcext:value-type="string">
            <text:p>date-8-444 </text:p>
            <text:p>[24869]</text:p>
          </table:table-cell>
          <table:table-cell/>
          <table:table-cell table:formula="of:=INFO.OBBA.OBBA.OBGET(INFO.OBBA.OBBA.OBCALL(&quot;&quot;;[.$B$15];&quot;getDaycountFraction&quot;;[.G444];[.H444]))" office:value-type="float" office:value="4.76111111111111" calcext:value-type="float">
            <text:p>4,761</text:p>
          </table:table-cell>
          <table:table-cell table:style-name="ce37" table:formula="of:=(YEARFRAC([.E444];[.F444];[.$C$9]))" office:value-type="float" office:value="4.76111111111111" calcext:value-type="float">
            <text:p>4,761</text:p>
          </table:table-cell>
          <table:table-cell table:formula="of:=ABS([.J444])-[.K44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0-04" calcext:value-type="date">
            <text:p>04.10.2015</text:p>
          </table:table-cell>
          <table:table-cell table:style-name="ce26" table:formula="of:=[.$C$11]+INT(RAND()*([.$C$12]-[.$C$11]))" office:value-type="date" office:date-value="1998-10-04" calcext:value-type="date">
            <text:p>04.10.1998</text:p>
          </table:table-cell>
          <table:table-cell table:style-name="ce25" table:formula="of:=INFO.OBBA.OBBA.OBMAKE(&quot;date-&quot;&amp;COLUMN()&amp;&quot;-&quot;&amp;ROW();&quot;LocalDate&quot;;[.E445])" office:value-type="string" office:string-value="date-7-445 &#10;[24371]" calcext:value-type="string">
            <text:p>date-7-445 </text:p>
            <text:p>[24371]</text:p>
          </table:table-cell>
          <table:table-cell table:style-name="ce25" table:formula="of:=INFO.OBBA.OBBA.OBMAKE(&quot;date-&quot;&amp;COLUMN()&amp;&quot;-&quot;&amp;ROW();&quot;LocalDate&quot;;[.F445])" office:value-type="string" office:string-value="date-8-445 &#10;[24870]" calcext:value-type="string">
            <text:p>date-8-445 </text:p>
            <text:p>[24870]</text:p>
          </table:table-cell>
          <table:table-cell/>
          <table:table-cell table:formula="of:=INFO.OBBA.OBBA.OBGET(INFO.OBBA.OBBA.OBCALL(&quot;&quot;;[.$B$15];&quot;getDaycountFraction&quot;;[.G445];[.H445]))" office:value-type="float" office:value="-17.2472222222222" calcext:value-type="float">
            <text:p>-17,247</text:p>
          </table:table-cell>
          <table:table-cell table:style-name="ce37" table:formula="of:=(YEARFRAC([.E445];[.F445];[.$C$9]))" office:value-type="float" office:value="17.2472222222222" calcext:value-type="float">
            <text:p>17,247</text:p>
          </table:table-cell>
          <table:table-cell table:formula="of:=ABS([.J445])-[.K44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8-11-14" calcext:value-type="date">
            <text:p>14.11.1988</text:p>
          </table:table-cell>
          <table:table-cell table:style-name="ce26" table:formula="of:=[.$C$11]+INT(RAND()*([.$C$12]-[.$C$11]))" office:value-type="date" office:date-value="1986-06-27" calcext:value-type="date">
            <text:p>27.06.1986</text:p>
          </table:table-cell>
          <table:table-cell table:style-name="ce25" table:formula="of:=INFO.OBBA.OBBA.OBMAKE(&quot;date-&quot;&amp;COLUMN()&amp;&quot;-&quot;&amp;ROW();&quot;LocalDate&quot;;[.E446])" office:value-type="string" office:string-value="date-7-446 &#10;[24372]" calcext:value-type="string">
            <text:p>date-7-446 </text:p>
            <text:p>[24372]</text:p>
          </table:table-cell>
          <table:table-cell table:style-name="ce25" table:formula="of:=INFO.OBBA.OBBA.OBMAKE(&quot;date-&quot;&amp;COLUMN()&amp;&quot;-&quot;&amp;ROW();&quot;LocalDate&quot;;[.F446])" office:value-type="string" office:string-value="date-8-446 &#10;[24871]" calcext:value-type="string">
            <text:p>date-8-446 </text:p>
            <text:p>[24871]</text:p>
          </table:table-cell>
          <table:table-cell/>
          <table:table-cell table:formula="of:=INFO.OBBA.OBBA.OBGET(INFO.OBBA.OBBA.OBCALL(&quot;&quot;;[.$B$15];&quot;getDaycountFraction&quot;;[.G446];[.H446]))" office:value-type="float" office:value="-2.41944444444444" calcext:value-type="float">
            <text:p>-2,419</text:p>
          </table:table-cell>
          <table:table-cell table:style-name="ce37" table:formula="of:=(YEARFRAC([.E446];[.F446];[.$C$9]))" office:value-type="float" office:value="2.41944444444444" calcext:value-type="float">
            <text:p>2,419</text:p>
          </table:table-cell>
          <table:table-cell table:formula="of:=ABS([.J446])-[.K44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6-08" calcext:value-type="date">
            <text:p>08.06.1992</text:p>
          </table:table-cell>
          <table:table-cell table:style-name="ce26" table:formula="of:=[.$C$11]+INT(RAND()*([.$C$12]-[.$C$11]))" office:value-type="date" office:date-value="2025-03-15" calcext:value-type="date">
            <text:p>15.03.2025</text:p>
          </table:table-cell>
          <table:table-cell table:style-name="ce25" table:formula="of:=INFO.OBBA.OBBA.OBMAKE(&quot;date-&quot;&amp;COLUMN()&amp;&quot;-&quot;&amp;ROW();&quot;LocalDate&quot;;[.E447])" office:value-type="string" office:string-value="date-7-447 &#10;[24373]" calcext:value-type="string">
            <text:p>date-7-447 </text:p>
            <text:p>[24373]</text:p>
          </table:table-cell>
          <table:table-cell table:style-name="ce25" table:formula="of:=INFO.OBBA.OBBA.OBMAKE(&quot;date-&quot;&amp;COLUMN()&amp;&quot;-&quot;&amp;ROW();&quot;LocalDate&quot;;[.F447])" office:value-type="string" office:string-value="date-8-447 &#10;[24872]" calcext:value-type="string">
            <text:p>date-8-447 </text:p>
            <text:p>[24872]</text:p>
          </table:table-cell>
          <table:table-cell/>
          <table:table-cell table:formula="of:=INFO.OBBA.OBBA.OBGET(INFO.OBBA.OBBA.OBCALL(&quot;&quot;;[.$B$15];&quot;getDaycountFraction&quot;;[.G447];[.H447]))" office:value-type="float" office:value="33.2444444444444" calcext:value-type="float">
            <text:p>33,244</text:p>
          </table:table-cell>
          <table:table-cell table:style-name="ce37" table:formula="of:=(YEARFRAC([.E447];[.F447];[.$C$9]))" office:value-type="float" office:value="33.2444444444444" calcext:value-type="float">
            <text:p>33,244</text:p>
          </table:table-cell>
          <table:table-cell table:formula="of:=ABS([.J447])-[.K44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4-09" calcext:value-type="date">
            <text:p>09.04.1987</text:p>
          </table:table-cell>
          <table:table-cell table:style-name="ce26" table:formula="of:=[.$C$11]+INT(RAND()*([.$C$12]-[.$C$11]))" office:value-type="date" office:date-value="1999-08-30" calcext:value-type="date">
            <text:p>30.08.1999</text:p>
          </table:table-cell>
          <table:table-cell table:style-name="ce25" table:formula="of:=INFO.OBBA.OBBA.OBMAKE(&quot;date-&quot;&amp;COLUMN()&amp;&quot;-&quot;&amp;ROW();&quot;LocalDate&quot;;[.E448])" office:value-type="string" office:string-value="date-7-448 &#10;[24374]" calcext:value-type="string">
            <text:p>date-7-448 </text:p>
            <text:p>[24374]</text:p>
          </table:table-cell>
          <table:table-cell table:style-name="ce25" table:formula="of:=INFO.OBBA.OBBA.OBMAKE(&quot;date-&quot;&amp;COLUMN()&amp;&quot;-&quot;&amp;ROW();&quot;LocalDate&quot;;[.F448])" office:value-type="string" office:string-value="date-8-448 &#10;[24873]" calcext:value-type="string">
            <text:p>date-8-448 </text:p>
            <text:p>[24873]</text:p>
          </table:table-cell>
          <table:table-cell/>
          <table:table-cell table:formula="of:=INFO.OBBA.OBBA.OBGET(INFO.OBBA.OBBA.OBCALL(&quot;&quot;;[.$B$15];&quot;getDaycountFraction&quot;;[.G448];[.H448]))" office:value-type="float" office:value="12.5722222222222" calcext:value-type="float">
            <text:p>12,572</text:p>
          </table:table-cell>
          <table:table-cell table:style-name="ce37" table:formula="of:=(YEARFRAC([.E448];[.F448];[.$C$9]))" office:value-type="float" office:value="12.5722222222222" calcext:value-type="float">
            <text:p>12,572</text:p>
          </table:table-cell>
          <table:table-cell table:formula="of:=ABS([.J448])-[.K44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1-10-08" calcext:value-type="date">
            <text:p>08.10.2021</text:p>
          </table:table-cell>
          <table:table-cell table:style-name="ce26" table:formula="of:=[.$C$11]+INT(RAND()*([.$C$12]-[.$C$11]))" office:value-type="date" office:date-value="1992-10-10" calcext:value-type="date">
            <text:p>10.10.1992</text:p>
          </table:table-cell>
          <table:table-cell table:style-name="ce25" table:formula="of:=INFO.OBBA.OBBA.OBMAKE(&quot;date-&quot;&amp;COLUMN()&amp;&quot;-&quot;&amp;ROW();&quot;LocalDate&quot;;[.E449])" office:value-type="string" office:string-value="date-7-449 &#10;[24375]" calcext:value-type="string">
            <text:p>date-7-449 </text:p>
            <text:p>[24375]</text:p>
          </table:table-cell>
          <table:table-cell table:style-name="ce25" table:formula="of:=INFO.OBBA.OBBA.OBMAKE(&quot;date-&quot;&amp;COLUMN()&amp;&quot;-&quot;&amp;ROW();&quot;LocalDate&quot;;[.F449])" office:value-type="string" office:string-value="date-8-449 &#10;[24874]" calcext:value-type="string">
            <text:p>date-8-449 </text:p>
            <text:p>[24874]</text:p>
          </table:table-cell>
          <table:table-cell/>
          <table:table-cell table:formula="of:=INFO.OBBA.OBBA.OBGET(INFO.OBBA.OBBA.OBCALL(&quot;&quot;;[.$B$15];&quot;getDaycountFraction&quot;;[.G449];[.H449]))" office:value-type="float" office:value="-29.4166666666667" calcext:value-type="float">
            <text:p>-29,417</text:p>
          </table:table-cell>
          <table:table-cell table:style-name="ce37" table:formula="of:=(YEARFRAC([.E449];[.F449];[.$C$9]))" office:value-type="float" office:value="29.4166666666667" calcext:value-type="float">
            <text:p>29,417</text:p>
          </table:table-cell>
          <table:table-cell table:formula="of:=ABS([.J449])-[.K44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1-28" calcext:value-type="date">
            <text:p>28.01.2009</text:p>
          </table:table-cell>
          <table:table-cell table:style-name="ce26" table:formula="of:=[.$C$11]+INT(RAND()*([.$C$12]-[.$C$11]))" office:value-type="date" office:date-value="2009-08-01" calcext:value-type="date">
            <text:p>01.08.2009</text:p>
          </table:table-cell>
          <table:table-cell table:style-name="ce25" table:formula="of:=INFO.OBBA.OBBA.OBMAKE(&quot;date-&quot;&amp;COLUMN()&amp;&quot;-&quot;&amp;ROW();&quot;LocalDate&quot;;[.E450])" office:value-type="string" office:string-value="date-7-450 &#10;[24376]" calcext:value-type="string">
            <text:p>date-7-450 </text:p>
            <text:p>[24376]</text:p>
          </table:table-cell>
          <table:table-cell table:style-name="ce25" table:formula="of:=INFO.OBBA.OBBA.OBMAKE(&quot;date-&quot;&amp;COLUMN()&amp;&quot;-&quot;&amp;ROW();&quot;LocalDate&quot;;[.F450])" office:value-type="string" office:string-value="date-8-450 &#10;[24875]" calcext:value-type="string">
            <text:p>date-8-450 </text:p>
            <text:p>[24875]</text:p>
          </table:table-cell>
          <table:table-cell/>
          <table:table-cell table:formula="of:=INFO.OBBA.OBBA.OBGET(INFO.OBBA.OBBA.OBCALL(&quot;&quot;;[.$B$15];&quot;getDaycountFraction&quot;;[.G450];[.H450]))" office:value-type="float" office:value="0.513888888888889" calcext:value-type="float">
            <text:p>0,514</text:p>
          </table:table-cell>
          <table:table-cell table:style-name="ce37" table:formula="of:=(YEARFRAC([.E450];[.F450];[.$C$9]))" office:value-type="float" office:value="0.513888888888889" calcext:value-type="float">
            <text:p>0,514</text:p>
          </table:table-cell>
          <table:table-cell table:formula="of:=ABS([.J450])-[.K45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9-01" calcext:value-type="date">
            <text:p>01.09.2010</text:p>
          </table:table-cell>
          <table:table-cell table:style-name="ce26" table:formula="of:=[.$C$11]+INT(RAND()*([.$C$12]-[.$C$11]))" office:value-type="date" office:date-value="1998-11-10" calcext:value-type="date">
            <text:p>10.11.1998</text:p>
          </table:table-cell>
          <table:table-cell table:style-name="ce25" table:formula="of:=INFO.OBBA.OBBA.OBMAKE(&quot;date-&quot;&amp;COLUMN()&amp;&quot;-&quot;&amp;ROW();&quot;LocalDate&quot;;[.E451])" office:value-type="string" office:string-value="date-7-451 &#10;[24377]" calcext:value-type="string">
            <text:p>date-7-451 </text:p>
            <text:p>[24377]</text:p>
          </table:table-cell>
          <table:table-cell table:style-name="ce25" table:formula="of:=INFO.OBBA.OBBA.OBMAKE(&quot;date-&quot;&amp;COLUMN()&amp;&quot;-&quot;&amp;ROW();&quot;LocalDate&quot;;[.F451])" office:value-type="string" office:string-value="date-8-451 &#10;[24876]" calcext:value-type="string">
            <text:p>date-8-451 </text:p>
            <text:p>[24876]</text:p>
          </table:table-cell>
          <table:table-cell/>
          <table:table-cell table:formula="of:=INFO.OBBA.OBBA.OBGET(INFO.OBBA.OBBA.OBCALL(&quot;&quot;;[.$B$15];&quot;getDaycountFraction&quot;;[.G451];[.H451]))" office:value-type="float" office:value="-11.9805555555556" calcext:value-type="float">
            <text:p>-11,981</text:p>
          </table:table-cell>
          <table:table-cell table:style-name="ce37" table:formula="of:=(YEARFRAC([.E451];[.F451];[.$C$9]))" office:value-type="float" office:value="11.9805555555556" calcext:value-type="float">
            <text:p>11,981</text:p>
          </table:table-cell>
          <table:table-cell table:formula="of:=ABS([.J451])-[.K45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5-01-20" calcext:value-type="date">
            <text:p>20.01.2025</text:p>
          </table:table-cell>
          <table:table-cell table:style-name="ce26" table:formula="of:=[.$C$11]+INT(RAND()*([.$C$12]-[.$C$11]))" office:value-type="date" office:date-value="1989-11-06" calcext:value-type="date">
            <text:p>06.11.1989</text:p>
          </table:table-cell>
          <table:table-cell table:style-name="ce25" table:formula="of:=INFO.OBBA.OBBA.OBMAKE(&quot;date-&quot;&amp;COLUMN()&amp;&quot;-&quot;&amp;ROW();&quot;LocalDate&quot;;[.E452])" office:value-type="string" office:string-value="date-7-452 &#10;[24378]" calcext:value-type="string">
            <text:p>date-7-452 </text:p>
            <text:p>[24378]</text:p>
          </table:table-cell>
          <table:table-cell table:style-name="ce25" table:formula="of:=INFO.OBBA.OBBA.OBMAKE(&quot;date-&quot;&amp;COLUMN()&amp;&quot;-&quot;&amp;ROW();&quot;LocalDate&quot;;[.F452])" office:value-type="string" office:string-value="date-8-452 &#10;[24877]" calcext:value-type="string">
            <text:p>date-8-452 </text:p>
            <text:p>[24877]</text:p>
          </table:table-cell>
          <table:table-cell/>
          <table:table-cell table:formula="of:=INFO.OBBA.OBBA.OBGET(INFO.OBBA.OBBA.OBCALL(&quot;&quot;;[.$B$15];&quot;getDaycountFraction&quot;;[.G452];[.H452]))" office:value-type="float" office:value="-35.7194444444444" calcext:value-type="float">
            <text:p>-35,719</text:p>
          </table:table-cell>
          <table:table-cell table:style-name="ce37" table:formula="of:=(YEARFRAC([.E452];[.F452];[.$C$9]))" office:value-type="float" office:value="35.7194444444444" calcext:value-type="float">
            <text:p>35,719</text:p>
          </table:table-cell>
          <table:table-cell table:formula="of:=ABS([.J452])-[.K45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0-07-16" calcext:value-type="date">
            <text:p>16.07.2010</text:p>
          </table:table-cell>
          <table:table-cell table:style-name="ce26" table:formula="of:=[.$C$11]+INT(RAND()*([.$C$12]-[.$C$11]))" office:value-type="date" office:date-value="2013-05-17" calcext:value-type="date">
            <text:p>17.05.2013</text:p>
          </table:table-cell>
          <table:table-cell table:style-name="ce25" table:formula="of:=INFO.OBBA.OBBA.OBMAKE(&quot;date-&quot;&amp;COLUMN()&amp;&quot;-&quot;&amp;ROW();&quot;LocalDate&quot;;[.E453])" office:value-type="string" office:string-value="date-7-453 &#10;[24379]" calcext:value-type="string">
            <text:p>date-7-453 </text:p>
            <text:p>[24379]</text:p>
          </table:table-cell>
          <table:table-cell table:style-name="ce25" table:formula="of:=INFO.OBBA.OBBA.OBMAKE(&quot;date-&quot;&amp;COLUMN()&amp;&quot;-&quot;&amp;ROW();&quot;LocalDate&quot;;[.F453])" office:value-type="string" office:string-value="date-8-453 &#10;[24878]" calcext:value-type="string">
            <text:p>date-8-453 </text:p>
            <text:p>[24878]</text:p>
          </table:table-cell>
          <table:table-cell/>
          <table:table-cell table:formula="of:=INFO.OBBA.OBBA.OBGET(INFO.OBBA.OBBA.OBCALL(&quot;&quot;;[.$B$15];&quot;getDaycountFraction&quot;;[.G453];[.H453]))" office:value-type="float" office:value="2.87777777777778" calcext:value-type="float">
            <text:p>2,878</text:p>
          </table:table-cell>
          <table:table-cell table:style-name="ce37" table:formula="of:=(YEARFRAC([.E453];[.F453];[.$C$9]))" office:value-type="float" office:value="2.87777777777778" calcext:value-type="float">
            <text:p>2,878</text:p>
          </table:table-cell>
          <table:table-cell table:formula="of:=ABS([.J453])-[.K45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9-21" calcext:value-type="date">
            <text:p>21.09.1981</text:p>
          </table:table-cell>
          <table:table-cell table:style-name="ce26" table:formula="of:=[.$C$11]+INT(RAND()*([.$C$12]-[.$C$11]))" office:value-type="date" office:date-value="2022-12-04" calcext:value-type="date">
            <text:p>04.12.2022</text:p>
          </table:table-cell>
          <table:table-cell table:style-name="ce25" table:formula="of:=INFO.OBBA.OBBA.OBMAKE(&quot;date-&quot;&amp;COLUMN()&amp;&quot;-&quot;&amp;ROW();&quot;LocalDate&quot;;[.E454])" office:value-type="string" office:string-value="date-7-454 &#10;[24380]" calcext:value-type="string">
            <text:p>date-7-454 </text:p>
            <text:p>[24380]</text:p>
          </table:table-cell>
          <table:table-cell table:style-name="ce25" table:formula="of:=INFO.OBBA.OBBA.OBMAKE(&quot;date-&quot;&amp;COLUMN()&amp;&quot;-&quot;&amp;ROW();&quot;LocalDate&quot;;[.F454])" office:value-type="string" office:string-value="date-8-454 &#10;[24879]" calcext:value-type="string">
            <text:p>date-8-454 </text:p>
            <text:p>[24879]</text:p>
          </table:table-cell>
          <table:table-cell/>
          <table:table-cell table:formula="of:=INFO.OBBA.OBBA.OBGET(INFO.OBBA.OBBA.OBCALL(&quot;&quot;;[.$B$15];&quot;getDaycountFraction&quot;;[.G454];[.H454]))" office:value-type="float" office:value="41.8027777777778" calcext:value-type="float">
            <text:p>41,803</text:p>
          </table:table-cell>
          <table:table-cell table:style-name="ce37" table:formula="of:=(YEARFRAC([.E454];[.F454];[.$C$9]))" office:value-type="float" office:value="41.8027777777778" calcext:value-type="float">
            <text:p>41,803</text:p>
          </table:table-cell>
          <table:table-cell table:formula="of:=ABS([.J454])-[.K45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10-10" calcext:value-type="date">
            <text:p>10.10.1990</text:p>
          </table:table-cell>
          <table:table-cell table:style-name="ce26" table:formula="of:=[.$C$11]+INT(RAND()*([.$C$12]-[.$C$11]))" office:value-type="date" office:date-value="1982-01-18" calcext:value-type="date">
            <text:p>18.01.1982</text:p>
          </table:table-cell>
          <table:table-cell table:style-name="ce25" table:formula="of:=INFO.OBBA.OBBA.OBMAKE(&quot;date-&quot;&amp;COLUMN()&amp;&quot;-&quot;&amp;ROW();&quot;LocalDate&quot;;[.E455])" office:value-type="string" office:string-value="date-7-455 &#10;[24381]" calcext:value-type="string">
            <text:p>date-7-455 </text:p>
            <text:p>[24381]</text:p>
          </table:table-cell>
          <table:table-cell table:style-name="ce25" table:formula="of:=INFO.OBBA.OBBA.OBMAKE(&quot;date-&quot;&amp;COLUMN()&amp;&quot;-&quot;&amp;ROW();&quot;LocalDate&quot;;[.F455])" office:value-type="string" office:string-value="date-8-455 &#10;[24880]" calcext:value-type="string">
            <text:p>date-8-455 </text:p>
            <text:p>[24880]</text:p>
          </table:table-cell>
          <table:table-cell/>
          <table:table-cell table:formula="of:=INFO.OBBA.OBBA.OBGET(INFO.OBBA.OBBA.OBCALL(&quot;&quot;;[.$B$15];&quot;getDaycountFraction&quot;;[.G455];[.H455]))" office:value-type="float" office:value="-8.85277777777778" calcext:value-type="float">
            <text:p>-8,853</text:p>
          </table:table-cell>
          <table:table-cell table:style-name="ce37" table:formula="of:=(YEARFRAC([.E455];[.F455];[.$C$9]))" office:value-type="float" office:value="8.85277777777778" calcext:value-type="float">
            <text:p>8,853</text:p>
          </table:table-cell>
          <table:table-cell table:formula="of:=ABS([.J455])-[.K45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1-04-24" calcext:value-type="date">
            <text:p>24.04.2001</text:p>
          </table:table-cell>
          <table:table-cell table:style-name="ce26" table:formula="of:=[.$C$11]+INT(RAND()*([.$C$12]-[.$C$11]))" office:value-type="date" office:date-value="1991-07-30" calcext:value-type="date">
            <text:p>30.07.1991</text:p>
          </table:table-cell>
          <table:table-cell table:style-name="ce25" table:formula="of:=INFO.OBBA.OBBA.OBMAKE(&quot;date-&quot;&amp;COLUMN()&amp;&quot;-&quot;&amp;ROW();&quot;LocalDate&quot;;[.E456])" office:value-type="string" office:string-value="date-7-456 &#10;[24382]" calcext:value-type="string">
            <text:p>date-7-456 </text:p>
            <text:p>[24382]</text:p>
          </table:table-cell>
          <table:table-cell table:style-name="ce25" table:formula="of:=INFO.OBBA.OBBA.OBMAKE(&quot;date-&quot;&amp;COLUMN()&amp;&quot;-&quot;&amp;ROW();&quot;LocalDate&quot;;[.F456])" office:value-type="string" office:string-value="date-8-456 &#10;[24881]" calcext:value-type="string">
            <text:p>date-8-456 </text:p>
            <text:p>[24881]</text:p>
          </table:table-cell>
          <table:table-cell/>
          <table:table-cell table:formula="of:=INFO.OBBA.OBBA.OBGET(INFO.OBBA.OBBA.OBCALL(&quot;&quot;;[.$B$15];&quot;getDaycountFraction&quot;;[.G456];[.H456]))" office:value-type="float" office:value="-9.87777777777778" calcext:value-type="float">
            <text:p>-9,878</text:p>
          </table:table-cell>
          <table:table-cell table:style-name="ce37" table:formula="of:=(YEARFRAC([.E456];[.F456];[.$C$9]))" office:value-type="float" office:value="9.87777777777778" calcext:value-type="float">
            <text:p>9,878</text:p>
          </table:table-cell>
          <table:table-cell table:formula="of:=ABS([.J456])-[.K45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01-26" calcext:value-type="date">
            <text:p>26.01.1993</text:p>
          </table:table-cell>
          <table:table-cell table:style-name="ce26" table:formula="of:=[.$C$11]+INT(RAND()*([.$C$12]-[.$C$11]))" office:value-type="date" office:date-value="2023-01-16" calcext:value-type="date">
            <text:p>16.01.2023</text:p>
          </table:table-cell>
          <table:table-cell table:style-name="ce25" table:formula="of:=INFO.OBBA.OBBA.OBMAKE(&quot;date-&quot;&amp;COLUMN()&amp;&quot;-&quot;&amp;ROW();&quot;LocalDate&quot;;[.E457])" office:value-type="string" office:string-value="date-7-457 &#10;[24383]" calcext:value-type="string">
            <text:p>date-7-457 </text:p>
            <text:p>[24383]</text:p>
          </table:table-cell>
          <table:table-cell table:style-name="ce25" table:formula="of:=INFO.OBBA.OBBA.OBMAKE(&quot;date-&quot;&amp;COLUMN()&amp;&quot;-&quot;&amp;ROW();&quot;LocalDate&quot;;[.F457])" office:value-type="string" office:string-value="date-8-457 &#10;[24882]" calcext:value-type="string">
            <text:p>date-8-457 </text:p>
            <text:p>[24882]</text:p>
          </table:table-cell>
          <table:table-cell/>
          <table:table-cell table:formula="of:=INFO.OBBA.OBBA.OBGET(INFO.OBBA.OBBA.OBCALL(&quot;&quot;;[.$B$15];&quot;getDaycountFraction&quot;;[.G457];[.H457]))" office:value-type="float" office:value="30.4083333333333" calcext:value-type="float">
            <text:p>30,408</text:p>
          </table:table-cell>
          <table:table-cell table:style-name="ce37" table:formula="of:=(YEARFRAC([.E457];[.F457];[.$C$9]))" office:value-type="float" office:value="30.4083333333333" calcext:value-type="float">
            <text:p>30,408</text:p>
          </table:table-cell>
          <table:table-cell table:formula="of:=ABS([.J457])-[.K45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2-04-30" calcext:value-type="date">
            <text:p>30.04.1982</text:p>
          </table:table-cell>
          <table:table-cell table:style-name="ce26" table:formula="of:=[.$C$11]+INT(RAND()*([.$C$12]-[.$C$11]))" office:value-type="date" office:date-value="2004-10-31" calcext:value-type="date">
            <text:p>31.10.2004</text:p>
          </table:table-cell>
          <table:table-cell table:style-name="ce25" table:formula="of:=INFO.OBBA.OBBA.OBMAKE(&quot;date-&quot;&amp;COLUMN()&amp;&quot;-&quot;&amp;ROW();&quot;LocalDate&quot;;[.E458])" office:value-type="string" office:string-value="date-7-458 &#10;[24384]" calcext:value-type="string">
            <text:p>date-7-458 </text:p>
            <text:p>[24384]</text:p>
          </table:table-cell>
          <table:table-cell table:style-name="ce25" table:formula="of:=INFO.OBBA.OBBA.OBMAKE(&quot;date-&quot;&amp;COLUMN()&amp;&quot;-&quot;&amp;ROW();&quot;LocalDate&quot;;[.F458])" office:value-type="string" office:string-value="date-8-458 &#10;[24883]" calcext:value-type="string">
            <text:p>date-8-458 </text:p>
            <text:p>[24883]</text:p>
          </table:table-cell>
          <table:table-cell/>
          <table:table-cell table:formula="of:=INFO.OBBA.OBBA.OBGET(INFO.OBBA.OBBA.OBCALL(&quot;&quot;;[.$B$15];&quot;getDaycountFraction&quot;;[.G458];[.H458]))" office:value-type="float" office:value="22.8333333333333" calcext:value-type="float">
            <text:p>22,833</text:p>
          </table:table-cell>
          <table:table-cell table:style-name="ce37" table:formula="of:=(YEARFRAC([.E458];[.F458];[.$C$9]))" office:value-type="float" office:value="22.8333333333333" calcext:value-type="float">
            <text:p>22,833</text:p>
          </table:table-cell>
          <table:table-cell table:formula="of:=ABS([.J458])-[.K45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5-20" calcext:value-type="date">
            <text:p>20.05.2009</text:p>
          </table:table-cell>
          <table:table-cell table:style-name="ce26" table:formula="of:=[.$C$11]+INT(RAND()*([.$C$12]-[.$C$11]))" office:value-type="date" office:date-value="2023-09-27" calcext:value-type="date">
            <text:p>27.09.2023</text:p>
          </table:table-cell>
          <table:table-cell table:style-name="ce25" table:formula="of:=INFO.OBBA.OBBA.OBMAKE(&quot;date-&quot;&amp;COLUMN()&amp;&quot;-&quot;&amp;ROW();&quot;LocalDate&quot;;[.E459])" office:value-type="string" office:string-value="date-7-459 &#10;[24385]" calcext:value-type="string">
            <text:p>date-7-459 </text:p>
            <text:p>[24385]</text:p>
          </table:table-cell>
          <table:table-cell table:style-name="ce25" table:formula="of:=INFO.OBBA.OBBA.OBMAKE(&quot;date-&quot;&amp;COLUMN()&amp;&quot;-&quot;&amp;ROW();&quot;LocalDate&quot;;[.F459])" office:value-type="string" office:string-value="date-8-459 &#10;[24884]" calcext:value-type="string">
            <text:p>date-8-459 </text:p>
            <text:p>[24884]</text:p>
          </table:table-cell>
          <table:table-cell/>
          <table:table-cell table:formula="of:=INFO.OBBA.OBBA.OBGET(INFO.OBBA.OBBA.OBCALL(&quot;&quot;;[.$B$15];&quot;getDaycountFraction&quot;;[.G459];[.H459]))" office:value-type="float" office:value="14.5638888888889" calcext:value-type="float">
            <text:p>14,564</text:p>
          </table:table-cell>
          <table:table-cell table:style-name="ce37" table:formula="of:=(YEARFRAC([.E459];[.F459];[.$C$9]))" office:value-type="float" office:value="14.5638888888889" calcext:value-type="float">
            <text:p>14,564</text:p>
          </table:table-cell>
          <table:table-cell table:formula="of:=ABS([.J459])-[.K45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4-23" calcext:value-type="date">
            <text:p>23.04.2004</text:p>
          </table:table-cell>
          <table:table-cell table:style-name="ce26" table:formula="of:=[.$C$11]+INT(RAND()*([.$C$12]-[.$C$11]))" office:value-type="date" office:date-value="2010-04-21" calcext:value-type="date">
            <text:p>21.04.2010</text:p>
          </table:table-cell>
          <table:table-cell table:style-name="ce25" table:formula="of:=INFO.OBBA.OBBA.OBMAKE(&quot;date-&quot;&amp;COLUMN()&amp;&quot;-&quot;&amp;ROW();&quot;LocalDate&quot;;[.E460])" office:value-type="string" office:string-value="date-7-460 &#10;[24386]" calcext:value-type="string">
            <text:p>date-7-460 </text:p>
            <text:p>[24386]</text:p>
          </table:table-cell>
          <table:table-cell table:style-name="ce25" table:formula="of:=INFO.OBBA.OBBA.OBMAKE(&quot;date-&quot;&amp;COLUMN()&amp;&quot;-&quot;&amp;ROW();&quot;LocalDate&quot;;[.F460])" office:value-type="string" office:string-value="date-8-460 &#10;[24885]" calcext:value-type="string">
            <text:p>date-8-460 </text:p>
            <text:p>[24885]</text:p>
          </table:table-cell>
          <table:table-cell/>
          <table:table-cell table:formula="of:=INFO.OBBA.OBBA.OBGET(INFO.OBBA.OBBA.OBCALL(&quot;&quot;;[.$B$15];&quot;getDaycountFraction&quot;;[.G460];[.H460]))" office:value-type="float" office:value="6.08055555555556" calcext:value-type="float">
            <text:p>6,081</text:p>
          </table:table-cell>
          <table:table-cell table:style-name="ce37" table:formula="of:=(YEARFRAC([.E460];[.F460];[.$C$9]))" office:value-type="float" office:value="6.08055555555556" calcext:value-type="float">
            <text:p>6,081</text:p>
          </table:table-cell>
          <table:table-cell table:formula="of:=ABS([.J460])-[.K46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2-09-11" calcext:value-type="date">
            <text:p>11.09.1992</text:p>
          </table:table-cell>
          <table:table-cell table:style-name="ce26" table:formula="of:=[.$C$11]+INT(RAND()*([.$C$12]-[.$C$11]))" office:value-type="date" office:date-value="2022-06-02" calcext:value-type="date">
            <text:p>02.06.2022</text:p>
          </table:table-cell>
          <table:table-cell table:style-name="ce25" table:formula="of:=INFO.OBBA.OBBA.OBMAKE(&quot;date-&quot;&amp;COLUMN()&amp;&quot;-&quot;&amp;ROW();&quot;LocalDate&quot;;[.E461])" office:value-type="string" office:string-value="date-7-461 &#10;[24387]" calcext:value-type="string">
            <text:p>date-7-461 </text:p>
            <text:p>[24387]</text:p>
          </table:table-cell>
          <table:table-cell table:style-name="ce25" table:formula="of:=INFO.OBBA.OBBA.OBMAKE(&quot;date-&quot;&amp;COLUMN()&amp;&quot;-&quot;&amp;ROW();&quot;LocalDate&quot;;[.F461])" office:value-type="string" office:string-value="date-8-461 &#10;[24886]" calcext:value-type="string">
            <text:p>date-8-461 </text:p>
            <text:p>[24886]</text:p>
          </table:table-cell>
          <table:table-cell/>
          <table:table-cell table:formula="of:=INFO.OBBA.OBBA.OBGET(INFO.OBBA.OBBA.OBCALL(&quot;&quot;;[.$B$15];&quot;getDaycountFraction&quot;;[.G461];[.H461]))" office:value-type="float" office:value="30.1555555555556" calcext:value-type="float">
            <text:p>30,156</text:p>
          </table:table-cell>
          <table:table-cell table:style-name="ce37" table:formula="of:=(YEARFRAC([.E461];[.F461];[.$C$9]))" office:value-type="float" office:value="30.1555555555556" calcext:value-type="float">
            <text:p>30,156</text:p>
          </table:table-cell>
          <table:table-cell table:formula="of:=ABS([.J461])-[.K46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10-29" calcext:value-type="date">
            <text:p>29.10.1993</text:p>
          </table:table-cell>
          <table:table-cell table:style-name="ce26" table:formula="of:=[.$C$11]+INT(RAND()*([.$C$12]-[.$C$11]))" office:value-type="date" office:date-value="2029-09-30" calcext:value-type="date">
            <text:p>30.09.2029</text:p>
          </table:table-cell>
          <table:table-cell table:style-name="ce25" table:formula="of:=INFO.OBBA.OBBA.OBMAKE(&quot;date-&quot;&amp;COLUMN()&amp;&quot;-&quot;&amp;ROW();&quot;LocalDate&quot;;[.E462])" office:value-type="string" office:string-value="date-7-462 &#10;[24388]" calcext:value-type="string">
            <text:p>date-7-462 </text:p>
            <text:p>[24388]</text:p>
          </table:table-cell>
          <table:table-cell table:style-name="ce25" table:formula="of:=INFO.OBBA.OBBA.OBMAKE(&quot;date-&quot;&amp;COLUMN()&amp;&quot;-&quot;&amp;ROW();&quot;LocalDate&quot;;[.F462])" office:value-type="string" office:string-value="date-8-462 &#10;[24887]" calcext:value-type="string">
            <text:p>date-8-462 </text:p>
            <text:p>[24887]</text:p>
          </table:table-cell>
          <table:table-cell/>
          <table:table-cell table:formula="of:=INFO.OBBA.OBBA.OBGET(INFO.OBBA.OBBA.OBCALL(&quot;&quot;;[.$B$15];&quot;getDaycountFraction&quot;;[.G462];[.H462]))" office:value-type="float" office:value="36.4444444444444" calcext:value-type="float">
            <text:p>36,444</text:p>
          </table:table-cell>
          <table:table-cell table:style-name="ce37" table:formula="of:=(YEARFRAC([.E462];[.F462];[.$C$9]))" office:value-type="float" office:value="36.4444444444444" calcext:value-type="float">
            <text:p>36,444</text:p>
          </table:table-cell>
          <table:table-cell table:formula="of:=ABS([.J462])-[.K46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8-10-14" calcext:value-type="date">
            <text:p>14.10.2008</text:p>
          </table:table-cell>
          <table:table-cell table:style-name="ce26" table:formula="of:=[.$C$11]+INT(RAND()*([.$C$12]-[.$C$11]))" office:value-type="date" office:date-value="1991-02-16" calcext:value-type="date">
            <text:p>16.02.1991</text:p>
          </table:table-cell>
          <table:table-cell table:style-name="ce25" table:formula="of:=INFO.OBBA.OBBA.OBMAKE(&quot;date-&quot;&amp;COLUMN()&amp;&quot;-&quot;&amp;ROW();&quot;LocalDate&quot;;[.E463])" office:value-type="string" office:string-value="date-7-463 &#10;[24389]" calcext:value-type="string">
            <text:p>date-7-463 </text:p>
            <text:p>[24389]</text:p>
          </table:table-cell>
          <table:table-cell table:style-name="ce25" table:formula="of:=INFO.OBBA.OBBA.OBMAKE(&quot;date-&quot;&amp;COLUMN()&amp;&quot;-&quot;&amp;ROW();&quot;LocalDate&quot;;[.F463])" office:value-type="string" office:string-value="date-8-463 &#10;[24888]" calcext:value-type="string">
            <text:p>date-8-463 </text:p>
            <text:p>[24888]</text:p>
          </table:table-cell>
          <table:table-cell/>
          <table:table-cell table:formula="of:=INFO.OBBA.OBBA.OBGET(INFO.OBBA.OBBA.OBCALL(&quot;&quot;;[.$B$15];&quot;getDaycountFraction&quot;;[.G463];[.H463]))" office:value-type="float" office:value="-17.9166666666667" calcext:value-type="float">
            <text:p>-17,917</text:p>
          </table:table-cell>
          <table:table-cell table:style-name="ce37" table:formula="of:=(YEARFRAC([.E463];[.F463];[.$C$9]))" office:value-type="float" office:value="17.9166666666667" calcext:value-type="float">
            <text:p>17,917</text:p>
          </table:table-cell>
          <table:table-cell table:formula="of:=ABS([.J463])-[.K46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2-11" calcext:value-type="date">
            <text:p>11.12.2015</text:p>
          </table:table-cell>
          <table:table-cell table:style-name="ce26" table:formula="of:=[.$C$11]+INT(RAND()*([.$C$12]-[.$C$11]))" office:value-type="date" office:date-value="2028-03-11" calcext:value-type="date">
            <text:p>11.03.2028</text:p>
          </table:table-cell>
          <table:table-cell table:style-name="ce25" table:formula="of:=INFO.OBBA.OBBA.OBMAKE(&quot;date-&quot;&amp;COLUMN()&amp;&quot;-&quot;&amp;ROW();&quot;LocalDate&quot;;[.E464])" office:value-type="string" office:string-value="date-7-464 &#10;[24390]" calcext:value-type="string">
            <text:p>date-7-464 </text:p>
            <text:p>[24390]</text:p>
          </table:table-cell>
          <table:table-cell table:style-name="ce25" table:formula="of:=INFO.OBBA.OBBA.OBMAKE(&quot;date-&quot;&amp;COLUMN()&amp;&quot;-&quot;&amp;ROW();&quot;LocalDate&quot;;[.F464])" office:value-type="string" office:string-value="date-8-464 &#10;[24889]" calcext:value-type="string">
            <text:p>date-8-464 </text:p>
            <text:p>[24889]</text:p>
          </table:table-cell>
          <table:table-cell/>
          <table:table-cell table:formula="of:=INFO.OBBA.OBBA.OBGET(INFO.OBBA.OBBA.OBCALL(&quot;&quot;;[.$B$15];&quot;getDaycountFraction&quot;;[.G464];[.H464]))" office:value-type="float" office:value="12.4277777777778" calcext:value-type="float">
            <text:p>12,428</text:p>
          </table:table-cell>
          <table:table-cell table:style-name="ce37" table:formula="of:=(YEARFRAC([.E464];[.F464];[.$C$9]))" office:value-type="float" office:value="12.4277777777778" calcext:value-type="float">
            <text:p>12,428</text:p>
          </table:table-cell>
          <table:table-cell table:formula="of:=ABS([.J464])-[.K46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07-01" calcext:value-type="date">
            <text:p>01.07.2019</text:p>
          </table:table-cell>
          <table:table-cell table:style-name="ce26" table:formula="of:=[.$C$11]+INT(RAND()*([.$C$12]-[.$C$11]))" office:value-type="date" office:date-value="2001-09-09" calcext:value-type="date">
            <text:p>09.09.2001</text:p>
          </table:table-cell>
          <table:table-cell table:style-name="ce25" table:formula="of:=INFO.OBBA.OBBA.OBMAKE(&quot;date-&quot;&amp;COLUMN()&amp;&quot;-&quot;&amp;ROW();&quot;LocalDate&quot;;[.E465])" office:value-type="string" office:string-value="date-7-465 &#10;[24391]" calcext:value-type="string">
            <text:p>date-7-465 </text:p>
            <text:p>[24391]</text:p>
          </table:table-cell>
          <table:table-cell table:style-name="ce25" table:formula="of:=INFO.OBBA.OBBA.OBMAKE(&quot;date-&quot;&amp;COLUMN()&amp;&quot;-&quot;&amp;ROW();&quot;LocalDate&quot;;[.F465])" office:value-type="string" office:string-value="date-8-465 &#10;[24890]" calcext:value-type="string">
            <text:p>date-8-465 </text:p>
            <text:p>[24890]</text:p>
          </table:table-cell>
          <table:table-cell/>
          <table:table-cell table:formula="of:=INFO.OBBA.OBBA.OBGET(INFO.OBBA.OBBA.OBCALL(&quot;&quot;;[.$B$15];&quot;getDaycountFraction&quot;;[.G465];[.H465]))" office:value-type="float" office:value="-18.0666666666667" calcext:value-type="float">
            <text:p>-18,067</text:p>
          </table:table-cell>
          <table:table-cell table:style-name="ce37" table:formula="of:=(YEARFRAC([.E465];[.F465];[.$C$9]))" office:value-type="float" office:value="18.0666666666667" calcext:value-type="float">
            <text:p>18,067</text:p>
          </table:table-cell>
          <table:table-cell table:formula="of:=ABS([.J465])-[.K46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03-11" calcext:value-type="date">
            <text:p>11.03.2016</text:p>
          </table:table-cell>
          <table:table-cell table:style-name="ce26" table:formula="of:=[.$C$11]+INT(RAND()*([.$C$12]-[.$C$11]))" office:value-type="date" office:date-value="2009-05-03" calcext:value-type="date">
            <text:p>03.05.2009</text:p>
          </table:table-cell>
          <table:table-cell table:style-name="ce25" table:formula="of:=INFO.OBBA.OBBA.OBMAKE(&quot;date-&quot;&amp;COLUMN()&amp;&quot;-&quot;&amp;ROW();&quot;LocalDate&quot;;[.E466])" office:value-type="string" office:string-value="date-7-466 &#10;[24392]" calcext:value-type="string">
            <text:p>date-7-466 </text:p>
            <text:p>[24392]</text:p>
          </table:table-cell>
          <table:table-cell table:style-name="ce25" table:formula="of:=INFO.OBBA.OBBA.OBMAKE(&quot;date-&quot;&amp;COLUMN()&amp;&quot;-&quot;&amp;ROW();&quot;LocalDate&quot;;[.F466])" office:value-type="string" office:string-value="date-8-466 &#10;[24891]" calcext:value-type="string">
            <text:p>date-8-466 </text:p>
            <text:p>[24891]</text:p>
          </table:table-cell>
          <table:table-cell/>
          <table:table-cell table:formula="of:=INFO.OBBA.OBBA.OBGET(INFO.OBBA.OBBA.OBCALL(&quot;&quot;;[.$B$15];&quot;getDaycountFraction&quot;;[.G466];[.H466]))" office:value-type="float" office:value="-6.95555555555556" calcext:value-type="float">
            <text:p>-6,956</text:p>
          </table:table-cell>
          <table:table-cell table:style-name="ce37" table:formula="of:=(YEARFRAC([.E466];[.F466];[.$C$9]))" office:value-type="float" office:value="6.95555555555556" calcext:value-type="float">
            <text:p>6,956</text:p>
          </table:table-cell>
          <table:table-cell table:formula="of:=ABS([.J466])-[.K46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3-05-24" calcext:value-type="date">
            <text:p>24.05.2003</text:p>
          </table:table-cell>
          <table:table-cell table:style-name="ce26" table:formula="of:=[.$C$11]+INT(RAND()*([.$C$12]-[.$C$11]))" office:value-type="date" office:date-value="2010-05-10" calcext:value-type="date">
            <text:p>10.05.2010</text:p>
          </table:table-cell>
          <table:table-cell table:style-name="ce25" table:formula="of:=INFO.OBBA.OBBA.OBMAKE(&quot;date-&quot;&amp;COLUMN()&amp;&quot;-&quot;&amp;ROW();&quot;LocalDate&quot;;[.E467])" office:value-type="string" office:string-value="date-7-467 &#10;[24393]" calcext:value-type="string">
            <text:p>date-7-467 </text:p>
            <text:p>[24393]</text:p>
          </table:table-cell>
          <table:table-cell table:style-name="ce25" table:formula="of:=INFO.OBBA.OBBA.OBMAKE(&quot;date-&quot;&amp;COLUMN()&amp;&quot;-&quot;&amp;ROW();&quot;LocalDate&quot;;[.F467])" office:value-type="string" office:string-value="date-8-467 &#10;[24892]" calcext:value-type="string">
            <text:p>date-8-467 </text:p>
            <text:p>[24892]</text:p>
          </table:table-cell>
          <table:table-cell/>
          <table:table-cell table:formula="of:=INFO.OBBA.OBBA.OBGET(INFO.OBBA.OBBA.OBCALL(&quot;&quot;;[.$B$15];&quot;getDaycountFraction&quot;;[.G467];[.H467]))" office:value-type="float" office:value="7.06388888888889" calcext:value-type="float">
            <text:p>7,064</text:p>
          </table:table-cell>
          <table:table-cell table:style-name="ce37" table:formula="of:=(YEARFRAC([.E467];[.F467];[.$C$9]))" office:value-type="float" office:value="7.06388888888889" calcext:value-type="float">
            <text:p>7,064</text:p>
          </table:table-cell>
          <table:table-cell table:formula="of:=ABS([.J467])-[.K46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8-02" calcext:value-type="date">
            <text:p>02.08.1987</text:p>
          </table:table-cell>
          <table:table-cell table:style-name="ce26" table:formula="of:=[.$C$11]+INT(RAND()*([.$C$12]-[.$C$11]))" office:value-type="date" office:date-value="2027-07-08" calcext:value-type="date">
            <text:p>08.07.2027</text:p>
          </table:table-cell>
          <table:table-cell table:style-name="ce25" table:formula="of:=INFO.OBBA.OBBA.OBMAKE(&quot;date-&quot;&amp;COLUMN()&amp;&quot;-&quot;&amp;ROW();&quot;LocalDate&quot;;[.E468])" office:value-type="string" office:string-value="date-7-468 &#10;[24394]" calcext:value-type="string">
            <text:p>date-7-468 </text:p>
            <text:p>[24394]</text:p>
          </table:table-cell>
          <table:table-cell table:style-name="ce25" table:formula="of:=INFO.OBBA.OBBA.OBMAKE(&quot;date-&quot;&amp;COLUMN()&amp;&quot;-&quot;&amp;ROW();&quot;LocalDate&quot;;[.F468])" office:value-type="string" office:string-value="date-8-468 &#10;[24893]" calcext:value-type="string">
            <text:p>date-8-468 </text:p>
            <text:p>[24893]</text:p>
          </table:table-cell>
          <table:table-cell/>
          <table:table-cell table:formula="of:=INFO.OBBA.OBBA.OBGET(INFO.OBBA.OBBA.OBCALL(&quot;&quot;;[.$B$15];&quot;getDaycountFraction&quot;;[.G468];[.H468]))" office:value-type="float" office:value="40.5138888888889" calcext:value-type="float">
            <text:p>40,514</text:p>
          </table:table-cell>
          <table:table-cell table:style-name="ce37" table:formula="of:=(YEARFRAC([.E468];[.F468];[.$C$9]))" office:value-type="float" office:value="40.5138888888889" calcext:value-type="float">
            <text:p>40,514</text:p>
          </table:table-cell>
          <table:table-cell table:formula="of:=ABS([.J468])-[.K46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3-12-18" calcext:value-type="date">
            <text:p>18.12.2023</text:p>
          </table:table-cell>
          <table:table-cell table:style-name="ce26" table:formula="of:=[.$C$11]+INT(RAND()*([.$C$12]-[.$C$11]))" office:value-type="date" office:date-value="1989-12-14" calcext:value-type="date">
            <text:p>14.12.1989</text:p>
          </table:table-cell>
          <table:table-cell table:style-name="ce25" table:formula="of:=INFO.OBBA.OBBA.OBMAKE(&quot;date-&quot;&amp;COLUMN()&amp;&quot;-&quot;&amp;ROW();&quot;LocalDate&quot;;[.E469])" office:value-type="string" office:string-value="date-7-469 &#10;[24395]" calcext:value-type="string">
            <text:p>date-7-469 </text:p>
            <text:p>[24395]</text:p>
          </table:table-cell>
          <table:table-cell table:style-name="ce25" table:formula="of:=INFO.OBBA.OBBA.OBMAKE(&quot;date-&quot;&amp;COLUMN()&amp;&quot;-&quot;&amp;ROW();&quot;LocalDate&quot;;[.F469])" office:value-type="string" office:string-value="date-8-469 &#10;[24894]" calcext:value-type="string">
            <text:p>date-8-469 </text:p>
            <text:p>[24894]</text:p>
          </table:table-cell>
          <table:table-cell/>
          <table:table-cell table:formula="of:=INFO.OBBA.OBBA.OBGET(INFO.OBBA.OBBA.OBCALL(&quot;&quot;;[.$B$15];&quot;getDaycountFraction&quot;;[.G469];[.H469]))" office:value-type="float" office:value="-34.5055555555556" calcext:value-type="float">
            <text:p>-34,506</text:p>
          </table:table-cell>
          <table:table-cell table:style-name="ce37" table:formula="of:=(YEARFRAC([.E469];[.F469];[.$C$9]))" office:value-type="float" office:value="34.5055555555556" calcext:value-type="float">
            <text:p>34,506</text:p>
          </table:table-cell>
          <table:table-cell table:formula="of:=ABS([.J469])-[.K46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1-03-21" calcext:value-type="date">
            <text:p>21.03.1991</text:p>
          </table:table-cell>
          <table:table-cell table:style-name="ce26" table:formula="of:=[.$C$11]+INT(RAND()*([.$C$12]-[.$C$11]))" office:value-type="date" office:date-value="2003-11-25" calcext:value-type="date">
            <text:p>25.11.2003</text:p>
          </table:table-cell>
          <table:table-cell table:style-name="ce25" table:formula="of:=INFO.OBBA.OBBA.OBMAKE(&quot;date-&quot;&amp;COLUMN()&amp;&quot;-&quot;&amp;ROW();&quot;LocalDate&quot;;[.E470])" office:value-type="string" office:string-value="date-7-470 &#10;[24396]" calcext:value-type="string">
            <text:p>date-7-470 </text:p>
            <text:p>[24396]</text:p>
          </table:table-cell>
          <table:table-cell table:style-name="ce25" table:formula="of:=INFO.OBBA.OBBA.OBMAKE(&quot;date-&quot;&amp;COLUMN()&amp;&quot;-&quot;&amp;ROW();&quot;LocalDate&quot;;[.F470])" office:value-type="string" office:string-value="date-8-470 &#10;[24895]" calcext:value-type="string">
            <text:p>date-8-470 </text:p>
            <text:p>[24895]</text:p>
          </table:table-cell>
          <table:table-cell/>
          <table:table-cell table:formula="of:=INFO.OBBA.OBBA.OBGET(INFO.OBBA.OBBA.OBCALL(&quot;&quot;;[.$B$15];&quot;getDaycountFraction&quot;;[.G470];[.H470]))" office:value-type="float" office:value="12.8666666666667" calcext:value-type="float">
            <text:p>12,867</text:p>
          </table:table-cell>
          <table:table-cell table:style-name="ce37" table:formula="of:=(YEARFRAC([.E470];[.F470];[.$C$9]))" office:value-type="float" office:value="12.8666666666667" calcext:value-type="float">
            <text:p>12,867</text:p>
          </table:table-cell>
          <table:table-cell table:formula="of:=ABS([.J470])-[.K47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4-06-21" calcext:value-type="date">
            <text:p>21.06.2024</text:p>
          </table:table-cell>
          <table:table-cell table:style-name="ce26" table:formula="of:=[.$C$11]+INT(RAND()*([.$C$12]-[.$C$11]))" office:value-type="date" office:date-value="2011-06-04" calcext:value-type="date">
            <text:p>04.06.2011</text:p>
          </table:table-cell>
          <table:table-cell table:style-name="ce25" table:formula="of:=INFO.OBBA.OBBA.OBMAKE(&quot;date-&quot;&amp;COLUMN()&amp;&quot;-&quot;&amp;ROW();&quot;LocalDate&quot;;[.E471])" office:value-type="string" office:string-value="date-7-471 &#10;[24397]" calcext:value-type="string">
            <text:p>date-7-471 </text:p>
            <text:p>[24397]</text:p>
          </table:table-cell>
          <table:table-cell table:style-name="ce25" table:formula="of:=INFO.OBBA.OBBA.OBMAKE(&quot;date-&quot;&amp;COLUMN()&amp;&quot;-&quot;&amp;ROW();&quot;LocalDate&quot;;[.F471])" office:value-type="string" office:string-value="date-8-471 &#10;[24896]" calcext:value-type="string">
            <text:p>date-8-471 </text:p>
            <text:p>[24896]</text:p>
          </table:table-cell>
          <table:table-cell/>
          <table:table-cell table:formula="of:=INFO.OBBA.OBBA.OBGET(INFO.OBBA.OBBA.OBCALL(&quot;&quot;;[.$B$15];&quot;getDaycountFraction&quot;;[.G471];[.H471]))" office:value-type="float" office:value="-13.2388888888889" calcext:value-type="float">
            <text:p>-13,239</text:p>
          </table:table-cell>
          <table:table-cell table:style-name="ce37" table:formula="of:=(YEARFRAC([.E471];[.F471];[.$C$9]))" office:value-type="float" office:value="13.2388888888889" calcext:value-type="float">
            <text:p>13,239</text:p>
          </table:table-cell>
          <table:table-cell table:formula="of:=ABS([.J471])-[.K47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1-25" calcext:value-type="date">
            <text:p>25.01.1990</text:p>
          </table:table-cell>
          <table:table-cell table:style-name="ce26" table:formula="of:=[.$C$11]+INT(RAND()*([.$C$12]-[.$C$11]))" office:value-type="date" office:date-value="2024-03-14" calcext:value-type="date">
            <text:p>14.03.2024</text:p>
          </table:table-cell>
          <table:table-cell table:style-name="ce25" table:formula="of:=INFO.OBBA.OBBA.OBMAKE(&quot;date-&quot;&amp;COLUMN()&amp;&quot;-&quot;&amp;ROW();&quot;LocalDate&quot;;[.E472])" office:value-type="string" office:string-value="date-7-472 &#10;[24398]" calcext:value-type="string">
            <text:p>date-7-472 </text:p>
            <text:p>[24398]</text:p>
          </table:table-cell>
          <table:table-cell table:style-name="ce25" table:formula="of:=INFO.OBBA.OBBA.OBMAKE(&quot;date-&quot;&amp;COLUMN()&amp;&quot;-&quot;&amp;ROW();&quot;LocalDate&quot;;[.F472])" office:value-type="string" office:string-value="date-8-472 &#10;[24897]" calcext:value-type="string">
            <text:p>date-8-472 </text:p>
            <text:p>[24897]</text:p>
          </table:table-cell>
          <table:table-cell/>
          <table:table-cell table:formula="of:=INFO.OBBA.OBBA.OBGET(INFO.OBBA.OBBA.OBCALL(&quot;&quot;;[.$B$15];&quot;getDaycountFraction&quot;;[.G472];[.H472]))" office:value-type="float" office:value="34.6305555555555" calcext:value-type="float">
            <text:p>34,631</text:p>
          </table:table-cell>
          <table:table-cell table:style-name="ce37" table:formula="of:=(YEARFRAC([.E472];[.F472];[.$C$9]))" office:value-type="float" office:value="34.6305555555555" calcext:value-type="float">
            <text:p>34,631</text:p>
          </table:table-cell>
          <table:table-cell table:formula="of:=ABS([.J472])-[.K47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1-04-01" calcext:value-type="date">
            <text:p>01.04.2011</text:p>
          </table:table-cell>
          <table:table-cell table:style-name="ce26" table:formula="of:=[.$C$11]+INT(RAND()*([.$C$12]-[.$C$11]))" office:value-type="date" office:date-value="1990-11-14" calcext:value-type="date">
            <text:p>14.11.1990</text:p>
          </table:table-cell>
          <table:table-cell table:style-name="ce25" table:formula="of:=INFO.OBBA.OBBA.OBMAKE(&quot;date-&quot;&amp;COLUMN()&amp;&quot;-&quot;&amp;ROW();&quot;LocalDate&quot;;[.E473])" office:value-type="string" office:string-value="date-7-473 &#10;[24399]" calcext:value-type="string">
            <text:p>date-7-473 </text:p>
            <text:p>[24399]</text:p>
          </table:table-cell>
          <table:table-cell table:style-name="ce25" table:formula="of:=INFO.OBBA.OBBA.OBMAKE(&quot;date-&quot;&amp;COLUMN()&amp;&quot;-&quot;&amp;ROW();&quot;LocalDate&quot;;[.F473])" office:value-type="string" office:string-value="date-8-473 &#10;[24898]" calcext:value-type="string">
            <text:p>date-8-473 </text:p>
            <text:p>[24898]</text:p>
          </table:table-cell>
          <table:table-cell/>
          <table:table-cell table:formula="of:=INFO.OBBA.OBBA.OBGET(INFO.OBBA.OBBA.OBCALL(&quot;&quot;;[.$B$15];&quot;getDaycountFraction&quot;;[.G473];[.H473]))" office:value-type="float" office:value="-20.675" calcext:value-type="float">
            <text:p>-20,675</text:p>
          </table:table-cell>
          <table:table-cell table:style-name="ce37" table:formula="of:=(YEARFRAC([.E473];[.F473];[.$C$9]))" office:value-type="float" office:value="20.675" calcext:value-type="float">
            <text:p>20,675</text:p>
          </table:table-cell>
          <table:table-cell table:formula="of:=ABS([.J473])-[.K47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7-05-26" calcext:value-type="date">
            <text:p>26.05.1987</text:p>
          </table:table-cell>
          <table:table-cell table:style-name="ce26" table:formula="of:=[.$C$11]+INT(RAND()*([.$C$12]-[.$C$11]))" office:value-type="date" office:date-value="1981-08-09" calcext:value-type="date">
            <text:p>09.08.1981</text:p>
          </table:table-cell>
          <table:table-cell table:style-name="ce25" table:formula="of:=INFO.OBBA.OBBA.OBMAKE(&quot;date-&quot;&amp;COLUMN()&amp;&quot;-&quot;&amp;ROW();&quot;LocalDate&quot;;[.E474])" office:value-type="string" office:string-value="date-7-474 &#10;[24400]" calcext:value-type="string">
            <text:p>date-7-474 </text:p>
            <text:p>[24400]</text:p>
          </table:table-cell>
          <table:table-cell table:style-name="ce25" table:formula="of:=INFO.OBBA.OBBA.OBMAKE(&quot;date-&quot;&amp;COLUMN()&amp;&quot;-&quot;&amp;ROW();&quot;LocalDate&quot;;[.F474])" office:value-type="string" office:string-value="date-8-474 &#10;[24899]" calcext:value-type="string">
            <text:p>date-8-474 </text:p>
            <text:p>[24899]</text:p>
          </table:table-cell>
          <table:table-cell/>
          <table:table-cell table:formula="of:=INFO.OBBA.OBBA.OBGET(INFO.OBBA.OBBA.OBCALL(&quot;&quot;;[.$B$15];&quot;getDaycountFraction&quot;;[.G474];[.H474]))" office:value-type="float" office:value="-5.87777777777778" calcext:value-type="float">
            <text:p>-5,878</text:p>
          </table:table-cell>
          <table:table-cell table:style-name="ce37" table:formula="of:=(YEARFRAC([.E474];[.F474];[.$C$9]))" office:value-type="float" office:value="5.87777777777778" calcext:value-type="float">
            <text:p>5,878</text:p>
          </table:table-cell>
          <table:table-cell table:formula="of:=ABS([.J474])-[.K47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4-01-19" calcext:value-type="date">
            <text:p>19.01.2014</text:p>
          </table:table-cell>
          <table:table-cell table:style-name="ce26" table:formula="of:=[.$C$11]+INT(RAND()*([.$C$12]-[.$C$11]))" office:value-type="date" office:date-value="2008-08-18" calcext:value-type="date">
            <text:p>18.08.2008</text:p>
          </table:table-cell>
          <table:table-cell table:style-name="ce25" table:formula="of:=INFO.OBBA.OBBA.OBMAKE(&quot;date-&quot;&amp;COLUMN()&amp;&quot;-&quot;&amp;ROW();&quot;LocalDate&quot;;[.E475])" office:value-type="string" office:string-value="date-7-475 &#10;[24401]" calcext:value-type="string">
            <text:p>date-7-475 </text:p>
            <text:p>[24401]</text:p>
          </table:table-cell>
          <table:table-cell table:style-name="ce25" table:formula="of:=INFO.OBBA.OBBA.OBMAKE(&quot;date-&quot;&amp;COLUMN()&amp;&quot;-&quot;&amp;ROW();&quot;LocalDate&quot;;[.F475])" office:value-type="string" office:string-value="date-8-475 &#10;[24900]" calcext:value-type="string">
            <text:p>date-8-475 </text:p>
            <text:p>[24900]</text:p>
          </table:table-cell>
          <table:table-cell/>
          <table:table-cell table:formula="of:=INFO.OBBA.OBBA.OBGET(INFO.OBBA.OBBA.OBCALL(&quot;&quot;;[.$B$15];&quot;getDaycountFraction&quot;;[.G475];[.H475]))" office:value-type="float" office:value="-5.5" calcext:value-type="float">
            <text:p>-5,500</text:p>
          </table:table-cell>
          <table:table-cell table:style-name="ce37" table:formula="of:=(YEARFRAC([.E475];[.F475];[.$C$9]))" office:value-type="float" office:value="5.5" calcext:value-type="float">
            <text:p>5,500</text:p>
          </table:table-cell>
          <table:table-cell table:formula="of:=ABS([.J475])-[.K47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7-12-13" calcext:value-type="date">
            <text:p>13.12.2027</text:p>
          </table:table-cell>
          <table:table-cell table:style-name="ce26" table:formula="of:=[.$C$11]+INT(RAND()*([.$C$12]-[.$C$11]))" office:value-type="date" office:date-value="2025-03-17" calcext:value-type="date">
            <text:p>17.03.2025</text:p>
          </table:table-cell>
          <table:table-cell table:style-name="ce25" table:formula="of:=INFO.OBBA.OBBA.OBMAKE(&quot;date-&quot;&amp;COLUMN()&amp;&quot;-&quot;&amp;ROW();&quot;LocalDate&quot;;[.E476])" office:value-type="string" office:string-value="date-7-476 &#10;[24402]" calcext:value-type="string">
            <text:p>date-7-476 </text:p>
            <text:p>[24402]</text:p>
          </table:table-cell>
          <table:table-cell table:style-name="ce25" table:formula="of:=INFO.OBBA.OBBA.OBMAKE(&quot;date-&quot;&amp;COLUMN()&amp;&quot;-&quot;&amp;ROW();&quot;LocalDate&quot;;[.F476])" office:value-type="string" office:string-value="date-8-476 &#10;[24901]" calcext:value-type="string">
            <text:p>date-8-476 </text:p>
            <text:p>[24901]</text:p>
          </table:table-cell>
          <table:table-cell/>
          <table:table-cell table:formula="of:=INFO.OBBA.OBBA.OBGET(INFO.OBBA.OBBA.OBCALL(&quot;&quot;;[.$B$15];&quot;getDaycountFraction&quot;;[.G476];[.H476]))" office:value-type="float" office:value="-2.78055555555556" calcext:value-type="float">
            <text:p>-2,781</text:p>
          </table:table-cell>
          <table:table-cell table:style-name="ce37" table:formula="of:=(YEARFRAC([.E476];[.F476];[.$C$9]))" office:value-type="float" office:value="2.78055555555556" calcext:value-type="float">
            <text:p>2,781</text:p>
          </table:table-cell>
          <table:table-cell table:formula="of:=ABS([.J476])-[.K47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0-10-04" calcext:value-type="date">
            <text:p>04.10.2020</text:p>
          </table:table-cell>
          <table:table-cell table:style-name="ce26" table:formula="of:=[.$C$11]+INT(RAND()*([.$C$12]-[.$C$11]))" office:value-type="date" office:date-value="2002-06-11" calcext:value-type="date">
            <text:p>11.06.2002</text:p>
          </table:table-cell>
          <table:table-cell table:style-name="ce25" table:formula="of:=INFO.OBBA.OBBA.OBMAKE(&quot;date-&quot;&amp;COLUMN()&amp;&quot;-&quot;&amp;ROW();&quot;LocalDate&quot;;[.E477])" office:value-type="string" office:string-value="date-7-477 &#10;[24403]" calcext:value-type="string">
            <text:p>date-7-477 </text:p>
            <text:p>[24403]</text:p>
          </table:table-cell>
          <table:table-cell table:style-name="ce25" table:formula="of:=INFO.OBBA.OBBA.OBMAKE(&quot;date-&quot;&amp;COLUMN()&amp;&quot;-&quot;&amp;ROW();&quot;LocalDate&quot;;[.F477])" office:value-type="string" office:string-value="date-8-477 &#10;[24902]" calcext:value-type="string">
            <text:p>date-8-477 </text:p>
            <text:p>[24902]</text:p>
          </table:table-cell>
          <table:table-cell/>
          <table:table-cell table:formula="of:=INFO.OBBA.OBBA.OBGET(INFO.OBBA.OBBA.OBCALL(&quot;&quot;;[.$B$15];&quot;getDaycountFraction&quot;;[.G477];[.H477]))" office:value-type="float" office:value="-18.5833333333333" calcext:value-type="float">
            <text:p>-18,583</text:p>
          </table:table-cell>
          <table:table-cell table:style-name="ce37" table:formula="of:=(YEARFRAC([.E477];[.F477];[.$C$9]))" office:value-type="float" office:value="18.5833333333333" calcext:value-type="float">
            <text:p>18,583</text:p>
          </table:table-cell>
          <table:table-cell table:formula="of:=ABS([.J477])-[.K47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3-04-26" calcext:value-type="date">
            <text:p>26.04.2013</text:p>
          </table:table-cell>
          <table:table-cell table:style-name="ce26" table:formula="of:=[.$C$11]+INT(RAND()*([.$C$12]-[.$C$11]))" office:value-type="date" office:date-value="2006-11-13" calcext:value-type="date">
            <text:p>13.11.2006</text:p>
          </table:table-cell>
          <table:table-cell table:style-name="ce25" table:formula="of:=INFO.OBBA.OBBA.OBMAKE(&quot;date-&quot;&amp;COLUMN()&amp;&quot;-&quot;&amp;ROW();&quot;LocalDate&quot;;[.E478])" office:value-type="string" office:string-value="date-7-478 &#10;[24404]" calcext:value-type="string">
            <text:p>date-7-478 </text:p>
            <text:p>[24404]</text:p>
          </table:table-cell>
          <table:table-cell table:style-name="ce25" table:formula="of:=INFO.OBBA.OBBA.OBMAKE(&quot;date-&quot;&amp;COLUMN()&amp;&quot;-&quot;&amp;ROW();&quot;LocalDate&quot;;[.F478])" office:value-type="string" office:string-value="date-8-478 &#10;[24903]" calcext:value-type="string">
            <text:p>date-8-478 </text:p>
            <text:p>[24903]</text:p>
          </table:table-cell>
          <table:table-cell/>
          <table:table-cell table:formula="of:=INFO.OBBA.OBBA.OBGET(INFO.OBBA.OBBA.OBCALL(&quot;&quot;;[.$B$15];&quot;getDaycountFraction&quot;;[.G478];[.H478]))" office:value-type="float" office:value="-6.54444444444444" calcext:value-type="float">
            <text:p>-6,544</text:p>
          </table:table-cell>
          <table:table-cell table:style-name="ce37" table:formula="of:=(YEARFRAC([.E478];[.F478];[.$C$9]))" office:value-type="float" office:value="6.54444444444444" calcext:value-type="float">
            <text:p>6,544</text:p>
          </table:table-cell>
          <table:table-cell table:formula="of:=ABS([.J478])-[.K47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9-04-26" calcext:value-type="date">
            <text:p>26.04.2029</text:p>
          </table:table-cell>
          <table:table-cell table:style-name="ce26" table:formula="of:=[.$C$11]+INT(RAND()*([.$C$12]-[.$C$11]))" office:value-type="date" office:date-value="1991-07-04" calcext:value-type="date">
            <text:p>04.07.1991</text:p>
          </table:table-cell>
          <table:table-cell table:style-name="ce25" table:formula="of:=INFO.OBBA.OBBA.OBMAKE(&quot;date-&quot;&amp;COLUMN()&amp;&quot;-&quot;&amp;ROW();&quot;LocalDate&quot;;[.E479])" office:value-type="string" office:string-value="date-7-479 &#10;[24405]" calcext:value-type="string">
            <text:p>date-7-479 </text:p>
            <text:p>[24405]</text:p>
          </table:table-cell>
          <table:table-cell table:style-name="ce25" table:formula="of:=INFO.OBBA.OBBA.OBMAKE(&quot;date-&quot;&amp;COLUMN()&amp;&quot;-&quot;&amp;ROW();&quot;LocalDate&quot;;[.F479])" office:value-type="string" office:string-value="date-8-479 &#10;[24904]" calcext:value-type="string">
            <text:p>date-8-479 </text:p>
            <text:p>[24904]</text:p>
          </table:table-cell>
          <table:table-cell/>
          <table:table-cell table:formula="of:=INFO.OBBA.OBBA.OBGET(INFO.OBBA.OBBA.OBCALL(&quot;&quot;;[.$B$15];&quot;getDaycountFraction&quot;;[.G479];[.H479]))" office:value-type="float" office:value="-38.3638888888889" calcext:value-type="float">
            <text:p>-38,364</text:p>
          </table:table-cell>
          <table:table-cell table:style-name="ce37" table:formula="of:=(YEARFRAC([.E479];[.F479];[.$C$9]))" office:value-type="float" office:value="38.3638888888889" calcext:value-type="float">
            <text:p>38,364</text:p>
          </table:table-cell>
          <table:table-cell table:formula="of:=ABS([.J479])-[.K47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0-26" calcext:value-type="date">
            <text:p>26.10.2016</text:p>
          </table:table-cell>
          <table:table-cell table:style-name="ce26" table:formula="of:=[.$C$11]+INT(RAND()*([.$C$12]-[.$C$11]))" office:value-type="date" office:date-value="2022-02-17" calcext:value-type="date">
            <text:p>17.02.2022</text:p>
          </table:table-cell>
          <table:table-cell table:style-name="ce25" table:formula="of:=INFO.OBBA.OBBA.OBMAKE(&quot;date-&quot;&amp;COLUMN()&amp;&quot;-&quot;&amp;ROW();&quot;LocalDate&quot;;[.E480])" office:value-type="string" office:string-value="date-7-480 &#10;[24406]" calcext:value-type="string">
            <text:p>date-7-480 </text:p>
            <text:p>[24406]</text:p>
          </table:table-cell>
          <table:table-cell table:style-name="ce25" table:formula="of:=INFO.OBBA.OBBA.OBMAKE(&quot;date-&quot;&amp;COLUMN()&amp;&quot;-&quot;&amp;ROW();&quot;LocalDate&quot;;[.F480])" office:value-type="string" office:string-value="date-8-480 &#10;[24905]" calcext:value-type="string">
            <text:p>date-8-480 </text:p>
            <text:p>[24905]</text:p>
          </table:table-cell>
          <table:table-cell/>
          <table:table-cell table:formula="of:=INFO.OBBA.OBBA.OBGET(INFO.OBBA.OBBA.OBCALL(&quot;&quot;;[.$B$15];&quot;getDaycountFraction&quot;;[.G480];[.H480]))" office:value-type="float" office:value="5.38888888888889" calcext:value-type="float">
            <text:p>5,389</text:p>
          </table:table-cell>
          <table:table-cell table:style-name="ce37" table:formula="of:=(YEARFRAC([.E480];[.F480];[.$C$9]))" office:value-type="float" office:value="5.38888888888889" calcext:value-type="float">
            <text:p>5,389</text:p>
          </table:table-cell>
          <table:table-cell table:formula="of:=ABS([.J480])-[.K48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7-06-05" calcext:value-type="date">
            <text:p>05.06.1997</text:p>
          </table:table-cell>
          <table:table-cell table:style-name="ce26" table:formula="of:=[.$C$11]+INT(RAND()*([.$C$12]-[.$C$11]))" office:value-type="date" office:date-value="1993-02-23" calcext:value-type="date">
            <text:p>23.02.1993</text:p>
          </table:table-cell>
          <table:table-cell table:style-name="ce25" table:formula="of:=INFO.OBBA.OBBA.OBMAKE(&quot;date-&quot;&amp;COLUMN()&amp;&quot;-&quot;&amp;ROW();&quot;LocalDate&quot;;[.E481])" office:value-type="string" office:string-value="date-7-481 &#10;[24407]" calcext:value-type="string">
            <text:p>date-7-481 </text:p>
            <text:p>[24407]</text:p>
          </table:table-cell>
          <table:table-cell table:style-name="ce25" table:formula="of:=INFO.OBBA.OBBA.OBMAKE(&quot;date-&quot;&amp;COLUMN()&amp;&quot;-&quot;&amp;ROW();&quot;LocalDate&quot;;[.F481])" office:value-type="string" office:string-value="date-8-481 &#10;[24906]" calcext:value-type="string">
            <text:p>date-8-481 </text:p>
            <text:p>[24906]</text:p>
          </table:table-cell>
          <table:table-cell/>
          <table:table-cell table:formula="of:=INFO.OBBA.OBBA.OBGET(INFO.OBBA.OBBA.OBCALL(&quot;&quot;;[.$B$15];&quot;getDaycountFraction&quot;;[.G481];[.H481]))" office:value-type="float" office:value="-4.34166666666667" calcext:value-type="float">
            <text:p>-4,342</text:p>
          </table:table-cell>
          <table:table-cell table:style-name="ce37" table:formula="of:=(YEARFRAC([.E481];[.F481];[.$C$9]))" office:value-type="float" office:value="4.34166666666667" calcext:value-type="float">
            <text:p>4,342</text:p>
          </table:table-cell>
          <table:table-cell table:formula="of:=ABS([.J481])-[.K48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5-22" calcext:value-type="date">
            <text:p>22.05.1981</text:p>
          </table:table-cell>
          <table:table-cell table:style-name="ce26" table:formula="of:=[.$C$11]+INT(RAND()*([.$C$12]-[.$C$11]))" office:value-type="date" office:date-value="2022-10-31" calcext:value-type="date">
            <text:p>31.10.2022</text:p>
          </table:table-cell>
          <table:table-cell table:style-name="ce25" table:formula="of:=INFO.OBBA.OBBA.OBMAKE(&quot;date-&quot;&amp;COLUMN()&amp;&quot;-&quot;&amp;ROW();&quot;LocalDate&quot;;[.E482])" office:value-type="string" office:string-value="date-7-482 &#10;[24408]" calcext:value-type="string">
            <text:p>date-7-482 </text:p>
            <text:p>[24408]</text:p>
          </table:table-cell>
          <table:table-cell table:style-name="ce25" table:formula="of:=INFO.OBBA.OBBA.OBMAKE(&quot;date-&quot;&amp;COLUMN()&amp;&quot;-&quot;&amp;ROW();&quot;LocalDate&quot;;[.F482])" office:value-type="string" office:string-value="date-8-482 &#10;[24907]" calcext:value-type="string">
            <text:p>date-8-482 </text:p>
            <text:p>[24907]</text:p>
          </table:table-cell>
          <table:table-cell/>
          <table:table-cell table:formula="of:=INFO.OBBA.OBBA.OBGET(INFO.OBBA.OBBA.OBCALL(&quot;&quot;;[.$B$15];&quot;getDaycountFraction&quot;;[.G482];[.H482]))" office:value-type="float" office:value="42.0472222222222" calcext:value-type="float">
            <text:p>42,047</text:p>
          </table:table-cell>
          <table:table-cell table:style-name="ce37" table:formula="of:=(YEARFRAC([.E482];[.F482];[.$C$9]))" office:value-type="float" office:value="42.0472222222222" calcext:value-type="float">
            <text:p>42,047</text:p>
          </table:table-cell>
          <table:table-cell table:formula="of:=ABS([.J482])-[.K48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2-14" calcext:value-type="date">
            <text:p>14.02.2026</text:p>
          </table:table-cell>
          <table:table-cell table:style-name="ce26" table:formula="of:=[.$C$11]+INT(RAND()*([.$C$12]-[.$C$11]))" office:value-type="date" office:date-value="1997-07-24" calcext:value-type="date">
            <text:p>24.07.1997</text:p>
          </table:table-cell>
          <table:table-cell table:style-name="ce25" table:formula="of:=INFO.OBBA.OBBA.OBMAKE(&quot;date-&quot;&amp;COLUMN()&amp;&quot;-&quot;&amp;ROW();&quot;LocalDate&quot;;[.E483])" office:value-type="string" office:string-value="date-7-483 &#10;[24409]" calcext:value-type="string">
            <text:p>date-7-483 </text:p>
            <text:p>[24409]</text:p>
          </table:table-cell>
          <table:table-cell table:style-name="ce25" table:formula="of:=INFO.OBBA.OBBA.OBMAKE(&quot;date-&quot;&amp;COLUMN()&amp;&quot;-&quot;&amp;ROW();&quot;LocalDate&quot;;[.F483])" office:value-type="string" office:string-value="date-8-483 &#10;[24908]" calcext:value-type="string">
            <text:p>date-8-483 </text:p>
            <text:p>[24908]</text:p>
          </table:table-cell>
          <table:table-cell/>
          <table:table-cell table:formula="of:=INFO.OBBA.OBBA.OBGET(INFO.OBBA.OBBA.OBCALL(&quot;&quot;;[.$B$15];&quot;getDaycountFraction&quot;;[.G483];[.H483]))" office:value-type="float" office:value="-28.9777777777778" calcext:value-type="float">
            <text:p>-28,978</text:p>
          </table:table-cell>
          <table:table-cell table:style-name="ce37" table:formula="of:=(YEARFRAC([.E483];[.F483];[.$C$9]))" office:value-type="float" office:value="28.9777777777778" calcext:value-type="float">
            <text:p>28,978</text:p>
          </table:table-cell>
          <table:table-cell table:formula="of:=ABS([.J483])-[.K48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1-05-22" calcext:value-type="date">
            <text:p>22.05.1981</text:p>
          </table:table-cell>
          <table:table-cell table:style-name="ce26" table:formula="of:=[.$C$11]+INT(RAND()*([.$C$12]-[.$C$11]))" office:value-type="date" office:date-value="1990-01-16" calcext:value-type="date">
            <text:p>16.01.1990</text:p>
          </table:table-cell>
          <table:table-cell table:style-name="ce25" table:formula="of:=INFO.OBBA.OBBA.OBMAKE(&quot;date-&quot;&amp;COLUMN()&amp;&quot;-&quot;&amp;ROW();&quot;LocalDate&quot;;[.E484])" office:value-type="string" office:string-value="date-7-484 &#10;[24410]" calcext:value-type="string">
            <text:p>date-7-484 </text:p>
            <text:p>[24410]</text:p>
          </table:table-cell>
          <table:table-cell table:style-name="ce25" table:formula="of:=INFO.OBBA.OBBA.OBMAKE(&quot;date-&quot;&amp;COLUMN()&amp;&quot;-&quot;&amp;ROW();&quot;LocalDate&quot;;[.F484])" office:value-type="string" office:string-value="date-8-484 &#10;[24909]" calcext:value-type="string">
            <text:p>date-8-484 </text:p>
            <text:p>[24909]</text:p>
          </table:table-cell>
          <table:table-cell/>
          <table:table-cell table:formula="of:=INFO.OBBA.OBBA.OBGET(INFO.OBBA.OBBA.OBCALL(&quot;&quot;;[.$B$15];&quot;getDaycountFraction&quot;;[.G484];[.H484]))" office:value-type="float" office:value="8.78055555555556" calcext:value-type="float">
            <text:p>8,781</text:p>
          </table:table-cell>
          <table:table-cell table:style-name="ce37" table:formula="of:=(YEARFRAC([.E484];[.F484];[.$C$9]))" office:value-type="float" office:value="8.78055555555556" calcext:value-type="float">
            <text:p>8,781</text:p>
          </table:table-cell>
          <table:table-cell table:formula="of:=ABS([.J484])-[.K48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06-25" calcext:value-type="date">
            <text:p>25.06.2002</text:p>
          </table:table-cell>
          <table:table-cell table:style-name="ce26" table:formula="of:=[.$C$11]+INT(RAND()*([.$C$12]-[.$C$11]))" office:value-type="date" office:date-value="2026-07-29" calcext:value-type="date">
            <text:p>29.07.2026</text:p>
          </table:table-cell>
          <table:table-cell table:style-name="ce25" table:formula="of:=INFO.OBBA.OBBA.OBMAKE(&quot;date-&quot;&amp;COLUMN()&amp;&quot;-&quot;&amp;ROW();&quot;LocalDate&quot;;[.E485])" office:value-type="string" office:string-value="date-7-485 &#10;[24411]" calcext:value-type="string">
            <text:p>date-7-485 </text:p>
            <text:p>[24411]</text:p>
          </table:table-cell>
          <table:table-cell table:style-name="ce25" table:formula="of:=INFO.OBBA.OBBA.OBMAKE(&quot;date-&quot;&amp;COLUMN()&amp;&quot;-&quot;&amp;ROW();&quot;LocalDate&quot;;[.F485])" office:value-type="string" office:string-value="date-8-485 &#10;[24910]" calcext:value-type="string">
            <text:p>date-8-485 </text:p>
            <text:p>[24910]</text:p>
          </table:table-cell>
          <table:table-cell/>
          <table:table-cell table:formula="of:=INFO.OBBA.OBBA.OBGET(INFO.OBBA.OBBA.OBCALL(&quot;&quot;;[.$B$15];&quot;getDaycountFraction&quot;;[.G485];[.H485]))" office:value-type="float" office:value="24.4444444444444" calcext:value-type="float">
            <text:p>24,444</text:p>
          </table:table-cell>
          <table:table-cell table:style-name="ce37" table:formula="of:=(YEARFRAC([.E485];[.F485];[.$C$9]))" office:value-type="float" office:value="24.4444444444444" calcext:value-type="float">
            <text:p>24,444</text:p>
          </table:table-cell>
          <table:table-cell table:formula="of:=ABS([.J485])-[.K48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2-11-14" calcext:value-type="date">
            <text:p>14.11.2002</text:p>
          </table:table-cell>
          <table:table-cell table:style-name="ce26" table:formula="of:=[.$C$11]+INT(RAND()*([.$C$12]-[.$C$11]))" office:value-type="date" office:date-value="2012-11-01" calcext:value-type="date">
            <text:p>01.11.2012</text:p>
          </table:table-cell>
          <table:table-cell table:style-name="ce25" table:formula="of:=INFO.OBBA.OBBA.OBMAKE(&quot;date-&quot;&amp;COLUMN()&amp;&quot;-&quot;&amp;ROW();&quot;LocalDate&quot;;[.E486])" office:value-type="string" office:string-value="date-7-486 &#10;[24412]" calcext:value-type="string">
            <text:p>date-7-486 </text:p>
            <text:p>[24412]</text:p>
          </table:table-cell>
          <table:table-cell table:style-name="ce25" table:formula="of:=INFO.OBBA.OBBA.OBMAKE(&quot;date-&quot;&amp;COLUMN()&amp;&quot;-&quot;&amp;ROW();&quot;LocalDate&quot;;[.F486])" office:value-type="string" office:string-value="date-8-486 &#10;[24911]" calcext:value-type="string">
            <text:p>date-8-486 </text:p>
            <text:p>[24911]</text:p>
          </table:table-cell>
          <table:table-cell/>
          <table:table-cell table:formula="of:=INFO.OBBA.OBBA.OBGET(INFO.OBBA.OBBA.OBCALL(&quot;&quot;;[.$B$15];&quot;getDaycountFraction&quot;;[.G486];[.H486]))" office:value-type="float" office:value="10.1111111111111" calcext:value-type="float">
            <text:p>10,111</text:p>
          </table:table-cell>
          <table:table-cell table:style-name="ce37" table:formula="of:=(YEARFRAC([.E486];[.F486];[.$C$9]))" office:value-type="float" office:value="10.1111111111111" calcext:value-type="float">
            <text:p>10,111</text:p>
          </table:table-cell>
          <table:table-cell table:formula="of:=ABS([.J486])-[.K48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9-11-12" calcext:value-type="date">
            <text:p>12.11.2019</text:p>
          </table:table-cell>
          <table:table-cell table:style-name="ce26" table:formula="of:=[.$C$11]+INT(RAND()*([.$C$12]-[.$C$11]))" office:value-type="date" office:date-value="1993-12-02" calcext:value-type="date">
            <text:p>02.12.1993</text:p>
          </table:table-cell>
          <table:table-cell table:style-name="ce25" table:formula="of:=INFO.OBBA.OBBA.OBMAKE(&quot;date-&quot;&amp;COLUMN()&amp;&quot;-&quot;&amp;ROW();&quot;LocalDate&quot;;[.E487])" office:value-type="string" office:string-value="date-7-487 &#10;[24413]" calcext:value-type="string">
            <text:p>date-7-487 </text:p>
            <text:p>[24413]</text:p>
          </table:table-cell>
          <table:table-cell table:style-name="ce25" table:formula="of:=INFO.OBBA.OBBA.OBMAKE(&quot;date-&quot;&amp;COLUMN()&amp;&quot;-&quot;&amp;ROW();&quot;LocalDate&quot;;[.F487])" office:value-type="string" office:string-value="date-8-487 &#10;[24912]" calcext:value-type="string">
            <text:p>date-8-487 </text:p>
            <text:p>[24912]</text:p>
          </table:table-cell>
          <table:table-cell/>
          <table:table-cell table:formula="of:=INFO.OBBA.OBBA.OBGET(INFO.OBBA.OBBA.OBCALL(&quot;&quot;;[.$B$15];&quot;getDaycountFraction&quot;;[.G487];[.H487]))" office:value-type="float" office:value="-26.3222222222222" calcext:value-type="float">
            <text:p>-26,322</text:p>
          </table:table-cell>
          <table:table-cell table:style-name="ce37" table:formula="of:=(YEARFRAC([.E487];[.F487];[.$C$9]))" office:value-type="float" office:value="26.3222222222222" calcext:value-type="float">
            <text:p>26,322</text:p>
          </table:table-cell>
          <table:table-cell table:formula="of:=ABS([.J487])-[.K48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1-25" calcext:value-type="date">
            <text:p>25.01.2026</text:p>
          </table:table-cell>
          <table:table-cell table:style-name="ce26" table:formula="of:=[.$C$11]+INT(RAND()*([.$C$12]-[.$C$11]))" office:value-type="date" office:date-value="2029-10-04" calcext:value-type="date">
            <text:p>04.10.2029</text:p>
          </table:table-cell>
          <table:table-cell table:style-name="ce25" table:formula="of:=INFO.OBBA.OBBA.OBMAKE(&quot;date-&quot;&amp;COLUMN()&amp;&quot;-&quot;&amp;ROW();&quot;LocalDate&quot;;[.E488])" office:value-type="string" office:string-value="date-7-488 &#10;[24414]" calcext:value-type="string">
            <text:p>date-7-488 </text:p>
            <text:p>[24414]</text:p>
          </table:table-cell>
          <table:table-cell table:style-name="ce25" table:formula="of:=INFO.OBBA.OBBA.OBMAKE(&quot;date-&quot;&amp;COLUMN()&amp;&quot;-&quot;&amp;ROW();&quot;LocalDate&quot;;[.F488])" office:value-type="string" office:string-value="date-8-488 &#10;[24913]" calcext:value-type="string">
            <text:p>date-8-488 </text:p>
            <text:p>[24913]</text:p>
          </table:table-cell>
          <table:table-cell/>
          <table:table-cell table:formula="of:=INFO.OBBA.OBBA.OBGET(INFO.OBBA.OBBA.OBCALL(&quot;&quot;;[.$B$15];&quot;getDaycountFraction&quot;;[.G488];[.H488]))" office:value-type="float" office:value="3.74444444444444" calcext:value-type="float">
            <text:p>3,744</text:p>
          </table:table-cell>
          <table:table-cell table:style-name="ce37" table:formula="of:=(YEARFRAC([.E488];[.F488];[.$C$9]))" office:value-type="float" office:value="3.74444444444444" calcext:value-type="float">
            <text:p>3,744</text:p>
          </table:table-cell>
          <table:table-cell table:formula="of:=ABS([.J488])-[.K48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0-09-09" calcext:value-type="date">
            <text:p>09.09.1990</text:p>
          </table:table-cell>
          <table:table-cell table:style-name="ce26" table:formula="of:=[.$C$11]+INT(RAND()*([.$C$12]-[.$C$11]))" office:value-type="date" office:date-value="2017-03-24" calcext:value-type="date">
            <text:p>24.03.2017</text:p>
          </table:table-cell>
          <table:table-cell table:style-name="ce25" table:formula="of:=INFO.OBBA.OBBA.OBMAKE(&quot;date-&quot;&amp;COLUMN()&amp;&quot;-&quot;&amp;ROW();&quot;LocalDate&quot;;[.E489])" office:value-type="string" office:string-value="date-7-489 &#10;[24415]" calcext:value-type="string">
            <text:p>date-7-489 </text:p>
            <text:p>[24415]</text:p>
          </table:table-cell>
          <table:table-cell table:style-name="ce25" table:formula="of:=INFO.OBBA.OBBA.OBMAKE(&quot;date-&quot;&amp;COLUMN()&amp;&quot;-&quot;&amp;ROW();&quot;LocalDate&quot;;[.F489])" office:value-type="string" office:string-value="date-8-489 &#10;[24914]" calcext:value-type="string">
            <text:p>date-8-489 </text:p>
            <text:p>[24914]</text:p>
          </table:table-cell>
          <table:table-cell/>
          <table:table-cell table:formula="of:=INFO.OBBA.OBBA.OBGET(INFO.OBBA.OBBA.OBCALL(&quot;&quot;;[.$B$15];&quot;getDaycountFraction&quot;;[.G489];[.H489]))" office:value-type="float" office:value="26.925" calcext:value-type="float">
            <text:p>26,925</text:p>
          </table:table-cell>
          <table:table-cell table:style-name="ce37" table:formula="of:=(YEARFRAC([.E489];[.F489];[.$C$9]))" office:value-type="float" office:value="26.925" calcext:value-type="float">
            <text:p>26,925</text:p>
          </table:table-cell>
          <table:table-cell table:formula="of:=ABS([.J489])-[.K48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0-07-18" calcext:value-type="date">
            <text:p>18.07.1980</text:p>
          </table:table-cell>
          <table:table-cell table:style-name="ce26" table:formula="of:=[.$C$11]+INT(RAND()*([.$C$12]-[.$C$11]))" office:value-type="date" office:date-value="1988-05-02" calcext:value-type="date">
            <text:p>02.05.1988</text:p>
          </table:table-cell>
          <table:table-cell table:style-name="ce25" table:formula="of:=INFO.OBBA.OBBA.OBMAKE(&quot;date-&quot;&amp;COLUMN()&amp;&quot;-&quot;&amp;ROW();&quot;LocalDate&quot;;[.E490])" office:value-type="string" office:string-value="date-7-490 &#10;[24416]" calcext:value-type="string">
            <text:p>date-7-490 </text:p>
            <text:p>[24416]</text:p>
          </table:table-cell>
          <table:table-cell table:style-name="ce25" table:formula="of:=INFO.OBBA.OBBA.OBMAKE(&quot;date-&quot;&amp;COLUMN()&amp;&quot;-&quot;&amp;ROW();&quot;LocalDate&quot;;[.F490])" office:value-type="string" office:string-value="date-8-490 &#10;[24915]" calcext:value-type="string">
            <text:p>date-8-490 </text:p>
            <text:p>[24915]</text:p>
          </table:table-cell>
          <table:table-cell/>
          <table:table-cell table:formula="of:=INFO.OBBA.OBBA.OBGET(INFO.OBBA.OBBA.OBCALL(&quot;&quot;;[.$B$15];&quot;getDaycountFraction&quot;;[.G490];[.H490]))" office:value-type="float" office:value="7.90277777777778" calcext:value-type="float">
            <text:p>7,903</text:p>
          </table:table-cell>
          <table:table-cell table:style-name="ce37" table:formula="of:=(YEARFRAC([.E490];[.F490];[.$C$9]))" office:value-type="float" office:value="7.90277777777778" calcext:value-type="float">
            <text:p>7,903</text:p>
          </table:table-cell>
          <table:table-cell table:formula="of:=ABS([.J490])-[.K49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6-10-19" calcext:value-type="date">
            <text:p>19.10.1996</text:p>
          </table:table-cell>
          <table:table-cell table:style-name="ce26" table:formula="of:=[.$C$11]+INT(RAND()*([.$C$12]-[.$C$11]))" office:value-type="date" office:date-value="1984-07-21" calcext:value-type="date">
            <text:p>21.07.1984</text:p>
          </table:table-cell>
          <table:table-cell table:style-name="ce25" table:formula="of:=INFO.OBBA.OBBA.OBMAKE(&quot;date-&quot;&amp;COLUMN()&amp;&quot;-&quot;&amp;ROW();&quot;LocalDate&quot;;[.E491])" office:value-type="string" office:string-value="date-7-491 &#10;[24417]" calcext:value-type="string">
            <text:p>date-7-491 </text:p>
            <text:p>[24417]</text:p>
          </table:table-cell>
          <table:table-cell table:style-name="ce25" table:formula="of:=INFO.OBBA.OBBA.OBMAKE(&quot;date-&quot;&amp;COLUMN()&amp;&quot;-&quot;&amp;ROW();&quot;LocalDate&quot;;[.F491])" office:value-type="string" office:string-value="date-8-491 &#10;[24916]" calcext:value-type="string">
            <text:p>date-8-491 </text:p>
            <text:p>[24916]</text:p>
          </table:table-cell>
          <table:table-cell/>
          <table:table-cell table:formula="of:=INFO.OBBA.OBBA.OBGET(INFO.OBBA.OBBA.OBCALL(&quot;&quot;;[.$B$15];&quot;getDaycountFraction&quot;;[.G491];[.H491]))" office:value-type="float" office:value="-12.425" calcext:value-type="float">
            <text:p>-12,425</text:p>
          </table:table-cell>
          <table:table-cell table:style-name="ce37" table:formula="of:=(YEARFRAC([.E491];[.F491];[.$C$9]))" office:value-type="float" office:value="12.425" calcext:value-type="float">
            <text:p>12,425</text:p>
          </table:table-cell>
          <table:table-cell table:formula="of:=ABS([.J491])-[.K49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9-01-26" calcext:value-type="date">
            <text:p>26.01.2009</text:p>
          </table:table-cell>
          <table:table-cell table:style-name="ce26" table:formula="of:=[.$C$11]+INT(RAND()*([.$C$12]-[.$C$11]))" office:value-type="date" office:date-value="2022-01-06" calcext:value-type="date">
            <text:p>06.01.2022</text:p>
          </table:table-cell>
          <table:table-cell table:style-name="ce25" table:formula="of:=INFO.OBBA.OBBA.OBMAKE(&quot;date-&quot;&amp;COLUMN()&amp;&quot;-&quot;&amp;ROW();&quot;LocalDate&quot;;[.E492])" office:value-type="string" office:string-value="date-7-492 &#10;[24418]" calcext:value-type="string">
            <text:p>date-7-492 </text:p>
            <text:p>[24418]</text:p>
          </table:table-cell>
          <table:table-cell table:style-name="ce25" table:formula="of:=INFO.OBBA.OBBA.OBMAKE(&quot;date-&quot;&amp;COLUMN()&amp;&quot;-&quot;&amp;ROW();&quot;LocalDate&quot;;[.F492])" office:value-type="string" office:string-value="date-8-492 &#10;[24917]" calcext:value-type="string">
            <text:p>date-8-492 </text:p>
            <text:p>[24917]</text:p>
          </table:table-cell>
          <table:table-cell/>
          <table:table-cell table:formula="of:=INFO.OBBA.OBBA.OBGET(INFO.OBBA.OBBA.OBCALL(&quot;&quot;;[.$B$15];&quot;getDaycountFraction&quot;;[.G492];[.H492]))" office:value-type="float" office:value="13.1333333333333" calcext:value-type="float">
            <text:p>13,133</text:p>
          </table:table-cell>
          <table:table-cell table:style-name="ce37" table:formula="of:=(YEARFRAC([.E492];[.F492];[.$C$9]))" office:value-type="float" office:value="13.1333333333333" calcext:value-type="float">
            <text:p>13,133</text:p>
          </table:table-cell>
          <table:table-cell table:formula="of:=ABS([.J492])-[.K49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3-10-17" calcext:value-type="date">
            <text:p>17.10.1993</text:p>
          </table:table-cell>
          <table:table-cell table:style-name="ce26" table:formula="of:=[.$C$11]+INT(RAND()*([.$C$12]-[.$C$11]))" office:value-type="date" office:date-value="1989-03-08" calcext:value-type="date">
            <text:p>08.03.1989</text:p>
          </table:table-cell>
          <table:table-cell table:style-name="ce25" table:formula="of:=INFO.OBBA.OBBA.OBMAKE(&quot;date-&quot;&amp;COLUMN()&amp;&quot;-&quot;&amp;ROW();&quot;LocalDate&quot;;[.E493])" office:value-type="string" office:string-value="date-7-493 &#10;[24419]" calcext:value-type="string">
            <text:p>date-7-493 </text:p>
            <text:p>[24419]</text:p>
          </table:table-cell>
          <table:table-cell table:style-name="ce25" table:formula="of:=INFO.OBBA.OBBA.OBMAKE(&quot;date-&quot;&amp;COLUMN()&amp;&quot;-&quot;&amp;ROW();&quot;LocalDate&quot;;[.F493])" office:value-type="string" office:string-value="date-8-493 &#10;[24918]" calcext:value-type="string">
            <text:p>date-8-493 </text:p>
            <text:p>[24918]</text:p>
          </table:table-cell>
          <table:table-cell/>
          <table:table-cell table:formula="of:=INFO.OBBA.OBBA.OBGET(INFO.OBBA.OBBA.OBCALL(&quot;&quot;;[.$B$15];&quot;getDaycountFraction&quot;;[.G493];[.H493]))" office:value-type="float" office:value="-4.67777777777778" calcext:value-type="float">
            <text:p>-4,678</text:p>
          </table:table-cell>
          <table:table-cell table:style-name="ce37" table:formula="of:=(YEARFRAC([.E493];[.F493];[.$C$9]))" office:value-type="float" office:value="4.67777777777778" calcext:value-type="float">
            <text:p>4,678</text:p>
          </table:table-cell>
          <table:table-cell table:formula="of:=ABS([.J493])-[.K49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26-02-27" calcext:value-type="date">
            <text:p>27.02.2026</text:p>
          </table:table-cell>
          <table:table-cell table:style-name="ce26" table:formula="of:=[.$C$11]+INT(RAND()*([.$C$12]-[.$C$11]))" office:value-type="date" office:date-value="2018-07-29" calcext:value-type="date">
            <text:p>29.07.2018</text:p>
          </table:table-cell>
          <table:table-cell table:style-name="ce25" table:formula="of:=INFO.OBBA.OBBA.OBMAKE(&quot;date-&quot;&amp;COLUMN()&amp;&quot;-&quot;&amp;ROW();&quot;LocalDate&quot;;[.E494])" office:value-type="string" office:string-value="date-7-494 &#10;[24420]" calcext:value-type="string">
            <text:p>date-7-494 </text:p>
            <text:p>[24420]</text:p>
          </table:table-cell>
          <table:table-cell table:style-name="ce25" table:formula="of:=INFO.OBBA.OBBA.OBMAKE(&quot;date-&quot;&amp;COLUMN()&amp;&quot;-&quot;&amp;ROW();&quot;LocalDate&quot;;[.F494])" office:value-type="string" office:string-value="date-8-494 &#10;[24919]" calcext:value-type="string">
            <text:p>date-8-494 </text:p>
            <text:p>[24919]</text:p>
          </table:table-cell>
          <table:table-cell/>
          <table:table-cell table:formula="of:=INFO.OBBA.OBBA.OBGET(INFO.OBBA.OBBA.OBCALL(&quot;&quot;;[.$B$15];&quot;getDaycountFraction&quot;;[.G494];[.H494]))" office:value-type="float" office:value="-7.69444444444444" calcext:value-type="float">
            <text:p>-7,694</text:p>
          </table:table-cell>
          <table:table-cell table:style-name="ce37" table:formula="of:=(YEARFRAC([.E494];[.F494];[.$C$9]))" office:value-type="float" office:value="7.69444444444444" calcext:value-type="float">
            <text:p>7,694</text:p>
          </table:table-cell>
          <table:table-cell table:formula="of:=ABS([.J494])-[.K49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9-25" calcext:value-type="date">
            <text:p>25.09.1999</text:p>
          </table:table-cell>
          <table:table-cell table:style-name="ce26" table:formula="of:=[.$C$11]+INT(RAND()*([.$C$12]-[.$C$11]))" office:value-type="date" office:date-value="1998-03-03" calcext:value-type="date">
            <text:p>03.03.1998</text:p>
          </table:table-cell>
          <table:table-cell table:style-name="ce25" table:formula="of:=INFO.OBBA.OBBA.OBMAKE(&quot;date-&quot;&amp;COLUMN()&amp;&quot;-&quot;&amp;ROW();&quot;LocalDate&quot;;[.E495])" office:value-type="string" office:string-value="date-7-495 &#10;[24421]" calcext:value-type="string">
            <text:p>date-7-495 </text:p>
            <text:p>[24421]</text:p>
          </table:table-cell>
          <table:table-cell table:style-name="ce25" table:formula="of:=INFO.OBBA.OBBA.OBMAKE(&quot;date-&quot;&amp;COLUMN()&amp;&quot;-&quot;&amp;ROW();&quot;LocalDate&quot;;[.F495])" office:value-type="string" office:string-value="date-8-495 &#10;[24920]" calcext:value-type="string">
            <text:p>date-8-495 </text:p>
            <text:p>[24920]</text:p>
          </table:table-cell>
          <table:table-cell/>
          <table:table-cell table:formula="of:=INFO.OBBA.OBBA.OBGET(INFO.OBBA.OBBA.OBCALL(&quot;&quot;;[.$B$15];&quot;getDaycountFraction&quot;;[.G495];[.H495]))" office:value-type="float" office:value="-1.58611111111111" calcext:value-type="float">
            <text:p>-1,586</text:p>
          </table:table-cell>
          <table:table-cell table:style-name="ce37" table:formula="of:=(YEARFRAC([.E495];[.F495];[.$C$9]))" office:value-type="float" office:value="1.58611111111111" calcext:value-type="float">
            <text:p>1,586</text:p>
          </table:table-cell>
          <table:table-cell table:formula="of:=ABS([.J495])-[.K49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7-09-21" calcext:value-type="date">
            <text:p>21.09.2007</text:p>
          </table:table-cell>
          <table:table-cell table:style-name="ce26" table:formula="of:=[.$C$11]+INT(RAND()*([.$C$12]-[.$C$11]))" office:value-type="date" office:date-value="2015-06-22" calcext:value-type="date">
            <text:p>22.06.2015</text:p>
          </table:table-cell>
          <table:table-cell table:style-name="ce25" table:formula="of:=INFO.OBBA.OBBA.OBMAKE(&quot;date-&quot;&amp;COLUMN()&amp;&quot;-&quot;&amp;ROW();&quot;LocalDate&quot;;[.E496])" office:value-type="string" office:string-value="date-7-496 &#10;[24422]" calcext:value-type="string">
            <text:p>date-7-496 </text:p>
            <text:p>[24422]</text:p>
          </table:table-cell>
          <table:table-cell table:style-name="ce25" table:formula="of:=INFO.OBBA.OBBA.OBMAKE(&quot;date-&quot;&amp;COLUMN()&amp;&quot;-&quot;&amp;ROW();&quot;LocalDate&quot;;[.F496])" office:value-type="string" office:string-value="date-8-496 &#10;[24921]" calcext:value-type="string">
            <text:p>date-8-496 </text:p>
            <text:p>[24921]</text:p>
          </table:table-cell>
          <table:table-cell/>
          <table:table-cell table:formula="of:=INFO.OBBA.OBBA.OBGET(INFO.OBBA.OBBA.OBCALL(&quot;&quot;;[.$B$15];&quot;getDaycountFraction&quot;;[.G496];[.H496]))" office:value-type="float" office:value="7.86388888888889" calcext:value-type="float">
            <text:p>7,864</text:p>
          </table:table-cell>
          <table:table-cell table:style-name="ce37" table:formula="of:=(YEARFRAC([.E496];[.F496];[.$C$9]))" office:value-type="float" office:value="7.86388888888889" calcext:value-type="float">
            <text:p>7,864</text:p>
          </table:table-cell>
          <table:table-cell table:formula="of:=ABS([.J496])-[.K496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8-02-24" calcext:value-type="date">
            <text:p>24.02.1998</text:p>
          </table:table-cell>
          <table:table-cell table:style-name="ce26" table:formula="of:=[.$C$11]+INT(RAND()*([.$C$12]-[.$C$11]))" office:value-type="date" office:date-value="2011-04-13" calcext:value-type="date">
            <text:p>13.04.2011</text:p>
          </table:table-cell>
          <table:table-cell table:style-name="ce25" table:formula="of:=INFO.OBBA.OBBA.OBMAKE(&quot;date-&quot;&amp;COLUMN()&amp;&quot;-&quot;&amp;ROW();&quot;LocalDate&quot;;[.E497])" office:value-type="string" office:string-value="date-7-497 &#10;[24423]" calcext:value-type="string">
            <text:p>date-7-497 </text:p>
            <text:p>[24423]</text:p>
          </table:table-cell>
          <table:table-cell table:style-name="ce25" table:formula="of:=INFO.OBBA.OBBA.OBMAKE(&quot;date-&quot;&amp;COLUMN()&amp;&quot;-&quot;&amp;ROW();&quot;LocalDate&quot;;[.F497])" office:value-type="string" office:string-value="date-8-497 &#10;[24922]" calcext:value-type="string">
            <text:p>date-8-497 </text:p>
            <text:p>[24922]</text:p>
          </table:table-cell>
          <table:table-cell/>
          <table:table-cell table:formula="of:=INFO.OBBA.OBBA.OBGET(INFO.OBBA.OBBA.OBCALL(&quot;&quot;;[.$B$15];&quot;getDaycountFraction&quot;;[.G497];[.H497]))" office:value-type="float" office:value="13.3222222222222" calcext:value-type="float">
            <text:p>13,322</text:p>
          </table:table-cell>
          <table:table-cell table:style-name="ce37" table:formula="of:=(YEARFRAC([.E497];[.F497];[.$C$9]))" office:value-type="float" office:value="13.3222222222222" calcext:value-type="float">
            <text:p>13,322</text:p>
          </table:table-cell>
          <table:table-cell table:formula="of:=ABS([.J497])-[.K497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4-07-15" calcext:value-type="date">
            <text:p>15.07.1984</text:p>
          </table:table-cell>
          <table:table-cell table:style-name="ce26" table:formula="of:=[.$C$11]+INT(RAND()*([.$C$12]-[.$C$11]))" office:value-type="date" office:date-value="2012-05-27" calcext:value-type="date">
            <text:p>27.05.2012</text:p>
          </table:table-cell>
          <table:table-cell table:style-name="ce25" table:formula="of:=INFO.OBBA.OBBA.OBMAKE(&quot;date-&quot;&amp;COLUMN()&amp;&quot;-&quot;&amp;ROW();&quot;LocalDate&quot;;[.E498])" office:value-type="string" office:string-value="date-7-498 &#10;[24424]" calcext:value-type="string">
            <text:p>date-7-498 </text:p>
            <text:p>[24424]</text:p>
          </table:table-cell>
          <table:table-cell table:style-name="ce25" table:formula="of:=INFO.OBBA.OBBA.OBMAKE(&quot;date-&quot;&amp;COLUMN()&amp;&quot;-&quot;&amp;ROW();&quot;LocalDate&quot;;[.F498])" office:value-type="string" office:string-value="date-8-498 &#10;[24923]" calcext:value-type="string">
            <text:p>date-8-498 </text:p>
            <text:p>[24923]</text:p>
          </table:table-cell>
          <table:table-cell/>
          <table:table-cell table:formula="of:=INFO.OBBA.OBBA.OBGET(INFO.OBBA.OBBA.OBCALL(&quot;&quot;;[.$B$15];&quot;getDaycountFraction&quot;;[.G498];[.H498]))" office:value-type="float" office:value="28.2722222222222" calcext:value-type="float">
            <text:p>28,272</text:p>
          </table:table-cell>
          <table:table-cell table:style-name="ce37" table:formula="of:=(YEARFRAC([.E498];[.F498];[.$C$9]))" office:value-type="float" office:value="28.2722222222222" calcext:value-type="float">
            <text:p>28,272</text:p>
          </table:table-cell>
          <table:table-cell table:formula="of:=ABS([.J498])-[.K498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12-11" calcext:value-type="date">
            <text:p>11.12.1989</text:p>
          </table:table-cell>
          <table:table-cell table:style-name="ce26" table:formula="of:=[.$C$11]+INT(RAND()*([.$C$12]-[.$C$11]))" office:value-type="date" office:date-value="2001-12-09" calcext:value-type="date">
            <text:p>09.12.2001</text:p>
          </table:table-cell>
          <table:table-cell table:style-name="ce25" table:formula="of:=INFO.OBBA.OBBA.OBMAKE(&quot;date-&quot;&amp;COLUMN()&amp;&quot;-&quot;&amp;ROW();&quot;LocalDate&quot;;[.E499])" office:value-type="string" office:string-value="date-7-499 &#10;[24425]" calcext:value-type="string">
            <text:p>date-7-499 </text:p>
            <text:p>[24425]</text:p>
          </table:table-cell>
          <table:table-cell table:style-name="ce25" table:formula="of:=INFO.OBBA.OBBA.OBMAKE(&quot;date-&quot;&amp;COLUMN()&amp;&quot;-&quot;&amp;ROW();&quot;LocalDate&quot;;[.F499])" office:value-type="string" office:string-value="date-8-499 &#10;[24924]" calcext:value-type="string">
            <text:p>date-8-499 </text:p>
            <text:p>[24924]</text:p>
          </table:table-cell>
          <table:table-cell/>
          <table:table-cell table:formula="of:=INFO.OBBA.OBBA.OBGET(INFO.OBBA.OBBA.OBCALL(&quot;&quot;;[.$B$15];&quot;getDaycountFraction&quot;;[.G499];[.H499]))" office:value-type="float" office:value="12.1694444444444" calcext:value-type="float">
            <text:p>12,169</text:p>
          </table:table-cell>
          <table:table-cell table:style-name="ce37" table:formula="of:=(YEARFRAC([.E499];[.F499];[.$C$9]))" office:value-type="float" office:value="12.1694444444444" calcext:value-type="float">
            <text:p>12,169</text:p>
          </table:table-cell>
          <table:table-cell table:formula="of:=ABS([.J499])-[.K499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89-08-13" calcext:value-type="date">
            <text:p>13.08.1989</text:p>
          </table:table-cell>
          <table:table-cell table:style-name="ce26" table:formula="of:=[.$C$11]+INT(RAND()*([.$C$12]-[.$C$11]))" office:value-type="date" office:date-value="2024-09-16" calcext:value-type="date">
            <text:p>16.09.2024</text:p>
          </table:table-cell>
          <table:table-cell table:style-name="ce25" table:formula="of:=INFO.OBBA.OBBA.OBMAKE(&quot;date-&quot;&amp;COLUMN()&amp;&quot;-&quot;&amp;ROW();&quot;LocalDate&quot;;[.E500])" office:value-type="string" office:string-value="date-7-500 &#10;[24426]" calcext:value-type="string">
            <text:p>date-7-500 </text:p>
            <text:p>[24426]</text:p>
          </table:table-cell>
          <table:table-cell table:style-name="ce25" table:formula="of:=INFO.OBBA.OBBA.OBMAKE(&quot;date-&quot;&amp;COLUMN()&amp;&quot;-&quot;&amp;ROW();&quot;LocalDate&quot;;[.F500])" office:value-type="string" office:string-value="date-8-500 &#10;[24925]" calcext:value-type="string">
            <text:p>date-8-500 </text:p>
            <text:p>[24925]</text:p>
          </table:table-cell>
          <table:table-cell/>
          <table:table-cell table:formula="of:=INFO.OBBA.OBBA.OBGET(INFO.OBBA.OBBA.OBCALL(&quot;&quot;;[.$B$15];&quot;getDaycountFraction&quot;;[.G500];[.H500]))" office:value-type="float" office:value="35.6055555555556" calcext:value-type="float">
            <text:p>35,606</text:p>
          </table:table-cell>
          <table:table-cell table:style-name="ce37" table:formula="of:=(YEARFRAC([.E500];[.F500];[.$C$9]))" office:value-type="float" office:value="35.6055555555556" calcext:value-type="float">
            <text:p>35,606</text:p>
          </table:table-cell>
          <table:table-cell table:formula="of:=ABS([.J500])-[.K500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6-10-11" calcext:value-type="date">
            <text:p>11.10.2016</text:p>
          </table:table-cell>
          <table:table-cell table:style-name="ce26" table:formula="of:=[.$C$11]+INT(RAND()*([.$C$12]-[.$C$11]))" office:value-type="date" office:date-value="2007-06-27" calcext:value-type="date">
            <text:p>27.06.2007</text:p>
          </table:table-cell>
          <table:table-cell table:style-name="ce25" table:formula="of:=INFO.OBBA.OBBA.OBMAKE(&quot;date-&quot;&amp;COLUMN()&amp;&quot;-&quot;&amp;ROW();&quot;LocalDate&quot;;[.E501])" office:value-type="string" office:string-value="date-7-501 &#10;[24427]" calcext:value-type="string">
            <text:p>date-7-501 </text:p>
            <text:p>[24427]</text:p>
          </table:table-cell>
          <table:table-cell table:style-name="ce25" table:formula="of:=INFO.OBBA.OBBA.OBMAKE(&quot;date-&quot;&amp;COLUMN()&amp;&quot;-&quot;&amp;ROW();&quot;LocalDate&quot;;[.F501])" office:value-type="string" office:string-value="date-8-501 &#10;[24926]" calcext:value-type="string">
            <text:p>date-8-501 </text:p>
            <text:p>[24926]</text:p>
          </table:table-cell>
          <table:table-cell/>
          <table:table-cell table:formula="of:=INFO.OBBA.OBBA.OBGET(INFO.OBBA.OBBA.OBCALL(&quot;&quot;;[.$B$15];&quot;getDaycountFraction&quot;;[.G501];[.H501]))" office:value-type="float" office:value="-9.42777777777778" calcext:value-type="float">
            <text:p>-9,428</text:p>
          </table:table-cell>
          <table:table-cell table:style-name="ce37" table:formula="of:=(YEARFRAC([.E501];[.F501];[.$C$9]))" office:value-type="float" office:value="9.42777777777778" calcext:value-type="float">
            <text:p>9,428</text:p>
          </table:table-cell>
          <table:table-cell table:formula="of:=ABS([.J501])-[.K501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5-10-22" calcext:value-type="date">
            <text:p>22.10.2015</text:p>
          </table:table-cell>
          <table:table-cell table:style-name="ce26" table:formula="of:=[.$C$11]+INT(RAND()*([.$C$12]-[.$C$11]))" office:value-type="date" office:date-value="2027-03-08" calcext:value-type="date">
            <text:p>08.03.2027</text:p>
          </table:table-cell>
          <table:table-cell table:style-name="ce25" table:formula="of:=INFO.OBBA.OBBA.OBMAKE(&quot;date-&quot;&amp;COLUMN()&amp;&quot;-&quot;&amp;ROW();&quot;LocalDate&quot;;[.E502])" office:value-type="string" office:string-value="date-7-502 &#10;[24428]" calcext:value-type="string">
            <text:p>date-7-502 </text:p>
            <text:p>[24428]</text:p>
          </table:table-cell>
          <table:table-cell table:style-name="ce25" table:formula="of:=INFO.OBBA.OBBA.OBMAKE(&quot;date-&quot;&amp;COLUMN()&amp;&quot;-&quot;&amp;ROW();&quot;LocalDate&quot;;[.F502])" office:value-type="string" office:string-value="date-8-502 &#10;[24927]" calcext:value-type="string">
            <text:p>date-8-502 </text:p>
            <text:p>[24927]</text:p>
          </table:table-cell>
          <table:table-cell/>
          <table:table-cell table:formula="of:=INFO.OBBA.OBBA.OBGET(INFO.OBBA.OBBA.OBCALL(&quot;&quot;;[.$B$15];&quot;getDaycountFraction&quot;;[.G502];[.H502]))" office:value-type="float" office:value="11.5416666666667" calcext:value-type="float">
            <text:p>11,542</text:p>
          </table:table-cell>
          <table:table-cell table:style-name="ce37" table:formula="of:=(YEARFRAC([.E502];[.F502];[.$C$9]))" office:value-type="float" office:value="11.5416666666667" calcext:value-type="float">
            <text:p>11,542</text:p>
          </table:table-cell>
          <table:table-cell table:formula="of:=ABS([.J502])-[.K502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18-12-10" calcext:value-type="date">
            <text:p>10.12.2018</text:p>
          </table:table-cell>
          <table:table-cell table:style-name="ce26" table:formula="of:=[.$C$11]+INT(RAND()*([.$C$12]-[.$C$11]))" office:value-type="date" office:date-value="1996-11-18" calcext:value-type="date">
            <text:p>18.11.1996</text:p>
          </table:table-cell>
          <table:table-cell table:style-name="ce25" table:formula="of:=INFO.OBBA.OBBA.OBMAKE(&quot;date-&quot;&amp;COLUMN()&amp;&quot;-&quot;&amp;ROW();&quot;LocalDate&quot;;[.E503])" office:value-type="string" office:string-value="date-7-503 &#10;[24429]" calcext:value-type="string">
            <text:p>date-7-503 </text:p>
            <text:p>[24429]</text:p>
          </table:table-cell>
          <table:table-cell table:style-name="ce25" table:formula="of:=INFO.OBBA.OBBA.OBMAKE(&quot;date-&quot;&amp;COLUMN()&amp;&quot;-&quot;&amp;ROW();&quot;LocalDate&quot;;[.F503])" office:value-type="string" office:string-value="date-8-503 &#10;[24928]" calcext:value-type="string">
            <text:p>date-8-503 </text:p>
            <text:p>[24928]</text:p>
          </table:table-cell>
          <table:table-cell/>
          <table:table-cell table:formula="of:=INFO.OBBA.OBBA.OBGET(INFO.OBBA.OBBA.OBCALL(&quot;&quot;;[.$B$15];&quot;getDaycountFraction&quot;;[.G503];[.H503]))" office:value-type="float" office:value="-22.3805555555556" calcext:value-type="float">
            <text:p>-22,381</text:p>
          </table:table-cell>
          <table:table-cell table:style-name="ce37" table:formula="of:=(YEARFRAC([.E503];[.F503];[.$C$9]))" office:value-type="float" office:value="22.3805555555556" calcext:value-type="float">
            <text:p>22,381</text:p>
          </table:table-cell>
          <table:table-cell table:formula="of:=ABS([.J503])-[.K503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1999-09-03" calcext:value-type="date">
            <text:p>03.09.1999</text:p>
          </table:table-cell>
          <table:table-cell table:style-name="ce26" table:formula="of:=[.$C$11]+INT(RAND()*([.$C$12]-[.$C$11]))" office:value-type="date" office:date-value="2010-12-02" calcext:value-type="date">
            <text:p>02.12.2010</text:p>
          </table:table-cell>
          <table:table-cell table:style-name="ce25" table:formula="of:=INFO.OBBA.OBBA.OBMAKE(&quot;date-&quot;&amp;COLUMN()&amp;&quot;-&quot;&amp;ROW();&quot;LocalDate&quot;;[.E504])" office:value-type="string" office:string-value="date-7-504 &#10;[24430]" calcext:value-type="string">
            <text:p>date-7-504 </text:p>
            <text:p>[24430]</text:p>
          </table:table-cell>
          <table:table-cell table:style-name="ce25" table:formula="of:=INFO.OBBA.OBBA.OBMAKE(&quot;date-&quot;&amp;COLUMN()&amp;&quot;-&quot;&amp;ROW();&quot;LocalDate&quot;;[.F504])" office:value-type="string" office:string-value="date-8-504 &#10;[24929]" calcext:value-type="string">
            <text:p>date-8-504 </text:p>
            <text:p>[24929]</text:p>
          </table:table-cell>
          <table:table-cell/>
          <table:table-cell table:formula="of:=INFO.OBBA.OBBA.OBGET(INFO.OBBA.OBBA.OBCALL(&quot;&quot;;[.$B$15];&quot;getDaycountFraction&quot;;[.G504];[.H504]))" office:value-type="float" office:value="11.4111111111111" calcext:value-type="float">
            <text:p>11,411</text:p>
          </table:table-cell>
          <table:table-cell table:style-name="ce37" table:formula="of:=(YEARFRAC([.E504];[.F504];[.$C$9]))" office:value-type="float" office:value="11.4111111111111" calcext:value-type="float">
            <text:p>11,411</text:p>
          </table:table-cell>
          <table:table-cell table:formula="of:=ABS([.J504])-[.K504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>
          <table:table-cell table:number-columns-repeated="4"/>
          <table:table-cell table:style-name="ce26" table:formula="of:=[.$C$11]+INT(RAND()*([.$C$12]-[.$C$11]))" office:value-type="date" office:date-value="2004-05-19" calcext:value-type="date">
            <text:p>19.05.2004</text:p>
          </table:table-cell>
          <table:table-cell table:style-name="ce26" table:formula="of:=[.$C$11]+INT(RAND()*([.$C$12]-[.$C$11]))" office:value-type="date" office:date-value="2023-04-09" calcext:value-type="date">
            <text:p>09.04.2023</text:p>
          </table:table-cell>
          <table:table-cell table:style-name="ce25" table:formula="of:=INFO.OBBA.OBBA.OBMAKE(&quot;date-&quot;&amp;COLUMN()&amp;&quot;-&quot;&amp;ROW();&quot;LocalDate&quot;;[.E505])" office:value-type="string" office:string-value="date-7-505 &#10;[24431]" calcext:value-type="string">
            <text:p>date-7-505 </text:p>
            <text:p>[24431]</text:p>
          </table:table-cell>
          <table:table-cell table:style-name="ce25" table:formula="of:=INFO.OBBA.OBBA.OBMAKE(&quot;date-&quot;&amp;COLUMN()&amp;&quot;-&quot;&amp;ROW();&quot;LocalDate&quot;;[.F505])" office:value-type="string" office:string-value="date-8-505 &#10;[24930]" calcext:value-type="string">
            <text:p>date-8-505 </text:p>
            <text:p>[24930]</text:p>
          </table:table-cell>
          <table:table-cell/>
          <table:table-cell table:formula="of:=INFO.OBBA.OBBA.OBGET(INFO.OBBA.OBBA.OBCALL(&quot;&quot;;[.$B$15];&quot;getDaycountFraction&quot;;[.G505];[.H505]))" office:value-type="float" office:value="19.1638888888889" calcext:value-type="float">
            <text:p>19,164</text:p>
          </table:table-cell>
          <table:table-cell table:style-name="ce37" table:formula="of:=(YEARFRAC([.E505];[.F505];[.$C$9]))" office:value-type="float" office:value="19.1638888888889" calcext:value-type="float">
            <text:p>19,164</text:p>
          </table:table-cell>
          <table:table-cell table:formula="of:=ABS([.J505])-[.K505]" office:value-type="float" office:value="0" calcext:value-type="float">
            <text:p>0,00000E+00</text:p>
          </table:table-cell>
          <table:table-cell table:number-columns-repeated="1012"/>
        </table:table-row>
        <table:table-row table:style-name="ro4" table:number-rows-repeated="10480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number:number-style style:name="N141">
      <number:number number:decimal-places="17" loext:min-decimal-places="17" number:min-integer-digits="1"/>
    </number:number-style>
    <number:number-style style:name="N142">
      <number:number number:decimal-places="16" loext:min-decimal-places="16" number:min-integer-digits="1"/>
    </number:number-style>
    <number:number-style style:name="N143">
      <number:number number:decimal-places="15" loext:min-decimal-places="15" number:min-integer-digits="1"/>
    </number:number-style>
    <number:number-style style:name="N144">
      <number:number number:decimal-places="14" loext:min-decimal-places="14" number:min-integer-digits="1"/>
    </number:number-style>
    <number:number-style style:name="N145">
      <number:number number:decimal-places="13" loext:min-decimal-places="13" number:min-integer-digits="1"/>
    </number:number-style>
    <number:number-style style:name="N146">
      <number:number number:decimal-places="12" loext:min-decimal-places="12" number:min-integer-digits="1"/>
    </number:number-style>
    <number:number-style style:name="N147">
      <number:number number:decimal-places="11" loext:min-decimal-places="11" number:min-integer-digits="1"/>
    </number:number-style>
    <number:number-style style:name="N148">
      <number:number number:decimal-places="10" loext:min-decimal-places="10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8" loext:min-decimal-places="8" number:min-integer-digits="1"/>
    </number:number-style>
    <number:number-style style:name="N151">
      <number:number number:decimal-places="7" loext:min-decimal-places="7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5" loext:min-decimal-places="5" number:min-integer-digits="1"/>
    </number:number-style>
    <number:number-style style:name="N154">
      <number:number number:decimal-places="4" loext:min-decimal-places="4" number:min-integer-digits="1"/>
    </number:number-style>
    <number:number-style style:name="N155">
      <number:number number:decimal-places="3" loext:min-decimal-places="3" number:min-integer-digits="1"/>
    </number:number-style>
    <number:number-style style:name="N156">
      <number:scientific-number number:decimal-places="5" loext:min-decimal-places="5" number:min-integer-digits="1" number:min-exponent-digits="2" loext:exponent-interval="1" loext:forced-exponent-sign="true"/>
    </number:number-style>
    <number:percentage-style style:name="N157">
      <number:number number:decimal-places="3" loext:min-decimal-places="3" number:min-integer-digits="1"/>
      <number:text>%</number:text>
    </number:percentage-style>
    <number:number-style style:name="N158">
      <number:number number:decimal-places="1" loext:min-decimal-places="1" number:min-integer-digits="1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number:text> $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loext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€ </number:text>
      <number:number number:decimal-places="0" loext:min-decimal-places="0" number:min-integer-digits="1" number:grouping="true"/>
    </number:number-style>
    <number:number-style style:name="N182">
      <number:text>-€ </number:text>
      <number:number number:decimal-places="0" loext:min-decimal-places="0" number:min-integer-digits="1" number:grouping="true"/>
      <style:map style:condition="value()&gt;=0" style:apply-style-name="N182P0"/>
    </number:number-style>
    <number:number-style style:name="N183P0" style:volatile="true">
      <number:text>€ </number:text>
      <number:number number:decimal-places="0" loext:min-decimal-places="0" number:min-integer-digits="1" number:grouping="true"/>
    </number:number-style>
    <number:number-style style:name="N18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83P0"/>
    </number:number-style>
    <number:number-style style:name="N185P0" style:volatile="true">
      <number:text>€ </number:text>
      <number:number number:decimal-places="2" loext:min-decimal-places="2" number:min-integer-digits="1" number:grouping="true"/>
    </number:number-style>
    <number:number-style style:name="N185">
      <number:text>-€ </number:text>
      <number:number number:decimal-places="2" loext:min-decimal-places="2" number:min-integer-digits="1" number:grouping="true"/>
      <style:map style:condition="value()&gt;=0" style:apply-style-name="N185P0"/>
    </number:number-style>
    <number:number-style style:name="N186P0" style:volatile="true">
      <number:text>€ </number:text>
      <number:number number:decimal-places="2" loext:min-decimal-places="2" number:min-integer-digits="1" number:grouping="true"/>
    </number:number-style>
    <number:number-style style:name="N18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86P0"/>
    </number:number-style>
    <number:number-style style:name="N190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90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90P2" style:volatile="true">
      <number:text> €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loext:min-decimal-places="0" number:min-integer-digits="1" number:grouping="true"/>
      <number:text> </number:text>
    </number:number-style>
    <number:number-style style:name="N19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96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96P2" style:volatile="true">
      <number:text> € 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8P2" style:volatile="true">
      <number:text>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percentage-style style:name="N199">
      <number:number number:decimal-places="1" loext:min-decimal-places="1" number:min-integer-digits="1"/>
      <number:text>%</number:text>
    </number:percentage-style>
    <number:percentage-style style:name="N200">
      <number:number number:decimal-places="4" loext:min-decimal-places="4" number:min-integer-digits="1"/>
      <number:text>%</number:text>
    </number:percentage-style>
    <number:percentage-style style:name="N201">
      <number:number number:decimal-places="5" loext:min-decimal-places="5" number:min-integer-digits="1"/>
      <number:text>%</number:text>
    </number:percentage-style>
    <number:percentage-style style:name="N202">
      <number:number number:decimal-places="6" loext:min-decimal-places="6" number:min-integer-digits="1"/>
      <number:text>%</number:text>
    </number:percentage-style>
    <number:number-style style:name="N203">
      <number:number number:decimal-places="4" loext:min-decimal-places="4" number:min-integer-digits="1" number:grouping="true"/>
    </number:number-style>
    <number:date-style style:name="N204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05P0" style:volatile="true">
      <number:number number:decimal-places="0" loext:min-decimal-places="0" number:min-integer-digits="1" number:grouping="true"/>
      <number:text> </number:text>
    </number:number-style>
    <number:number-style style:name="N20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05P0"/>
    </number:number-style>
    <number:number-style style:name="N206">
      <number:text>$</number:text>
      <number:number number:decimal-places="2" loext:min-decimal-places="2" number:min-integer-digits="1" number:grouping="true"/>
    </number:number-style>
    <number:number-style style:name="N207">
      <number:number number:decimal-places="2" loext:min-decimal-places="2" number:min-integer-digits="1"/>
      <number:text> </number:text>
    </number:number-style>
    <number:number-style style:name="N209P0" style:volatile="true">
      <number:number number:decimal-places="1" loext:min-decimal-places="1" number:min-integer-digits="1" number:grouping="true"/>
    </number:number-style>
    <number:number-style style:name="N209">
      <number:number number:decimal-places="1" loext:min-decimal-places="1" number:min-integer-digits="1" number:grouping="true"/>
      <style:map style:condition="value()&gt;=0" style:apply-style-name="N209P0"/>
    </number:number-style>
    <number:number-style style:name="N211P0" style:volatile="true">
      <number:text>+</number:text>
      <number:number number:decimal-places="2" loext:min-decimal-places="2" number:min-integer-digits="1" number:grouping="true"/>
    </number:number-style>
    <number:number-style style:name="N211">
      <number:text>-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3P0" style:volatile="true">
      <number:number number:decimal-places="0" loext:min-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13P2" style:volatile="true">
      <number:text>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loext:min-decimal-places="0" number:min-integer-digits="1" number:grouping="true"/>
      <number:text>  </number:text>
    </number:number-style>
    <number:number-style style:name="N217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7P2" style:volatile="true">
      <number:text>- 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loext:min-decimal-places="2" number:min-integer-digits="1" number:grouping="true"/>
      <number:text> DM </number:text>
    </number:number-style>
    <number:number-style style:name="N221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21P2" style:volatile="true">
      <number:text>-</number:text>
      <number:number number:decimal-places="0" loext:min-decimal-places="0" number:min-integer-digits="0"/>
      <number:text> DM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number number:decimal-places="0" loext:min-decimal-places="0" number:min-integer-digits="1" number:grouping="true"/>
      <number:text> € </number:text>
    </number:number-style>
    <number:number-style style:name="N2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23P2" style:volatile="true">
      <number:text>-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6P0" style:volatile="true">
      <number:number number:decimal-places="0" loext:min-decimal-places="0" number:min-integer-digits="1" number:grouping="true"/>
      <number:text> </number:text>
    </number:number-style>
    <number:number-style style:name="N22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loext:min-decimal-places="2" number:min-integer-digits="1" number:grouping="true"/>
      <number:text> </number:text>
    </number:number-style>
    <number:number-style style:name="N22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£</number:text>
      <number:number number:decimal-places="0" loext:min-decimal-places="0" number:min-integer-digits="1" number:grouping="true"/>
    </number:number-style>
    <number:number-style style:name="N230">
      <number:text>-£</number:text>
      <number:number number:decimal-places="0" loext:min-decimal-places="0" number:min-integer-digits="1" number:grouping="true"/>
      <style:map style:condition="value()&gt;=0" style:apply-style-name="N230P0"/>
    </number:number-style>
    <number:number-style style:name="N231P0" style:volatile="true">
      <number:text>£</number:text>
      <number:number number:decimal-places="0" loext:min-decimal-places="0" number:min-integer-digits="1" number:grouping="true"/>
    </number:number-style>
    <number:number-style style:name="N23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31P0"/>
    </number:number-style>
    <number:number-style style:name="N233P0" style:volatile="true">
      <number:text>£</number:text>
      <number:number number:decimal-places="2" loext:min-decimal-places="2" number:min-integer-digits="1" number:grouping="true"/>
    </number:number-style>
    <number:number-style style:name="N233">
      <number:text>-£</number:text>
      <number:number number:decimal-places="2" loext:min-decimal-places="2" number:min-integer-digits="1" number:grouping="true"/>
      <style:map style:condition="value()&gt;=0" style:apply-style-name="N233P0"/>
    </number:number-style>
    <number:number-style style:name="N234P0" style:volatile="true">
      <number:text>£</number:text>
      <number:number number:decimal-places="2" loext:min-decimal-places="2" number:min-integer-digits="1" number:grouping="true"/>
    </number:number-style>
    <number:number-style style:name="N23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34P0"/>
    </number:number-style>
    <number:number-style style:name="N238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38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number:text> £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P0" style:volatile="true">
      <number:number number:decimal-places="0" loext:min-decimal-places="0" number:min-integer-digits="1" number:grouping="true"/>
      <number:text> </number:text>
    </number:number-style>
    <number:number-style style:name="N23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39P2" style:volatile="true">
      <number:text>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43P2" style:volatile="true">
      <number:text> £-</number:text>
      <number:number number:decimal-places="0" loext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2" loext:min-decimal-places="2" number:min-integer-digits="1" number:grouping="true"/>
      <number:text>   </number:text>
    </number:number-style>
    <number:number-style style:name="N24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47P2" style:volatile="true">
      <number:text>-</number:text>
      <number:number number:decimal-places="0" loext:min-decimal-places="0" number:min-integer-digits="0"/>
      <number:text>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0" loext:min-decimal-places="0" number:min-integer-digits="1" number:grouping="true"/>
      <number:text>   </number:text>
    </number:number-style>
    <number:number-style style:name="N251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51P2" style:volatile="true">
      <number:text>-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loext:min-decimal-places="2" number:min-integer-digits="1" number:grouping="true"/>
      <number:text>€ </number:text>
    </number:number-style>
    <number:number-style style:name="N255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55P2" style:volatile="true">
      <number:text>-</number:text>
      <number:number number:decimal-places="0" loext:min-decimal-places="0" number:min-integer-digits="0"/>
      <number:text>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number number:decimal-places="0" loext:min-decimal-places="0" number:min-integer-digits="1" number:grouping="true"/>
      <number:text>€ </number:text>
    </number:number-style>
    <number:number-style style:name="N259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59P2" style:volatile="true">
      <number:text>-€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2E+308" style:apply-style-name="N20122P0"/>
    </number:text-style>
    <number:date-style style:name="N20124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4" number:language="en" number:country="US">
      <number:text-content/>
      <style:map style:condition="value()&lt;=1.79769313486232E+308" style:apply-style-name="N20124P0"/>
    </number:text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asian="SimSun" style:font-family-asian="SimSun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.00.0000</text:date>, <text:time style:data-style-name="N2" text:time-value="22:13:42.4833277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2T22:14:54.960166341</dc:date>
    <meta:generator>LibreOffice/6.0.3.2$MacOSX_X86_64 LibreOffice_project/8f48d515416608e3a835360314dac7e47fd0b821</meta:generator>
    <meta:editing-duration>PT31M37S</meta:editing-duration>
    <meta:editing-cycles>15</meta:editing-cycles>
    <meta:document-statistic meta:table-count="2" meta:cell-count="3575" meta:object-count="0"/>
  </office:meta>
</office:document-meta>
</file>